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0.5098in"/>
    </style:style>
    <style:style style:name="co10" style:family="table-column">
      <style:table-column-properties fo:break-before="auto" style:column-width="0.5764in"/>
    </style:style>
    <style:style style:name="co11" style:family="table-column">
      <style:table-column-properties fo:break-before="auto" style:column-width="0.5346in"/>
    </style:style>
    <style:style style:name="co12" style:family="table-column">
      <style:table-column-properties fo:break-before="auto" style:column-width="0.6181in"/>
    </style:style>
    <style:style style:name="co13" style:family="table-column">
      <style:table-column-properties fo:break-before="auto" style:column-width="0.6598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7181in"/>
    </style:style>
    <style:style style:name="co18" style:family="table-column">
      <style:table-column-properties fo:break-before="auto" style:column-width="0.6346in"/>
    </style:style>
    <style:style style:name="co19" style:family="table-column">
      <style:table-column-properties fo:break-before="auto" style:column-width="0.5846in"/>
    </style:style>
    <style:style style:name="co20" style:family="table-column">
      <style:table-column-properties fo:break-before="auto" style:column-width="0.6846in"/>
    </style:style>
    <style:style style:name="co21" style:family="table-column">
      <style:table-column-properties fo:break-before="auto" style:column-width="0.6516in"/>
    </style:style>
    <style:style style:name="co22" style:family="table-column">
      <style:table-column-properties fo:break-before="auto" style:column-width="0.4591in"/>
    </style:style>
    <style:style style:name="co23" style:family="table-column">
      <style:table-column-properties fo:break-before="auto" style:column-width="0.4756in"/>
    </style:style>
    <style:style style:name="co24" style:family="table-column">
      <style:table-column-properties fo:break-before="auto" style:column-width="0.6016in"/>
    </style:style>
    <style:style style:name="co25" style:family="table-column">
      <style:table-column-properties fo:break-before="auto" style:column-width="0.7098in"/>
    </style:style>
    <style:style style:name="co26" style:family="table-column">
      <style:table-column-properties fo:break-before="auto" style:column-width="1.0528in"/>
    </style:style>
    <style:style style:name="co27" style:family="table-column">
      <style:table-column-properties fo:break-before="auto" style:column-width="1.0945in"/>
    </style:style>
    <style:style style:name="co28" style:family="table-column">
      <style:table-column-properties fo:break-before="auto" style:column-width="1.0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uro_charts_data" table:style-name="ta1">
        <table:shapes>
          <draw:frame draw:z-index="0" draw:style-name="gr1" draw:text-style-name="P1" svg:width="0.0787in" svg:height="0.185in" svg:x="1.3465in" svg:y="0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lease Tue. Date</text:p>
          </table:table-cell>
          <table:table-cell office:value-type="string" calcext:value-type="string">
            <text:p>EURUSD</text:p>
          </table:table-cell>
          <table:table-cell office:value-type="string" calcext:value-type="string">
            <text:p>Dealer/Intermediary</text:p>
          </table:table-cell>
          <table:table-cell office:value-type="string" calcext:value-type="string">
            <text:p>Asset Manager/Institutional</text:p>
          </table:table-cell>
          <table:table-cell office:value-type="string" calcext:value-type="string">
            <text:p>Leveraged Funds</text:p>
          </table:table-cell>
          <table:table-cell office:value-type="string" calcext:value-type="string">
            <text:p>Other Reportables</text:p>
          </table:table-cell>
          <table:table-cell/>
          <table:table-cell office:value-type="string" calcext:value-type="string">
            <text:p>MA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104</text:p>
          </table:table-cell>
          <table:table-cell table:style-name="ce2" office:value-type="float" office:value="1.2919" calcext:value-type="float">
            <text:p>1.2919</text:p>
          </table:table-cell>
          <table:table-cell table:style-name="ce2" office:value-type="float" office:value="33312" calcext:value-type="float">
            <text:p>33312</text:p>
          </table:table-cell>
          <table:table-cell office:value-type="float" office:value="357" calcext:value-type="float">
            <text:p>357</text:p>
          </table:table-cell>
          <table:table-cell office:value-type="float" office:value="-36194" calcext:value-type="float">
            <text:p>-36194</text:p>
          </table:table-cell>
          <table:table-cell office:value-type="float" office:value="3179" calcext:value-type="float">
            <text:p>3179</text:p>
          </table:table-cell>
          <table:table-cell/>
          <table:table-cell table:style-name="ce5" table:formula="of:=AVERAGE([.C2])" office:value-type="float" office:value="33312" calcext:value-type="float">
            <text:p>333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111</text:p>
          </table:table-cell>
          <table:table-cell table:style-name="ce2" office:value-type="float" office:value="1.3377" calcext:value-type="float">
            <text:p>1.3377</text:p>
          </table:table-cell>
          <table:table-cell table:style-name="ce2" office:value-type="float" office:value="59911" calcext:value-type="float">
            <text:p>59911</text:p>
          </table:table-cell>
          <table:table-cell office:value-type="float" office:value="-301" calcext:value-type="float">
            <text:p>-301</text:p>
          </table:table-cell>
          <table:table-cell office:value-type="float" office:value="-51196" calcext:value-type="float">
            <text:p>-51196</text:p>
          </table:table-cell>
          <table:table-cell office:value-type="float" office:value="-3204" calcext:value-type="float">
            <text:p>-3204</text:p>
          </table:table-cell>
          <table:table-cell/>
          <table:table-cell table:style-name="ce5" table:formula="of:=AVERAGE([.C2:.C3])" office:value-type="float" office:value="46611.5" calcext:value-type="float">
            <text:p>466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118</text:p>
          </table:table-cell>
          <table:table-cell table:style-name="ce2" office:value-type="float" office:value="1.3618" calcext:value-type="float">
            <text:p>1.3618</text:p>
          </table:table-cell>
          <table:table-cell table:style-name="ce2" office:value-type="float" office:value="5582" calcext:value-type="float">
            <text:p>5582</text:p>
          </table:table-cell>
          <table:table-cell office:value-type="float" office:value="-545" calcext:value-type="float">
            <text:p>-545</text:p>
          </table:table-cell>
          <table:table-cell office:value-type="float" office:value="-17041" calcext:value-type="float">
            <text:p>-17041</text:p>
          </table:table-cell>
          <table:table-cell office:value-type="float" office:value="10899" calcext:value-type="float">
            <text:p>10899</text:p>
          </table:table-cell>
          <table:table-cell/>
          <table:table-cell table:style-name="ce5" table:formula="of:=AVERAGE([.C2:.C4])" office:value-type="float" office:value="32935" calcext:value-type="float">
            <text:p>329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125</text:p>
          </table:table-cell>
          <table:table-cell table:style-name="ce2" office:value-type="float" office:value="1.3613" calcext:value-type="float">
            <text:p>1.3613</text:p>
          </table:table-cell>
          <table:table-cell table:style-name="ce2" office:value-type="float" office:value="-23223" calcext:value-type="float">
            <text:p>-23223</text:p>
          </table:table-cell>
          <table:table-cell office:value-type="float" office:value="2063" calcext:value-type="float">
            <text:p>2063</text:p>
          </table:table-cell>
          <table:table-cell office:value-type="float" office:value="5744" calcext:value-type="float">
            <text:p>5744</text:p>
          </table:table-cell>
          <table:table-cell office:value-type="float" office:value="10229" calcext:value-type="float">
            <text:p>10229</text:p>
          </table:table-cell>
          <table:table-cell/>
          <table:table-cell table:style-name="ce5" table:formula="of:=AVERAGE([.C2:.C5])" office:value-type="float" office:value="18895.5" calcext:value-type="float">
            <text:p>1889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201</text:p>
          </table:table-cell>
          <table:table-cell table:style-name="ce2" office:value-type="float" office:value="1.3586" calcext:value-type="float">
            <text:p>1.3586</text:p>
          </table:table-cell>
          <table:table-cell table:style-name="ce2" office:value-type="float" office:value="-47000" calcext:value-type="float">
            <text:p>-47000</text:p>
          </table:table-cell>
          <table:table-cell office:value-type="float" office:value="6782" calcext:value-type="float">
            <text:p>6782</text:p>
          </table:table-cell>
          <table:table-cell office:value-type="float" office:value="27968" calcext:value-type="float">
            <text:p>27968</text:p>
          </table:table-cell>
          <table:table-cell office:value-type="float" office:value="5783" calcext:value-type="float">
            <text:p>5783</text:p>
          </table:table-cell>
          <table:table-cell/>
          <table:table-cell table:style-name="ce5" table:formula="of:=AVERAGE([.C2:.C6])" office:value-type="float" office:value="5716.4" calcext:value-type="float">
            <text:p>571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208</text:p>
          </table:table-cell>
          <table:table-cell table:style-name="ce2" office:value-type="float" office:value="1.3549" calcext:value-type="float">
            <text:p>1.3549</text:p>
          </table:table-cell>
          <table:table-cell table:style-name="ce2" office:value-type="float" office:value="-46591" calcext:value-type="float">
            <text:p>-46591</text:p>
          </table:table-cell>
          <table:table-cell office:value-type="float" office:value="6681" calcext:value-type="float">
            <text:p>6681</text:p>
          </table:table-cell>
          <table:table-cell office:value-type="float" office:value="20305" calcext:value-type="float">
            <text:p>20305</text:p>
          </table:table-cell>
          <table:table-cell office:value-type="float" office:value="6456" calcext:value-type="float">
            <text:p>6456</text:p>
          </table:table-cell>
          <table:table-cell/>
          <table:table-cell table:style-name="ce5" table:formula="of:=AVERAGE([.C2:.C7])" office:value-type="float" office:value="-3001.5" calcext:value-type="float">
            <text:p>-300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215</text:p>
          </table:table-cell>
          <table:table-cell table:style-name="ce2" office:value-type="float" office:value="1.3697" calcext:value-type="float">
            <text:p>1.3697</text:p>
          </table:table-cell>
          <table:table-cell table:style-name="ce2" office:value-type="float" office:value="-38489" calcext:value-type="float">
            <text:p>-38489</text:p>
          </table:table-cell>
          <table:table-cell office:value-type="float" office:value="9185" calcext:value-type="float">
            <text:p>9185</text:p>
          </table:table-cell>
          <table:table-cell office:value-type="float" office:value="14401" calcext:value-type="float">
            <text:p>14401</text:p>
          </table:table-cell>
          <table:table-cell office:value-type="float" office:value="5054" calcext:value-type="float">
            <text:p>5054</text:p>
          </table:table-cell>
          <table:table-cell/>
          <table:table-cell table:style-name="ce5" table:formula="of:=AVERAGE([.C2:.C8])" office:value-type="float" office:value="-8071.14285714286" calcext:value-type="float">
            <text:p>-80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222</text:p>
          </table:table-cell>
          <table:table-cell table:style-name="ce2" office:value-type="float" office:value="1.3751" calcext:value-type="float">
            <text:p>1.3751</text:p>
          </table:table-cell>
          <table:table-cell table:style-name="ce2" office:value-type="float" office:value="-48088" calcext:value-type="float">
            <text:p>-48088</text:p>
          </table:table-cell>
          <table:table-cell office:value-type="float" office:value="10442" calcext:value-type="float">
            <text:p>10442</text:p>
          </table:table-cell>
          <table:table-cell office:value-type="float" office:value="16968" calcext:value-type="float">
            <text:p>16968</text:p>
          </table:table-cell>
          <table:table-cell office:value-type="float" office:value="12442" calcext:value-type="float">
            <text:p>12442</text:p>
          </table:table-cell>
          <table:table-cell/>
          <table:table-cell table:style-name="ce5" table:formula="of:=AVERAGE([.C2:.C9])" office:value-type="float" office:value="-13073.25" calcext:value-type="float">
            <text:p>-130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301</text:p>
          </table:table-cell>
          <table:table-cell table:style-name="ce2" office:value-type="float" office:value="1.3985" calcext:value-type="float">
            <text:p>1.3985</text:p>
          </table:table-cell>
          <table:table-cell table:style-name="ce2" office:value-type="float" office:value="-55549" calcext:value-type="float">
            <text:p>-55549</text:p>
          </table:table-cell>
          <table:table-cell office:value-type="float" office:value="9453" calcext:value-type="float">
            <text:p>9453</text:p>
          </table:table-cell>
          <table:table-cell office:value-type="float" office:value="26979" calcext:value-type="float">
            <text:p>26979</text:p>
          </table:table-cell>
          <table:table-cell office:value-type="float" office:value="7295" calcext:value-type="float">
            <text:p>7295</text:p>
          </table:table-cell>
          <table:table-cell/>
          <table:table-cell table:style-name="ce5" table:formula="of:=AVERAGE([.C2:.C10])" office:value-type="float" office:value="-17792.7777777778" calcext:value-type="float">
            <text:p>-1779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308</text:p>
          </table:table-cell>
          <table:table-cell table:style-name="ce2" office:value-type="float" office:value="1.391" calcext:value-type="float">
            <text:p>1.391</text:p>
          </table:table-cell>
          <table:table-cell table:style-name="ce2" office:value-type="float" office:value="-65158" calcext:value-type="float">
            <text:p>-65158</text:p>
          </table:table-cell>
          <table:table-cell office:value-type="float" office:value="12027" calcext:value-type="float">
            <text:p>12027</text:p>
          </table:table-cell>
          <table:table-cell office:value-type="float" office:value="28959" calcext:value-type="float">
            <text:p>28959</text:p>
          </table:table-cell>
          <table:table-cell office:value-type="float" office:value="12073" calcext:value-type="float">
            <text:p>12073</text:p>
          </table:table-cell>
          <table:table-cell/>
          <table:table-cell table:style-name="ce5" table:formula="of:=AVERAGE([.C2:.C11])" office:value-type="float" office:value="-22529.3" calcext:value-type="float">
            <text:p>-225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315</text:p>
          </table:table-cell>
          <table:table-cell table:style-name="ce2" office:value-type="float" office:value="1.4179" calcext:value-type="float">
            <text:p>1.4179</text:p>
          </table:table-cell>
          <table:table-cell table:style-name="ce2" office:value-type="float" office:value="-63387" calcext:value-type="float">
            <text:p>-63387</text:p>
          </table:table-cell>
          <table:table-cell office:value-type="float" office:value="11148" calcext:value-type="float">
            <text:p>11148</text:p>
          </table:table-cell>
          <table:table-cell office:value-type="float" office:value="25688" calcext:value-type="float">
            <text:p>25688</text:p>
          </table:table-cell>
          <table:table-cell office:value-type="float" office:value="9233" calcext:value-type="float">
            <text:p>9233</text:p>
          </table:table-cell>
          <table:table-cell/>
          <table:table-cell table:style-name="ce5" table:formula="of:=AVERAGE([.C3:.C12])" office:value-type="float" office:value="-32199.2" calcext:value-type="float">
            <text:p>-321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10322</text:p>
          </table:table-cell>
          <table:table-cell table:style-name="ce2" office:value-type="float" office:value="1.4084" calcext:value-type="float">
            <text:p>1.4084</text:p>
          </table:table-cell>
          <table:table-cell table:style-name="ce2" office:value-type="float" office:value="-61956" calcext:value-type="float">
            <text:p>-61956</text:p>
          </table:table-cell>
          <table:table-cell office:value-type="float" office:value="9280" calcext:value-type="float">
            <text:p>9280</text:p>
          </table:table-cell>
          <table:table-cell office:value-type="float" office:value="32488" calcext:value-type="float">
            <text:p>32488</text:p>
          </table:table-cell>
          <table:table-cell office:value-type="float" office:value="8546" calcext:value-type="float">
            <text:p>8546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table:style-name="ce1" office:value-type="string" calcext:value-type="string">
            <text:p>110329</text:p>
          </table:table-cell>
          <table:table-cell table:style-name="ce2" office:value-type="float" office:value="1.4231" calcext:value-type="float">
            <text:p>1.4231</text:p>
          </table:table-cell>
          <table:table-cell table:style-name="ce2" office:value-type="float" office:value="-70486" calcext:value-type="float">
            <text:p>-70486</text:p>
          </table:table-cell>
          <table:table-cell office:value-type="float" office:value="8427" calcext:value-type="float">
            <text:p>8427</text:p>
          </table:table-cell>
          <table:table-cell office:value-type="float" office:value="37829" calcext:value-type="float">
            <text:p>37829</text:p>
          </table:table-cell>
          <table:table-cell office:value-type="float" office:value="8545" calcext:value-type="float">
            <text:p>8545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table:style-name="ce1" office:value-type="string" calcext:value-type="string">
            <text:p>110405</text:p>
          </table:table-cell>
          <table:table-cell table:style-name="ce2" office:value-type="float" office:value="1.4481" calcext:value-type="float">
            <text:p>1.4481</text:p>
          </table:table-cell>
          <table:table-cell table:style-name="ce2" office:value-type="float" office:value="-72355" calcext:value-type="float">
            <text:p>-72355</text:p>
          </table:table-cell>
          <table:table-cell office:value-type="float" office:value="10012" calcext:value-type="float">
            <text:p>10012</text:p>
          </table:table-cell>
          <table:table-cell office:value-type="float" office:value="39376" calcext:value-type="float">
            <text:p>39376</text:p>
          </table:table-cell>
          <table:table-cell office:value-type="float" office:value="6279" calcext:value-type="float">
            <text:p>6279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table:style-name="ce1" office:value-type="string" calcext:value-type="string">
            <text:p>110412</text:p>
          </table:table-cell>
          <table:table-cell table:style-name="ce2" office:value-type="float" office:value="1.4432" calcext:value-type="float">
            <text:p>1.4432</text:p>
          </table:table-cell>
          <table:table-cell table:style-name="ce2" office:value-type="float" office:value="-74696" calcext:value-type="float">
            <text:p>-74696</text:p>
          </table:table-cell>
          <table:table-cell office:value-type="float" office:value="7373" calcext:value-type="float">
            <text:p>7373</text:p>
          </table:table-cell>
          <table:table-cell office:value-type="float" office:value="41312" calcext:value-type="float">
            <text:p>41312</text:p>
          </table:table-cell>
          <table:table-cell office:value-type="float" office:value="8282" calcext:value-type="float">
            <text:p>8282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table:style-name="ce1" office:value-type="string" calcext:value-type="string">
            <text:p>110419</text:p>
          </table:table-cell>
          <table:table-cell table:style-name="ce2" office:value-type="float" office:value="1.4556" calcext:value-type="float">
            <text:p>1.4556</text:p>
          </table:table-cell>
          <table:table-cell table:style-name="ce2" office:value-type="float" office:value="-70767" calcext:value-type="float">
            <text:p>-70767</text:p>
          </table:table-cell>
          <table:table-cell office:value-type="float" office:value="11224" calcext:value-type="float">
            <text:p>11224</text:p>
          </table:table-cell>
          <table:table-cell office:value-type="float" office:value="36185" calcext:value-type="float">
            <text:p>36185</text:p>
          </table:table-cell>
          <table:table-cell office:value-type="float" office:value="4825" calcext:value-type="float">
            <text:p>4825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table:style-name="ce1" office:value-type="string" calcext:value-type="string">
            <text:p>110426</text:p>
          </table:table-cell>
          <table:table-cell table:style-name="ce2" office:value-type="float" office:value="1.4802" calcext:value-type="float">
            <text:p>1.4802</text:p>
          </table:table-cell>
          <table:table-cell table:style-name="ce2" office:value-type="float" office:value="-80449" calcext:value-type="float">
            <text:p>-80449</text:p>
          </table:table-cell>
          <table:table-cell office:value-type="float" office:value="10870" calcext:value-type="float">
            <text:p>10870</text:p>
          </table:table-cell>
          <table:table-cell office:value-type="float" office:value="41099" calcext:value-type="float">
            <text:p>41099</text:p>
          </table:table-cell>
          <table:table-cell office:value-type="float" office:value="7426" calcext:value-type="float">
            <text:p>74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503</text:p>
          </table:table-cell>
          <table:table-cell table:style-name="ce2" office:value-type="float" office:value="1.431" calcext:value-type="float">
            <text:p>1.431</text:p>
          </table:table-cell>
          <table:table-cell table:style-name="ce2" office:value-type="float" office:value="-110628" calcext:value-type="float">
            <text:p>-110628</text:p>
          </table:table-cell>
          <table:table-cell office:value-type="float" office:value="10623" calcext:value-type="float">
            <text:p>10623</text:p>
          </table:table-cell>
          <table:table-cell office:value-type="float" office:value="57778" calcext:value-type="float">
            <text:p>57778</text:p>
          </table:table-cell>
          <table:table-cell office:value-type="float" office:value="16888" calcext:value-type="float">
            <text:p>168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510</text:p>
          </table:table-cell>
          <table:table-cell table:style-name="ce2" office:value-type="float" office:value="1.4121" calcext:value-type="float">
            <text:p>1.4121</text:p>
          </table:table-cell>
          <table:table-cell table:style-name="ce2" office:value-type="float" office:value="-65819" calcext:value-type="float">
            <text:p>-65819</text:p>
          </table:table-cell>
          <table:table-cell office:value-type="float" office:value="8714" calcext:value-type="float">
            <text:p>8714</text:p>
          </table:table-cell>
          <table:table-cell office:value-type="float" office:value="23049" calcext:value-type="float">
            <text:p>23049</text:p>
          </table:table-cell>
          <table:table-cell office:value-type="float" office:value="15771" calcext:value-type="float">
            <text:p>157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517</text:p>
          </table:table-cell>
          <table:table-cell table:style-name="ce2" office:value-type="float" office:value="1.4155" calcext:value-type="float">
            <text:p>1.4155</text:p>
          </table:table-cell>
          <table:table-cell table:style-name="ce2" office:value-type="float" office:value="-35448" calcext:value-type="float">
            <text:p>-35448</text:p>
          </table:table-cell>
          <table:table-cell office:value-type="float" office:value="9113" calcext:value-type="float">
            <text:p>9113</text:p>
          </table:table-cell>
          <table:table-cell office:value-type="float" office:value="7498" calcext:value-type="float">
            <text:p>7498</text:p>
          </table:table-cell>
          <table:table-cell office:value-type="float" office:value="8679" calcext:value-type="float">
            <text:p>867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524</text:p>
          </table:table-cell>
          <table:table-cell table:style-name="ce2" office:value-type="float" office:value="1.4324" calcext:value-type="float">
            <text:p>1.4324</text:p>
          </table:table-cell>
          <table:table-cell table:style-name="ce2" office:value-type="float" office:value="-8429" calcext:value-type="float">
            <text:p>-8429</text:p>
          </table:table-cell>
          <table:table-cell office:value-type="float" office:value="10505" calcext:value-type="float">
            <text:p>10505</text:p>
          </table:table-cell>
          <table:table-cell office:value-type="float" office:value="-8242" calcext:value-type="float">
            <text:p>-8242</text:p>
          </table:table-cell>
          <table:table-cell office:value-type="float" office:value="2477" calcext:value-type="float">
            <text:p>24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531</text:p>
          </table:table-cell>
          <table:table-cell table:style-name="ce2" office:value-type="float" office:value="1.4637" calcext:value-type="float">
            <text:p>1.4637</text:p>
          </table:table-cell>
          <table:table-cell table:style-name="ce2" office:value-type="float" office:value="-11677" calcext:value-type="float">
            <text:p>-11677</text:p>
          </table:table-cell>
          <table:table-cell office:value-type="float" office:value="9652" calcext:value-type="float">
            <text:p>9652</text:p>
          </table:table-cell>
          <table:table-cell office:value-type="float" office:value="-4963" calcext:value-type="float">
            <text:p>-4963</text:p>
          </table:table-cell>
          <table:table-cell office:value-type="float" office:value="669" calcext:value-type="float">
            <text:p>6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607</text:p>
          </table:table-cell>
          <table:table-cell table:style-name="ce2" office:value-type="float" office:value="1.4348" calcext:value-type="float">
            <text:p>1.4348</text:p>
          </table:table-cell>
          <table:table-cell table:style-name="ce2" office:value-type="float" office:value="-35689" calcext:value-type="float">
            <text:p>-35689</text:p>
          </table:table-cell>
          <table:table-cell office:value-type="float" office:value="10335" calcext:value-type="float">
            <text:p>10335</text:p>
          </table:table-cell>
          <table:table-cell office:value-type="float" office:value="7539" calcext:value-type="float">
            <text:p>7539</text:p>
          </table:table-cell>
          <table:table-cell office:value-type="float" office:value="10475" calcext:value-type="float">
            <text:p>104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614</text:p>
          </table:table-cell>
          <table:table-cell table:style-name="ce2" office:value-type="float" office:value="1.4311" calcext:value-type="float">
            <text:p>1.4311</text:p>
          </table:table-cell>
          <table:table-cell table:style-name="ce2" office:value-type="float" office:value="-54085" calcext:value-type="float">
            <text:p>-54085</text:p>
          </table:table-cell>
          <table:table-cell office:value-type="float" office:value="4886" calcext:value-type="float">
            <text:p>4886</text:p>
          </table:table-cell>
          <table:table-cell office:value-type="float" office:value="26112" calcext:value-type="float">
            <text:p>26112</text:p>
          </table:table-cell>
          <table:table-cell office:value-type="float" office:value="8432" calcext:value-type="float">
            <text:p>84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621</text:p>
          </table:table-cell>
          <table:table-cell table:style-name="ce2" office:value-type="float" office:value="1.4193" calcext:value-type="float">
            <text:p>1.4193</text:p>
          </table:table-cell>
          <table:table-cell table:style-name="ce2" office:value-type="float" office:value="-31395" calcext:value-type="float">
            <text:p>-31395</text:p>
          </table:table-cell>
          <table:table-cell office:value-type="float" office:value="5890" calcext:value-type="float">
            <text:p>5890</text:p>
          </table:table-cell>
          <table:table-cell office:value-type="float" office:value="13452" calcext:value-type="float">
            <text:p>13452</text:p>
          </table:table-cell>
          <table:table-cell office:value-type="float" office:value="1133" calcext:value-type="float">
            <text:p>11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628</text:p>
          </table:table-cell>
          <table:table-cell table:style-name="ce2" office:value-type="float" office:value="1.4525" calcext:value-type="float">
            <text:p>1.4525</text:p>
          </table:table-cell>
          <table:table-cell table:style-name="ce2" office:value-type="float" office:value="-32191" calcext:value-type="float">
            <text:p>-32191</text:p>
          </table:table-cell>
          <table:table-cell office:value-type="float" office:value="3728" calcext:value-type="float">
            <text:p>3728</text:p>
          </table:table-cell>
          <table:table-cell office:value-type="float" office:value="11760" calcext:value-type="float">
            <text:p>11760</text:p>
          </table:table-cell>
          <table:table-cell office:value-type="float" office:value="6344" calcext:value-type="float">
            <text:p>634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705</text:p>
          </table:table-cell>
          <table:table-cell table:style-name="ce2" office:value-type="float" office:value="1.427" calcext:value-type="float">
            <text:p>1.427</text:p>
          </table:table-cell>
          <table:table-cell table:style-name="ce2" office:value-type="float" office:value="-42354" calcext:value-type="float">
            <text:p>-42354</text:p>
          </table:table-cell>
          <table:table-cell office:value-type="float" office:value="2929" calcext:value-type="float">
            <text:p>2929</text:p>
          </table:table-cell>
          <table:table-cell office:value-type="float" office:value="17259" calcext:value-type="float">
            <text:p>17259</text:p>
          </table:table-cell>
          <table:table-cell office:value-type="float" office:value="8729" calcext:value-type="float">
            <text:p>87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712</text:p>
          </table:table-cell>
          <table:table-cell table:style-name="ce2" office:value-type="float" office:value="1.4153" calcext:value-type="float">
            <text:p>1.4153</text:p>
          </table:table-cell>
          <table:table-cell table:style-name="ce2" office:value-type="float" office:value="-7673" calcext:value-type="float">
            <text:p>-7673</text:p>
          </table:table-cell>
          <table:table-cell office:value-type="float" office:value="5503" calcext:value-type="float">
            <text:p>5503</text:p>
          </table:table-cell>
          <table:table-cell office:value-type="float" office:value="-10336" calcext:value-type="float">
            <text:p>-10336</text:p>
          </table:table-cell>
          <table:table-cell office:value-type="float" office:value="9220" calcext:value-type="float">
            <text:p>92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719</text:p>
          </table:table-cell>
          <table:table-cell table:style-name="ce2" office:value-type="float" office:value="1.4356" calcext:value-type="float">
            <text:p>1.4356</text:p>
          </table:table-cell>
          <table:table-cell table:style-name="ce2" office:value-type="float" office:value="3000" calcext:value-type="float">
            <text:p>3000</text:p>
          </table:table-cell>
          <table:table-cell office:value-type="float" office:value="4012" calcext:value-type="float">
            <text:p>4012</text:p>
          </table:table-cell>
          <table:table-cell office:value-type="float" office:value="-17528" calcext:value-type="float">
            <text:p>-17528</text:p>
          </table:table-cell>
          <table:table-cell office:value-type="float" office:value="13276" calcext:value-type="float">
            <text:p>132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726</text:p>
          </table:table-cell>
          <table:table-cell table:style-name="ce2" office:value-type="float" office:value="1.4396" calcext:value-type="float">
            <text:p>1.4396</text:p>
          </table:table-cell>
          <table:table-cell table:style-name="ce2" office:value-type="float" office:value="-21774" calcext:value-type="float">
            <text:p>-21774</text:p>
          </table:table-cell>
          <table:table-cell office:value-type="float" office:value="2456" calcext:value-type="float">
            <text:p>2456</text:p>
          </table:table-cell>
          <table:table-cell office:value-type="float" office:value="-5121" calcext:value-type="float">
            <text:p>-5121</text:p>
          </table:table-cell>
          <table:table-cell office:value-type="float" office:value="15733" calcext:value-type="float">
            <text:p>157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802</text:p>
          </table:table-cell>
          <table:table-cell table:style-name="ce2" office:value-type="float" office:value="1.4282" calcext:value-type="float">
            <text:p>1.4282</text:p>
          </table:table-cell>
          <table:table-cell table:style-name="ce2" office:value-type="float" office:value="-1714" calcext:value-type="float">
            <text:p>-1714</text:p>
          </table:table-cell>
          <table:table-cell office:value-type="float" office:value="-4205" calcext:value-type="float">
            <text:p>-4205</text:p>
          </table:table-cell>
          <table:table-cell office:value-type="float" office:value="-12460" calcext:value-type="float">
            <text:p>-12460</text:p>
          </table:table-cell>
          <table:table-cell office:value-type="float" office:value="14043" calcext:value-type="float">
            <text:p>1404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809</text:p>
          </table:table-cell>
          <table:table-cell table:style-name="ce2" office:value-type="float" office:value="1.4249" calcext:value-type="float">
            <text:p>1.4249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-10645" calcext:value-type="float">
            <text:p>-10645</text:p>
          </table:table-cell>
          <table:table-cell office:value-type="float" office:value="2858" calcext:value-type="float">
            <text:p>2858</text:p>
          </table:table-cell>
          <table:table-cell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816</text:p>
          </table:table-cell>
          <table:table-cell table:style-name="ce2" office:value-type="float" office:value="1.4398" calcext:value-type="float">
            <text:p>1.4398</text:p>
          </table:table-cell>
          <table:table-cell table:style-name="ce2" office:value-type="float" office:value="-3082" calcext:value-type="float">
            <text:p>-3082</text:p>
          </table:table-cell>
          <table:table-cell office:value-type="float" office:value="-7324" calcext:value-type="float">
            <text:p>-7324</text:p>
          </table:table-cell>
          <table:table-cell office:value-type="float" office:value="3662" calcext:value-type="float">
            <text:p>3662</text:p>
          </table:table-cell>
          <table:table-cell office:value-type="float" office:value="5562" calcext:value-type="float">
            <text:p>55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823</text:p>
          </table:table-cell>
          <table:table-cell table:style-name="ce2" office:value-type="float" office:value="1.4499" calcext:value-type="float">
            <text:p>1.4499</text:p>
          </table:table-cell>
          <table:table-cell table:style-name="ce2" office:value-type="float" office:value="-6073" calcext:value-type="float">
            <text:p>-6073</text:p>
          </table:table-cell>
          <table:table-cell office:value-type="float" office:value="-6922" calcext:value-type="float">
            <text:p>-6922</text:p>
          </table:table-cell>
          <table:table-cell office:value-type="float" office:value="3881" calcext:value-type="float">
            <text:p>3881</text:p>
          </table:table-cell>
          <table:table-cell office:value-type="float" office:value="5563" calcext:value-type="float">
            <text:p>55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830</text:p>
          </table:table-cell>
          <table:table-cell table:style-name="ce2" office:value-type="float" office:value="1.4205" calcext:value-type="float">
            <text:p>1.4205</text:p>
          </table:table-cell>
          <table:table-cell table:style-name="ce2" office:value-type="float" office:value="-9258" calcext:value-type="float">
            <text:p>-9258</text:p>
          </table:table-cell>
          <table:table-cell office:value-type="float" office:value="2159" calcext:value-type="float">
            <text:p>2159</text:p>
          </table:table-cell>
          <table:table-cell office:value-type="float" office:value="3341" calcext:value-type="float">
            <text:p>334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906</text:p>
          </table:table-cell>
          <table:table-cell table:style-name="ce2" office:value-type="float" office:value="1.3653" calcext:value-type="float">
            <text:p>1.3653</text:p>
          </table:table-cell>
          <table:table-cell table:style-name="ce2" office:value-type="float" office:value="17588" calcext:value-type="float">
            <text:p>17588</text:p>
          </table:table-cell>
          <table:table-cell office:value-type="float" office:value="2449" calcext:value-type="float">
            <text:p>2449</text:p>
          </table:table-cell>
          <table:table-cell office:value-type="float" office:value="-7683" calcext:value-type="float">
            <text:p>-7683</text:p>
          </table:table-cell>
          <table:table-cell office:value-type="float" office:value="-3053" calcext:value-type="float">
            <text:p>-30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913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38643" calcext:value-type="float">
            <text:p>38643</text:p>
          </table:table-cell>
          <table:table-cell office:value-type="float" office:value="-69" calcext:value-type="float">
            <text:p>-69</text:p>
          </table:table-cell>
          <table:table-cell office:value-type="float" office:value="-10489" calcext:value-type="float">
            <text:p>-10489</text:p>
          </table:table-cell>
          <table:table-cell office:value-type="float" office:value="-3527" calcext:value-type="float">
            <text:p>-35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920</text:p>
          </table:table-cell>
          <table:table-cell table:style-name="ce2" office:value-type="float" office:value="1.3498" calcext:value-type="float">
            <text:p>1.3498</text:p>
          </table:table-cell>
          <table:table-cell table:style-name="ce2" office:value-type="float" office:value="80874" calcext:value-type="float">
            <text:p>80874</text:p>
          </table:table-cell>
          <table:table-cell office:value-type="float" office:value="-1878" calcext:value-type="float">
            <text:p>-1878</text:p>
          </table:table-cell>
          <table:table-cell office:value-type="float" office:value="-50935" calcext:value-type="float">
            <text:p>-50935</text:p>
          </table:table-cell>
          <table:table-cell office:value-type="float" office:value="-4580" calcext:value-type="float">
            <text:p>-458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0927</text:p>
          </table:table-cell>
          <table:table-cell table:style-name="ce2" office:value-type="float" office:value="1.3386" calcext:value-type="float">
            <text:p>1.3386</text:p>
          </table:table-cell>
          <table:table-cell table:style-name="ce2" office:value-type="float" office:value="85186" calcext:value-type="float">
            <text:p>85186</text:p>
          </table:table-cell>
          <table:table-cell office:value-type="float" office:value="-8180" calcext:value-type="float">
            <text:p>-8180</text:p>
          </table:table-cell>
          <table:table-cell office:value-type="float" office:value="-46459" calcext:value-type="float">
            <text:p>-46459</text:p>
          </table:table-cell>
          <table:table-cell office:value-type="float" office:value="-5340" calcext:value-type="float">
            <text:p>-534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004</text:p>
          </table:table-cell>
          <table:table-cell table:style-name="ce2" office:value-type="float" office:value="1.3377" calcext:value-type="float">
            <text:p>1.3377</text:p>
          </table:table-cell>
          <table:table-cell table:style-name="ce2" office:value-type="float" office:value="80479" calcext:value-type="float">
            <text:p>80479</text:p>
          </table:table-cell>
          <table:table-cell office:value-type="float" office:value="-12282" calcext:value-type="float">
            <text:p>-12282</text:p>
          </table:table-cell>
          <table:table-cell office:value-type="float" office:value="-36621" calcext:value-type="float">
            <text:p>-36621</text:p>
          </table:table-cell>
          <table:table-cell office:value-type="float" office:value="-5071" calcext:value-type="float">
            <text:p>-50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011</text:p>
          </table:table-cell>
          <table:table-cell table:style-name="ce2" office:value-type="float" office:value="1.3877" calcext:value-type="float">
            <text:p>1.3877</text:p>
          </table:table-cell>
          <table:table-cell table:style-name="ce2" office:value-type="float" office:value="72216" calcext:value-type="float">
            <text:p>72216</text:p>
          </table:table-cell>
          <table:table-cell office:value-type="float" office:value="-10984" calcext:value-type="float">
            <text:p>-10984</text:p>
          </table:table-cell>
          <table:table-cell office:value-type="float" office:value="-30817" calcext:value-type="float">
            <text:p>-30817</text:p>
          </table:table-cell>
          <table:table-cell office:value-type="float" office:value="-3655" calcext:value-type="float">
            <text:p>-36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018</text:p>
          </table:table-cell>
          <table:table-cell table:style-name="ce2" office:value-type="float" office:value="1.3896" calcext:value-type="float">
            <text:p>1.3896</text:p>
          </table:table-cell>
          <table:table-cell table:style-name="ce2" office:value-type="float" office:value="73738" calcext:value-type="float">
            <text:p>73738</text:p>
          </table:table-cell>
          <table:table-cell office:value-type="float" office:value="-6146" calcext:value-type="float">
            <text:p>-6146</text:p>
          </table:table-cell>
          <table:table-cell office:value-type="float" office:value="-32792" calcext:value-type="float">
            <text:p>-32792</text:p>
          </table:table-cell>
          <table:table-cell office:value-type="float" office:value="-4787" calcext:value-type="float">
            <text:p>-47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025</text:p>
          </table:table-cell>
          <table:table-cell table:style-name="ce2" office:value-type="float" office:value="1.4148" calcext:value-type="float">
            <text:p>1.4148</text:p>
          </table:table-cell>
          <table:table-cell table:style-name="ce2" office:value-type="float" office:value="67662" calcext:value-type="float">
            <text:p>67662</text:p>
          </table:table-cell>
          <table:table-cell office:value-type="float" office:value="3655" calcext:value-type="float">
            <text:p>3655</text:p>
          </table:table-cell>
          <table:table-cell office:value-type="float" office:value="-40466" calcext:value-type="float">
            <text:p>-40466</text:p>
          </table:table-cell>
          <table:table-cell office:value-type="float" office:value="-2721" calcext:value-type="float">
            <text:p>-27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101</text:p>
          </table:table-cell>
          <table:table-cell table:style-name="ce2" office:value-type="float" office:value="1.3796" calcext:value-type="float">
            <text:p>1.3796</text:p>
          </table:table-cell>
          <table:table-cell table:style-name="ce2" office:value-type="float" office:value="49576" calcext:value-type="float">
            <text:p>49576</text:p>
          </table:table-cell>
          <table:table-cell office:value-type="float" office:value="5299" calcext:value-type="float">
            <text:p>5299</text:p>
          </table:table-cell>
          <table:table-cell office:value-type="float" office:value="-30329" calcext:value-type="float">
            <text:p>-30329</text:p>
          </table:table-cell>
          <table:table-cell office:value-type="float" office:value="-3661" calcext:value-type="float">
            <text:p>-36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108</text:p>
          </table:table-cell>
          <table:table-cell table:style-name="ce2" office:value-type="float" office:value="1.3752" calcext:value-type="float">
            <text:p>1.3752</text:p>
          </table:table-cell>
          <table:table-cell table:style-name="ce2" office:value-type="float" office:value="37232" calcext:value-type="float">
            <text:p>37232</text:p>
          </table:table-cell>
          <table:table-cell office:value-type="float" office:value="8828" calcext:value-type="float">
            <text:p>8828</text:p>
          </table:table-cell>
          <table:table-cell office:value-type="float" office:value="-14940" calcext:value-type="float">
            <text:p>-14940</text:p>
          </table:table-cell>
          <table:table-cell office:value-type="float" office:value="-6005" calcext:value-type="float">
            <text:p>-60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115</text:p>
          </table:table-cell>
          <table:table-cell table:style-name="ce2" office:value-type="float" office:value="1.351" calcext:value-type="float">
            <text:p>1.351</text:p>
          </table:table-cell>
          <table:table-cell table:style-name="ce2" office:value-type="float" office:value="54506" calcext:value-type="float">
            <text:p>54506</text:p>
          </table:table-cell>
          <table:table-cell office:value-type="float" office:value="11483" calcext:value-type="float">
            <text:p>11483</text:p>
          </table:table-cell>
          <table:table-cell office:value-type="float" office:value="-27051" calcext:value-type="float">
            <text:p>-27051</text:p>
          </table:table-cell>
          <table:table-cell office:value-type="float" office:value="-6614" calcext:value-type="float">
            <text:p>-66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122</text:p>
          </table:table-cell>
          <table:table-cell table:style-name="ce2" office:value-type="float" office:value="1.3234" calcext:value-type="float">
            <text:p>1.3234</text:p>
          </table:table-cell>
          <table:table-cell table:style-name="ce2" office:value-type="float" office:value="51026" calcext:value-type="float">
            <text:p>51026</text:p>
          </table:table-cell>
          <table:table-cell office:value-type="float" office:value="16223" calcext:value-type="float">
            <text:p>16223</text:p>
          </table:table-cell>
          <table:table-cell office:value-type="float" office:value="-27329" calcext:value-type="float">
            <text:p>-27329</text:p>
          </table:table-cell>
          <table:table-cell office:value-type="float" office:value="-6654" calcext:value-type="float">
            <text:p>-66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129</text:p>
          </table:table-cell>
          <table:table-cell table:style-name="ce2" office:value-type="float" office:value="1.3403" calcext:value-type="float">
            <text:p>1.3403</text:p>
          </table:table-cell>
          <table:table-cell table:style-name="ce2" office:value-type="float" office:value="46044" calcext:value-type="float">
            <text:p>46044</text:p>
          </table:table-cell>
          <table:table-cell office:value-type="float" office:value="32304" calcext:value-type="float">
            <text:p>32304</text:p>
          </table:table-cell>
          <table:table-cell office:value-type="float" office:value="-38768" calcext:value-type="float">
            <text:p>-38768</text:p>
          </table:table-cell>
          <table:table-cell office:value-type="float" office:value="-6040" calcext:value-type="float">
            <text:p>-604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206</text:p>
          </table:table-cell>
          <table:table-cell table:style-name="ce2" office:value-type="float" office:value="1.3375" calcext:value-type="float">
            <text:p>1.3375</text:p>
          </table:table-cell>
          <table:table-cell table:style-name="ce2" office:value-type="float" office:value="40684" calcext:value-type="float">
            <text:p>40684</text:p>
          </table:table-cell>
          <table:table-cell office:value-type="float" office:value="24225" calcext:value-type="float">
            <text:p>24225</text:p>
          </table:table-cell>
          <table:table-cell office:value-type="float" office:value="-37905" calcext:value-type="float">
            <text:p>-37905</text:p>
          </table:table-cell>
          <table:table-cell office:value-type="float" office:value="925" calcext:value-type="float">
            <text:p>92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213</text:p>
          </table:table-cell>
          <table:table-cell table:style-name="ce2" office:value-type="float" office:value="1.3035" calcext:value-type="float">
            <text:p>1.3035</text:p>
          </table:table-cell>
          <table:table-cell table:style-name="ce2" office:value-type="float" office:value="51558" calcext:value-type="float">
            <text:p>51558</text:p>
          </table:table-cell>
          <table:table-cell office:value-type="float" office:value="18040" calcext:value-type="float">
            <text:p>18040</text:p>
          </table:table-cell>
          <table:table-cell office:value-type="float" office:value="-47222" calcext:value-type="float">
            <text:p>-47222</text:p>
          </table:table-cell>
          <table:table-cell office:value-type="float" office:value="5093" calcext:value-type="float">
            <text:p>50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220</text:p>
          </table:table-cell>
          <table:table-cell table:style-name="ce2" office:value-type="float" office:value="1.3043" calcext:value-type="float">
            <text:p>1.3043</text:p>
          </table:table-cell>
          <table:table-cell table:style-name="ce2" office:value-type="float" office:value="93978" calcext:value-type="float">
            <text:p>93978</text:p>
          </table:table-cell>
          <table:table-cell office:value-type="float" office:value="18076" calcext:value-type="float">
            <text:p>18076</text:p>
          </table:table-cell>
          <table:table-cell office:value-type="float" office:value="-84801" calcext:value-type="float">
            <text:p>-84801</text:p>
          </table:table-cell>
          <table:table-cell office:value-type="float" office:value="2169" calcext:value-type="float">
            <text:p>21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11227</text:p>
          </table:table-cell>
          <table:table-cell table:style-name="ce2" office:value-type="float" office:value="1.2948" calcext:value-type="float">
            <text:p>1.2948</text:p>
          </table:table-cell>
          <table:table-cell table:style-name="ce2" office:value-type="float" office:value="95446" calcext:value-type="float">
            <text:p>95446</text:p>
          </table:table-cell>
          <table:table-cell office:value-type="float" office:value="17120" calcext:value-type="float">
            <text:p>17120</text:p>
          </table:table-cell>
          <table:table-cell office:value-type="float" office:value="-86010" calcext:value-type="float">
            <text:p>-86010</text:p>
          </table:table-cell>
          <table:table-cell office:value-type="float" office:value="2192" calcext:value-type="float">
            <text:p>21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103</text:p>
          </table:table-cell>
          <table:table-cell office:value-type="float" office:value="1.2721" calcext:value-type="float">
            <text:p>1.2721</text:p>
          </table:table-cell>
          <table:table-cell office:value-type="float" office:value="92453" calcext:value-type="float">
            <text:p>92453</text:p>
          </table:table-cell>
          <table:table-cell office:value-type="float" office:value="17287" calcext:value-type="float">
            <text:p>17287</text:p>
          </table:table-cell>
          <table:table-cell office:value-type="float" office:value="-83253" calcext:value-type="float">
            <text:p>-83253</text:p>
          </table:table-cell>
          <table:table-cell office:value-type="float" office:value="673" calcext:value-type="float">
            <text:p>6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110</text:p>
          </table:table-cell>
          <table:table-cell office:value-type="float" office:value="1.2677" calcext:value-type="float">
            <text:p>1.2677</text:p>
          </table:table-cell>
          <table:table-cell office:value-type="float" office:value="103064" calcext:value-type="float">
            <text:p>103064</text:p>
          </table:table-cell>
          <table:table-cell office:value-type="float" office:value="18705" calcext:value-type="float">
            <text:p>18705</text:p>
          </table:table-cell>
          <table:table-cell office:value-type="float" office:value="-87887" calcext:value-type="float">
            <text:p>-87887</text:p>
          </table:table-cell>
          <table:table-cell office:value-type="float" office:value="-7415" calcext:value-type="float">
            <text:p>-74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117</text:p>
          </table:table-cell>
          <table:table-cell office:value-type="float" office:value="1.2938" calcext:value-type="float">
            <text:p>1.2938</text:p>
          </table:table-cell>
          <table:table-cell office:value-type="float" office:value="103002" calcext:value-type="float">
            <text:p>103002</text:p>
          </table:table-cell>
          <table:table-cell office:value-type="float" office:value="19187" calcext:value-type="float">
            <text:p>19187</text:p>
          </table:table-cell>
          <table:table-cell office:value-type="float" office:value="-90210" calcext:value-type="float">
            <text:p>-90210</text:p>
          </table:table-cell>
          <table:table-cell office:value-type="float" office:value="-4824" calcext:value-type="float">
            <text:p>-482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124</text:p>
          </table:table-cell>
          <table:table-cell office:value-type="float" office:value="1.3226" calcext:value-type="float">
            <text:p>1.3226</text:p>
          </table:table-cell>
          <table:table-cell office:value-type="float" office:value="109377" calcext:value-type="float">
            <text:p>109377</text:p>
          </table:table-cell>
          <table:table-cell office:value-type="float" office:value="21803" calcext:value-type="float">
            <text:p>21803</text:p>
          </table:table-cell>
          <table:table-cell office:value-type="float" office:value="-103520" calcext:value-type="float">
            <text:p>-103520</text:p>
          </table:table-cell>
          <table:table-cell office:value-type="float" office:value="-1391" calcext:value-type="float">
            <text:p>-13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131</text:p>
          </table:table-cell>
          <table:table-cell office:value-type="float" office:value="1.3144" calcext:value-type="float">
            <text:p>1.3144</text:p>
          </table:table-cell>
          <table:table-cell office:value-type="float" office:value="94349" calcext:value-type="float">
            <text:p>94349</text:p>
          </table:table-cell>
          <table:table-cell office:value-type="float" office:value="26344" calcext:value-type="float">
            <text:p>26344</text:p>
          </table:table-cell>
          <table:table-cell office:value-type="float" office:value="-91352" calcext:value-type="float">
            <text:p>-91352</text:p>
          </table:table-cell>
          <table:table-cell office:value-type="float" office:value="-2962" calcext:value-type="float">
            <text:p>-29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207</text:p>
          </table:table-cell>
          <table:table-cell office:value-type="float" office:value="1.3175" calcext:value-type="float">
            <text:p>1.3175</text:p>
          </table:table-cell>
          <table:table-cell office:value-type="float" office:value="85277" calcext:value-type="float">
            <text:p>85277</text:p>
          </table:table-cell>
          <table:table-cell office:value-type="float" office:value="30272" calcext:value-type="float">
            <text:p>30272</text:p>
          </table:table-cell>
          <table:table-cell office:value-type="float" office:value="-86160" calcext:value-type="float">
            <text:p>-86160</text:p>
          </table:table-cell>
          <table:table-cell office:value-type="float" office:value="-4818" calcext:value-type="float">
            <text:p>-48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214</text:p>
          </table:table-cell>
          <table:table-cell office:value-type="float" office:value="1.3152" calcext:value-type="float">
            <text:p>1.3152</text:p>
          </table:table-cell>
          <table:table-cell office:value-type="float" office:value="92345" calcext:value-type="float">
            <text:p>92345</text:p>
          </table:table-cell>
          <table:table-cell office:value-type="float" office:value="33473" calcext:value-type="float">
            <text:p>33473</text:p>
          </table:table-cell>
          <table:table-cell office:value-type="float" office:value="-97175" calcext:value-type="float">
            <text:p>-97175</text:p>
          </table:table-cell>
          <table:table-cell office:value-type="float" office:value="-2151" calcext:value-type="float">
            <text:p>-21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221</text:p>
          </table:table-cell>
          <table:table-cell office:value-type="float" office:value="1.3457" calcext:value-type="float">
            <text:p>1.3457</text:p>
          </table:table-cell>
          <table:table-cell office:value-type="float" office:value="91341" calcext:value-type="float">
            <text:p>91341</text:p>
          </table:table-cell>
          <table:table-cell office:value-type="float" office:value="33719" calcext:value-type="float">
            <text:p>33719</text:p>
          </table:table-cell>
          <table:table-cell office:value-type="float" office:value="-93573" calcext:value-type="float">
            <text:p>-93573</text:p>
          </table:table-cell>
          <table:table-cell office:value-type="float" office:value="-4112" calcext:value-type="float">
            <text:p>-41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228</text:p>
          </table:table-cell>
          <table:table-cell office:value-type="float" office:value="1.3203" calcext:value-type="float">
            <text:p>1.3203</text:p>
          </table:table-cell>
          <table:table-cell office:value-type="float" office:value="63753" calcext:value-type="float">
            <text:p>63753</text:p>
          </table:table-cell>
          <table:table-cell office:value-type="float" office:value="33069" calcext:value-type="float">
            <text:p>33069</text:p>
          </table:table-cell>
          <table:table-cell office:value-type="float" office:value="-69212" calcext:value-type="float">
            <text:p>-69212</text:p>
          </table:table-cell>
          <table:table-cell office:value-type="float" office:value="-5828" calcext:value-type="float">
            <text:p>-58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306</text:p>
          </table:table-cell>
          <table:table-cell office:value-type="float" office:value="1.3114" calcext:value-type="float">
            <text:p>1.3114</text:p>
          </table:table-cell>
          <table:table-cell office:value-type="float" office:value="72633" calcext:value-type="float">
            <text:p>72633</text:p>
          </table:table-cell>
          <table:table-cell office:value-type="float" office:value="26620" calcext:value-type="float">
            <text:p>26620</text:p>
          </table:table-cell>
          <table:table-cell office:value-type="float" office:value="-65632" calcext:value-type="float">
            <text:p>-65632</text:p>
          </table:table-cell>
          <table:table-cell office:value-type="float" office:value="-7806" calcext:value-type="float">
            <text:p>-78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313</text:p>
          </table:table-cell>
          <table:table-cell office:value-type="float" office:value="1.3175" calcext:value-type="float">
            <text:p>1.3175</text:p>
          </table:table-cell>
          <table:table-cell office:value-type="float" office:value="85729" calcext:value-type="float">
            <text:p>85729</text:p>
          </table:table-cell>
          <table:table-cell office:value-type="float" office:value="17262" calcext:value-type="float">
            <text:p>17262</text:p>
          </table:table-cell>
          <table:table-cell office:value-type="float" office:value="-68177" calcext:value-type="float">
            <text:p>-68177</text:p>
          </table:table-cell>
          <table:table-cell office:value-type="float" office:value="-5386" calcext:value-type="float">
            <text:p>-538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320</text:p>
          </table:table-cell>
          <table:table-cell office:value-type="float" office:value="1.3273" calcext:value-type="float">
            <text:p>1.3273</text:p>
          </table:table-cell>
          <table:table-cell office:value-type="float" office:value="96298" calcext:value-type="float">
            <text:p>96298</text:p>
          </table:table-cell>
          <table:table-cell office:value-type="float" office:value="15224" calcext:value-type="float">
            <text:p>15224</text:p>
          </table:table-cell>
          <table:table-cell office:value-type="float" office:value="-75339" calcext:value-type="float">
            <text:p>-75339</text:p>
          </table:table-cell>
          <table:table-cell office:value-type="float" office:value="-6582" calcext:value-type="float">
            <text:p>-65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327</text:p>
          </table:table-cell>
          <table:table-cell office:value-type="float" office:value="1.3344" calcext:value-type="float">
            <text:p>1.3344</text:p>
          </table:table-cell>
          <table:table-cell office:value-type="float" office:value="102875" calcext:value-type="float">
            <text:p>102875</text:p>
          </table:table-cell>
          <table:table-cell office:value-type="float" office:value="9798" calcext:value-type="float">
            <text:p>9798</text:p>
          </table:table-cell>
          <table:table-cell office:value-type="float" office:value="-81481" calcext:value-type="float">
            <text:p>-81481</text:p>
          </table:table-cell>
          <table:table-cell office:value-type="float" office:value="-7770" calcext:value-type="float">
            <text:p>-77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403</text:p>
          </table:table-cell>
          <table:table-cell office:value-type="float" office:value="1.3096" calcext:value-type="float">
            <text:p>1.3096</text:p>
          </table:table-cell>
          <table:table-cell office:value-type="float" office:value="95844" calcext:value-type="float">
            <text:p>95844</text:p>
          </table:table-cell>
          <table:table-cell office:value-type="float" office:value="4260" calcext:value-type="float">
            <text:p>4260</text:p>
          </table:table-cell>
          <table:table-cell office:value-type="float" office:value="-67331" calcext:value-type="float">
            <text:p>-67331</text:p>
          </table:table-cell>
          <table:table-cell office:value-type="float" office:value="-7750" calcext:value-type="float">
            <text:p>-77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410</text:p>
          </table:table-cell>
          <table:table-cell office:value-type="float" office:value="1.3077" calcext:value-type="float">
            <text:p>1.3077</text:p>
          </table:table-cell>
          <table:table-cell office:value-type="float" office:value="128322" calcext:value-type="float">
            <text:p>128322</text:p>
          </table:table-cell>
          <table:table-cell office:value-type="float" office:value="-4582" calcext:value-type="float">
            <text:p>-4582</text:p>
          </table:table-cell>
          <table:table-cell office:value-type="float" office:value="-81721" calcext:value-type="float">
            <text:p>-81721</text:p>
          </table:table-cell>
          <table:table-cell office:value-type="float" office:value="-5334" calcext:value-type="float">
            <text:p>-53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417</text:p>
          </table:table-cell>
          <table:table-cell office:value-type="float" office:value="1.3224" calcext:value-type="float">
            <text:p>1.3224</text:p>
          </table:table-cell>
          <table:table-cell office:value-type="float" office:value="154072" calcext:value-type="float">
            <text:p>154072</text:p>
          </table:table-cell>
          <table:table-cell office:value-type="float" office:value="-19080" calcext:value-type="float">
            <text:p>-19080</text:p>
          </table:table-cell>
          <table:table-cell office:value-type="float" office:value="-89488" calcext:value-type="float">
            <text:p>-89488</text:p>
          </table:table-cell>
          <table:table-cell office:value-type="float" office:value="-7806" calcext:value-type="float">
            <text:p>-78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424</text:p>
          </table:table-cell>
          <table:table-cell office:value-type="float" office:value="1.3255" calcext:value-type="float">
            <text:p>1.3255</text:p>
          </table:table-cell>
          <table:table-cell office:value-type="float" office:value="149529" calcext:value-type="float">
            <text:p>149529</text:p>
          </table:table-cell>
          <table:table-cell office:value-type="float" office:value="-19487" calcext:value-type="float">
            <text:p>-19487</text:p>
          </table:table-cell>
          <table:table-cell office:value-type="float" office:value="-84109" calcext:value-type="float">
            <text:p>-84109</text:p>
          </table:table-cell>
          <table:table-cell office:value-type="float" office:value="-10022" calcext:value-type="float">
            <text:p>-1002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501</text:p>
          </table:table-cell>
          <table:table-cell office:value-type="float" office:value="1.3083" calcext:value-type="float">
            <text:p>1.3083</text:p>
          </table:table-cell>
          <table:table-cell office:value-type="float" office:value="140500" calcext:value-type="float">
            <text:p>140500</text:p>
          </table:table-cell>
          <table:table-cell office:value-type="float" office:value="-17706" calcext:value-type="float">
            <text:p>-17706</text:p>
          </table:table-cell>
          <table:table-cell office:value-type="float" office:value="-80662" calcext:value-type="float">
            <text:p>-80662</text:p>
          </table:table-cell>
          <table:table-cell office:value-type="float" office:value="-6126" calcext:value-type="float">
            <text:p>-61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508</text:p>
          </table:table-cell>
          <table:table-cell office:value-type="float" office:value="1.2917" calcext:value-type="float">
            <text:p>1.2917</text:p>
          </table:table-cell>
          <table:table-cell office:value-type="float" office:value="122400" calcext:value-type="float">
            <text:p>122400</text:p>
          </table:table-cell>
          <table:table-cell office:value-type="float" office:value="-19719" calcext:value-type="float">
            <text:p>-19719</text:p>
          </table:table-cell>
          <table:table-cell office:value-type="float" office:value="-106318" calcext:value-type="float">
            <text:p>-106318</text:p>
          </table:table-cell>
          <table:table-cell office:value-type="float" office:value="42539" calcext:value-type="float">
            <text:p>4253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515</text:p>
          </table:table-cell>
          <table:table-cell office:value-type="float" office:value="1.2783" calcext:value-type="float">
            <text:p>1.2783</text:p>
          </table:table-cell>
          <table:table-cell office:value-type="float" office:value="144435" calcext:value-type="float">
            <text:p>144435</text:p>
          </table:table-cell>
          <table:table-cell office:value-type="float" office:value="-17820" calcext:value-type="float">
            <text:p>-17820</text:p>
          </table:table-cell>
          <table:table-cell office:value-type="float" office:value="-122601" calcext:value-type="float">
            <text:p>-122601</text:p>
          </table:table-cell>
          <table:table-cell office:value-type="float" office:value="41950" calcext:value-type="float">
            <text:p>419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522</text:p>
          </table:table-cell>
          <table:table-cell office:value-type="float" office:value="1.2517" calcext:value-type="float">
            <text:p>1.2517</text:p>
          </table:table-cell>
          <table:table-cell office:value-type="float" office:value="160758" calcext:value-type="float">
            <text:p>160758</text:p>
          </table:table-cell>
          <table:table-cell office:value-type="float" office:value="-14349" calcext:value-type="float">
            <text:p>-14349</text:p>
          </table:table-cell>
          <table:table-cell office:value-type="float" office:value="-147299" calcext:value-type="float">
            <text:p>-147299</text:p>
          </table:table-cell>
          <table:table-cell office:value-type="float" office:value="44226" calcext:value-type="float">
            <text:p>442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529</text:p>
          </table:table-cell>
          <table:table-cell office:value-type="float" office:value="1.2435" calcext:value-type="float">
            <text:p>1.2435</text:p>
          </table:table-cell>
          <table:table-cell office:value-type="float" office:value="168634" calcext:value-type="float">
            <text:p>168634</text:p>
          </table:table-cell>
          <table:table-cell office:value-type="float" office:value="-14832" calcext:value-type="float">
            <text:p>-14832</text:p>
          </table:table-cell>
          <table:table-cell office:value-type="float" office:value="-152326" calcext:value-type="float">
            <text:p>-152326</text:p>
          </table:table-cell>
          <table:table-cell office:value-type="float" office:value="42007" calcext:value-type="float">
            <text:p>420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605</text:p>
          </table:table-cell>
          <table:table-cell office:value-type="float" office:value="1.2517" calcext:value-type="float">
            <text:p>1.2517</text:p>
          </table:table-cell>
          <table:table-cell office:value-type="float" office:value="176722" calcext:value-type="float">
            <text:p>176722</text:p>
          </table:table-cell>
          <table:table-cell office:value-type="float" office:value="-11865" calcext:value-type="float">
            <text:p>-11865</text:p>
          </table:table-cell>
          <table:table-cell office:value-type="float" office:value="-160137" calcext:value-type="float">
            <text:p>-160137</text:p>
          </table:table-cell>
          <table:table-cell office:value-type="float" office:value="39946" calcext:value-type="float">
            <text:p>399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612</text:p>
          </table:table-cell>
          <table:table-cell office:value-type="float" office:value="1.2638" calcext:value-type="float">
            <text:p>1.2638</text:p>
          </table:table-cell>
          <table:table-cell office:value-type="float" office:value="150713" calcext:value-type="float">
            <text:p>150713</text:p>
          </table:table-cell>
          <table:table-cell office:value-type="float" office:value="-9855" calcext:value-type="float">
            <text:p>-9855</text:p>
          </table:table-cell>
          <table:table-cell office:value-type="float" office:value="-140411" calcext:value-type="float">
            <text:p>-140411</text:p>
          </table:table-cell>
          <table:table-cell office:value-type="float" office:value="38798" calcext:value-type="float">
            <text:p>387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619</text:p>
          </table:table-cell>
          <table:table-cell office:value-type="float" office:value="1.257" calcext:value-type="float">
            <text:p>1.257</text:p>
          </table:table-cell>
          <table:table-cell office:value-type="float" office:value="97449" calcext:value-type="float">
            <text:p>97449</text:p>
          </table:table-cell>
          <table:table-cell office:value-type="float" office:value="410" calcext:value-type="float">
            <text:p>410</text:p>
          </table:table-cell>
          <table:table-cell office:value-type="float" office:value="-115777" calcext:value-type="float">
            <text:p>-115777</text:p>
          </table:table-cell>
          <table:table-cell office:value-type="float" office:value="53081" calcext:value-type="float">
            <text:p>5308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626</text:p>
          </table:table-cell>
          <table:table-cell office:value-type="float" office:value="1.266" calcext:value-type="float">
            <text:p>1.266</text:p>
          </table:table-cell>
          <table:table-cell office:value-type="float" office:value="99211" calcext:value-type="float">
            <text:p>99211</text:p>
          </table:table-cell>
          <table:table-cell office:value-type="float" office:value="11925" calcext:value-type="float">
            <text:p>11925</text:p>
          </table:table-cell>
          <table:table-cell office:value-type="float" office:value="-124670" calcext:value-type="float">
            <text:p>-124670</text:p>
          </table:table-cell>
          <table:table-cell office:value-type="float" office:value="51074" calcext:value-type="float">
            <text:p>510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703</text:p>
          </table:table-cell>
          <table:table-cell office:value-type="float" office:value="1.2288" calcext:value-type="float">
            <text:p>1.2288</text:p>
          </table:table-cell>
          <table:table-cell office:value-type="float" office:value="76672" calcext:value-type="float">
            <text:p>76672</text:p>
          </table:table-cell>
          <table:table-cell office:value-type="float" office:value="12373" calcext:value-type="float">
            <text:p>12373</text:p>
          </table:table-cell>
          <table:table-cell office:value-type="float" office:value="-100606" calcext:value-type="float">
            <text:p>-100606</text:p>
          </table:table-cell>
          <table:table-cell office:value-type="float" office:value="46755" calcext:value-type="float">
            <text:p>467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710</text:p>
          </table:table-cell>
          <table:table-cell office:value-type="float" office:value="1.2252" calcext:value-type="float">
            <text:p>1.2252</text:p>
          </table:table-cell>
          <table:table-cell office:value-type="float" office:value="103485" calcext:value-type="float">
            <text:p>103485</text:p>
          </table:table-cell>
          <table:table-cell office:value-type="float" office:value="1891" calcext:value-type="float">
            <text:p>1891</text:p>
          </table:table-cell>
          <table:table-cell office:value-type="float" office:value="-120204" calcext:value-type="float">
            <text:p>-120204</text:p>
          </table:table-cell>
          <table:table-cell office:value-type="float" office:value="51587" calcext:value-type="float">
            <text:p>515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717</text:p>
          </table:table-cell>
          <table:table-cell office:value-type="float" office:value="1.2157" calcext:value-type="float">
            <text:p>1.2157</text:p>
          </table:table-cell>
          <table:table-cell office:value-type="float" office:value="110409" calcext:value-type="float">
            <text:p>110409</text:p>
          </table:table-cell>
          <table:table-cell office:value-type="float" office:value="-6287" calcext:value-type="float">
            <text:p>-6287</text:p>
          </table:table-cell>
          <table:table-cell office:value-type="float" office:value="-118495" calcext:value-type="float">
            <text:p>-118495</text:p>
          </table:table-cell>
          <table:table-cell office:value-type="float" office:value="50330" calcext:value-type="float">
            <text:p>5033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724</text:p>
          </table:table-cell>
          <table:table-cell office:value-type="float" office:value="1.2319" calcext:value-type="float">
            <text:p>1.2319</text:p>
          </table:table-cell>
          <table:table-cell office:value-type="float" office:value="101659" calcext:value-type="float">
            <text:p>101659</text:p>
          </table:table-cell>
          <table:table-cell office:value-type="float" office:value="-9016" calcext:value-type="float">
            <text:p>-9016</text:p>
          </table:table-cell>
          <table:table-cell office:value-type="float" office:value="-108483" calcext:value-type="float">
            <text:p>-108483</text:p>
          </table:table-cell>
          <table:table-cell office:value-type="float" office:value="52554" calcext:value-type="float">
            <text:p>525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731</text:p>
          </table:table-cell>
          <table:table-cell office:value-type="float" office:value="1.2387" calcext:value-type="float">
            <text:p>1.2387</text:p>
          </table:table-cell>
          <table:table-cell office:value-type="float" office:value="82701" calcext:value-type="float">
            <text:p>82701</text:p>
          </table:table-cell>
          <table:table-cell office:value-type="float" office:value="-6520" calcext:value-type="float">
            <text:p>-6520</text:p>
          </table:table-cell>
          <table:table-cell office:value-type="float" office:value="-92960" calcext:value-type="float">
            <text:p>-92960</text:p>
          </table:table-cell>
          <table:table-cell office:value-type="float" office:value="50497" calcext:value-type="float">
            <text:p>504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807</text:p>
          </table:table-cell>
          <table:table-cell office:value-type="float" office:value="1.229" calcext:value-type="float">
            <text:p>1.229</text:p>
          </table:table-cell>
          <table:table-cell office:value-type="float" office:value="73799" calcext:value-type="float">
            <text:p>73799</text:p>
          </table:table-cell>
          <table:table-cell office:value-type="float" office:value="-6689" calcext:value-type="float">
            <text:p>-6689</text:p>
          </table:table-cell>
          <table:table-cell office:value-type="float" office:value="-83719" calcext:value-type="float">
            <text:p>-83719</text:p>
          </table:table-cell>
          <table:table-cell office:value-type="float" office:value="48792" calcext:value-type="float">
            <text:p>487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814</text:p>
          </table:table-cell>
          <table:table-cell office:value-type="float" office:value="1.2334" calcext:value-type="float">
            <text:p>1.2334</text:p>
          </table:table-cell>
          <table:table-cell office:value-type="float" office:value="79268" calcext:value-type="float">
            <text:p>79268</text:p>
          </table:table-cell>
          <table:table-cell office:value-type="float" office:value="-7964" calcext:value-type="float">
            <text:p>-7964</text:p>
          </table:table-cell>
          <table:table-cell office:value-type="float" office:value="-90844" calcext:value-type="float">
            <text:p>-90844</text:p>
          </table:table-cell>
          <table:table-cell office:value-type="float" office:value="49615" calcext:value-type="float">
            <text:p>496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821</text:p>
          </table:table-cell>
          <table:table-cell office:value-type="float" office:value="1.2513" calcext:value-type="float">
            <text:p>1.2513</text:p>
          </table:table-cell>
          <table:table-cell office:value-type="float" office:value="61503" calcext:value-type="float">
            <text:p>61503</text:p>
          </table:table-cell>
          <table:table-cell office:value-type="float" office:value="-6802" calcext:value-type="float">
            <text:p>-6802</text:p>
          </table:table-cell>
          <table:table-cell office:value-type="float" office:value="-80729" calcext:value-type="float">
            <text:p>-80729</text:p>
          </table:table-cell>
          <table:table-cell office:value-type="float" office:value="49539" calcext:value-type="float">
            <text:p>4953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828</text:p>
          </table:table-cell>
          <table:table-cell office:value-type="float" office:value="1.2577" calcext:value-type="float">
            <text:p>1.2577</text:p>
          </table:table-cell>
          <table:table-cell office:value-type="float" office:value="43672" calcext:value-type="float">
            <text:p>43672</text:p>
          </table:table-cell>
          <table:table-cell office:value-type="float" office:value="-8294" calcext:value-type="float">
            <text:p>-8294</text:p>
          </table:table-cell>
          <table:table-cell office:value-type="float" office:value="-57489" calcext:value-type="float">
            <text:p>-57489</text:p>
          </table:table-cell>
          <table:table-cell office:value-type="float" office:value="48183" calcext:value-type="float">
            <text:p>481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904</text:p>
          </table:table-cell>
          <table:table-cell office:value-type="float" office:value="1.2816" calcext:value-type="float">
            <text:p>1.2816</text:p>
          </table:table-cell>
          <table:table-cell office:value-type="float" office:value="41595" calcext:value-type="float">
            <text:p>41595</text:p>
          </table:table-cell>
          <table:table-cell office:value-type="float" office:value="-10838" calcext:value-type="float">
            <text:p>-10838</text:p>
          </table:table-cell>
          <table:table-cell office:value-type="float" office:value="-56896" calcext:value-type="float">
            <text:p>-56896</text:p>
          </table:table-cell>
          <table:table-cell office:value-type="float" office:value="48621" calcext:value-type="float">
            <text:p>486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911</text:p>
          </table:table-cell>
          <table:table-cell office:value-type="float" office:value="1.3127" calcext:value-type="float">
            <text:p>1.3127</text:p>
          </table:table-cell>
          <table:table-cell office:value-type="float" office:value="27742" calcext:value-type="float">
            <text:p>27742</text:p>
          </table:table-cell>
          <table:table-cell office:value-type="float" office:value="-2891" calcext:value-type="float">
            <text:p>-2891</text:p>
          </table:table-cell>
          <table:table-cell office:value-type="float" office:value="-54218" calcext:value-type="float">
            <text:p>-54218</text:p>
          </table:table-cell>
          <table:table-cell office:value-type="float" office:value="48792" calcext:value-type="float">
            <text:p>487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918</text:p>
          </table:table-cell>
          <table:table-cell office:value-type="float" office:value="1.298" calcext:value-type="float">
            <text:p>1.298</text:p>
          </table:table-cell>
          <table:table-cell office:value-type="float" office:value="68467" calcext:value-type="float">
            <text:p>68467</text:p>
          </table:table-cell>
          <table:table-cell office:value-type="float" office:value="5752" calcext:value-type="float">
            <text:p>5752</text:p>
          </table:table-cell>
          <table:table-cell office:value-type="float" office:value="-70627" calcext:value-type="float">
            <text:p>-70627</text:p>
          </table:table-cell>
          <table:table-cell office:value-type="float" office:value="9991" calcext:value-type="float">
            <text:p>99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0925</text:p>
          </table:table-cell>
          <table:table-cell office:value-type="float" office:value="1.2858" calcext:value-type="float">
            <text:p>1.2858</text:p>
          </table:table-cell>
          <table:table-cell office:value-type="float" office:value="39875" calcext:value-type="float">
            <text:p>39875</text:p>
          </table:table-cell>
          <table:table-cell office:value-type="float" office:value="9938" calcext:value-type="float">
            <text:p>9938</text:p>
          </table:table-cell>
          <table:table-cell office:value-type="float" office:value="-53483" calcext:value-type="float">
            <text:p>-53483</text:p>
          </table:table-cell>
          <table:table-cell office:value-type="float" office:value="13156" calcext:value-type="float">
            <text:p>1315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002</text:p>
          </table:table-cell>
          <table:table-cell office:value-type="float" office:value="1.3034" calcext:value-type="float">
            <text:p>1.3034</text:p>
          </table:table-cell>
          <table:table-cell office:value-type="float" office:value="35865" calcext:value-type="float">
            <text:p>35865</text:p>
          </table:table-cell>
          <table:table-cell office:value-type="float" office:value="12410" calcext:value-type="float">
            <text:p>12410</text:p>
          </table:table-cell>
          <table:table-cell office:value-type="float" office:value="-54614" calcext:value-type="float">
            <text:p>-54614</text:p>
          </table:table-cell>
          <table:table-cell office:value-type="float" office:value="15704" calcext:value-type="float">
            <text:p>157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009</text:p>
          </table:table-cell>
          <table:table-cell office:value-type="float" office:value="1.295" calcext:value-type="float">
            <text:p>1.295</text:p>
          </table:table-cell>
          <table:table-cell office:value-type="float" office:value="48033" calcext:value-type="float">
            <text:p>48033</text:p>
          </table:table-cell>
          <table:table-cell office:value-type="float" office:value="12731" calcext:value-type="float">
            <text:p>12731</text:p>
          </table:table-cell>
          <table:table-cell office:value-type="float" office:value="-73594" calcext:value-type="float">
            <text:p>-73594</text:p>
          </table:table-cell>
          <table:table-cell office:value-type="float" office:value="22658" calcext:value-type="float">
            <text:p>2265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016</text:p>
          </table:table-cell>
          <table:table-cell office:value-type="float" office:value="1.3022" calcext:value-type="float">
            <text:p>1.3022</text:p>
          </table:table-cell>
          <table:table-cell office:value-type="float" office:value="34475" calcext:value-type="float">
            <text:p>34475</text:p>
          </table:table-cell>
          <table:table-cell office:value-type="float" office:value="14987" calcext:value-type="float">
            <text:p>14987</text:p>
          </table:table-cell>
          <table:table-cell office:value-type="float" office:value="-57371" calcext:value-type="float">
            <text:p>-57371</text:p>
          </table:table-cell>
          <table:table-cell office:value-type="float" office:value="21870" calcext:value-type="float">
            <text:p>218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023</text:p>
          </table:table-cell>
          <table:table-cell office:value-type="float" office:value="1.2942" calcext:value-type="float">
            <text:p>1.2942</text:p>
          </table:table-cell>
          <table:table-cell office:value-type="float" office:value="34702" calcext:value-type="float">
            <text:p>34702</text:p>
          </table:table-cell>
          <table:table-cell office:value-type="float" office:value="18482" calcext:value-type="float">
            <text:p>18482</text:p>
          </table:table-cell>
          <table:table-cell office:value-type="float" office:value="-58818" calcext:value-type="float">
            <text:p>-58818</text:p>
          </table:table-cell>
          <table:table-cell office:value-type="float" office:value="19980" calcext:value-type="float">
            <text:p>1998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030</text:p>
          </table:table-cell>
          <table:table-cell office:value-type="float" office:value="1.2837" calcext:value-type="float">
            <text:p>1.2837</text:p>
          </table:table-cell>
          <table:table-cell office:value-type="float" office:value="40360" calcext:value-type="float">
            <text:p>40360</text:p>
          </table:table-cell>
          <table:table-cell office:value-type="float" office:value="16981" calcext:value-type="float">
            <text:p>16981</text:p>
          </table:table-cell>
          <table:table-cell office:value-type="float" office:value="-59818" calcext:value-type="float">
            <text:p>-59818</text:p>
          </table:table-cell>
          <table:table-cell office:value-type="float" office:value="19419" calcext:value-type="float">
            <text:p>1941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106</text:p>
          </table:table-cell>
          <table:table-cell office:value-type="float" office:value="1.2709" calcext:value-type="float">
            <text:p>1.2709</text:p>
          </table:table-cell>
          <table:table-cell office:value-type="float" office:value="53508" calcext:value-type="float">
            <text:p>53508</text:p>
          </table:table-cell>
          <table:table-cell office:value-type="float" office:value="11277" calcext:value-type="float">
            <text:p>11277</text:p>
          </table:table-cell>
          <table:table-cell office:value-type="float" office:value="-62656" calcext:value-type="float">
            <text:p>-62656</text:p>
          </table:table-cell>
          <table:table-cell office:value-type="float" office:value="19057" calcext:value-type="float">
            <text:p>190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113</text:p>
          </table:table-cell>
          <table:table-cell office:value-type="float" office:value="1.2744" calcext:value-type="float">
            <text:p>1.2744</text:p>
          </table:table-cell>
          <table:table-cell office:value-type="float" office:value="67060" calcext:value-type="float">
            <text:p>67060</text:p>
          </table:table-cell>
          <table:table-cell office:value-type="float" office:value="7761" calcext:value-type="float">
            <text:p>7761</text:p>
          </table:table-cell>
          <table:table-cell office:value-type="float" office:value="-75378" calcext:value-type="float">
            <text:p>-75378</text:p>
          </table:table-cell>
          <table:table-cell office:value-type="float" office:value="18907" calcext:value-type="float">
            <text:p>189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120</text:p>
          </table:table-cell>
          <table:table-cell office:value-type="float" office:value="1.2976" calcext:value-type="float">
            <text:p>1.2976</text:p>
          </table:table-cell>
          <table:table-cell office:value-type="float" office:value="76068" calcext:value-type="float">
            <text:p>76068</text:p>
          </table:table-cell>
          <table:table-cell office:value-type="float" office:value="6512" calcext:value-type="float">
            <text:p>6512</text:p>
          </table:table-cell>
          <table:table-cell office:value-type="float" office:value="-81127" calcext:value-type="float">
            <text:p>-81127</text:p>
          </table:table-cell>
          <table:table-cell office:value-type="float" office:value="17112" calcext:value-type="float">
            <text:p>171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127</text:p>
          </table:table-cell>
          <table:table-cell office:value-type="float" office:value="1.2986" calcext:value-type="float">
            <text:p>1.2986</text:p>
          </table:table-cell>
          <table:table-cell office:value-type="float" office:value="57912" calcext:value-type="float">
            <text:p>57912</text:p>
          </table:table-cell>
          <table:table-cell office:value-type="float" office:value="3815" calcext:value-type="float">
            <text:p>3815</text:p>
          </table:table-cell>
          <table:table-cell office:value-type="float" office:value="-61367" calcext:value-type="float">
            <text:p>-61367</text:p>
          </table:table-cell>
          <table:table-cell office:value-type="float" office:value="12479" calcext:value-type="float">
            <text:p>1247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204</text:p>
          </table:table-cell>
          <table:table-cell office:value-type="float" office:value="1.2927" calcext:value-type="float">
            <text:p>1.2927</text:p>
          </table:table-cell>
          <table:table-cell office:value-type="float" office:value="23223" calcext:value-type="float">
            <text:p>23223</text:p>
          </table:table-cell>
          <table:table-cell office:value-type="float" office:value="7062" calcext:value-type="float">
            <text:p>7062</text:p>
          </table:table-cell>
          <table:table-cell office:value-type="float" office:value="-36878" calcext:value-type="float">
            <text:p>-36878</text:p>
          </table:table-cell>
          <table:table-cell office:value-type="float" office:value="13482" calcext:value-type="float">
            <text:p>134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211</text:p>
          </table:table-cell>
          <table:table-cell office:value-type="float" office:value="1.3163" calcext:value-type="float">
            <text:p>1.3163</text:p>
          </table:table-cell>
          <table:table-cell office:value-type="float" office:value="10486" calcext:value-type="float">
            <text:p>10486</text:p>
          </table:table-cell>
          <table:table-cell office:value-type="float" office:value="3026" calcext:value-type="float">
            <text:p>3026</text:p>
          </table:table-cell>
          <table:table-cell office:value-type="float" office:value="-29846" calcext:value-type="float">
            <text:p>-29846</text:p>
          </table:table-cell>
          <table:table-cell office:value-type="float" office:value="19309" calcext:value-type="float">
            <text:p>1930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218</text:p>
          </table:table-cell>
          <table:table-cell office:value-type="float" office:value="1.3188" calcext:value-type="float">
            <text:p>1.3188</text:p>
          </table:table-cell>
          <table:table-cell office:value-type="float" office:value="-5422" calcext:value-type="float">
            <text:p>-5422</text:p>
          </table:table-cell>
          <table:table-cell office:value-type="float" office:value="5022" calcext:value-type="float">
            <text:p>5022</text:p>
          </table:table-cell>
          <table:table-cell office:value-type="float" office:value="-4303" calcext:value-type="float">
            <text:p>-4303</text:p>
          </table:table-cell>
          <table:table-cell office:value-type="float" office:value="2718" calcext:value-type="float">
            <text:p>27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225</text:p>
          </table:table-cell>
          <table:table-cell office:value-type="float" office:value="1.3216" calcext:value-type="float">
            <text:p>1.3216</text:p>
          </table:table-cell>
          <table:table-cell office:value-type="float" office:value="-17875" calcext:value-type="float">
            <text:p>-17875</text:p>
          </table:table-cell>
          <table:table-cell office:value-type="float" office:value="4452" calcext:value-type="float">
            <text:p>4452</text:p>
          </table:table-cell>
          <table:table-cell office:value-type="float" office:value="1700" calcext:value-type="float">
            <text:p>1700</text:p>
          </table:table-cell>
          <table:table-cell office:value-type="float" office:value="5104" calcext:value-type="float">
            <text:p>51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21231</text:p>
          </table:table-cell>
          <table:table-cell office:value-type="float" office:value="1.3069" calcext:value-type="float">
            <text:p>1.3069</text:p>
          </table:table-cell>
          <table:table-cell office:value-type="float" office:value="-23893" calcext:value-type="float">
            <text:p>-23893</text:p>
          </table:table-cell>
          <table:table-cell office:value-type="float" office:value="4696" calcext:value-type="float">
            <text:p>4696</text:p>
          </table:table-cell>
          <table:table-cell office:value-type="float" office:value="8875" calcext:value-type="float">
            <text:p>8875</text:p>
          </table:table-cell>
          <table:table-cell office:value-type="float" office:value="4858" calcext:value-type="float">
            <text:p>485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108</text:p>
          </table:table-cell>
          <table:table-cell office:value-type="float" office:value="1.3344" calcext:value-type="float">
            <text:p>1.3344</text:p>
          </table:table-cell>
          <table:table-cell office:value-type="float" office:value="-3967" calcext:value-type="float">
            <text:p>-3967</text:p>
          </table:table-cell>
          <table:table-cell office:value-type="float" office:value="9120" calcext:value-type="float">
            <text:p>9120</text:p>
          </table:table-cell>
          <table:table-cell office:value-type="float" office:value="-8427" calcext:value-type="float">
            <text:p>-8427</text:p>
          </table:table-cell>
          <table:table-cell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115</text:p>
          </table:table-cell>
          <table:table-cell office:value-type="float" office:value="1.3319" calcext:value-type="float">
            <text:p>1.3319</text:p>
          </table:table-cell>
          <table:table-cell office:value-type="float" office:value="-24086" calcext:value-type="float">
            <text:p>-24086</text:p>
          </table:table-cell>
          <table:table-cell office:value-type="float" office:value="9154" calcext:value-type="float">
            <text:p>9154</text:p>
          </table:table-cell>
          <table:table-cell office:value-type="float" office:value="3820" calcext:value-type="float">
            <text:p>3820</text:p>
          </table:table-cell>
          <table:table-cell office:value-type="float" office:value="3362" calcext:value-type="float">
            <text:p>33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122</text:p>
          </table:table-cell>
          <table:table-cell office:value-type="float" office:value="1.3462" calcext:value-type="float">
            <text:p>1.3462</text:p>
          </table:table-cell>
          <table:table-cell office:value-type="float" office:value="-41528" calcext:value-type="float">
            <text:p>-41528</text:p>
          </table:table-cell>
          <table:table-cell office:value-type="float" office:value="14232" calcext:value-type="float">
            <text:p>14232</text:p>
          </table:table-cell>
          <table:table-cell office:value-type="float" office:value="14252" calcext:value-type="float">
            <text:p>14252</text:p>
          </table:table-cell>
          <table:table-cell office:value-type="float" office:value="6777" calcext:value-type="float">
            <text:p>67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129</text:p>
          </table:table-cell>
          <table:table-cell office:value-type="float" office:value="1.364" calcext:value-type="float">
            <text:p>1.364</text:p>
          </table:table-cell>
          <table:table-cell office:value-type="float" office:value="-51616" calcext:value-type="float">
            <text:p>-51616</text:p>
          </table:table-cell>
          <table:table-cell office:value-type="float" office:value="19166" calcext:value-type="float">
            <text:p>19166</text:p>
          </table:table-cell>
          <table:table-cell office:value-type="float" office:value="17395" calcext:value-type="float">
            <text:p>17395</text:p>
          </table:table-cell>
          <table:table-cell office:value-type="float" office:value="7084" calcext:value-type="float">
            <text:p>70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205</text:p>
          </table:table-cell>
          <table:table-cell office:value-type="float" office:value="1.3365" calcext:value-type="float">
            <text:p>1.3365</text:p>
          </table:table-cell>
          <table:table-cell office:value-type="float" office:value="-65205" calcext:value-type="float">
            <text:p>-65205</text:p>
          </table:table-cell>
          <table:table-cell office:value-type="float" office:value="22275" calcext:value-type="float">
            <text:p>22275</text:p>
          </table:table-cell>
          <table:table-cell office:value-type="float" office:value="32973" calcext:value-type="float">
            <text:p>32973</text:p>
          </table:table-cell>
          <table:table-cell office:value-type="float" office:value="5199" calcext:value-type="float">
            <text:p>519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212</text:p>
          </table:table-cell>
          <table:table-cell office:value-type="float" office:value="1.3363" calcext:value-type="float">
            <text:p>1.3363</text:p>
          </table:table-cell>
          <table:table-cell office:value-type="float" office:value="-55724" calcext:value-type="float">
            <text:p>-55724</text:p>
          </table:table-cell>
          <table:table-cell office:value-type="float" office:value="19299" calcext:value-type="float">
            <text:p>19299</text:p>
          </table:table-cell>
          <table:table-cell office:value-type="float" office:value="21445" calcext:value-type="float">
            <text:p>21445</text:p>
          </table:table-cell>
          <table:table-cell office:value-type="float" office:value="5932" calcext:value-type="float">
            <text:p>59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219</text:p>
          </table:table-cell>
          <table:table-cell office:value-type="float" office:value="1.319" calcext:value-type="float">
            <text:p>1.319</text:p>
          </table:table-cell>
          <table:table-cell office:value-type="float" office:value="-47412" calcext:value-type="float">
            <text:p>-47412</text:p>
          </table:table-cell>
          <table:table-cell office:value-type="float" office:value="19259" calcext:value-type="float">
            <text:p>19259</text:p>
          </table:table-cell>
          <table:table-cell office:value-type="float" office:value="15717" calcext:value-type="float">
            <text:p>15717</text:p>
          </table:table-cell>
          <table:table-cell office:value-type="float" office:value="5241" calcext:value-type="float">
            <text:p>52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226</text:p>
          </table:table-cell>
          <table:table-cell office:value-type="float" office:value="1.3022" calcext:value-type="float">
            <text:p>1.3022</text:p>
          </table:table-cell>
          <table:table-cell office:value-type="float" office:value="-16841" calcext:value-type="float">
            <text:p>-16841</text:p>
          </table:table-cell>
          <table:table-cell office:value-type="float" office:value="10572" calcext:value-type="float">
            <text:p>10572</text:p>
          </table:table-cell>
          <table:table-cell office:value-type="float" office:value="-2140" calcext:value-type="float">
            <text:p>-2140</text:p>
          </table:table-cell>
          <table:table-cell office:value-type="float" office:value="7046" calcext:value-type="float">
            <text:p>70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305</text:p>
          </table:table-cell>
          <table:table-cell office:value-type="float" office:value="1.3006" calcext:value-type="float">
            <text:p>1.3006</text:p>
          </table:table-cell>
          <table:table-cell office:value-type="float" office:value="22158" calcext:value-type="float">
            <text:p>22158</text:p>
          </table:table-cell>
          <table:table-cell office:value-type="float" office:value="6010" calcext:value-type="float">
            <text:p>6010</text:p>
          </table:table-cell>
          <table:table-cell office:value-type="float" office:value="-25667" calcext:value-type="float">
            <text:p>-25667</text:p>
          </table:table-cell>
          <table:table-cell office:value-type="float" office:value="9999" calcext:value-type="float">
            <text:p>999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312</text:p>
          </table:table-cell>
          <table:table-cell office:value-type="float" office:value="1.3076" calcext:value-type="float">
            <text:p>1.3076</text:p>
          </table:table-cell>
          <table:table-cell office:value-type="float" office:value="23057" calcext:value-type="float">
            <text:p>23057</text:p>
          </table:table-cell>
          <table:table-cell office:value-type="float" office:value="6834" calcext:value-type="float">
            <text:p>6834</text:p>
          </table:table-cell>
          <table:table-cell office:value-type="float" office:value="-24246" calcext:value-type="float">
            <text:p>-24246</text:p>
          </table:table-cell>
          <table:table-cell office:value-type="float" office:value="5488" calcext:value-type="float">
            <text:p>54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319</text:p>
          </table:table-cell>
          <table:table-cell office:value-type="float" office:value="1.2988" calcext:value-type="float">
            <text:p>1.2988</text:p>
          </table:table-cell>
          <table:table-cell office:value-type="float" office:value="43668" calcext:value-type="float">
            <text:p>43668</text:p>
          </table:table-cell>
          <table:table-cell office:value-type="float" office:value="-2834" calcext:value-type="float">
            <text:p>-2834</text:p>
          </table:table-cell>
          <table:table-cell office:value-type="float" office:value="-36676" calcext:value-type="float">
            <text:p>-36676</text:p>
          </table:table-cell>
          <table:table-cell office:value-type="float" office:value="9120" calcext:value-type="float">
            <text:p>91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326</text:p>
          </table:table-cell>
          <table:table-cell office:value-type="float" office:value="1.282" calcext:value-type="float">
            <text:p>1.282</text:p>
          </table:table-cell>
          <table:table-cell office:value-type="float" office:value="55028" calcext:value-type="float">
            <text:p>55028</text:p>
          </table:table-cell>
          <table:table-cell office:value-type="float" office:value="-9707" calcext:value-type="float">
            <text:p>-9707</text:p>
          </table:table-cell>
          <table:table-cell office:value-type="float" office:value="-43807" calcext:value-type="float">
            <text:p>-43807</text:p>
          </table:table-cell>
          <table:table-cell office:value-type="float" office:value="11874" calcext:value-type="float">
            <text:p>118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402</text:p>
          </table:table-cell>
          <table:table-cell office:value-type="float" office:value="1.299" calcext:value-type="float">
            <text:p>1.299</text:p>
          </table:table-cell>
          <table:table-cell office:value-type="float" office:value="80882" calcext:value-type="float">
            <text:p>80882</text:p>
          </table:table-cell>
          <table:table-cell office:value-type="float" office:value="-18736" calcext:value-type="float">
            <text:p>-18736</text:p>
          </table:table-cell>
          <table:table-cell office:value-type="float" office:value="-54743" calcext:value-type="float">
            <text:p>-54743</text:p>
          </table:table-cell>
          <table:table-cell office:value-type="float" office:value="11115" calcext:value-type="float">
            <text:p>111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409</text:p>
          </table:table-cell>
          <table:table-cell office:value-type="float" office:value="1.3112" calcext:value-type="float">
            <text:p>1.3112</text:p>
          </table:table-cell>
          <table:table-cell office:value-type="float" office:value="72530" calcext:value-type="float">
            <text:p>72530</text:p>
          </table:table-cell>
          <table:table-cell office:value-type="float" office:value="-20672" calcext:value-type="float">
            <text:p>-20672</text:p>
          </table:table-cell>
          <table:table-cell office:value-type="float" office:value="-49961" calcext:value-type="float">
            <text:p>-49961</text:p>
          </table:table-cell>
          <table:table-cell office:value-type="float" office:value="16451" calcext:value-type="float">
            <text:p>164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416</text:p>
          </table:table-cell>
          <table:table-cell office:value-type="float" office:value="1.3052" calcext:value-type="float">
            <text:p>1.3052</text:p>
          </table:table-cell>
          <table:table-cell office:value-type="float" office:value="48857" calcext:value-type="float">
            <text:p>48857</text:p>
          </table:table-cell>
          <table:table-cell office:value-type="float" office:value="-21575" calcext:value-type="float">
            <text:p>-21575</text:p>
          </table:table-cell>
          <table:table-cell office:value-type="float" office:value="-26487" calcext:value-type="float">
            <text:p>-26487</text:p>
          </table:table-cell>
          <table:table-cell office:value-type="float" office:value="13955" calcext:value-type="float">
            <text:p>139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423</text:p>
          </table:table-cell>
          <table:table-cell office:value-type="float" office:value="1.3028" calcext:value-type="float">
            <text:p>1.3028</text:p>
          </table:table-cell>
          <table:table-cell office:value-type="float" office:value="50764" calcext:value-type="float">
            <text:p>50764</text:p>
          </table:table-cell>
          <table:table-cell office:value-type="float" office:value="-21308" calcext:value-type="float">
            <text:p>-21308</text:p>
          </table:table-cell>
          <table:table-cell office:value-type="float" office:value="-29296" calcext:value-type="float">
            <text:p>-29296</text:p>
          </table:table-cell>
          <table:table-cell office:value-type="float" office:value="15198" calcext:value-type="float">
            <text:p>151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430</text:p>
          </table:table-cell>
          <table:table-cell office:value-type="float" office:value="1.3115" calcext:value-type="float">
            <text:p>1.3115</text:p>
          </table:table-cell>
          <table:table-cell office:value-type="float" office:value="35802" calcext:value-type="float">
            <text:p>35802</text:p>
          </table:table-cell>
          <table:table-cell office:value-type="float" office:value="-18054" calcext:value-type="float">
            <text:p>-18054</text:p>
          </table:table-cell>
          <table:table-cell office:value-type="float" office:value="-25943" calcext:value-type="float">
            <text:p>-25943</text:p>
          </table:table-cell>
          <table:table-cell office:value-type="float" office:value="14217" calcext:value-type="float">
            <text:p>142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507</text:p>
          </table:table-cell>
          <table:table-cell office:value-type="float" office:value="1.2993" calcext:value-type="float">
            <text:p>1.2993</text:p>
          </table:table-cell>
          <table:table-cell office:value-type="float" office:value="32380" calcext:value-type="float">
            <text:p>32380</text:p>
          </table:table-cell>
          <table:table-cell office:value-type="float" office:value="-16574" calcext:value-type="float">
            <text:p>-16574</text:p>
          </table:table-cell>
          <table:table-cell office:value-type="float" office:value="-26396" calcext:value-type="float">
            <text:p>-26396</text:p>
          </table:table-cell>
          <table:table-cell office:value-type="float" office:value="23173" calcext:value-type="float">
            <text:p>231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514</text:p>
          </table:table-cell>
          <table:table-cell office:value-type="float" office:value="1.2839" calcext:value-type="float">
            <text:p>1.2839</text:p>
          </table:table-cell>
          <table:table-cell office:value-type="float" office:value="53149" calcext:value-type="float">
            <text:p>53149</text:p>
          </table:table-cell>
          <table:table-cell office:value-type="float" office:value="-20218" calcext:value-type="float">
            <text:p>-20218</text:p>
          </table:table-cell>
          <table:table-cell office:value-type="float" office:value="-36776" calcext:value-type="float">
            <text:p>-36776</text:p>
          </table:table-cell>
          <table:table-cell office:value-type="float" office:value="23770" calcext:value-type="float">
            <text:p>237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521</text:p>
          </table:table-cell>
          <table:table-cell office:value-type="float" office:value="1.2932" calcext:value-type="float">
            <text:p>1.2932</text:p>
          </table:table-cell>
          <table:table-cell office:value-type="float" office:value="77840" calcext:value-type="float">
            <text:p>77840</text:p>
          </table:table-cell>
          <table:table-cell office:value-type="float" office:value="-12073" calcext:value-type="float">
            <text:p>-12073</text:p>
          </table:table-cell>
          <table:table-cell office:value-type="float" office:value="-68776" calcext:value-type="float">
            <text:p>-68776</text:p>
          </table:table-cell>
          <table:table-cell office:value-type="float" office:value="30206" calcext:value-type="float">
            <text:p>302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528</text:p>
          </table:table-cell>
          <table:table-cell office:value-type="float" office:value="1.2999" calcext:value-type="float">
            <text:p>1.2999</text:p>
          </table:table-cell>
          <table:table-cell office:value-type="float" office:value="80937" calcext:value-type="float">
            <text:p>80937</text:p>
          </table:table-cell>
          <table:table-cell office:value-type="float" office:value="-15815" calcext:value-type="float">
            <text:p>-15815</text:p>
          </table:table-cell>
          <table:table-cell office:value-type="float" office:value="-69201" calcext:value-type="float">
            <text:p>-69201</text:p>
          </table:table-cell>
          <table:table-cell office:value-type="float" office:value="30013" calcext:value-type="float">
            <text:p>3001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604</text:p>
          </table:table-cell>
          <table:table-cell office:value-type="float" office:value="1.3223" calcext:value-type="float">
            <text:p>1.3223</text:p>
          </table:table-cell>
          <table:table-cell office:value-type="float" office:value="52097" calcext:value-type="float">
            <text:p>52097</text:p>
          </table:table-cell>
          <table:table-cell office:value-type="float" office:value="-17198" calcext:value-type="float">
            <text:p>-17198</text:p>
          </table:table-cell>
          <table:table-cell office:value-type="float" office:value="-41409" calcext:value-type="float">
            <text:p>-41409</text:p>
          </table:table-cell>
          <table:table-cell office:value-type="float" office:value="25443" calcext:value-type="float">
            <text:p>2544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611</text:p>
          </table:table-cell>
          <table:table-cell office:value-type="float" office:value="1.3347" calcext:value-type="float">
            <text:p>1.3347</text:p>
          </table:table-cell>
          <table:table-cell office:value-type="float" office:value="7400" calcext:value-type="float">
            <text:p>7400</text:p>
          </table:table-cell>
          <table:table-cell office:value-type="float" office:value="-16664" calcext:value-type="float">
            <text:p>-16664</text:p>
          </table:table-cell>
          <table:table-cell office:value-type="float" office:value="-2145" calcext:value-type="float">
            <text:p>-2145</text:p>
          </table:table-cell>
          <table:table-cell office:value-type="float" office:value="25784" calcext:value-type="float">
            <text:p>257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618</text:p>
          </table:table-cell>
          <table:table-cell office:value-type="float" office:value="1.3123" calcext:value-type="float">
            <text:p>1.3123</text:p>
          </table:table-cell>
          <table:table-cell office:value-type="float" office:value="-3393" calcext:value-type="float">
            <text:p>-3393</text:p>
          </table:table-cell>
          <table:table-cell office:value-type="float" office:value="-18339" calcext:value-type="float">
            <text:p>-18339</text:p>
          </table:table-cell>
          <table:table-cell office:value-type="float" office:value="23865" calcext:value-type="float">
            <text:p>23865</text:p>
          </table:table-cell>
          <table:table-cell office:value-type="float" office:value="2051" calcext:value-type="float">
            <text:p>20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625</text:p>
          </table:table-cell>
          <table:table-cell office:value-type="float" office:value="1.301" calcext:value-type="float">
            <text:p>1.301</text:p>
          </table:table-cell>
          <table:table-cell office:value-type="float" office:value="-4496" calcext:value-type="float">
            <text:p>-4496</text:p>
          </table:table-cell>
          <table:table-cell office:value-type="float" office:value="-24272" calcext:value-type="float">
            <text:p>-24272</text:p>
          </table:table-cell>
          <table:table-cell office:value-type="float" office:value="25046" calcext:value-type="float">
            <text:p>25046</text:p>
          </table:table-cell>
          <table:table-cell office:value-type="float" office:value="4929" calcext:value-type="float">
            <text:p>49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702</text:p>
          </table:table-cell>
          <table:table-cell office:value-type="float" office:value="1.2832" calcext:value-type="float">
            <text:p>1.2832</text:p>
          </table:table-cell>
          <table:table-cell office:value-type="float" office:value="33575" calcext:value-type="float">
            <text:p>33575</text:p>
          </table:table-cell>
          <table:table-cell office:value-type="float" office:value="-22649" calcext:value-type="float">
            <text:p>-22649</text:p>
          </table:table-cell>
          <table:table-cell office:value-type="float" office:value="-5486" calcext:value-type="float">
            <text:p>-5486</text:p>
          </table:table-cell>
          <table:table-cell office:value-type="float" office:value="5511" calcext:value-type="float">
            <text:p>55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709</text:p>
          </table:table-cell>
          <table:table-cell office:value-type="float" office:value="1.3068" calcext:value-type="float">
            <text:p>1.3068</text:p>
          </table:table-cell>
          <table:table-cell office:value-type="float" office:value="63287" calcext:value-type="float">
            <text:p>63287</text:p>
          </table:table-cell>
          <table:table-cell office:value-type="float" office:value="-20713" calcext:value-type="float">
            <text:p>-20713</text:p>
          </table:table-cell>
          <table:table-cell office:value-type="float" office:value="-27316" calcext:value-type="float">
            <text:p>-27316</text:p>
          </table:table-cell>
          <table:table-cell office:value-type="float" office:value="6461" calcext:value-type="float">
            <text:p>64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716</text:p>
          </table:table-cell>
          <table:table-cell office:value-type="float" office:value="1.3142" calcext:value-type="float">
            <text:p>1.3142</text:p>
          </table:table-cell>
          <table:table-cell office:value-type="float" office:value="58581" calcext:value-type="float">
            <text:p>58581</text:p>
          </table:table-cell>
          <table:table-cell office:value-type="float" office:value="-19641" calcext:value-type="float">
            <text:p>-19641</text:p>
          </table:table-cell>
          <table:table-cell office:value-type="float" office:value="-25278" calcext:value-type="float">
            <text:p>-25278</text:p>
          </table:table-cell>
          <table:table-cell office:value-type="float" office:value="9974" calcext:value-type="float">
            <text:p>99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723</text:p>
          </table:table-cell>
          <table:table-cell office:value-type="float" office:value="1.3279" calcext:value-type="float">
            <text:p>1.3279</text:p>
          </table:table-cell>
          <table:table-cell office:value-type="float" office:value="44043" calcext:value-type="float">
            <text:p>44043</text:p>
          </table:table-cell>
          <table:table-cell office:value-type="float" office:value="-19853" calcext:value-type="float">
            <text:p>-19853</text:p>
          </table:table-cell>
          <table:table-cell office:value-type="float" office:value="-20663" calcext:value-type="float">
            <text:p>-20663</text:p>
          </table:table-cell>
          <table:table-cell office:value-type="float" office:value="9405" calcext:value-type="float">
            <text:p>94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730</text:p>
          </table:table-cell>
          <table:table-cell office:value-type="float" office:value="1.3283" calcext:value-type="float">
            <text:p>1.3283</text:p>
          </table:table-cell>
          <table:table-cell office:value-type="float" office:value="29173" calcext:value-type="float">
            <text:p>29173</text:p>
          </table:table-cell>
          <table:table-cell office:value-type="float" office:value="-20686" calcext:value-type="float">
            <text:p>-20686</text:p>
          </table:table-cell>
          <table:table-cell office:value-type="float" office:value="-5557" calcext:value-type="float">
            <text:p>-5557</text:p>
          </table:table-cell>
          <table:table-cell office:value-type="float" office:value="12021" calcext:value-type="float">
            <text:p>120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806</text:p>
          </table:table-cell>
          <table:table-cell office:value-type="float" office:value="1.3343" calcext:value-type="float">
            <text:p>1.3343</text:p>
          </table:table-cell>
          <table:table-cell office:value-type="float" office:value="14336" calcext:value-type="float">
            <text:p>14336</text:p>
          </table:table-cell>
          <table:table-cell office:value-type="float" office:value="-21962" calcext:value-type="float">
            <text:p>-21962</text:p>
          </table:table-cell>
          <table:table-cell office:value-type="float" office:value="8569" calcext:value-type="float">
            <text:p>8569</text:p>
          </table:table-cell>
          <table:table-cell office:value-type="float" office:value="9420" calcext:value-type="float">
            <text:p>94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813</text:p>
          </table:table-cell>
          <table:table-cell office:value-type="float" office:value="1.3329" calcext:value-type="float">
            <text:p>1.3329</text:p>
          </table:table-cell>
          <table:table-cell office:value-type="float" office:value="9629" calcext:value-type="float">
            <text:p>9629</text:p>
          </table:table-cell>
          <table:table-cell office:value-type="float" office:value="-26370" calcext:value-type="float">
            <text:p>-26370</text:p>
          </table:table-cell>
          <table:table-cell office:value-type="float" office:value="21253" calcext:value-type="float">
            <text:p>21253</text:p>
          </table:table-cell>
          <table:table-cell office:value-type="float" office:value="9621" calcext:value-type="float">
            <text:p>96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820</text:p>
          </table:table-cell>
          <table:table-cell office:value-type="float" office:value="1.3382" calcext:value-type="float">
            <text:p>1.3382</text:p>
          </table:table-cell>
          <table:table-cell office:value-type="float" office:value="-16189" calcext:value-type="float">
            <text:p>-16189</text:p>
          </table:table-cell>
          <table:table-cell office:value-type="float" office:value="-27639" calcext:value-type="float">
            <text:p>-27639</text:p>
          </table:table-cell>
          <table:table-cell office:value-type="float" office:value="39088" calcext:value-type="float">
            <text:p>39088</text:p>
          </table:table-cell>
          <table:table-cell office:value-type="float" office:value="10305" calcext:value-type="float">
            <text:p>103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827</text:p>
          </table:table-cell>
          <table:table-cell office:value-type="float" office:value="1.3222" calcext:value-type="float">
            <text:p>1.3222</text:p>
          </table:table-cell>
          <table:table-cell office:value-type="float" office:value="-22030" calcext:value-type="float">
            <text:p>-22030</text:p>
          </table:table-cell>
          <table:table-cell office:value-type="float" office:value="-30062" calcext:value-type="float">
            <text:p>-30062</text:p>
          </table:table-cell>
          <table:table-cell office:value-type="float" office:value="42536" calcext:value-type="float">
            <text:p>42536</text:p>
          </table:table-cell>
          <table:table-cell office:value-type="float" office:value="13769" calcext:value-type="float">
            <text:p>137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903</text:p>
          </table:table-cell>
          <table:table-cell office:value-type="float" office:value="1.318" calcext:value-type="float">
            <text:p>1.318</text:p>
          </table:table-cell>
          <table:table-cell office:value-type="float" office:value="7298" calcext:value-type="float">
            <text:p>7298</text:p>
          </table:table-cell>
          <table:table-cell office:value-type="float" office:value="-32429" calcext:value-type="float">
            <text:p>-32429</text:p>
          </table:table-cell>
          <table:table-cell office:value-type="float" office:value="22573" calcext:value-type="float">
            <text:p>22573</text:p>
          </table:table-cell>
          <table:table-cell office:value-type="float" office:value="16655" calcext:value-type="float">
            <text:p>166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910</text:p>
          </table:table-cell>
          <table:table-cell office:value-type="float" office:value="1.3294" calcext:value-type="float">
            <text:p>1.3294</text:p>
          </table:table-cell>
          <table:table-cell office:value-type="float" office:value="14045" calcext:value-type="float">
            <text:p>14045</text:p>
          </table:table-cell>
          <table:table-cell office:value-type="float" office:value="-27380" calcext:value-type="float">
            <text:p>-27380</text:p>
          </table:table-cell>
          <table:table-cell office:value-type="float" office:value="9710" calcext:value-type="float">
            <text:p>9710</text:p>
          </table:table-cell>
          <table:table-cell office:value-type="float" office:value="15865" calcext:value-type="float">
            <text:p>1586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917</text:p>
          </table:table-cell>
          <table:table-cell office:value-type="float" office:value="1.3524" calcext:value-type="float">
            <text:p>1.3524</text:p>
          </table:table-cell>
          <table:table-cell office:value-type="float" office:value="-8283" calcext:value-type="float">
            <text:p>-8283</text:p>
          </table:table-cell>
          <table:table-cell office:value-type="float" office:value="-25511" calcext:value-type="float">
            <text:p>-25511</text:p>
          </table:table-cell>
          <table:table-cell office:value-type="float" office:value="40381" calcext:value-type="float">
            <text:p>40381</text:p>
          </table:table-cell>
          <table:table-cell office:value-type="float" office:value="4854" calcext:value-type="float">
            <text:p>48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0924</text:p>
          </table:table-cell>
          <table:table-cell office:value-type="float" office:value="1.3522" calcext:value-type="float">
            <text:p>1.3522</text:p>
          </table:table-cell>
          <table:table-cell office:value-type="float" office:value="-60694" calcext:value-type="float">
            <text:p>-60694</text:p>
          </table:table-cell>
          <table:table-cell office:value-type="float" office:value="-21286" calcext:value-type="float">
            <text:p>-21286</text:p>
          </table:table-cell>
          <table:table-cell office:value-type="float" office:value="78619" calcext:value-type="float">
            <text:p>78619</text:p>
          </table:table-cell>
          <table:table-cell office:value-type="float" office:value="3049" calcext:value-type="float">
            <text:p>304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001</text:p>
          </table:table-cell>
          <table:table-cell office:value-type="float" office:value="1.3558" calcext:value-type="float">
            <text:p>1.3558</text:p>
          </table:table-cell>
          <table:table-cell office:value-type="float" office:value="-64808" calcext:value-type="float">
            <text:p>-64808</text:p>
          </table:table-cell>
          <table:table-cell office:value-type="float" office:value="-18536" calcext:value-type="float">
            <text:p>-18536</text:p>
          </table:table-cell>
          <table:table-cell office:value-type="float" office:value="80504" calcext:value-type="float">
            <text:p>80504</text:p>
          </table:table-cell>
          <table:table-cell office:value-type="float" office:value="4253" calcext:value-type="float">
            <text:p>42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008</text:p>
          </table:table-cell>
          <table:table-cell office:value-type="float" office:value="1.3542" calcext:value-type="float">
            <text:p>1.3542</text:p>
          </table:table-cell>
          <table:table-cell office:value-type="float" office:value="-64324" calcext:value-type="float">
            <text:p>-64324</text:p>
          </table:table-cell>
          <table:table-cell office:value-type="float" office:value="-20957" calcext:value-type="float">
            <text:p>-20957</text:p>
          </table:table-cell>
          <table:table-cell office:value-type="float" office:value="86055" calcext:value-type="float">
            <text:p>86055</text:p>
          </table:table-cell>
          <table:table-cell office:value-type="float" office:value="2236" calcext:value-type="float">
            <text:p>223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015</text:p>
          </table:table-cell>
          <table:table-cell office:value-type="float" office:value="1.3685" calcext:value-type="float">
            <text:p>1.3685</text:p>
          </table:table-cell>
          <table:table-cell office:value-type="float" office:value="-57268" calcext:value-type="float">
            <text:p>-57268</text:p>
          </table:table-cell>
          <table:table-cell office:value-type="float" office:value="-15873" calcext:value-type="float">
            <text:p>-15873</text:p>
          </table:table-cell>
          <table:table-cell office:value-type="float" office:value="75719" calcext:value-type="float">
            <text:p>75719</text:p>
          </table:table-cell>
          <table:table-cell office:value-type="float" office:value="3438" calcext:value-type="float">
            <text:p>34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022</text:p>
          </table:table-cell>
          <table:table-cell office:value-type="float" office:value="1.3805" calcext:value-type="float">
            <text:p>1.3805</text:p>
          </table:table-cell>
          <table:table-cell office:value-type="float" office:value="-75318" calcext:value-type="float">
            <text:p>-75318</text:p>
          </table:table-cell>
          <table:table-cell office:value-type="float" office:value="-7999" calcext:value-type="float">
            <text:p>-7999</text:p>
          </table:table-cell>
          <table:table-cell office:value-type="float" office:value="81191" calcext:value-type="float">
            <text:p>81191</text:p>
          </table:table-cell>
          <table:table-cell office:value-type="float" office:value="3960" calcext:value-type="float">
            <text:p>39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029</text:p>
          </table:table-cell>
          <table:table-cell office:value-type="float" office:value="1.3487" calcext:value-type="float">
            <text:p>1.3487</text:p>
          </table:table-cell>
          <table:table-cell office:value-type="float" office:value="-74054" calcext:value-type="float">
            <text:p>-74054</text:p>
          </table:table-cell>
          <table:table-cell office:value-type="float" office:value="-9359" calcext:value-type="float">
            <text:p>-9359</text:p>
          </table:table-cell>
          <table:table-cell office:value-type="float" office:value="78554" calcext:value-type="float">
            <text:p>78554</text:p>
          </table:table-cell>
          <table:table-cell office:value-type="float" office:value="6598" calcext:value-type="float">
            <text:p>65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105</text:p>
          </table:table-cell>
          <table:table-cell office:value-type="float" office:value="1.3371" calcext:value-type="float">
            <text:p>1.3371</text:p>
          </table:table-cell>
          <table:table-cell office:value-type="float" office:value="-35349" calcext:value-type="float">
            <text:p>-35349</text:p>
          </table:table-cell>
          <table:table-cell office:value-type="float" office:value="-14783" calcext:value-type="float">
            <text:p>-14783</text:p>
          </table:table-cell>
          <table:table-cell office:value-type="float" office:value="43576" calcext:value-type="float">
            <text:p>43576</text:p>
          </table:table-cell>
          <table:table-cell office:value-type="float" office:value="8046" calcext:value-type="float">
            <text:p>80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112</text:p>
          </table:table-cell>
          <table:table-cell office:value-type="float" office:value="1.3495" calcext:value-type="float">
            <text:p>1.3495</text:p>
          </table:table-cell>
          <table:table-cell office:value-type="float" office:value="308" calcext:value-type="float">
            <text:p>308</text:p>
          </table:table-cell>
          <table:table-cell office:value-type="float" office:value="-16066" calcext:value-type="float">
            <text:p>-16066</text:p>
          </table:table-cell>
          <table:table-cell office:value-type="float" office:value="29257" calcext:value-type="float">
            <text:p>29257</text:p>
          </table:table-cell>
          <table:table-cell office:value-type="float" office:value="7332" calcext:value-type="float">
            <text:p>73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119</text:p>
          </table:table-cell>
          <table:table-cell office:value-type="float" office:value="1.3558" calcext:value-type="float">
            <text:p>1.3558</text:p>
          </table:table-cell>
          <table:table-cell office:value-type="float" office:value="3762" calcext:value-type="float">
            <text:p>3762</text:p>
          </table:table-cell>
          <table:table-cell office:value-type="float" office:value="-17288" calcext:value-type="float">
            <text:p>-17288</text:p>
          </table:table-cell>
          <table:table-cell office:value-type="float" office:value="27113" calcext:value-type="float">
            <text:p>27113</text:p>
          </table:table-cell>
          <table:table-cell office:value-type="float" office:value="5214" calcext:value-type="float">
            <text:p>52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126</text:p>
          </table:table-cell>
          <table:table-cell office:value-type="float" office:value="1.359" calcext:value-type="float">
            <text:p>1.359</text:p>
          </table:table-cell>
          <table:table-cell office:value-type="float" office:value="23173" calcext:value-type="float">
            <text:p>23173</text:p>
          </table:table-cell>
          <table:table-cell office:value-type="float" office:value="-16181" calcext:value-type="float">
            <text:p>-16181</text:p>
          </table:table-cell>
          <table:table-cell office:value-type="float" office:value="13583" calcext:value-type="float">
            <text:p>13583</text:p>
          </table:table-cell>
          <table:table-cell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203</text:p>
          </table:table-cell>
          <table:table-cell office:value-type="float" office:value="1.3706" calcext:value-type="float">
            <text:p>1.3706</text:p>
          </table:table-cell>
          <table:table-cell office:value-type="float" office:value="14107" calcext:value-type="float">
            <text:p>14107</text:p>
          </table:table-cell>
          <table:table-cell office:value-type="float" office:value="-17655" calcext:value-type="float">
            <text:p>-17655</text:p>
          </table:table-cell>
          <table:table-cell office:value-type="float" office:value="24146" calcext:value-type="float">
            <text:p>24146</text:p>
          </table:table-cell>
          <table:table-cell office:value-type="float" office:value="-717" calcext:value-type="float">
            <text:p>-7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210</text:p>
          </table:table-cell>
          <table:table-cell office:value-type="float" office:value="1.3743" calcext:value-type="float">
            <text:p>1.3743</text:p>
          </table:table-cell>
          <table:table-cell office:value-type="float" office:value="6558" calcext:value-type="float">
            <text:p>6558</text:p>
          </table:table-cell>
          <table:table-cell office:value-type="float" office:value="-20132" calcext:value-type="float">
            <text:p>-20132</text:p>
          </table:table-cell>
          <table:table-cell office:value-type="float" office:value="36556" calcext:value-type="float">
            <text:p>36556</text:p>
          </table:table-cell>
          <table:table-cell office:value-type="float" office:value="-4351" calcext:value-type="float">
            <text:p>-43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217</text:p>
          </table:table-cell>
          <table:table-cell office:value-type="float" office:value="1.3672" calcext:value-type="float">
            <text:p>1.3672</text:p>
          </table:table-cell>
          <table:table-cell office:value-type="float" office:value="-499" calcext:value-type="float">
            <text:p>-499</text:p>
          </table:table-cell>
          <table:table-cell office:value-type="float" office:value="-23697" calcext:value-type="float">
            <text:p>-23697</text:p>
          </table:table-cell>
          <table:table-cell office:value-type="float" office:value="49618" calcext:value-type="float">
            <text:p>49618</text:p>
          </table:table-cell>
          <table:table-cell office:value-type="float" office:value="-11952" calcext:value-type="float">
            <text:p>-1195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224</text:p>
          </table:table-cell>
          <table:table-cell office:value-type="float" office:value="1.3742" calcext:value-type="float">
            <text:p>1.3742</text:p>
          </table:table-cell>
          <table:table-cell office:value-type="float" office:value="-4868" calcext:value-type="float">
            <text:p>-4868</text:p>
          </table:table-cell>
          <table:table-cell office:value-type="float" office:value="-27462" calcext:value-type="float">
            <text:p>-27462</text:p>
          </table:table-cell>
          <table:table-cell office:value-type="float" office:value="54002" calcext:value-type="float">
            <text:p>54002</text:p>
          </table:table-cell>
          <table:table-cell office:value-type="float" office:value="-9209" calcext:value-type="float">
            <text:p>-920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31231</text:p>
          </table:table-cell>
          <table:table-cell office:value-type="float" office:value="1.3588" calcext:value-type="float">
            <text:p>1.3588</text:p>
          </table:table-cell>
          <table:table-cell office:value-type="float" office:value="-2862" calcext:value-type="float">
            <text:p>-2862</text:p>
          </table:table-cell>
          <table:table-cell office:value-type="float" office:value="-27761" calcext:value-type="float">
            <text:p>-27761</text:p>
          </table:table-cell>
          <table:table-cell office:value-type="float" office:value="54356" calcext:value-type="float">
            <text:p>54356</text:p>
          </table:table-cell>
          <table:table-cell office:value-type="float" office:value="-13573" calcext:value-type="float">
            <text:p>-135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107</text:p>
          </table:table-cell>
          <table:table-cell office:value-type="float" office:value="1.367" calcext:value-type="float">
            <text:p>1.367</text:p>
          </table:table-cell>
          <table:table-cell office:value-type="float" office:value="19692" calcext:value-type="float">
            <text:p>19692</text:p>
          </table:table-cell>
          <table:table-cell office:value-type="float" office:value="-27529" calcext:value-type="float">
            <text:p>-27529</text:p>
          </table:table-cell>
          <table:table-cell office:value-type="float" office:value="40869" calcext:value-type="float">
            <text:p>40869</text:p>
          </table:table-cell>
          <table:table-cell office:value-type="float" office:value="-12255" calcext:value-type="float">
            <text:p>-122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114</text:p>
          </table:table-cell>
          <table:table-cell office:value-type="float" office:value="1.3541" calcext:value-type="float">
            <text:p>1.3541</text:p>
          </table:table-cell>
          <table:table-cell office:value-type="float" office:value="21804" calcext:value-type="float">
            <text:p>21804</text:p>
          </table:table-cell>
          <table:table-cell office:value-type="float" office:value="-24934" calcext:value-type="float">
            <text:p>-24934</text:p>
          </table:table-cell>
          <table:table-cell office:value-type="float" office:value="33682" calcext:value-type="float">
            <text:p>33682</text:p>
          </table:table-cell>
          <table:table-cell office:value-type="float" office:value="-12314" calcext:value-type="float">
            <text:p>-123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121</text:p>
          </table:table-cell>
          <table:table-cell office:value-type="float" office:value="1.3678" calcext:value-type="float">
            <text:p>1.3678</text:p>
          </table:table-cell>
          <table:table-cell office:value-type="float" office:value="44819" calcext:value-type="float">
            <text:p>44819</text:p>
          </table:table-cell>
          <table:table-cell office:value-type="float" office:value="-25137" calcext:value-type="float">
            <text:p>-25137</text:p>
          </table:table-cell>
          <table:table-cell office:value-type="float" office:value="23325" calcext:value-type="float">
            <text:p>23325</text:p>
          </table:table-cell>
          <table:table-cell office:value-type="float" office:value="-11718" calcext:value-type="float">
            <text:p>-117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128</text:p>
          </table:table-cell>
          <table:table-cell office:value-type="float" office:value="1.3487" calcext:value-type="float">
            <text:p>1.3487</text:p>
          </table:table-cell>
          <table:table-cell office:value-type="float" office:value="31843" calcext:value-type="float">
            <text:p>31843</text:p>
          </table:table-cell>
          <table:table-cell office:value-type="float" office:value="-29294" calcext:value-type="float">
            <text:p>-29294</text:p>
          </table:table-cell>
          <table:table-cell office:value-type="float" office:value="36957" calcext:value-type="float">
            <text:p>36957</text:p>
          </table:table-cell>
          <table:table-cell office:value-type="float" office:value="-16683" calcext:value-type="float">
            <text:p>-166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204</text:p>
          </table:table-cell>
          <table:table-cell office:value-type="float" office:value="1.3635" calcext:value-type="float">
            <text:p>1.3635</text:p>
          </table:table-cell>
          <table:table-cell office:value-type="float" office:value="77189" calcext:value-type="float">
            <text:p>77189</text:p>
          </table:table-cell>
          <table:table-cell office:value-type="float" office:value="-40692" calcext:value-type="float">
            <text:p>-40692</text:p>
          </table:table-cell>
          <table:table-cell office:value-type="float" office:value="9649" calcext:value-type="float">
            <text:p>9649</text:p>
          </table:table-cell>
          <table:table-cell office:value-type="float" office:value="-18801" calcext:value-type="float">
            <text:p>-188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211</text:p>
          </table:table-cell>
          <table:table-cell office:value-type="float" office:value="1.3693" calcext:value-type="float">
            <text:p>1.3693</text:p>
          </table:table-cell>
          <table:table-cell office:value-type="float" office:value="63209" calcext:value-type="float">
            <text:p>63209</text:p>
          </table:table-cell>
          <table:table-cell office:value-type="float" office:value="-39486" calcext:value-type="float">
            <text:p>-39486</text:p>
          </table:table-cell>
          <table:table-cell office:value-type="float" office:value="13792" calcext:value-type="float">
            <text:p>13792</text:p>
          </table:table-cell>
          <table:table-cell office:value-type="float" office:value="-19093" calcext:value-type="float">
            <text:p>-190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218</text:p>
          </table:table-cell>
          <table:table-cell office:value-type="float" office:value="1.374" calcext:value-type="float">
            <text:p>1.374</text:p>
          </table:table-cell>
          <table:table-cell office:value-type="float" office:value="40173" calcext:value-type="float">
            <text:p>40173</text:p>
          </table:table-cell>
          <table:table-cell office:value-type="float" office:value="-37669" calcext:value-type="float">
            <text:p>-37669</text:p>
          </table:table-cell>
          <table:table-cell office:value-type="float" office:value="32244" calcext:value-type="float">
            <text:p>32244</text:p>
          </table:table-cell>
          <table:table-cell office:value-type="float" office:value="-19562" calcext:value-type="float">
            <text:p>-195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225</text:p>
          </table:table-cell>
          <table:table-cell office:value-type="float" office:value="1.3803" calcext:value-type="float">
            <text:p>1.3803</text:p>
          </table:table-cell>
          <table:table-cell office:value-type="float" office:value="32794" calcext:value-type="float">
            <text:p>32794</text:p>
          </table:table-cell>
          <table:table-cell office:value-type="float" office:value="-38647" calcext:value-type="float">
            <text:p>-38647</text:p>
          </table:table-cell>
          <table:table-cell office:value-type="float" office:value="38089" calcext:value-type="float">
            <text:p>38089</text:p>
          </table:table-cell>
          <table:table-cell office:value-type="float" office:value="-18048" calcext:value-type="float">
            <text:p>-180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304</text:p>
          </table:table-cell>
          <table:table-cell office:value-type="float" office:value="1.3878" calcext:value-type="float">
            <text:p>1.3878</text:p>
          </table:table-cell>
          <table:table-cell office:value-type="float" office:value="22801" calcext:value-type="float">
            <text:p>22801</text:p>
          </table:table-cell>
          <table:table-cell office:value-type="float" office:value="-41385" calcext:value-type="float">
            <text:p>-41385</text:p>
          </table:table-cell>
          <table:table-cell office:value-type="float" office:value="47748" calcext:value-type="float">
            <text:p>47748</text:p>
          </table:table-cell>
          <table:table-cell office:value-type="float" office:value="-16459" calcext:value-type="float">
            <text:p>-1645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311</text:p>
          </table:table-cell>
          <table:table-cell office:value-type="float" office:value="1.3914" calcext:value-type="float">
            <text:p>1.3914</text:p>
          </table:table-cell>
          <table:table-cell office:value-type="float" office:value="10176" calcext:value-type="float">
            <text:p>10176</text:p>
          </table:table-cell>
          <table:table-cell office:value-type="float" office:value="-46111" calcext:value-type="float">
            <text:p>-46111</text:p>
          </table:table-cell>
          <table:table-cell office:value-type="float" office:value="62905" calcext:value-type="float">
            <text:p>62905</text:p>
          </table:table-cell>
          <table:table-cell office:value-type="float" office:value="-12717" calcext:value-type="float">
            <text:p>-127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318</text:p>
          </table:table-cell>
          <table:table-cell office:value-type="float" office:value="1.3794" calcext:value-type="float">
            <text:p>1.3794</text:p>
          </table:table-cell>
          <table:table-cell office:value-type="float" office:value="3013" calcext:value-type="float">
            <text:p>3013</text:p>
          </table:table-cell>
          <table:table-cell office:value-type="float" office:value="-50162" calcext:value-type="float">
            <text:p>-50162</text:p>
          </table:table-cell>
          <table:table-cell office:value-type="float" office:value="70287" calcext:value-type="float">
            <text:p>70287</text:p>
          </table:table-cell>
          <table:table-cell office:value-type="float" office:value="-8590" calcext:value-type="float">
            <text:p>-85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325</text:p>
          </table:table-cell>
          <table:table-cell office:value-type="float" office:value="1.3753" calcext:value-type="float">
            <text:p>1.3753</text:p>
          </table:table-cell>
          <table:table-cell office:value-type="float" office:value="15918" calcext:value-type="float">
            <text:p>15918</text:p>
          </table:table-cell>
          <table:table-cell office:value-type="float" office:value="-50186" calcext:value-type="float">
            <text:p>-50186</text:p>
          </table:table-cell>
          <table:table-cell office:value-type="float" office:value="60003" calcext:value-type="float">
            <text:p>60003</text:p>
          </table:table-cell>
          <table:table-cell office:value-type="float" office:value="-9134" calcext:value-type="float">
            <text:p>-91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401</text:p>
          </table:table-cell>
          <table:table-cell office:value-type="float" office:value="1.3703" calcext:value-type="float">
            <text:p>1.3703</text:p>
          </table:table-cell>
          <table:table-cell office:value-type="float" office:value="21470" calcext:value-type="float">
            <text:p>21470</text:p>
          </table:table-cell>
          <table:table-cell office:value-type="float" office:value="-49407" calcext:value-type="float">
            <text:p>-49407</text:p>
          </table:table-cell>
          <table:table-cell office:value-type="float" office:value="51965" calcext:value-type="float">
            <text:p>51965</text:p>
          </table:table-cell>
          <table:table-cell office:value-type="float" office:value="-5251" calcext:value-type="float">
            <text:p>-52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408</text:p>
          </table:table-cell>
          <table:table-cell office:value-type="float" office:value="1.3885" calcext:value-type="float">
            <text:p>1.3885</text:p>
          </table:table-cell>
          <table:table-cell office:value-type="float" office:value="31326" calcext:value-type="float">
            <text:p>31326</text:p>
          </table:table-cell>
          <table:table-cell office:value-type="float" office:value="-47772" calcext:value-type="float">
            <text:p>-47772</text:p>
          </table:table-cell>
          <table:table-cell office:value-type="float" office:value="37464" calcext:value-type="float">
            <text:p>37464</text:p>
          </table:table-cell>
          <table:table-cell office:value-type="float" office:value="-3071" calcext:value-type="float">
            <text:p>-30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415</text:p>
          </table:table-cell>
          <table:table-cell office:value-type="float" office:value="1.3815" calcext:value-type="float">
            <text:p>1.3815</text:p>
          </table:table-cell>
          <table:table-cell office:value-type="float" office:value="23442" calcext:value-type="float">
            <text:p>23442</text:p>
          </table:table-cell>
          <table:table-cell office:value-type="float" office:value="-47629" calcext:value-type="float">
            <text:p>-47629</text:p>
          </table:table-cell>
          <table:table-cell office:value-type="float" office:value="44820" calcext:value-type="float">
            <text:p>44820</text:p>
          </table:table-cell>
          <table:table-cell office:value-type="float" office:value="-2336" calcext:value-type="float">
            <text:p>-233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422</text:p>
          </table:table-cell>
          <table:table-cell office:value-type="float" office:value="1.3833" calcext:value-type="float">
            <text:p>1.3833</text:p>
          </table:table-cell>
          <table:table-cell office:value-type="float" office:value="24288" calcext:value-type="float">
            <text:p>24288</text:p>
          </table:table-cell>
          <table:table-cell office:value-type="float" office:value="-45670" calcext:value-type="float">
            <text:p>-45670</text:p>
          </table:table-cell>
          <table:table-cell office:value-type="float" office:value="43965" calcext:value-type="float">
            <text:p>43965</text:p>
          </table:table-cell>
          <table:table-cell office:value-type="float" office:value="-3220" calcext:value-type="float">
            <text:p>-32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429</text:p>
          </table:table-cell>
          <table:table-cell office:value-type="float" office:value="1.387" calcext:value-type="float">
            <text:p>1.387</text:p>
          </table:table-cell>
          <table:table-cell office:value-type="float" office:value="21549" calcext:value-type="float">
            <text:p>21549</text:p>
          </table:table-cell>
          <table:table-cell office:value-type="float" office:value="-40219" calcext:value-type="float">
            <text:p>-40219</text:p>
          </table:table-cell>
          <table:table-cell office:value-type="float" office:value="39733" calcext:value-type="float">
            <text:p>39733</text:p>
          </table:table-cell>
          <table:table-cell office:value-type="float" office:value="-776" calcext:value-type="float">
            <text:p>-7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506</text:p>
          </table:table-cell>
          <table:table-cell office:value-type="float" office:value="1.376" calcext:value-type="float">
            <text:p>1.376</text:p>
          </table:table-cell>
          <table:table-cell office:value-type="float" office:value="5924" calcext:value-type="float">
            <text:p>5924</text:p>
          </table:table-cell>
          <table:table-cell office:value-type="float" office:value="-31427" calcext:value-type="float">
            <text:p>-31427</text:p>
          </table:table-cell>
          <table:table-cell office:value-type="float" office:value="44980" calcext:value-type="float">
            <text:p>44980</text:p>
          </table:table-cell>
          <table:table-cell office:value-type="float" office:value="-2542" calcext:value-type="float">
            <text:p>-254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513</text:p>
          </table:table-cell>
          <table:table-cell office:value-type="float" office:value="1.3695" calcext:value-type="float">
            <text:p>1.3695</text:p>
          </table:table-cell>
          <table:table-cell office:value-type="float" office:value="35126" calcext:value-type="float">
            <text:p>35126</text:p>
          </table:table-cell>
          <table:table-cell office:value-type="float" office:value="-23311" calcext:value-type="float">
            <text:p>-23311</text:p>
          </table:table-cell>
          <table:table-cell office:value-type="float" office:value="8213" calcext:value-type="float">
            <text:p>8213</text:p>
          </table:table-cell>
          <table:table-cell office:value-type="float" office:value="-2332" calcext:value-type="float">
            <text:p>-23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520</text:p>
          </table:table-cell>
          <table:table-cell office:value-type="float" office:value="1.3634" calcext:value-type="float">
            <text:p>1.3634</text:p>
          </table:table-cell>
          <table:table-cell office:value-type="float" office:value="49987" calcext:value-type="float">
            <text:p>49987</text:p>
          </table:table-cell>
          <table:table-cell office:value-type="float" office:value="-18538" calcext:value-type="float">
            <text:p>-18538</text:p>
          </table:table-cell>
          <table:table-cell office:value-type="float" office:value="-3711" calcext:value-type="float">
            <text:p>-3711</text:p>
          </table:table-cell>
          <table:table-cell office:value-type="float" office:value="-5643" calcext:value-type="float">
            <text:p>-564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527</text:p>
          </table:table-cell>
          <table:table-cell office:value-type="float" office:value="1.3631" calcext:value-type="float">
            <text:p>1.3631</text:p>
          </table:table-cell>
          <table:table-cell office:value-type="float" office:value="65533" calcext:value-type="float">
            <text:p>65533</text:p>
          </table:table-cell>
          <table:table-cell office:value-type="float" office:value="-19696" calcext:value-type="float">
            <text:p>-19696</text:p>
          </table:table-cell>
          <table:table-cell office:value-type="float" office:value="-14085" calcext:value-type="float">
            <text:p>-14085</text:p>
          </table:table-cell>
          <table:table-cell office:value-type="float" office:value="-6984" calcext:value-type="float">
            <text:p>-69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603</text:p>
          </table:table-cell>
          <table:table-cell office:value-type="float" office:value="1.3643" calcext:value-type="float">
            <text:p>1.3643</text:p>
          </table:table-cell>
          <table:table-cell office:value-type="float" office:value="85391" calcext:value-type="float">
            <text:p>85391</text:p>
          </table:table-cell>
          <table:table-cell office:value-type="float" office:value="-21191" calcext:value-type="float">
            <text:p>-21191</text:p>
          </table:table-cell>
          <table:table-cell office:value-type="float" office:value="-29841" calcext:value-type="float">
            <text:p>-29841</text:p>
          </table:table-cell>
          <table:table-cell office:value-type="float" office:value="-6534" calcext:value-type="float">
            <text:p>-65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610</text:p>
          </table:table-cell>
          <table:table-cell office:value-type="float" office:value="1.3542" calcext:value-type="float">
            <text:p>1.3542</text:p>
          </table:table-cell>
          <table:table-cell office:value-type="float" office:value="109426" calcext:value-type="float">
            <text:p>109426</text:p>
          </table:table-cell>
          <table:table-cell office:value-type="float" office:value="-20917" calcext:value-type="float">
            <text:p>-20917</text:p>
          </table:table-cell>
          <table:table-cell office:value-type="float" office:value="-52249" calcext:value-type="float">
            <text:p>-52249</text:p>
          </table:table-cell>
          <table:table-cell office:value-type="float" office:value="-5467" calcext:value-type="float">
            <text:p>-54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617</text:p>
          </table:table-cell>
          <table:table-cell office:value-type="float" office:value="1.3599" calcext:value-type="float">
            <text:p>1.3599</text:p>
          </table:table-cell>
          <table:table-cell office:value-type="float" office:value="104559" calcext:value-type="float">
            <text:p>104559</text:p>
          </table:table-cell>
          <table:table-cell office:value-type="float" office:value="-22250" calcext:value-type="float">
            <text:p>-22250</text:p>
          </table:table-cell>
          <table:table-cell office:value-type="float" office:value="-49932" calcext:value-type="float">
            <text:p>-49932</text:p>
          </table:table-cell>
          <table:table-cell office:value-type="float" office:value="-1691" calcext:value-type="float">
            <text:p>-16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624</text:p>
          </table:table-cell>
          <table:table-cell office:value-type="float" office:value="1.3649" calcext:value-type="float">
            <text:p>1.3649</text:p>
          </table:table-cell>
          <table:table-cell office:value-type="float" office:value="106950" calcext:value-type="float">
            <text:p>106950</text:p>
          </table:table-cell>
          <table:table-cell office:value-type="float" office:value="-22938" calcext:value-type="float">
            <text:p>-22938</text:p>
          </table:table-cell>
          <table:table-cell office:value-type="float" office:value="-49590" calcext:value-type="float">
            <text:p>-49590</text:p>
          </table:table-cell>
          <table:table-cell office:value-type="float" office:value="-1260" calcext:value-type="float">
            <text:p>-12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701</text:p>
          </table:table-cell>
          <table:table-cell office:value-type="float" office:value="1.3596" calcext:value-type="float">
            <text:p>1.3596</text:p>
          </table:table-cell>
          <table:table-cell office:value-type="float" office:value="105034" calcext:value-type="float">
            <text:p>105034</text:p>
          </table:table-cell>
          <table:table-cell office:value-type="float" office:value="-22081" calcext:value-type="float">
            <text:p>-22081</text:p>
          </table:table-cell>
          <table:table-cell office:value-type="float" office:value="-52058" calcext:value-type="float">
            <text:p>-52058</text:p>
          </table:table-cell>
          <table:table-cell office:value-type="float" office:value="-302" calcext:value-type="float">
            <text:p>-30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708</text:p>
          </table:table-cell>
          <table:table-cell office:value-type="float" office:value="1.3609" calcext:value-type="float">
            <text:p>1.3609</text:p>
          </table:table-cell>
          <table:table-cell office:value-type="float" office:value="114802" calcext:value-type="float">
            <text:p>114802</text:p>
          </table:table-cell>
          <table:table-cell office:value-type="float" office:value="-24095" calcext:value-type="float">
            <text:p>-24095</text:p>
          </table:table-cell>
          <table:table-cell office:value-type="float" office:value="-51109" calcext:value-type="float">
            <text:p>-51109</text:p>
          </table:table-cell>
          <table:table-cell office:value-type="float" office:value="-1953" calcext:value-type="float">
            <text:p>-19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715</text:p>
          </table:table-cell>
          <table:table-cell office:value-type="float" office:value="1.3525" calcext:value-type="float">
            <text:p>1.3525</text:p>
          </table:table-cell>
          <table:table-cell office:value-type="float" office:value="118762" calcext:value-type="float">
            <text:p>118762</text:p>
          </table:table-cell>
          <table:table-cell office:value-type="float" office:value="-27519" calcext:value-type="float">
            <text:p>-27519</text:p>
          </table:table-cell>
          <table:table-cell office:value-type="float" office:value="-49483" calcext:value-type="float">
            <text:p>-49483</text:p>
          </table:table-cell>
          <table:table-cell office:value-type="float" office:value="-1197" calcext:value-type="float">
            <text:p>-11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722</text:p>
          </table:table-cell>
          <table:table-cell office:value-type="float" office:value="1.3432" calcext:value-type="float">
            <text:p>1.3432</text:p>
          </table:table-cell>
          <table:table-cell office:value-type="float" office:value="141399" calcext:value-type="float">
            <text:p>141399</text:p>
          </table:table-cell>
          <table:table-cell office:value-type="float" office:value="-29482" calcext:value-type="float">
            <text:p>-29482</text:p>
          </table:table-cell>
          <table:table-cell office:value-type="float" office:value="-66983" calcext:value-type="float">
            <text:p>-66983</text:p>
          </table:table-cell>
          <table:table-cell office:value-type="float" office:value="-2762" calcext:value-type="float">
            <text:p>-27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729</text:p>
          </table:table-cell>
          <table:table-cell office:value-type="float" office:value="1.343" calcext:value-type="float">
            <text:p>1.343</text:p>
          </table:table-cell>
          <table:table-cell office:value-type="float" office:value="157701" calcext:value-type="float">
            <text:p>157701</text:p>
          </table:table-cell>
          <table:table-cell office:value-type="float" office:value="-22350" calcext:value-type="float">
            <text:p>-22350</text:p>
          </table:table-cell>
          <table:table-cell office:value-type="float" office:value="-82199" calcext:value-type="float">
            <text:p>-82199</text:p>
          </table:table-cell>
          <table:table-cell office:value-type="float" office:value="-5644" calcext:value-type="float">
            <text:p>-564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805</text:p>
          </table:table-cell>
          <table:table-cell office:value-type="float" office:value="1.3411" calcext:value-type="float">
            <text:p>1.3411</text:p>
          </table:table-cell>
          <table:table-cell office:value-type="float" office:value="182110" calcext:value-type="float">
            <text:p>182110</text:p>
          </table:table-cell>
          <table:table-cell office:value-type="float" office:value="-19478" calcext:value-type="float">
            <text:p>-19478</text:p>
          </table:table-cell>
          <table:table-cell office:value-type="float" office:value="-105253" calcext:value-type="float">
            <text:p>-105253</text:p>
          </table:table-cell>
          <table:table-cell office:value-type="float" office:value="-7082" calcext:value-type="float">
            <text:p>-70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812</text:p>
          </table:table-cell>
          <table:table-cell office:value-type="float" office:value="1.3399" calcext:value-type="float">
            <text:p>1.3399</text:p>
          </table:table-cell>
          <table:table-cell office:value-type="float" office:value="183664" calcext:value-type="float">
            <text:p>183664</text:p>
          </table:table-cell>
          <table:table-cell office:value-type="float" office:value="-23847" calcext:value-type="float">
            <text:p>-23847</text:p>
          </table:table-cell>
          <table:table-cell office:value-type="float" office:value="-104466" calcext:value-type="float">
            <text:p>-104466</text:p>
          </table:table-cell>
          <table:table-cell office:value-type="float" office:value="-6014" calcext:value-type="float">
            <text:p>-60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819</text:p>
          </table:table-cell>
          <table:table-cell office:value-type="float" office:value="1.3243" calcext:value-type="float">
            <text:p>1.3243</text:p>
          </table:table-cell>
          <table:table-cell office:value-type="float" office:value="190096" calcext:value-type="float">
            <text:p>190096</text:p>
          </table:table-cell>
          <table:table-cell office:value-type="float" office:value="-18398" calcext:value-type="float">
            <text:p>-18398</text:p>
          </table:table-cell>
          <table:table-cell office:value-type="float" office:value="-117290" calcext:value-type="float">
            <text:p>-117290</text:p>
          </table:table-cell>
          <table:table-cell office:value-type="float" office:value="-3587" calcext:value-type="float">
            <text:p>-35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826</text:p>
          </table:table-cell>
          <table:table-cell office:value-type="float" office:value="1.3133" calcext:value-type="float">
            <text:p>1.3133</text:p>
          </table:table-cell>
          <table:table-cell office:value-type="float" office:value="198662" calcext:value-type="float">
            <text:p>198662</text:p>
          </table:table-cell>
          <table:table-cell office:value-type="float" office:value="-20987" calcext:value-type="float">
            <text:p>-20987</text:p>
          </table:table-cell>
          <table:table-cell office:value-type="float" office:value="-126160" calcext:value-type="float">
            <text:p>-126160</text:p>
          </table:table-cell>
          <table:table-cell office:value-type="float" office:value="-6074" calcext:value-type="float">
            <text:p>-60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902</text:p>
          </table:table-cell>
          <table:table-cell office:value-type="float" office:value="1.295" calcext:value-type="float">
            <text:p>1.295</text:p>
          </table:table-cell>
          <table:table-cell office:value-type="float" office:value="210950" calcext:value-type="float">
            <text:p>210950</text:p>
          </table:table-cell>
          <table:table-cell office:value-type="float" office:value="-28616" calcext:value-type="float">
            <text:p>-28616</text:p>
          </table:table-cell>
          <table:table-cell office:value-type="float" office:value="-127201" calcext:value-type="float">
            <text:p>-127201</text:p>
          </table:table-cell>
          <table:table-cell office:value-type="float" office:value="-7592" calcext:value-type="float">
            <text:p>-75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909</text:p>
          </table:table-cell>
          <table:table-cell office:value-type="float" office:value="1.2965" calcext:value-type="float">
            <text:p>1.2965</text:p>
          </table:table-cell>
          <table:table-cell office:value-type="float" office:value="200634" calcext:value-type="float">
            <text:p>200634</text:p>
          </table:table-cell>
          <table:table-cell office:value-type="float" office:value="-26013" calcext:value-type="float">
            <text:p>-26013</text:p>
          </table:table-cell>
          <table:table-cell office:value-type="float" office:value="-118547" calcext:value-type="float">
            <text:p>-118547</text:p>
          </table:table-cell>
          <table:table-cell office:value-type="float" office:value="-4672" calcext:value-type="float">
            <text:p>-467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916</text:p>
          </table:table-cell>
          <table:table-cell office:value-type="float" office:value="1.2829" calcext:value-type="float">
            <text:p>1.2829</text:p>
          </table:table-cell>
          <table:table-cell office:value-type="float" office:value="168429" calcext:value-type="float">
            <text:p>168429</text:p>
          </table:table-cell>
          <table:table-cell office:value-type="float" office:value="-29632" calcext:value-type="float">
            <text:p>-29632</text:p>
          </table:table-cell>
          <table:table-cell office:value-type="float" office:value="-101856" calcext:value-type="float">
            <text:p>-101856</text:p>
          </table:table-cell>
          <table:table-cell office:value-type="float" office:value="15156" calcext:value-type="float">
            <text:p>1515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923</text:p>
          </table:table-cell>
          <table:table-cell office:value-type="float" office:value="1.2685" calcext:value-type="float">
            <text:p>1.2685</text:p>
          </table:table-cell>
          <table:table-cell office:value-type="float" office:value="174077" calcext:value-type="float">
            <text:p>174077</text:p>
          </table:table-cell>
          <table:table-cell office:value-type="float" office:value="-35765" calcext:value-type="float">
            <text:p>-35765</text:p>
          </table:table-cell>
          <table:table-cell office:value-type="float" office:value="-108573" calcext:value-type="float">
            <text:p>-108573</text:p>
          </table:table-cell>
          <table:table-cell office:value-type="float" office:value="19132" calcext:value-type="float">
            <text:p>191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0930</text:p>
          </table:table-cell>
          <table:table-cell office:value-type="float" office:value="1.2517" calcext:value-type="float">
            <text:p>1.2517</text:p>
          </table:table-cell>
          <table:table-cell office:value-type="float" office:value="172345" calcext:value-type="float">
            <text:p>172345</text:p>
          </table:table-cell>
          <table:table-cell office:value-type="float" office:value="-39474" calcext:value-type="float">
            <text:p>-39474</text:p>
          </table:table-cell>
          <table:table-cell office:value-type="float" office:value="-99007" calcext:value-type="float">
            <text:p>-99007</text:p>
          </table:table-cell>
          <table:table-cell office:value-type="float" office:value="15832" calcext:value-type="float">
            <text:p>158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007</text:p>
          </table:table-cell>
          <table:table-cell office:value-type="float" office:value="1.2628" calcext:value-type="float">
            <text:p>1.2628</text:p>
          </table:table-cell>
          <table:table-cell office:value-type="float" office:value="190237" calcext:value-type="float">
            <text:p>190237</text:p>
          </table:table-cell>
          <table:table-cell office:value-type="float" office:value="-44514" calcext:value-type="float">
            <text:p>-44514</text:p>
          </table:table-cell>
          <table:table-cell office:value-type="float" office:value="-106079" calcext:value-type="float">
            <text:p>-106079</text:p>
          </table:table-cell>
          <table:table-cell office:value-type="float" office:value="13458" calcext:value-type="float">
            <text:p>1345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014</text:p>
          </table:table-cell>
          <table:table-cell office:value-type="float" office:value="1.2763" calcext:value-type="float">
            <text:p>1.2763</text:p>
          </table:table-cell>
          <table:table-cell office:value-type="float" office:value="199670" calcext:value-type="float">
            <text:p>199670</text:p>
          </table:table-cell>
          <table:table-cell office:value-type="float" office:value="-47106" calcext:value-type="float">
            <text:p>-47106</text:p>
          </table:table-cell>
          <table:table-cell office:value-type="float" office:value="-120597" calcext:value-type="float">
            <text:p>-120597</text:p>
          </table:table-cell>
          <table:table-cell office:value-type="float" office:value="17457" calcext:value-type="float">
            <text:p>174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021</text:p>
          </table:table-cell>
          <table:table-cell office:value-type="float" office:value="1.267" calcext:value-type="float">
            <text:p>1.267</text:p>
          </table:table-cell>
          <table:table-cell office:value-type="float" office:value="201046" calcext:value-type="float">
            <text:p>201046</text:p>
          </table:table-cell>
          <table:table-cell office:value-type="float" office:value="-47069" calcext:value-type="float">
            <text:p>-47069</text:p>
          </table:table-cell>
          <table:table-cell office:value-type="float" office:value="-123733" calcext:value-type="float">
            <text:p>-123733</text:p>
          </table:table-cell>
          <table:table-cell office:value-type="float" office:value="18426" calcext:value-type="float">
            <text:p>184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028</text:p>
          </table:table-cell>
          <table:table-cell office:value-type="float" office:value="1.2525" calcext:value-type="float">
            <text:p>1.2525</text:p>
          </table:table-cell>
          <table:table-cell office:value-type="float" office:value="207492" calcext:value-type="float">
            <text:p>207492</text:p>
          </table:table-cell>
          <table:table-cell office:value-type="float" office:value="-45323" calcext:value-type="float">
            <text:p>-45323</text:p>
          </table:table-cell>
          <table:table-cell office:value-type="float" office:value="-131214" calcext:value-type="float">
            <text:p>-131214</text:p>
          </table:table-cell>
          <table:table-cell office:value-type="float" office:value="15723" calcext:value-type="float">
            <text:p>1572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104</text:p>
          </table:table-cell>
          <table:table-cell office:value-type="float" office:value="1.2454" calcext:value-type="float">
            <text:p>1.2454</text:p>
          </table:table-cell>
          <table:table-cell office:value-type="float" office:value="227310" calcext:value-type="float">
            <text:p>227310</text:p>
          </table:table-cell>
          <table:table-cell office:value-type="float" office:value="-42534" calcext:value-type="float">
            <text:p>-42534</text:p>
          </table:table-cell>
          <table:table-cell office:value-type="float" office:value="-138634" calcext:value-type="float">
            <text:p>-138634</text:p>
          </table:table-cell>
          <table:table-cell office:value-type="float" office:value="12130" calcext:value-type="float">
            <text:p>1213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111</text:p>
          </table:table-cell>
          <table:table-cell office:value-type="float" office:value="1.2524" calcext:value-type="float">
            <text:p>1.2524</text:p>
          </table:table-cell>
          <table:table-cell office:value-type="float" office:value="210540" calcext:value-type="float">
            <text:p>210540</text:p>
          </table:table-cell>
          <table:table-cell office:value-type="float" office:value="-41694" calcext:value-type="float">
            <text:p>-41694</text:p>
          </table:table-cell>
          <table:table-cell office:value-type="float" office:value="-129094" calcext:value-type="float">
            <text:p>-129094</text:p>
          </table:table-cell>
          <table:table-cell office:value-type="float" office:value="19303" calcext:value-type="float">
            <text:p>1930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118</text:p>
          </table:table-cell>
          <table:table-cell office:value-type="float" office:value="1.239" calcext:value-type="float">
            <text:p>1.239</text:p>
          </table:table-cell>
          <table:table-cell office:value-type="float" office:value="212136" calcext:value-type="float">
            <text:p>212136</text:p>
          </table:table-cell>
          <table:table-cell office:value-type="float" office:value="-44220" calcext:value-type="float">
            <text:p>-44220</text:p>
          </table:table-cell>
          <table:table-cell office:value-type="float" office:value="-134116" calcext:value-type="float">
            <text:p>-134116</text:p>
          </table:table-cell>
          <table:table-cell office:value-type="float" office:value="21534" calcext:value-type="float">
            <text:p>215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125</text:p>
          </table:table-cell>
          <table:table-cell office:value-type="float" office:value="1.2452" calcext:value-type="float">
            <text:p>1.2452</text:p>
          </table:table-cell>
          <table:table-cell office:value-type="float" office:value="209273" calcext:value-type="float">
            <text:p>209273</text:p>
          </table:table-cell>
          <table:table-cell office:value-type="float" office:value="-44027" calcext:value-type="float">
            <text:p>-44027</text:p>
          </table:table-cell>
          <table:table-cell office:value-type="float" office:value="-128229" calcext:value-type="float">
            <text:p>-128229</text:p>
          </table:table-cell>
          <table:table-cell office:value-type="float" office:value="19938" calcext:value-type="float">
            <text:p>199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202</text:p>
          </table:table-cell>
          <table:table-cell office:value-type="float" office:value="1.2286" calcext:value-type="float">
            <text:p>1.2286</text:p>
          </table:table-cell>
          <table:table-cell office:value-type="float" office:value="197949" calcext:value-type="float">
            <text:p>197949</text:p>
          </table:table-cell>
          <table:table-cell office:value-type="float" office:value="-41715" calcext:value-type="float">
            <text:p>-41715</text:p>
          </table:table-cell>
          <table:table-cell office:value-type="float" office:value="-120111" calcext:value-type="float">
            <text:p>-120111</text:p>
          </table:table-cell>
          <table:table-cell office:value-type="float" office:value="19484" calcext:value-type="float">
            <text:p>194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209</text:p>
          </table:table-cell>
          <table:table-cell office:value-type="float" office:value="1.2462" calcext:value-type="float">
            <text:p>1.2462</text:p>
          </table:table-cell>
          <table:table-cell office:value-type="float" office:value="171505" calcext:value-type="float">
            <text:p>171505</text:p>
          </table:table-cell>
          <table:table-cell office:value-type="float" office:value="-46487" calcext:value-type="float">
            <text:p>-46487</text:p>
          </table:table-cell>
          <table:table-cell office:value-type="float" office:value="-87595" calcext:value-type="float">
            <text:p>-87595</text:p>
          </table:table-cell>
          <table:table-cell office:value-type="float" office:value="18018" calcext:value-type="float">
            <text:p>180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216</text:p>
          </table:table-cell>
          <table:table-cell office:value-type="float" office:value="1.2228" calcext:value-type="float">
            <text:p>1.2228</text:p>
          </table:table-cell>
          <table:table-cell office:value-type="float" office:value="159592" calcext:value-type="float">
            <text:p>159592</text:p>
          </table:table-cell>
          <table:table-cell office:value-type="float" office:value="-53447" calcext:value-type="float">
            <text:p>-53447</text:p>
          </table:table-cell>
          <table:table-cell office:value-type="float" office:value="-102686" calcext:value-type="float">
            <text:p>-102686</text:p>
          </table:table-cell>
          <table:table-cell office:value-type="float" office:value="43354" calcext:value-type="float">
            <text:p>433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223</text:p>
          </table:table-cell>
          <table:table-cell office:value-type="float" office:value="1.2176" calcext:value-type="float">
            <text:p>1.2176</text:p>
          </table:table-cell>
          <table:table-cell office:value-type="float" office:value="179542" calcext:value-type="float">
            <text:p>179542</text:p>
          </table:table-cell>
          <table:table-cell office:value-type="float" office:value="-45188" calcext:value-type="float">
            <text:p>-45188</text:p>
          </table:table-cell>
          <table:table-cell office:value-type="float" office:value="-127666" calcext:value-type="float">
            <text:p>-127666</text:p>
          </table:table-cell>
          <table:table-cell office:value-type="float" office:value="42956" calcext:value-type="float">
            <text:p>4295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41230</text:p>
          </table:table-cell>
          <table:table-cell office:value-type="float" office:value="1.2003" calcext:value-type="float">
            <text:p>1.2003</text:p>
          </table:table-cell>
          <table:table-cell office:value-type="float" office:value="186336" calcext:value-type="float">
            <text:p>186336</text:p>
          </table:table-cell>
          <table:table-cell office:value-type="float" office:value="-46418" calcext:value-type="float">
            <text:p>-46418</text:p>
          </table:table-cell>
          <table:table-cell office:value-type="float" office:value="-131455" calcext:value-type="float">
            <text:p>-131455</text:p>
          </table:table-cell>
          <table:table-cell office:value-type="float" office:value="41042" calcext:value-type="float">
            <text:p>4104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106</text:p>
          </table:table-cell>
          <table:table-cell office:value-type="float" office:value="1.1842" calcext:value-type="float">
            <text:p>1.1842</text:p>
          </table:table-cell>
          <table:table-cell office:value-type="float" office:value="204459" calcext:value-type="float">
            <text:p>204459</text:p>
          </table:table-cell>
          <table:table-cell office:value-type="float" office:value="-49423" calcext:value-type="float">
            <text:p>-49423</text:p>
          </table:table-cell>
          <table:table-cell office:value-type="float" office:value="-135365" calcext:value-type="float">
            <text:p>-135365</text:p>
          </table:table-cell>
          <table:table-cell office:value-type="float" office:value="35884" calcext:value-type="float">
            <text:p>358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113</text:p>
          </table:table-cell>
          <table:table-cell office:value-type="float" office:value="1.1569" calcext:value-type="float">
            <text:p>1.1569</text:p>
          </table:table-cell>
          <table:table-cell office:value-type="float" office:value="214921" calcext:value-type="float">
            <text:p>214921</text:p>
          </table:table-cell>
          <table:table-cell office:value-type="float" office:value="-52895" calcext:value-type="float">
            <text:p>-52895</text:p>
          </table:table-cell>
          <table:table-cell office:value-type="float" office:value="-136703" calcext:value-type="float">
            <text:p>-136703</text:p>
          </table:table-cell>
          <table:table-cell office:value-type="float" office:value="32051" calcext:value-type="float">
            <text:p>320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120</text:p>
          </table:table-cell>
          <table:table-cell office:value-type="float" office:value="1.1208" calcext:value-type="float">
            <text:p>1.1208</text:p>
          </table:table-cell>
          <table:table-cell office:value-type="float" office:value="233378" calcext:value-type="float">
            <text:p>233378</text:p>
          </table:table-cell>
          <table:table-cell office:value-type="float" office:value="-62555" calcext:value-type="float">
            <text:p>-62555</text:p>
          </table:table-cell>
          <table:table-cell office:value-type="float" office:value="-144434" calcext:value-type="float">
            <text:p>-144434</text:p>
          </table:table-cell>
          <table:table-cell office:value-type="float" office:value="29078" calcext:value-type="float">
            <text:p>290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127</text:p>
          </table:table-cell>
          <table:table-cell office:value-type="float" office:value="1.1288" calcext:value-type="float">
            <text:p>1.1288</text:p>
          </table:table-cell>
          <table:table-cell office:value-type="float" office:value="229069" calcext:value-type="float">
            <text:p>229069</text:p>
          </table:table-cell>
          <table:table-cell office:value-type="float" office:value="-55464" calcext:value-type="float">
            <text:p>-55464</text:p>
          </table:table-cell>
          <table:table-cell office:value-type="float" office:value="-138680" calcext:value-type="float">
            <text:p>-138680</text:p>
          </table:table-cell>
          <table:table-cell office:value-type="float" office:value="24593" calcext:value-type="float">
            <text:p>245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203</text:p>
          </table:table-cell>
          <table:table-cell office:value-type="float" office:value="1.1316" calcext:value-type="float">
            <text:p>1.1316</text:p>
          </table:table-cell>
          <table:table-cell office:value-type="float" office:value="240929" calcext:value-type="float">
            <text:p>240929</text:p>
          </table:table-cell>
          <table:table-cell office:value-type="float" office:value="-58603" calcext:value-type="float">
            <text:p>-58603</text:p>
          </table:table-cell>
          <table:table-cell office:value-type="float" office:value="-155558" calcext:value-type="float">
            <text:p>-155558</text:p>
          </table:table-cell>
          <table:table-cell office:value-type="float" office:value="29887" calcext:value-type="float">
            <text:p>298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210</text:p>
          </table:table-cell>
          <table:table-cell office:value-type="float" office:value="1.1385" calcext:value-type="float">
            <text:p>1.1385</text:p>
          </table:table-cell>
          <table:table-cell office:value-type="float" office:value="230004" calcext:value-type="float">
            <text:p>230004</text:p>
          </table:table-cell>
          <table:table-cell office:value-type="float" office:value="-50982" calcext:value-type="float">
            <text:p>-50982</text:p>
          </table:table-cell>
          <table:table-cell office:value-type="float" office:value="-158982" calcext:value-type="float">
            <text:p>-158982</text:p>
          </table:table-cell>
          <table:table-cell office:value-type="float" office:value="30770" calcext:value-type="float">
            <text:p>307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217</text:p>
          </table:table-cell>
          <table:table-cell office:value-type="float" office:value="1.1381" calcext:value-type="float">
            <text:p>1.1381</text:p>
          </table:table-cell>
          <table:table-cell office:value-type="float" office:value="220581" calcext:value-type="float">
            <text:p>220581</text:p>
          </table:table-cell>
          <table:table-cell office:value-type="float" office:value="-50545" calcext:value-type="float">
            <text:p>-50545</text:p>
          </table:table-cell>
          <table:table-cell office:value-type="float" office:value="-151966" calcext:value-type="float">
            <text:p>-151966</text:p>
          </table:table-cell>
          <table:table-cell office:value-type="float" office:value="33990" calcext:value-type="float">
            <text:p>339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224</text:p>
          </table:table-cell>
          <table:table-cell office:value-type="float" office:value="1.1196" calcext:value-type="float">
            <text:p>1.1196</text:p>
          </table:table-cell>
          <table:table-cell office:value-type="float" office:value="208257" calcext:value-type="float">
            <text:p>208257</text:p>
          </table:table-cell>
          <table:table-cell office:value-type="float" office:value="-48807" calcext:value-type="float">
            <text:p>-48807</text:p>
          </table:table-cell>
          <table:table-cell office:value-type="float" office:value="-149982" calcext:value-type="float">
            <text:p>-149982</text:p>
          </table:table-cell>
          <table:table-cell office:value-type="float" office:value="39757" calcext:value-type="float">
            <text:p>397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303</text:p>
          </table:table-cell>
          <table:table-cell office:value-type="float" office:value="1.0844" calcext:value-type="float">
            <text:p>1.0844</text:p>
          </table:table-cell>
          <table:table-cell office:value-type="float" office:value="202957" calcext:value-type="float">
            <text:p>202957</text:p>
          </table:table-cell>
          <table:table-cell office:value-type="float" office:value="-43906" calcext:value-type="float">
            <text:p>-43906</text:p>
          </table:table-cell>
          <table:table-cell office:value-type="float" office:value="-145139" calcext:value-type="float">
            <text:p>-145139</text:p>
          </table:table-cell>
          <table:table-cell office:value-type="float" office:value="38346" calcext:value-type="float">
            <text:p>383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310</text:p>
          </table:table-cell>
          <table:table-cell office:value-type="float" office:value="1.0495" calcext:value-type="float">
            <text:p>1.0495</text:p>
          </table:table-cell>
          <table:table-cell office:value-type="float" office:value="194783" calcext:value-type="float">
            <text:p>194783</text:p>
          </table:table-cell>
          <table:table-cell office:value-type="float" office:value="-41325" calcext:value-type="float">
            <text:p>-41325</text:p>
          </table:table-cell>
          <table:table-cell office:value-type="float" office:value="-129172" calcext:value-type="float">
            <text:p>-129172</text:p>
          </table:table-cell>
          <table:table-cell office:value-type="float" office:value="28121" calcext:value-type="float">
            <text:p>281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317</text:p>
          </table:table-cell>
          <table:table-cell office:value-type="float" office:value="1.0822" calcext:value-type="float">
            <text:p>1.0822</text:p>
          </table:table-cell>
          <table:table-cell office:value-type="float" office:value="171670" calcext:value-type="float">
            <text:p>171670</text:p>
          </table:table-cell>
          <table:table-cell office:value-type="float" office:value="-51862" calcext:value-type="float">
            <text:p>-51862</text:p>
          </table:table-cell>
          <table:table-cell office:value-type="float" office:value="-144213" calcext:value-type="float">
            <text:p>-144213</text:p>
          </table:table-cell>
          <table:table-cell office:value-type="float" office:value="78320" calcext:value-type="float">
            <text:p>783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324</text:p>
          </table:table-cell>
          <table:table-cell office:value-type="float" office:value="1.0889" calcext:value-type="float">
            <text:p>1.0889</text:p>
          </table:table-cell>
          <table:table-cell office:value-type="float" office:value="192588" calcext:value-type="float">
            <text:p>192588</text:p>
          </table:table-cell>
          <table:table-cell office:value-type="float" office:value="-51377" calcext:value-type="float">
            <text:p>-51377</text:p>
          </table:table-cell>
          <table:table-cell office:value-type="float" office:value="-170230" calcext:value-type="float">
            <text:p>-170230</text:p>
          </table:table-cell>
          <table:table-cell office:value-type="float" office:value="79911" calcext:value-type="float">
            <text:p>799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331</text:p>
          </table:table-cell>
          <table:table-cell office:value-type="float" office:value="1.0978" calcext:value-type="float">
            <text:p>1.0978</text:p>
          </table:table-cell>
          <table:table-cell office:value-type="float" office:value="198832" calcext:value-type="float">
            <text:p>198832</text:p>
          </table:table-cell>
          <table:table-cell office:value-type="float" office:value="-53702" calcext:value-type="float">
            <text:p>-53702</text:p>
          </table:table-cell>
          <table:table-cell office:value-type="float" office:value="-160674" calcext:value-type="float">
            <text:p>-160674</text:p>
          </table:table-cell>
          <table:table-cell office:value-type="float" office:value="63453" calcext:value-type="float">
            <text:p>634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407</text:p>
          </table:table-cell>
          <table:table-cell office:value-type="float" office:value="1.0604" calcext:value-type="float">
            <text:p>1.0604</text:p>
          </table:table-cell>
          <table:table-cell office:value-type="float" office:value="184826" calcext:value-type="float">
            <text:p>184826</text:p>
          </table:table-cell>
          <table:table-cell office:value-type="float" office:value="-56265" calcext:value-type="float">
            <text:p>-56265</text:p>
          </table:table-cell>
          <table:table-cell office:value-type="float" office:value="-154643" calcext:value-type="float">
            <text:p>-154643</text:p>
          </table:table-cell>
          <table:table-cell office:value-type="float" office:value="70829" calcext:value-type="float">
            <text:p>708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414</text:p>
          </table:table-cell>
          <table:table-cell office:value-type="float" office:value="1.0807" calcext:value-type="float">
            <text:p>1.0807</text:p>
          </table:table-cell>
          <table:table-cell office:value-type="float" office:value="177644" calcext:value-type="float">
            <text:p>177644</text:p>
          </table:table-cell>
          <table:table-cell office:value-type="float" office:value="-55047" calcext:value-type="float">
            <text:p>-55047</text:p>
          </table:table-cell>
          <table:table-cell office:value-type="float" office:value="-148804" calcext:value-type="float">
            <text:p>-148804</text:p>
          </table:table-cell>
          <table:table-cell office:value-type="float" office:value="71160" calcext:value-type="float">
            <text:p>711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421</text:p>
          </table:table-cell>
          <table:table-cell office:value-type="float" office:value="1.0874" calcext:value-type="float">
            <text:p>1.0874</text:p>
          </table:table-cell>
          <table:table-cell office:value-type="float" office:value="175627" calcext:value-type="float">
            <text:p>175627</text:p>
          </table:table-cell>
          <table:table-cell office:value-type="float" office:value="-60335" calcext:value-type="float">
            <text:p>-60335</text:p>
          </table:table-cell>
          <table:table-cell office:value-type="float" office:value="-139424" calcext:value-type="float">
            <text:p>-139424</text:p>
          </table:table-cell>
          <table:table-cell office:value-type="float" office:value="67712" calcext:value-type="float">
            <text:p>677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428</text:p>
          </table:table-cell>
          <table:table-cell office:value-type="float" office:value="1.1201" calcext:value-type="float">
            <text:p>1.1201</text:p>
          </table:table-cell>
          <table:table-cell office:value-type="float" office:value="150166" calcext:value-type="float">
            <text:p>150166</text:p>
          </table:table-cell>
          <table:table-cell office:value-type="float" office:value="-55970" calcext:value-type="float">
            <text:p>-55970</text:p>
          </table:table-cell>
          <table:table-cell office:value-type="float" office:value="-124234" calcext:value-type="float">
            <text:p>-124234</text:p>
          </table:table-cell>
          <table:table-cell office:value-type="float" office:value="72964" calcext:value-type="float">
            <text:p>729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505</text:p>
          </table:table-cell>
          <table:table-cell office:value-type="float" office:value="1.1204" calcext:value-type="float">
            <text:p>1.1204</text:p>
          </table:table-cell>
          <table:table-cell office:value-type="float" office:value="141542" calcext:value-type="float">
            <text:p>141542</text:p>
          </table:table-cell>
          <table:table-cell office:value-type="float" office:value="-51293" calcext:value-type="float">
            <text:p>-51293</text:p>
          </table:table-cell>
          <table:table-cell office:value-type="float" office:value="-118303" calcext:value-type="float">
            <text:p>-118303</text:p>
          </table:table-cell>
          <table:table-cell office:value-type="float" office:value="65838" calcext:value-type="float">
            <text:p>658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512</text:p>
          </table:table-cell>
          <table:table-cell office:value-type="float" office:value="1.1453" calcext:value-type="float">
            <text:p>1.1453</text:p>
          </table:table-cell>
          <table:table-cell office:value-type="float" office:value="132585" calcext:value-type="float">
            <text:p>132585</text:p>
          </table:table-cell>
          <table:table-cell office:value-type="float" office:value="-60402" calcext:value-type="float">
            <text:p>-60402</text:p>
          </table:table-cell>
          <table:table-cell office:value-type="float" office:value="-107498" calcext:value-type="float">
            <text:p>-107498</text:p>
          </table:table-cell>
          <table:table-cell office:value-type="float" office:value="73507" calcext:value-type="float">
            <text:p>735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519</text:p>
          </table:table-cell>
          <table:table-cell office:value-type="float" office:value="1.1018" calcext:value-type="float">
            <text:p>1.1018</text:p>
          </table:table-cell>
          <table:table-cell office:value-type="float" office:value="122832" calcext:value-type="float">
            <text:p>122832</text:p>
          </table:table-cell>
          <table:table-cell office:value-type="float" office:value="-57201" calcext:value-type="float">
            <text:p>-57201</text:p>
          </table:table-cell>
          <table:table-cell office:value-type="float" office:value="-103229" calcext:value-type="float">
            <text:p>-103229</text:p>
          </table:table-cell>
          <table:table-cell office:value-type="float" office:value="77693" calcext:value-type="float">
            <text:p>776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526</text:p>
          </table:table-cell>
          <table:table-cell office:value-type="float" office:value="1.0988" calcext:value-type="float">
            <text:p>1.0988</text:p>
          </table:table-cell>
          <table:table-cell office:value-type="float" office:value="120245" calcext:value-type="float">
            <text:p>120245</text:p>
          </table:table-cell>
          <table:table-cell office:value-type="float" office:value="-57427" calcext:value-type="float">
            <text:p>-57427</text:p>
          </table:table-cell>
          <table:table-cell office:value-type="float" office:value="-103068" calcext:value-type="float">
            <text:p>-103068</text:p>
          </table:table-cell>
          <table:table-cell office:value-type="float" office:value="76953" calcext:value-type="float">
            <text:p>769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602</text:p>
          </table:table-cell>
          <table:table-cell office:value-type="float" office:value="1.1113" calcext:value-type="float">
            <text:p>1.1113</text:p>
          </table:table-cell>
          <table:table-cell office:value-type="float" office:value="116081" calcext:value-type="float">
            <text:p>116081</text:p>
          </table:table-cell>
          <table:table-cell office:value-type="float" office:value="-70316" calcext:value-type="float">
            <text:p>-70316</text:p>
          </table:table-cell>
          <table:table-cell office:value-type="float" office:value="-86336" calcext:value-type="float">
            <text:p>-86336</text:p>
          </table:table-cell>
          <table:table-cell office:value-type="float" office:value="82195" calcext:value-type="float">
            <text:p>821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609</text:p>
          </table:table-cell>
          <table:table-cell office:value-type="float" office:value="1.1269" calcext:value-type="float">
            <text:p>1.1269</text:p>
          </table:table-cell>
          <table:table-cell office:value-type="float" office:value="89569" calcext:value-type="float">
            <text:p>89569</text:p>
          </table:table-cell>
          <table:table-cell office:value-type="float" office:value="-71670" calcext:value-type="float">
            <text:p>-71670</text:p>
          </table:table-cell>
          <table:table-cell office:value-type="float" office:value="-73169" calcext:value-type="float">
            <text:p>-73169</text:p>
          </table:table-cell>
          <table:table-cell office:value-type="float" office:value="94011" calcext:value-type="float">
            <text:p>940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616</text:p>
          </table:table-cell>
          <table:table-cell office:value-type="float" office:value="1.1353" calcext:value-type="float">
            <text:p>1.1353</text:p>
          </table:table-cell>
          <table:table-cell office:value-type="float" office:value="108597" calcext:value-type="float">
            <text:p>108597</text:p>
          </table:table-cell>
          <table:table-cell office:value-type="float" office:value="-71996" calcext:value-type="float">
            <text:p>-71996</text:p>
          </table:table-cell>
          <table:table-cell office:value-type="float" office:value="-33002" calcext:value-type="float">
            <text:p>-33002</text:p>
          </table:table-cell>
          <table:table-cell office:value-type="float" office:value="30015" calcext:value-type="float">
            <text:p>300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623</text:p>
          </table:table-cell>
          <table:table-cell office:value-type="float" office:value="1.1166" calcext:value-type="float">
            <text:p>1.1166</text:p>
          </table:table-cell>
          <table:table-cell office:value-type="float" office:value="117841" calcext:value-type="float">
            <text:p>117841</text:p>
          </table:table-cell>
          <table:table-cell office:value-type="float" office:value="-56644" calcext:value-type="float">
            <text:p>-56644</text:p>
          </table:table-cell>
          <table:table-cell office:value-type="float" office:value="-45668" calcext:value-type="float">
            <text:p>-45668</text:p>
          </table:table-cell>
          <table:table-cell office:value-type="float" office:value="17074" calcext:value-type="float">
            <text:p>170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630</text:p>
          </table:table-cell>
          <table:table-cell office:value-type="float" office:value="1.1114" calcext:value-type="float">
            <text:p>1.1114</text:p>
          </table:table-cell>
          <table:table-cell office:value-type="float" office:value="119499" calcext:value-type="float">
            <text:p>119499</text:p>
          </table:table-cell>
          <table:table-cell office:value-type="float" office:value="-51792" calcext:value-type="float">
            <text:p>-51792</text:p>
          </table:table-cell>
          <table:table-cell office:value-type="float" office:value="-48954" calcext:value-type="float">
            <text:p>-48954</text:p>
          </table:table-cell>
          <table:table-cell office:value-type="float" office:value="15968" calcext:value-type="float">
            <text:p>1596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707</text:p>
          </table:table-cell>
          <table:table-cell office:value-type="float" office:value="1.1164" calcext:value-type="float">
            <text:p>1.1164</text:p>
          </table:table-cell>
          <table:table-cell office:value-type="float" office:value="124685" calcext:value-type="float">
            <text:p>124685</text:p>
          </table:table-cell>
          <table:table-cell office:value-type="float" office:value="-42279" calcext:value-type="float">
            <text:p>-42279</text:p>
          </table:table-cell>
          <table:table-cell office:value-type="float" office:value="-59110" calcext:value-type="float">
            <text:p>-59110</text:p>
          </table:table-cell>
          <table:table-cell office:value-type="float" office:value="18916" calcext:value-type="float">
            <text:p>1891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714</text:p>
          </table:table-cell>
          <table:table-cell office:value-type="float" office:value="1.083" calcext:value-type="float">
            <text:p>1.083</text:p>
          </table:table-cell>
          <table:table-cell office:value-type="float" office:value="122595" calcext:value-type="float">
            <text:p>122595</text:p>
          </table:table-cell>
          <table:table-cell office:value-type="float" office:value="-43186" calcext:value-type="float">
            <text:p>-43186</text:p>
          </table:table-cell>
          <table:table-cell office:value-type="float" office:value="-65859" calcext:value-type="float">
            <text:p>-65859</text:p>
          </table:table-cell>
          <table:table-cell office:value-type="float" office:value="22593" calcext:value-type="float">
            <text:p>225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721</text:p>
          </table:table-cell>
          <table:table-cell office:value-type="float" office:value="1.0984" calcext:value-type="float">
            <text:p>1.0984</text:p>
          </table:table-cell>
          <table:table-cell office:value-type="float" office:value="125826" calcext:value-type="float">
            <text:p>125826</text:p>
          </table:table-cell>
          <table:table-cell office:value-type="float" office:value="-35015" calcext:value-type="float">
            <text:p>-35015</text:p>
          </table:table-cell>
          <table:table-cell office:value-type="float" office:value="-72161" calcext:value-type="float">
            <text:p>-72161</text:p>
          </table:table-cell>
          <table:table-cell office:value-type="float" office:value="21489" calcext:value-type="float">
            <text:p>2148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728</text:p>
          </table:table-cell>
          <table:table-cell office:value-type="float" office:value="1.0988" calcext:value-type="float">
            <text:p>1.0988</text:p>
          </table:table-cell>
          <table:table-cell office:value-type="float" office:value="110446" calcext:value-type="float">
            <text:p>110446</text:p>
          </table:table-cell>
          <table:table-cell office:value-type="float" office:value="-30477" calcext:value-type="float">
            <text:p>-30477</text:p>
          </table:table-cell>
          <table:table-cell office:value-type="float" office:value="-66491" calcext:value-type="float">
            <text:p>-66491</text:p>
          </table:table-cell>
          <table:table-cell office:value-type="float" office:value="23433" calcext:value-type="float">
            <text:p>234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804</text:p>
          </table:table-cell>
          <table:table-cell office:value-type="float" office:value="1.0969" calcext:value-type="float">
            <text:p>1.0969</text:p>
          </table:table-cell>
          <table:table-cell office:value-type="float" office:value="121348" calcext:value-type="float">
            <text:p>121348</text:p>
          </table:table-cell>
          <table:table-cell office:value-type="float" office:value="-33811" calcext:value-type="float">
            <text:p>-33811</text:p>
          </table:table-cell>
          <table:table-cell office:value-type="float" office:value="-74074" calcext:value-type="float">
            <text:p>-74074</text:p>
          </table:table-cell>
          <table:table-cell office:value-type="float" office:value="25166" calcext:value-type="float">
            <text:p>251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811</text:p>
          </table:table-cell>
          <table:table-cell office:value-type="float" office:value="1.1106" calcext:value-type="float">
            <text:p>1.1106</text:p>
          </table:table-cell>
          <table:table-cell office:value-type="float" office:value="107718" calcext:value-type="float">
            <text:p>107718</text:p>
          </table:table-cell>
          <table:table-cell office:value-type="float" office:value="-20375" calcext:value-type="float">
            <text:p>-20375</text:p>
          </table:table-cell>
          <table:table-cell office:value-type="float" office:value="-71568" calcext:value-type="float">
            <text:p>-71568</text:p>
          </table:table-cell>
          <table:table-cell office:value-type="float" office:value="21338" calcext:value-type="float">
            <text:p>213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818</text:p>
          </table:table-cell>
          <table:table-cell office:value-type="float" office:value="1.1389" calcext:value-type="float">
            <text:p>1.1389</text:p>
          </table:table-cell>
          <table:table-cell office:value-type="float" office:value="80700" calcext:value-type="float">
            <text:p>80700</text:p>
          </table:table-cell>
          <table:table-cell office:value-type="float" office:value="-14274" calcext:value-type="float">
            <text:p>-14274</text:p>
          </table:table-cell>
          <table:table-cell office:value-type="float" office:value="-58228" calcext:value-type="float">
            <text:p>-58228</text:p>
          </table:table-cell>
          <table:table-cell office:value-type="float" office:value="21396" calcext:value-type="float">
            <text:p>2139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825</text:p>
          </table:table-cell>
          <table:table-cell office:value-type="float" office:value="1.1179" calcext:value-type="float">
            <text:p>1.1179</text:p>
          </table:table-cell>
          <table:table-cell office:value-type="float" office:value="65450" calcext:value-type="float">
            <text:p>65450</text:p>
          </table:table-cell>
          <table:table-cell office:value-type="float" office:value="-15112" calcext:value-type="float">
            <text:p>-15112</text:p>
          </table:table-cell>
          <table:table-cell office:value-type="float" office:value="-42460" calcext:value-type="float">
            <text:p>-42460</text:p>
          </table:table-cell>
          <table:table-cell office:value-type="float" office:value="17195" calcext:value-type="float">
            <text:p>171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901</text:p>
          </table:table-cell>
          <table:table-cell office:value-type="float" office:value="1.1147" calcext:value-type="float">
            <text:p>1.1147</text:p>
          </table:table-cell>
          <table:table-cell office:value-type="float" office:value="64888" calcext:value-type="float">
            <text:p>64888</text:p>
          </table:table-cell>
          <table:table-cell office:value-type="float" office:value="-15770" calcext:value-type="float">
            <text:p>-15770</text:p>
          </table:table-cell>
          <table:table-cell office:value-type="float" office:value="-40286" calcext:value-type="float">
            <text:p>-40286</text:p>
          </table:table-cell>
          <table:table-cell office:value-type="float" office:value="11654" calcext:value-type="float">
            <text:p>116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908</text:p>
          </table:table-cell>
          <table:table-cell office:value-type="float" office:value="1.134" calcext:value-type="float">
            <text:p>1.134</text:p>
          </table:table-cell>
          <table:table-cell office:value-type="float" office:value="83076" calcext:value-type="float">
            <text:p>83076</text:p>
          </table:table-cell>
          <table:table-cell office:value-type="float" office:value="-23718" calcext:value-type="float">
            <text:p>-23718</text:p>
          </table:table-cell>
          <table:table-cell office:value-type="float" office:value="-49964" calcext:value-type="float">
            <text:p>-49964</text:p>
          </table:table-cell>
          <table:table-cell office:value-type="float" office:value="17810" calcext:value-type="float">
            <text:p>178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915</text:p>
          </table:table-cell>
          <table:table-cell office:value-type="float" office:value="1.1305" calcext:value-type="float">
            <text:p>1.1305</text:p>
          </table:table-cell>
          <table:table-cell office:value-type="float" office:value="87341" calcext:value-type="float">
            <text:p>87341</text:p>
          </table:table-cell>
          <table:table-cell office:value-type="float" office:value="-25289" calcext:value-type="float">
            <text:p>-25289</text:p>
          </table:table-cell>
          <table:table-cell office:value-type="float" office:value="-59641" calcext:value-type="float">
            <text:p>-59641</text:p>
          </table:table-cell>
          <table:table-cell office:value-type="float" office:value="15797" calcext:value-type="float">
            <text:p>157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922</text:p>
          </table:table-cell>
          <table:table-cell office:value-type="float" office:value="1.1195" calcext:value-type="float">
            <text:p>1.1195</text:p>
          </table:table-cell>
          <table:table-cell office:value-type="float" office:value="82042" calcext:value-type="float">
            <text:p>82042</text:p>
          </table:table-cell>
          <table:table-cell office:value-type="float" office:value="-26238" calcext:value-type="float">
            <text:p>-26238</text:p>
          </table:table-cell>
          <table:table-cell office:value-type="float" office:value="-56471" calcext:value-type="float">
            <text:p>-56471</text:p>
          </table:table-cell>
          <table:table-cell office:value-type="float" office:value="21748" calcext:value-type="float">
            <text:p>217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0929</text:p>
          </table:table-cell>
          <table:table-cell office:value-type="float" office:value="1.1211" calcext:value-type="float">
            <text:p>1.1211</text:p>
          </table:table-cell>
          <table:table-cell office:value-type="float" office:value="88425" calcext:value-type="float">
            <text:p>88425</text:p>
          </table:table-cell>
          <table:table-cell office:value-type="float" office:value="-28103" calcext:value-type="float">
            <text:p>-28103</text:p>
          </table:table-cell>
          <table:table-cell office:value-type="float" office:value="-57957" calcext:value-type="float">
            <text:p>-57957</text:p>
          </table:table-cell>
          <table:table-cell office:value-type="float" office:value="22041" calcext:value-type="float">
            <text:p>220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006</text:p>
          </table:table-cell>
          <table:table-cell office:value-type="float" office:value="1.1358" calcext:value-type="float">
            <text:p>1.1358</text:p>
          </table:table-cell>
          <table:table-cell office:value-type="float" office:value="73191" calcext:value-type="float">
            <text:p>73191</text:p>
          </table:table-cell>
          <table:table-cell office:value-type="float" office:value="-18817" calcext:value-type="float">
            <text:p>-18817</text:p>
          </table:table-cell>
          <table:table-cell office:value-type="float" office:value="-62431" calcext:value-type="float">
            <text:p>-62431</text:p>
          </table:table-cell>
          <table:table-cell office:value-type="float" office:value="27754" calcext:value-type="float">
            <text:p>277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013</text:p>
          </table:table-cell>
          <table:table-cell office:value-type="float" office:value="1.1346" calcext:value-type="float">
            <text:p>1.1346</text:p>
          </table:table-cell>
          <table:table-cell office:value-type="float" office:value="52073" calcext:value-type="float">
            <text:p>52073</text:p>
          </table:table-cell>
          <table:table-cell office:value-type="float" office:value="-9214" calcext:value-type="float">
            <text:p>-9214</text:p>
          </table:table-cell>
          <table:table-cell office:value-type="float" office:value="-60104" calcext:value-type="float">
            <text:p>-60104</text:p>
          </table:table-cell>
          <table:table-cell office:value-type="float" office:value="33684" calcext:value-type="float">
            <text:p>336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020</text:p>
          </table:table-cell>
          <table:table-cell office:value-type="float" office:value="1.1018" calcext:value-type="float">
            <text:p>1.1018</text:p>
          </table:table-cell>
          <table:table-cell office:value-type="float" office:value="25384" calcext:value-type="float">
            <text:p>25384</text:p>
          </table:table-cell>
          <table:table-cell office:value-type="float" office:value="-831" calcext:value-type="float">
            <text:p>-831</text:p>
          </table:table-cell>
          <table:table-cell office:value-type="float" office:value="-48616" calcext:value-type="float">
            <text:p>-48616</text:p>
          </table:table-cell>
          <table:table-cell office:value-type="float" office:value="40826" calcext:value-type="float">
            <text:p>408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027</text:p>
          </table:table-cell>
          <table:table-cell office:value-type="float" office:value="1.1005" calcext:value-type="float">
            <text:p>1.1005</text:p>
          </table:table-cell>
          <table:table-cell office:value-type="float" office:value="70605" calcext:value-type="float">
            <text:p>70605</text:p>
          </table:table-cell>
          <table:table-cell office:value-type="float" office:value="-9453" calcext:value-type="float">
            <text:p>-9453</text:p>
          </table:table-cell>
          <table:table-cell office:value-type="float" office:value="-83046" calcext:value-type="float">
            <text:p>-83046</text:p>
          </table:table-cell>
          <table:table-cell office:value-type="float" office:value="50410" calcext:value-type="float">
            <text:p>504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103</text:p>
          </table:table-cell>
          <table:table-cell office:value-type="float" office:value="1.0741" calcext:value-type="float">
            <text:p>1.0741</text:p>
          </table:table-cell>
          <table:table-cell office:value-type="float" office:value="95938" calcext:value-type="float">
            <text:p>95938</text:p>
          </table:table-cell>
          <table:table-cell office:value-type="float" office:value="-4863" calcext:value-type="float">
            <text:p>-4863</text:p>
          </table:table-cell>
          <table:table-cell office:value-type="float" office:value="-118209" calcext:value-type="float">
            <text:p>-118209</text:p>
          </table:table-cell>
          <table:table-cell office:value-type="float" office:value="61744" calcext:value-type="float">
            <text:p>6174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110</text:p>
          </table:table-cell>
          <table:table-cell office:value-type="float" office:value="1.0779" calcext:value-type="float">
            <text:p>1.0779</text:p>
          </table:table-cell>
          <table:table-cell office:value-type="float" office:value="104001" calcext:value-type="float">
            <text:p>104001</text:p>
          </table:table-cell>
          <table:table-cell office:value-type="float" office:value="-280" calcext:value-type="float">
            <text:p>-280</text:p>
          </table:table-cell>
          <table:table-cell office:value-type="float" office:value="-130082" calcext:value-type="float">
            <text:p>-130082</text:p>
          </table:table-cell>
          <table:table-cell office:value-type="float" office:value="67977" calcext:value-type="float">
            <text:p>679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117</text:p>
          </table:table-cell>
          <table:table-cell office:value-type="float" office:value="1.0646" calcext:value-type="float">
            <text:p>1.0646</text:p>
          </table:table-cell>
          <table:table-cell office:value-type="float" office:value="128387" calcext:value-type="float">
            <text:p>128387</text:p>
          </table:table-cell>
          <table:table-cell office:value-type="float" office:value="-6877" calcext:value-type="float">
            <text:p>-6877</text:p>
          </table:table-cell>
          <table:table-cell office:value-type="float" office:value="-141062" calcext:value-type="float">
            <text:p>-141062</text:p>
          </table:table-cell>
          <table:table-cell office:value-type="float" office:value="59527" calcext:value-type="float">
            <text:p>595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124</text:p>
          </table:table-cell>
          <table:table-cell office:value-type="float" office:value="1.0593" calcext:value-type="float">
            <text:p>1.0593</text:p>
          </table:table-cell>
          <table:table-cell office:value-type="float" office:value="141285" calcext:value-type="float">
            <text:p>141285</text:p>
          </table:table-cell>
          <table:table-cell office:value-type="float" office:value="-3810" calcext:value-type="float">
            <text:p>-3810</text:p>
          </table:table-cell>
          <table:table-cell office:value-type="float" office:value="-151882" calcext:value-type="float">
            <text:p>-151882</text:p>
          </table:table-cell>
          <table:table-cell office:value-type="float" office:value="54845" calcext:value-type="float">
            <text:p>548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201</text:p>
          </table:table-cell>
          <table:table-cell office:value-type="float" office:value="1.0886" calcext:value-type="float">
            <text:p>1.0886</text:p>
          </table:table-cell>
          <table:table-cell office:value-type="float" office:value="143458" calcext:value-type="float">
            <text:p>143458</text:p>
          </table:table-cell>
          <table:table-cell office:value-type="float" office:value="1411" calcext:value-type="float">
            <text:p>1411</text:p>
          </table:table-cell>
          <table:table-cell office:value-type="float" office:value="-156726" calcext:value-type="float">
            <text:p>-156726</text:p>
          </table:table-cell>
          <table:table-cell office:value-type="float" office:value="53534" calcext:value-type="float">
            <text:p>535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208</text:p>
          </table:table-cell>
          <table:table-cell office:value-type="float" office:value="1.099" calcext:value-type="float">
            <text:p>1.099</text:p>
          </table:table-cell>
          <table:table-cell office:value-type="float" office:value="127099" calcext:value-type="float">
            <text:p>127099</text:p>
          </table:table-cell>
          <table:table-cell office:value-type="float" office:value="-5862" calcext:value-type="float">
            <text:p>-5862</text:p>
          </table:table-cell>
          <table:table-cell office:value-type="float" office:value="-139375" calcext:value-type="float">
            <text:p>-139375</text:p>
          </table:table-cell>
          <table:table-cell office:value-type="float" office:value="42915" calcext:value-type="float">
            <text:p>429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215</text:p>
          </table:table-cell>
          <table:table-cell office:value-type="float" office:value="1.0868" calcext:value-type="float">
            <text:p>1.0868</text:p>
          </table:table-cell>
          <table:table-cell office:value-type="float" office:value="138780" calcext:value-type="float">
            <text:p>138780</text:p>
          </table:table-cell>
          <table:table-cell office:value-type="float" office:value="-16032" calcext:value-type="float">
            <text:p>-16032</text:p>
          </table:table-cell>
          <table:table-cell office:value-type="float" office:value="-126395" calcext:value-type="float">
            <text:p>-126395</text:p>
          </table:table-cell>
          <table:table-cell office:value-type="float" office:value="28997" calcext:value-type="float">
            <text:p>289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222</text:p>
          </table:table-cell>
          <table:table-cell office:value-type="float" office:value="1.0977" calcext:value-type="float">
            <text:p>1.0977</text:p>
          </table:table-cell>
          <table:table-cell office:value-type="float" office:value="135544" calcext:value-type="float">
            <text:p>135544</text:p>
          </table:table-cell>
          <table:table-cell office:value-type="float" office:value="-14222" calcext:value-type="float">
            <text:p>-14222</text:p>
          </table:table-cell>
          <table:table-cell office:value-type="float" office:value="-129584" calcext:value-type="float">
            <text:p>-129584</text:p>
          </table:table-cell>
          <table:table-cell office:value-type="float" office:value="29286" calcext:value-type="float">
            <text:p>2928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51229</text:p>
          </table:table-cell>
          <table:table-cell office:value-type="float" office:value="1.086" calcext:value-type="float">
            <text:p>1.086</text:p>
          </table:table-cell>
          <table:table-cell office:value-type="float" office:value="132465" calcext:value-type="float">
            <text:p>132465</text:p>
          </table:table-cell>
          <table:table-cell office:value-type="float" office:value="-9013" calcext:value-type="float">
            <text:p>-9013</text:p>
          </table:table-cell>
          <table:table-cell office:value-type="float" office:value="-131349" calcext:value-type="float">
            <text:p>-131349</text:p>
          </table:table-cell>
          <table:table-cell office:value-type="float" office:value="27769" calcext:value-type="float">
            <text:p>277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105</text:p>
          </table:table-cell>
          <table:table-cell office:value-type="float" office:value="1.0932" calcext:value-type="float">
            <text:p>1.0932</text:p>
          </table:table-cell>
          <table:table-cell office:value-type="float" office:value="133790" calcext:value-type="float">
            <text:p>133790</text:p>
          </table:table-cell>
          <table:table-cell office:value-type="float" office:value="-18467" calcext:value-type="float">
            <text:p>-18467</text:p>
          </table:table-cell>
          <table:table-cell office:value-type="float" office:value="-123477" calcext:value-type="float">
            <text:p>-123477</text:p>
          </table:table-cell>
          <table:table-cell office:value-type="float" office:value="26883" calcext:value-type="float">
            <text:p>268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112</text:p>
          </table:table-cell>
          <table:table-cell office:value-type="float" office:value="1.0917" calcext:value-type="float">
            <text:p>1.0917</text:p>
          </table:table-cell>
          <table:table-cell office:value-type="float" office:value="123325" calcext:value-type="float">
            <text:p>123325</text:p>
          </table:table-cell>
          <table:table-cell office:value-type="float" office:value="-20959" calcext:value-type="float">
            <text:p>-20959</text:p>
          </table:table-cell>
          <table:table-cell office:value-type="float" office:value="-109378" calcext:value-type="float">
            <text:p>-109378</text:p>
          </table:table-cell>
          <table:table-cell office:value-type="float" office:value="22312" calcext:value-type="float">
            <text:p>223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119</text:p>
          </table:table-cell>
          <table:table-cell office:value-type="float" office:value="1.0797" calcext:value-type="float">
            <text:p>1.0797</text:p>
          </table:table-cell>
          <table:table-cell office:value-type="float" office:value="100692" calcext:value-type="float">
            <text:p>100692</text:p>
          </table:table-cell>
          <table:table-cell office:value-type="float" office:value="-16246" calcext:value-type="float">
            <text:p>-16246</text:p>
          </table:table-cell>
          <table:table-cell office:value-type="float" office:value="-95994" calcext:value-type="float">
            <text:p>-95994</text:p>
          </table:table-cell>
          <table:table-cell office:value-type="float" office:value="22000" calcext:value-type="float">
            <text:p>220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126</text:p>
          </table:table-cell>
          <table:table-cell office:value-type="float" office:value="1.0837" calcext:value-type="float">
            <text:p>1.0837</text:p>
          </table:table-cell>
          <table:table-cell office:value-type="float" office:value="98986" calcext:value-type="float">
            <text:p>98986</text:p>
          </table:table-cell>
          <table:table-cell office:value-type="float" office:value="-19780" calcext:value-type="float">
            <text:p>-19780</text:p>
          </table:table-cell>
          <table:table-cell office:value-type="float" office:value="-88975" calcext:value-type="float">
            <text:p>-88975</text:p>
          </table:table-cell>
          <table:table-cell office:value-type="float" office:value="25372" calcext:value-type="float">
            <text:p>2537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202</text:p>
          </table:table-cell>
          <table:table-cell office:value-type="float" office:value="1.1159" calcext:value-type="float">
            <text:p>1.1159</text:p>
          </table:table-cell>
          <table:table-cell office:value-type="float" office:value="61574" calcext:value-type="float">
            <text:p>61574</text:p>
          </table:table-cell>
          <table:table-cell office:value-type="float" office:value="-9847" calcext:value-type="float">
            <text:p>-9847</text:p>
          </table:table-cell>
          <table:table-cell office:value-type="float" office:value="-74553" calcext:value-type="float">
            <text:p>-74553</text:p>
          </table:table-cell>
          <table:table-cell office:value-type="float" office:value="47750" calcext:value-type="float">
            <text:p>477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209</text:p>
          </table:table-cell>
          <table:table-cell office:value-type="float" office:value="1.126" calcext:value-type="float">
            <text:p>1.126</text:p>
          </table:table-cell>
          <table:table-cell office:value-type="float" office:value="15025" calcext:value-type="float">
            <text:p>15025</text:p>
          </table:table-cell>
          <table:table-cell office:value-type="float" office:value="8471" calcext:value-type="float">
            <text:p>8471</text:p>
          </table:table-cell>
          <table:table-cell office:value-type="float" office:value="-61799" calcext:value-type="float">
            <text:p>-61799</text:p>
          </table:table-cell>
          <table:table-cell office:value-type="float" office:value="49013" calcext:value-type="float">
            <text:p>4901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216</text:p>
          </table:table-cell>
          <table:table-cell office:value-type="float" office:value="1.1135" calcext:value-type="float">
            <text:p>1.1135</text:p>
          </table:table-cell>
          <table:table-cell office:value-type="float" office:value="-3786" calcext:value-type="float">
            <text:p>-3786</text:p>
          </table:table-cell>
          <table:table-cell office:value-type="float" office:value="6974" calcext:value-type="float">
            <text:p>6974</text:p>
          </table:table-cell>
          <table:table-cell office:value-type="float" office:value="-41107" calcext:value-type="float">
            <text:p>-41107</text:p>
          </table:table-cell>
          <table:table-cell office:value-type="float" office:value="43478" calcext:value-type="float">
            <text:p>434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223</text:p>
          </table:table-cell>
          <table:table-cell office:value-type="float" office:value="1.0934" calcext:value-type="float">
            <text:p>1.0934</text:p>
          </table:table-cell>
          <table:table-cell office:value-type="float" office:value="-683" calcext:value-type="float">
            <text:p>-683</text:p>
          </table:table-cell>
          <table:table-cell office:value-type="float" office:value="19008" calcext:value-type="float">
            <text:p>19008</text:p>
          </table:table-cell>
          <table:table-cell office:value-type="float" office:value="-35900" calcext:value-type="float">
            <text:p>-35900</text:p>
          </table:table-cell>
          <table:table-cell office:value-type="float" office:value="24245" calcext:value-type="float">
            <text:p>242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301</text:p>
          </table:table-cell>
          <table:table-cell office:value-type="float" office:value="1.1004" calcext:value-type="float">
            <text:p>1.1004</text:p>
          </table:table-cell>
          <table:table-cell office:value-type="float" office:value="37228" calcext:value-type="float">
            <text:p>37228</text:p>
          </table:table-cell>
          <table:table-cell office:value-type="float" office:value="8410" calcext:value-type="float">
            <text:p>8410</text:p>
          </table:table-cell>
          <table:table-cell office:value-type="float" office:value="-51615" calcext:value-type="float">
            <text:p>-51615</text:p>
          </table:table-cell>
          <table:table-cell office:value-type="float" office:value="23934" calcext:value-type="float">
            <text:p>239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308</text:p>
          </table:table-cell>
          <table:table-cell office:value-type="float" office:value="1.1153" calcext:value-type="float">
            <text:p>1.1153</text:p>
          </table:table-cell>
          <table:table-cell office:value-type="float" office:value="44878" calcext:value-type="float">
            <text:p>44878</text:p>
          </table:table-cell>
          <table:table-cell office:value-type="float" office:value="4427" calcext:value-type="float">
            <text:p>4427</text:p>
          </table:table-cell>
          <table:table-cell office:value-type="float" office:value="-61927" calcext:value-type="float">
            <text:p>-61927</text:p>
          </table:table-cell>
          <table:table-cell office:value-type="float" office:value="30714" calcext:value-type="float">
            <text:p>307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315</text:p>
          </table:table-cell>
          <table:table-cell office:value-type="float" office:value="1.127" calcext:value-type="float">
            <text:p>1.127</text:p>
          </table:table-cell>
          <table:table-cell office:value-type="float" office:value="74170" calcext:value-type="float">
            <text:p>74170</text:p>
          </table:table-cell>
          <table:table-cell office:value-type="float" office:value="6885" calcext:value-type="float">
            <text:p>6885</text:p>
          </table:table-cell>
          <table:table-cell office:value-type="float" office:value="-74713" calcext:value-type="float">
            <text:p>-74713</text:p>
          </table:table-cell>
          <table:table-cell office:value-type="float" office:value="3916" calcext:value-type="float">
            <text:p>391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322</text:p>
          </table:table-cell>
          <table:table-cell office:value-type="float" office:value="1.1166" calcext:value-type="float">
            <text:p>1.1166</text:p>
          </table:table-cell>
          <table:table-cell office:value-type="float" office:value="61613" calcext:value-type="float">
            <text:p>61613</text:p>
          </table:table-cell>
          <table:table-cell office:value-type="float" office:value="8858" calcext:value-type="float">
            <text:p>8858</text:p>
          </table:table-cell>
          <table:table-cell office:value-type="float" office:value="-68806" calcext:value-type="float">
            <text:p>-68806</text:p>
          </table:table-cell>
          <table:table-cell office:value-type="float" office:value="5306" calcext:value-type="float">
            <text:p>53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329</text:p>
          </table:table-cell>
          <table:table-cell office:value-type="float" office:value="1.1387" calcext:value-type="float">
            <text:p>1.1387</text:p>
          </table:table-cell>
          <table:table-cell office:value-type="float" office:value="55059" calcext:value-type="float">
            <text:p>55059</text:p>
          </table:table-cell>
          <table:table-cell office:value-type="float" office:value="7835" calcext:value-type="float">
            <text:p>7835</text:p>
          </table:table-cell>
          <table:table-cell office:value-type="float" office:value="-63117" calcext:value-type="float">
            <text:p>-63117</text:p>
          </table:table-cell>
          <table:table-cell office:value-type="float" office:value="3763" calcext:value-type="float">
            <text:p>37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405</text:p>
          </table:table-cell>
          <table:table-cell office:value-type="float" office:value="1.1401" calcext:value-type="float">
            <text:p>1.1401</text:p>
          </table:table-cell>
          <table:table-cell office:value-type="float" office:value="42380" calcext:value-type="float">
            <text:p>42380</text:p>
          </table:table-cell>
          <table:table-cell office:value-type="float" office:value="11240" calcext:value-type="float">
            <text:p>11240</text:p>
          </table:table-cell>
          <table:table-cell office:value-type="float" office:value="-54339" calcext:value-type="float">
            <text:p>-54339</text:p>
          </table:table-cell>
          <table:table-cell office:value-type="float" office:value="6969" calcext:value-type="float">
            <text:p>69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412</text:p>
          </table:table-cell>
          <table:table-cell office:value-type="float" office:value="1.1283" calcext:value-type="float">
            <text:p>1.1283</text:p>
          </table:table-cell>
          <table:table-cell office:value-type="float" office:value="37698" calcext:value-type="float">
            <text:p>37698</text:p>
          </table:table-cell>
          <table:table-cell office:value-type="float" office:value="3832" calcext:value-type="float">
            <text:p>3832</text:p>
          </table:table-cell>
          <table:table-cell office:value-type="float" office:value="-47490" calcext:value-type="float">
            <text:p>-47490</text:p>
          </table:table-cell>
          <table:table-cell office:value-type="float" office:value="9712" calcext:value-type="float">
            <text:p>97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419</text:p>
          </table:table-cell>
          <table:table-cell office:value-type="float" office:value="1.1234" calcext:value-type="float">
            <text:p>1.1234</text:p>
          </table:table-cell>
          <table:table-cell office:value-type="float" office:value="31840" calcext:value-type="float">
            <text:p>31840</text:p>
          </table:table-cell>
          <table:table-cell office:value-type="float" office:value="12177" calcext:value-type="float">
            <text:p>12177</text:p>
          </table:table-cell>
          <table:table-cell office:value-type="float" office:value="-50877" calcext:value-type="float">
            <text:p>-50877</text:p>
          </table:table-cell>
          <table:table-cell office:value-type="float" office:value="11883" calcext:value-type="float">
            <text:p>118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426</text:p>
          </table:table-cell>
          <table:table-cell office:value-type="float" office:value="1.1456" calcext:value-type="float">
            <text:p>1.1456</text:p>
          </table:table-cell>
          <table:table-cell office:value-type="float" office:value="16983" calcext:value-type="float">
            <text:p>16983</text:p>
          </table:table-cell>
          <table:table-cell office:value-type="float" office:value="20247" calcext:value-type="float">
            <text:p>20247</text:p>
          </table:table-cell>
          <table:table-cell office:value-type="float" office:value="-43212" calcext:value-type="float">
            <text:p>-43212</text:p>
          </table:table-cell>
          <table:table-cell office:value-type="float" office:value="11041" calcext:value-type="float">
            <text:p>110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503</text:p>
          </table:table-cell>
          <table:table-cell office:value-type="float" office:value="1.1405" calcext:value-type="float">
            <text:p>1.1405</text:p>
          </table:table-cell>
          <table:table-cell office:value-type="float" office:value="-5265" calcext:value-type="float">
            <text:p>-5265</text:p>
          </table:table-cell>
          <table:table-cell office:value-type="float" office:value="33761" calcext:value-type="float">
            <text:p>33761</text:p>
          </table:table-cell>
          <table:table-cell office:value-type="float" office:value="-38623" calcext:value-type="float">
            <text:p>-38623</text:p>
          </table:table-cell>
          <table:table-cell office:value-type="float" office:value="14066" calcext:value-type="float">
            <text:p>140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510</text:p>
          </table:table-cell>
          <table:table-cell office:value-type="float" office:value="1.1308" calcext:value-type="float">
            <text:p>1.1308</text:p>
          </table:table-cell>
          <table:table-cell office:value-type="float" office:value="-4880" calcext:value-type="float">
            <text:p>-4880</text:p>
          </table:table-cell>
          <table:table-cell office:value-type="float" office:value="30888" calcext:value-type="float">
            <text:p>30888</text:p>
          </table:table-cell>
          <table:table-cell office:value-type="float" office:value="-31337" calcext:value-type="float">
            <text:p>-31337</text:p>
          </table:table-cell>
          <table:table-cell office:value-type="float" office:value="12941" calcext:value-type="float">
            <text:p>129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517</text:p>
          </table:table-cell>
          <table:table-cell office:value-type="float" office:value="1.1224" calcext:value-type="float">
            <text:p>1.1224</text:p>
          </table:table-cell>
          <table:table-cell office:value-type="float" office:value="-3024" calcext:value-type="float">
            <text:p>-3024</text:p>
          </table:table-cell>
          <table:table-cell office:value-type="float" office:value="25228" calcext:value-type="float">
            <text:p>25228</text:p>
          </table:table-cell>
          <table:table-cell office:value-type="float" office:value="-22542" calcext:value-type="float">
            <text:p>-22542</text:p>
          </table:table-cell>
          <table:table-cell office:value-type="float" office:value="11867" calcext:value-type="float">
            <text:p>118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524</text:p>
          </table:table-cell>
          <table:table-cell office:value-type="float" office:value="1.1115" calcext:value-type="float">
            <text:p>1.1115</text:p>
          </table:table-cell>
          <table:table-cell office:value-type="float" office:value="27794" calcext:value-type="float">
            <text:p>27794</text:p>
          </table:table-cell>
          <table:table-cell office:value-type="float" office:value="19377" calcext:value-type="float">
            <text:p>19377</text:p>
          </table:table-cell>
          <table:table-cell office:value-type="float" office:value="-48834" calcext:value-type="float">
            <text:p>-48834</text:p>
          </table:table-cell>
          <table:table-cell office:value-type="float" office:value="12269" calcext:value-type="float">
            <text:p>122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531</text:p>
          </table:table-cell>
          <table:table-cell office:value-type="float" office:value="1.1367" calcext:value-type="float">
            <text:p>1.1367</text:p>
          </table:table-cell>
          <table:table-cell office:value-type="float" office:value="43939" calcext:value-type="float">
            <text:p>43939</text:p>
          </table:table-cell>
          <table:table-cell office:value-type="float" office:value="20991" calcext:value-type="float">
            <text:p>20991</text:p>
          </table:table-cell>
          <table:table-cell office:value-type="float" office:value="-61574" calcext:value-type="float">
            <text:p>-61574</text:p>
          </table:table-cell>
          <table:table-cell office:value-type="float" office:value="9704" calcext:value-type="float">
            <text:p>97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607</text:p>
          </table:table-cell>
          <table:table-cell office:value-type="float" office:value="1.1251" calcext:value-type="float">
            <text:p>1.1251</text:p>
          </table:table-cell>
          <table:table-cell office:value-type="float" office:value="37280" calcext:value-type="float">
            <text:p>37280</text:p>
          </table:table-cell>
          <table:table-cell office:value-type="float" office:value="26058" calcext:value-type="float">
            <text:p>26058</text:p>
          </table:table-cell>
          <table:table-cell office:value-type="float" office:value="-64083" calcext:value-type="float">
            <text:p>-64083</text:p>
          </table:table-cell>
          <table:table-cell office:value-type="float" office:value="13171" calcext:value-type="float">
            <text:p>131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614</text:p>
          </table:table-cell>
          <table:table-cell office:value-type="float" office:value="1.1277" calcext:value-type="float">
            <text:p>1.1277</text:p>
          </table:table-cell>
          <table:table-cell office:value-type="float" office:value="68984" calcext:value-type="float">
            <text:p>68984</text:p>
          </table:table-cell>
          <table:table-cell office:value-type="float" office:value="23710" calcext:value-type="float">
            <text:p>23710</text:p>
          </table:table-cell>
          <table:table-cell office:value-type="float" office:value="-70074" calcext:value-type="float">
            <text:p>-70074</text:p>
          </table:table-cell>
          <table:table-cell office:value-type="float" office:value="-8404" calcext:value-type="float">
            <text:p>-84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621</text:p>
          </table:table-cell>
          <table:table-cell office:value-type="float" office:value="1.1117" calcext:value-type="float">
            <text:p>1.1117</text:p>
          </table:table-cell>
          <table:table-cell office:value-type="float" office:value="71435" calcext:value-type="float">
            <text:p>71435</text:p>
          </table:table-cell>
          <table:table-cell office:value-type="float" office:value="29896" calcext:value-type="float">
            <text:p>29896</text:p>
          </table:table-cell>
          <table:table-cell office:value-type="float" office:value="-78621" calcext:value-type="float">
            <text:p>-78621</text:p>
          </table:table-cell>
          <table:table-cell office:value-type="float" office:value="-10658" calcext:value-type="float">
            <text:p>-1065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628</text:p>
          </table:table-cell>
          <table:table-cell office:value-type="float" office:value="1.1136" calcext:value-type="float">
            <text:p>1.1136</text:p>
          </table:table-cell>
          <table:table-cell office:value-type="float" office:value="75215" calcext:value-type="float">
            <text:p>75215</text:p>
          </table:table-cell>
          <table:table-cell office:value-type="float" office:value="19191" calcext:value-type="float">
            <text:p>19191</text:p>
          </table:table-cell>
          <table:table-cell office:value-type="float" office:value="-58811" calcext:value-type="float">
            <text:p>-58811</text:p>
          </table:table-cell>
          <table:table-cell office:value-type="float" office:value="-20876" calcext:value-type="float">
            <text:p>-208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705</text:p>
          </table:table-cell>
          <table:table-cell office:value-type="float" office:value="1.1055" calcext:value-type="float">
            <text:p>1.1055</text:p>
          </table:table-cell>
          <table:table-cell office:value-type="float" office:value="99164" calcext:value-type="float">
            <text:p>99164</text:p>
          </table:table-cell>
          <table:table-cell office:value-type="float" office:value="14264" calcext:value-type="float">
            <text:p>14264</text:p>
          </table:table-cell>
          <table:table-cell office:value-type="float" office:value="-74655" calcext:value-type="float">
            <text:p>-74655</text:p>
          </table:table-cell>
          <table:table-cell office:value-type="float" office:value="-20350" calcext:value-type="float">
            <text:p>-203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712</text:p>
          </table:table-cell>
          <table:table-cell office:value-type="float" office:value="1.1036" calcext:value-type="float">
            <text:p>1.1036</text:p>
          </table:table-cell>
          <table:table-cell office:value-type="float" office:value="108323" calcext:value-type="float">
            <text:p>108323</text:p>
          </table:table-cell>
          <table:table-cell office:value-type="float" office:value="21745" calcext:value-type="float">
            <text:p>21745</text:p>
          </table:table-cell>
          <table:table-cell office:value-type="float" office:value="-91872" calcext:value-type="float">
            <text:p>-91872</text:p>
          </table:table-cell>
          <table:table-cell office:value-type="float" office:value="-17707" calcext:value-type="float">
            <text:p>-177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719</text:p>
          </table:table-cell>
          <table:table-cell office:value-type="float" office:value="1.0976" calcext:value-type="float">
            <text:p>1.0976</text:p>
          </table:table-cell>
          <table:table-cell office:value-type="float" office:value="121542" calcext:value-type="float">
            <text:p>121542</text:p>
          </table:table-cell>
          <table:table-cell office:value-type="float" office:value="23112" calcext:value-type="float">
            <text:p>23112</text:p>
          </table:table-cell>
          <table:table-cell office:value-type="float" office:value="-105048" calcext:value-type="float">
            <text:p>-105048</text:p>
          </table:table-cell>
          <table:table-cell office:value-type="float" office:value="-15242" calcext:value-type="float">
            <text:p>-1524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726</text:p>
          </table:table-cell>
          <table:table-cell office:value-type="float" office:value="1.1174" calcext:value-type="float">
            <text:p>1.1174</text:p>
          </table:table-cell>
          <table:table-cell office:value-type="float" office:value="132076" calcext:value-type="float">
            <text:p>132076</text:p>
          </table:table-cell>
          <table:table-cell office:value-type="float" office:value="23686" calcext:value-type="float">
            <text:p>23686</text:p>
          </table:table-cell>
          <table:table-cell office:value-type="float" office:value="-111903" calcext:value-type="float">
            <text:p>-111903</text:p>
          </table:table-cell>
          <table:table-cell office:value-type="float" office:value="-20724" calcext:value-type="float">
            <text:p>-2072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802</text:p>
          </table:table-cell>
          <table:table-cell office:value-type="float" office:value="1.1085" calcext:value-type="float">
            <text:p>1.1085</text:p>
          </table:table-cell>
          <table:table-cell office:value-type="float" office:value="112317" calcext:value-type="float">
            <text:p>112317</text:p>
          </table:table-cell>
          <table:table-cell office:value-type="float" office:value="28971" calcext:value-type="float">
            <text:p>28971</text:p>
          </table:table-cell>
          <table:table-cell office:value-type="float" office:value="-108283" calcext:value-type="float">
            <text:p>-108283</text:p>
          </table:table-cell>
          <table:table-cell office:value-type="float" office:value="-17782" calcext:value-type="float">
            <text:p>-177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809</text:p>
          </table:table-cell>
          <table:table-cell office:value-type="float" office:value="1.1161" calcext:value-type="float">
            <text:p>1.1161</text:p>
          </table:table-cell>
          <table:table-cell office:value-type="float" office:value="116044" calcext:value-type="float">
            <text:p>116044</text:p>
          </table:table-cell>
          <table:table-cell office:value-type="float" office:value="26550" calcext:value-type="float">
            <text:p>26550</text:p>
          </table:table-cell>
          <table:table-cell office:value-type="float" office:value="-103798" calcext:value-type="float">
            <text:p>-103798</text:p>
          </table:table-cell>
          <table:table-cell office:value-type="float" office:value="-17681" calcext:value-type="float">
            <text:p>-1768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816</text:p>
          </table:table-cell>
          <table:table-cell office:value-type="float" office:value="1.1326" calcext:value-type="float">
            <text:p>1.1326</text:p>
          </table:table-cell>
          <table:table-cell office:value-type="float" office:value="101129" calcext:value-type="float">
            <text:p>101129</text:p>
          </table:table-cell>
          <table:table-cell office:value-type="float" office:value="28988" calcext:value-type="float">
            <text:p>28988</text:p>
          </table:table-cell>
          <table:table-cell office:value-type="float" office:value="-98625" calcext:value-type="float">
            <text:p>-98625</text:p>
          </table:table-cell>
          <table:table-cell office:value-type="float" office:value="-15595" calcext:value-type="float">
            <text:p>-155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823</text:p>
          </table:table-cell>
          <table:table-cell office:value-type="float" office:value="1.1198" calcext:value-type="float">
            <text:p>1.1198</text:p>
          </table:table-cell>
          <table:table-cell office:value-type="float" office:value="78278" calcext:value-type="float">
            <text:p>78278</text:p>
          </table:table-cell>
          <table:table-cell office:value-type="float" office:value="32728" calcext:value-type="float">
            <text:p>32728</text:p>
          </table:table-cell>
          <table:table-cell office:value-type="float" office:value="-83096" calcext:value-type="float">
            <text:p>-83096</text:p>
          </table:table-cell>
          <table:table-cell office:value-type="float" office:value="-13394" calcext:value-type="float">
            <text:p>-133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830</text:p>
          </table:table-cell>
          <table:table-cell office:value-type="float" office:value="1.1156" calcext:value-type="float">
            <text:p>1.1156</text:p>
          </table:table-cell>
          <table:table-cell office:value-type="float" office:value="89812" calcext:value-type="float">
            <text:p>89812</text:p>
          </table:table-cell>
          <table:table-cell office:value-type="float" office:value="26932" calcext:value-type="float">
            <text:p>26932</text:p>
          </table:table-cell>
          <table:table-cell office:value-type="float" office:value="-82997" calcext:value-type="float">
            <text:p>-82997</text:p>
          </table:table-cell>
          <table:table-cell office:value-type="float" office:value="-14864" calcext:value-type="float">
            <text:p>-148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906</text:p>
          </table:table-cell>
          <table:table-cell office:value-type="float" office:value="1.1233" calcext:value-type="float">
            <text:p>1.1233</text:p>
          </table:table-cell>
          <table:table-cell office:value-type="float" office:value="101035" calcext:value-type="float">
            <text:p>101035</text:p>
          </table:table-cell>
          <table:table-cell office:value-type="float" office:value="23314" calcext:value-type="float">
            <text:p>23314</text:p>
          </table:table-cell>
          <table:table-cell office:value-type="float" office:value="-87612" calcext:value-type="float">
            <text:p>-87612</text:p>
          </table:table-cell>
          <table:table-cell office:value-type="float" office:value="-16027" calcext:value-type="float">
            <text:p>-160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913</text:p>
          </table:table-cell>
          <table:table-cell office:value-type="float" office:value="1.1155" calcext:value-type="float">
            <text:p>1.1155</text:p>
          </table:table-cell>
          <table:table-cell office:value-type="float" office:value="88016" calcext:value-type="float">
            <text:p>88016</text:p>
          </table:table-cell>
          <table:table-cell office:value-type="float" office:value="30777" calcext:value-type="float">
            <text:p>30777</text:p>
          </table:table-cell>
          <table:table-cell office:value-type="float" office:value="-82555" calcext:value-type="float">
            <text:p>-82555</text:p>
          </table:table-cell>
          <table:table-cell office:value-type="float" office:value="-14490" calcext:value-type="float">
            <text:p>-144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920</text:p>
          </table:table-cell>
          <table:table-cell office:value-type="float" office:value="1.1226" calcext:value-type="float">
            <text:p>1.1226</text:p>
          </table:table-cell>
          <table:table-cell office:value-type="float" office:value="79464" calcext:value-type="float">
            <text:p>79464</text:p>
          </table:table-cell>
          <table:table-cell office:value-type="float" office:value="22816" calcext:value-type="float">
            <text:p>22816</text:p>
          </table:table-cell>
          <table:table-cell office:value-type="float" office:value="-82177" calcext:value-type="float">
            <text:p>-82177</text:p>
          </table:table-cell>
          <table:table-cell office:value-type="float" office:value="-5185" calcext:value-type="float">
            <text:p>-518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0927</text:p>
          </table:table-cell>
          <table:table-cell office:value-type="float" office:value="1.1241" calcext:value-type="float">
            <text:p>1.1241</text:p>
          </table:table-cell>
          <table:table-cell office:value-type="float" office:value="65185" calcext:value-type="float">
            <text:p>65185</text:p>
          </table:table-cell>
          <table:table-cell office:value-type="float" office:value="33847" calcext:value-type="float">
            <text:p>33847</text:p>
          </table:table-cell>
          <table:table-cell office:value-type="float" office:value="-79660" calcext:value-type="float">
            <text:p>-79660</text:p>
          </table:table-cell>
          <table:table-cell office:value-type="float" office:value="-7560" calcext:value-type="float">
            <text:p>-75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004</text:p>
          </table:table-cell>
          <table:table-cell office:value-type="float" office:value="1.1201" calcext:value-type="float">
            <text:p>1.1201</text:p>
          </table:table-cell>
          <table:table-cell office:value-type="float" office:value="71601" calcext:value-type="float">
            <text:p>71601</text:p>
          </table:table-cell>
          <table:table-cell office:value-type="float" office:value="40348" calcext:value-type="float">
            <text:p>40348</text:p>
          </table:table-cell>
          <table:table-cell office:value-type="float" office:value="-88213" calcext:value-type="float">
            <text:p>-88213</text:p>
          </table:table-cell>
          <table:table-cell office:value-type="float" office:value="-8451" calcext:value-type="float">
            <text:p>-84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011</text:p>
          </table:table-cell>
          <table:table-cell office:value-type="float" office:value="1.0971" calcext:value-type="float">
            <text:p>1.0971</text:p>
          </table:table-cell>
          <table:table-cell office:value-type="float" office:value="90796" calcext:value-type="float">
            <text:p>90796</text:p>
          </table:table-cell>
          <table:table-cell office:value-type="float" office:value="41692" calcext:value-type="float">
            <text:p>41692</text:p>
          </table:table-cell>
          <table:table-cell office:value-type="float" office:value="-109196" calcext:value-type="float">
            <text:p>-109196</text:p>
          </table:table-cell>
          <table:table-cell office:value-type="float" office:value="-6016" calcext:value-type="float">
            <text:p>-601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018</text:p>
          </table:table-cell>
          <table:table-cell office:value-type="float" office:value="1.0884" calcext:value-type="float">
            <text:p>1.0884</text:p>
          </table:table-cell>
          <table:table-cell office:value-type="float" office:value="117425" calcext:value-type="float">
            <text:p>117425</text:p>
          </table:table-cell>
          <table:table-cell office:value-type="float" office:value="43349" calcext:value-type="float">
            <text:p>43349</text:p>
          </table:table-cell>
          <table:table-cell office:value-type="float" office:value="-139152" calcext:value-type="float">
            <text:p>-139152</text:p>
          </table:table-cell>
          <table:table-cell office:value-type="float" office:value="-5483" calcext:value-type="float">
            <text:p>-54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025</text:p>
          </table:table-cell>
          <table:table-cell office:value-type="float" office:value="1.0987" calcext:value-type="float">
            <text:p>1.0987</text:p>
          </table:table-cell>
          <table:table-cell office:value-type="float" office:value="145073" calcext:value-type="float">
            <text:p>145073</text:p>
          </table:table-cell>
          <table:table-cell office:value-type="float" office:value="27946" calcext:value-type="float">
            <text:p>27946</text:p>
          </table:table-cell>
          <table:table-cell office:value-type="float" office:value="-152307" calcext:value-type="float">
            <text:p>-152307</text:p>
          </table:table-cell>
          <table:table-cell office:value-type="float" office:value="-6485" calcext:value-type="float">
            <text:p>-648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101</text:p>
          </table:table-cell>
          <table:table-cell office:value-type="float" office:value="1.1138" calcext:value-type="float">
            <text:p>1.1138</text:p>
          </table:table-cell>
          <table:table-cell office:value-type="float" office:value="151689" calcext:value-type="float">
            <text:p>151689</text:p>
          </table:table-cell>
          <table:table-cell office:value-type="float" office:value="33067" calcext:value-type="float">
            <text:p>33067</text:p>
          </table:table-cell>
          <table:table-cell office:value-type="float" office:value="-157590" calcext:value-type="float">
            <text:p>-157590</text:p>
          </table:table-cell>
          <table:table-cell office:value-type="float" office:value="-8162" calcext:value-type="float">
            <text:p>-81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108</text:p>
          </table:table-cell>
          <table:table-cell office:value-type="float" office:value="1.0856" calcext:value-type="float">
            <text:p>1.0856</text:p>
          </table:table-cell>
          <table:table-cell office:value-type="float" office:value="113084" calcext:value-type="float">
            <text:p>113084</text:p>
          </table:table-cell>
          <table:table-cell office:value-type="float" office:value="41471" calcext:value-type="float">
            <text:p>41471</text:p>
          </table:table-cell>
          <table:table-cell office:value-type="float" office:value="-134898" calcext:value-type="float">
            <text:p>-134898</text:p>
          </table:table-cell>
          <table:table-cell office:value-type="float" office:value="-4390" calcext:value-type="float">
            <text:p>-43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115</text:p>
          </table:table-cell>
          <table:table-cell office:value-type="float" office:value="1.0588" calcext:value-type="float">
            <text:p>1.0588</text:p>
          </table:table-cell>
          <table:table-cell office:value-type="float" office:value="100731" calcext:value-type="float">
            <text:p>100731</text:p>
          </table:table-cell>
          <table:table-cell office:value-type="float" office:value="43859" calcext:value-type="float">
            <text:p>43859</text:p>
          </table:table-cell>
          <table:table-cell office:value-type="float" office:value="-129359" calcext:value-type="float">
            <text:p>-129359</text:p>
          </table:table-cell>
          <table:table-cell office:value-type="float" office:value="-3441" calcext:value-type="float">
            <text:p>-34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122</text:p>
          </table:table-cell>
          <table:table-cell office:value-type="float" office:value="1.0587" calcext:value-type="float">
            <text:p>1.0587</text:p>
          </table:table-cell>
          <table:table-cell office:value-type="float" office:value="113901" calcext:value-type="float">
            <text:p>113901</text:p>
          </table:table-cell>
          <table:table-cell office:value-type="float" office:value="41501" calcext:value-type="float">
            <text:p>41501</text:p>
          </table:table-cell>
          <table:table-cell office:value-type="float" office:value="-135921" calcext:value-type="float">
            <text:p>-135921</text:p>
          </table:table-cell>
          <table:table-cell office:value-type="float" office:value="-6759" calcext:value-type="float">
            <text:p>-675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129</text:p>
          </table:table-cell>
          <table:table-cell office:value-type="float" office:value="1.0673" calcext:value-type="float">
            <text:p>1.0673</text:p>
          </table:table-cell>
          <table:table-cell office:value-type="float" office:value="121389" calcext:value-type="float">
            <text:p>121389</text:p>
          </table:table-cell>
          <table:table-cell office:value-type="float" office:value="43299" calcext:value-type="float">
            <text:p>43299</text:p>
          </table:table-cell>
          <table:table-cell office:value-type="float" office:value="-156366" calcext:value-type="float">
            <text:p>-156366</text:p>
          </table:table-cell>
          <table:table-cell office:value-type="float" office:value="1232" calcext:value-type="float">
            <text:p>12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206</text:p>
          </table:table-cell>
          <table:table-cell office:value-type="float" office:value="1.0562" calcext:value-type="float">
            <text:p>1.0562</text:p>
          </table:table-cell>
          <table:table-cell office:value-type="float" office:value="102423" calcext:value-type="float">
            <text:p>102423</text:p>
          </table:table-cell>
          <table:table-cell office:value-type="float" office:value="35007" calcext:value-type="float">
            <text:p>35007</text:p>
          </table:table-cell>
          <table:table-cell office:value-type="float" office:value="-126464" calcext:value-type="float">
            <text:p>-126464</text:p>
          </table:table-cell>
          <table:table-cell office:value-type="float" office:value="1094" calcext:value-type="float">
            <text:p>10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213</text:p>
          </table:table-cell>
          <table:table-cell office:value-type="float" office:value="1.0451" calcext:value-type="float">
            <text:p>1.0451</text:p>
          </table:table-cell>
          <table:table-cell office:value-type="float" office:value="79017" calcext:value-type="float">
            <text:p>79017</text:p>
          </table:table-cell>
          <table:table-cell office:value-type="float" office:value="45125" calcext:value-type="float">
            <text:p>45125</text:p>
          </table:table-cell>
          <table:table-cell office:value-type="float" office:value="-117325" calcext:value-type="float">
            <text:p>-117325</text:p>
          </table:table-cell>
          <table:table-cell office:value-type="float" office:value="4971" calcext:value-type="float">
            <text:p>49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220</text:p>
          </table:table-cell>
          <table:table-cell office:value-type="float" office:value="1.0456" calcext:value-type="float">
            <text:p>1.0456</text:p>
          </table:table-cell>
          <table:table-cell office:value-type="float" office:value="66536" calcext:value-type="float">
            <text:p>66536</text:p>
          </table:table-cell>
          <table:table-cell office:value-type="float" office:value="43967" calcext:value-type="float">
            <text:p>43967</text:p>
          </table:table-cell>
          <table:table-cell office:value-type="float" office:value="-104929" calcext:value-type="float">
            <text:p>-104929</text:p>
          </table:table-cell>
          <table:table-cell office:value-type="float" office:value="5280" calcext:value-type="float">
            <text:p>528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61227</text:p>
          </table:table-cell>
          <table:table-cell office:value-type="float" office:value="1.0516" calcext:value-type="float">
            <text:p>1.0516</text:p>
          </table:table-cell>
          <table:table-cell office:value-type="float" office:value="71917" calcext:value-type="float">
            <text:p>71917</text:p>
          </table:table-cell>
          <table:table-cell office:value-type="float" office:value="38709" calcext:value-type="float">
            <text:p>38709</text:p>
          </table:table-cell>
          <table:table-cell office:value-type="float" office:value="-105188" calcext:value-type="float">
            <text:p>-105188</text:p>
          </table:table-cell>
          <table:table-cell office:value-type="float" office:value="4110" calcext:value-type="float">
            <text:p>41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103</text:p>
          </table:table-cell>
          <table:table-cell office:value-type="float" office:value="1.0533" calcext:value-type="float">
            <text:p>1.0533</text:p>
          </table:table-cell>
          <table:table-cell office:value-type="float" office:value="71958" calcext:value-type="float">
            <text:p>71958</text:p>
          </table:table-cell>
          <table:table-cell office:value-type="float" office:value="41478" calcext:value-type="float">
            <text:p>41478</text:p>
          </table:table-cell>
          <table:table-cell office:value-type="float" office:value="-117227" calcext:value-type="float">
            <text:p>-117227</text:p>
          </table:table-cell>
          <table:table-cell office:value-type="float" office:value="7440" calcext:value-type="float">
            <text:p>744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110</text:p>
          </table:table-cell>
          <table:table-cell office:value-type="float" office:value="1.0644" calcext:value-type="float">
            <text:p>1.0644</text:p>
          </table:table-cell>
          <table:table-cell office:value-type="float" office:value="60880" calcext:value-type="float">
            <text:p>60880</text:p>
          </table:table-cell>
          <table:table-cell office:value-type="float" office:value="50446" calcext:value-type="float">
            <text:p>50446</text:p>
          </table:table-cell>
          <table:table-cell office:value-type="float" office:value="-115721" calcext:value-type="float">
            <text:p>-115721</text:p>
          </table:table-cell>
          <table:table-cell office:value-type="float" office:value="11402" calcext:value-type="float">
            <text:p>1140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117</text:p>
          </table:table-cell>
          <table:table-cell office:value-type="float" office:value="1.0703" calcext:value-type="float">
            <text:p>1.0703</text:p>
          </table:table-cell>
          <table:table-cell office:value-type="float" office:value="40824" calcext:value-type="float">
            <text:p>40824</text:p>
          </table:table-cell>
          <table:table-cell office:value-type="float" office:value="60540" calcext:value-type="float">
            <text:p>60540</text:p>
          </table:table-cell>
          <table:table-cell office:value-type="float" office:value="-111024" calcext:value-type="float">
            <text:p>-111024</text:p>
          </table:table-cell>
          <table:table-cell office:value-type="float" office:value="17737" calcext:value-type="float">
            <text:p>1773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124</text:p>
          </table:table-cell>
          <table:table-cell office:value-type="float" office:value="1.0699" calcext:value-type="float">
            <text:p>1.0699</text:p>
          </table:table-cell>
          <table:table-cell office:value-type="float" office:value="22080" calcext:value-type="float">
            <text:p>22080</text:p>
          </table:table-cell>
          <table:table-cell office:value-type="float" office:value="62034" calcext:value-type="float">
            <text:p>62034</text:p>
          </table:table-cell>
          <table:table-cell office:value-type="float" office:value="-98652" calcext:value-type="float">
            <text:p>-98652</text:p>
          </table:table-cell>
          <table:table-cell office:value-type="float" office:value="22457" calcext:value-type="float">
            <text:p>224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131</text:p>
          </table:table-cell>
          <table:table-cell office:value-type="float" office:value="1.0784" calcext:value-type="float">
            <text:p>1.0784</text:p>
          </table:table-cell>
          <table:table-cell office:value-type="float" office:value="17686" calcext:value-type="float">
            <text:p>17686</text:p>
          </table:table-cell>
          <table:table-cell office:value-type="float" office:value="54783" calcext:value-type="float">
            <text:p>54783</text:p>
          </table:table-cell>
          <table:table-cell office:value-type="float" office:value="-83960" calcext:value-type="float">
            <text:p>-83960</text:p>
          </table:table-cell>
          <table:table-cell office:value-type="float" office:value="19056" calcext:value-type="float">
            <text:p>1905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207</text:p>
          </table:table-cell>
          <table:table-cell office:value-type="float" office:value="1.0641" calcext:value-type="float">
            <text:p>1.0641</text:p>
          </table:table-cell>
          <table:table-cell office:value-type="float" office:value="17334" calcext:value-type="float">
            <text:p>17334</text:p>
          </table:table-cell>
          <table:table-cell office:value-type="float" office:value="50789" calcext:value-type="float">
            <text:p>50789</text:p>
          </table:table-cell>
          <table:table-cell office:value-type="float" office:value="-86582" calcext:value-type="float">
            <text:p>-86582</text:p>
          </table:table-cell>
          <table:table-cell office:value-type="float" office:value="22363" calcext:value-type="float">
            <text:p>223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214</text:p>
          </table:table-cell>
          <table:table-cell office:value-type="float" office:value="1.0614" calcext:value-type="float">
            <text:p>1.0614</text:p>
          </table:table-cell>
          <table:table-cell office:value-type="float" office:value="38452" calcext:value-type="float">
            <text:p>38452</text:p>
          </table:table-cell>
          <table:table-cell office:value-type="float" office:value="38510" calcext:value-type="float">
            <text:p>38510</text:p>
          </table:table-cell>
          <table:table-cell office:value-type="float" office:value="-90036" calcext:value-type="float">
            <text:p>-90036</text:p>
          </table:table-cell>
          <table:table-cell office:value-type="float" office:value="23749" calcext:value-type="float">
            <text:p>2374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221</text:p>
          </table:table-cell>
          <table:table-cell office:value-type="float" office:value="1.0563" calcext:value-type="float">
            <text:p>1.0563</text:p>
          </table:table-cell>
          <table:table-cell office:value-type="float" office:value="45267" calcext:value-type="float">
            <text:p>45267</text:p>
          </table:table-cell>
          <table:table-cell office:value-type="float" office:value="40166" calcext:value-type="float">
            <text:p>40166</text:p>
          </table:table-cell>
          <table:table-cell office:value-type="float" office:value="-103599" calcext:value-type="float">
            <text:p>-103599</text:p>
          </table:table-cell>
          <table:table-cell office:value-type="float" office:value="24164" calcext:value-type="float">
            <text:p>241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228</text:p>
          </table:table-cell>
          <table:table-cell office:value-type="float" office:value="1.0623" calcext:value-type="float">
            <text:p>1.0623</text:p>
          </table:table-cell>
          <table:table-cell office:value-type="float" office:value="29099" calcext:value-type="float">
            <text:p>29099</text:p>
          </table:table-cell>
          <table:table-cell office:value-type="float" office:value="43371" calcext:value-type="float">
            <text:p>43371</text:p>
          </table:table-cell>
          <table:table-cell office:value-type="float" office:value="-91856" calcext:value-type="float">
            <text:p>-91856</text:p>
          </table:table-cell>
          <table:table-cell office:value-type="float" office:value="26746" calcext:value-type="float">
            <text:p>267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307</text:p>
          </table:table-cell>
          <table:table-cell office:value-type="float" office:value="1.0672" calcext:value-type="float">
            <text:p>1.0672</text:p>
          </table:table-cell>
          <table:table-cell office:value-type="float" office:value="34657" calcext:value-type="float">
            <text:p>34657</text:p>
          </table:table-cell>
          <table:table-cell office:value-type="float" office:value="47098" calcext:value-type="float">
            <text:p>47098</text:p>
          </table:table-cell>
          <table:table-cell office:value-type="float" office:value="-100590" calcext:value-type="float">
            <text:p>-100590</text:p>
          </table:table-cell>
          <table:table-cell office:value-type="float" office:value="26105" calcext:value-type="float">
            <text:p>261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314</text:p>
          </table:table-cell>
          <table:table-cell office:value-type="float" office:value="1.0738" calcext:value-type="float">
            <text:p>1.0738</text:p>
          </table:table-cell>
          <table:table-cell office:value-type="float" office:value="45034" calcext:value-type="float">
            <text:p>45034</text:p>
          </table:table-cell>
          <table:table-cell office:value-type="float" office:value="49697" calcext:value-type="float">
            <text:p>49697</text:p>
          </table:table-cell>
          <table:table-cell office:value-type="float" office:value="-87734" calcext:value-type="float">
            <text:p>-87734</text:p>
          </table:table-cell>
          <table:table-cell office:value-type="float" office:value="-10411" calcext:value-type="float">
            <text:p>-104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321</text:p>
          </table:table-cell>
          <table:table-cell office:value-type="float" office:value="1.0799" calcext:value-type="float">
            <text:p>1.0799</text:p>
          </table:table-cell>
          <table:table-cell office:value-type="float" office:value="13428" calcext:value-type="float">
            <text:p>13428</text:p>
          </table:table-cell>
          <table:table-cell office:value-type="float" office:value="67213" calcext:value-type="float">
            <text:p>67213</text:p>
          </table:table-cell>
          <table:table-cell office:value-type="float" office:value="-68903" calcext:value-type="float">
            <text:p>-68903</text:p>
          </table:table-cell>
          <table:table-cell office:value-type="float" office:value="-15306" calcext:value-type="float">
            <text:p>-153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328</text:p>
          </table:table-cell>
          <table:table-cell office:value-type="float" office:value="1.0652" calcext:value-type="float">
            <text:p>1.0652</text:p>
          </table:table-cell>
          <table:table-cell office:value-type="float" office:value="-1723" calcext:value-type="float">
            <text:p>-1723</text:p>
          </table:table-cell>
          <table:table-cell office:value-type="float" office:value="71111" calcext:value-type="float">
            <text:p>71111</text:p>
          </table:table-cell>
          <table:table-cell office:value-type="float" office:value="-59919" calcext:value-type="float">
            <text:p>-59919</text:p>
          </table:table-cell>
          <table:table-cell office:value-type="float" office:value="-11460" calcext:value-type="float">
            <text:p>-114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404</text:p>
          </table:table-cell>
          <table:table-cell office:value-type="float" office:value="1.059" calcext:value-type="float">
            <text:p>1.059</text:p>
          </table:table-cell>
          <table:table-cell office:value-type="float" office:value="6244" calcext:value-type="float">
            <text:p>6244</text:p>
          </table:table-cell>
          <table:table-cell office:value-type="float" office:value="65316" calcext:value-type="float">
            <text:p>65316</text:p>
          </table:table-cell>
          <table:table-cell office:value-type="float" office:value="-67353" calcext:value-type="float">
            <text:p>-67353</text:p>
          </table:table-cell>
          <table:table-cell office:value-type="float" office:value="-8515" calcext:value-type="float">
            <text:p>-85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411</text:p>
          </table:table-cell>
          <table:table-cell office:value-type="float" office:value="1.0612" calcext:value-type="float">
            <text:p>1.0612</text:p>
          </table:table-cell>
          <table:table-cell office:value-type="float" office:value="36895" calcext:value-type="float">
            <text:p>36895</text:p>
          </table:table-cell>
          <table:table-cell office:value-type="float" office:value="57214" calcext:value-type="float">
            <text:p>57214</text:p>
          </table:table-cell>
          <table:table-cell office:value-type="float" office:value="-88147" calcext:value-type="float">
            <text:p>-88147</text:p>
          </table:table-cell>
          <table:table-cell office:value-type="float" office:value="-8842" calcext:value-type="float">
            <text:p>-884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418</text:p>
          </table:table-cell>
          <table:table-cell office:value-type="float" office:value="1.0728" calcext:value-type="float">
            <text:p>1.0728</text:p>
          </table:table-cell>
          <table:table-cell office:value-type="float" office:value="50352" calcext:value-type="float">
            <text:p>50352</text:p>
          </table:table-cell>
          <table:table-cell office:value-type="float" office:value="56298" calcext:value-type="float">
            <text:p>56298</text:p>
          </table:table-cell>
          <table:table-cell office:value-type="float" office:value="-96320" calcext:value-type="float">
            <text:p>-96320</text:p>
          </table:table-cell>
          <table:table-cell office:value-type="float" office:value="-11631" calcext:value-type="float">
            <text:p>-116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425</text:p>
          </table:table-cell>
          <table:table-cell office:value-type="float" office:value="1.0897" calcext:value-type="float">
            <text:p>1.0897</text:p>
          </table:table-cell>
          <table:table-cell office:value-type="float" office:value="16564" calcext:value-type="float">
            <text:p>16564</text:p>
          </table:table-cell>
          <table:table-cell office:value-type="float" office:value="71602" calcext:value-type="float">
            <text:p>71602</text:p>
          </table:table-cell>
          <table:table-cell office:value-type="float" office:value="-81305" calcext:value-type="float">
            <text:p>-81305</text:p>
          </table:table-cell>
          <table:table-cell office:value-type="float" office:value="-13967" calcext:value-type="float">
            <text:p>-139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502</text:p>
          </table:table-cell>
          <table:table-cell office:value-type="float" office:value="1.0998" calcext:value-type="float">
            <text:p>1.0998</text:p>
          </table:table-cell>
          <table:table-cell office:value-type="float" office:value="-12000" calcext:value-type="float">
            <text:p>-12000</text:p>
          </table:table-cell>
          <table:table-cell office:value-type="float" office:value="80731" calcext:value-type="float">
            <text:p>80731</text:p>
          </table:table-cell>
          <table:table-cell office:value-type="float" office:value="-53004" calcext:value-type="float">
            <text:p>-53004</text:p>
          </table:table-cell>
          <table:table-cell office:value-type="float" office:value="-16552" calcext:value-type="float">
            <text:p>-1655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509</text:p>
          </table:table-cell>
          <table:table-cell office:value-type="float" office:value="1.0931" calcext:value-type="float">
            <text:p>1.0931</text:p>
          </table:table-cell>
          <table:table-cell office:value-type="float" office:value="-30224" calcext:value-type="float">
            <text:p>-30224</text:p>
          </table:table-cell>
          <table:table-cell office:value-type="float" office:value="88599" calcext:value-type="float">
            <text:p>88599</text:p>
          </table:table-cell>
          <table:table-cell office:value-type="float" office:value="-50841" calcext:value-type="float">
            <text:p>-50841</text:p>
          </table:table-cell>
          <table:table-cell office:value-type="float" office:value="-18334" calcext:value-type="float">
            <text:p>-183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516</text:p>
          </table:table-cell>
          <table:table-cell office:value-type="float" office:value="1.1207" calcext:value-type="float">
            <text:p>1.1207</text:p>
          </table:table-cell>
          <table:table-cell office:value-type="float" office:value="-54860" calcext:value-type="float">
            <text:p>-54860</text:p>
          </table:table-cell>
          <table:table-cell office:value-type="float" office:value="97257" calcext:value-type="float">
            <text:p>97257</text:p>
          </table:table-cell>
          <table:table-cell office:value-type="float" office:value="-33438" calcext:value-type="float">
            <text:p>-33438</text:p>
          </table:table-cell>
          <table:table-cell office:value-type="float" office:value="-21306" calcext:value-type="float">
            <text:p>-213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523</text:p>
          </table:table-cell>
          <table:table-cell office:value-type="float" office:value="1.1183" calcext:value-type="float">
            <text:p>1.1183</text:p>
          </table:table-cell>
          <table:table-cell office:value-type="float" office:value="-82947" calcext:value-type="float">
            <text:p>-82947</text:p>
          </table:table-cell>
          <table:table-cell office:value-type="float" office:value="98582" calcext:value-type="float">
            <text:p>98582</text:p>
          </table:table-cell>
          <table:table-cell office:value-type="float" office:value="-5342" calcext:value-type="float">
            <text:p>-5342</text:p>
          </table:table-cell>
          <table:table-cell office:value-type="float" office:value="-27018" calcext:value-type="float">
            <text:p>-270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530</text:p>
          </table:table-cell>
          <table:table-cell office:value-type="float" office:value="1.1282" calcext:value-type="float">
            <text:p>1.1282</text:p>
          </table:table-cell>
          <table:table-cell office:value-type="float" office:value="-94965" calcext:value-type="float">
            <text:p>-94965</text:p>
          </table:table-cell>
          <table:table-cell office:value-type="float" office:value="102937" calcext:value-type="float">
            <text:p>102937</text:p>
          </table:table-cell>
          <table:table-cell office:value-type="float" office:value="5646" calcext:value-type="float">
            <text:p>5646</text:p>
          </table:table-cell>
          <table:table-cell office:value-type="float" office:value="-34389" calcext:value-type="float">
            <text:p>-3438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606</text:p>
          </table:table-cell>
          <table:table-cell office:value-type="float" office:value="1.1196" calcext:value-type="float">
            <text:p>1.1196</text:p>
          </table:table-cell>
          <table:table-cell office:value-type="float" office:value="-96255" calcext:value-type="float">
            <text:p>-96255</text:p>
          </table:table-cell>
          <table:table-cell office:value-type="float" office:value="103919" calcext:value-type="float">
            <text:p>103919</text:p>
          </table:table-cell>
          <table:table-cell office:value-type="float" office:value="10110" calcext:value-type="float">
            <text:p>10110</text:p>
          </table:table-cell>
          <table:table-cell office:value-type="float" office:value="-34770" calcext:value-type="float">
            <text:p>-347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613</text:p>
          </table:table-cell>
          <table:table-cell office:value-type="float" office:value="1.1198" calcext:value-type="float">
            <text:p>1.1198</text:p>
          </table:table-cell>
          <table:table-cell office:value-type="float" office:value="-86180" calcext:value-type="float">
            <text:p>-86180</text:p>
          </table:table-cell>
          <table:table-cell office:value-type="float" office:value="99277" calcext:value-type="float">
            <text:p>99277</text:p>
          </table:table-cell>
          <table:table-cell office:value-type="float" office:value="10001" calcext:value-type="float">
            <text:p>10001</text:p>
          </table:table-cell>
          <table:table-cell office:value-type="float" office:value="-33973" calcext:value-type="float">
            <text:p>-339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620</text:p>
          </table:table-cell>
          <table:table-cell office:value-type="float" office:value="1.1194" calcext:value-type="float">
            <text:p>1.1194</text:p>
          </table:table-cell>
          <table:table-cell office:value-type="float" office:value="-51298" calcext:value-type="float">
            <text:p>-51298</text:p>
          </table:table-cell>
          <table:table-cell office:value-type="float" office:value="96315" calcext:value-type="float">
            <text:p>96315</text:p>
          </table:table-cell>
          <table:table-cell office:value-type="float" office:value="-14975" calcext:value-type="float">
            <text:p>-14975</text:p>
          </table:table-cell>
          <table:table-cell office:value-type="float" office:value="-45345" calcext:value-type="float">
            <text:p>-453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627</text:p>
          </table:table-cell>
          <table:table-cell office:value-type="float" office:value="1.1426" calcext:value-type="float">
            <text:p>1.1426</text:p>
          </table:table-cell>
          <table:table-cell office:value-type="float" office:value="-65241" calcext:value-type="float">
            <text:p>-65241</text:p>
          </table:table-cell>
          <table:table-cell office:value-type="float" office:value="104751" calcext:value-type="float">
            <text:p>104751</text:p>
          </table:table-cell>
          <table:table-cell office:value-type="float" office:value="-8147" calcext:value-type="float">
            <text:p>-8147</text:p>
          </table:table-cell>
          <table:table-cell office:value-type="float" office:value="-48173" calcext:value-type="float">
            <text:p>-481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704</text:p>
          </table:table-cell>
          <table:table-cell office:value-type="float" office:value="1.1401" calcext:value-type="float">
            <text:p>1.1401</text:p>
          </table:table-cell>
          <table:table-cell office:value-type="float" office:value="-88720" calcext:value-type="float">
            <text:p>-88720</text:p>
          </table:table-cell>
          <table:table-cell office:value-type="float" office:value="107690" calcext:value-type="float">
            <text:p>107690</text:p>
          </table:table-cell>
          <table:table-cell office:value-type="float" office:value="-6613" calcext:value-type="float">
            <text:p>-6613</text:p>
          </table:table-cell>
          <table:table-cell office:value-type="float" office:value="-34934" calcext:value-type="float">
            <text:p>-349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711</text:p>
          </table:table-cell>
          <table:table-cell office:value-type="float" office:value="1.1469" calcext:value-type="float">
            <text:p>1.1469</text:p>
          </table:table-cell>
          <table:table-cell office:value-type="float" office:value="-99573" calcext:value-type="float">
            <text:p>-99573</text:p>
          </table:table-cell>
          <table:table-cell office:value-type="float" office:value="104842" calcext:value-type="float">
            <text:p>104842</text:p>
          </table:table-cell>
          <table:table-cell office:value-type="float" office:value="290" calcext:value-type="float">
            <text:p>290</text:p>
          </table:table-cell>
          <table:table-cell office:value-type="float" office:value="-29776" calcext:value-type="float">
            <text:p>-297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718</text:p>
          </table:table-cell>
          <table:table-cell office:value-type="float" office:value="1.1663" calcext:value-type="float">
            <text:p>1.1663</text:p>
          </table:table-cell>
          <table:table-cell office:value-type="float" office:value="-110676" calcext:value-type="float">
            <text:p>-110676</text:p>
          </table:table-cell>
          <table:table-cell office:value-type="float" office:value="109753" calcext:value-type="float">
            <text:p>109753</text:p>
          </table:table-cell>
          <table:table-cell office:value-type="float" office:value="6459" calcext:value-type="float">
            <text:p>6459</text:p>
          </table:table-cell>
          <table:table-cell office:value-type="float" office:value="-32667" calcext:value-type="float">
            <text:p>-326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725</text:p>
          </table:table-cell>
          <table:table-cell office:value-type="float" office:value="1.1752" calcext:value-type="float">
            <text:p>1.1752</text:p>
          </table:table-cell>
          <table:table-cell office:value-type="float" office:value="-102967" calcext:value-type="float">
            <text:p>-102967</text:p>
          </table:table-cell>
          <table:table-cell office:value-type="float" office:value="107560" calcext:value-type="float">
            <text:p>107560</text:p>
          </table:table-cell>
          <table:table-cell office:value-type="float" office:value="352" calcext:value-type="float">
            <text:p>352</text:p>
          </table:table-cell>
          <table:table-cell office:value-type="float" office:value="-29638" calcext:value-type="float">
            <text:p>-296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801</text:p>
          </table:table-cell>
          <table:table-cell office:value-type="float" office:value="1.1772" calcext:value-type="float">
            <text:p>1.1772</text:p>
          </table:table-cell>
          <table:table-cell office:value-type="float" office:value="-106385" calcext:value-type="float">
            <text:p>-106385</text:p>
          </table:table-cell>
          <table:table-cell office:value-type="float" office:value="105698" calcext:value-type="float">
            <text:p>105698</text:p>
          </table:table-cell>
          <table:table-cell office:value-type="float" office:value="6697" calcext:value-type="float">
            <text:p>6697</text:p>
          </table:table-cell>
          <table:table-cell office:value-type="float" office:value="-31934" calcext:value-type="float">
            <text:p>-319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808</text:p>
          </table:table-cell>
          <table:table-cell office:value-type="float" office:value="1.1821" calcext:value-type="float">
            <text:p>1.1821</text:p>
          </table:table-cell>
          <table:table-cell office:value-type="float" office:value="-119589" calcext:value-type="float">
            <text:p>-119589</text:p>
          </table:table-cell>
          <table:table-cell office:value-type="float" office:value="97612" calcext:value-type="float">
            <text:p>97612</text:p>
          </table:table-cell>
          <table:table-cell office:value-type="float" office:value="25333" calcext:value-type="float">
            <text:p>25333</text:p>
          </table:table-cell>
          <table:table-cell office:value-type="float" office:value="-31461" calcext:value-type="float">
            <text:p>-314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815</text:p>
          </table:table-cell>
          <table:table-cell office:value-type="float" office:value="1.1762" calcext:value-type="float">
            <text:p>1.1762</text:p>
          </table:table-cell>
          <table:table-cell office:value-type="float" office:value="-113382" calcext:value-type="float">
            <text:p>-113382</text:p>
          </table:table-cell>
          <table:table-cell office:value-type="float" office:value="111065" calcext:value-type="float">
            <text:p>111065</text:p>
          </table:table-cell>
          <table:table-cell office:value-type="float" office:value="9360" calcext:value-type="float">
            <text:p>9360</text:p>
          </table:table-cell>
          <table:table-cell office:value-type="float" office:value="-32145" calcext:value-type="float">
            <text:p>-321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822</text:p>
          </table:table-cell>
          <table:table-cell office:value-type="float" office:value="1.1926" calcext:value-type="float">
            <text:p>1.1926</text:p>
          </table:table-cell>
          <table:table-cell office:value-type="float" office:value="-123116" calcext:value-type="float">
            <text:p>-123116</text:p>
          </table:table-cell>
          <table:table-cell office:value-type="float" office:value="106625" calcext:value-type="float">
            <text:p>106625</text:p>
          </table:table-cell>
          <table:table-cell office:value-type="float" office:value="23844" calcext:value-type="float">
            <text:p>23844</text:p>
          </table:table-cell>
          <table:table-cell office:value-type="float" office:value="-33903" calcext:value-type="float">
            <text:p>-3390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829</text:p>
          </table:table-cell>
          <table:table-cell office:value-type="float" office:value="1.1859" calcext:value-type="float">
            <text:p>1.1859</text:p>
          </table:table-cell>
          <table:table-cell office:value-type="float" office:value="-127856" calcext:value-type="float">
            <text:p>-127856</text:p>
          </table:table-cell>
          <table:table-cell office:value-type="float" office:value="106701" calcext:value-type="float">
            <text:p>106701</text:p>
          </table:table-cell>
          <table:table-cell office:value-type="float" office:value="30806" calcext:value-type="float">
            <text:p>30806</text:p>
          </table:table-cell>
          <table:table-cell office:value-type="float" office:value="-36892" calcext:value-type="float">
            <text:p>-368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905</text:p>
          </table:table-cell>
          <table:table-cell office:value-type="float" office:value="1.2035" calcext:value-type="float">
            <text:p>1.2035</text:p>
          </table:table-cell>
          <table:table-cell office:value-type="float" office:value="-126796" calcext:value-type="float">
            <text:p>-126796</text:p>
          </table:table-cell>
          <table:table-cell office:value-type="float" office:value="110707" calcext:value-type="float">
            <text:p>110707</text:p>
          </table:table-cell>
          <table:table-cell office:value-type="float" office:value="30057" calcext:value-type="float">
            <text:p>30057</text:p>
          </table:table-cell>
          <table:table-cell office:value-type="float" office:value="-38327" calcext:value-type="float">
            <text:p>-383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912</text:p>
          </table:table-cell>
          <table:table-cell office:value-type="float" office:value="1.1943" calcext:value-type="float">
            <text:p>1.1943</text:p>
          </table:table-cell>
          <table:table-cell office:value-type="float" office:value="-106354" calcext:value-type="float">
            <text:p>-106354</text:p>
          </table:table-cell>
          <table:table-cell office:value-type="float" office:value="95551" calcext:value-type="float">
            <text:p>95551</text:p>
          </table:table-cell>
          <table:table-cell office:value-type="float" office:value="23054" calcext:value-type="float">
            <text:p>23054</text:p>
          </table:table-cell>
          <table:table-cell office:value-type="float" office:value="-42378" calcext:value-type="float">
            <text:p>-423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919</text:p>
          </table:table-cell>
          <table:table-cell office:value-type="float" office:value="1.1954" calcext:value-type="float">
            <text:p>1.1954</text:p>
          </table:table-cell>
          <table:table-cell office:value-type="float" office:value="-72811" calcext:value-type="float">
            <text:p>-72811</text:p>
          </table:table-cell>
          <table:table-cell office:value-type="float" office:value="101533" calcext:value-type="float">
            <text:p>101533</text:p>
          </table:table-cell>
          <table:table-cell office:value-type="float" office:value="1159" calcext:value-type="float">
            <text:p>1159</text:p>
          </table:table-cell>
          <table:table-cell office:value-type="float" office:value="-54466" calcext:value-type="float">
            <text:p>-544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0926</text:p>
          </table:table-cell>
          <table:table-cell office:value-type="float" office:value="1.1814" calcext:value-type="float">
            <text:p>1.1814</text:p>
          </table:table-cell>
          <table:table-cell office:value-type="float" office:value="-88001" calcext:value-type="float">
            <text:p>-88001</text:p>
          </table:table-cell>
          <table:table-cell office:value-type="float" office:value="100382" calcext:value-type="float">
            <text:p>100382</text:p>
          </table:table-cell>
          <table:table-cell office:value-type="float" office:value="19733" calcext:value-type="float">
            <text:p>19733</text:p>
          </table:table-cell>
          <table:table-cell office:value-type="float" office:value="-52563" calcext:value-type="float">
            <text:p>-525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003</text:p>
          </table:table-cell>
          <table:table-cell office:value-type="float" office:value="1.1734" calcext:value-type="float">
            <text:p>1.1734</text:p>
          </table:table-cell>
          <table:table-cell office:value-type="float" office:value="-88949" calcext:value-type="float">
            <text:p>-88949</text:p>
          </table:table-cell>
          <table:table-cell office:value-type="float" office:value="99200" calcext:value-type="float">
            <text:p>99200</text:p>
          </table:table-cell>
          <table:table-cell office:value-type="float" office:value="18309" calcext:value-type="float">
            <text:p>18309</text:p>
          </table:table-cell>
          <table:table-cell office:value-type="float" office:value="-47035" calcext:value-type="float">
            <text:p>-4703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010</text:p>
          </table:table-cell>
          <table:table-cell office:value-type="float" office:value="1.1823" calcext:value-type="float">
            <text:p>1.1823</text:p>
          </table:table-cell>
          <table:table-cell office:value-type="float" office:value="-97852" calcext:value-type="float">
            <text:p>-97852</text:p>
          </table:table-cell>
          <table:table-cell office:value-type="float" office:value="106453" calcext:value-type="float">
            <text:p>106453</text:p>
          </table:table-cell>
          <table:table-cell office:value-type="float" office:value="22807" calcext:value-type="float">
            <text:p>22807</text:p>
          </table:table-cell>
          <table:table-cell office:value-type="float" office:value="-49773" calcext:value-type="float">
            <text:p>-497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017</text:p>
          </table:table-cell>
          <table:table-cell office:value-type="float" office:value="1.1785" calcext:value-type="float">
            <text:p>1.1785</text:p>
          </table:table-cell>
          <table:table-cell office:value-type="float" office:value="-97651" calcext:value-type="float">
            <text:p>-97651</text:p>
          </table:table-cell>
          <table:table-cell office:value-type="float" office:value="109398" calcext:value-type="float">
            <text:p>109398</text:p>
          </table:table-cell>
          <table:table-cell office:value-type="float" office:value="15334" calcext:value-type="float">
            <text:p>15334</text:p>
          </table:table-cell>
          <table:table-cell office:value-type="float" office:value="-47719" calcext:value-type="float">
            <text:p>-4771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024</text:p>
          </table:table-cell>
          <table:table-cell office:value-type="float" office:value="1.161" calcext:value-type="float">
            <text:p>1.161</text:p>
          </table:table-cell>
          <table:table-cell office:value-type="float" office:value="-96185" calcext:value-type="float">
            <text:p>-96185</text:p>
          </table:table-cell>
          <table:table-cell office:value-type="float" office:value="109240" calcext:value-type="float">
            <text:p>109240</text:p>
          </table:table-cell>
          <table:table-cell office:value-type="float" office:value="10159" calcext:value-type="float">
            <text:p>10159</text:p>
          </table:table-cell>
          <table:table-cell office:value-type="float" office:value="-45308" calcext:value-type="float">
            <text:p>-4530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031</text:p>
          </table:table-cell>
          <table:table-cell office:value-type="float" office:value="1.1609" calcext:value-type="float">
            <text:p>1.1609</text:p>
          </table:table-cell>
          <table:table-cell office:value-type="float" office:value="-83679" calcext:value-type="float">
            <text:p>-83679</text:p>
          </table:table-cell>
          <table:table-cell office:value-type="float" office:value="112233" calcext:value-type="float">
            <text:p>112233</text:p>
          </table:table-cell>
          <table:table-cell office:value-type="float" office:value="-57" calcext:value-type="float">
            <text:p>-57</text:p>
          </table:table-cell>
          <table:table-cell office:value-type="float" office:value="-39532" calcext:value-type="float">
            <text:p>-395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107</text:p>
          </table:table-cell>
          <table:table-cell office:value-type="float" office:value="1.1665" calcext:value-type="float">
            <text:p>1.1665</text:p>
          </table:table-cell>
          <table:table-cell office:value-type="float" office:value="-98659" calcext:value-type="float">
            <text:p>-98659</text:p>
          </table:table-cell>
          <table:table-cell office:value-type="float" office:value="118502" calcext:value-type="float">
            <text:p>118502</text:p>
          </table:table-cell>
          <table:table-cell office:value-type="float" office:value="4556" calcext:value-type="float">
            <text:p>4556</text:p>
          </table:table-cell>
          <table:table-cell office:value-type="float" office:value="-37772" calcext:value-type="float">
            <text:p>-3777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114</text:p>
          </table:table-cell>
          <table:table-cell office:value-type="float" office:value="1.1795" calcext:value-type="float">
            <text:p>1.1795</text:p>
          </table:table-cell>
          <table:table-cell office:value-type="float" office:value="-109695" calcext:value-type="float">
            <text:p>-109695</text:p>
          </table:table-cell>
          <table:table-cell office:value-type="float" office:value="127494" calcext:value-type="float">
            <text:p>127494</text:p>
          </table:table-cell>
          <table:table-cell office:value-type="float" office:value="3856" calcext:value-type="float">
            <text:p>3856</text:p>
          </table:table-cell>
          <table:table-cell office:value-type="float" office:value="-39254" calcext:value-type="float">
            <text:p>-392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121</text:p>
          </table:table-cell>
          <table:table-cell office:value-type="float" office:value="1.193" calcext:value-type="float">
            <text:p>1.193</text:p>
          </table:table-cell>
          <table:table-cell office:value-type="float" office:value="-168269" calcext:value-type="float">
            <text:p>-168269</text:p>
          </table:table-cell>
          <table:table-cell office:value-type="float" office:value="129410" calcext:value-type="float">
            <text:p>129410</text:p>
          </table:table-cell>
          <table:table-cell office:value-type="float" office:value="9593" calcext:value-type="float">
            <text:p>9593</text:p>
          </table:table-cell>
          <table:table-cell office:value-type="float" office:value="7628" calcext:value-type="float">
            <text:p>76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128</text:p>
          </table:table-cell>
          <table:table-cell office:value-type="float" office:value="1.1891" calcext:value-type="float">
            <text:p>1.1891</text:p>
          </table:table-cell>
          <table:table-cell office:value-type="float" office:value="-188788" calcext:value-type="float">
            <text:p>-188788</text:p>
          </table:table-cell>
          <table:table-cell office:value-type="float" office:value="141402" calcext:value-type="float">
            <text:p>141402</text:p>
          </table:table-cell>
          <table:table-cell office:value-type="float" office:value="6929" calcext:value-type="float">
            <text:p>6929</text:p>
          </table:table-cell>
          <table:table-cell office:value-type="float" office:value="8297" calcext:value-type="float">
            <text:p>82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205</text:p>
          </table:table-cell>
          <table:table-cell office:value-type="float" office:value="1.1764" calcext:value-type="float">
            <text:p>1.1764</text:p>
          </table:table-cell>
          <table:table-cell office:value-type="float" office:value="-183667" calcext:value-type="float">
            <text:p>-183667</text:p>
          </table:table-cell>
          <table:table-cell office:value-type="float" office:value="135265" calcext:value-type="float">
            <text:p>135265</text:p>
          </table:table-cell>
          <table:table-cell office:value-type="float" office:value="7551" calcext:value-type="float">
            <text:p>7551</text:p>
          </table:table-cell>
          <table:table-cell office:value-type="float" office:value="9423" calcext:value-type="float">
            <text:p>942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212</text:p>
          </table:table-cell>
          <table:table-cell office:value-type="float" office:value="1.1754" calcext:value-type="float">
            <text:p>1.1754</text:p>
          </table:table-cell>
          <table:table-cell office:value-type="float" office:value="-176428" calcext:value-type="float">
            <text:p>-176428</text:p>
          </table:table-cell>
          <table:table-cell office:value-type="float" office:value="127545" calcext:value-type="float">
            <text:p>127545</text:p>
          </table:table-cell>
          <table:table-cell office:value-type="float" office:value="15117" calcext:value-type="float">
            <text:p>15117</text:p>
          </table:table-cell>
          <table:table-cell office:value-type="float" office:value="12125" calcext:value-type="float">
            <text:p>1212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219</text:p>
          </table:table-cell>
          <table:table-cell office:value-type="float" office:value="1.1859" calcext:value-type="float">
            <text:p>1.1859</text:p>
          </table:table-cell>
          <table:table-cell office:value-type="float" office:value="-172576" calcext:value-type="float">
            <text:p>-172576</text:p>
          </table:table-cell>
          <table:table-cell office:value-type="float" office:value="128708" calcext:value-type="float">
            <text:p>128708</text:p>
          </table:table-cell>
          <table:table-cell office:value-type="float" office:value="-2345" calcext:value-type="float">
            <text:p>-2345</text:p>
          </table:table-cell>
          <table:table-cell office:value-type="float" office:value="12676" calcext:value-type="float">
            <text:p>126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71226</text:p>
          </table:table-cell>
          <table:table-cell office:value-type="float" office:value="1.1998" calcext:value-type="float">
            <text:p>1.1998</text:p>
          </table:table-cell>
          <table:table-cell office:value-type="float" office:value="-177720" calcext:value-type="float">
            <text:p>-177720</text:p>
          </table:table-cell>
          <table:table-cell office:value-type="float" office:value="124138" calcext:value-type="float">
            <text:p>124138</text:p>
          </table:table-cell>
          <table:table-cell office:value-type="float" office:value="563" calcext:value-type="float">
            <text:p>563</text:p>
          </table:table-cell>
          <table:table-cell office:value-type="float" office:value="13755" calcext:value-type="float">
            <text:p>137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102</text:p>
          </table:table-cell>
          <table:table-cell office:value-type="float" office:value="1.203" calcext:value-type="float">
            <text:p>1.203</text:p>
          </table:table-cell>
          <table:table-cell office:value-type="float" office:value="-223096" calcext:value-type="float">
            <text:p>-223096</text:p>
          </table:table-cell>
          <table:table-cell office:value-type="float" office:value="134671" calcext:value-type="float">
            <text:p>134671</text:p>
          </table:table-cell>
          <table:table-cell office:value-type="float" office:value="34530" calcext:value-type="float">
            <text:p>34530</text:p>
          </table:table-cell>
          <table:table-cell office:value-type="float" office:value="15831" calcext:value-type="float">
            <text:p>158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109</text:p>
          </table:table-cell>
          <table:table-cell office:value-type="float" office:value="1.2187" calcext:value-type="float">
            <text:p>1.2187</text:p>
          </table:table-cell>
          <table:table-cell office:value-type="float" office:value="-246463" calcext:value-type="float">
            <text:p>-246463</text:p>
          </table:table-cell>
          <table:table-cell office:value-type="float" office:value="149115" calcext:value-type="float">
            <text:p>149115</text:p>
          </table:table-cell>
          <table:table-cell office:value-type="float" office:value="42042" calcext:value-type="float">
            <text:p>42042</text:p>
          </table:table-cell>
          <table:table-cell office:value-type="float" office:value="16336" calcext:value-type="float">
            <text:p>1633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116</text:p>
          </table:table-cell>
          <table:table-cell office:value-type="float" office:value="1.2222" calcext:value-type="float">
            <text:p>1.2222</text:p>
          </table:table-cell>
          <table:table-cell office:value-type="float" office:value="-259732" calcext:value-type="float">
            <text:p>-259732</text:p>
          </table:table-cell>
          <table:table-cell office:value-type="float" office:value="155720" calcext:value-type="float">
            <text:p>155720</text:p>
          </table:table-cell>
          <table:table-cell office:value-type="float" office:value="45685" calcext:value-type="float">
            <text:p>45685</text:p>
          </table:table-cell>
          <table:table-cell office:value-type="float" office:value="15970" calcext:value-type="float">
            <text:p>159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123</text:p>
          </table:table-cell>
          <table:table-cell office:value-type="float" office:value="1.2421" calcext:value-type="float">
            <text:p>1.2421</text:p>
          </table:table-cell>
          <table:table-cell office:value-type="float" office:value="-280936" calcext:value-type="float">
            <text:p>-280936</text:p>
          </table:table-cell>
          <table:table-cell office:value-type="float" office:value="155790" calcext:value-type="float">
            <text:p>155790</text:p>
          </table:table-cell>
          <table:table-cell office:value-type="float" office:value="59023" calcext:value-type="float">
            <text:p>59023</text:p>
          </table:table-cell>
          <table:table-cell office:value-type="float" office:value="18050" calcext:value-type="float">
            <text:p>180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130</text:p>
          </table:table-cell>
          <table:table-cell office:value-type="float" office:value="1.2462" calcext:value-type="float">
            <text:p>1.2462</text:p>
          </table:table-cell>
          <table:table-cell office:value-type="float" office:value="-286655" calcext:value-type="float">
            <text:p>-286655</text:p>
          </table:table-cell>
          <table:table-cell office:value-type="float" office:value="149952" calcext:value-type="float">
            <text:p>149952</text:p>
          </table:table-cell>
          <table:table-cell office:value-type="float" office:value="76853" calcext:value-type="float">
            <text:p>76853</text:p>
          </table:table-cell>
          <table:table-cell office:value-type="float" office:value="17405" calcext:value-type="float">
            <text:p>174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206</text:p>
          </table:table-cell>
          <table:table-cell office:value-type="float" office:value="1.2235" calcext:value-type="float">
            <text:p>1.2235</text:p>
          </table:table-cell>
          <table:table-cell office:value-type="float" office:value="-272467" calcext:value-type="float">
            <text:p>-272467</text:p>
          </table:table-cell>
          <table:table-cell office:value-type="float" office:value="150374" calcext:value-type="float">
            <text:p>150374</text:p>
          </table:table-cell>
          <table:table-cell office:value-type="float" office:value="66452" calcext:value-type="float">
            <text:p>66452</text:p>
          </table:table-cell>
          <table:table-cell office:value-type="float" office:value="17028" calcext:value-type="float">
            <text:p>170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213</text:p>
          </table:table-cell>
          <table:table-cell office:value-type="float" office:value="1.2406" calcext:value-type="float">
            <text:p>1.2406</text:p>
          </table:table-cell>
          <table:table-cell office:value-type="float" office:value="-236121" calcext:value-type="float">
            <text:p>-236121</text:p>
          </table:table-cell>
          <table:table-cell office:value-type="float" office:value="138415" calcext:value-type="float">
            <text:p>138415</text:p>
          </table:table-cell>
          <table:table-cell office:value-type="float" office:value="34786" calcext:value-type="float">
            <text:p>34786</text:p>
          </table:table-cell>
          <table:table-cell office:value-type="float" office:value="14226" calcext:value-type="float">
            <text:p>142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220</text:p>
          </table:table-cell>
          <table:table-cell office:value-type="float" office:value="1.2293" calcext:value-type="float">
            <text:p>1.2293</text:p>
          </table:table-cell>
          <table:table-cell office:value-type="float" office:value="-229104" calcext:value-type="float">
            <text:p>-229104</text:p>
          </table:table-cell>
          <table:table-cell office:value-type="float" office:value="141727" calcext:value-type="float">
            <text:p>141727</text:p>
          </table:table-cell>
          <table:table-cell office:value-type="float" office:value="29282" calcext:value-type="float">
            <text:p>29282</text:p>
          </table:table-cell>
          <table:table-cell office:value-type="float" office:value="15653" calcext:value-type="float">
            <text:p>156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227</text:p>
          </table:table-cell>
          <table:table-cell office:value-type="float" office:value="1.2317" calcext:value-type="float">
            <text:p>1.2317</text:p>
          </table:table-cell>
          <table:table-cell office:value-type="float" office:value="-220394" calcext:value-type="float">
            <text:p>-220394</text:p>
          </table:table-cell>
          <table:table-cell office:value-type="float" office:value="131698" calcext:value-type="float">
            <text:p>131698</text:p>
          </table:table-cell>
          <table:table-cell office:value-type="float" office:value="33561" calcext:value-type="float">
            <text:p>33561</text:p>
          </table:table-cell>
          <table:table-cell office:value-type="float" office:value="16657" calcext:value-type="float">
            <text:p>166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306</text:p>
          </table:table-cell>
          <table:table-cell office:value-type="float" office:value="1.2307" calcext:value-type="float">
            <text:p>1.2307</text:p>
          </table:table-cell>
          <table:table-cell office:value-type="float" office:value="-228435" calcext:value-type="float">
            <text:p>-228435</text:p>
          </table:table-cell>
          <table:table-cell office:value-type="float" office:value="142951" calcext:value-type="float">
            <text:p>142951</text:p>
          </table:table-cell>
          <table:table-cell office:value-type="float" office:value="30140" calcext:value-type="float">
            <text:p>30140</text:p>
          </table:table-cell>
          <table:table-cell office:value-type="float" office:value="14486" calcext:value-type="float">
            <text:p>1448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313</text:p>
          </table:table-cell>
          <table:table-cell office:value-type="float" office:value="1.2289" calcext:value-type="float">
            <text:p>1.2289</text:p>
          </table:table-cell>
          <table:table-cell office:value-type="float" office:value="-229622" calcext:value-type="float">
            <text:p>-229622</text:p>
          </table:table-cell>
          <table:table-cell office:value-type="float" office:value="147001" calcext:value-type="float">
            <text:p>147001</text:p>
          </table:table-cell>
          <table:table-cell office:value-type="float" office:value="37737" calcext:value-type="float">
            <text:p>37737</text:p>
          </table:table-cell>
          <table:table-cell office:value-type="float" office:value="13201" calcext:value-type="float">
            <text:p>132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320</text:p>
          </table:table-cell>
          <table:table-cell office:value-type="float" office:value="1.2353" calcext:value-type="float">
            <text:p>1.2353</text:p>
          </table:table-cell>
          <table:table-cell office:value-type="float" office:value="-222696" calcext:value-type="float">
            <text:p>-222696</text:p>
          </table:table-cell>
          <table:table-cell office:value-type="float" office:value="146071" calcext:value-type="float">
            <text:p>146071</text:p>
          </table:table-cell>
          <table:table-cell office:value-type="float" office:value="25664" calcext:value-type="float">
            <text:p>25664</text:p>
          </table:table-cell>
          <table:table-cell office:value-type="float" office:value="15160" calcext:value-type="float">
            <text:p>151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327</text:p>
          </table:table-cell>
          <table:table-cell office:value-type="float" office:value="1.2323" calcext:value-type="float">
            <text:p>1.2323</text:p>
          </table:table-cell>
          <table:table-cell office:value-type="float" office:value="-238324" calcext:value-type="float">
            <text:p>-238324</text:p>
          </table:table-cell>
          <table:table-cell office:value-type="float" office:value="160206" calcext:value-type="float">
            <text:p>160206</text:p>
          </table:table-cell>
          <table:table-cell office:value-type="float" office:value="27515" calcext:value-type="float">
            <text:p>27515</text:p>
          </table:table-cell>
          <table:table-cell office:value-type="float" office:value="18231" calcext:value-type="float">
            <text:p>182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403</text:p>
          </table:table-cell>
          <table:table-cell office:value-type="float" office:value="1.2283" calcext:value-type="float">
            <text:p>1.2283</text:p>
          </table:table-cell>
          <table:table-cell office:value-type="float" office:value="-221344" calcext:value-type="float">
            <text:p>-221344</text:p>
          </table:table-cell>
          <table:table-cell office:value-type="float" office:value="156756" calcext:value-type="float">
            <text:p>156756</text:p>
          </table:table-cell>
          <table:table-cell office:value-type="float" office:value="19144" calcext:value-type="float">
            <text:p>19144</text:p>
          </table:table-cell>
          <table:table-cell office:value-type="float" office:value="18558" calcext:value-type="float">
            <text:p>1855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410</text:p>
          </table:table-cell>
          <table:table-cell office:value-type="float" office:value="1.2331" calcext:value-type="float">
            <text:p>1.2331</text:p>
          </table:table-cell>
          <table:table-cell office:value-type="float" office:value="-247448" calcext:value-type="float">
            <text:p>-247448</text:p>
          </table:table-cell>
          <table:table-cell office:value-type="float" office:value="171567" calcext:value-type="float">
            <text:p>171567</text:p>
          </table:table-cell>
          <table:table-cell office:value-type="float" office:value="25050" calcext:value-type="float">
            <text:p>25050</text:p>
          </table:table-cell>
          <table:table-cell office:value-type="float" office:value="17671" calcext:value-type="float">
            <text:p>176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417</text:p>
          </table:table-cell>
          <table:table-cell office:value-type="float" office:value="1.2288" calcext:value-type="float">
            <text:p>1.2288</text:p>
          </table:table-cell>
          <table:table-cell office:value-type="float" office:value="-249892" calcext:value-type="float">
            <text:p>-249892</text:p>
          </table:table-cell>
          <table:table-cell office:value-type="float" office:value="177260" calcext:value-type="float">
            <text:p>177260</text:p>
          </table:table-cell>
          <table:table-cell office:value-type="float" office:value="29978" calcext:value-type="float">
            <text:p>29978</text:p>
          </table:table-cell>
          <table:table-cell office:value-type="float" office:value="12677" calcext:value-type="float">
            <text:p>126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424</text:p>
          </table:table-cell>
          <table:table-cell office:value-type="float" office:value="1.213" calcext:value-type="float">
            <text:p>1.213</text:p>
          </table:table-cell>
          <table:table-cell office:value-type="float" office:value="-227107" calcext:value-type="float">
            <text:p>-227107</text:p>
          </table:table-cell>
          <table:table-cell office:value-type="float" office:value="179527" calcext:value-type="float">
            <text:p>179527</text:p>
          </table:table-cell>
          <table:table-cell office:value-type="float" office:value="8353" calcext:value-type="float">
            <text:p>8353</text:p>
          </table:table-cell>
          <table:table-cell office:value-type="float" office:value="13081" calcext:value-type="float">
            <text:p>1308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501</text:p>
          </table:table-cell>
          <table:table-cell office:value-type="float" office:value="1.196" calcext:value-type="float">
            <text:p>1.196</text:p>
          </table:table-cell>
          <table:table-cell office:value-type="float" office:value="-215378" calcext:value-type="float">
            <text:p>-215378</text:p>
          </table:table-cell>
          <table:table-cell office:value-type="float" office:value="178842" calcext:value-type="float">
            <text:p>178842</text:p>
          </table:table-cell>
          <table:table-cell office:value-type="float" office:value="2510" calcext:value-type="float">
            <text:p>2510</text:p>
          </table:table-cell>
          <table:table-cell office:value-type="float" office:value="12494" calcext:value-type="float">
            <text:p>124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508</text:p>
          </table:table-cell>
          <table:table-cell office:value-type="float" office:value="1.1944" calcext:value-type="float">
            <text:p>1.1944</text:p>
          </table:table-cell>
          <table:table-cell office:value-type="float" office:value="-208252" calcext:value-type="float">
            <text:p>-208252</text:p>
          </table:table-cell>
          <table:table-cell office:value-type="float" office:value="170910" calcext:value-type="float">
            <text:p>170910</text:p>
          </table:table-cell>
          <table:table-cell office:value-type="float" office:value="4891" calcext:value-type="float">
            <text:p>4891</text:p>
          </table:table-cell>
          <table:table-cell office:value-type="float" office:value="11787" calcext:value-type="float">
            <text:p>117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515</text:p>
          </table:table-cell>
          <table:table-cell office:value-type="float" office:value="1.1778" calcext:value-type="float">
            <text:p>1.1778</text:p>
          </table:table-cell>
          <table:table-cell office:value-type="float" office:value="-184321" calcext:value-type="float">
            <text:p>-184321</text:p>
          </table:table-cell>
          <table:table-cell office:value-type="float" office:value="165326" calcext:value-type="float">
            <text:p>165326</text:p>
          </table:table-cell>
          <table:table-cell office:value-type="float" office:value="-4084" calcext:value-type="float">
            <text:p>-4084</text:p>
          </table:table-cell>
          <table:table-cell office:value-type="float" office:value="9250" calcext:value-type="float">
            <text:p>92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522</text:p>
          </table:table-cell>
          <table:table-cell office:value-type="float" office:value="1.1652" calcext:value-type="float">
            <text:p>1.1652</text:p>
          </table:table-cell>
          <table:table-cell office:value-type="float" office:value="-171774" calcext:value-type="float">
            <text:p>-171774</text:p>
          </table:table-cell>
          <table:table-cell office:value-type="float" office:value="160508" calcext:value-type="float">
            <text:p>160508</text:p>
          </table:table-cell>
          <table:table-cell office:value-type="float" office:value="-10688" calcext:value-type="float">
            <text:p>-10688</text:p>
          </table:table-cell>
          <table:table-cell office:value-type="float" office:value="7976" calcext:value-type="float">
            <text:p>79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529</text:p>
          </table:table-cell>
          <table:table-cell office:value-type="float" office:value="1.1661" calcext:value-type="float">
            <text:p>1.1661</text:p>
          </table:table-cell>
          <table:table-cell office:value-type="float" office:value="-152531" calcext:value-type="float">
            <text:p>-152531</text:p>
          </table:table-cell>
          <table:table-cell office:value-type="float" office:value="142826" calcext:value-type="float">
            <text:p>142826</text:p>
          </table:table-cell>
          <table:table-cell office:value-type="float" office:value="-17890" calcext:value-type="float">
            <text:p>-17890</text:p>
          </table:table-cell>
          <table:table-cell office:value-type="float" office:value="9599" calcext:value-type="float">
            <text:p>959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605</text:p>
          </table:table-cell>
          <table:table-cell office:value-type="float" office:value="1.1768" calcext:value-type="float">
            <text:p>1.1768</text:p>
          </table:table-cell>
          <table:table-cell office:value-type="float" office:value="-126651" calcext:value-type="float">
            <text:p>-126651</text:p>
          </table:table-cell>
          <table:table-cell office:value-type="float" office:value="143565" calcext:value-type="float">
            <text:p>143565</text:p>
          </table:table-cell>
          <table:table-cell office:value-type="float" office:value="-33467" calcext:value-type="float">
            <text:p>-33467</text:p>
          </table:table-cell>
          <table:table-cell office:value-type="float" office:value="11187" calcext:value-type="float">
            <text:p>111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612</text:p>
          </table:table-cell>
          <table:table-cell office:value-type="float" office:value="1.1609" calcext:value-type="float">
            <text:p>1.1609</text:p>
          </table:table-cell>
          <table:table-cell office:value-type="float" office:value="-137705" calcext:value-type="float">
            <text:p>-137705</text:p>
          </table:table-cell>
          <table:table-cell office:value-type="float" office:value="158730" calcext:value-type="float">
            <text:p>158730</text:p>
          </table:table-cell>
          <table:table-cell office:value-type="float" office:value="-42010" calcext:value-type="float">
            <text:p>-42010</text:p>
          </table:table-cell>
          <table:table-cell office:value-type="float" office:value="11684" calcext:value-type="float">
            <text:p>116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619</text:p>
          </table:table-cell>
          <table:table-cell office:value-type="float" office:value="1.1657" calcext:value-type="float">
            <text:p>1.1657</text:p>
          </table:table-cell>
          <table:table-cell office:value-type="float" office:value="-107963" calcext:value-type="float">
            <text:p>-107963</text:p>
          </table:table-cell>
          <table:table-cell office:value-type="float" office:value="145091" calcext:value-type="float">
            <text:p>145091</text:p>
          </table:table-cell>
          <table:table-cell office:value-type="float" office:value="-55307" calcext:value-type="float">
            <text:p>-55307</text:p>
          </table:table-cell>
          <table:table-cell office:value-type="float" office:value="11394" calcext:value-type="float">
            <text:p>113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626</text:p>
          </table:table-cell>
          <table:table-cell office:value-type="float" office:value="1.1685" calcext:value-type="float">
            <text:p>1.1685</text:p>
          </table:table-cell>
          <table:table-cell office:value-type="float" office:value="-105797" calcext:value-type="float">
            <text:p>-105797</text:p>
          </table:table-cell>
          <table:table-cell office:value-type="float" office:value="146262" calcext:value-type="float">
            <text:p>146262</text:p>
          </table:table-cell>
          <table:table-cell office:value-type="float" office:value="-60058" calcext:value-type="float">
            <text:p>-60058</text:p>
          </table:table-cell>
          <table:table-cell office:value-type="float" office:value="11657" calcext:value-type="float">
            <text:p>116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703</text:p>
          </table:table-cell>
          <table:table-cell office:value-type="float" office:value="1.1747" calcext:value-type="float">
            <text:p>1.1747</text:p>
          </table:table-cell>
          <table:table-cell office:value-type="float" office:value="-104513" calcext:value-type="float">
            <text:p>-104513</text:p>
          </table:table-cell>
          <table:table-cell office:value-type="float" office:value="140921" calcext:value-type="float">
            <text:p>140921</text:p>
          </table:table-cell>
          <table:table-cell office:value-type="float" office:value="-56966" calcext:value-type="float">
            <text:p>-56966</text:p>
          </table:table-cell>
          <table:table-cell office:value-type="float" office:value="9366" calcext:value-type="float">
            <text:p>93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710</text:p>
          </table:table-cell>
          <table:table-cell office:value-type="float" office:value="1.1685" calcext:value-type="float">
            <text:p>1.1685</text:p>
          </table:table-cell>
          <table:table-cell office:value-type="float" office:value="-79459" calcext:value-type="float">
            <text:p>-79459</text:p>
          </table:table-cell>
          <table:table-cell office:value-type="float" office:value="132703" calcext:value-type="float">
            <text:p>132703</text:p>
          </table:table-cell>
          <table:table-cell office:value-type="float" office:value="-69102" calcext:value-type="float">
            <text:p>-69102</text:p>
          </table:table-cell>
          <table:table-cell office:value-type="float" office:value="10435" calcext:value-type="float">
            <text:p>1043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717</text:p>
          </table:table-cell>
          <table:table-cell office:value-type="float" office:value="1.172" calcext:value-type="float">
            <text:p>1.172</text:p>
          </table:table-cell>
          <table:table-cell office:value-type="float" office:value="-92995" calcext:value-type="float">
            <text:p>-92995</text:p>
          </table:table-cell>
          <table:table-cell office:value-type="float" office:value="147862" calcext:value-type="float">
            <text:p>147862</text:p>
          </table:table-cell>
          <table:table-cell office:value-type="float" office:value="-70953" calcext:value-type="float">
            <text:p>-70953</text:p>
          </table:table-cell>
          <table:table-cell office:value-type="float" office:value="8097" calcext:value-type="float">
            <text:p>80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724</text:p>
          </table:table-cell>
          <table:table-cell office:value-type="float" office:value="1.1658" calcext:value-type="float">
            <text:p>1.1658</text:p>
          </table:table-cell>
          <table:table-cell office:value-type="float" office:value="-106989" calcext:value-type="float">
            <text:p>-106989</text:p>
          </table:table-cell>
          <table:table-cell office:value-type="float" office:value="152620" calcext:value-type="float">
            <text:p>152620</text:p>
          </table:table-cell>
          <table:table-cell office:value-type="float" office:value="-67993" calcext:value-type="float">
            <text:p>-67993</text:p>
          </table:table-cell>
          <table:table-cell office:value-type="float" office:value="6929" calcext:value-type="float">
            <text:p>69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731</text:p>
          </table:table-cell>
          <table:table-cell office:value-type="float" office:value="1.1567" calcext:value-type="float">
            <text:p>1.1567</text:p>
          </table:table-cell>
          <table:table-cell office:value-type="float" office:value="-121324" calcext:value-type="float">
            <text:p>-121324</text:p>
          </table:table-cell>
          <table:table-cell office:value-type="float" office:value="156326" calcext:value-type="float">
            <text:p>156326</text:p>
          </table:table-cell>
          <table:table-cell office:value-type="float" office:value="-67092" calcext:value-type="float">
            <text:p>-67092</text:p>
          </table:table-cell>
          <table:table-cell office:value-type="float" office:value="8321" calcext:value-type="float">
            <text:p>83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807</text:p>
          </table:table-cell>
          <table:table-cell office:value-type="float" office:value="1.1411" calcext:value-type="float">
            <text:p>1.1411</text:p>
          </table:table-cell>
          <table:table-cell office:value-type="float" office:value="-94007" calcext:value-type="float">
            <text:p>-94007</text:p>
          </table:table-cell>
          <table:table-cell office:value-type="float" office:value="150724" calcext:value-type="float">
            <text:p>150724</text:p>
          </table:table-cell>
          <table:table-cell office:value-type="float" office:value="-82524" calcext:value-type="float">
            <text:p>-82524</text:p>
          </table:table-cell>
          <table:table-cell office:value-type="float" office:value="10278" calcext:value-type="float">
            <text:p>102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814</text:p>
          </table:table-cell>
          <table:table-cell office:value-type="float" office:value="1.1439" calcext:value-type="float">
            <text:p>1.1439</text:p>
          </table:table-cell>
          <table:table-cell office:value-type="float" office:value="-70410" calcext:value-type="float">
            <text:p>-70410</text:p>
          </table:table-cell>
          <table:table-cell office:value-type="float" office:value="141090" calcext:value-type="float">
            <text:p>141090</text:p>
          </table:table-cell>
          <table:table-cell office:value-type="float" office:value="-97858" calcext:value-type="float">
            <text:p>-97858</text:p>
          </table:table-cell>
          <table:table-cell office:value-type="float" office:value="15082" calcext:value-type="float">
            <text:p>150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821</text:p>
          </table:table-cell>
          <table:table-cell office:value-type="float" office:value="1.1623" calcext:value-type="float">
            <text:p>1.1623</text:p>
          </table:table-cell>
          <table:table-cell office:value-type="float" office:value="-62594" calcext:value-type="float">
            <text:p>-62594</text:p>
          </table:table-cell>
          <table:table-cell office:value-type="float" office:value="142662" calcext:value-type="float">
            <text:p>142662</text:p>
          </table:table-cell>
          <table:table-cell office:value-type="float" office:value="-102274" calcext:value-type="float">
            <text:p>-102274</text:p>
          </table:table-cell>
          <table:table-cell office:value-type="float" office:value="13614" calcext:value-type="float">
            <text:p>136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828</text:p>
          </table:table-cell>
          <table:table-cell office:value-type="float" office:value="1.1601" calcext:value-type="float">
            <text:p>1.1601</text:p>
          </table:table-cell>
          <table:table-cell office:value-type="float" office:value="-77472" calcext:value-type="float">
            <text:p>-77472</text:p>
          </table:table-cell>
          <table:table-cell office:value-type="float" office:value="145319" calcext:value-type="float">
            <text:p>145319</text:p>
          </table:table-cell>
          <table:table-cell office:value-type="float" office:value="-99730" calcext:value-type="float">
            <text:p>-99730</text:p>
          </table:table-cell>
          <table:table-cell office:value-type="float" office:value="11090" calcext:value-type="float">
            <text:p>110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904</text:p>
          </table:table-cell>
          <table:table-cell office:value-type="float" office:value="1.1553" calcext:value-type="float">
            <text:p>1.1553</text:p>
          </table:table-cell>
          <table:table-cell office:value-type="float" office:value="-85754" calcext:value-type="float">
            <text:p>-85754</text:p>
          </table:table-cell>
          <table:table-cell office:value-type="float" office:value="146878" calcext:value-type="float">
            <text:p>146878</text:p>
          </table:table-cell>
          <table:table-cell office:value-type="float" office:value="-94895" calcext:value-type="float">
            <text:p>-94895</text:p>
          </table:table-cell>
          <table:table-cell office:value-type="float" office:value="11975" calcext:value-type="float">
            <text:p>119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911</text:p>
          </table:table-cell>
          <table:table-cell office:value-type="float" office:value="1.163" calcext:value-type="float">
            <text:p>1.163</text:p>
          </table:table-cell>
          <table:table-cell office:value-type="float" office:value="-82813" calcext:value-type="float">
            <text:p>-82813</text:p>
          </table:table-cell>
          <table:table-cell office:value-type="float" office:value="140851" calcext:value-type="float">
            <text:p>140851</text:p>
          </table:table-cell>
          <table:table-cell office:value-type="float" office:value="-75957" calcext:value-type="float">
            <text:p>-75957</text:p>
          </table:table-cell>
          <table:table-cell office:value-type="float" office:value="-4322" calcext:value-type="float">
            <text:p>-432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918</text:p>
          </table:table-cell>
          <table:table-cell office:value-type="float" office:value="1.175" calcext:value-type="float">
            <text:p>1.175</text:p>
          </table:table-cell>
          <table:table-cell office:value-type="float" office:value="-83046" calcext:value-type="float">
            <text:p>-83046</text:p>
          </table:table-cell>
          <table:table-cell office:value-type="float" office:value="139185" calcext:value-type="float">
            <text:p>139185</text:p>
          </table:table-cell>
          <table:table-cell office:value-type="float" office:value="-76663" calcext:value-type="float">
            <text:p>-76663</text:p>
          </table:table-cell>
          <table:table-cell office:value-type="float" office:value="-798" calcext:value-type="float">
            <text:p>-7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0925</text:p>
          </table:table-cell>
          <table:table-cell office:value-type="float" office:value="1.1609" calcext:value-type="float">
            <text:p>1.1609</text:p>
          </table:table-cell>
          <table:table-cell office:value-type="float" office:value="-105324" calcext:value-type="float">
            <text:p>-105324</text:p>
          </table:table-cell>
          <table:table-cell office:value-type="float" office:value="149847" calcext:value-type="float">
            <text:p>149847</text:p>
          </table:table-cell>
          <table:table-cell office:value-type="float" office:value="-86694" calcext:value-type="float">
            <text:p>-86694</text:p>
          </table:table-cell>
          <table:table-cell office:value-type="float" office:value="9137" calcext:value-type="float">
            <text:p>913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002</text:p>
          </table:table-cell>
          <table:table-cell office:value-type="float" office:value="1.1524" calcext:value-type="float">
            <text:p>1.1524</text:p>
          </table:table-cell>
          <table:table-cell office:value-type="float" office:value="-84087" calcext:value-type="float">
            <text:p>-84087</text:p>
          </table:table-cell>
          <table:table-cell office:value-type="float" office:value="136907" calcext:value-type="float">
            <text:p>136907</text:p>
          </table:table-cell>
          <table:table-cell office:value-type="float" office:value="-81816" calcext:value-type="float">
            <text:p>-81816</text:p>
          </table:table-cell>
          <table:table-cell office:value-type="float" office:value="12395" calcext:value-type="float">
            <text:p>123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009</text:p>
          </table:table-cell>
          <table:table-cell office:value-type="float" office:value="1.1563" calcext:value-type="float">
            <text:p>1.1563</text:p>
          </table:table-cell>
          <table:table-cell office:value-type="float" office:value="-76545" calcext:value-type="float">
            <text:p>-76545</text:p>
          </table:table-cell>
          <table:table-cell office:value-type="float" office:value="128056" calcext:value-type="float">
            <text:p>128056</text:p>
          </table:table-cell>
          <table:table-cell office:value-type="float" office:value="-81922" calcext:value-type="float">
            <text:p>-81922</text:p>
          </table:table-cell>
          <table:table-cell office:value-type="float" office:value="8831" calcext:value-type="float">
            <text:p>88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016</text:p>
          </table:table-cell>
          <table:table-cell office:value-type="float" office:value="1.1515" calcext:value-type="float">
            <text:p>1.1515</text:p>
          </table:table-cell>
          <table:table-cell office:value-type="float" office:value="-72268" calcext:value-type="float">
            <text:p>-72268</text:p>
          </table:table-cell>
          <table:table-cell office:value-type="float" office:value="134831" calcext:value-type="float">
            <text:p>134831</text:p>
          </table:table-cell>
          <table:table-cell office:value-type="float" office:value="-85227" calcext:value-type="float">
            <text:p>-85227</text:p>
          </table:table-cell>
          <table:table-cell office:value-type="float" office:value="5233" calcext:value-type="float">
            <text:p>52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023</text:p>
          </table:table-cell>
          <table:table-cell office:value-type="float" office:value="1.1403" calcext:value-type="float">
            <text:p>1.1403</text:p>
          </table:table-cell>
          <table:table-cell office:value-type="float" office:value="-59649" calcext:value-type="float">
            <text:p>-59649</text:p>
          </table:table-cell>
          <table:table-cell office:value-type="float" office:value="128533" calcext:value-type="float">
            <text:p>128533</text:p>
          </table:table-cell>
          <table:table-cell office:value-type="float" office:value="-93158" calcext:value-type="float">
            <text:p>-93158</text:p>
          </table:table-cell>
          <table:table-cell office:value-type="float" office:value="5815" calcext:value-type="float">
            <text:p>58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030</text:p>
          </table:table-cell>
          <table:table-cell office:value-type="float" office:value="1.1387" calcext:value-type="float">
            <text:p>1.1387</text:p>
          </table:table-cell>
          <table:table-cell office:value-type="float" office:value="-45829" calcext:value-type="float">
            <text:p>-45829</text:p>
          </table:table-cell>
          <table:table-cell office:value-type="float" office:value="117756" calcext:value-type="float">
            <text:p>117756</text:p>
          </table:table-cell>
          <table:table-cell office:value-type="float" office:value="-93146" calcext:value-type="float">
            <text:p>-93146</text:p>
          </table:table-cell>
          <table:table-cell office:value-type="float" office:value="3162" calcext:value-type="float">
            <text:p>31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106</text:p>
          </table:table-cell>
          <table:table-cell office:value-type="float" office:value="1.1336" calcext:value-type="float">
            <text:p>1.1336</text:p>
          </table:table-cell>
          <table:table-cell office:value-type="float" office:value="-53340" calcext:value-type="float">
            <text:p>-53340</text:p>
          </table:table-cell>
          <table:table-cell office:value-type="float" office:value="125661" calcext:value-type="float">
            <text:p>125661</text:p>
          </table:table-cell>
          <table:table-cell office:value-type="float" office:value="-102250" calcext:value-type="float">
            <text:p>-102250</text:p>
          </table:table-cell>
          <table:table-cell office:value-type="float" office:value="4638" calcext:value-type="float">
            <text:p>46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113</text:p>
          </table:table-cell>
          <table:table-cell office:value-type="float" office:value="1.142" calcext:value-type="float">
            <text:p>1.142</text:p>
          </table:table-cell>
          <table:table-cell office:value-type="float" office:value="-60244" calcext:value-type="float">
            <text:p>-60244</text:p>
          </table:table-cell>
          <table:table-cell office:value-type="float" office:value="137296" calcext:value-type="float">
            <text:p>137296</text:p>
          </table:table-cell>
          <table:table-cell office:value-type="float" office:value="-88919" calcext:value-type="float">
            <text:p>-88919</text:p>
          </table:table-cell>
          <table:table-cell office:value-type="float" office:value="-764" calcext:value-type="float">
            <text:p>-7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120</text:p>
          </table:table-cell>
          <table:table-cell office:value-type="float" office:value="1.1341" calcext:value-type="float">
            <text:p>1.1341</text:p>
          </table:table-cell>
          <table:table-cell office:value-type="float" office:value="-54232" calcext:value-type="float">
            <text:p>-54232</text:p>
          </table:table-cell>
          <table:table-cell office:value-type="float" office:value="131275" calcext:value-type="float">
            <text:p>131275</text:p>
          </table:table-cell>
          <table:table-cell office:value-type="float" office:value="-100260" calcext:value-type="float">
            <text:p>-100260</text:p>
          </table:table-cell>
          <table:table-cell office:value-type="float" office:value="-421" calcext:value-type="float">
            <text:p>-4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127</text:p>
          </table:table-cell>
          <table:table-cell office:value-type="float" office:value="1.1317" calcext:value-type="float">
            <text:p>1.1317</text:p>
          </table:table-cell>
          <table:table-cell office:value-type="float" office:value="-52983" calcext:value-type="float">
            <text:p>-52983</text:p>
          </table:table-cell>
          <table:table-cell office:value-type="float" office:value="130339" calcext:value-type="float">
            <text:p>130339</text:p>
          </table:table-cell>
          <table:table-cell office:value-type="float" office:value="-111601" calcext:value-type="float">
            <text:p>-111601</text:p>
          </table:table-cell>
          <table:table-cell office:value-type="float" office:value="4017" calcext:value-type="float">
            <text:p>40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204</text:p>
          </table:table-cell>
          <table:table-cell office:value-type="float" office:value="1.1378" calcext:value-type="float">
            <text:p>1.1378</text:p>
          </table:table-cell>
          <table:table-cell office:value-type="float" office:value="-50041" calcext:value-type="float">
            <text:p>-50041</text:p>
          </table:table-cell>
          <table:table-cell office:value-type="float" office:value="121410" calcext:value-type="float">
            <text:p>121410</text:p>
          </table:table-cell>
          <table:table-cell office:value-type="float" office:value="-102079" calcext:value-type="float">
            <text:p>-102079</text:p>
          </table:table-cell>
          <table:table-cell office:value-type="float" office:value="1868" calcext:value-type="float">
            <text:p>186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211</text:p>
          </table:table-cell>
          <table:table-cell office:value-type="float" office:value="1.1309" calcext:value-type="float">
            <text:p>1.1309</text:p>
          </table:table-cell>
          <table:table-cell office:value-type="float" office:value="-56544" calcext:value-type="float">
            <text:p>-56544</text:p>
          </table:table-cell>
          <table:table-cell office:value-type="float" office:value="120941" calcext:value-type="float">
            <text:p>120941</text:p>
          </table:table-cell>
          <table:table-cell office:value-type="float" office:value="-92456" calcext:value-type="float">
            <text:p>-92456</text:p>
          </table:table-cell>
          <table:table-cell office:value-type="float" office:value="521" calcext:value-type="float">
            <text:p>5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218</text:p>
          </table:table-cell>
          <table:table-cell office:value-type="float" office:value="1.1369" calcext:value-type="float">
            <text:p>1.1369</text:p>
          </table:table-cell>
          <table:table-cell office:value-type="float" office:value="-55420" calcext:value-type="float">
            <text:p>-55420</text:p>
          </table:table-cell>
          <table:table-cell office:value-type="float" office:value="111702" calcext:value-type="float">
            <text:p>111702</text:p>
          </table:table-cell>
          <table:table-cell office:value-type="float" office:value="-84588" calcext:value-type="float">
            <text:p>-84588</text:p>
          </table:table-cell>
          <table:table-cell office:value-type="float" office:value="3311" calcext:value-type="float">
            <text:p>33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225</text:p>
          </table:table-cell>
          <table:table-cell office:value-type="float" office:value="1.1438" calcext:value-type="float">
            <text:p>1.1438</text:p>
          </table:table-cell>
          <table:table-cell office:value-type="float" office:value="-68286" calcext:value-type="float">
            <text:p>-68286</text:p>
          </table:table-cell>
          <table:table-cell office:value-type="float" office:value="120308" calcext:value-type="float">
            <text:p>120308</text:p>
          </table:table-cell>
          <table:table-cell office:value-type="float" office:value="-88854" calcext:value-type="float">
            <text:p>-88854</text:p>
          </table:table-cell>
          <table:table-cell office:value-type="float" office:value="2320" calcext:value-type="float">
            <text:p>23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1231</text:p>
          </table:table-cell>
          <table:table-cell office:value-type="float" office:value="1.1395" calcext:value-type="float">
            <text:p>1.1395</text:p>
          </table:table-cell>
          <table:table-cell office:value-type="float" office:value="-70357" calcext:value-type="float">
            <text:p>-70357</text:p>
          </table:table-cell>
          <table:table-cell office:value-type="float" office:value="123372" calcext:value-type="float">
            <text:p>123372</text:p>
          </table:table-cell>
          <table:table-cell office:value-type="float" office:value="-83475" calcext:value-type="float">
            <text:p>-83475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108</text:p>
          </table:table-cell>
          <table:table-cell office:value-type="float" office:value="1.1469" calcext:value-type="float">
            <text:p>1.1469</text:p>
          </table:table-cell>
          <table:table-cell office:value-type="float" office:value="-87620" calcext:value-type="float">
            <text:p>-87620</text:p>
          </table:table-cell>
          <table:table-cell office:value-type="float" office:value="137468" calcext:value-type="float">
            <text:p>137468</text:p>
          </table:table-cell>
          <table:table-cell office:value-type="float" office:value="-82346" calcext:value-type="float">
            <text:p>-82346</text:p>
          </table:table-cell>
          <table:table-cell office:value-type="float" office:value="-510" calcext:value-type="float">
            <text:p>-5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115</text:p>
          </table:table-cell>
          <table:table-cell office:value-type="float" office:value="1.1363" calcext:value-type="float">
            <text:p>1.1363</text:p>
          </table:table-cell>
          <table:table-cell office:value-type="float" office:value="-101043" calcext:value-type="float">
            <text:p>-101043</text:p>
          </table:table-cell>
          <table:table-cell office:value-type="float" office:value="146015" calcext:value-type="float">
            <text:p>146015</text:p>
          </table:table-cell>
          <table:table-cell office:value-type="float" office:value="-79886" calcext:value-type="float">
            <text:p>-79886</text:p>
          </table:table-cell>
          <table:table-cell office:value-type="float" office:value="2773" calcext:value-type="float">
            <text:p>27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122</text:p>
          </table:table-cell>
          <table:table-cell office:value-type="float" office:value="1.1415" calcext:value-type="float">
            <text:p>1.1415</text:p>
          </table:table-cell>
          <table:table-cell office:value-type="float" office:value="-98692" calcext:value-type="float">
            <text:p>-98692</text:p>
          </table:table-cell>
          <table:table-cell office:value-type="float" office:value="147800" calcext:value-type="float">
            <text:p>147800</text:p>
          </table:table-cell>
          <table:table-cell office:value-type="float" office:value="-84905" calcext:value-type="float">
            <text:p>-84905</text:p>
          </table:table-cell>
          <table:table-cell office:value-type="float" office:value="926" calcext:value-type="float">
            <text:p>9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129</text:p>
          </table:table-cell>
          <table:table-cell office:value-type="float" office:value="1.1456" calcext:value-type="float">
            <text:p>1.1456</text:p>
          </table:table-cell>
          <table:table-cell office:value-type="float" office:value="-98320" calcext:value-type="float">
            <text:p>-98320</text:p>
          </table:table-cell>
          <table:table-cell office:value-type="float" office:value="150525" calcext:value-type="float">
            <text:p>150525</text:p>
          </table:table-cell>
          <table:table-cell office:value-type="float" office:value="-83732" calcext:value-type="float">
            <text:p>-83732</text:p>
          </table:table-cell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205</text:p>
          </table:table-cell>
          <table:table-cell office:value-type="float" office:value="1.133" calcext:value-type="float">
            <text:p>1.133</text:p>
          </table:table-cell>
          <table:table-cell office:value-type="float" office:value="-109788" calcext:value-type="float">
            <text:p>-109788</text:p>
          </table:table-cell>
          <table:table-cell office:value-type="float" office:value="154496" calcext:value-type="float">
            <text:p>154496</text:p>
          </table:table-cell>
          <table:table-cell office:value-type="float" office:value="-76953" calcext:value-type="float">
            <text:p>-76953</text:p>
          </table:table-cell>
          <table:table-cell office:value-type="float" office:value="-420" calcext:value-type="float">
            <text:p>-4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212</text:p>
          </table:table-cell>
          <table:table-cell office:value-type="float" office:value="1.1295" calcext:value-type="float">
            <text:p>1.1295</text:p>
          </table:table-cell>
          <table:table-cell office:value-type="float" office:value="-80929" calcext:value-type="float">
            <text:p>-80929</text:p>
          </table:table-cell>
          <table:table-cell office:value-type="float" office:value="137330" calcext:value-type="float">
            <text:p>137330</text:p>
          </table:table-cell>
          <table:table-cell office:value-type="float" office:value="-84241" calcext:value-type="float">
            <text:p>-84241</text:p>
          </table:table-cell>
          <table:table-cell office:value-type="float" office:value="1456" calcext:value-type="float">
            <text:p>145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219</text:p>
          </table:table-cell>
          <table:table-cell office:value-type="float" office:value="1.1343" calcext:value-type="float">
            <text:p>1.1343</text:p>
          </table:table-cell>
          <table:table-cell office:value-type="float" office:value="-73046" calcext:value-type="float">
            <text:p>-73046</text:p>
          </table:table-cell>
          <table:table-cell office:value-type="float" office:value="134752" calcext:value-type="float">
            <text:p>134752</text:p>
          </table:table-cell>
          <table:table-cell office:value-type="float" office:value="-90642" calcext:value-type="float">
            <text:p>-90642</text:p>
          </table:table-cell>
          <table:table-cell office:value-type="float" office:value="-684" calcext:value-type="float">
            <text:p>-6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226</text:p>
          </table:table-cell>
          <table:table-cell office:value-type="float" office:value="1.1377" calcext:value-type="float">
            <text:p>1.1377</text:p>
          </table:table-cell>
          <table:table-cell office:value-type="float" office:value="-67366" calcext:value-type="float">
            <text:p>-67366</text:p>
          </table:table-cell>
          <table:table-cell office:value-type="float" office:value="122981" calcext:value-type="float">
            <text:p>122981</text:p>
          </table:table-cell>
          <table:table-cell office:value-type="float" office:value="-82180" calcext:value-type="float">
            <text:p>-82180</text:p>
          </table:table-cell>
          <table:table-cell office:value-type="float" office:value="-2049" calcext:value-type="float">
            <text:p>-204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305</text:p>
          </table:table-cell>
          <table:table-cell office:value-type="float" office:value="1.124" calcext:value-type="float">
            <text:p>1.124</text:p>
          </table:table-cell>
          <table:table-cell office:value-type="float" office:value="-52541" calcext:value-type="float">
            <text:p>-52541</text:p>
          </table:table-cell>
          <table:table-cell office:value-type="float" office:value="113483" calcext:value-type="float">
            <text:p>113483</text:p>
          </table:table-cell>
          <table:table-cell office:value-type="float" office:value="-81075" calcext:value-type="float">
            <text:p>-81075</text:p>
          </table:table-cell>
          <table:table-cell office:value-type="float" office:value="-3377" calcext:value-type="float">
            <text:p>-33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312</text:p>
          </table:table-cell>
          <table:table-cell office:value-type="float" office:value="1.1325" calcext:value-type="float">
            <text:p>1.1325</text:p>
          </table:table-cell>
          <table:table-cell office:value-type="float" office:value="-40707" calcext:value-type="float">
            <text:p>-40707</text:p>
          </table:table-cell>
          <table:table-cell office:value-type="float" office:value="109658" calcext:value-type="float">
            <text:p>109658</text:p>
          </table:table-cell>
          <table:table-cell office:value-type="float" office:value="-83174" calcext:value-type="float">
            <text:p>-83174</text:p>
          </table:table-cell>
          <table:table-cell office:value-type="float" office:value="-4528" calcext:value-type="float">
            <text:p>-45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319</text:p>
          </table:table-cell>
          <table:table-cell office:value-type="float" office:value="1.1314" calcext:value-type="float">
            <text:p>1.1314</text:p>
          </table:table-cell>
          <table:table-cell office:value-type="float" office:value="-45089" calcext:value-type="float">
            <text:p>-45089</text:p>
          </table:table-cell>
          <table:table-cell office:value-type="float" office:value="118629" calcext:value-type="float">
            <text:p>118629</text:p>
          </table:table-cell>
          <table:table-cell office:value-type="float" office:value="-86841" calcext:value-type="float">
            <text:p>-86841</text:p>
          </table:table-cell>
          <table:table-cell office:value-type="float" office:value="-4171" calcext:value-type="float">
            <text:p>-41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326</text:p>
          </table:table-cell>
          <table:table-cell office:value-type="float" office:value="1.1218" calcext:value-type="float">
            <text:p>1.1218</text:p>
          </table:table-cell>
          <table:table-cell office:value-type="float" office:value="-48559" calcext:value-type="float">
            <text:p>-48559</text:p>
          </table:table-cell>
          <table:table-cell office:value-type="float" office:value="120700" calcext:value-type="float">
            <text:p>120700</text:p>
          </table:table-cell>
          <table:table-cell office:value-type="float" office:value="-88513" calcext:value-type="float">
            <text:p>-88513</text:p>
          </table:table-cell>
          <table:table-cell office:value-type="float" office:value="-3107" calcext:value-type="float">
            <text:p>-31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402</text:p>
          </table:table-cell>
          <table:table-cell office:value-type="float" office:value="1.1216" calcext:value-type="float">
            <text:p>1.1216</text:p>
          </table:table-cell>
          <table:table-cell office:value-type="float" office:value="-28418" calcext:value-type="float">
            <text:p>-28418</text:p>
          </table:table-cell>
          <table:table-cell office:value-type="float" office:value="107969" calcext:value-type="float">
            <text:p>107969</text:p>
          </table:table-cell>
          <table:table-cell office:value-type="float" office:value="-103718" calcext:value-type="float">
            <text:p>-103718</text:p>
          </table:table-cell>
          <table:table-cell office:value-type="float" office:value="193" calcext:value-type="float">
            <text:p>1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409</text:p>
          </table:table-cell>
          <table:table-cell office:value-type="float" office:value="1.1302" calcext:value-type="float">
            <text:p>1.1302</text:p>
          </table:table-cell>
          <table:table-cell office:value-type="float" office:value="-37110" calcext:value-type="float">
            <text:p>-37110</text:p>
          </table:table-cell>
          <table:table-cell office:value-type="float" office:value="115985" calcext:value-type="float">
            <text:p>115985</text:p>
          </table:table-cell>
          <table:table-cell office:value-type="float" office:value="-103682" calcext:value-type="float">
            <text:p>-103682</text:p>
          </table:table-cell>
          <table:table-cell office:value-type="float" office:value="-74" calcext:value-type="float">
            <text:p>-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416</text:p>
          </table:table-cell>
          <table:table-cell office:value-type="float" office:value="1.1248" calcext:value-type="float">
            <text:p>1.1248</text:p>
          </table:table-cell>
          <table:table-cell office:value-type="float" office:value="-47441" calcext:value-type="float">
            <text:p>-47441</text:p>
          </table:table-cell>
          <table:table-cell office:value-type="float" office:value="125999" calcext:value-type="float">
            <text:p>125999</text:p>
          </table:table-cell>
          <table:table-cell office:value-type="float" office:value="-99381" calcext:value-type="float">
            <text:p>-99381</text:p>
          </table:table-cell>
          <table:table-cell office:value-type="float" office:value="-2714" calcext:value-type="float">
            <text:p>-27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423</text:p>
          </table:table-cell>
          <table:table-cell office:value-type="float" office:value="1.1149" calcext:value-type="float">
            <text:p>1.1149</text:p>
          </table:table-cell>
          <table:table-cell office:value-type="float" office:value="-37532" calcext:value-type="float">
            <text:p>-37532</text:p>
          </table:table-cell>
          <table:table-cell office:value-type="float" office:value="122282" calcext:value-type="float">
            <text:p>122282</text:p>
          </table:table-cell>
          <table:table-cell office:value-type="float" office:value="-103820" calcext:value-type="float">
            <text:p>-103820</text:p>
          </table:table-cell>
          <table:table-cell office:value-type="float" office:value="-396" calcext:value-type="float">
            <text:p>-39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430</text:p>
          </table:table-cell>
          <table:table-cell office:value-type="float" office:value="1.1202" calcext:value-type="float">
            <text:p>1.1202</text:p>
          </table:table-cell>
          <table:table-cell office:value-type="float" office:value="-37453" calcext:value-type="float">
            <text:p>-37453</text:p>
          </table:table-cell>
          <table:table-cell office:value-type="float" office:value="125446" calcext:value-type="float">
            <text:p>125446</text:p>
          </table:table-cell>
          <table:table-cell office:value-type="float" office:value="-109525" calcext:value-type="float">
            <text:p>-109525</text:p>
          </table:table-cell>
          <table:table-cell office:value-type="float" office:value="-1392" calcext:value-type="float">
            <text:p>-13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507</text:p>
          </table:table-cell>
          <table:table-cell office:value-type="float" office:value="1.1235" calcext:value-type="float">
            <text:p>1.1235</text:p>
          </table:table-cell>
          <table:table-cell office:value-type="float" office:value="-40246" calcext:value-type="float">
            <text:p>-40246</text:p>
          </table:table-cell>
          <table:table-cell office:value-type="float" office:value="135354" calcext:value-type="float">
            <text:p>135354</text:p>
          </table:table-cell>
          <table:table-cell office:value-type="float" office:value="-114592" calcext:value-type="float">
            <text:p>-114592</text:p>
          </table:table-cell>
          <table:table-cell office:value-type="float" office:value="-1877" calcext:value-type="float">
            <text:p>-18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514</text:p>
          </table:table-cell>
          <table:table-cell office:value-type="float" office:value="1.1158" calcext:value-type="float">
            <text:p>1.1158</text:p>
          </table:table-cell>
          <table:table-cell office:value-type="float" office:value="-48543" calcext:value-type="float">
            <text:p>-48543</text:p>
          </table:table-cell>
          <table:table-cell office:value-type="float" office:value="139682" calcext:value-type="float">
            <text:p>139682</text:p>
          </table:table-cell>
          <table:table-cell office:value-type="float" office:value="-111693" calcext:value-type="float">
            <text:p>-111693</text:p>
          </table:table-cell>
          <table:table-cell office:value-type="float" office:value="1037" calcext:value-type="float">
            <text:p>103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521</text:p>
          </table:table-cell>
          <table:table-cell office:value-type="float" office:value="1.1204" calcext:value-type="float">
            <text:p>1.1204</text:p>
          </table:table-cell>
          <table:table-cell office:value-type="float" office:value="-52326" calcext:value-type="float">
            <text:p>-52326</text:p>
          </table:table-cell>
          <table:table-cell office:value-type="float" office:value="137178" calcext:value-type="float">
            <text:p>137178</text:p>
          </table:table-cell>
          <table:table-cell office:value-type="float" office:value="-107410" calcext:value-type="float">
            <text:p>-107410</text:p>
          </table:table-cell>
          <table:table-cell office:value-type="float" office:value="-341" calcext:value-type="float">
            <text:p>-3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528</text:p>
          </table:table-cell>
          <table:table-cell office:value-type="float" office:value="1.1169" calcext:value-type="float">
            <text:p>1.1169</text:p>
          </table:table-cell>
          <table:table-cell office:value-type="float" office:value="-54137" calcext:value-type="float">
            <text:p>-54137</text:p>
          </table:table-cell>
          <table:table-cell office:value-type="float" office:value="131148" calcext:value-type="float">
            <text:p>131148</text:p>
          </table:table-cell>
          <table:table-cell office:value-type="float" office:value="-103963" calcext:value-type="float">
            <text:p>-103963</text:p>
          </table:table-cell>
          <table:table-cell office:value-type="float" office:value="-1061" calcext:value-type="float">
            <text:p>-10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604</text:p>
          </table:table-cell>
          <table:table-cell office:value-type="float" office:value="1.1333" calcext:value-type="float">
            <text:p>1.1333</text:p>
          </table:table-cell>
          <table:table-cell office:value-type="float" office:value="-69764" calcext:value-type="float">
            <text:p>-69764</text:p>
          </table:table-cell>
          <table:table-cell office:value-type="float" office:value="132274" calcext:value-type="float">
            <text:p>132274</text:p>
          </table:table-cell>
          <table:table-cell office:value-type="float" office:value="-91982" calcext:value-type="float">
            <text:p>-91982</text:p>
          </table:table-cell>
          <table:table-cell office:value-type="float" office:value="2477" calcext:value-type="float">
            <text:p>24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611</text:p>
          </table:table-cell>
          <table:table-cell office:value-type="float" office:value="1.1209" calcext:value-type="float">
            <text:p>1.1209</text:p>
          </table:table-cell>
          <table:table-cell office:value-type="float" office:value="-77396" calcext:value-type="float">
            <text:p>-77396</text:p>
          </table:table-cell>
          <table:table-cell office:value-type="float" office:value="148318" calcext:value-type="float">
            <text:p>148318</text:p>
          </table:table-cell>
          <table:table-cell office:value-type="float" office:value="-103399" calcext:value-type="float">
            <text:p>-103399</text:p>
          </table:table-cell>
          <table:table-cell office:value-type="float" office:value="7831" calcext:value-type="float">
            <text:p>78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618</text:p>
          </table:table-cell>
          <table:table-cell office:value-type="float" office:value="1.1368" calcext:value-type="float">
            <text:p>1.1368</text:p>
          </table:table-cell>
          <table:table-cell office:value-type="float" office:value="-89186" calcext:value-type="float">
            <text:p>-89186</text:p>
          </table:table-cell>
          <table:table-cell office:value-type="float" office:value="139927" calcext:value-type="float">
            <text:p>139927</text:p>
          </table:table-cell>
          <table:table-cell office:value-type="float" office:value="-88844" calcext:value-type="float">
            <text:p>-88844</text:p>
          </table:table-cell>
          <table:table-cell office:value-type="float" office:value="12912" calcext:value-type="float">
            <text:p>129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625</text:p>
          </table:table-cell>
          <table:table-cell office:value-type="float" office:value="1.137" calcext:value-type="float">
            <text:p>1.137</text:p>
          </table:table-cell>
          <table:table-cell office:value-type="float" office:value="-107645" calcext:value-type="float">
            <text:p>-107645</text:p>
          </table:table-cell>
          <table:table-cell office:value-type="float" office:value="163775" calcext:value-type="float">
            <text:p>163775</text:p>
          </table:table-cell>
          <table:table-cell office:value-type="float" office:value="-92949" calcext:value-type="float">
            <text:p>-92949</text:p>
          </table:table-cell>
          <table:table-cell office:value-type="float" office:value="4133" calcext:value-type="float">
            <text:p>41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702</text:p>
          </table:table-cell>
          <table:table-cell office:value-type="float" office:value="1.1226" calcext:value-type="float">
            <text:p>1.1226</text:p>
          </table:table-cell>
          <table:table-cell office:value-type="float" office:value="-109182" calcext:value-type="float">
            <text:p>-109182</text:p>
          </table:table-cell>
          <table:table-cell office:value-type="float" office:value="165740" calcext:value-type="float">
            <text:p>165740</text:p>
          </table:table-cell>
          <table:table-cell office:value-type="float" office:value="-86355" calcext:value-type="float">
            <text:p>-86355</text:p>
          </table:table-cell>
          <table:table-cell office:value-type="float" office:value="5380" calcext:value-type="float">
            <text:p>538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709</text:p>
          </table:table-cell>
          <table:table-cell office:value-type="float" office:value="1.1271" calcext:value-type="float">
            <text:p>1.1271</text:p>
          </table:table-cell>
          <table:table-cell office:value-type="float" office:value="-100022" calcext:value-type="float">
            <text:p>-100022</text:p>
          </table:table-cell>
          <table:table-cell office:value-type="float" office:value="151655" calcext:value-type="float">
            <text:p>151655</text:p>
          </table:table-cell>
          <table:table-cell office:value-type="float" office:value="-91631" calcext:value-type="float">
            <text:p>-91631</text:p>
          </table:table-cell>
          <table:table-cell office:value-type="float" office:value="10097" calcext:value-type="float">
            <text:p>100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716</text:p>
          </table:table-cell>
          <table:table-cell office:value-type="float" office:value="1.1222" calcext:value-type="float">
            <text:p>1.1222</text:p>
          </table:table-cell>
          <table:table-cell office:value-type="float" office:value="-101871" calcext:value-type="float">
            <text:p>-101871</text:p>
          </table:table-cell>
          <table:table-cell office:value-type="float" office:value="149437" calcext:value-type="float">
            <text:p>149437</text:p>
          </table:table-cell>
          <table:table-cell office:value-type="float" office:value="-89102" calcext:value-type="float">
            <text:p>-89102</text:p>
          </table:table-cell>
          <table:table-cell office:value-type="float" office:value="14338" calcext:value-type="float">
            <text:p>143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723</text:p>
          </table:table-cell>
          <table:table-cell office:value-type="float" office:value="1.1127" calcext:value-type="float">
            <text:p>1.1127</text:p>
          </table:table-cell>
          <table:table-cell office:value-type="float" office:value="-86342" calcext:value-type="float">
            <text:p>-86342</text:p>
          </table:table-cell>
          <table:table-cell office:value-type="float" office:value="147562" calcext:value-type="float">
            <text:p>147562</text:p>
          </table:table-cell>
          <table:table-cell office:value-type="float" office:value="-96252" calcext:value-type="float">
            <text:p>-96252</text:p>
          </table:table-cell>
          <table:table-cell office:value-type="float" office:value="10925" calcext:value-type="float">
            <text:p>1092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730</text:p>
          </table:table-cell>
          <table:table-cell office:value-type="float" office:value="1.1109" calcext:value-type="float">
            <text:p>1.1109</text:p>
          </table:table-cell>
          <table:table-cell office:value-type="float" office:value="-77822" calcext:value-type="float">
            <text:p>-77822</text:p>
          </table:table-cell>
          <table:table-cell office:value-type="float" office:value="147520" calcext:value-type="float">
            <text:p>147520</text:p>
          </table:table-cell>
          <table:table-cell office:value-type="float" office:value="-103264" calcext:value-type="float">
            <text:p>-103264</text:p>
          </table:table-cell>
          <table:table-cell office:value-type="float" office:value="10553" calcext:value-type="float">
            <text:p>105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806</text:p>
          </table:table-cell>
          <table:table-cell office:value-type="float" office:value="1.12" calcext:value-type="float">
            <text:p>1.12</text:p>
          </table:table-cell>
          <table:table-cell office:value-type="float" office:value="-65608" calcext:value-type="float">
            <text:p>-65608</text:p>
          </table:table-cell>
          <table:table-cell office:value-type="float" office:value="122008" calcext:value-type="float">
            <text:p>122008</text:p>
          </table:table-cell>
          <table:table-cell office:value-type="float" office:value="-85344" calcext:value-type="float">
            <text:p>-85344</text:p>
          </table:table-cell>
          <table:table-cell office:value-type="float" office:value="8199" calcext:value-type="float">
            <text:p>819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813</text:p>
          </table:table-cell>
          <table:table-cell office:value-type="float" office:value="1.109" calcext:value-type="float">
            <text:p>1.109</text:p>
          </table:table-cell>
          <table:table-cell office:value-type="float" office:value="-92969" calcext:value-type="float">
            <text:p>-92969</text:p>
          </table:table-cell>
          <table:table-cell office:value-type="float" office:value="172396" calcext:value-type="float">
            <text:p>172396</text:p>
          </table:table-cell>
          <table:table-cell office:value-type="float" office:value="-108531" calcext:value-type="float">
            <text:p>-108531</text:p>
          </table:table-cell>
          <table:table-cell office:value-type="float" office:value="9561" calcext:value-type="float">
            <text:p>95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820</text:p>
          </table:table-cell>
          <table:table-cell office:value-type="float" office:value="1.1144" calcext:value-type="float">
            <text:p>1.1144</text:p>
          </table:table-cell>
          <table:table-cell office:value-type="float" office:value="-96747" calcext:value-type="float">
            <text:p>-96747</text:p>
          </table:table-cell>
          <table:table-cell office:value-type="float" office:value="161719" calcext:value-type="float">
            <text:p>161719</text:p>
          </table:table-cell>
          <table:table-cell office:value-type="float" office:value="-95472" calcext:value-type="float">
            <text:p>-95472</text:p>
          </table:table-cell>
          <table:table-cell office:value-type="float" office:value="8730" calcext:value-type="float">
            <text:p>873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827</text:p>
          </table:table-cell>
          <table:table-cell office:value-type="float" office:value="1.0991" calcext:value-type="float">
            <text:p>1.0991</text:p>
          </table:table-cell>
          <table:table-cell office:value-type="float" office:value="-82643" calcext:value-type="float">
            <text:p>-82643</text:p>
          </table:table-cell>
          <table:table-cell office:value-type="float" office:value="139426" calcext:value-type="float">
            <text:p>139426</text:p>
          </table:table-cell>
          <table:table-cell office:value-type="float" office:value="-87895" calcext:value-type="float">
            <text:p>-87895</text:p>
          </table:table-cell>
          <table:table-cell office:value-type="float" office:value="8365" calcext:value-type="float">
            <text:p>836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903</text:p>
          </table:table-cell>
          <table:table-cell office:value-type="float" office:value="1.1029" calcext:value-type="float">
            <text:p>1.1029</text:p>
          </table:table-cell>
          <table:table-cell office:value-type="float" office:value="-66383" calcext:value-type="float">
            <text:p>-66383</text:p>
          </table:table-cell>
          <table:table-cell office:value-type="float" office:value="125552" calcext:value-type="float">
            <text:p>125552</text:p>
          </table:table-cell>
          <table:table-cell office:value-type="float" office:value="-90018" calcext:value-type="float">
            <text:p>-90018</text:p>
          </table:table-cell>
          <table:table-cell office:value-type="float" office:value="9178" calcext:value-type="float">
            <text:p>91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910</text:p>
          </table:table-cell>
          <table:table-cell office:value-type="float" office:value="1.1075" calcext:value-type="float">
            <text:p>1.1075</text:p>
          </table:table-cell>
          <table:table-cell office:value-type="float" office:value="-55230" calcext:value-type="float">
            <text:p>-55230</text:p>
          </table:table-cell>
          <table:table-cell office:value-type="float" office:value="127116" calcext:value-type="float">
            <text:p>127116</text:p>
          </table:table-cell>
          <table:table-cell office:value-type="float" office:value="-96729" calcext:value-type="float">
            <text:p>-96729</text:p>
          </table:table-cell>
          <table:table-cell office:value-type="float" office:value="7961" calcext:value-type="float">
            <text:p>79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917</text:p>
          </table:table-cell>
          <table:table-cell office:value-type="float" office:value="1.1018" calcext:value-type="float">
            <text:p>1.1018</text:p>
          </table:table-cell>
          <table:table-cell office:value-type="float" office:value="-50918" calcext:value-type="float">
            <text:p>-50918</text:p>
          </table:table-cell>
          <table:table-cell office:value-type="float" office:value="121699" calcext:value-type="float">
            <text:p>121699</text:p>
          </table:table-cell>
          <table:table-cell office:value-type="float" office:value="-106661" calcext:value-type="float">
            <text:p>-106661</text:p>
          </table:table-cell>
          <table:table-cell office:value-type="float" office:value="12827" calcext:value-type="float">
            <text:p>128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0924</text:p>
          </table:table-cell>
          <table:table-cell office:value-type="float" office:value="1.0939" calcext:value-type="float">
            <text:p>1.0939</text:p>
          </table:table-cell>
          <table:table-cell office:value-type="float" office:value="-58232" calcext:value-type="float">
            <text:p>-58232</text:p>
          </table:table-cell>
          <table:table-cell office:value-type="float" office:value="121458" calcext:value-type="float">
            <text:p>121458</text:p>
          </table:table-cell>
          <table:table-cell office:value-type="float" office:value="-91289" calcext:value-type="float">
            <text:p>-91289</text:p>
          </table:table-cell>
          <table:table-cell office:value-type="float" office:value="6301" calcext:value-type="float">
            <text:p>63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001</text:p>
          </table:table-cell>
          <table:table-cell office:value-type="float" office:value="1.0978" calcext:value-type="float">
            <text:p>1.0978</text:p>
          </table:table-cell>
          <table:table-cell office:value-type="float" office:value="-52191" calcext:value-type="float">
            <text:p>-52191</text:p>
          </table:table-cell>
          <table:table-cell office:value-type="float" office:value="105156" calcext:value-type="float">
            <text:p>105156</text:p>
          </table:table-cell>
          <table:table-cell office:value-type="float" office:value="-89485" calcext:value-type="float">
            <text:p>-89485</text:p>
          </table:table-cell>
          <table:table-cell office:value-type="float" office:value="11216" calcext:value-type="float">
            <text:p>1121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008</text:p>
          </table:table-cell>
          <table:table-cell office:value-type="float" office:value="1.1042" calcext:value-type="float">
            <text:p>1.1042</text:p>
          </table:table-cell>
          <table:table-cell office:value-type="float" office:value="-49159" calcext:value-type="float">
            <text:p>-49159</text:p>
          </table:table-cell>
          <table:table-cell office:value-type="float" office:value="121767" calcext:value-type="float">
            <text:p>121767</text:p>
          </table:table-cell>
          <table:table-cell office:value-type="float" office:value="-102990" calcext:value-type="float">
            <text:p>-102990</text:p>
          </table:table-cell>
          <table:table-cell office:value-type="float" office:value="9560" calcext:value-type="float">
            <text:p>95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015</text:p>
          </table:table-cell>
          <table:table-cell office:value-type="float" office:value="1.1171" calcext:value-type="float">
            <text:p>1.1171</text:p>
          </table:table-cell>
          <table:table-cell office:value-type="float" office:value="-60453" calcext:value-type="float">
            <text:p>-60453</text:p>
          </table:table-cell>
          <table:table-cell office:value-type="float" office:value="132360" calcext:value-type="float">
            <text:p>132360</text:p>
          </table:table-cell>
          <table:table-cell office:value-type="float" office:value="-101827" calcext:value-type="float">
            <text:p>-101827</text:p>
          </table:table-cell>
          <table:table-cell office:value-type="float" office:value="3541" calcext:value-type="float">
            <text:p>35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022</text:p>
          </table:table-cell>
          <table:table-cell office:value-type="float" office:value="1.108" calcext:value-type="float">
            <text:p>1.108</text:p>
          </table:table-cell>
          <table:table-cell office:value-type="float" office:value="-97563" calcext:value-type="float">
            <text:p>-97563</text:p>
          </table:table-cell>
          <table:table-cell office:value-type="float" office:value="154250" calcext:value-type="float">
            <text:p>154250</text:p>
          </table:table-cell>
          <table:table-cell office:value-type="float" office:value="-94550" calcext:value-type="float">
            <text:p>-94550</text:p>
          </table:table-cell>
          <table:table-cell office:value-type="float" office:value="8823" calcext:value-type="float">
            <text:p>882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029</text:p>
          </table:table-cell>
          <table:table-cell office:value-type="float" office:value="1.1167" calcext:value-type="float">
            <text:p>1.1167</text:p>
          </table:table-cell>
          <table:table-cell office:value-type="float" office:value="-106324" calcext:value-type="float">
            <text:p>-106324</text:p>
          </table:table-cell>
          <table:table-cell office:value-type="float" office:value="164323" calcext:value-type="float">
            <text:p>164323</text:p>
          </table:table-cell>
          <table:table-cell office:value-type="float" office:value="-93496" calcext:value-type="float">
            <text:p>-93496</text:p>
          </table:table-cell>
          <table:table-cell office:value-type="float" office:value="7976" calcext:value-type="float">
            <text:p>79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105</text:p>
          </table:table-cell>
          <table:table-cell office:value-type="float" office:value="1.1018" calcext:value-type="float">
            <text:p>1.1018</text:p>
          </table:table-cell>
          <table:table-cell office:value-type="float" office:value="-116664" calcext:value-type="float">
            <text:p>-116664</text:p>
          </table:table-cell>
          <table:table-cell office:value-type="float" office:value="185788" calcext:value-type="float">
            <text:p>185788</text:p>
          </table:table-cell>
          <table:table-cell office:value-type="float" office:value="-101070" calcext:value-type="float">
            <text:p>-101070</text:p>
          </table:table-cell>
          <table:table-cell office:value-type="float" office:value="3267" calcext:value-type="float">
            <text:p>32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112</text:p>
          </table:table-cell>
          <table:table-cell office:value-type="float" office:value="1.1052" calcext:value-type="float">
            <text:p>1.1052</text:p>
          </table:table-cell>
          <table:table-cell office:value-type="float" office:value="-119522" calcext:value-type="float">
            <text:p>-119522</text:p>
          </table:table-cell>
          <table:table-cell office:value-type="float" office:value="176988" calcext:value-type="float">
            <text:p>176988</text:p>
          </table:table-cell>
          <table:table-cell office:value-type="float" office:value="-97516" calcext:value-type="float">
            <text:p>-97516</text:p>
          </table:table-cell>
          <table:table-cell office:value-type="float" office:value="9051" calcext:value-type="float">
            <text:p>90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119</text:p>
          </table:table-cell>
          <table:table-cell office:value-type="float" office:value="1.1024" calcext:value-type="float">
            <text:p>1.1024</text:p>
          </table:table-cell>
          <table:table-cell office:value-type="float" office:value="-112759" calcext:value-type="float">
            <text:p>-112759</text:p>
          </table:table-cell>
          <table:table-cell office:value-type="float" office:value="169467" calcext:value-type="float">
            <text:p>169467</text:p>
          </table:table-cell>
          <table:table-cell office:value-type="float" office:value="-88857" calcext:value-type="float">
            <text:p>-88857</text:p>
          </table:table-cell>
          <table:table-cell office:value-type="float" office:value="1855" calcext:value-type="float">
            <text:p>18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126</text:p>
          </table:table-cell>
          <table:table-cell office:value-type="float" office:value="1.1017" calcext:value-type="float">
            <text:p>1.1017</text:p>
          </table:table-cell>
          <table:table-cell office:value-type="float" office:value="-108793" calcext:value-type="float">
            <text:p>-108793</text:p>
          </table:table-cell>
          <table:table-cell office:value-type="float" office:value="165355" calcext:value-type="float">
            <text:p>165355</text:p>
          </table:table-cell>
          <table:table-cell office:value-type="float" office:value="-97407" calcext:value-type="float">
            <text:p>-97407</text:p>
          </table:table-cell>
          <table:table-cell office:value-type="float" office:value="10800" calcext:value-type="float">
            <text:p>108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203</text:p>
          </table:table-cell>
          <table:table-cell office:value-type="float" office:value="1.1059" calcext:value-type="float">
            <text:p>1.1059</text:p>
          </table:table-cell>
          <table:table-cell office:value-type="float" office:value="-112261" calcext:value-type="float">
            <text:p>-112261</text:p>
          </table:table-cell>
          <table:table-cell office:value-type="float" office:value="163229" calcext:value-type="float">
            <text:p>163229</text:p>
          </table:table-cell>
          <table:table-cell office:value-type="float" office:value="-94361" calcext:value-type="float">
            <text:p>-94361</text:p>
          </table:table-cell>
          <table:table-cell office:value-type="float" office:value="9796" calcext:value-type="float">
            <text:p>979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210</text:p>
          </table:table-cell>
          <table:table-cell office:value-type="float" office:value="1.1121" calcext:value-type="float">
            <text:p>1.1121</text:p>
          </table:table-cell>
          <table:table-cell office:value-type="float" office:value="-112238" calcext:value-type="float">
            <text:p>-112238</text:p>
          </table:table-cell>
          <table:table-cell office:value-type="float" office:value="172193" calcext:value-type="float">
            <text:p>172193</text:p>
          </table:table-cell>
          <table:table-cell office:value-type="float" office:value="-101238" calcext:value-type="float">
            <text:p>-101238</text:p>
          </table:table-cell>
          <table:table-cell office:value-type="float" office:value="11809" calcext:value-type="float">
            <text:p>1180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217</text:p>
          </table:table-cell>
          <table:table-cell office:value-type="float" office:value="1.1079" calcext:value-type="float">
            <text:p>1.1079</text:p>
          </table:table-cell>
          <table:table-cell office:value-type="float" office:value="-110985" calcext:value-type="float">
            <text:p>-110985</text:p>
          </table:table-cell>
          <table:table-cell office:value-type="float" office:value="180153" calcext:value-type="float">
            <text:p>180153</text:p>
          </table:table-cell>
          <table:table-cell office:value-type="float" office:value="-103792" calcext:value-type="float">
            <text:p>-103792</text:p>
          </table:table-cell>
          <table:table-cell office:value-type="float" office:value="12968" calcext:value-type="float">
            <text:p>1296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224</text:p>
          </table:table-cell>
          <table:table-cell office:value-type="float" office:value="1.1177" calcext:value-type="float">
            <text:p>1.1177</text:p>
          </table:table-cell>
          <table:table-cell office:value-type="float" office:value="-109525" calcext:value-type="float">
            <text:p>-109525</text:p>
          </table:table-cell>
          <table:table-cell office:value-type="float" office:value="177759" calcext:value-type="float">
            <text:p>177759</text:p>
          </table:table-cell>
          <table:table-cell office:value-type="float" office:value="-112907" calcext:value-type="float">
            <text:p>-112907</text:p>
          </table:table-cell>
          <table:table-cell office:value-type="float" office:value="13067" calcext:value-type="float">
            <text:p>130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91231</text:p>
          </table:table-cell>
          <table:table-cell office:value-type="float" office:value="1.116" calcext:value-type="float">
            <text:p>1.116</text:p>
          </table:table-cell>
          <table:table-cell office:value-type="float" office:value="-119149" calcext:value-type="float">
            <text:p>-119149</text:p>
          </table:table-cell>
          <table:table-cell office:value-type="float" office:value="198748" calcext:value-type="float">
            <text:p>198748</text:p>
          </table:table-cell>
          <table:table-cell office:value-type="float" office:value="-127195" calcext:value-type="float">
            <text:p>-127195</text:p>
          </table:table-cell>
          <table:table-cell office:value-type="float" office:value="13201" calcext:value-type="float">
            <text:p>132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107</text:p>
          </table:table-cell>
          <table:table-cell office:value-type="float" office:value="1.1122" calcext:value-type="float">
            <text:p>1.1122</text:p>
          </table:table-cell>
          <table:table-cell office:value-type="float" office:value="-132460" calcext:value-type="float">
            <text:p>-132460</text:p>
          </table:table-cell>
          <table:table-cell office:value-type="float" office:value="201461" calcext:value-type="float">
            <text:p>201461</text:p>
          </table:table-cell>
          <table:table-cell office:value-type="float" office:value="-117552" calcext:value-type="float">
            <text:p>-117552</text:p>
          </table:table-cell>
          <table:table-cell office:value-type="float" office:value="12195" calcext:value-type="float">
            <text:p>121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114</text:p>
          </table:table-cell>
          <table:table-cell office:value-type="float" office:value="1.109" calcext:value-type="float">
            <text:p>1.109</text:p>
          </table:table-cell>
          <table:table-cell office:value-type="float" office:value="-137692" calcext:value-type="float">
            <text:p>-137692</text:p>
          </table:table-cell>
          <table:table-cell office:value-type="float" office:value="192809" calcext:value-type="float">
            <text:p>192809</text:p>
          </table:table-cell>
          <table:table-cell office:value-type="float" office:value="-109375" calcext:value-type="float">
            <text:p>-109375</text:p>
          </table:table-cell>
          <table:table-cell office:value-type="float" office:value="14641" calcext:value-type="float">
            <text:p>146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121</text:p>
          </table:table-cell>
          <table:table-cell office:value-type="float" office:value="1.1025" calcext:value-type="float">
            <text:p>1.1025</text:p>
          </table:table-cell>
          <table:table-cell office:value-type="float" office:value="-142380" calcext:value-type="float">
            <text:p>-142380</text:p>
          </table:table-cell>
          <table:table-cell office:value-type="float" office:value="188986" calcext:value-type="float">
            <text:p>188986</text:p>
          </table:table-cell>
          <table:table-cell office:value-type="float" office:value="-100789" calcext:value-type="float">
            <text:p>-100789</text:p>
          </table:table-cell>
          <table:table-cell office:value-type="float" office:value="14266" calcext:value-type="float">
            <text:p>142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128</text:p>
          </table:table-cell>
          <table:table-cell office:value-type="float" office:value="1.1094" calcext:value-type="float">
            <text:p>1.1094</text:p>
          </table:table-cell>
          <table:table-cell office:value-type="float" office:value="-127633" calcext:value-type="float">
            <text:p>-127633</text:p>
          </table:table-cell>
          <table:table-cell office:value-type="float" office:value="171760" calcext:value-type="float">
            <text:p>171760</text:p>
          </table:table-cell>
          <table:table-cell office:value-type="float" office:value="-103401" calcext:value-type="float">
            <text:p>-103401</text:p>
          </table:table-cell>
          <table:table-cell office:value-type="float" office:value="20563" calcext:value-type="float">
            <text:p>205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204</text:p>
          </table:table-cell>
          <table:table-cell office:value-type="float" office:value="1.0945" calcext:value-type="float">
            <text:p>1.0945</text:p>
          </table:table-cell>
          <table:table-cell office:value-type="float" office:value="-117111" calcext:value-type="float">
            <text:p>-117111</text:p>
          </table:table-cell>
          <table:table-cell office:value-type="float" office:value="178822" calcext:value-type="float">
            <text:p>178822</text:p>
          </table:table-cell>
          <table:table-cell office:value-type="float" office:value="-117172" calcext:value-type="float">
            <text:p>-117172</text:p>
          </table:table-cell>
          <table:table-cell office:value-type="float" office:value="18370" calcext:value-type="float">
            <text:p>183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211</text:p>
          </table:table-cell>
          <table:table-cell office:value-type="float" office:value="1.0832" calcext:value-type="float">
            <text:p>1.0832</text:p>
          </table:table-cell>
          <table:table-cell office:value-type="float" office:value="-117672" calcext:value-type="float">
            <text:p>-117672</text:p>
          </table:table-cell>
          <table:table-cell office:value-type="float" office:value="202670" calcext:value-type="float">
            <text:p>202670</text:p>
          </table:table-cell>
          <table:table-cell office:value-type="float" office:value="-133549" calcext:value-type="float">
            <text:p>-133549</text:p>
          </table:table-cell>
          <table:table-cell office:value-type="float" office:value="19308" calcext:value-type="float">
            <text:p>1930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218</text:p>
          </table:table-cell>
          <table:table-cell office:value-type="float" office:value="1.0845" calcext:value-type="float">
            <text:p>1.0845</text:p>
          </table:table-cell>
          <table:table-cell office:value-type="float" office:value="-103735" calcext:value-type="float">
            <text:p>-103735</text:p>
          </table:table-cell>
          <table:table-cell office:value-type="float" office:value="188117" calcext:value-type="float">
            <text:p>188117</text:p>
          </table:table-cell>
          <table:table-cell office:value-type="float" office:value="-138207" calcext:value-type="float">
            <text:p>-138207</text:p>
          </table:table-cell>
          <table:table-cell office:value-type="float" office:value="20553" calcext:value-type="float">
            <text:p>205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225</text:p>
          </table:table-cell>
          <table:table-cell office:value-type="float" office:value="1.1027" calcext:value-type="float">
            <text:p>1.1027</text:p>
          </table:table-cell>
          <table:table-cell office:value-type="float" office:value="-90046" calcext:value-type="float">
            <text:p>-90046</text:p>
          </table:table-cell>
          <table:table-cell office:value-type="float" office:value="193158" calcext:value-type="float">
            <text:p>193158</text:p>
          </table:table-cell>
          <table:table-cell office:value-type="float" office:value="-145533" calcext:value-type="float">
            <text:p>-145533</text:p>
          </table:table-cell>
          <table:table-cell office:value-type="float" office:value="12945" calcext:value-type="float">
            <text:p>129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303</text:p>
          </table:table-cell>
          <table:table-cell office:value-type="float" office:value="1.1286" calcext:value-type="float">
            <text:p>1.1286</text:p>
          </table:table-cell>
          <table:table-cell office:value-type="float" office:value="-141026" calcext:value-type="float">
            <text:p>-141026</text:p>
          </table:table-cell>
          <table:table-cell office:value-type="float" office:value="234317" calcext:value-type="float">
            <text:p>234317</text:p>
          </table:table-cell>
          <table:table-cell office:value-type="float" office:value="-140379" calcext:value-type="float">
            <text:p>-140379</text:p>
          </table:table-cell>
          <table:table-cell office:value-type="float" office:value="16091" calcext:value-type="float">
            <text:p>160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310</text:p>
          </table:table-cell>
          <table:table-cell office:value-type="float" office:value="1.1106" calcext:value-type="float">
            <text:p>1.1106</text:p>
          </table:table-cell>
          <table:table-cell office:value-type="float" office:value="-254498" calcext:value-type="float">
            <text:p>-254498</text:p>
          </table:table-cell>
          <table:table-cell office:value-type="float" office:value="303418" calcext:value-type="float">
            <text:p>303418</text:p>
          </table:table-cell>
          <table:table-cell office:value-type="float" office:value="-107611" calcext:value-type="float">
            <text:p>-107611</text:p>
          </table:table-cell>
          <table:table-cell office:value-type="float" office:value="18896" calcext:value-type="float">
            <text:p>1889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317</text:p>
          </table:table-cell>
          <table:table-cell office:value-type="float" office:value="1.0695" calcext:value-type="float">
            <text:p>1.0695</text:p>
          </table:table-cell>
          <table:table-cell office:value-type="float" office:value="-271773" calcext:value-type="float">
            <text:p>-271773</text:p>
          </table:table-cell>
          <table:table-cell office:value-type="float" office:value="283849" calcext:value-type="float">
            <text:p>283849</text:p>
          </table:table-cell>
          <table:table-cell office:value-type="float" office:value="-62810" calcext:value-type="float">
            <text:p>-62810</text:p>
          </table:table-cell>
          <table:table-cell office:value-type="float" office:value="16412" calcext:value-type="float">
            <text:p>164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324</text:p>
          </table:table-cell>
          <table:table-cell office:value-type="float" office:value="1.1142" calcext:value-type="float">
            <text:p>1.1142</text:p>
          </table:table-cell>
          <table:table-cell office:value-type="float" office:value="-260058" calcext:value-type="float">
            <text:p>-260058</text:p>
          </table:table-cell>
          <table:table-cell office:value-type="float" office:value="257479" calcext:value-type="float">
            <text:p>257479</text:p>
          </table:table-cell>
          <table:table-cell office:value-type="float" office:value="-42347" calcext:value-type="float">
            <text:p>-42347</text:p>
          </table:table-cell>
          <table:table-cell office:value-type="float" office:value="17567" calcext:value-type="float">
            <text:p>175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331</text:p>
          </table:table-cell>
          <table:table-cell office:value-type="float" office:value="1.0809" calcext:value-type="float">
            <text:p>1.0809</text:p>
          </table:table-cell>
          <table:table-cell office:value-type="float" office:value="-264486" calcext:value-type="float">
            <text:p>-264486</text:p>
          </table:table-cell>
          <table:table-cell office:value-type="float" office:value="254602" calcext:value-type="float">
            <text:p>254602</text:p>
          </table:table-cell>
          <table:table-cell office:value-type="float" office:value="-36009" calcext:value-type="float">
            <text:p>-36009</text:p>
          </table:table-cell>
          <table:table-cell office:value-type="float" office:value="19886" calcext:value-type="float">
            <text:p>1988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407</text:p>
          </table:table-cell>
          <table:table-cell office:value-type="float" office:value="1.0936" calcext:value-type="float">
            <text:p>1.0936</text:p>
          </table:table-cell>
          <table:table-cell office:value-type="float" office:value="-278918" calcext:value-type="float">
            <text:p>-278918</text:p>
          </table:table-cell>
          <table:table-cell office:value-type="float" office:value="247010" calcext:value-type="float">
            <text:p>247010</text:p>
          </table:table-cell>
          <table:table-cell office:value-type="float" office:value="-27519" calcext:value-type="float">
            <text:p>-27519</text:p>
          </table:table-cell>
          <table:table-cell office:value-type="float" office:value="21452" calcext:value-type="float">
            <text:p>2145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414</text:p>
          </table:table-cell>
          <table:table-cell office:value-type="float" office:value="1.0878" calcext:value-type="float">
            <text:p>1.0878</text:p>
          </table:table-cell>
          <table:table-cell office:value-type="float" office:value="-278250" calcext:value-type="float">
            <text:p>-278250</text:p>
          </table:table-cell>
          <table:table-cell office:value-type="float" office:value="242956" calcext:value-type="float">
            <text:p>242956</text:p>
          </table:table-cell>
          <table:table-cell office:value-type="float" office:value="-21478" calcext:value-type="float">
            <text:p>-21478</text:p>
          </table:table-cell>
          <table:table-cell office:value-type="float" office:value="22664" calcext:value-type="float">
            <text:p>226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421</text:p>
          </table:table-cell>
          <table:table-cell office:value-type="float" office:value="1.0821" calcext:value-type="float">
            <text:p>1.0821</text:p>
          </table:table-cell>
          <table:table-cell office:value-type="float" office:value="-275673" calcext:value-type="float">
            <text:p>-275673</text:p>
          </table:table-cell>
          <table:table-cell office:value-type="float" office:value="242409" calcext:value-type="float">
            <text:p>242409</text:p>
          </table:table-cell>
          <table:table-cell office:value-type="float" office:value="-19329" calcext:value-type="float">
            <text:p>-19329</text:p>
          </table:table-cell>
          <table:table-cell office:value-type="float" office:value="24438" calcext:value-type="float">
            <text:p>244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428</text:p>
          </table:table-cell>
          <table:table-cell office:value-type="float" office:value="1.0985" calcext:value-type="float">
            <text:p>1.0985</text:p>
          </table:table-cell>
          <table:table-cell office:value-type="float" office:value="-258834" calcext:value-type="float">
            <text:p>-258834</text:p>
          </table:table-cell>
          <table:table-cell office:value-type="float" office:value="229556" calcext:value-type="float">
            <text:p>229556</text:p>
          </table:table-cell>
          <table:table-cell office:value-type="float" office:value="-19505" calcext:value-type="float">
            <text:p>-19505</text:p>
          </table:table-cell>
          <table:table-cell office:value-type="float" office:value="20782" calcext:value-type="float">
            <text:p>207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505</text:p>
          </table:table-cell>
          <table:table-cell office:value-type="float" office:value="1.0841" calcext:value-type="float">
            <text:p>1.0841</text:p>
          </table:table-cell>
          <table:table-cell office:value-type="float" office:value="-249511" calcext:value-type="float">
            <text:p>-249511</text:p>
          </table:table-cell>
          <table:table-cell office:value-type="float" office:value="222214" calcext:value-type="float">
            <text:p>222214</text:p>
          </table:table-cell>
          <table:table-cell office:value-type="float" office:value="-24169" calcext:value-type="float">
            <text:p>-24169</text:p>
          </table:table-cell>
          <table:table-cell office:value-type="float" office:value="25155" calcext:value-type="float">
            <text:p>251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512</text:p>
          </table:table-cell>
          <table:table-cell office:value-type="float" office:value="1.0816" calcext:value-type="float">
            <text:p>1.0816</text:p>
          </table:table-cell>
          <table:table-cell office:value-type="float" office:value="-242658" calcext:value-type="float">
            <text:p>-242658</text:p>
          </table:table-cell>
          <table:table-cell office:value-type="float" office:value="218927" calcext:value-type="float">
            <text:p>218927</text:p>
          </table:table-cell>
          <table:table-cell office:value-type="float" office:value="-26813" calcext:value-type="float">
            <text:p>-26813</text:p>
          </table:table-cell>
          <table:table-cell office:value-type="float" office:value="22227" calcext:value-type="float">
            <text:p>222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519</text:p>
          </table:table-cell>
          <table:table-cell office:value-type="float" office:value="1.0902" calcext:value-type="float">
            <text:p>1.0902</text:p>
          </table:table-cell>
          <table:table-cell office:value-type="float" office:value="-238554" calcext:value-type="float">
            <text:p>-238554</text:p>
          </table:table-cell>
          <table:table-cell office:value-type="float" office:value="212952" calcext:value-type="float">
            <text:p>212952</text:p>
          </table:table-cell>
          <table:table-cell office:value-type="float" office:value="-31507" calcext:value-type="float">
            <text:p>-31507</text:p>
          </table:table-cell>
          <table:table-cell office:value-type="float" office:value="27077" calcext:value-type="float">
            <text:p>270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526</text:p>
          </table:table-cell>
          <table:table-cell office:value-type="float" office:value="1.1099" calcext:value-type="float">
            <text:p>1.1099</text:p>
          </table:table-cell>
          <table:table-cell office:value-type="float" office:value="-248393" calcext:value-type="float">
            <text:p>-248393</text:p>
          </table:table-cell>
          <table:table-cell office:value-type="float" office:value="220108" calcext:value-type="float">
            <text:p>220108</text:p>
          </table:table-cell>
          <table:table-cell office:value-type="float" office:value="-30822" calcext:value-type="float">
            <text:p>-30822</text:p>
          </table:table-cell>
          <table:table-cell office:value-type="float" office:value="28073" calcext:value-type="float">
            <text:p>280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602</text:p>
          </table:table-cell>
          <table:table-cell office:value-type="float" office:value="1.1286" calcext:value-type="float">
            <text:p>1.1286</text:p>
          </table:table-cell>
          <table:table-cell office:value-type="float" office:value="-267497" calcext:value-type="float">
            <text:p>-267497</text:p>
          </table:table-cell>
          <table:table-cell office:value-type="float" office:value="234149" calcext:value-type="float">
            <text:p>234149</text:p>
          </table:table-cell>
          <table:table-cell office:value-type="float" office:value="-31053" calcext:value-type="float">
            <text:p>-31053</text:p>
          </table:table-cell>
          <table:table-cell office:value-type="float" office:value="28443" calcext:value-type="float">
            <text:p>2844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609</text:p>
          </table:table-cell>
          <table:table-cell office:value-type="float" office:value="1.1256" calcext:value-type="float">
            <text:p>1.1256</text:p>
          </table:table-cell>
          <table:table-cell office:value-type="float" office:value="-291937" calcext:value-type="float">
            <text:p>-291937</text:p>
          </table:table-cell>
          <table:table-cell office:value-type="float" office:value="253359" calcext:value-type="float">
            <text:p>253359</text:p>
          </table:table-cell>
          <table:table-cell office:value-type="float" office:value="-33029" calcext:value-type="float">
            <text:p>-33029</text:p>
          </table:table-cell>
          <table:table-cell office:value-type="float" office:value="33538" calcext:value-type="float">
            <text:p>335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616</text:p>
          </table:table-cell>
          <table:table-cell office:value-type="float" office:value="1.1177" calcext:value-type="float">
            <text:p>1.1177</text:p>
          </table:table-cell>
          <table:table-cell office:value-type="float" office:value="-309486" calcext:value-type="float">
            <text:p>-309486</text:p>
          </table:table-cell>
          <table:table-cell office:value-type="float" office:value="255437" calcext:value-type="float">
            <text:p>255437</text:p>
          </table:table-cell>
          <table:table-cell office:value-type="float" office:value="-18944" calcext:value-type="float">
            <text:p>-18944</text:p>
          </table:table-cell>
          <table:table-cell office:value-type="float" office:value="35090" calcext:value-type="float">
            <text:p>350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623</text:p>
          </table:table-cell>
          <table:table-cell office:value-type="float" office:value="1.1219" calcext:value-type="float">
            <text:p>1.1219</text:p>
          </table:table-cell>
          <table:table-cell office:value-type="float" office:value="-317842" calcext:value-type="float">
            <text:p>-317842</text:p>
          </table:table-cell>
          <table:table-cell office:value-type="float" office:value="254892" calcext:value-type="float">
            <text:p>254892</text:p>
          </table:table-cell>
          <table:table-cell office:value-type="float" office:value="-14973" calcext:value-type="float">
            <text:p>-14973</text:p>
          </table:table-cell>
          <table:table-cell office:value-type="float" office:value="33831" calcext:value-type="float">
            <text:p>338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630</text:p>
          </table:table-cell>
          <table:table-cell office:value-type="float" office:value="1.1249" calcext:value-type="float">
            <text:p>1.1249</text:p>
          </table:table-cell>
          <table:table-cell office:value-type="float" office:value="-307973" calcext:value-type="float">
            <text:p>-307973</text:p>
          </table:table-cell>
          <table:table-cell office:value-type="float" office:value="259010" calcext:value-type="float">
            <text:p>259010</text:p>
          </table:table-cell>
          <table:table-cell office:value-type="float" office:value="-31407" calcext:value-type="float">
            <text:p>-31407</text:p>
          </table:table-cell>
          <table:table-cell office:value-type="float" office:value="32197" calcext:value-type="float">
            <text:p>321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707</text:p>
          </table:table-cell>
          <table:table-cell office:value-type="float" office:value="1.13" calcext:value-type="float">
            <text:p>1.13</text:p>
          </table:table-cell>
          <table:table-cell office:value-type="float" office:value="-327137" calcext:value-type="float">
            <text:p>-327137</text:p>
          </table:table-cell>
          <table:table-cell office:value-type="float" office:value="267906" calcext:value-type="float">
            <text:p>267906</text:p>
          </table:table-cell>
          <table:table-cell office:value-type="float" office:value="-26922" calcext:value-type="float">
            <text:p>-26922</text:p>
          </table:table-cell>
          <table:table-cell office:value-type="float" office:value="34620" calcext:value-type="float">
            <text:p>346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714</text:p>
          </table:table-cell>
          <table:table-cell office:value-type="float" office:value="1.1428" calcext:value-type="float">
            <text:p>1.1428</text:p>
          </table:table-cell>
          <table:table-cell office:value-type="float" office:value="-346064" calcext:value-type="float">
            <text:p>-346064</text:p>
          </table:table-cell>
          <table:table-cell office:value-type="float" office:value="295160" calcext:value-type="float">
            <text:p>295160</text:p>
          </table:table-cell>
          <table:table-cell office:value-type="float" office:value="-25319" calcext:value-type="float">
            <text:p>-25319</text:p>
          </table:table-cell>
          <table:table-cell office:value-type="float" office:value="25071" calcext:value-type="float">
            <text:p>250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721</text:p>
          </table:table-cell>
          <table:table-cell office:value-type="float" office:value="1.1656" calcext:value-type="float">
            <text:p>1.1656</text:p>
          </table:table-cell>
          <table:table-cell office:value-type="float" office:value="-378150" calcext:value-type="float">
            <text:p>-378150</text:p>
          </table:table-cell>
          <table:table-cell office:value-type="float" office:value="313617" calcext:value-type="float">
            <text:p>313617</text:p>
          </table:table-cell>
          <table:table-cell office:value-type="float" office:value="-14995" calcext:value-type="float">
            <text:p>-14995</text:p>
          </table:table-cell>
          <table:table-cell office:value-type="float" office:value="23907" calcext:value-type="float">
            <text:p>239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728</text:p>
          </table:table-cell>
          <table:table-cell office:value-type="float" office:value="1.1774" calcext:value-type="float">
            <text:p>1.1774</text:p>
          </table:table-cell>
          <table:table-cell office:value-type="float" office:value="-421274" calcext:value-type="float">
            <text:p>-421274</text:p>
          </table:table-cell>
          <table:table-cell office:value-type="float" office:value="329683" calcext:value-type="float">
            <text:p>329683</text:p>
          </table:table-cell>
          <table:table-cell office:value-type="float" office:value="-5850" calcext:value-type="float">
            <text:p>-5850</text:p>
          </table:table-cell>
          <table:table-cell office:value-type="float" office:value="37491" calcext:value-type="float">
            <text:p>374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804</text:p>
          </table:table-cell>
          <table:table-cell office:value-type="float" office:value="1.1786" calcext:value-type="float">
            <text:p>1.1786</text:p>
          </table:table-cell>
          <table:table-cell office:value-type="float" office:value="-450983" calcext:value-type="float">
            <text:p>-450983</text:p>
          </table:table-cell>
          <table:table-cell office:value-type="float" office:value="332705" calcext:value-type="float">
            <text:p>332705</text:p>
          </table:table-cell>
          <table:table-cell office:value-type="float" office:value="11632" calcext:value-type="float">
            <text:p>11632</text:p>
          </table:table-cell>
          <table:table-cell office:value-type="float" office:value="45936" calcext:value-type="float">
            <text:p>4593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811</text:p>
          </table:table-cell>
          <table:table-cell office:value-type="float" office:value="1.1841" calcext:value-type="float">
            <text:p>1.1841</text:p>
          </table:table-cell>
          <table:table-cell office:value-type="float" office:value="-465841" calcext:value-type="float">
            <text:p>-465841</text:p>
          </table:table-cell>
          <table:table-cell office:value-type="float" office:value="333006" calcext:value-type="float">
            <text:p>333006</text:p>
          </table:table-cell>
          <table:table-cell office:value-type="float" office:value="30459" calcext:value-type="float">
            <text:p>30459</text:p>
          </table:table-cell>
          <table:table-cell office:value-type="float" office:value="45866" calcext:value-type="float">
            <text:p>458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818</text:p>
          </table:table-cell>
          <table:table-cell office:value-type="float" office:value="1.1795" calcext:value-type="float">
            <text:p>1.1795</text:p>
          </table:table-cell>
          <table:table-cell office:value-type="float" office:value="-468064" calcext:value-type="float">
            <text:p>-468064</text:p>
          </table:table-cell>
          <table:table-cell office:value-type="float" office:value="337323" calcext:value-type="float">
            <text:p>337323</text:p>
          </table:table-cell>
          <table:table-cell office:value-type="float" office:value="31569" calcext:value-type="float">
            <text:p>31569</text:p>
          </table:table-cell>
          <table:table-cell office:value-type="float" office:value="36751" calcext:value-type="float">
            <text:p>367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825</text:p>
          </table:table-cell>
          <table:table-cell office:value-type="float" office:value="1.1903" calcext:value-type="float">
            <text:p>1.1903</text:p>
          </table:table-cell>
          <table:table-cell office:value-type="float" office:value="-468842" calcext:value-type="float">
            <text:p>-468842</text:p>
          </table:table-cell>
          <table:table-cell office:value-type="float" office:value="332109" calcext:value-type="float">
            <text:p>332109</text:p>
          </table:table-cell>
          <table:table-cell office:value-type="float" office:value="37095" calcext:value-type="float">
            <text:p>37095</text:p>
          </table:table-cell>
          <table:table-cell office:value-type="float" office:value="43408" calcext:value-type="float">
            <text:p>4340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901</text:p>
          </table:table-cell>
          <table:table-cell office:value-type="float" office:value="1.1838" calcext:value-type="float">
            <text:p>1.1838</text:p>
          </table:table-cell>
          <table:table-cell office:value-type="float" office:value="-450232" calcext:value-type="float">
            <text:p>-450232</text:p>
          </table:table-cell>
          <table:table-cell office:value-type="float" office:value="319421" calcext:value-type="float">
            <text:p>319421</text:p>
          </table:table-cell>
          <table:table-cell office:value-type="float" office:value="31808" calcext:value-type="float">
            <text:p>31808</text:p>
          </table:table-cell>
          <table:table-cell office:value-type="float" office:value="44165" calcext:value-type="float">
            <text:p>4416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908</text:p>
          </table:table-cell>
          <table:table-cell office:value-type="float" office:value="1.1845" calcext:value-type="float">
            <text:p>1.1845</text:p>
          </table:table-cell>
          <table:table-cell office:value-type="float" office:value="-439698" calcext:value-type="float">
            <text:p>-439698</text:p>
          </table:table-cell>
          <table:table-cell office:value-type="float" office:value="314373" calcext:value-type="float">
            <text:p>314373</text:p>
          </table:table-cell>
          <table:table-cell office:value-type="float" office:value="29929" calcext:value-type="float">
            <text:p>29929</text:p>
          </table:table-cell>
          <table:table-cell office:value-type="float" office:value="43161" calcext:value-type="float">
            <text:p>431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915</text:p>
          </table:table-cell>
          <table:table-cell office:value-type="float" office:value="1.1837" calcext:value-type="float">
            <text:p>1.1837</text:p>
          </table:table-cell>
          <table:table-cell office:value-type="float" office:value="-418776" calcext:value-type="float">
            <text:p>-418776</text:p>
          </table:table-cell>
          <table:table-cell office:value-type="float" office:value="304737" calcext:value-type="float">
            <text:p>304737</text:p>
          </table:table-cell>
          <table:table-cell office:value-type="float" office:value="19078" calcext:value-type="float">
            <text:p>19078</text:p>
          </table:table-cell>
          <table:table-cell office:value-type="float" office:value="38378" calcext:value-type="float">
            <text:p>383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922</text:p>
          </table:table-cell>
          <table:table-cell office:value-type="float" office:value="1.163" calcext:value-type="float">
            <text:p>1.163</text:p>
          </table:table-cell>
          <table:table-cell office:value-type="float" office:value="-420231" calcext:value-type="float">
            <text:p>-420231</text:p>
          </table:table-cell>
          <table:table-cell office:value-type="float" office:value="300695" calcext:value-type="float">
            <text:p>300695</text:p>
          </table:table-cell>
          <table:table-cell office:value-type="float" office:value="23005" calcext:value-type="float">
            <text:p>23005</text:p>
          </table:table-cell>
          <table:table-cell office:value-type="float" office:value="47940" calcext:value-type="float">
            <text:p>4794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0929</text:p>
          </table:table-cell>
          <table:table-cell office:value-type="float" office:value="1.1713" calcext:value-type="float">
            <text:p>1.1713</text:p>
          </table:table-cell>
          <table:table-cell office:value-type="float" office:value="-413470" calcext:value-type="float">
            <text:p>-413470</text:p>
          </table:table-cell>
          <table:table-cell office:value-type="float" office:value="287162" calcext:value-type="float">
            <text:p>287162</text:p>
          </table:table-cell>
          <table:table-cell office:value-type="float" office:value="29126" calcext:value-type="float">
            <text:p>29126</text:p>
          </table:table-cell>
          <table:table-cell office:value-type="float" office:value="49662" calcext:value-type="float">
            <text:p>496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006</text:p>
          </table:table-cell>
          <table:table-cell office:value-type="float" office:value="1.1824" calcext:value-type="float">
            <text:p>1.1824</text:p>
          </table:table-cell>
          <table:table-cell office:value-type="float" office:value="-420615" calcext:value-type="float">
            <text:p>-420615</text:p>
          </table:table-cell>
          <table:table-cell office:value-type="float" office:value="303755" calcext:value-type="float">
            <text:p>303755</text:p>
          </table:table-cell>
          <table:table-cell office:value-type="float" office:value="17423" calcext:value-type="float">
            <text:p>17423</text:p>
          </table:table-cell>
          <table:table-cell office:value-type="float" office:value="47475" calcext:value-type="float">
            <text:p>474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013</text:p>
          </table:table-cell>
          <table:table-cell office:value-type="float" office:value="1.1718" calcext:value-type="float">
            <text:p>1.1718</text:p>
          </table:table-cell>
          <table:table-cell office:value-type="float" office:value="-412322" calcext:value-type="float">
            <text:p>-412322</text:p>
          </table:table-cell>
          <table:table-cell office:value-type="float" office:value="304293" calcext:value-type="float">
            <text:p>304293</text:p>
          </table:table-cell>
          <table:table-cell office:value-type="float" office:value="10311" calcext:value-type="float">
            <text:p>10311</text:p>
          </table:table-cell>
          <table:table-cell office:value-type="float" office:value="47416" calcext:value-type="float">
            <text:p>4741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020</text:p>
          </table:table-cell>
          <table:table-cell office:value-type="float" office:value="1.1859" calcext:value-type="float">
            <text:p>1.1859</text:p>
          </table:table-cell>
          <table:table-cell office:value-type="float" office:value="-410321" calcext:value-type="float">
            <text:p>-410321</text:p>
          </table:table-cell>
          <table:table-cell office:value-type="float" office:value="298653" calcext:value-type="float">
            <text:p>298653</text:p>
          </table:table-cell>
          <table:table-cell office:value-type="float" office:value="9814" calcext:value-type="float">
            <text:p>9814</text:p>
          </table:table-cell>
          <table:table-cell office:value-type="float" office:value="48286" calcext:value-type="float">
            <text:p>4828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027</text:p>
          </table:table-cell>
          <table:table-cell office:value-type="float" office:value="1.1647" calcext:value-type="float">
            <text:p>1.1647</text:p>
          </table:table-cell>
          <table:table-cell office:value-type="float" office:value="-397226" calcext:value-type="float">
            <text:p>-397226</text:p>
          </table:table-cell>
          <table:table-cell office:value-type="float" office:value="293662" calcext:value-type="float">
            <text:p>293662</text:p>
          </table:table-cell>
          <table:table-cell office:value-type="float" office:value="4413" calcext:value-type="float">
            <text:p>4413</text:p>
          </table:table-cell>
          <table:table-cell office:value-type="float" office:value="47888" calcext:value-type="float">
            <text:p>478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3</text:p>
          </table:table-cell>
          <table:table-cell office:value-type="float" office:value="1.1872" calcext:value-type="float">
            <text:p>1.1872</text:p>
          </table:table-cell>
          <table:table-cell office:value-type="float" office:value="-372695" calcext:value-type="float">
            <text:p>-372695</text:p>
          </table:table-cell>
          <table:table-cell office:value-type="float" office:value="286224" calcext:value-type="float">
            <text:p>286224</text:p>
          </table:table-cell>
          <table:table-cell office:value-type="float" office:value="-10123" calcext:value-type="float">
            <text:p>-10123</text:p>
          </table:table-cell>
          <table:table-cell office:value-type="float" office:value="50241" calcext:value-type="float">
            <text:p>502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0</text:p>
          </table:table-cell>
          <table:table-cell office:value-type="float" office:value="1.1832" calcext:value-type="float">
            <text:p>1.1832</text:p>
          </table:table-cell>
          <table:table-cell office:value-type="float" office:value="-382791" calcext:value-type="float">
            <text:p>-382791</text:p>
          </table:table-cell>
          <table:table-cell office:value-type="float" office:value="293830" calcext:value-type="float">
            <text:p>293830</text:p>
          </table:table-cell>
          <table:table-cell office:value-type="float" office:value="-3327" calcext:value-type="float">
            <text:p>-3327</text:p>
          </table:table-cell>
          <table:table-cell office:value-type="float" office:value="40001" calcext:value-type="float">
            <text:p>400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7</text:p>
          </table:table-cell>
          <table:table-cell office:value-type="float" office:value="1.1853" calcext:value-type="float">
            <text:p>1.1853</text:p>
          </table:table-cell>
          <table:table-cell office:value-type="float" office:value="-385333" calcext:value-type="float">
            <text:p>-385333</text:p>
          </table:table-cell>
          <table:table-cell office:value-type="float" office:value="301468" calcext:value-type="float">
            <text:p>301468</text:p>
          </table:table-cell>
          <table:table-cell office:value-type="float" office:value="-5611" calcext:value-type="float">
            <text:p>-5611</text:p>
          </table:table-cell>
          <table:table-cell office:value-type="float" office:value="39711" calcext:value-type="float">
            <text:p>397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24</text:p>
          </table:table-cell>
          <table:table-cell office:value-type="float" office:value="1.1962" calcext:value-type="float">
            <text:p>1.1962</text:p>
          </table:table-cell>
          <table:table-cell office:value-type="float" office:value="-397483" calcext:value-type="float">
            <text:p>-397483</text:p>
          </table:table-cell>
          <table:table-cell office:value-type="float" office:value="308626" calcext:value-type="float">
            <text:p>308626</text:p>
          </table:table-cell>
          <table:table-cell office:value-type="float" office:value="-1534" calcext:value-type="float">
            <text:p>-1534</text:p>
          </table:table-cell>
          <table:table-cell office:value-type="float" office:value="39979" calcext:value-type="float">
            <text:p>3997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1</text:p>
          </table:table-cell>
          <table:table-cell office:value-type="float" office:value="1.212" calcext:value-type="float">
            <text:p>1.212</text:p>
          </table:table-cell>
          <table:table-cell office:value-type="float" office:value="-392279" calcext:value-type="float">
            <text:p>-392279</text:p>
          </table:table-cell>
          <table:table-cell office:value-type="float" office:value="299627" calcext:value-type="float">
            <text:p>299627</text:p>
          </table:table-cell>
          <table:table-cell office:value-type="float" office:value="5546" calcext:value-type="float">
            <text:p>5546</text:p>
          </table:table-cell>
          <table:table-cell office:value-type="float" office:value="36092" calcext:value-type="float">
            <text:p>360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8</text:p>
          </table:table-cell>
          <table:table-cell office:value-type="float" office:value="1.2111" calcext:value-type="float">
            <text:p>1.2111</text:p>
          </table:table-cell>
          <table:table-cell office:value-type="float" office:value="-404167" calcext:value-type="float">
            <text:p>-404167</text:p>
          </table:table-cell>
          <table:table-cell office:value-type="float" office:value="300354" calcext:value-type="float">
            <text:p>300354</text:p>
          </table:table-cell>
          <table:table-cell office:value-type="float" office:value="13539" calcext:value-type="float">
            <text:p>13539</text:p>
          </table:table-cell>
          <table:table-cell office:value-type="float" office:value="33631" calcext:value-type="float">
            <text:p>336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5</text:p>
          </table:table-cell>
          <table:table-cell office:value-type="float" office:value="1.2255" calcext:value-type="float">
            <text:p>1.2255</text:p>
          </table:table-cell>
          <table:table-cell office:value-type="float" office:value="-416083" calcext:value-type="float">
            <text:p>-416083</text:p>
          </table:table-cell>
          <table:table-cell office:value-type="float" office:value="305269" calcext:value-type="float">
            <text:p>305269</text:p>
          </table:table-cell>
          <table:table-cell office:value-type="float" office:value="18057" calcext:value-type="float">
            <text:p>18057</text:p>
          </table:table-cell>
          <table:table-cell office:value-type="float" office:value="35328" calcext:value-type="float">
            <text:p>353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22</text:p>
          </table:table-cell>
          <table:table-cell office:value-type="float" office:value="1.2204" calcext:value-type="float">
            <text:p>1.2204</text:p>
          </table:table-cell>
          <table:table-cell office:value-type="float" office:value="-420798" calcext:value-type="float">
            <text:p>-420798</text:p>
          </table:table-cell>
          <table:table-cell office:value-type="float" office:value="310450" calcext:value-type="float">
            <text:p>310450</text:p>
          </table:table-cell>
          <table:table-cell office:value-type="float" office:value="18361" calcext:value-type="float">
            <text:p>18361</text:p>
          </table:table-cell>
          <table:table-cell office:value-type="float" office:value="36488" calcext:value-type="float">
            <text:p>364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29</text:p>
          </table:table-cell>
          <table:table-cell office:value-type="float" office:value="1.2212" calcext:value-type="float">
            <text:p>1.2212</text:p>
          </table:table-cell>
          <table:table-cell office:value-type="float" office:value="-440042" calcext:value-type="float">
            <text:p>-440042</text:p>
          </table:table-cell>
          <table:table-cell office:value-type="float" office:value="327821" calcext:value-type="float">
            <text:p>327821</text:p>
          </table:table-cell>
          <table:table-cell office:value-type="float" office:value="16610" calcext:value-type="float">
            <text:p>16610</text:p>
          </table:table-cell>
          <table:table-cell office:value-type="float" office:value="36915" calcext:value-type="float">
            <text:p>369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105</text:p>
          </table:table-cell>
          <table:table-cell office:value-type="float" office:value="1.2218" calcext:value-type="float">
            <text:p>1.2218</text:p>
          </table:table-cell>
          <table:table-cell office:value-type="float" office:value="-439700" calcext:value-type="float">
            <text:p>-439700</text:p>
          </table:table-cell>
          <table:table-cell office:value-type="float" office:value="330995" calcext:value-type="float">
            <text:p>330995</text:p>
          </table:table-cell>
          <table:table-cell office:value-type="float" office:value="12866" calcext:value-type="float">
            <text:p>12866</text:p>
          </table:table-cell>
          <table:table-cell office:value-type="float" office:value="37565" calcext:value-type="float">
            <text:p>3756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112</text:p>
          </table:table-cell>
          <table:table-cell office:value-type="float" office:value="1.2078" calcext:value-type="float">
            <text:p>1.2078</text:p>
          </table:table-cell>
          <table:table-cell office:value-type="float" office:value="-447699" calcext:value-type="float">
            <text:p>-447699</text:p>
          </table:table-cell>
          <table:table-cell office:value-type="float" office:value="327836" calcext:value-type="float">
            <text:p>327836</text:p>
          </table:table-cell>
          <table:table-cell office:value-type="float" office:value="23656" calcext:value-type="float">
            <text:p>23656</text:p>
          </table:table-cell>
          <table:table-cell office:value-type="float" office:value="36295" calcext:value-type="float">
            <text:p>362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119</text:p>
          </table:table-cell>
          <table:table-cell office:value-type="float" office:value="1.2167" calcext:value-type="float">
            <text:p>1.2167</text:p>
          </table:table-cell>
          <table:table-cell office:value-type="float" office:value="-459848" calcext:value-type="float">
            <text:p>-459848</text:p>
          </table:table-cell>
          <table:table-cell office:value-type="float" office:value="331109" calcext:value-type="float">
            <text:p>331109</text:p>
          </table:table-cell>
          <table:table-cell office:value-type="float" office:value="31244" calcext:value-type="float">
            <text:p>31244</text:p>
          </table:table-cell>
          <table:table-cell office:value-type="float" office:value="38583" calcext:value-type="float">
            <text:p>385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126</text:p>
          </table:table-cell>
          <table:table-cell office:value-type="float" office:value="1.2136" calcext:value-type="float">
            <text:p>1.2136</text:p>
          </table:table-cell>
          <table:table-cell office:value-type="float" office:value="-459335" calcext:value-type="float">
            <text:p>-459335</text:p>
          </table:table-cell>
          <table:table-cell office:value-type="float" office:value="333487" calcext:value-type="float">
            <text:p>333487</text:p>
          </table:table-cell>
          <table:table-cell office:value-type="float" office:value="29536" calcext:value-type="float">
            <text:p>29536</text:p>
          </table:table-cell>
          <table:table-cell office:value-type="float" office:value="41028" calcext:value-type="float">
            <text:p>410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202</text:p>
          </table:table-cell>
          <table:table-cell office:value-type="float" office:value="1.2042" calcext:value-type="float">
            <text:p>1.2042</text:p>
          </table:table-cell>
          <table:table-cell office:value-type="float" office:value="-441638" calcext:value-type="float">
            <text:p>-441638</text:p>
          </table:table-cell>
          <table:table-cell office:value-type="float" office:value="326695" calcext:value-type="float">
            <text:p>326695</text:p>
          </table:table-cell>
          <table:table-cell office:value-type="float" office:value="22121" calcext:value-type="float">
            <text:p>22121</text:p>
          </table:table-cell>
          <table:table-cell office:value-type="float" office:value="41017" calcext:value-type="float">
            <text:p>410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209</text:p>
          </table:table-cell>
          <table:table-cell office:value-type="float" office:value="1.2118" calcext:value-type="float">
            <text:p>1.2118</text:p>
          </table:table-cell>
          <table:table-cell office:value-type="float" office:value="-447257" calcext:value-type="float">
            <text:p>-447257</text:p>
          </table:table-cell>
          <table:table-cell office:value-type="float" office:value="333076" calcext:value-type="float">
            <text:p>333076</text:p>
          </table:table-cell>
          <table:table-cell office:value-type="float" office:value="22463" calcext:value-type="float">
            <text:p>22463</text:p>
          </table:table-cell>
          <table:table-cell office:value-type="float" office:value="39953" calcext:value-type="float">
            <text:p>399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216</text:p>
          </table:table-cell>
          <table:table-cell office:value-type="float" office:value="1.2117" calcext:value-type="float">
            <text:p>1.2117</text:p>
          </table:table-cell>
          <table:table-cell office:value-type="float" office:value="-451179" calcext:value-type="float">
            <text:p>-451179</text:p>
          </table:table-cell>
          <table:table-cell office:value-type="float" office:value="339407" calcext:value-type="float">
            <text:p>339407</text:p>
          </table:table-cell>
          <table:table-cell office:value-type="float" office:value="19428" calcext:value-type="float">
            <text:p>19428</text:p>
          </table:table-cell>
          <table:table-cell office:value-type="float" office:value="38594" calcext:value-type="float">
            <text:p>385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223</text:p>
          </table:table-cell>
          <table:table-cell office:value-type="float" office:value="1.2074" calcext:value-type="float">
            <text:p>1.2074</text:p>
          </table:table-cell>
          <table:table-cell office:value-type="float" office:value="-455088" calcext:value-type="float">
            <text:p>-455088</text:p>
          </table:table-cell>
          <table:table-cell office:value-type="float" office:value="344675" calcext:value-type="float">
            <text:p>344675</text:p>
          </table:table-cell>
          <table:table-cell office:value-type="float" office:value="18086" calcext:value-type="float">
            <text:p>18086</text:p>
          </table:table-cell>
          <table:table-cell office:value-type="float" office:value="36275" calcext:value-type="float">
            <text:p>362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302</text:p>
          </table:table-cell>
          <table:table-cell office:value-type="float" office:value="1.1915" calcext:value-type="float">
            <text:p>1.1915</text:p>
          </table:table-cell>
          <table:table-cell office:value-type="float" office:value="-436198" calcext:value-type="float">
            <text:p>-436198</text:p>
          </table:table-cell>
          <table:table-cell office:value-type="float" office:value="337049" calcext:value-type="float">
            <text:p>337049</text:p>
          </table:table-cell>
          <table:table-cell office:value-type="float" office:value="18228" calcext:value-type="float">
            <text:p>18228</text:p>
          </table:table-cell>
          <table:table-cell office:value-type="float" office:value="30981" calcext:value-type="float">
            <text:p>3098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309</text:p>
          </table:table-cell>
          <table:table-cell office:value-type="float" office:value="1.1952" calcext:value-type="float">
            <text:p>1.1952</text:p>
          </table:table-cell>
          <table:table-cell office:value-type="float" office:value="-410846" calcext:value-type="float">
            <text:p>-410846</text:p>
          </table:table-cell>
          <table:table-cell office:value-type="float" office:value="324199" calcext:value-type="float">
            <text:p>324199</text:p>
          </table:table-cell>
          <table:table-cell office:value-type="float" office:value="74" calcext:value-type="float">
            <text:p>74</text:p>
          </table:table-cell>
          <table:table-cell office:value-type="float" office:value="31095" calcext:value-type="float">
            <text:p>310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316</text:p>
          </table:table-cell>
          <table:table-cell office:value-type="float" office:value="1.1904" calcext:value-type="float">
            <text:p>1.1904</text:p>
          </table:table-cell>
          <table:table-cell office:value-type="float" office:value="-403837" calcext:value-type="float">
            <text:p>-403837</text:p>
          </table:table-cell>
          <table:table-cell office:value-type="float" office:value="337655" calcext:value-type="float">
            <text:p>337655</text:p>
          </table:table-cell>
          <table:table-cell office:value-type="float" office:value="-11823" calcext:value-type="float">
            <text:p>-11823</text:p>
          </table:table-cell>
          <table:table-cell office:value-type="float" office:value="33002" calcext:value-type="float">
            <text:p>3300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323</text:p>
          </table:table-cell>
          <table:table-cell office:value-type="float" office:value="1.1794" calcext:value-type="float">
            <text:p>1.1794</text:p>
          </table:table-cell>
          <table:table-cell office:value-type="float" office:value="-403752" calcext:value-type="float">
            <text:p>-403752</text:p>
          </table:table-cell>
          <table:table-cell office:value-type="float" office:value="329515" calcext:value-type="float">
            <text:p>329515</text:p>
          </table:table-cell>
          <table:table-cell office:value-type="float" office:value="-6662" calcext:value-type="float">
            <text:p>-6662</text:p>
          </table:table-cell>
          <table:table-cell office:value-type="float" office:value="36188" calcext:value-type="float">
            <text:p>361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330</text:p>
          </table:table-cell>
          <table:table-cell office:value-type="float" office:value="1.1764" calcext:value-type="float">
            <text:p>1.1764</text:p>
          </table:table-cell>
          <table:table-cell office:value-type="float" office:value="-381851" calcext:value-type="float">
            <text:p>-381851</text:p>
          </table:table-cell>
          <table:table-cell office:value-type="float" office:value="305158" calcext:value-type="float">
            <text:p>305158</text:p>
          </table:table-cell>
          <table:table-cell office:value-type="float" office:value="-6780" calcext:value-type="float">
            <text:p>-6780</text:p>
          </table:table-cell>
          <table:table-cell office:value-type="float" office:value="35884" calcext:value-type="float">
            <text:p>358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406</text:p>
          </table:table-cell>
          <table:table-cell office:value-type="float" office:value="1.1898" calcext:value-type="float">
            <text:p>1.1898</text:p>
          </table:table-cell>
          <table:table-cell office:value-type="float" office:value="-379995" calcext:value-type="float">
            <text:p>-379995</text:p>
          </table:table-cell>
          <table:table-cell office:value-type="float" office:value="314110" calcext:value-type="float">
            <text:p>314110</text:p>
          </table:table-cell>
          <table:table-cell office:value-type="float" office:value="-12089" calcext:value-type="float">
            <text:p>-12089</text:p>
          </table:table-cell>
          <table:table-cell office:value-type="float" office:value="35755" calcext:value-type="float">
            <text:p>357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413</text:p>
          </table:table-cell>
          <table:table-cell office:value-type="float" office:value="1.1986" calcext:value-type="float">
            <text:p>1.1986</text:p>
          </table:table-cell>
          <table:table-cell office:value-type="float" office:value="-387946" calcext:value-type="float">
            <text:p>-387946</text:p>
          </table:table-cell>
          <table:table-cell office:value-type="float" office:value="320593" calcext:value-type="float">
            <text:p>320593</text:p>
          </table:table-cell>
          <table:table-cell office:value-type="float" office:value="-10215" calcext:value-type="float">
            <text:p>-10215</text:p>
          </table:table-cell>
          <table:table-cell office:value-type="float" office:value="34785" calcext:value-type="float">
            <text:p>3478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420</text:p>
          </table:table-cell>
          <table:table-cell office:value-type="float" office:value="1.21" calcext:value-type="float">
            <text:p>1.21</text:p>
          </table:table-cell>
          <table:table-cell office:value-type="float" office:value="-415682" calcext:value-type="float">
            <text:p>-415682</text:p>
          </table:table-cell>
          <table:table-cell office:value-type="float" office:value="330443" calcext:value-type="float">
            <text:p>330443</text:p>
          </table:table-cell>
          <table:table-cell office:value-type="float" office:value="16" calcext:value-type="float">
            <text:p>16</text:p>
          </table:table-cell>
          <table:table-cell office:value-type="float" office:value="36799" calcext:value-type="float">
            <text:p>3679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427</text:p>
          </table:table-cell>
          <table:table-cell office:value-type="float" office:value="1.202" calcext:value-type="float">
            <text:p>1.202</text:p>
          </table:table-cell>
          <table:table-cell office:value-type="float" office:value="-419661" calcext:value-type="float">
            <text:p>-419661</text:p>
          </table:table-cell>
          <table:table-cell office:value-type="float" office:value="329945" calcext:value-type="float">
            <text:p>329945</text:p>
          </table:table-cell>
          <table:table-cell office:value-type="float" office:value="-38" calcext:value-type="float">
            <text:p>-38</text:p>
          </table:table-cell>
          <table:table-cell office:value-type="float" office:value="34888" calcext:value-type="float">
            <text:p>348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504</text:p>
          </table:table-cell>
          <table:table-cell office:value-type="float" office:value="1.2163" calcext:value-type="float">
            <text:p>1.2163</text:p>
          </table:table-cell>
          <table:table-cell office:value-type="float" office:value="-423104" calcext:value-type="float">
            <text:p>-423104</text:p>
          </table:table-cell>
          <table:table-cell office:value-type="float" office:value="332735" calcext:value-type="float">
            <text:p>332735</text:p>
          </table:table-cell>
          <table:table-cell office:value-type="float" office:value="-3820" calcext:value-type="float">
            <text:p>-3820</text:p>
          </table:table-cell>
          <table:table-cell office:value-type="float" office:value="36860" calcext:value-type="float">
            <text:p>368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511</text:p>
          </table:table-cell>
          <table:table-cell office:value-type="float" office:value="1.2141" calcext:value-type="float">
            <text:p>1.2141</text:p>
          </table:table-cell>
          <table:table-cell office:value-type="float" office:value="-448449" calcext:value-type="float">
            <text:p>-448449</text:p>
          </table:table-cell>
          <table:table-cell office:value-type="float" office:value="339336" calcext:value-type="float">
            <text:p>339336</text:p>
          </table:table-cell>
          <table:table-cell office:value-type="float" office:value="2427" calcext:value-type="float">
            <text:p>2427</text:p>
          </table:table-cell>
          <table:table-cell office:value-type="float" office:value="35688" calcext:value-type="float">
            <text:p>356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518</text:p>
          </table:table-cell>
          <table:table-cell office:value-type="float" office:value="1.2181" calcext:value-type="float">
            <text:p>1.2181</text:p>
          </table:table-cell>
          <table:table-cell office:value-type="float" office:value="-479283" calcext:value-type="float">
            <text:p>-479283</text:p>
          </table:table-cell>
          <table:table-cell office:value-type="float" office:value="374196" calcext:value-type="float">
            <text:p>374196</text:p>
          </table:table-cell>
          <table:table-cell office:value-type="float" office:value="-3319" calcext:value-type="float">
            <text:p>-3319</text:p>
          </table:table-cell>
          <table:table-cell office:value-type="float" office:value="35360" calcext:value-type="float">
            <text:p>353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10525</text:p>
          </table:table-cell>
          <table:table-cell office:value-type="float" office:value="1.2194" calcext:value-type="float">
            <text:p>1.2194</text:p>
          </table:table-cell>
          <table:table-cell office:value-type="float" office:value="-488568" calcext:value-type="float">
            <text:p>-488568</text:p>
          </table:table-cell>
          <table:table-cell office:value-type="float" office:value="378376" calcext:value-type="float">
            <text:p>378376</text:p>
          </table:table-cell>
          <table:table-cell office:value-type="float" office:value="-2503" calcext:value-type="float">
            <text:p>-2503</text:p>
          </table:table-cell>
          <table:table-cell office:value-type="float" office:value="36829" calcext:value-type="float">
            <text:p>36829</text:p>
          </table:table-cell>
          <table:table-cell table:number-columns-repeated="8"/>
        </table:table-row>
        <table:table-row table:style-name="ro1">
          <table:table-cell table:style-name="ce1" office:value-type="float" office:value="210601" calcext:value-type="float">
            <text:p>210601</text:p>
          </table:table-cell>
          <table:table-cell office:value-type="float" office:value="1.2168" calcext:value-type="float">
            <text:p>1.2168</text:p>
          </table:table-cell>
          <table:table-cell office:value-type="float" office:value="-494251" calcext:value-type="float">
            <text:p>-494251</text:p>
          </table:table-cell>
          <table:table-cell office:value-type="float" office:value="384203" calcext:value-type="float">
            <text:p>384203</text:p>
          </table:table-cell>
          <table:table-cell office:value-type="float" office:value="-163" calcext:value-type="float">
            <text:p>-163</text:p>
          </table:table-cell>
          <table:table-cell office:value-type="float" office:value="36019" calcext:value-type="float">
            <text:p>36019</text:p>
          </table:table-cell>
          <table:table-cell table:number-columns-repeated="8"/>
        </table:table-row>
        <table:table-row table:style-name="ro1" table:number-rows-repeated="10480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euro_charts" table:style-name="ta1">
        <table:shapes>
          <draw:frame draw:z-index="0" draw:style-name="gr2" draw:text-style-name="P1" svg:width="23.2169in" svg:height="11.0047in" svg:x="0in" svg:y="0in">
            <draw:object draw:notify-on-update-of-ranges="euro_charts_data.A2:euro_charts_data.A545 euro_charts_data.C1:euro_charts_data.C1 euro_charts_data.C2:euro_charts_data.C545 euro_charts_data.D1:euro_charts_data.D1 euro_charts_data.D2:euro_charts_data.D545 euro_charts_data.E1:euro_charts_data.E1 euro_charts_data.E2:euro_charts_data.E545 euro_charts_data.F1:euro_charts_data.F1 euro_charts_data.F2:euro_charts_data.F545 euro_charts_data.B1:euro_charts_data.B1 euro_charts_data.B2:euro_charts_data.B5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3.2169in" svg:height="11.0047in" svg:x="0.0004in" svg:y="11.3941in">
            <draw:object draw:notify-on-update-of-ranges="euro_charts_data.A2:euro_charts_data.A545 euro_charts_data.C1:euro_charts_data.C1 euro_charts_data.C2:euro_charts_data.C545 euro_charts_data.D1:euro_charts_data.D1 euro_charts_data.D2:euro_charts_data.D545 euro_charts_data.E1:euro_charts_data.E1 euro_charts_data.E2:euro_charts_data.E545 euro_charts_data.F1:euro_charts_data.F1 euro_charts_data.F2:euro_charts_data.F545 euro_charts_data.B1:euro_charts_data.B1 euro_charts_data.B2:euro_charts_data.B5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row table:style-name="ro1" table:number-rows-repeated="104852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euro_charts.A1:euro_charts.W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first-page-number="continue" style:writing-mode="lr-tb"/>
      <style:header-style>
        <style:header-footer-properties fo:min-height="0.2953in" fo:margin-left="0in" fo:margin-right="0in" fo:margin-bottom="0.361in"/>
      </style:header-style>
      <style:footer-style>
        <style:header-footer-properties fo:min-height="0.2953in" fo:margin-left="0in" fo:margin-right="0in" fo:margin-top="0.36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1:53:06.7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9T19:49:09.180814000</meta:creation-date>
    <dc:date>2021-06-07T14:30:41.840000000</dc:date>
    <meta:editing-duration>P22DT14H26M20S</meta:editing-duration>
    <meta:editing-cycles>1279</meta:editing-cycles>
    <meta:generator>LibreOffice/7.1.0.3$Windows_X86_64 LibreOffice_project/f6099ecf3d29644b5008cc8f48f42f4a40986e4c</meta:generator>
    <meta:document-statistic meta:table-count="2" meta:cell-count="3282" meta:object-count="3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15cm" chart:symbol-height="0.15cm"/>
    </style:style>
    <style:style style:name="ch14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bf00" draw:fill-color="#ffb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15cm" chart:symbol-height="0.15cm" chart:link-data-style-to-source="true"/>
      <style:graphic-properties svg:stroke-width="0.051cm" svg:stroke-color="#00a933" draw:fill-color="#00a933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2a6099" draw:fill-color="#2a6099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column-mapping="1 2 3 4 0" chart:style-name="ch1">
        <chart:title svg:x="27.752cm" svg:y="0.695cm" chart:style-name="ch2">
          <text:p>Forex EUOUSD</text:p>
        </chart:title>
        <chart:legend chart:legend-position="top" svg:x="19.369cm" svg:y="1.685cm" style:legend-expansion="wide" chart:style-name="ch3"/>
        <chart:plot-area chart:style-name="ch4" table:cell-range-address="euro_charts_data.A1:euro_charts_data.F545" chart:data-source-has-labels="both" svg:x="2.18cm" svg:y="2.848cm" svg:width="53.883cm" svg:height="23.575cm">
          <chart:coordinate-region svg:x="3.037cm" svg:y="2.848cm" svg:width="51.504cm" svg:height="22.03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euro_charts_data.A2:euro_charts_data.A545"/>
            <chart:grid chart:style-name="ch7" chart:class="major"/>
          </chart:axis>
          <chart:axis chart:dimension="y" chart:name="primary-y" chart:style-name="ch8">
            <chart:title svg:x="0.451cm" svg:y="15.37cm" chart:style-name="ch9">
              <text:p>EURUSD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secondary-y" chart:style-name="ch12" chart:values-cell-range-address="euro_charts_data.C2:euro_charts_data.C545" chart:label-cell-address="euro_charts_data.C1:euro_charts_data.C1" chart:class="chart:line">
            <chart:data-point chart:repeated="30"/>
            <chart:data-point chart:style-name="ch13" chart:repeated="2"/>
            <chart:data-point chart:repeated="512"/>
          </chart:series>
          <chart:series chart:attached-axis="secondary-y" chart:style-name="ch14" chart:values-cell-range-address="euro_charts_data.D2:euro_charts_data.D545" chart:label-cell-address="euro_charts_data.D1:euro_charts_data.D1" chart:class="chart:line">
            <chart:data-point chart:repeated="544"/>
          </chart:series>
          <chart:series chart:attached-axis="secondary-y" chart:style-name="ch15" chart:values-cell-range-address="euro_charts_data.E2:euro_charts_data.E545" chart:label-cell-address="euro_charts_data.E1:euro_charts_data.E1" chart:class="chart:line">
            <chart:data-point chart:repeated="544"/>
          </chart:series>
          <chart:series chart:attached-axis="secondary-y" chart:style-name="ch16" chart:values-cell-range-address="euro_charts_data.F2:euro_charts_data.F545" chart:label-cell-address="euro_charts_data.F1:euro_charts_data.F1" chart:class="chart:line">
            <chart:data-point chart:repeated="33"/>
            <chart:data-point chart:style-name="ch13"/>
            <chart:data-point chart:repeated="510"/>
          </chart:series>
          <chart:series chart:attached-axis="primary-y" chart:style-name="ch17" chart:values-cell-range-address="euro_charts_data.B2:euro_charts_data.B545" chart:label-cell-address="euro_charts_data.B1:euro_charts_data.B1" chart:class="chart:line">
            <chart:data-point chart:repeated="54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ler/Intermediary</text:p>
                <draw:g>
                  <svg:desc>euro_charts_data.C1:euro_charts_data.C1</svg:desc>
                </draw:g>
              </table:table-cell>
              <table:table-cell office:value-type="string">
                <text:p>Asset Manager/Institutional</text:p>
                <draw:g>
                  <svg:desc>euro_charts_data.D1:euro_charts_data.D1</svg:desc>
                </draw:g>
              </table:table-cell>
              <table:table-cell office:value-type="string">
                <text:p>Leveraged Funds</text:p>
                <draw:g>
                  <svg:desc>euro_charts_data.E1:euro_charts_data.E1</svg:desc>
                </draw:g>
              </table:table-cell>
              <table:table-cell office:value-type="string">
                <text:p>Other Reportables</text:p>
                <draw:g>
                  <svg:desc>euro_charts_data.F1:euro_charts_data.F1</svg:desc>
                </draw:g>
              </table:table-cell>
              <table:table-cell office:value-type="string">
                <text:p>EURUSD</text:p>
                <draw:g>
                  <svg:desc>euro_charts_data.B1:euro_charts_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0104</text:p>
                <draw:g>
                  <svg:desc>euro_charts_data.A2:euro_charts_data.A545</svg:desc>
                </draw:g>
              </table:table-cell>
              <table:table-cell office:value-type="float" office:value="33312">
                <text:p>33312</text:p>
                <draw:g>
                  <svg:desc>euro_charts_data.C2:euro_charts_data.C545</svg:desc>
                </draw:g>
              </table:table-cell>
              <table:table-cell office:value-type="float" office:value="357">
                <text:p>357</text:p>
                <draw:g>
                  <svg:desc>euro_charts_data.D2:euro_charts_data.D545</svg:desc>
                </draw:g>
              </table:table-cell>
              <table:table-cell office:value-type="float" office:value="-36194">
                <text:p>-36194</text:p>
                <draw:g>
                  <svg:desc>euro_charts_data.E2:euro_charts_data.E545</svg:desc>
                </draw:g>
              </table:table-cell>
              <table:table-cell office:value-type="float" office:value="3179">
                <text:p>3179</text:p>
                <draw:g>
                  <svg:desc>euro_charts_data.F2:euro_charts_data.F545</svg:desc>
                </draw:g>
              </table:table-cell>
              <table:table-cell office:value-type="float" office:value="1.2919">
                <text:p>1.2919</text:p>
                <draw:g>
                  <svg:desc>euro_charts_data.B2:euro_charts_data.B545</svg:desc>
                </draw:g>
              </table:table-cell>
            </table:table-row>
            <table:table-row>
              <table:table-cell office:value-type="string">
                <text:p>110111</text:p>
              </table:table-cell>
              <table:table-cell office:value-type="float" office:value="59911">
                <text:p>59911</text:p>
              </table:table-cell>
              <table:table-cell office:value-type="float" office:value="-301">
                <text:p>-301</text:p>
              </table:table-cell>
              <table:table-cell office:value-type="float" office:value="-51196">
                <text:p>-51196</text:p>
              </table:table-cell>
              <table:table-cell office:value-type="float" office:value="-3204">
                <text:p>-3204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110118</text:p>
              </table:table-cell>
              <table:table-cell office:value-type="float" office:value="5582">
                <text:p>5582</text:p>
              </table:table-cell>
              <table:table-cell office:value-type="float" office:value="-545">
                <text:p>-545</text:p>
              </table:table-cell>
              <table:table-cell office:value-type="float" office:value="-17041">
                <text:p>-17041</text:p>
              </table:table-cell>
              <table:table-cell office:value-type="float" office:value="10899">
                <text:p>10899</text:p>
              </table:table-cell>
              <table:table-cell office:value-type="float" office:value="1.3618">
                <text:p>1.3618</text:p>
              </table:table-cell>
            </table:table-row>
            <table:table-row>
              <table:table-cell office:value-type="string">
                <text:p>110125</text:p>
              </table:table-cell>
              <table:table-cell office:value-type="float" office:value="-23223">
                <text:p>-23223</text:p>
              </table:table-cell>
              <table:table-cell office:value-type="float" office:value="2063">
                <text:p>2063</text:p>
              </table:table-cell>
              <table:table-cell office:value-type="float" office:value="5744">
                <text:p>5744</text:p>
              </table:table-cell>
              <table:table-cell office:value-type="float" office:value="10229">
                <text:p>1022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110201</text:p>
              </table:table-cell>
              <table:table-cell office:value-type="float" office:value="-47000">
                <text:p>-47000</text:p>
              </table:table-cell>
              <table:table-cell office:value-type="float" office:value="6782">
                <text:p>6782</text:p>
              </table:table-cell>
              <table:table-cell office:value-type="float" office:value="27968">
                <text:p>27968</text:p>
              </table:table-cell>
              <table:table-cell office:value-type="float" office:value="5783">
                <text:p>5783</text:p>
              </table:table-cell>
              <table:table-cell office:value-type="float" office:value="1.3586">
                <text:p>1.3586</text:p>
              </table:table-cell>
            </table:table-row>
            <table:table-row>
              <table:table-cell office:value-type="string">
                <text:p>110208</text:p>
              </table:table-cell>
              <table:table-cell office:value-type="float" office:value="-46591">
                <text:p>-46591</text:p>
              </table:table-cell>
              <table:table-cell office:value-type="float" office:value="6681">
                <text:p>6681</text:p>
              </table:table-cell>
              <table:table-cell office:value-type="float" office:value="20305">
                <text:p>20305</text:p>
              </table:table-cell>
              <table:table-cell office:value-type="float" office:value="6456">
                <text:p>6456</text:p>
              </table:table-cell>
              <table:table-cell office:value-type="float" office:value="1.3549">
                <text:p>1.3549</text:p>
              </table:table-cell>
            </table:table-row>
            <table:table-row>
              <table:table-cell office:value-type="string">
                <text:p>110215</text:p>
              </table:table-cell>
              <table:table-cell office:value-type="float" office:value="-38489">
                <text:p>-38489</text:p>
              </table:table-cell>
              <table:table-cell office:value-type="float" office:value="9185">
                <text:p>9185</text:p>
              </table:table-cell>
              <table:table-cell office:value-type="float" office:value="14401">
                <text:p>14401</text:p>
              </table:table-cell>
              <table:table-cell office:value-type="float" office:value="5054">
                <text:p>5054</text:p>
              </table:table-cell>
              <table:table-cell office:value-type="float" office:value="1.3697">
                <text:p>1.3697</text:p>
              </table:table-cell>
            </table:table-row>
            <table:table-row>
              <table:table-cell office:value-type="string">
                <text:p>110222</text:p>
              </table:table-cell>
              <table:table-cell office:value-type="float" office:value="-48088">
                <text:p>-48088</text:p>
              </table:table-cell>
              <table:table-cell office:value-type="float" office:value="10442">
                <text:p>10442</text:p>
              </table:table-cell>
              <table:table-cell office:value-type="float" office:value="16968">
                <text:p>16968</text:p>
              </table:table-cell>
              <table:table-cell office:value-type="float" office:value="12442">
                <text:p>12442</text:p>
              </table:table-cell>
              <table:table-cell office:value-type="float" office:value="1.3751">
                <text:p>1.3751</text:p>
              </table:table-cell>
            </table:table-row>
            <table:table-row>
              <table:table-cell office:value-type="string">
                <text:p>110301</text:p>
              </table:table-cell>
              <table:table-cell office:value-type="float" office:value="-55549">
                <text:p>-55549</text:p>
              </table:table-cell>
              <table:table-cell office:value-type="float" office:value="9453">
                <text:p>9453</text:p>
              </table:table-cell>
              <table:table-cell office:value-type="float" office:value="26979">
                <text:p>26979</text:p>
              </table:table-cell>
              <table:table-cell office:value-type="float" office:value="7295">
                <text:p>7295</text:p>
              </table:table-cell>
              <table:table-cell office:value-type="float" office:value="1.3985">
                <text:p>1.3985</text:p>
              </table:table-cell>
            </table:table-row>
            <table:table-row>
              <table:table-cell office:value-type="string">
                <text:p>110308</text:p>
              </table:table-cell>
              <table:table-cell office:value-type="float" office:value="-65158">
                <text:p>-65158</text:p>
              </table:table-cell>
              <table:table-cell office:value-type="float" office:value="12027">
                <text:p>12027</text:p>
              </table:table-cell>
              <table:table-cell office:value-type="float" office:value="28959">
                <text:p>28959</text:p>
              </table:table-cell>
              <table:table-cell office:value-type="float" office:value="12073">
                <text:p>12073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110315</text:p>
              </table:table-cell>
              <table:table-cell office:value-type="float" office:value="-63387">
                <text:p>-63387</text:p>
              </table:table-cell>
              <table:table-cell office:value-type="float" office:value="11148">
                <text:p>11148</text:p>
              </table:table-cell>
              <table:table-cell office:value-type="float" office:value="25688">
                <text:p>25688</text:p>
              </table:table-cell>
              <table:table-cell office:value-type="float" office:value="9233">
                <text:p>9233</text:p>
              </table:table-cell>
              <table:table-cell office:value-type="float" office:value="1.4179">
                <text:p>1.4179</text:p>
              </table:table-cell>
            </table:table-row>
            <table:table-row>
              <table:table-cell office:value-type="string">
                <text:p>110322</text:p>
              </table:table-cell>
              <table:table-cell office:value-type="float" office:value="-61956">
                <text:p>-61956</text:p>
              </table:table-cell>
              <table:table-cell office:value-type="float" office:value="9280">
                <text:p>9280</text:p>
              </table:table-cell>
              <table:table-cell office:value-type="float" office:value="32488">
                <text:p>32488</text:p>
              </table:table-cell>
              <table:table-cell office:value-type="float" office:value="8546">
                <text:p>8546</text:p>
              </table:table-cell>
              <table:table-cell office:value-type="float" office:value="1.4084">
                <text:p>1.4084</text:p>
              </table:table-cell>
            </table:table-row>
            <table:table-row>
              <table:table-cell office:value-type="string">
                <text:p>110329</text:p>
              </table:table-cell>
              <table:table-cell office:value-type="float" office:value="-70486">
                <text:p>-70486</text:p>
              </table:table-cell>
              <table:table-cell office:value-type="float" office:value="8427">
                <text:p>8427</text:p>
              </table:table-cell>
              <table:table-cell office:value-type="float" office:value="37829">
                <text:p>37829</text:p>
              </table:table-cell>
              <table:table-cell office:value-type="float" office:value="8545">
                <text:p>8545</text:p>
              </table:table-cell>
              <table:table-cell office:value-type="float" office:value="1.4231">
                <text:p>1.4231</text:p>
              </table:table-cell>
            </table:table-row>
            <table:table-row>
              <table:table-cell office:value-type="string">
                <text:p>110405</text:p>
              </table:table-cell>
              <table:table-cell office:value-type="float" office:value="-72355">
                <text:p>-72355</text:p>
              </table:table-cell>
              <table:table-cell office:value-type="float" office:value="10012">
                <text:p>10012</text:p>
              </table:table-cell>
              <table:table-cell office:value-type="float" office:value="39376">
                <text:p>39376</text:p>
              </table:table-cell>
              <table:table-cell office:value-type="float" office:value="6279">
                <text:p>6279</text:p>
              </table:table-cell>
              <table:table-cell office:value-type="float" office:value="1.4481">
                <text:p>1.4481</text:p>
              </table:table-cell>
            </table:table-row>
            <table:table-row>
              <table:table-cell office:value-type="string">
                <text:p>110412</text:p>
              </table:table-cell>
              <table:table-cell office:value-type="float" office:value="-74696">
                <text:p>-74696</text:p>
              </table:table-cell>
              <table:table-cell office:value-type="float" office:value="7373">
                <text:p>7373</text:p>
              </table:table-cell>
              <table:table-cell office:value-type="float" office:value="41312">
                <text:p>41312</text:p>
              </table:table-cell>
              <table:table-cell office:value-type="float" office:value="8282">
                <text:p>8282</text:p>
              </table:table-cell>
              <table:table-cell office:value-type="float" office:value="1.4432">
                <text:p>1.4432</text:p>
              </table:table-cell>
            </table:table-row>
            <table:table-row>
              <table:table-cell office:value-type="string">
                <text:p>110419</text:p>
              </table:table-cell>
              <table:table-cell office:value-type="float" office:value="-70767">
                <text:p>-70767</text:p>
              </table:table-cell>
              <table:table-cell office:value-type="float" office:value="11224">
                <text:p>11224</text:p>
              </table:table-cell>
              <table:table-cell office:value-type="float" office:value="36185">
                <text:p>36185</text:p>
              </table:table-cell>
              <table:table-cell office:value-type="float" office:value="4825">
                <text:p>4825</text:p>
              </table:table-cell>
              <table:table-cell office:value-type="float" office:value="1.4556">
                <text:p>1.4556</text:p>
              </table:table-cell>
            </table:table-row>
            <table:table-row>
              <table:table-cell office:value-type="string">
                <text:p>110426</text:p>
              </table:table-cell>
              <table:table-cell office:value-type="float" office:value="-80449">
                <text:p>-80449</text:p>
              </table:table-cell>
              <table:table-cell office:value-type="float" office:value="10870">
                <text:p>10870</text:p>
              </table:table-cell>
              <table:table-cell office:value-type="float" office:value="41099">
                <text:p>41099</text:p>
              </table:table-cell>
              <table:table-cell office:value-type="float" office:value="7426">
                <text:p>7426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110503</text:p>
              </table:table-cell>
              <table:table-cell office:value-type="float" office:value="-110628">
                <text:p>-110628</text:p>
              </table:table-cell>
              <table:table-cell office:value-type="float" office:value="10623">
                <text:p>10623</text:p>
              </table:table-cell>
              <table:table-cell office:value-type="float" office:value="57778">
                <text:p>57778</text:p>
              </table:table-cell>
              <table:table-cell office:value-type="float" office:value="16888">
                <text:p>16888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>110510</text:p>
              </table:table-cell>
              <table:table-cell office:value-type="float" office:value="-65819">
                <text:p>-65819</text:p>
              </table:table-cell>
              <table:table-cell office:value-type="float" office:value="8714">
                <text:p>8714</text:p>
              </table:table-cell>
              <table:table-cell office:value-type="float" office:value="23049">
                <text:p>23049</text:p>
              </table:table-cell>
              <table:table-cell office:value-type="float" office:value="15771">
                <text:p>15771</text:p>
              </table:table-cell>
              <table:table-cell office:value-type="float" office:value="1.4121">
                <text:p>1.4121</text:p>
              </table:table-cell>
            </table:table-row>
            <table:table-row>
              <table:table-cell office:value-type="string">
                <text:p>110517</text:p>
              </table:table-cell>
              <table:table-cell office:value-type="float" office:value="-35448">
                <text:p>-35448</text:p>
              </table:table-cell>
              <table:table-cell office:value-type="float" office:value="9113">
                <text:p>9113</text:p>
              </table:table-cell>
              <table:table-cell office:value-type="float" office:value="7498">
                <text:p>7498</text:p>
              </table:table-cell>
              <table:table-cell office:value-type="float" office:value="8679">
                <text:p>8679</text:p>
              </table:table-cell>
              <table:table-cell office:value-type="float" office:value="1.4155">
                <text:p>1.4155</text:p>
              </table:table-cell>
            </table:table-row>
            <table:table-row>
              <table:table-cell office:value-type="string">
                <text:p>110524</text:p>
              </table:table-cell>
              <table:table-cell office:value-type="float" office:value="-8429">
                <text:p>-8429</text:p>
              </table:table-cell>
              <table:table-cell office:value-type="float" office:value="10505">
                <text:p>10505</text:p>
              </table:table-cell>
              <table:table-cell office:value-type="float" office:value="-8242">
                <text:p>-8242</text:p>
              </table:table-cell>
              <table:table-cell office:value-type="float" office:value="2477">
                <text:p>2477</text:p>
              </table:table-cell>
              <table:table-cell office:value-type="float" office:value="1.4324">
                <text:p>1.4324</text:p>
              </table:table-cell>
            </table:table-row>
            <table:table-row>
              <table:table-cell office:value-type="string">
                <text:p>110531</text:p>
              </table:table-cell>
              <table:table-cell office:value-type="float" office:value="-11677">
                <text:p>-11677</text:p>
              </table:table-cell>
              <table:table-cell office:value-type="float" office:value="9652">
                <text:p>9652</text:p>
              </table:table-cell>
              <table:table-cell office:value-type="float" office:value="-4963">
                <text:p>-4963</text:p>
              </table:table-cell>
              <table:table-cell office:value-type="float" office:value="669">
                <text:p>669</text:p>
              </table:table-cell>
              <table:table-cell office:value-type="float" office:value="1.4637">
                <text:p>1.4637</text:p>
              </table:table-cell>
            </table:table-row>
            <table:table-row>
              <table:table-cell office:value-type="string">
                <text:p>110607</text:p>
              </table:table-cell>
              <table:table-cell office:value-type="float" office:value="-35689">
                <text:p>-35689</text:p>
              </table:table-cell>
              <table:table-cell office:value-type="float" office:value="10335">
                <text:p>10335</text:p>
              </table:table-cell>
              <table:table-cell office:value-type="float" office:value="7539">
                <text:p>7539</text:p>
              </table:table-cell>
              <table:table-cell office:value-type="float" office:value="10475">
                <text:p>10475</text:p>
              </table:table-cell>
              <table:table-cell office:value-type="float" office:value="1.4348">
                <text:p>1.4348</text:p>
              </table:table-cell>
            </table:table-row>
            <table:table-row>
              <table:table-cell office:value-type="string">
                <text:p>110614</text:p>
              </table:table-cell>
              <table:table-cell office:value-type="float" office:value="-54085">
                <text:p>-54085</text:p>
              </table:table-cell>
              <table:table-cell office:value-type="float" office:value="4886">
                <text:p>4886</text:p>
              </table:table-cell>
              <table:table-cell office:value-type="float" office:value="26112">
                <text:p>26112</text:p>
              </table:table-cell>
              <table:table-cell office:value-type="float" office:value="8432">
                <text:p>8432</text:p>
              </table:table-cell>
              <table:table-cell office:value-type="float" office:value="1.4311">
                <text:p>1.4311</text:p>
              </table:table-cell>
            </table:table-row>
            <table:table-row>
              <table:table-cell office:value-type="string">
                <text:p>110621</text:p>
              </table:table-cell>
              <table:table-cell office:value-type="float" office:value="-31395">
                <text:p>-31395</text:p>
              </table:table-cell>
              <table:table-cell office:value-type="float" office:value="5890">
                <text:p>5890</text:p>
              </table:table-cell>
              <table:table-cell office:value-type="float" office:value="13452">
                <text:p>13452</text:p>
              </table:table-cell>
              <table:table-cell office:value-type="float" office:value="1133">
                <text:p>1133</text:p>
              </table:table-cell>
              <table:table-cell office:value-type="float" office:value="1.4193">
                <text:p>1.4193</text:p>
              </table:table-cell>
            </table:table-row>
            <table:table-row>
              <table:table-cell office:value-type="string">
                <text:p>110628</text:p>
              </table:table-cell>
              <table:table-cell office:value-type="float" office:value="-32191">
                <text:p>-32191</text:p>
              </table:table-cell>
              <table:table-cell office:value-type="float" office:value="3728">
                <text:p>3728</text:p>
              </table:table-cell>
              <table:table-cell office:value-type="float" office:value="11760">
                <text:p>11760</text:p>
              </table:table-cell>
              <table:table-cell office:value-type="float" office:value="6344">
                <text:p>6344</text:p>
              </table:table-cell>
              <table:table-cell office:value-type="float" office:value="1.4525">
                <text:p>1.4525</text:p>
              </table:table-cell>
            </table:table-row>
            <table:table-row>
              <table:table-cell office:value-type="string">
                <text:p>110705</text:p>
              </table:table-cell>
              <table:table-cell office:value-type="float" office:value="-42354">
                <text:p>-42354</text:p>
              </table:table-cell>
              <table:table-cell office:value-type="float" office:value="2929">
                <text:p>2929</text:p>
              </table:table-cell>
              <table:table-cell office:value-type="float" office:value="17259">
                <text:p>17259</text:p>
              </table:table-cell>
              <table:table-cell office:value-type="float" office:value="8729">
                <text:p>8729</text:p>
              </table:table-cell>
              <table:table-cell office:value-type="float" office:value="1.427">
                <text:p>1.427</text:p>
              </table:table-cell>
            </table:table-row>
            <table:table-row>
              <table:table-cell office:value-type="string">
                <text:p>110712</text:p>
              </table:table-cell>
              <table:table-cell office:value-type="float" office:value="-7673">
                <text:p>-7673</text:p>
              </table:table-cell>
              <table:table-cell office:value-type="float" office:value="5503">
                <text:p>5503</text:p>
              </table:table-cell>
              <table:table-cell office:value-type="float" office:value="-10336">
                <text:p>-10336</text:p>
              </table:table-cell>
              <table:table-cell office:value-type="float" office:value="9220">
                <text:p>9220</text:p>
              </table:table-cell>
              <table:table-cell office:value-type="float" office:value="1.4153">
                <text:p>1.4153</text:p>
              </table:table-cell>
            </table:table-row>
            <table:table-row>
              <table:table-cell office:value-type="string">
                <text:p>110719</text:p>
              </table:table-cell>
              <table:table-cell office:value-type="float" office:value="3000">
                <text:p>3000</text:p>
              </table:table-cell>
              <table:table-cell office:value-type="float" office:value="4012">
                <text:p>4012</text:p>
              </table:table-cell>
              <table:table-cell office:value-type="float" office:value="-17528">
                <text:p>-17528</text:p>
              </table:table-cell>
              <table:table-cell office:value-type="float" office:value="13276">
                <text:p>13276</text:p>
              </table:table-cell>
              <table:table-cell office:value-type="float" office:value="1.4356">
                <text:p>1.4356</text:p>
              </table:table-cell>
            </table:table-row>
            <table:table-row>
              <table:table-cell office:value-type="string">
                <text:p>110726</text:p>
              </table:table-cell>
              <table:table-cell office:value-type="float" office:value="-21774">
                <text:p>-21774</text:p>
              </table:table-cell>
              <table:table-cell office:value-type="float" office:value="2456">
                <text:p>2456</text:p>
              </table:table-cell>
              <table:table-cell office:value-type="float" office:value="-5121">
                <text:p>-5121</text:p>
              </table:table-cell>
              <table:table-cell office:value-type="float" office:value="15733">
                <text:p>15733</text:p>
              </table:table-cell>
              <table:table-cell office:value-type="float" office:value="1.4396">
                <text:p>1.4396</text:p>
              </table:table-cell>
            </table:table-row>
            <table:table-row>
              <table:table-cell office:value-type="string">
                <text:p>110802</text:p>
              </table:table-cell>
              <table:table-cell office:value-type="float" office:value="-1714">
                <text:p>-1714</text:p>
              </table:table-cell>
              <table:table-cell office:value-type="float" office:value="-4205">
                <text:p>-4205</text:p>
              </table:table-cell>
              <table:table-cell office:value-type="float" office:value="-12460">
                <text:p>-12460</text:p>
              </table:table-cell>
              <table:table-cell office:value-type="float" office:value="14043">
                <text:p>14043</text:p>
              </table:table-cell>
              <table:table-cell office:value-type="float" office:value="1.4282">
                <text:p>1.4282</text:p>
              </table:table-cell>
            </table:table-row>
            <table:table-row>
              <table:table-cell office:value-type="string">
                <text:p>110809</text:p>
              </table:table-cell>
              <table:table-cell office:value-type="float" office:value="3221">
                <text:p>3221</text:p>
              </table:table-cell>
              <table:table-cell office:value-type="float" office:value="-10645">
                <text:p>-10645</text:p>
              </table:table-cell>
              <table:table-cell office:value-type="float" office:value="2858">
                <text:p>2858</text:p>
              </table:table-cell>
              <table:table-cell office:value-type="float" office:value="1260">
                <text:p>1260</text:p>
              </table:table-cell>
              <table:table-cell office:value-type="float" office:value="1.4249">
                <text:p>1.4249</text:p>
              </table:table-cell>
            </table:table-row>
            <table:table-row>
              <table:table-cell office:value-type="string">
                <text:p>110816</text:p>
              </table:table-cell>
              <table:table-cell office:value-type="float" office:value="-3082">
                <text:p>-3082</text:p>
              </table:table-cell>
              <table:table-cell office:value-type="float" office:value="-7324">
                <text:p>-7324</text:p>
              </table:table-cell>
              <table:table-cell office:value-type="float" office:value="3662">
                <text:p>3662</text:p>
              </table:table-cell>
              <table:table-cell office:value-type="float" office:value="5562">
                <text:p>5562</text:p>
              </table:table-cell>
              <table:table-cell office:value-type="float" office:value="1.4398">
                <text:p>1.4398</text:p>
              </table:table-cell>
            </table:table-row>
            <table:table-row>
              <table:table-cell office:value-type="string">
                <text:p>110823</text:p>
              </table:table-cell>
              <table:table-cell office:value-type="float" office:value="-6073">
                <text:p>-6073</text:p>
              </table:table-cell>
              <table:table-cell office:value-type="float" office:value="-6922">
                <text:p>-6922</text:p>
              </table:table-cell>
              <table:table-cell office:value-type="float" office:value="3881">
                <text:p>3881</text:p>
              </table:table-cell>
              <table:table-cell office:value-type="float" office:value="5563">
                <text:p>5563</text:p>
              </table:table-cell>
              <table:table-cell office:value-type="float" office:value="1.4499">
                <text:p>1.4499</text:p>
              </table:table-cell>
            </table:table-row>
            <table:table-row>
              <table:table-cell office:value-type="string">
                <text:p>110830</text:p>
              </table:table-cell>
              <table:table-cell office:value-type="float" office:value="-9258">
                <text:p>-9258</text:p>
              </table:table-cell>
              <table:table-cell office:value-type="float" office:value="2159">
                <text:p>2159</text:p>
              </table:table-cell>
              <table:table-cell office:value-type="float" office:value="3341">
                <text:p>3341</text:p>
              </table:table-cell>
              <table:table-cell office:value-type="float" office:value="220">
                <text:p>220</text:p>
              </table:table-cell>
              <table:table-cell office:value-type="float" office:value="1.4205">
                <text:p>1.4205</text:p>
              </table:table-cell>
            </table:table-row>
            <table:table-row>
              <table:table-cell office:value-type="string">
                <text:p>110906</text:p>
              </table:table-cell>
              <table:table-cell office:value-type="float" office:value="17588">
                <text:p>17588</text:p>
              </table:table-cell>
              <table:table-cell office:value-type="float" office:value="2449">
                <text:p>2449</text:p>
              </table:table-cell>
              <table:table-cell office:value-type="float" office:value="-7683">
                <text:p>-7683</text:p>
              </table:table-cell>
              <table:table-cell office:value-type="float" office:value="-3053">
                <text:p>-3053</text:p>
              </table:table-cell>
              <table:table-cell office:value-type="float" office:value="1.3653">
                <text:p>1.3653</text:p>
              </table:table-cell>
            </table:table-row>
            <table:table-row>
              <table:table-cell office:value-type="string">
                <text:p>110913</text:p>
              </table:table-cell>
              <table:table-cell office:value-type="float" office:value="38643">
                <text:p>38643</text:p>
              </table:table-cell>
              <table:table-cell office:value-type="float" office:value="-69">
                <text:p>-69</text:p>
              </table:table-cell>
              <table:table-cell office:value-type="float" office:value="-10489">
                <text:p>-10489</text:p>
              </table:table-cell>
              <table:table-cell office:value-type="float" office:value="-3527">
                <text:p>-352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10920</text:p>
              </table:table-cell>
              <table:table-cell office:value-type="float" office:value="80874">
                <text:p>80874</text:p>
              </table:table-cell>
              <table:table-cell office:value-type="float" office:value="-1878">
                <text:p>-1878</text:p>
              </table:table-cell>
              <table:table-cell office:value-type="float" office:value="-50935">
                <text:p>-50935</text:p>
              </table:table-cell>
              <table:table-cell office:value-type="float" office:value="-4580">
                <text:p>-4580</text:p>
              </table:table-cell>
              <table:table-cell office:value-type="float" office:value="1.3498">
                <text:p>1.3498</text:p>
              </table:table-cell>
            </table:table-row>
            <table:table-row>
              <table:table-cell office:value-type="string">
                <text:p>110927</text:p>
              </table:table-cell>
              <table:table-cell office:value-type="float" office:value="85186">
                <text:p>85186</text:p>
              </table:table-cell>
              <table:table-cell office:value-type="float" office:value="-8180">
                <text:p>-8180</text:p>
              </table:table-cell>
              <table:table-cell office:value-type="float" office:value="-46459">
                <text:p>-46459</text:p>
              </table:table-cell>
              <table:table-cell office:value-type="float" office:value="-5340">
                <text:p>-5340</text:p>
              </table:table-cell>
              <table:table-cell office:value-type="float" office:value="1.3386">
                <text:p>1.3386</text:p>
              </table:table-cell>
            </table:table-row>
            <table:table-row>
              <table:table-cell office:value-type="string">
                <text:p>111004</text:p>
              </table:table-cell>
              <table:table-cell office:value-type="float" office:value="80479">
                <text:p>80479</text:p>
              </table:table-cell>
              <table:table-cell office:value-type="float" office:value="-12282">
                <text:p>-12282</text:p>
              </table:table-cell>
              <table:table-cell office:value-type="float" office:value="-36621">
                <text:p>-36621</text:p>
              </table:table-cell>
              <table:table-cell office:value-type="float" office:value="-5071">
                <text:p>-5071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111011</text:p>
              </table:table-cell>
              <table:table-cell office:value-type="float" office:value="72216">
                <text:p>72216</text:p>
              </table:table-cell>
              <table:table-cell office:value-type="float" office:value="-10984">
                <text:p>-10984</text:p>
              </table:table-cell>
              <table:table-cell office:value-type="float" office:value="-30817">
                <text:p>-30817</text:p>
              </table:table-cell>
              <table:table-cell office:value-type="float" office:value="-3655">
                <text:p>-3655</text:p>
              </table:table-cell>
              <table:table-cell office:value-type="float" office:value="1.3877">
                <text:p>1.3877</text:p>
              </table:table-cell>
            </table:table-row>
            <table:table-row>
              <table:table-cell office:value-type="string">
                <text:p>111018</text:p>
              </table:table-cell>
              <table:table-cell office:value-type="float" office:value="73738">
                <text:p>73738</text:p>
              </table:table-cell>
              <table:table-cell office:value-type="float" office:value="-6146">
                <text:p>-6146</text:p>
              </table:table-cell>
              <table:table-cell office:value-type="float" office:value="-32792">
                <text:p>-32792</text:p>
              </table:table-cell>
              <table:table-cell office:value-type="float" office:value="-4787">
                <text:p>-4787</text:p>
              </table:table-cell>
              <table:table-cell office:value-type="float" office:value="1.3896">
                <text:p>1.3896</text:p>
              </table:table-cell>
            </table:table-row>
            <table:table-row>
              <table:table-cell office:value-type="string">
                <text:p>111025</text:p>
              </table:table-cell>
              <table:table-cell office:value-type="float" office:value="67662">
                <text:p>67662</text:p>
              </table:table-cell>
              <table:table-cell office:value-type="float" office:value="3655">
                <text:p>3655</text:p>
              </table:table-cell>
              <table:table-cell office:value-type="float" office:value="-40466">
                <text:p>-40466</text:p>
              </table:table-cell>
              <table:table-cell office:value-type="float" office:value="-2721">
                <text:p>-2721</text:p>
              </table:table-cell>
              <table:table-cell office:value-type="float" office:value="1.4148">
                <text:p>1.4148</text:p>
              </table:table-cell>
            </table:table-row>
            <table:table-row>
              <table:table-cell office:value-type="string">
                <text:p>111101</text:p>
              </table:table-cell>
              <table:table-cell office:value-type="float" office:value="49576">
                <text:p>49576</text:p>
              </table:table-cell>
              <table:table-cell office:value-type="float" office:value="5299">
                <text:p>5299</text:p>
              </table:table-cell>
              <table:table-cell office:value-type="float" office:value="-30329">
                <text:p>-30329</text:p>
              </table:table-cell>
              <table:table-cell office:value-type="float" office:value="-3661">
                <text:p>-3661</text:p>
              </table:table-cell>
              <table:table-cell office:value-type="float" office:value="1.3796">
                <text:p>1.3796</text:p>
              </table:table-cell>
            </table:table-row>
            <table:table-row>
              <table:table-cell office:value-type="string">
                <text:p>111108</text:p>
              </table:table-cell>
              <table:table-cell office:value-type="float" office:value="37232">
                <text:p>37232</text:p>
              </table:table-cell>
              <table:table-cell office:value-type="float" office:value="8828">
                <text:p>8828</text:p>
              </table:table-cell>
              <table:table-cell office:value-type="float" office:value="-14940">
                <text:p>-14940</text:p>
              </table:table-cell>
              <table:table-cell office:value-type="float" office:value="-6005">
                <text:p>-6005</text:p>
              </table:table-cell>
              <table:table-cell office:value-type="float" office:value="1.3752">
                <text:p>1.3752</text:p>
              </table:table-cell>
            </table:table-row>
            <table:table-row>
              <table:table-cell office:value-type="string">
                <text:p>111115</text:p>
              </table:table-cell>
              <table:table-cell office:value-type="float" office:value="54506">
                <text:p>54506</text:p>
              </table:table-cell>
              <table:table-cell office:value-type="float" office:value="11483">
                <text:p>11483</text:p>
              </table:table-cell>
              <table:table-cell office:value-type="float" office:value="-27051">
                <text:p>-27051</text:p>
              </table:table-cell>
              <table:table-cell office:value-type="float" office:value="-6614">
                <text:p>-6614</text:p>
              </table:table-cell>
              <table:table-cell office:value-type="float" office:value="1.351">
                <text:p>1.351</text:p>
              </table:table-cell>
            </table:table-row>
            <table:table-row>
              <table:table-cell office:value-type="string">
                <text:p>111122</text:p>
              </table:table-cell>
              <table:table-cell office:value-type="float" office:value="51026">
                <text:p>51026</text:p>
              </table:table-cell>
              <table:table-cell office:value-type="float" office:value="16223">
                <text:p>16223</text:p>
              </table:table-cell>
              <table:table-cell office:value-type="float" office:value="-27329">
                <text:p>-27329</text:p>
              </table:table-cell>
              <table:table-cell office:value-type="float" office:value="-6654">
                <text:p>-6654</text:p>
              </table:table-cell>
              <table:table-cell office:value-type="float" office:value="1.3234">
                <text:p>1.3234</text:p>
              </table:table-cell>
            </table:table-row>
            <table:table-row>
              <table:table-cell office:value-type="string">
                <text:p>111129</text:p>
              </table:table-cell>
              <table:table-cell office:value-type="float" office:value="46044">
                <text:p>46044</text:p>
              </table:table-cell>
              <table:table-cell office:value-type="float" office:value="32304">
                <text:p>32304</text:p>
              </table:table-cell>
              <table:table-cell office:value-type="float" office:value="-38768">
                <text:p>-38768</text:p>
              </table:table-cell>
              <table:table-cell office:value-type="float" office:value="-6040">
                <text:p>-6040</text:p>
              </table:table-cell>
              <table:table-cell office:value-type="float" office:value="1.3403">
                <text:p>1.3403</text:p>
              </table:table-cell>
            </table:table-row>
            <table:table-row>
              <table:table-cell office:value-type="string">
                <text:p>111206</text:p>
              </table:table-cell>
              <table:table-cell office:value-type="float" office:value="40684">
                <text:p>40684</text:p>
              </table:table-cell>
              <table:table-cell office:value-type="float" office:value="24225">
                <text:p>24225</text:p>
              </table:table-cell>
              <table:table-cell office:value-type="float" office:value="-37905">
                <text:p>-37905</text:p>
              </table:table-cell>
              <table:table-cell office:value-type="float" office:value="925">
                <text:p>925</text:p>
              </table:table-cell>
              <table:table-cell office:value-type="float" office:value="1.3375">
                <text:p>1.3375</text:p>
              </table:table-cell>
            </table:table-row>
            <table:table-row>
              <table:table-cell office:value-type="string">
                <text:p>111213</text:p>
              </table:table-cell>
              <table:table-cell office:value-type="float" office:value="51558">
                <text:p>51558</text:p>
              </table:table-cell>
              <table:table-cell office:value-type="float" office:value="18040">
                <text:p>18040</text:p>
              </table:table-cell>
              <table:table-cell office:value-type="float" office:value="-47222">
                <text:p>-47222</text:p>
              </table:table-cell>
              <table:table-cell office:value-type="float" office:value="5093">
                <text:p>5093</text:p>
              </table:table-cell>
              <table:table-cell office:value-type="float" office:value="1.3035">
                <text:p>1.3035</text:p>
              </table:table-cell>
            </table:table-row>
            <table:table-row>
              <table:table-cell office:value-type="string">
                <text:p>111220</text:p>
              </table:table-cell>
              <table:table-cell office:value-type="float" office:value="93978">
                <text:p>93978</text:p>
              </table:table-cell>
              <table:table-cell office:value-type="float" office:value="18076">
                <text:p>18076</text:p>
              </table:table-cell>
              <table:table-cell office:value-type="float" office:value="-84801">
                <text:p>-84801</text:p>
              </table:table-cell>
              <table:table-cell office:value-type="float" office:value="2169">
                <text:p>21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227</text:p>
              </table:table-cell>
              <table:table-cell office:value-type="float" office:value="95446">
                <text:p>95446</text:p>
              </table:table-cell>
              <table:table-cell office:value-type="float" office:value="17120">
                <text:p>17120</text:p>
              </table:table-cell>
              <table:table-cell office:value-type="float" office:value="-86010">
                <text:p>-86010</text:p>
              </table:table-cell>
              <table:table-cell office:value-type="float" office:value="2192">
                <text:p>2192</text:p>
              </table:table-cell>
              <table:table-cell office:value-type="float" office:value="1.2948">
                <text:p>1.2948</text:p>
              </table:table-cell>
            </table:table-row>
            <table:table-row>
              <table:table-cell office:value-type="string">
                <text:p>120103</text:p>
              </table:table-cell>
              <table:table-cell office:value-type="float" office:value="92453">
                <text:p>92453</text:p>
              </table:table-cell>
              <table:table-cell office:value-type="float" office:value="17287">
                <text:p>17287</text:p>
              </table:table-cell>
              <table:table-cell office:value-type="float" office:value="-83253">
                <text:p>-83253</text:p>
              </table:table-cell>
              <table:table-cell office:value-type="float" office:value="673">
                <text:p>673</text:p>
              </table:table-cell>
              <table:table-cell office:value-type="float" office:value="1.2721">
                <text:p>1.2721</text:p>
              </table:table-cell>
            </table:table-row>
            <table:table-row>
              <table:table-cell office:value-type="string">
                <text:p>120110</text:p>
              </table:table-cell>
              <table:table-cell office:value-type="float" office:value="103064">
                <text:p>103064</text:p>
              </table:table-cell>
              <table:table-cell office:value-type="float" office:value="18705">
                <text:p>18705</text:p>
              </table:table-cell>
              <table:table-cell office:value-type="float" office:value="-87887">
                <text:p>-87887</text:p>
              </table:table-cell>
              <table:table-cell office:value-type="float" office:value="-7415">
                <text:p>-7415</text:p>
              </table:table-cell>
              <table:table-cell office:value-type="float" office:value="1.2677">
                <text:p>1.2677</text:p>
              </table:table-cell>
            </table:table-row>
            <table:table-row>
              <table:table-cell office:value-type="string">
                <text:p>120117</text:p>
              </table:table-cell>
              <table:table-cell office:value-type="float" office:value="103002">
                <text:p>103002</text:p>
              </table:table-cell>
              <table:table-cell office:value-type="float" office:value="19187">
                <text:p>19187</text:p>
              </table:table-cell>
              <table:table-cell office:value-type="float" office:value="-90210">
                <text:p>-90210</text:p>
              </table:table-cell>
              <table:table-cell office:value-type="float" office:value="-4824">
                <text:p>-4824</text:p>
              </table:table-cell>
              <table:table-cell office:value-type="float" office:value="1.2938">
                <text:p>1.2938</text:p>
              </table:table-cell>
            </table:table-row>
            <table:table-row>
              <table:table-cell office:value-type="string">
                <text:p>120124</text:p>
              </table:table-cell>
              <table:table-cell office:value-type="float" office:value="109377">
                <text:p>109377</text:p>
              </table:table-cell>
              <table:table-cell office:value-type="float" office:value="21803">
                <text:p>21803</text:p>
              </table:table-cell>
              <table:table-cell office:value-type="float" office:value="-103520">
                <text:p>-103520</text:p>
              </table:table-cell>
              <table:table-cell office:value-type="float" office:value="-1391">
                <text:p>-1391</text:p>
              </table:table-cell>
              <table:table-cell office:value-type="float" office:value="1.3226">
                <text:p>1.3226</text:p>
              </table:table-cell>
            </table:table-row>
            <table:table-row>
              <table:table-cell office:value-type="string">
                <text:p>120131</text:p>
              </table:table-cell>
              <table:table-cell office:value-type="float" office:value="94349">
                <text:p>94349</text:p>
              </table:table-cell>
              <table:table-cell office:value-type="float" office:value="26344">
                <text:p>26344</text:p>
              </table:table-cell>
              <table:table-cell office:value-type="float" office:value="-91352">
                <text:p>-91352</text:p>
              </table:table-cell>
              <table:table-cell office:value-type="float" office:value="-2962">
                <text:p>-2962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string">
                <text:p>120207</text:p>
              </table:table-cell>
              <table:table-cell office:value-type="float" office:value="85277">
                <text:p>85277</text:p>
              </table:table-cell>
              <table:table-cell office:value-type="float" office:value="30272">
                <text:p>30272</text:p>
              </table:table-cell>
              <table:table-cell office:value-type="float" office:value="-86160">
                <text:p>-86160</text:p>
              </table:table-cell>
              <table:table-cell office:value-type="float" office:value="-4818">
                <text:p>-4818</text:p>
              </table:table-cell>
              <table:table-cell office:value-type="float" office:value="1.3175">
                <text:p>1.3175</text:p>
              </table:table-cell>
            </table:table-row>
            <table:table-row>
              <table:table-cell office:value-type="string">
                <text:p>120214</text:p>
              </table:table-cell>
              <table:table-cell office:value-type="float" office:value="92345">
                <text:p>92345</text:p>
              </table:table-cell>
              <table:table-cell office:value-type="float" office:value="33473">
                <text:p>33473</text:p>
              </table:table-cell>
              <table:table-cell office:value-type="float" office:value="-97175">
                <text:p>-97175</text:p>
              </table:table-cell>
              <table:table-cell office:value-type="float" office:value="-2151">
                <text:p>-2151</text:p>
              </table:table-cell>
              <table:table-cell office:value-type="float" office:value="1.3152">
                <text:p>1.3152</text:p>
              </table:table-cell>
            </table:table-row>
            <table:table-row>
              <table:table-cell office:value-type="string">
                <text:p>120221</text:p>
              </table:table-cell>
              <table:table-cell office:value-type="float" office:value="91341">
                <text:p>91341</text:p>
              </table:table-cell>
              <table:table-cell office:value-type="float" office:value="33719">
                <text:p>33719</text:p>
              </table:table-cell>
              <table:table-cell office:value-type="float" office:value="-93573">
                <text:p>-93573</text:p>
              </table:table-cell>
              <table:table-cell office:value-type="float" office:value="-4112">
                <text:p>-4112</text:p>
              </table:table-cell>
              <table:table-cell office:value-type="float" office:value="1.3457">
                <text:p>1.3457</text:p>
              </table:table-cell>
            </table:table-row>
            <table:table-row>
              <table:table-cell office:value-type="string">
                <text:p>120228</text:p>
              </table:table-cell>
              <table:table-cell office:value-type="float" office:value="63753">
                <text:p>63753</text:p>
              </table:table-cell>
              <table:table-cell office:value-type="float" office:value="33069">
                <text:p>33069</text:p>
              </table:table-cell>
              <table:table-cell office:value-type="float" office:value="-69212">
                <text:p>-69212</text:p>
              </table:table-cell>
              <table:table-cell office:value-type="float" office:value="-5828">
                <text:p>-5828</text:p>
              </table:table-cell>
              <table:table-cell office:value-type="float" office:value="1.3203">
                <text:p>1.3203</text:p>
              </table:table-cell>
            </table:table-row>
            <table:table-row>
              <table:table-cell office:value-type="string">
                <text:p>120306</text:p>
              </table:table-cell>
              <table:table-cell office:value-type="float" office:value="72633">
                <text:p>72633</text:p>
              </table:table-cell>
              <table:table-cell office:value-type="float" office:value="26620">
                <text:p>26620</text:p>
              </table:table-cell>
              <table:table-cell office:value-type="float" office:value="-65632">
                <text:p>-65632</text:p>
              </table:table-cell>
              <table:table-cell office:value-type="float" office:value="-7806">
                <text:p>-7806</text:p>
              </table:table-cell>
              <table:table-cell office:value-type="float" office:value="1.3114">
                <text:p>1.3114</text:p>
              </table:table-cell>
            </table:table-row>
            <table:table-row>
              <table:table-cell office:value-type="string">
                <text:p>120313</text:p>
              </table:table-cell>
              <table:table-cell office:value-type="float" office:value="85729">
                <text:p>85729</text:p>
              </table:table-cell>
              <table:table-cell office:value-type="float" office:value="17262">
                <text:p>17262</text:p>
              </table:table-cell>
              <table:table-cell office:value-type="float" office:value="-68177">
                <text:p>-68177</text:p>
              </table:table-cell>
              <table:table-cell office:value-type="float" office:value="-5386">
                <text:p>-5386</text:p>
              </table:table-cell>
              <table:table-cell office:value-type="float" office:value="1.3175">
                <text:p>1.3175</text:p>
              </table:table-cell>
            </table:table-row>
            <table:table-row>
              <table:table-cell office:value-type="string">
                <text:p>120320</text:p>
              </table:table-cell>
              <table:table-cell office:value-type="float" office:value="96298">
                <text:p>96298</text:p>
              </table:table-cell>
              <table:table-cell office:value-type="float" office:value="15224">
                <text:p>15224</text:p>
              </table:table-cell>
              <table:table-cell office:value-type="float" office:value="-75339">
                <text:p>-75339</text:p>
              </table:table-cell>
              <table:table-cell office:value-type="float" office:value="-6582">
                <text:p>-6582</text:p>
              </table:table-cell>
              <table:table-cell office:value-type="float" office:value="1.3273">
                <text:p>1.3273</text:p>
              </table:table-cell>
            </table:table-row>
            <table:table-row>
              <table:table-cell office:value-type="string">
                <text:p>120327</text:p>
              </table:table-cell>
              <table:table-cell office:value-type="float" office:value="102875">
                <text:p>102875</text:p>
              </table:table-cell>
              <table:table-cell office:value-type="float" office:value="9798">
                <text:p>9798</text:p>
              </table:table-cell>
              <table:table-cell office:value-type="float" office:value="-81481">
                <text:p>-81481</text:p>
              </table:table-cell>
              <table:table-cell office:value-type="float" office:value="-7770">
                <text:p>-7770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120403</text:p>
              </table:table-cell>
              <table:table-cell office:value-type="float" office:value="95844">
                <text:p>95844</text:p>
              </table:table-cell>
              <table:table-cell office:value-type="float" office:value="4260">
                <text:p>4260</text:p>
              </table:table-cell>
              <table:table-cell office:value-type="float" office:value="-67331">
                <text:p>-67331</text:p>
              </table:table-cell>
              <table:table-cell office:value-type="float" office:value="-7750">
                <text:p>-7750</text:p>
              </table:table-cell>
              <table:table-cell office:value-type="float" office:value="1.3096">
                <text:p>1.3096</text:p>
              </table:table-cell>
            </table:table-row>
            <table:table-row>
              <table:table-cell office:value-type="string">
                <text:p>120410</text:p>
              </table:table-cell>
              <table:table-cell office:value-type="float" office:value="128322">
                <text:p>128322</text:p>
              </table:table-cell>
              <table:table-cell office:value-type="float" office:value="-4582">
                <text:p>-4582</text:p>
              </table:table-cell>
              <table:table-cell office:value-type="float" office:value="-81721">
                <text:p>-81721</text:p>
              </table:table-cell>
              <table:table-cell office:value-type="float" office:value="-5334">
                <text:p>-5334</text:p>
              </table:table-cell>
              <table:table-cell office:value-type="float" office:value="1.3077">
                <text:p>1.3077</text:p>
              </table:table-cell>
            </table:table-row>
            <table:table-row>
              <table:table-cell office:value-type="string">
                <text:p>120417</text:p>
              </table:table-cell>
              <table:table-cell office:value-type="float" office:value="154072">
                <text:p>154072</text:p>
              </table:table-cell>
              <table:table-cell office:value-type="float" office:value="-19080">
                <text:p>-19080</text:p>
              </table:table-cell>
              <table:table-cell office:value-type="float" office:value="-89488">
                <text:p>-89488</text:p>
              </table:table-cell>
              <table:table-cell office:value-type="float" office:value="-7806">
                <text:p>-7806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120424</text:p>
              </table:table-cell>
              <table:table-cell office:value-type="float" office:value="149529">
                <text:p>149529</text:p>
              </table:table-cell>
              <table:table-cell office:value-type="float" office:value="-19487">
                <text:p>-19487</text:p>
              </table:table-cell>
              <table:table-cell office:value-type="float" office:value="-84109">
                <text:p>-84109</text:p>
              </table:table-cell>
              <table:table-cell office:value-type="float" office:value="-10022">
                <text:p>-10022</text:p>
              </table:table-cell>
              <table:table-cell office:value-type="float" office:value="1.3255">
                <text:p>1.3255</text:p>
              </table:table-cell>
            </table:table-row>
            <table:table-row>
              <table:table-cell office:value-type="string">
                <text:p>120501</text:p>
              </table:table-cell>
              <table:table-cell office:value-type="float" office:value="140500">
                <text:p>140500</text:p>
              </table:table-cell>
              <table:table-cell office:value-type="float" office:value="-17706">
                <text:p>-17706</text:p>
              </table:table-cell>
              <table:table-cell office:value-type="float" office:value="-80662">
                <text:p>-80662</text:p>
              </table:table-cell>
              <table:table-cell office:value-type="float" office:value="-6126">
                <text:p>-6126</text:p>
              </table:table-cell>
              <table:table-cell office:value-type="float" office:value="1.3083">
                <text:p>1.3083</text:p>
              </table:table-cell>
            </table:table-row>
            <table:table-row>
              <table:table-cell office:value-type="string">
                <text:p>120508</text:p>
              </table:table-cell>
              <table:table-cell office:value-type="float" office:value="122400">
                <text:p>122400</text:p>
              </table:table-cell>
              <table:table-cell office:value-type="float" office:value="-19719">
                <text:p>-19719</text:p>
              </table:table-cell>
              <table:table-cell office:value-type="float" office:value="-106318">
                <text:p>-106318</text:p>
              </table:table-cell>
              <table:table-cell office:value-type="float" office:value="42539">
                <text:p>42539</text:p>
              </table:table-cell>
              <table:table-cell office:value-type="float" office:value="1.2917">
                <text:p>1.2917</text:p>
              </table:table-cell>
            </table:table-row>
            <table:table-row>
              <table:table-cell office:value-type="string">
                <text:p>120515</text:p>
              </table:table-cell>
              <table:table-cell office:value-type="float" office:value="144435">
                <text:p>144435</text:p>
              </table:table-cell>
              <table:table-cell office:value-type="float" office:value="-17820">
                <text:p>-17820</text:p>
              </table:table-cell>
              <table:table-cell office:value-type="float" office:value="-122601">
                <text:p>-122601</text:p>
              </table:table-cell>
              <table:table-cell office:value-type="float" office:value="41950">
                <text:p>41950</text:p>
              </table:table-cell>
              <table:table-cell office:value-type="float" office:value="1.2783">
                <text:p>1.2783</text:p>
              </table:table-cell>
            </table:table-row>
            <table:table-row>
              <table:table-cell office:value-type="string">
                <text:p>120522</text:p>
              </table:table-cell>
              <table:table-cell office:value-type="float" office:value="160758">
                <text:p>160758</text:p>
              </table:table-cell>
              <table:table-cell office:value-type="float" office:value="-14349">
                <text:p>-14349</text:p>
              </table:table-cell>
              <table:table-cell office:value-type="float" office:value="-147299">
                <text:p>-147299</text:p>
              </table:table-cell>
              <table:table-cell office:value-type="float" office:value="44226">
                <text:p>44226</text:p>
              </table:table-cell>
              <table:table-cell office:value-type="float" office:value="1.2517">
                <text:p>1.2517</text:p>
              </table:table-cell>
            </table:table-row>
            <table:table-row>
              <table:table-cell office:value-type="string">
                <text:p>120529</text:p>
              </table:table-cell>
              <table:table-cell office:value-type="float" office:value="168634">
                <text:p>168634</text:p>
              </table:table-cell>
              <table:table-cell office:value-type="float" office:value="-14832">
                <text:p>-14832</text:p>
              </table:table-cell>
              <table:table-cell office:value-type="float" office:value="-152326">
                <text:p>-152326</text:p>
              </table:table-cell>
              <table:table-cell office:value-type="float" office:value="42007">
                <text:p>42007</text:p>
              </table:table-cell>
              <table:table-cell office:value-type="float" office:value="1.2435">
                <text:p>1.2435</text:p>
              </table:table-cell>
            </table:table-row>
            <table:table-row>
              <table:table-cell office:value-type="string">
                <text:p>120605</text:p>
              </table:table-cell>
              <table:table-cell office:value-type="float" office:value="176722">
                <text:p>176722</text:p>
              </table:table-cell>
              <table:table-cell office:value-type="float" office:value="-11865">
                <text:p>-11865</text:p>
              </table:table-cell>
              <table:table-cell office:value-type="float" office:value="-160137">
                <text:p>-160137</text:p>
              </table:table-cell>
              <table:table-cell office:value-type="float" office:value="39946">
                <text:p>39946</text:p>
              </table:table-cell>
              <table:table-cell office:value-type="float" office:value="1.2517">
                <text:p>1.2517</text:p>
              </table:table-cell>
            </table:table-row>
            <table:table-row>
              <table:table-cell office:value-type="string">
                <text:p>120612</text:p>
              </table:table-cell>
              <table:table-cell office:value-type="float" office:value="150713">
                <text:p>150713</text:p>
              </table:table-cell>
              <table:table-cell office:value-type="float" office:value="-9855">
                <text:p>-9855</text:p>
              </table:table-cell>
              <table:table-cell office:value-type="float" office:value="-140411">
                <text:p>-140411</text:p>
              </table:table-cell>
              <table:table-cell office:value-type="float" office:value="38798">
                <text:p>38798</text:p>
              </table:table-cell>
              <table:table-cell office:value-type="float" office:value="1.2638">
                <text:p>1.2638</text:p>
              </table:table-cell>
            </table:table-row>
            <table:table-row>
              <table:table-cell office:value-type="string">
                <text:p>120619</text:p>
              </table:table-cell>
              <table:table-cell office:value-type="float" office:value="97449">
                <text:p>97449</text:p>
              </table:table-cell>
              <table:table-cell office:value-type="float" office:value="410">
                <text:p>410</text:p>
              </table:table-cell>
              <table:table-cell office:value-type="float" office:value="-115777">
                <text:p>-115777</text:p>
              </table:table-cell>
              <table:table-cell office:value-type="float" office:value="53081">
                <text:p>53081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>120626</text:p>
              </table:table-cell>
              <table:table-cell office:value-type="float" office:value="99211">
                <text:p>99211</text:p>
              </table:table-cell>
              <table:table-cell office:value-type="float" office:value="11925">
                <text:p>11925</text:p>
              </table:table-cell>
              <table:table-cell office:value-type="float" office:value="-124670">
                <text:p>-124670</text:p>
              </table:table-cell>
              <table:table-cell office:value-type="float" office:value="51074">
                <text:p>51074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120703</text:p>
              </table:table-cell>
              <table:table-cell office:value-type="float" office:value="76672">
                <text:p>76672</text:p>
              </table:table-cell>
              <table:table-cell office:value-type="float" office:value="12373">
                <text:p>12373</text:p>
              </table:table-cell>
              <table:table-cell office:value-type="float" office:value="-100606">
                <text:p>-100606</text:p>
              </table:table-cell>
              <table:table-cell office:value-type="float" office:value="46755">
                <text:p>46755</text:p>
              </table:table-cell>
              <table:table-cell office:value-type="float" office:value="1.2288">
                <text:p>1.2288</text:p>
              </table:table-cell>
            </table:table-row>
            <table:table-row>
              <table:table-cell office:value-type="string">
                <text:p>120710</text:p>
              </table:table-cell>
              <table:table-cell office:value-type="float" office:value="103485">
                <text:p>103485</text:p>
              </table:table-cell>
              <table:table-cell office:value-type="float" office:value="1891">
                <text:p>1891</text:p>
              </table:table-cell>
              <table:table-cell office:value-type="float" office:value="-120204">
                <text:p>-120204</text:p>
              </table:table-cell>
              <table:table-cell office:value-type="float" office:value="51587">
                <text:p>51587</text:p>
              </table:table-cell>
              <table:table-cell office:value-type="float" office:value="1.2252">
                <text:p>1.2252</text:p>
              </table:table-cell>
            </table:table-row>
            <table:table-row>
              <table:table-cell office:value-type="string">
                <text:p>120717</text:p>
              </table:table-cell>
              <table:table-cell office:value-type="float" office:value="110409">
                <text:p>110409</text:p>
              </table:table-cell>
              <table:table-cell office:value-type="float" office:value="-6287">
                <text:p>-6287</text:p>
              </table:table-cell>
              <table:table-cell office:value-type="float" office:value="-118495">
                <text:p>-118495</text:p>
              </table:table-cell>
              <table:table-cell office:value-type="float" office:value="50330">
                <text:p>50330</text:p>
              </table:table-cell>
              <table:table-cell office:value-type="float" office:value="1.2157">
                <text:p>1.2157</text:p>
              </table:table-cell>
            </table:table-row>
            <table:table-row>
              <table:table-cell office:value-type="string">
                <text:p>120724</text:p>
              </table:table-cell>
              <table:table-cell office:value-type="float" office:value="101659">
                <text:p>101659</text:p>
              </table:table-cell>
              <table:table-cell office:value-type="float" office:value="-9016">
                <text:p>-9016</text:p>
              </table:table-cell>
              <table:table-cell office:value-type="float" office:value="-108483">
                <text:p>-108483</text:p>
              </table:table-cell>
              <table:table-cell office:value-type="float" office:value="52554">
                <text:p>52554</text:p>
              </table:table-cell>
              <table:table-cell office:value-type="float" office:value="1.2319">
                <text:p>1.2319</text:p>
              </table:table-cell>
            </table:table-row>
            <table:table-row>
              <table:table-cell office:value-type="string">
                <text:p>120731</text:p>
              </table:table-cell>
              <table:table-cell office:value-type="float" office:value="82701">
                <text:p>82701</text:p>
              </table:table-cell>
              <table:table-cell office:value-type="float" office:value="-6520">
                <text:p>-6520</text:p>
              </table:table-cell>
              <table:table-cell office:value-type="float" office:value="-92960">
                <text:p>-92960</text:p>
              </table:table-cell>
              <table:table-cell office:value-type="float" office:value="50497">
                <text:p>50497</text:p>
              </table:table-cell>
              <table:table-cell office:value-type="float" office:value="1.2387">
                <text:p>1.2387</text:p>
              </table:table-cell>
            </table:table-row>
            <table:table-row>
              <table:table-cell office:value-type="string">
                <text:p>120807</text:p>
              </table:table-cell>
              <table:table-cell office:value-type="float" office:value="73799">
                <text:p>73799</text:p>
              </table:table-cell>
              <table:table-cell office:value-type="float" office:value="-6689">
                <text:p>-6689</text:p>
              </table:table-cell>
              <table:table-cell office:value-type="float" office:value="-83719">
                <text:p>-83719</text:p>
              </table:table-cell>
              <table:table-cell office:value-type="float" office:value="48792">
                <text:p>48792</text:p>
              </table:table-cell>
              <table:table-cell office:value-type="float" office:value="1.229">
                <text:p>1.229</text:p>
              </table:table-cell>
            </table:table-row>
            <table:table-row>
              <table:table-cell office:value-type="string">
                <text:p>120814</text:p>
              </table:table-cell>
              <table:table-cell office:value-type="float" office:value="79268">
                <text:p>79268</text:p>
              </table:table-cell>
              <table:table-cell office:value-type="float" office:value="-7964">
                <text:p>-7964</text:p>
              </table:table-cell>
              <table:table-cell office:value-type="float" office:value="-90844">
                <text:p>-90844</text:p>
              </table:table-cell>
              <table:table-cell office:value-type="float" office:value="49615">
                <text:p>49615</text:p>
              </table:table-cell>
              <table:table-cell office:value-type="float" office:value="1.2334">
                <text:p>1.2334</text:p>
              </table:table-cell>
            </table:table-row>
            <table:table-row>
              <table:table-cell office:value-type="string">
                <text:p>120821</text:p>
              </table:table-cell>
              <table:table-cell office:value-type="float" office:value="61503">
                <text:p>61503</text:p>
              </table:table-cell>
              <table:table-cell office:value-type="float" office:value="-6802">
                <text:p>-6802</text:p>
              </table:table-cell>
              <table:table-cell office:value-type="float" office:value="-80729">
                <text:p>-80729</text:p>
              </table:table-cell>
              <table:table-cell office:value-type="float" office:value="49539">
                <text:p>49539</text:p>
              </table:table-cell>
              <table:table-cell office:value-type="float" office:value="1.2513">
                <text:p>1.2513</text:p>
              </table:table-cell>
            </table:table-row>
            <table:table-row>
              <table:table-cell office:value-type="string">
                <text:p>120828</text:p>
              </table:table-cell>
              <table:table-cell office:value-type="float" office:value="43672">
                <text:p>43672</text:p>
              </table:table-cell>
              <table:table-cell office:value-type="float" office:value="-8294">
                <text:p>-8294</text:p>
              </table:table-cell>
              <table:table-cell office:value-type="float" office:value="-57489">
                <text:p>-57489</text:p>
              </table:table-cell>
              <table:table-cell office:value-type="float" office:value="48183">
                <text:p>48183</text:p>
              </table:table-cell>
              <table:table-cell office:value-type="float" office:value="1.2577">
                <text:p>1.2577</text:p>
              </table:table-cell>
            </table:table-row>
            <table:table-row>
              <table:table-cell office:value-type="string">
                <text:p>120904</text:p>
              </table:table-cell>
              <table:table-cell office:value-type="float" office:value="41595">
                <text:p>41595</text:p>
              </table:table-cell>
              <table:table-cell office:value-type="float" office:value="-10838">
                <text:p>-10838</text:p>
              </table:table-cell>
              <table:table-cell office:value-type="float" office:value="-56896">
                <text:p>-56896</text:p>
              </table:table-cell>
              <table:table-cell office:value-type="float" office:value="48621">
                <text:p>48621</text:p>
              </table:table-cell>
              <table:table-cell office:value-type="float" office:value="1.2816">
                <text:p>1.2816</text:p>
              </table:table-cell>
            </table:table-row>
            <table:table-row>
              <table:table-cell office:value-type="string">
                <text:p>120911</text:p>
              </table:table-cell>
              <table:table-cell office:value-type="float" office:value="27742">
                <text:p>27742</text:p>
              </table:table-cell>
              <table:table-cell office:value-type="float" office:value="-2891">
                <text:p>-2891</text:p>
              </table:table-cell>
              <table:table-cell office:value-type="float" office:value="-54218">
                <text:p>-54218</text:p>
              </table:table-cell>
              <table:table-cell office:value-type="float" office:value="48792">
                <text:p>48792</text:p>
              </table:table-cell>
              <table:table-cell office:value-type="float" office:value="1.3127">
                <text:p>1.3127</text:p>
              </table:table-cell>
            </table:table-row>
            <table:table-row>
              <table:table-cell office:value-type="string">
                <text:p>120918</text:p>
              </table:table-cell>
              <table:table-cell office:value-type="float" office:value="68467">
                <text:p>68467</text:p>
              </table:table-cell>
              <table:table-cell office:value-type="float" office:value="5752">
                <text:p>5752</text:p>
              </table:table-cell>
              <table:table-cell office:value-type="float" office:value="-70627">
                <text:p>-70627</text:p>
              </table:table-cell>
              <table:table-cell office:value-type="float" office:value="9991">
                <text:p>9991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>120925</text:p>
              </table:table-cell>
              <table:table-cell office:value-type="float" office:value="39875">
                <text:p>39875</text:p>
              </table:table-cell>
              <table:table-cell office:value-type="float" office:value="9938">
                <text:p>9938</text:p>
              </table:table-cell>
              <table:table-cell office:value-type="float" office:value="-53483">
                <text:p>-53483</text:p>
              </table:table-cell>
              <table:table-cell office:value-type="float" office:value="13156">
                <text:p>13156</text:p>
              </table:table-cell>
              <table:table-cell office:value-type="float" office:value="1.2858">
                <text:p>1.2858</text:p>
              </table:table-cell>
            </table:table-row>
            <table:table-row>
              <table:table-cell office:value-type="string">
                <text:p>121002</text:p>
              </table:table-cell>
              <table:table-cell office:value-type="float" office:value="35865">
                <text:p>35865</text:p>
              </table:table-cell>
              <table:table-cell office:value-type="float" office:value="12410">
                <text:p>12410</text:p>
              </table:table-cell>
              <table:table-cell office:value-type="float" office:value="-54614">
                <text:p>-54614</text:p>
              </table:table-cell>
              <table:table-cell office:value-type="float" office:value="15704">
                <text:p>15704</text:p>
              </table:table-cell>
              <table:table-cell office:value-type="float" office:value="1.3034">
                <text:p>1.3034</text:p>
              </table:table-cell>
            </table:table-row>
            <table:table-row>
              <table:table-cell office:value-type="string">
                <text:p>121009</text:p>
              </table:table-cell>
              <table:table-cell office:value-type="float" office:value="48033">
                <text:p>48033</text:p>
              </table:table-cell>
              <table:table-cell office:value-type="float" office:value="12731">
                <text:p>12731</text:p>
              </table:table-cell>
              <table:table-cell office:value-type="float" office:value="-73594">
                <text:p>-73594</text:p>
              </table:table-cell>
              <table:table-cell office:value-type="float" office:value="22658">
                <text:p>22658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121016</text:p>
              </table:table-cell>
              <table:table-cell office:value-type="float" office:value="34475">
                <text:p>34475</text:p>
              </table:table-cell>
              <table:table-cell office:value-type="float" office:value="14987">
                <text:p>14987</text:p>
              </table:table-cell>
              <table:table-cell office:value-type="float" office:value="-57371">
                <text:p>-57371</text:p>
              </table:table-cell>
              <table:table-cell office:value-type="float" office:value="21870">
                <text:p>21870</text:p>
              </table:table-cell>
              <table:table-cell office:value-type="float" office:value="1.3022">
                <text:p>1.3022</text:p>
              </table:table-cell>
            </table:table-row>
            <table:table-row>
              <table:table-cell office:value-type="string">
                <text:p>121023</text:p>
              </table:table-cell>
              <table:table-cell office:value-type="float" office:value="34702">
                <text:p>34702</text:p>
              </table:table-cell>
              <table:table-cell office:value-type="float" office:value="18482">
                <text:p>18482</text:p>
              </table:table-cell>
              <table:table-cell office:value-type="float" office:value="-58818">
                <text:p>-58818</text:p>
              </table:table-cell>
              <table:table-cell office:value-type="float" office:value="19980">
                <text:p>19980</text:p>
              </table:table-cell>
              <table:table-cell office:value-type="float" office:value="1.2942">
                <text:p>1.2942</text:p>
              </table:table-cell>
            </table:table-row>
            <table:table-row>
              <table:table-cell office:value-type="string">
                <text:p>121030</text:p>
              </table:table-cell>
              <table:table-cell office:value-type="float" office:value="40360">
                <text:p>40360</text:p>
              </table:table-cell>
              <table:table-cell office:value-type="float" office:value="16981">
                <text:p>16981</text:p>
              </table:table-cell>
              <table:table-cell office:value-type="float" office:value="-59818">
                <text:p>-59818</text:p>
              </table:table-cell>
              <table:table-cell office:value-type="float" office:value="19419">
                <text:p>19419</text:p>
              </table:table-cell>
              <table:table-cell office:value-type="float" office:value="1.2837">
                <text:p>1.2837</text:p>
              </table:table-cell>
            </table:table-row>
            <table:table-row>
              <table:table-cell office:value-type="string">
                <text:p>121106</text:p>
              </table:table-cell>
              <table:table-cell office:value-type="float" office:value="53508">
                <text:p>53508</text:p>
              </table:table-cell>
              <table:table-cell office:value-type="float" office:value="11277">
                <text:p>11277</text:p>
              </table:table-cell>
              <table:table-cell office:value-type="float" office:value="-62656">
                <text:p>-62656</text:p>
              </table:table-cell>
              <table:table-cell office:value-type="float" office:value="19057">
                <text:p>19057</text:p>
              </table:table-cell>
              <table:table-cell office:value-type="float" office:value="1.2709">
                <text:p>1.2709</text:p>
              </table:table-cell>
            </table:table-row>
            <table:table-row>
              <table:table-cell office:value-type="string">
                <text:p>121113</text:p>
              </table:table-cell>
              <table:table-cell office:value-type="float" office:value="67060">
                <text:p>67060</text:p>
              </table:table-cell>
              <table:table-cell office:value-type="float" office:value="7761">
                <text:p>7761</text:p>
              </table:table-cell>
              <table:table-cell office:value-type="float" office:value="-75378">
                <text:p>-75378</text:p>
              </table:table-cell>
              <table:table-cell office:value-type="float" office:value="18907">
                <text:p>18907</text:p>
              </table:table-cell>
              <table:table-cell office:value-type="float" office:value="1.2744">
                <text:p>1.2744</text:p>
              </table:table-cell>
            </table:table-row>
            <table:table-row>
              <table:table-cell office:value-type="string">
                <text:p>121120</text:p>
              </table:table-cell>
              <table:table-cell office:value-type="float" office:value="76068">
                <text:p>76068</text:p>
              </table:table-cell>
              <table:table-cell office:value-type="float" office:value="6512">
                <text:p>6512</text:p>
              </table:table-cell>
              <table:table-cell office:value-type="float" office:value="-81127">
                <text:p>-81127</text:p>
              </table:table-cell>
              <table:table-cell office:value-type="float" office:value="17112">
                <text:p>17112</text:p>
              </table:table-cell>
              <table:table-cell office:value-type="float" office:value="1.2976">
                <text:p>1.2976</text:p>
              </table:table-cell>
            </table:table-row>
            <table:table-row>
              <table:table-cell office:value-type="string">
                <text:p>121127</text:p>
              </table:table-cell>
              <table:table-cell office:value-type="float" office:value="57912">
                <text:p>57912</text:p>
              </table:table-cell>
              <table:table-cell office:value-type="float" office:value="3815">
                <text:p>3815</text:p>
              </table:table-cell>
              <table:table-cell office:value-type="float" office:value="-61367">
                <text:p>-61367</text:p>
              </table:table-cell>
              <table:table-cell office:value-type="float" office:value="12479">
                <text:p>12479</text:p>
              </table:table-cell>
              <table:table-cell office:value-type="float" office:value="1.2986">
                <text:p>1.2986</text:p>
              </table:table-cell>
            </table:table-row>
            <table:table-row>
              <table:table-cell office:value-type="string">
                <text:p>121204</text:p>
              </table:table-cell>
              <table:table-cell office:value-type="float" office:value="23223">
                <text:p>23223</text:p>
              </table:table-cell>
              <table:table-cell office:value-type="float" office:value="7062">
                <text:p>7062</text:p>
              </table:table-cell>
              <table:table-cell office:value-type="float" office:value="-36878">
                <text:p>-36878</text:p>
              </table:table-cell>
              <table:table-cell office:value-type="float" office:value="13482">
                <text:p>13482</text:p>
              </table:table-cell>
              <table:table-cell office:value-type="float" office:value="1.2927">
                <text:p>1.2927</text:p>
              </table:table-cell>
            </table:table-row>
            <table:table-row>
              <table:table-cell office:value-type="string">
                <text:p>121211</text:p>
              </table:table-cell>
              <table:table-cell office:value-type="float" office:value="10486">
                <text:p>10486</text:p>
              </table:table-cell>
              <table:table-cell office:value-type="float" office:value="3026">
                <text:p>3026</text:p>
              </table:table-cell>
              <table:table-cell office:value-type="float" office:value="-29846">
                <text:p>-29846</text:p>
              </table:table-cell>
              <table:table-cell office:value-type="float" office:value="19309">
                <text:p>19309</text:p>
              </table:table-cell>
              <table:table-cell office:value-type="float" office:value="1.3163">
                <text:p>1.3163</text:p>
              </table:table-cell>
            </table:table-row>
            <table:table-row>
              <table:table-cell office:value-type="string">
                <text:p>121218</text:p>
              </table:table-cell>
              <table:table-cell office:value-type="float" office:value="-5422">
                <text:p>-5422</text:p>
              </table:table-cell>
              <table:table-cell office:value-type="float" office:value="5022">
                <text:p>5022</text:p>
              </table:table-cell>
              <table:table-cell office:value-type="float" office:value="-4303">
                <text:p>-4303</text:p>
              </table:table-cell>
              <table:table-cell office:value-type="float" office:value="2718">
                <text:p>2718</text:p>
              </table:table-cell>
              <table:table-cell office:value-type="float" office:value="1.3188">
                <text:p>1.3188</text:p>
              </table:table-cell>
            </table:table-row>
            <table:table-row>
              <table:table-cell office:value-type="string">
                <text:p>121225</text:p>
              </table:table-cell>
              <table:table-cell office:value-type="float" office:value="-17875">
                <text:p>-17875</text:p>
              </table:table-cell>
              <table:table-cell office:value-type="float" office:value="4452">
                <text:p>4452</text:p>
              </table:table-cell>
              <table:table-cell office:value-type="float" office:value="1700">
                <text:p>1700</text:p>
              </table:table-cell>
              <table:table-cell office:value-type="float" office:value="5104">
                <text:p>5104</text:p>
              </table:table-cell>
              <table:table-cell office:value-type="float" office:value="1.3216">
                <text:p>1.3216</text:p>
              </table:table-cell>
            </table:table-row>
            <table:table-row>
              <table:table-cell office:value-type="string">
                <text:p>121231</text:p>
              </table:table-cell>
              <table:table-cell office:value-type="float" office:value="-23893">
                <text:p>-23893</text:p>
              </table:table-cell>
              <table:table-cell office:value-type="float" office:value="4696">
                <text:p>4696</text:p>
              </table:table-cell>
              <table:table-cell office:value-type="float" office:value="8875">
                <text:p>8875</text:p>
              </table:table-cell>
              <table:table-cell office:value-type="float" office:value="4858">
                <text:p>4858</text:p>
              </table:table-cell>
              <table:table-cell office:value-type="float" office:value="1.3069">
                <text:p>1.3069</text:p>
              </table:table-cell>
            </table:table-row>
            <table:table-row>
              <table:table-cell office:value-type="string">
                <text:p>130108</text:p>
              </table:table-cell>
              <table:table-cell office:value-type="float" office:value="-3967">
                <text:p>-3967</text:p>
              </table:table-cell>
              <table:table-cell office:value-type="float" office:value="9120">
                <text:p>9120</text:p>
              </table:table-cell>
              <table:table-cell office:value-type="float" office:value="-8427">
                <text:p>-8427</text:p>
              </table:table-cell>
              <table:table-cell office:value-type="float" office:value="4711">
                <text:p>4711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130115</text:p>
              </table:table-cell>
              <table:table-cell office:value-type="float" office:value="-24086">
                <text:p>-24086</text:p>
              </table:table-cell>
              <table:table-cell office:value-type="float" office:value="9154">
                <text:p>9154</text:p>
              </table:table-cell>
              <table:table-cell office:value-type="float" office:value="3820">
                <text:p>3820</text:p>
              </table:table-cell>
              <table:table-cell office:value-type="float" office:value="3362">
                <text:p>3362</text:p>
              </table:table-cell>
              <table:table-cell office:value-type="float" office:value="1.3319">
                <text:p>1.3319</text:p>
              </table:table-cell>
            </table:table-row>
            <table:table-row>
              <table:table-cell office:value-type="string">
                <text:p>130122</text:p>
              </table:table-cell>
              <table:table-cell office:value-type="float" office:value="-41528">
                <text:p>-41528</text:p>
              </table:table-cell>
              <table:table-cell office:value-type="float" office:value="14232">
                <text:p>14232</text:p>
              </table:table-cell>
              <table:table-cell office:value-type="float" office:value="14252">
                <text:p>14252</text:p>
              </table:table-cell>
              <table:table-cell office:value-type="float" office:value="6777">
                <text:p>6777</text:p>
              </table:table-cell>
              <table:table-cell office:value-type="float" office:value="1.3462">
                <text:p>1.3462</text:p>
              </table:table-cell>
            </table:table-row>
            <table:table-row>
              <table:table-cell office:value-type="string">
                <text:p>130129</text:p>
              </table:table-cell>
              <table:table-cell office:value-type="float" office:value="-51616">
                <text:p>-51616</text:p>
              </table:table-cell>
              <table:table-cell office:value-type="float" office:value="19166">
                <text:p>19166</text:p>
              </table:table-cell>
              <table:table-cell office:value-type="float" office:value="17395">
                <text:p>17395</text:p>
              </table:table-cell>
              <table:table-cell office:value-type="float" office:value="7084">
                <text:p>7084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130205</text:p>
              </table:table-cell>
              <table:table-cell office:value-type="float" office:value="-65205">
                <text:p>-65205</text:p>
              </table:table-cell>
              <table:table-cell office:value-type="float" office:value="22275">
                <text:p>22275</text:p>
              </table:table-cell>
              <table:table-cell office:value-type="float" office:value="32973">
                <text:p>32973</text:p>
              </table:table-cell>
              <table:table-cell office:value-type="float" office:value="5199">
                <text:p>5199</text:p>
              </table:table-cell>
              <table:table-cell office:value-type="float" office:value="1.3365">
                <text:p>1.3365</text:p>
              </table:table-cell>
            </table:table-row>
            <table:table-row>
              <table:table-cell office:value-type="string">
                <text:p>130212</text:p>
              </table:table-cell>
              <table:table-cell office:value-type="float" office:value="-55724">
                <text:p>-55724</text:p>
              </table:table-cell>
              <table:table-cell office:value-type="float" office:value="19299">
                <text:p>19299</text:p>
              </table:table-cell>
              <table:table-cell office:value-type="float" office:value="21445">
                <text:p>21445</text:p>
              </table:table-cell>
              <table:table-cell office:value-type="float" office:value="5932">
                <text:p>5932</text:p>
              </table:table-cell>
              <table:table-cell office:value-type="float" office:value="1.3363">
                <text:p>1.3363</text:p>
              </table:table-cell>
            </table:table-row>
            <table:table-row>
              <table:table-cell office:value-type="string">
                <text:p>130219</text:p>
              </table:table-cell>
              <table:table-cell office:value-type="float" office:value="-47412">
                <text:p>-47412</text:p>
              </table:table-cell>
              <table:table-cell office:value-type="float" office:value="19259">
                <text:p>19259</text:p>
              </table:table-cell>
              <table:table-cell office:value-type="float" office:value="15717">
                <text:p>15717</text:p>
              </table:table-cell>
              <table:table-cell office:value-type="float" office:value="5241">
                <text:p>5241</text:p>
              </table:table-cell>
              <table:table-cell office:value-type="float" office:value="1.319">
                <text:p>1.319</text:p>
              </table:table-cell>
            </table:table-row>
            <table:table-row>
              <table:table-cell office:value-type="string">
                <text:p>130226</text:p>
              </table:table-cell>
              <table:table-cell office:value-type="float" office:value="-16841">
                <text:p>-16841</text:p>
              </table:table-cell>
              <table:table-cell office:value-type="float" office:value="10572">
                <text:p>10572</text:p>
              </table:table-cell>
              <table:table-cell office:value-type="float" office:value="-2140">
                <text:p>-2140</text:p>
              </table:table-cell>
              <table:table-cell office:value-type="float" office:value="7046">
                <text:p>7046</text:p>
              </table:table-cell>
              <table:table-cell office:value-type="float" office:value="1.3022">
                <text:p>1.3022</text:p>
              </table:table-cell>
            </table:table-row>
            <table:table-row>
              <table:table-cell office:value-type="string">
                <text:p>130305</text:p>
              </table:table-cell>
              <table:table-cell office:value-type="float" office:value="22158">
                <text:p>22158</text:p>
              </table:table-cell>
              <table:table-cell office:value-type="float" office:value="6010">
                <text:p>6010</text:p>
              </table:table-cell>
              <table:table-cell office:value-type="float" office:value="-25667">
                <text:p>-25667</text:p>
              </table:table-cell>
              <table:table-cell office:value-type="float" office:value="9999">
                <text:p>9999</text:p>
              </table:table-cell>
              <table:table-cell office:value-type="float" office:value="1.3006">
                <text:p>1.3006</text:p>
              </table:table-cell>
            </table:table-row>
            <table:table-row>
              <table:table-cell office:value-type="string">
                <text:p>130312</text:p>
              </table:table-cell>
              <table:table-cell office:value-type="float" office:value="23057">
                <text:p>23057</text:p>
              </table:table-cell>
              <table:table-cell office:value-type="float" office:value="6834">
                <text:p>6834</text:p>
              </table:table-cell>
              <table:table-cell office:value-type="float" office:value="-24246">
                <text:p>-24246</text:p>
              </table:table-cell>
              <table:table-cell office:value-type="float" office:value="5488">
                <text:p>5488</text:p>
              </table:table-cell>
              <table:table-cell office:value-type="float" office:value="1.3076">
                <text:p>1.3076</text:p>
              </table:table-cell>
            </table:table-row>
            <table:table-row>
              <table:table-cell office:value-type="string">
                <text:p>130319</text:p>
              </table:table-cell>
              <table:table-cell office:value-type="float" office:value="43668">
                <text:p>43668</text:p>
              </table:table-cell>
              <table:table-cell office:value-type="float" office:value="-2834">
                <text:p>-2834</text:p>
              </table:table-cell>
              <table:table-cell office:value-type="float" office:value="-36676">
                <text:p>-36676</text:p>
              </table:table-cell>
              <table:table-cell office:value-type="float" office:value="9120">
                <text:p>9120</text:p>
              </table:table-cell>
              <table:table-cell office:value-type="float" office:value="1.2988">
                <text:p>1.2988</text:p>
              </table:table-cell>
            </table:table-row>
            <table:table-row>
              <table:table-cell office:value-type="string">
                <text:p>130326</text:p>
              </table:table-cell>
              <table:table-cell office:value-type="float" office:value="55028">
                <text:p>55028</text:p>
              </table:table-cell>
              <table:table-cell office:value-type="float" office:value="-9707">
                <text:p>-9707</text:p>
              </table:table-cell>
              <table:table-cell office:value-type="float" office:value="-43807">
                <text:p>-43807</text:p>
              </table:table-cell>
              <table:table-cell office:value-type="float" office:value="11874">
                <text:p>11874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>130402</text:p>
              </table:table-cell>
              <table:table-cell office:value-type="float" office:value="80882">
                <text:p>80882</text:p>
              </table:table-cell>
              <table:table-cell office:value-type="float" office:value="-18736">
                <text:p>-18736</text:p>
              </table:table-cell>
              <table:table-cell office:value-type="float" office:value="-54743">
                <text:p>-54743</text:p>
              </table:table-cell>
              <table:table-cell office:value-type="float" office:value="11115">
                <text:p>11115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130409</text:p>
              </table:table-cell>
              <table:table-cell office:value-type="float" office:value="72530">
                <text:p>72530</text:p>
              </table:table-cell>
              <table:table-cell office:value-type="float" office:value="-20672">
                <text:p>-20672</text:p>
              </table:table-cell>
              <table:table-cell office:value-type="float" office:value="-49961">
                <text:p>-49961</text:p>
              </table:table-cell>
              <table:table-cell office:value-type="float" office:value="16451">
                <text:p>16451</text:p>
              </table:table-cell>
              <table:table-cell office:value-type="float" office:value="1.3112">
                <text:p>1.3112</text:p>
              </table:table-cell>
            </table:table-row>
            <table:table-row>
              <table:table-cell office:value-type="string">
                <text:p>130416</text:p>
              </table:table-cell>
              <table:table-cell office:value-type="float" office:value="48857">
                <text:p>48857</text:p>
              </table:table-cell>
              <table:table-cell office:value-type="float" office:value="-21575">
                <text:p>-21575</text:p>
              </table:table-cell>
              <table:table-cell office:value-type="float" office:value="-26487">
                <text:p>-26487</text:p>
              </table:table-cell>
              <table:table-cell office:value-type="float" office:value="13955">
                <text:p>13955</text:p>
              </table:table-cell>
              <table:table-cell office:value-type="float" office:value="1.3052">
                <text:p>1.3052</text:p>
              </table:table-cell>
            </table:table-row>
            <table:table-row>
              <table:table-cell office:value-type="string">
                <text:p>130423</text:p>
              </table:table-cell>
              <table:table-cell office:value-type="float" office:value="50764">
                <text:p>50764</text:p>
              </table:table-cell>
              <table:table-cell office:value-type="float" office:value="-21308">
                <text:p>-21308</text:p>
              </table:table-cell>
              <table:table-cell office:value-type="float" office:value="-29296">
                <text:p>-29296</text:p>
              </table:table-cell>
              <table:table-cell office:value-type="float" office:value="15198">
                <text:p>15198</text:p>
              </table:table-cell>
              <table:table-cell office:value-type="float" office:value="1.3028">
                <text:p>1.3028</text:p>
              </table:table-cell>
            </table:table-row>
            <table:table-row>
              <table:table-cell office:value-type="string">
                <text:p>130430</text:p>
              </table:table-cell>
              <table:table-cell office:value-type="float" office:value="35802">
                <text:p>35802</text:p>
              </table:table-cell>
              <table:table-cell office:value-type="float" office:value="-18054">
                <text:p>-18054</text:p>
              </table:table-cell>
              <table:table-cell office:value-type="float" office:value="-25943">
                <text:p>-25943</text:p>
              </table:table-cell>
              <table:table-cell office:value-type="float" office:value="14217">
                <text:p>14217</text:p>
              </table:table-cell>
              <table:table-cell office:value-type="float" office:value="1.3115">
                <text:p>1.3115</text:p>
              </table:table-cell>
            </table:table-row>
            <table:table-row>
              <table:table-cell office:value-type="string">
                <text:p>130507</text:p>
              </table:table-cell>
              <table:table-cell office:value-type="float" office:value="32380">
                <text:p>32380</text:p>
              </table:table-cell>
              <table:table-cell office:value-type="float" office:value="-16574">
                <text:p>-16574</text:p>
              </table:table-cell>
              <table:table-cell office:value-type="float" office:value="-26396">
                <text:p>-26396</text:p>
              </table:table-cell>
              <table:table-cell office:value-type="float" office:value="23173">
                <text:p>23173</text:p>
              </table:table-cell>
              <table:table-cell office:value-type="float" office:value="1.2993">
                <text:p>1.2993</text:p>
              </table:table-cell>
            </table:table-row>
            <table:table-row>
              <table:table-cell office:value-type="string">
                <text:p>130514</text:p>
              </table:table-cell>
              <table:table-cell office:value-type="float" office:value="53149">
                <text:p>53149</text:p>
              </table:table-cell>
              <table:table-cell office:value-type="float" office:value="-20218">
                <text:p>-20218</text:p>
              </table:table-cell>
              <table:table-cell office:value-type="float" office:value="-36776">
                <text:p>-36776</text:p>
              </table:table-cell>
              <table:table-cell office:value-type="float" office:value="23770">
                <text:p>23770</text:p>
              </table:table-cell>
              <table:table-cell office:value-type="float" office:value="1.2839">
                <text:p>1.2839</text:p>
              </table:table-cell>
            </table:table-row>
            <table:table-row>
              <table:table-cell office:value-type="string">
                <text:p>130521</text:p>
              </table:table-cell>
              <table:table-cell office:value-type="float" office:value="77840">
                <text:p>77840</text:p>
              </table:table-cell>
              <table:table-cell office:value-type="float" office:value="-12073">
                <text:p>-12073</text:p>
              </table:table-cell>
              <table:table-cell office:value-type="float" office:value="-68776">
                <text:p>-68776</text:p>
              </table:table-cell>
              <table:table-cell office:value-type="float" office:value="30206">
                <text:p>30206</text:p>
              </table:table-cell>
              <table:table-cell office:value-type="float" office:value="1.2932">
                <text:p>1.2932</text:p>
              </table:table-cell>
            </table:table-row>
            <table:table-row>
              <table:table-cell office:value-type="string">
                <text:p>130528</text:p>
              </table:table-cell>
              <table:table-cell office:value-type="float" office:value="80937">
                <text:p>80937</text:p>
              </table:table-cell>
              <table:table-cell office:value-type="float" office:value="-15815">
                <text:p>-15815</text:p>
              </table:table-cell>
              <table:table-cell office:value-type="float" office:value="-69201">
                <text:p>-69201</text:p>
              </table:table-cell>
              <table:table-cell office:value-type="float" office:value="30013">
                <text:p>30013</text:p>
              </table:table-cell>
              <table:table-cell office:value-type="float" office:value="1.2999">
                <text:p>1.2999</text:p>
              </table:table-cell>
            </table:table-row>
            <table:table-row>
              <table:table-cell office:value-type="string">
                <text:p>130604</text:p>
              </table:table-cell>
              <table:table-cell office:value-type="float" office:value="52097">
                <text:p>52097</text:p>
              </table:table-cell>
              <table:table-cell office:value-type="float" office:value="-17198">
                <text:p>-17198</text:p>
              </table:table-cell>
              <table:table-cell office:value-type="float" office:value="-41409">
                <text:p>-41409</text:p>
              </table:table-cell>
              <table:table-cell office:value-type="float" office:value="25443">
                <text:p>25443</text:p>
              </table:table-cell>
              <table:table-cell office:value-type="float" office:value="1.3223">
                <text:p>1.3223</text:p>
              </table:table-cell>
            </table:table-row>
            <table:table-row>
              <table:table-cell office:value-type="string">
                <text:p>130611</text:p>
              </table:table-cell>
              <table:table-cell office:value-type="float" office:value="7400">
                <text:p>7400</text:p>
              </table:table-cell>
              <table:table-cell office:value-type="float" office:value="-16664">
                <text:p>-16664</text:p>
              </table:table-cell>
              <table:table-cell office:value-type="float" office:value="-2145">
                <text:p>-2145</text:p>
              </table:table-cell>
              <table:table-cell office:value-type="float" office:value="25784">
                <text:p>25784</text:p>
              </table:table-cell>
              <table:table-cell office:value-type="float" office:value="1.3347">
                <text:p>1.3347</text:p>
              </table:table-cell>
            </table:table-row>
            <table:table-row>
              <table:table-cell office:value-type="string">
                <text:p>130618</text:p>
              </table:table-cell>
              <table:table-cell office:value-type="float" office:value="-3393">
                <text:p>-3393</text:p>
              </table:table-cell>
              <table:table-cell office:value-type="float" office:value="-18339">
                <text:p>-18339</text:p>
              </table:table-cell>
              <table:table-cell office:value-type="float" office:value="23865">
                <text:p>23865</text:p>
              </table:table-cell>
              <table:table-cell office:value-type="float" office:value="2051">
                <text:p>2051</text:p>
              </table:table-cell>
              <table:table-cell office:value-type="float" office:value="1.3123">
                <text:p>1.3123</text:p>
              </table:table-cell>
            </table:table-row>
            <table:table-row>
              <table:table-cell office:value-type="string">
                <text:p>130625</text:p>
              </table:table-cell>
              <table:table-cell office:value-type="float" office:value="-4496">
                <text:p>-4496</text:p>
              </table:table-cell>
              <table:table-cell office:value-type="float" office:value="-24272">
                <text:p>-24272</text:p>
              </table:table-cell>
              <table:table-cell office:value-type="float" office:value="25046">
                <text:p>25046</text:p>
              </table:table-cell>
              <table:table-cell office:value-type="float" office:value="4929">
                <text:p>4929</text:p>
              </table:table-cell>
              <table:table-cell office:value-type="float" office:value="1.301">
                <text:p>1.301</text:p>
              </table:table-cell>
            </table:table-row>
            <table:table-row>
              <table:table-cell office:value-type="string">
                <text:p>130702</text:p>
              </table:table-cell>
              <table:table-cell office:value-type="float" office:value="33575">
                <text:p>33575</text:p>
              </table:table-cell>
              <table:table-cell office:value-type="float" office:value="-22649">
                <text:p>-22649</text:p>
              </table:table-cell>
              <table:table-cell office:value-type="float" office:value="-5486">
                <text:p>-5486</text:p>
              </table:table-cell>
              <table:table-cell office:value-type="float" office:value="5511">
                <text:p>5511</text:p>
              </table:table-cell>
              <table:table-cell office:value-type="float" office:value="1.2832">
                <text:p>1.2832</text:p>
              </table:table-cell>
            </table:table-row>
            <table:table-row>
              <table:table-cell office:value-type="string">
                <text:p>130709</text:p>
              </table:table-cell>
              <table:table-cell office:value-type="float" office:value="63287">
                <text:p>63287</text:p>
              </table:table-cell>
              <table:table-cell office:value-type="float" office:value="-20713">
                <text:p>-20713</text:p>
              </table:table-cell>
              <table:table-cell office:value-type="float" office:value="-27316">
                <text:p>-27316</text:p>
              </table:table-cell>
              <table:table-cell office:value-type="float" office:value="6461">
                <text:p>6461</text:p>
              </table:table-cell>
              <table:table-cell office:value-type="float" office:value="1.3068">
                <text:p>1.3068</text:p>
              </table:table-cell>
            </table:table-row>
            <table:table-row>
              <table:table-cell office:value-type="string">
                <text:p>130716</text:p>
              </table:table-cell>
              <table:table-cell office:value-type="float" office:value="58581">
                <text:p>58581</text:p>
              </table:table-cell>
              <table:table-cell office:value-type="float" office:value="-19641">
                <text:p>-19641</text:p>
              </table:table-cell>
              <table:table-cell office:value-type="float" office:value="-25278">
                <text:p>-25278</text:p>
              </table:table-cell>
              <table:table-cell office:value-type="float" office:value="9974">
                <text:p>9974</text:p>
              </table:table-cell>
              <table:table-cell office:value-type="float" office:value="1.3142">
                <text:p>1.3142</text:p>
              </table:table-cell>
            </table:table-row>
            <table:table-row>
              <table:table-cell office:value-type="string">
                <text:p>130723</text:p>
              </table:table-cell>
              <table:table-cell office:value-type="float" office:value="44043">
                <text:p>44043</text:p>
              </table:table-cell>
              <table:table-cell office:value-type="float" office:value="-19853">
                <text:p>-19853</text:p>
              </table:table-cell>
              <table:table-cell office:value-type="float" office:value="-20663">
                <text:p>-20663</text:p>
              </table:table-cell>
              <table:table-cell office:value-type="float" office:value="9405">
                <text:p>9405</text:p>
              </table:table-cell>
              <table:table-cell office:value-type="float" office:value="1.3279">
                <text:p>1.3279</text:p>
              </table:table-cell>
            </table:table-row>
            <table:table-row>
              <table:table-cell office:value-type="string">
                <text:p>130730</text:p>
              </table:table-cell>
              <table:table-cell office:value-type="float" office:value="29173">
                <text:p>29173</text:p>
              </table:table-cell>
              <table:table-cell office:value-type="float" office:value="-20686">
                <text:p>-20686</text:p>
              </table:table-cell>
              <table:table-cell office:value-type="float" office:value="-5557">
                <text:p>-5557</text:p>
              </table:table-cell>
              <table:table-cell office:value-type="float" office:value="12021">
                <text:p>12021</text:p>
              </table:table-cell>
              <table:table-cell office:value-type="float" office:value="1.3283">
                <text:p>1.3283</text:p>
              </table:table-cell>
            </table:table-row>
            <table:table-row>
              <table:table-cell office:value-type="string">
                <text:p>130806</text:p>
              </table:table-cell>
              <table:table-cell office:value-type="float" office:value="14336">
                <text:p>14336</text:p>
              </table:table-cell>
              <table:table-cell office:value-type="float" office:value="-21962">
                <text:p>-21962</text:p>
              </table:table-cell>
              <table:table-cell office:value-type="float" office:value="8569">
                <text:p>8569</text:p>
              </table:table-cell>
              <table:table-cell office:value-type="float" office:value="9420">
                <text:p>9420</text:p>
              </table:table-cell>
              <table:table-cell office:value-type="float" office:value="1.3343">
                <text:p>1.3343</text:p>
              </table:table-cell>
            </table:table-row>
            <table:table-row>
              <table:table-cell office:value-type="string">
                <text:p>130813</text:p>
              </table:table-cell>
              <table:table-cell office:value-type="float" office:value="9629">
                <text:p>9629</text:p>
              </table:table-cell>
              <table:table-cell office:value-type="float" office:value="-26370">
                <text:p>-26370</text:p>
              </table:table-cell>
              <table:table-cell office:value-type="float" office:value="21253">
                <text:p>21253</text:p>
              </table:table-cell>
              <table:table-cell office:value-type="float" office:value="9621">
                <text:p>9621</text:p>
              </table:table-cell>
              <table:table-cell office:value-type="float" office:value="1.3329">
                <text:p>1.3329</text:p>
              </table:table-cell>
            </table:table-row>
            <table:table-row>
              <table:table-cell office:value-type="string">
                <text:p>130820</text:p>
              </table:table-cell>
              <table:table-cell office:value-type="float" office:value="-16189">
                <text:p>-16189</text:p>
              </table:table-cell>
              <table:table-cell office:value-type="float" office:value="-27639">
                <text:p>-27639</text:p>
              </table:table-cell>
              <table:table-cell office:value-type="float" office:value="39088">
                <text:p>39088</text:p>
              </table:table-cell>
              <table:table-cell office:value-type="float" office:value="10305">
                <text:p>10305</text:p>
              </table:table-cell>
              <table:table-cell office:value-type="float" office:value="1.3382">
                <text:p>1.3382</text:p>
              </table:table-cell>
            </table:table-row>
            <table:table-row>
              <table:table-cell office:value-type="string">
                <text:p>130827</text:p>
              </table:table-cell>
              <table:table-cell office:value-type="float" office:value="-22030">
                <text:p>-22030</text:p>
              </table:table-cell>
              <table:table-cell office:value-type="float" office:value="-30062">
                <text:p>-30062</text:p>
              </table:table-cell>
              <table:table-cell office:value-type="float" office:value="42536">
                <text:p>42536</text:p>
              </table:table-cell>
              <table:table-cell office:value-type="float" office:value="13769">
                <text:p>13769</text:p>
              </table:table-cell>
              <table:table-cell office:value-type="float" office:value="1.3222">
                <text:p>1.3222</text:p>
              </table:table-cell>
            </table:table-row>
            <table:table-row>
              <table:table-cell office:value-type="string">
                <text:p>130903</text:p>
              </table:table-cell>
              <table:table-cell office:value-type="float" office:value="7298">
                <text:p>7298</text:p>
              </table:table-cell>
              <table:table-cell office:value-type="float" office:value="-32429">
                <text:p>-32429</text:p>
              </table:table-cell>
              <table:table-cell office:value-type="float" office:value="22573">
                <text:p>22573</text:p>
              </table:table-cell>
              <table:table-cell office:value-type="float" office:value="16655">
                <text:p>16655</text:p>
              </table:table-cell>
              <table:table-cell office:value-type="float" office:value="1.318">
                <text:p>1.318</text:p>
              </table:table-cell>
            </table:table-row>
            <table:table-row>
              <table:table-cell office:value-type="string">
                <text:p>130910</text:p>
              </table:table-cell>
              <table:table-cell office:value-type="float" office:value="14045">
                <text:p>14045</text:p>
              </table:table-cell>
              <table:table-cell office:value-type="float" office:value="-27380">
                <text:p>-27380</text:p>
              </table:table-cell>
              <table:table-cell office:value-type="float" office:value="9710">
                <text:p>9710</text:p>
              </table:table-cell>
              <table:table-cell office:value-type="float" office:value="15865">
                <text:p>15865</text:p>
              </table:table-cell>
              <table:table-cell office:value-type="float" office:value="1.3294">
                <text:p>1.3294</text:p>
              </table:table-cell>
            </table:table-row>
            <table:table-row>
              <table:table-cell office:value-type="string">
                <text:p>130917</text:p>
              </table:table-cell>
              <table:table-cell office:value-type="float" office:value="-8283">
                <text:p>-8283</text:p>
              </table:table-cell>
              <table:table-cell office:value-type="float" office:value="-25511">
                <text:p>-25511</text:p>
              </table:table-cell>
              <table:table-cell office:value-type="float" office:value="40381">
                <text:p>40381</text:p>
              </table:table-cell>
              <table:table-cell office:value-type="float" office:value="4854">
                <text:p>4854</text:p>
              </table:table-cell>
              <table:table-cell office:value-type="float" office:value="1.3524">
                <text:p>1.3524</text:p>
              </table:table-cell>
            </table:table-row>
            <table:table-row>
              <table:table-cell office:value-type="string">
                <text:p>130924</text:p>
              </table:table-cell>
              <table:table-cell office:value-type="float" office:value="-60694">
                <text:p>-60694</text:p>
              </table:table-cell>
              <table:table-cell office:value-type="float" office:value="-21286">
                <text:p>-21286</text:p>
              </table:table-cell>
              <table:table-cell office:value-type="float" office:value="78619">
                <text:p>78619</text:p>
              </table:table-cell>
              <table:table-cell office:value-type="float" office:value="3049">
                <text:p>3049</text:p>
              </table:table-cell>
              <table:table-cell office:value-type="float" office:value="1.3522">
                <text:p>1.3522</text:p>
              </table:table-cell>
            </table:table-row>
            <table:table-row>
              <table:table-cell office:value-type="string">
                <text:p>131001</text:p>
              </table:table-cell>
              <table:table-cell office:value-type="float" office:value="-64808">
                <text:p>-64808</text:p>
              </table:table-cell>
              <table:table-cell office:value-type="float" office:value="-18536">
                <text:p>-18536</text:p>
              </table:table-cell>
              <table:table-cell office:value-type="float" office:value="80504">
                <text:p>80504</text:p>
              </table:table-cell>
              <table:table-cell office:value-type="float" office:value="4253">
                <text:p>4253</text:p>
              </table:table-cell>
              <table:table-cell office:value-type="float" office:value="1.3558">
                <text:p>1.3558</text:p>
              </table:table-cell>
            </table:table-row>
            <table:table-row>
              <table:table-cell office:value-type="string">
                <text:p>131008</text:p>
              </table:table-cell>
              <table:table-cell office:value-type="float" office:value="-64324">
                <text:p>-64324</text:p>
              </table:table-cell>
              <table:table-cell office:value-type="float" office:value="-20957">
                <text:p>-20957</text:p>
              </table:table-cell>
              <table:table-cell office:value-type="float" office:value="86055">
                <text:p>86055</text:p>
              </table:table-cell>
              <table:table-cell office:value-type="float" office:value="2236">
                <text:p>2236</text:p>
              </table:table-cell>
              <table:table-cell office:value-type="float" office:value="1.3542">
                <text:p>1.3542</text:p>
              </table:table-cell>
            </table:table-row>
            <table:table-row>
              <table:table-cell office:value-type="string">
                <text:p>131015</text:p>
              </table:table-cell>
              <table:table-cell office:value-type="float" office:value="-57268">
                <text:p>-57268</text:p>
              </table:table-cell>
              <table:table-cell office:value-type="float" office:value="-15873">
                <text:p>-15873</text:p>
              </table:table-cell>
              <table:table-cell office:value-type="float" office:value="75719">
                <text:p>75719</text:p>
              </table:table-cell>
              <table:table-cell office:value-type="float" office:value="3438">
                <text:p>3438</text:p>
              </table:table-cell>
              <table:table-cell office:value-type="float" office:value="1.3685">
                <text:p>1.3685</text:p>
              </table:table-cell>
            </table:table-row>
            <table:table-row>
              <table:table-cell office:value-type="string">
                <text:p>131022</text:p>
              </table:table-cell>
              <table:table-cell office:value-type="float" office:value="-75318">
                <text:p>-75318</text:p>
              </table:table-cell>
              <table:table-cell office:value-type="float" office:value="-7999">
                <text:p>-7999</text:p>
              </table:table-cell>
              <table:table-cell office:value-type="float" office:value="81191">
                <text:p>81191</text:p>
              </table:table-cell>
              <table:table-cell office:value-type="float" office:value="3960">
                <text:p>3960</text:p>
              </table:table-cell>
              <table:table-cell office:value-type="float" office:value="1.3805">
                <text:p>1.3805</text:p>
              </table:table-cell>
            </table:table-row>
            <table:table-row>
              <table:table-cell office:value-type="string">
                <text:p>131029</text:p>
              </table:table-cell>
              <table:table-cell office:value-type="float" office:value="-74054">
                <text:p>-74054</text:p>
              </table:table-cell>
              <table:table-cell office:value-type="float" office:value="-9359">
                <text:p>-9359</text:p>
              </table:table-cell>
              <table:table-cell office:value-type="float" office:value="78554">
                <text:p>78554</text:p>
              </table:table-cell>
              <table:table-cell office:value-type="float" office:value="6598">
                <text:p>6598</text:p>
              </table:table-cell>
              <table:table-cell office:value-type="float" office:value="1.3487">
                <text:p>1.3487</text:p>
              </table:table-cell>
            </table:table-row>
            <table:table-row>
              <table:table-cell office:value-type="string">
                <text:p>131105</text:p>
              </table:table-cell>
              <table:table-cell office:value-type="float" office:value="-35349">
                <text:p>-35349</text:p>
              </table:table-cell>
              <table:table-cell office:value-type="float" office:value="-14783">
                <text:p>-14783</text:p>
              </table:table-cell>
              <table:table-cell office:value-type="float" office:value="43576">
                <text:p>43576</text:p>
              </table:table-cell>
              <table:table-cell office:value-type="float" office:value="8046">
                <text:p>8046</text:p>
              </table:table-cell>
              <table:table-cell office:value-type="float" office:value="1.3371">
                <text:p>1.3371</text:p>
              </table:table-cell>
            </table:table-row>
            <table:table-row>
              <table:table-cell office:value-type="string">
                <text:p>131112</text:p>
              </table:table-cell>
              <table:table-cell office:value-type="float" office:value="308">
                <text:p>308</text:p>
              </table:table-cell>
              <table:table-cell office:value-type="float" office:value="-16066">
                <text:p>-16066</text:p>
              </table:table-cell>
              <table:table-cell office:value-type="float" office:value="29257">
                <text:p>29257</text:p>
              </table:table-cell>
              <table:table-cell office:value-type="float" office:value="7332">
                <text:p>7332</text:p>
              </table:table-cell>
              <table:table-cell office:value-type="float" office:value="1.3495">
                <text:p>1.3495</text:p>
              </table:table-cell>
            </table:table-row>
            <table:table-row>
              <table:table-cell office:value-type="string">
                <text:p>131119</text:p>
              </table:table-cell>
              <table:table-cell office:value-type="float" office:value="3762">
                <text:p>3762</text:p>
              </table:table-cell>
              <table:table-cell office:value-type="float" office:value="-17288">
                <text:p>-17288</text:p>
              </table:table-cell>
              <table:table-cell office:value-type="float" office:value="27113">
                <text:p>27113</text:p>
              </table:table-cell>
              <table:table-cell office:value-type="float" office:value="5214">
                <text:p>5214</text:p>
              </table:table-cell>
              <table:table-cell office:value-type="float" office:value="1.3558">
                <text:p>1.3558</text:p>
              </table:table-cell>
            </table:table-row>
            <table:table-row>
              <table:table-cell office:value-type="string">
                <text:p>131126</text:p>
              </table:table-cell>
              <table:table-cell office:value-type="float" office:value="23173">
                <text:p>23173</text:p>
              </table:table-cell>
              <table:table-cell office:value-type="float" office:value="-16181">
                <text:p>-16181</text:p>
              </table:table-cell>
              <table:table-cell office:value-type="float" office:value="13583">
                <text:p>13583</text:p>
              </table:table-cell>
              <table:table-cell office:value-type="float" office:value="-8">
                <text:p>-8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131203</text:p>
              </table:table-cell>
              <table:table-cell office:value-type="float" office:value="14107">
                <text:p>14107</text:p>
              </table:table-cell>
              <table:table-cell office:value-type="float" office:value="-17655">
                <text:p>-17655</text:p>
              </table:table-cell>
              <table:table-cell office:value-type="float" office:value="24146">
                <text:p>24146</text:p>
              </table:table-cell>
              <table:table-cell office:value-type="float" office:value="-717">
                <text:p>-717</text:p>
              </table:table-cell>
              <table:table-cell office:value-type="float" office:value="1.3706">
                <text:p>1.3706</text:p>
              </table:table-cell>
            </table:table-row>
            <table:table-row>
              <table:table-cell office:value-type="string">
                <text:p>131210</text:p>
              </table:table-cell>
              <table:table-cell office:value-type="float" office:value="6558">
                <text:p>6558</text:p>
              </table:table-cell>
              <table:table-cell office:value-type="float" office:value="-20132">
                <text:p>-20132</text:p>
              </table:table-cell>
              <table:table-cell office:value-type="float" office:value="36556">
                <text:p>36556</text:p>
              </table:table-cell>
              <table:table-cell office:value-type="float" office:value="-4351">
                <text:p>-4351</text:p>
              </table:table-cell>
              <table:table-cell office:value-type="float" office:value="1.3743">
                <text:p>1.3743</text:p>
              </table:table-cell>
            </table:table-row>
            <table:table-row>
              <table:table-cell office:value-type="string">
                <text:p>131217</text:p>
              </table:table-cell>
              <table:table-cell office:value-type="float" office:value="-499">
                <text:p>-499</text:p>
              </table:table-cell>
              <table:table-cell office:value-type="float" office:value="-23697">
                <text:p>-23697</text:p>
              </table:table-cell>
              <table:table-cell office:value-type="float" office:value="49618">
                <text:p>49618</text:p>
              </table:table-cell>
              <table:table-cell office:value-type="float" office:value="-11952">
                <text:p>-11952</text:p>
              </table:table-cell>
              <table:table-cell office:value-type="float" office:value="1.3672">
                <text:p>1.3672</text:p>
              </table:table-cell>
            </table:table-row>
            <table:table-row>
              <table:table-cell office:value-type="string">
                <text:p>131224</text:p>
              </table:table-cell>
              <table:table-cell office:value-type="float" office:value="-4868">
                <text:p>-4868</text:p>
              </table:table-cell>
              <table:table-cell office:value-type="float" office:value="-27462">
                <text:p>-27462</text:p>
              </table:table-cell>
              <table:table-cell office:value-type="float" office:value="54002">
                <text:p>54002</text:p>
              </table:table-cell>
              <table:table-cell office:value-type="float" office:value="-9209">
                <text:p>-9209</text:p>
              </table:table-cell>
              <table:table-cell office:value-type="float" office:value="1.3742">
                <text:p>1.3742</text:p>
              </table:table-cell>
            </table:table-row>
            <table:table-row>
              <table:table-cell office:value-type="string">
                <text:p>131231</text:p>
              </table:table-cell>
              <table:table-cell office:value-type="float" office:value="-2862">
                <text:p>-2862</text:p>
              </table:table-cell>
              <table:table-cell office:value-type="float" office:value="-27761">
                <text:p>-27761</text:p>
              </table:table-cell>
              <table:table-cell office:value-type="float" office:value="54356">
                <text:p>54356</text:p>
              </table:table-cell>
              <table:table-cell office:value-type="float" office:value="-13573">
                <text:p>-13573</text:p>
              </table:table-cell>
              <table:table-cell office:value-type="float" office:value="1.3588">
                <text:p>1.3588</text:p>
              </table:table-cell>
            </table:table-row>
            <table:table-row>
              <table:table-cell office:value-type="string">
                <text:p>140107</text:p>
              </table:table-cell>
              <table:table-cell office:value-type="float" office:value="19692">
                <text:p>19692</text:p>
              </table:table-cell>
              <table:table-cell office:value-type="float" office:value="-27529">
                <text:p>-27529</text:p>
              </table:table-cell>
              <table:table-cell office:value-type="float" office:value="40869">
                <text:p>40869</text:p>
              </table:table-cell>
              <table:table-cell office:value-type="float" office:value="-12255">
                <text:p>-12255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>140114</text:p>
              </table:table-cell>
              <table:table-cell office:value-type="float" office:value="21804">
                <text:p>21804</text:p>
              </table:table-cell>
              <table:table-cell office:value-type="float" office:value="-24934">
                <text:p>-24934</text:p>
              </table:table-cell>
              <table:table-cell office:value-type="float" office:value="33682">
                <text:p>33682</text:p>
              </table:table-cell>
              <table:table-cell office:value-type="float" office:value="-12314">
                <text:p>-12314</text:p>
              </table:table-cell>
              <table:table-cell office:value-type="float" office:value="1.3541">
                <text:p>1.3541</text:p>
              </table:table-cell>
            </table:table-row>
            <table:table-row>
              <table:table-cell office:value-type="string">
                <text:p>140121</text:p>
              </table:table-cell>
              <table:table-cell office:value-type="float" office:value="44819">
                <text:p>44819</text:p>
              </table:table-cell>
              <table:table-cell office:value-type="float" office:value="-25137">
                <text:p>-25137</text:p>
              </table:table-cell>
              <table:table-cell office:value-type="float" office:value="23325">
                <text:p>23325</text:p>
              </table:table-cell>
              <table:table-cell office:value-type="float" office:value="-11718">
                <text:p>-11718</text:p>
              </table:table-cell>
              <table:table-cell office:value-type="float" office:value="1.3678">
                <text:p>1.3678</text:p>
              </table:table-cell>
            </table:table-row>
            <table:table-row>
              <table:table-cell office:value-type="string">
                <text:p>140128</text:p>
              </table:table-cell>
              <table:table-cell office:value-type="float" office:value="31843">
                <text:p>31843</text:p>
              </table:table-cell>
              <table:table-cell office:value-type="float" office:value="-29294">
                <text:p>-29294</text:p>
              </table:table-cell>
              <table:table-cell office:value-type="float" office:value="36957">
                <text:p>36957</text:p>
              </table:table-cell>
              <table:table-cell office:value-type="float" office:value="-16683">
                <text:p>-16683</text:p>
              </table:table-cell>
              <table:table-cell office:value-type="float" office:value="1.3487">
                <text:p>1.3487</text:p>
              </table:table-cell>
            </table:table-row>
            <table:table-row>
              <table:table-cell office:value-type="string">
                <text:p>140204</text:p>
              </table:table-cell>
              <table:table-cell office:value-type="float" office:value="77189">
                <text:p>77189</text:p>
              </table:table-cell>
              <table:table-cell office:value-type="float" office:value="-40692">
                <text:p>-40692</text:p>
              </table:table-cell>
              <table:table-cell office:value-type="float" office:value="9649">
                <text:p>9649</text:p>
              </table:table-cell>
              <table:table-cell office:value-type="float" office:value="-18801">
                <text:p>-18801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0211</text:p>
              </table:table-cell>
              <table:table-cell office:value-type="float" office:value="63209">
                <text:p>63209</text:p>
              </table:table-cell>
              <table:table-cell office:value-type="float" office:value="-39486">
                <text:p>-39486</text:p>
              </table:table-cell>
              <table:table-cell office:value-type="float" office:value="13792">
                <text:p>13792</text:p>
              </table:table-cell>
              <table:table-cell office:value-type="float" office:value="-19093">
                <text:p>-19093</text:p>
              </table:table-cell>
              <table:table-cell office:value-type="float" office:value="1.3693">
                <text:p>1.3693</text:p>
              </table:table-cell>
            </table:table-row>
            <table:table-row>
              <table:table-cell office:value-type="string">
                <text:p>140218</text:p>
              </table:table-cell>
              <table:table-cell office:value-type="float" office:value="40173">
                <text:p>40173</text:p>
              </table:table-cell>
              <table:table-cell office:value-type="float" office:value="-37669">
                <text:p>-37669</text:p>
              </table:table-cell>
              <table:table-cell office:value-type="float" office:value="32244">
                <text:p>32244</text:p>
              </table:table-cell>
              <table:table-cell office:value-type="float" office:value="-19562">
                <text:p>-19562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string">
                <text:p>140225</text:p>
              </table:table-cell>
              <table:table-cell office:value-type="float" office:value="32794">
                <text:p>32794</text:p>
              </table:table-cell>
              <table:table-cell office:value-type="float" office:value="-38647">
                <text:p>-38647</text:p>
              </table:table-cell>
              <table:table-cell office:value-type="float" office:value="38089">
                <text:p>38089</text:p>
              </table:table-cell>
              <table:table-cell office:value-type="float" office:value="-18048">
                <text:p>-18048</text:p>
              </table:table-cell>
              <table:table-cell office:value-type="float" office:value="1.3803">
                <text:p>1.3803</text:p>
              </table:table-cell>
            </table:table-row>
            <table:table-row>
              <table:table-cell office:value-type="string">
                <text:p>140304</text:p>
              </table:table-cell>
              <table:table-cell office:value-type="float" office:value="22801">
                <text:p>22801</text:p>
              </table:table-cell>
              <table:table-cell office:value-type="float" office:value="-41385">
                <text:p>-41385</text:p>
              </table:table-cell>
              <table:table-cell office:value-type="float" office:value="47748">
                <text:p>47748</text:p>
              </table:table-cell>
              <table:table-cell office:value-type="float" office:value="-16459">
                <text:p>-16459</text:p>
              </table:table-cell>
              <table:table-cell office:value-type="float" office:value="1.3878">
                <text:p>1.3878</text:p>
              </table:table-cell>
            </table:table-row>
            <table:table-row>
              <table:table-cell office:value-type="string">
                <text:p>140311</text:p>
              </table:table-cell>
              <table:table-cell office:value-type="float" office:value="10176">
                <text:p>10176</text:p>
              </table:table-cell>
              <table:table-cell office:value-type="float" office:value="-46111">
                <text:p>-46111</text:p>
              </table:table-cell>
              <table:table-cell office:value-type="float" office:value="62905">
                <text:p>62905</text:p>
              </table:table-cell>
              <table:table-cell office:value-type="float" office:value="-12717">
                <text:p>-12717</text:p>
              </table:table-cell>
              <table:table-cell office:value-type="float" office:value="1.3914">
                <text:p>1.3914</text:p>
              </table:table-cell>
            </table:table-row>
            <table:table-row>
              <table:table-cell office:value-type="string">
                <text:p>140318</text:p>
              </table:table-cell>
              <table:table-cell office:value-type="float" office:value="3013">
                <text:p>3013</text:p>
              </table:table-cell>
              <table:table-cell office:value-type="float" office:value="-50162">
                <text:p>-50162</text:p>
              </table:table-cell>
              <table:table-cell office:value-type="float" office:value="70287">
                <text:p>70287</text:p>
              </table:table-cell>
              <table:table-cell office:value-type="float" office:value="-8590">
                <text:p>-8590</text:p>
              </table:table-cell>
              <table:table-cell office:value-type="float" office:value="1.3794">
                <text:p>1.3794</text:p>
              </table:table-cell>
            </table:table-row>
            <table:table-row>
              <table:table-cell office:value-type="string">
                <text:p>140325</text:p>
              </table:table-cell>
              <table:table-cell office:value-type="float" office:value="15918">
                <text:p>15918</text:p>
              </table:table-cell>
              <table:table-cell office:value-type="float" office:value="-50186">
                <text:p>-50186</text:p>
              </table:table-cell>
              <table:table-cell office:value-type="float" office:value="60003">
                <text:p>60003</text:p>
              </table:table-cell>
              <table:table-cell office:value-type="float" office:value="-9134">
                <text:p>-9134</text:p>
              </table:table-cell>
              <table:table-cell office:value-type="float" office:value="1.3753">
                <text:p>1.3753</text:p>
              </table:table-cell>
            </table:table-row>
            <table:table-row>
              <table:table-cell office:value-type="string">
                <text:p>140401</text:p>
              </table:table-cell>
              <table:table-cell office:value-type="float" office:value="21470">
                <text:p>21470</text:p>
              </table:table-cell>
              <table:table-cell office:value-type="float" office:value="-49407">
                <text:p>-49407</text:p>
              </table:table-cell>
              <table:table-cell office:value-type="float" office:value="51965">
                <text:p>51965</text:p>
              </table:table-cell>
              <table:table-cell office:value-type="float" office:value="-5251">
                <text:p>-5251</text:p>
              </table:table-cell>
              <table:table-cell office:value-type="float" office:value="1.3703">
                <text:p>1.3703</text:p>
              </table:table-cell>
            </table:table-row>
            <table:table-row>
              <table:table-cell office:value-type="string">
                <text:p>140408</text:p>
              </table:table-cell>
              <table:table-cell office:value-type="float" office:value="31326">
                <text:p>31326</text:p>
              </table:table-cell>
              <table:table-cell office:value-type="float" office:value="-47772">
                <text:p>-47772</text:p>
              </table:table-cell>
              <table:table-cell office:value-type="float" office:value="37464">
                <text:p>37464</text:p>
              </table:table-cell>
              <table:table-cell office:value-type="float" office:value="-3071">
                <text:p>-3071</text:p>
              </table:table-cell>
              <table:table-cell office:value-type="float" office:value="1.3885">
                <text:p>1.3885</text:p>
              </table:table-cell>
            </table:table-row>
            <table:table-row>
              <table:table-cell office:value-type="string">
                <text:p>140415</text:p>
              </table:table-cell>
              <table:table-cell office:value-type="float" office:value="23442">
                <text:p>23442</text:p>
              </table:table-cell>
              <table:table-cell office:value-type="float" office:value="-47629">
                <text:p>-47629</text:p>
              </table:table-cell>
              <table:table-cell office:value-type="float" office:value="44820">
                <text:p>44820</text:p>
              </table:table-cell>
              <table:table-cell office:value-type="float" office:value="-2336">
                <text:p>-2336</text:p>
              </table:table-cell>
              <table:table-cell office:value-type="float" office:value="1.3815">
                <text:p>1.3815</text:p>
              </table:table-cell>
            </table:table-row>
            <table:table-row>
              <table:table-cell office:value-type="string">
                <text:p>140422</text:p>
              </table:table-cell>
              <table:table-cell office:value-type="float" office:value="24288">
                <text:p>24288</text:p>
              </table:table-cell>
              <table:table-cell office:value-type="float" office:value="-45670">
                <text:p>-45670</text:p>
              </table:table-cell>
              <table:table-cell office:value-type="float" office:value="43965">
                <text:p>43965</text:p>
              </table:table-cell>
              <table:table-cell office:value-type="float" office:value="-3220">
                <text:p>-3220</text:p>
              </table:table-cell>
              <table:table-cell office:value-type="float" office:value="1.3833">
                <text:p>1.3833</text:p>
              </table:table-cell>
            </table:table-row>
            <table:table-row>
              <table:table-cell office:value-type="string">
                <text:p>140429</text:p>
              </table:table-cell>
              <table:table-cell office:value-type="float" office:value="21549">
                <text:p>21549</text:p>
              </table:table-cell>
              <table:table-cell office:value-type="float" office:value="-40219">
                <text:p>-40219</text:p>
              </table:table-cell>
              <table:table-cell office:value-type="float" office:value="39733">
                <text:p>39733</text:p>
              </table:table-cell>
              <table:table-cell office:value-type="float" office:value="-776">
                <text:p>-776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>140506</text:p>
              </table:table-cell>
              <table:table-cell office:value-type="float" office:value="5924">
                <text:p>5924</text:p>
              </table:table-cell>
              <table:table-cell office:value-type="float" office:value="-31427">
                <text:p>-31427</text:p>
              </table:table-cell>
              <table:table-cell office:value-type="float" office:value="44980">
                <text:p>44980</text:p>
              </table:table-cell>
              <table:table-cell office:value-type="float" office:value="-2542">
                <text:p>-2542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>140513</text:p>
              </table:table-cell>
              <table:table-cell office:value-type="float" office:value="35126">
                <text:p>35126</text:p>
              </table:table-cell>
              <table:table-cell office:value-type="float" office:value="-23311">
                <text:p>-23311</text:p>
              </table:table-cell>
              <table:table-cell office:value-type="float" office:value="8213">
                <text:p>8213</text:p>
              </table:table-cell>
              <table:table-cell office:value-type="float" office:value="-2332">
                <text:p>-2332</text:p>
              </table:table-cell>
              <table:table-cell office:value-type="float" office:value="1.3695">
                <text:p>1.3695</text:p>
              </table:table-cell>
            </table:table-row>
            <table:table-row>
              <table:table-cell office:value-type="string">
                <text:p>140520</text:p>
              </table:table-cell>
              <table:table-cell office:value-type="float" office:value="49987">
                <text:p>49987</text:p>
              </table:table-cell>
              <table:table-cell office:value-type="float" office:value="-18538">
                <text:p>-18538</text:p>
              </table:table-cell>
              <table:table-cell office:value-type="float" office:value="-3711">
                <text:p>-3711</text:p>
              </table:table-cell>
              <table:table-cell office:value-type="float" office:value="-5643">
                <text:p>-5643</text:p>
              </table:table-cell>
              <table:table-cell office:value-type="float" office:value="1.3634">
                <text:p>1.3634</text:p>
              </table:table-cell>
            </table:table-row>
            <table:table-row>
              <table:table-cell office:value-type="string">
                <text:p>140527</text:p>
              </table:table-cell>
              <table:table-cell office:value-type="float" office:value="65533">
                <text:p>65533</text:p>
              </table:table-cell>
              <table:table-cell office:value-type="float" office:value="-19696">
                <text:p>-19696</text:p>
              </table:table-cell>
              <table:table-cell office:value-type="float" office:value="-14085">
                <text:p>-14085</text:p>
              </table:table-cell>
              <table:table-cell office:value-type="float" office:value="-6984">
                <text:p>-6984</text:p>
              </table:table-cell>
              <table:table-cell office:value-type="float" office:value="1.3631">
                <text:p>1.3631</text:p>
              </table:table-cell>
            </table:table-row>
            <table:table-row>
              <table:table-cell office:value-type="string">
                <text:p>140603</text:p>
              </table:table-cell>
              <table:table-cell office:value-type="float" office:value="85391">
                <text:p>85391</text:p>
              </table:table-cell>
              <table:table-cell office:value-type="float" office:value="-21191">
                <text:p>-21191</text:p>
              </table:table-cell>
              <table:table-cell office:value-type="float" office:value="-29841">
                <text:p>-29841</text:p>
              </table:table-cell>
              <table:table-cell office:value-type="float" office:value="-6534">
                <text:p>-6534</text:p>
              </table:table-cell>
              <table:table-cell office:value-type="float" office:value="1.3643">
                <text:p>1.3643</text:p>
              </table:table-cell>
            </table:table-row>
            <table:table-row>
              <table:table-cell office:value-type="string">
                <text:p>140610</text:p>
              </table:table-cell>
              <table:table-cell office:value-type="float" office:value="109426">
                <text:p>109426</text:p>
              </table:table-cell>
              <table:table-cell office:value-type="float" office:value="-20917">
                <text:p>-20917</text:p>
              </table:table-cell>
              <table:table-cell office:value-type="float" office:value="-52249">
                <text:p>-52249</text:p>
              </table:table-cell>
              <table:table-cell office:value-type="float" office:value="-5467">
                <text:p>-5467</text:p>
              </table:table-cell>
              <table:table-cell office:value-type="float" office:value="1.3542">
                <text:p>1.3542</text:p>
              </table:table-cell>
            </table:table-row>
            <table:table-row>
              <table:table-cell office:value-type="string">
                <text:p>140617</text:p>
              </table:table-cell>
              <table:table-cell office:value-type="float" office:value="104559">
                <text:p>104559</text:p>
              </table:table-cell>
              <table:table-cell office:value-type="float" office:value="-22250">
                <text:p>-22250</text:p>
              </table:table-cell>
              <table:table-cell office:value-type="float" office:value="-49932">
                <text:p>-49932</text:p>
              </table:table-cell>
              <table:table-cell office:value-type="float" office:value="-1691">
                <text:p>-1691</text:p>
              </table:table-cell>
              <table:table-cell office:value-type="float" office:value="1.3599">
                <text:p>1.3599</text:p>
              </table:table-cell>
            </table:table-row>
            <table:table-row>
              <table:table-cell office:value-type="string">
                <text:p>140624</text:p>
              </table:table-cell>
              <table:table-cell office:value-type="float" office:value="106950">
                <text:p>106950</text:p>
              </table:table-cell>
              <table:table-cell office:value-type="float" office:value="-22938">
                <text:p>-22938</text:p>
              </table:table-cell>
              <table:table-cell office:value-type="float" office:value="-49590">
                <text:p>-49590</text:p>
              </table:table-cell>
              <table:table-cell office:value-type="float" office:value="-1260">
                <text:p>-1260</text:p>
              </table:table-cell>
              <table:table-cell office:value-type="float" office:value="1.3649">
                <text:p>1.3649</text:p>
              </table:table-cell>
            </table:table-row>
            <table:table-row>
              <table:table-cell office:value-type="string">
                <text:p>140701</text:p>
              </table:table-cell>
              <table:table-cell office:value-type="float" office:value="105034">
                <text:p>105034</text:p>
              </table:table-cell>
              <table:table-cell office:value-type="float" office:value="-22081">
                <text:p>-22081</text:p>
              </table:table-cell>
              <table:table-cell office:value-type="float" office:value="-52058">
                <text:p>-52058</text:p>
              </table:table-cell>
              <table:table-cell office:value-type="float" office:value="-302">
                <text:p>-302</text:p>
              </table:table-cell>
              <table:table-cell office:value-type="float" office:value="1.3596">
                <text:p>1.3596</text:p>
              </table:table-cell>
            </table:table-row>
            <table:table-row>
              <table:table-cell office:value-type="string">
                <text:p>140708</text:p>
              </table:table-cell>
              <table:table-cell office:value-type="float" office:value="114802">
                <text:p>114802</text:p>
              </table:table-cell>
              <table:table-cell office:value-type="float" office:value="-24095">
                <text:p>-24095</text:p>
              </table:table-cell>
              <table:table-cell office:value-type="float" office:value="-51109">
                <text:p>-51109</text:p>
              </table:table-cell>
              <table:table-cell office:value-type="float" office:value="-1953">
                <text:p>-1953</text:p>
              </table:table-cell>
              <table:table-cell office:value-type="float" office:value="1.3609">
                <text:p>1.3609</text:p>
              </table:table-cell>
            </table:table-row>
            <table:table-row>
              <table:table-cell office:value-type="string">
                <text:p>140715</text:p>
              </table:table-cell>
              <table:table-cell office:value-type="float" office:value="118762">
                <text:p>118762</text:p>
              </table:table-cell>
              <table:table-cell office:value-type="float" office:value="-27519">
                <text:p>-27519</text:p>
              </table:table-cell>
              <table:table-cell office:value-type="float" office:value="-49483">
                <text:p>-49483</text:p>
              </table:table-cell>
              <table:table-cell office:value-type="float" office:value="-1197">
                <text:p>-1197</text:p>
              </table:table-cell>
              <table:table-cell office:value-type="float" office:value="1.3525">
                <text:p>1.3525</text:p>
              </table:table-cell>
            </table:table-row>
            <table:table-row>
              <table:table-cell office:value-type="string">
                <text:p>140722</text:p>
              </table:table-cell>
              <table:table-cell office:value-type="float" office:value="141399">
                <text:p>141399</text:p>
              </table:table-cell>
              <table:table-cell office:value-type="float" office:value="-29482">
                <text:p>-29482</text:p>
              </table:table-cell>
              <table:table-cell office:value-type="float" office:value="-66983">
                <text:p>-66983</text:p>
              </table:table-cell>
              <table:table-cell office:value-type="float" office:value="-2762">
                <text:p>-2762</text:p>
              </table:table-cell>
              <table:table-cell office:value-type="float" office:value="1.3432">
                <text:p>1.3432</text:p>
              </table:table-cell>
            </table:table-row>
            <table:table-row>
              <table:table-cell office:value-type="string">
                <text:p>140729</text:p>
              </table:table-cell>
              <table:table-cell office:value-type="float" office:value="157701">
                <text:p>157701</text:p>
              </table:table-cell>
              <table:table-cell office:value-type="float" office:value="-22350">
                <text:p>-22350</text:p>
              </table:table-cell>
              <table:table-cell office:value-type="float" office:value="-82199">
                <text:p>-82199</text:p>
              </table:table-cell>
              <table:table-cell office:value-type="float" office:value="-5644">
                <text:p>-5644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140805</text:p>
              </table:table-cell>
              <table:table-cell office:value-type="float" office:value="182110">
                <text:p>182110</text:p>
              </table:table-cell>
              <table:table-cell office:value-type="float" office:value="-19478">
                <text:p>-19478</text:p>
              </table:table-cell>
              <table:table-cell office:value-type="float" office:value="-105253">
                <text:p>-105253</text:p>
              </table:table-cell>
              <table:table-cell office:value-type="float" office:value="-7082">
                <text:p>-7082</text:p>
              </table:table-cell>
              <table:table-cell office:value-type="float" office:value="1.3411">
                <text:p>1.3411</text:p>
              </table:table-cell>
            </table:table-row>
            <table:table-row>
              <table:table-cell office:value-type="string">
                <text:p>140812</text:p>
              </table:table-cell>
              <table:table-cell office:value-type="float" office:value="183664">
                <text:p>183664</text:p>
              </table:table-cell>
              <table:table-cell office:value-type="float" office:value="-23847">
                <text:p>-23847</text:p>
              </table:table-cell>
              <table:table-cell office:value-type="float" office:value="-104466">
                <text:p>-104466</text:p>
              </table:table-cell>
              <table:table-cell office:value-type="float" office:value="-6014">
                <text:p>-6014</text:p>
              </table:table-cell>
              <table:table-cell office:value-type="float" office:value="1.3399">
                <text:p>1.3399</text:p>
              </table:table-cell>
            </table:table-row>
            <table:table-row>
              <table:table-cell office:value-type="string">
                <text:p>140819</text:p>
              </table:table-cell>
              <table:table-cell office:value-type="float" office:value="190096">
                <text:p>190096</text:p>
              </table:table-cell>
              <table:table-cell office:value-type="float" office:value="-18398">
                <text:p>-18398</text:p>
              </table:table-cell>
              <table:table-cell office:value-type="float" office:value="-117290">
                <text:p>-117290</text:p>
              </table:table-cell>
              <table:table-cell office:value-type="float" office:value="-3587">
                <text:p>-3587</text:p>
              </table:table-cell>
              <table:table-cell office:value-type="float" office:value="1.3243">
                <text:p>1.3243</text:p>
              </table:table-cell>
            </table:table-row>
            <table:table-row>
              <table:table-cell office:value-type="string">
                <text:p>140826</text:p>
              </table:table-cell>
              <table:table-cell office:value-type="float" office:value="198662">
                <text:p>198662</text:p>
              </table:table-cell>
              <table:table-cell office:value-type="float" office:value="-20987">
                <text:p>-20987</text:p>
              </table:table-cell>
              <table:table-cell office:value-type="float" office:value="-126160">
                <text:p>-126160</text:p>
              </table:table-cell>
              <table:table-cell office:value-type="float" office:value="-6074">
                <text:p>-6074</text:p>
              </table:table-cell>
              <table:table-cell office:value-type="float" office:value="1.3133">
                <text:p>1.3133</text:p>
              </table:table-cell>
            </table:table-row>
            <table:table-row>
              <table:table-cell office:value-type="string">
                <text:p>140902</text:p>
              </table:table-cell>
              <table:table-cell office:value-type="float" office:value="210950">
                <text:p>210950</text:p>
              </table:table-cell>
              <table:table-cell office:value-type="float" office:value="-28616">
                <text:p>-28616</text:p>
              </table:table-cell>
              <table:table-cell office:value-type="float" office:value="-127201">
                <text:p>-127201</text:p>
              </table:table-cell>
              <table:table-cell office:value-type="float" office:value="-7592">
                <text:p>-7592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140909</text:p>
              </table:table-cell>
              <table:table-cell office:value-type="float" office:value="200634">
                <text:p>200634</text:p>
              </table:table-cell>
              <table:table-cell office:value-type="float" office:value="-26013">
                <text:p>-26013</text:p>
              </table:table-cell>
              <table:table-cell office:value-type="float" office:value="-118547">
                <text:p>-118547</text:p>
              </table:table-cell>
              <table:table-cell office:value-type="float" office:value="-4672">
                <text:p>-4672</text:p>
              </table:table-cell>
              <table:table-cell office:value-type="float" office:value="1.2965">
                <text:p>1.2965</text:p>
              </table:table-cell>
            </table:table-row>
            <table:table-row>
              <table:table-cell office:value-type="string">
                <text:p>140916</text:p>
              </table:table-cell>
              <table:table-cell office:value-type="float" office:value="168429">
                <text:p>168429</text:p>
              </table:table-cell>
              <table:table-cell office:value-type="float" office:value="-29632">
                <text:p>-29632</text:p>
              </table:table-cell>
              <table:table-cell office:value-type="float" office:value="-101856">
                <text:p>-101856</text:p>
              </table:table-cell>
              <table:table-cell office:value-type="float" office:value="15156">
                <text:p>15156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140923</text:p>
              </table:table-cell>
              <table:table-cell office:value-type="float" office:value="174077">
                <text:p>174077</text:p>
              </table:table-cell>
              <table:table-cell office:value-type="float" office:value="-35765">
                <text:p>-35765</text:p>
              </table:table-cell>
              <table:table-cell office:value-type="float" office:value="-108573">
                <text:p>-108573</text:p>
              </table:table-cell>
              <table:table-cell office:value-type="float" office:value="19132">
                <text:p>19132</text:p>
              </table:table-cell>
              <table:table-cell office:value-type="float" office:value="1.2685">
                <text:p>1.2685</text:p>
              </table:table-cell>
            </table:table-row>
            <table:table-row>
              <table:table-cell office:value-type="string">
                <text:p>140930</text:p>
              </table:table-cell>
              <table:table-cell office:value-type="float" office:value="172345">
                <text:p>172345</text:p>
              </table:table-cell>
              <table:table-cell office:value-type="float" office:value="-39474">
                <text:p>-39474</text:p>
              </table:table-cell>
              <table:table-cell office:value-type="float" office:value="-99007">
                <text:p>-99007</text:p>
              </table:table-cell>
              <table:table-cell office:value-type="float" office:value="15832">
                <text:p>15832</text:p>
              </table:table-cell>
              <table:table-cell office:value-type="float" office:value="1.2517">
                <text:p>1.2517</text:p>
              </table:table-cell>
            </table:table-row>
            <table:table-row>
              <table:table-cell office:value-type="string">
                <text:p>141007</text:p>
              </table:table-cell>
              <table:table-cell office:value-type="float" office:value="190237">
                <text:p>190237</text:p>
              </table:table-cell>
              <table:table-cell office:value-type="float" office:value="-44514">
                <text:p>-44514</text:p>
              </table:table-cell>
              <table:table-cell office:value-type="float" office:value="-106079">
                <text:p>-106079</text:p>
              </table:table-cell>
              <table:table-cell office:value-type="float" office:value="13458">
                <text:p>13458</text:p>
              </table:table-cell>
              <table:table-cell office:value-type="float" office:value="1.2628">
                <text:p>1.2628</text:p>
              </table:table-cell>
            </table:table-row>
            <table:table-row>
              <table:table-cell office:value-type="string">
                <text:p>141014</text:p>
              </table:table-cell>
              <table:table-cell office:value-type="float" office:value="199670">
                <text:p>199670</text:p>
              </table:table-cell>
              <table:table-cell office:value-type="float" office:value="-47106">
                <text:p>-47106</text:p>
              </table:table-cell>
              <table:table-cell office:value-type="float" office:value="-120597">
                <text:p>-120597</text:p>
              </table:table-cell>
              <table:table-cell office:value-type="float" office:value="17457">
                <text:p>17457</text:p>
              </table:table-cell>
              <table:table-cell office:value-type="float" office:value="1.2763">
                <text:p>1.2763</text:p>
              </table:table-cell>
            </table:table-row>
            <table:table-row>
              <table:table-cell office:value-type="string">
                <text:p>141021</text:p>
              </table:table-cell>
              <table:table-cell office:value-type="float" office:value="201046">
                <text:p>201046</text:p>
              </table:table-cell>
              <table:table-cell office:value-type="float" office:value="-47069">
                <text:p>-47069</text:p>
              </table:table-cell>
              <table:table-cell office:value-type="float" office:value="-123733">
                <text:p>-123733</text:p>
              </table:table-cell>
              <table:table-cell office:value-type="float" office:value="18426">
                <text:p>18426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>141028</text:p>
              </table:table-cell>
              <table:table-cell office:value-type="float" office:value="207492">
                <text:p>207492</text:p>
              </table:table-cell>
              <table:table-cell office:value-type="float" office:value="-45323">
                <text:p>-45323</text:p>
              </table:table-cell>
              <table:table-cell office:value-type="float" office:value="-131214">
                <text:p>-131214</text:p>
              </table:table-cell>
              <table:table-cell office:value-type="float" office:value="15723">
                <text:p>15723</text:p>
              </table:table-cell>
              <table:table-cell office:value-type="float" office:value="1.2525">
                <text:p>1.2525</text:p>
              </table:table-cell>
            </table:table-row>
            <table:table-row>
              <table:table-cell office:value-type="string">
                <text:p>141104</text:p>
              </table:table-cell>
              <table:table-cell office:value-type="float" office:value="227310">
                <text:p>227310</text:p>
              </table:table-cell>
              <table:table-cell office:value-type="float" office:value="-42534">
                <text:p>-42534</text:p>
              </table:table-cell>
              <table:table-cell office:value-type="float" office:value="-138634">
                <text:p>-138634</text:p>
              </table:table-cell>
              <table:table-cell office:value-type="float" office:value="12130">
                <text:p>12130</text:p>
              </table:table-cell>
              <table:table-cell office:value-type="float" office:value="1.2454">
                <text:p>1.2454</text:p>
              </table:table-cell>
            </table:table-row>
            <table:table-row>
              <table:table-cell office:value-type="string">
                <text:p>141111</text:p>
              </table:table-cell>
              <table:table-cell office:value-type="float" office:value="210540">
                <text:p>210540</text:p>
              </table:table-cell>
              <table:table-cell office:value-type="float" office:value="-41694">
                <text:p>-41694</text:p>
              </table:table-cell>
              <table:table-cell office:value-type="float" office:value="-129094">
                <text:p>-129094</text:p>
              </table:table-cell>
              <table:table-cell office:value-type="float" office:value="19303">
                <text:p>19303</text:p>
              </table:table-cell>
              <table:table-cell office:value-type="float" office:value="1.2524">
                <text:p>1.2524</text:p>
              </table:table-cell>
            </table:table-row>
            <table:table-row>
              <table:table-cell office:value-type="string">
                <text:p>141118</text:p>
              </table:table-cell>
              <table:table-cell office:value-type="float" office:value="212136">
                <text:p>212136</text:p>
              </table:table-cell>
              <table:table-cell office:value-type="float" office:value="-44220">
                <text:p>-44220</text:p>
              </table:table-cell>
              <table:table-cell office:value-type="float" office:value="-134116">
                <text:p>-134116</text:p>
              </table:table-cell>
              <table:table-cell office:value-type="float" office:value="21534">
                <text:p>21534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141125</text:p>
              </table:table-cell>
              <table:table-cell office:value-type="float" office:value="209273">
                <text:p>209273</text:p>
              </table:table-cell>
              <table:table-cell office:value-type="float" office:value="-44027">
                <text:p>-44027</text:p>
              </table:table-cell>
              <table:table-cell office:value-type="float" office:value="-128229">
                <text:p>-128229</text:p>
              </table:table-cell>
              <table:table-cell office:value-type="float" office:value="19938">
                <text:p>19938</text:p>
              </table:table-cell>
              <table:table-cell office:value-type="float" office:value="1.2452">
                <text:p>1.2452</text:p>
              </table:table-cell>
            </table:table-row>
            <table:table-row>
              <table:table-cell office:value-type="string">
                <text:p>141202</text:p>
              </table:table-cell>
              <table:table-cell office:value-type="float" office:value="197949">
                <text:p>197949</text:p>
              </table:table-cell>
              <table:table-cell office:value-type="float" office:value="-41715">
                <text:p>-41715</text:p>
              </table:table-cell>
              <table:table-cell office:value-type="float" office:value="-120111">
                <text:p>-120111</text:p>
              </table:table-cell>
              <table:table-cell office:value-type="float" office:value="19484">
                <text:p>19484</text:p>
              </table:table-cell>
              <table:table-cell office:value-type="float" office:value="1.2286">
                <text:p>1.2286</text:p>
              </table:table-cell>
            </table:table-row>
            <table:table-row>
              <table:table-cell office:value-type="string">
                <text:p>141209</text:p>
              </table:table-cell>
              <table:table-cell office:value-type="float" office:value="171505">
                <text:p>171505</text:p>
              </table:table-cell>
              <table:table-cell office:value-type="float" office:value="-46487">
                <text:p>-46487</text:p>
              </table:table-cell>
              <table:table-cell office:value-type="float" office:value="-87595">
                <text:p>-87595</text:p>
              </table:table-cell>
              <table:table-cell office:value-type="float" office:value="18018">
                <text:p>18018</text:p>
              </table:table-cell>
              <table:table-cell office:value-type="float" office:value="1.2462">
                <text:p>1.2462</text:p>
              </table:table-cell>
            </table:table-row>
            <table:table-row>
              <table:table-cell office:value-type="string">
                <text:p>141216</text:p>
              </table:table-cell>
              <table:table-cell office:value-type="float" office:value="159592">
                <text:p>159592</text:p>
              </table:table-cell>
              <table:table-cell office:value-type="float" office:value="-53447">
                <text:p>-53447</text:p>
              </table:table-cell>
              <table:table-cell office:value-type="float" office:value="-102686">
                <text:p>-102686</text:p>
              </table:table-cell>
              <table:table-cell office:value-type="float" office:value="43354">
                <text:p>43354</text:p>
              </table:table-cell>
              <table:table-cell office:value-type="float" office:value="1.2228">
                <text:p>1.2228</text:p>
              </table:table-cell>
            </table:table-row>
            <table:table-row>
              <table:table-cell office:value-type="string">
                <text:p>141223</text:p>
              </table:table-cell>
              <table:table-cell office:value-type="float" office:value="179542">
                <text:p>179542</text:p>
              </table:table-cell>
              <table:table-cell office:value-type="float" office:value="-45188">
                <text:p>-45188</text:p>
              </table:table-cell>
              <table:table-cell office:value-type="float" office:value="-127666">
                <text:p>-127666</text:p>
              </table:table-cell>
              <table:table-cell office:value-type="float" office:value="42956">
                <text:p>42956</text:p>
              </table:table-cell>
              <table:table-cell office:value-type="float" office:value="1.2176">
                <text:p>1.2176</text:p>
              </table:table-cell>
            </table:table-row>
            <table:table-row>
              <table:table-cell office:value-type="string">
                <text:p>141230</text:p>
              </table:table-cell>
              <table:table-cell office:value-type="float" office:value="186336">
                <text:p>186336</text:p>
              </table:table-cell>
              <table:table-cell office:value-type="float" office:value="-46418">
                <text:p>-46418</text:p>
              </table:table-cell>
              <table:table-cell office:value-type="float" office:value="-131455">
                <text:p>-131455</text:p>
              </table:table-cell>
              <table:table-cell office:value-type="float" office:value="41042">
                <text:p>41042</text:p>
              </table:table-cell>
              <table:table-cell office:value-type="float" office:value="1.2003">
                <text:p>1.2003</text:p>
              </table:table-cell>
            </table:table-row>
            <table:table-row>
              <table:table-cell office:value-type="string">
                <text:p>150106</text:p>
              </table:table-cell>
              <table:table-cell office:value-type="float" office:value="204459">
                <text:p>204459</text:p>
              </table:table-cell>
              <table:table-cell office:value-type="float" office:value="-49423">
                <text:p>-49423</text:p>
              </table:table-cell>
              <table:table-cell office:value-type="float" office:value="-135365">
                <text:p>-135365</text:p>
              </table:table-cell>
              <table:table-cell office:value-type="float" office:value="35884">
                <text:p>35884</text:p>
              </table:table-cell>
              <table:table-cell office:value-type="float" office:value="1.1842">
                <text:p>1.1842</text:p>
              </table:table-cell>
            </table:table-row>
            <table:table-row>
              <table:table-cell office:value-type="string">
                <text:p>150113</text:p>
              </table:table-cell>
              <table:table-cell office:value-type="float" office:value="214921">
                <text:p>214921</text:p>
              </table:table-cell>
              <table:table-cell office:value-type="float" office:value="-52895">
                <text:p>-52895</text:p>
              </table:table-cell>
              <table:table-cell office:value-type="float" office:value="-136703">
                <text:p>-136703</text:p>
              </table:table-cell>
              <table:table-cell office:value-type="float" office:value="32051">
                <text:p>32051</text:p>
              </table:table-cell>
              <table:table-cell office:value-type="float" office:value="1.1569">
                <text:p>1.1569</text:p>
              </table:table-cell>
            </table:table-row>
            <table:table-row>
              <table:table-cell office:value-type="string">
                <text:p>150120</text:p>
              </table:table-cell>
              <table:table-cell office:value-type="float" office:value="233378">
                <text:p>233378</text:p>
              </table:table-cell>
              <table:table-cell office:value-type="float" office:value="-62555">
                <text:p>-62555</text:p>
              </table:table-cell>
              <table:table-cell office:value-type="float" office:value="-144434">
                <text:p>-144434</text:p>
              </table:table-cell>
              <table:table-cell office:value-type="float" office:value="29078">
                <text:p>29078</text:p>
              </table:table-cell>
              <table:table-cell office:value-type="float" office:value="1.1208">
                <text:p>1.1208</text:p>
              </table:table-cell>
            </table:table-row>
            <table:table-row>
              <table:table-cell office:value-type="string">
                <text:p>150127</text:p>
              </table:table-cell>
              <table:table-cell office:value-type="float" office:value="229069">
                <text:p>229069</text:p>
              </table:table-cell>
              <table:table-cell office:value-type="float" office:value="-55464">
                <text:p>-55464</text:p>
              </table:table-cell>
              <table:table-cell office:value-type="float" office:value="-138680">
                <text:p>-138680</text:p>
              </table:table-cell>
              <table:table-cell office:value-type="float" office:value="24593">
                <text:p>24593</text:p>
              </table:table-cell>
              <table:table-cell office:value-type="float" office:value="1.1288">
                <text:p>1.1288</text:p>
              </table:table-cell>
            </table:table-row>
            <table:table-row>
              <table:table-cell office:value-type="string">
                <text:p>150203</text:p>
              </table:table-cell>
              <table:table-cell office:value-type="float" office:value="240929">
                <text:p>240929</text:p>
              </table:table-cell>
              <table:table-cell office:value-type="float" office:value="-58603">
                <text:p>-58603</text:p>
              </table:table-cell>
              <table:table-cell office:value-type="float" office:value="-155558">
                <text:p>-155558</text:p>
              </table:table-cell>
              <table:table-cell office:value-type="float" office:value="29887">
                <text:p>29887</text:p>
              </table:table-cell>
              <table:table-cell office:value-type="float" office:value="1.1316">
                <text:p>1.1316</text:p>
              </table:table-cell>
            </table:table-row>
            <table:table-row>
              <table:table-cell office:value-type="string">
                <text:p>150210</text:p>
              </table:table-cell>
              <table:table-cell office:value-type="float" office:value="230004">
                <text:p>230004</text:p>
              </table:table-cell>
              <table:table-cell office:value-type="float" office:value="-50982">
                <text:p>-50982</text:p>
              </table:table-cell>
              <table:table-cell office:value-type="float" office:value="-158982">
                <text:p>-158982</text:p>
              </table:table-cell>
              <table:table-cell office:value-type="float" office:value="30770">
                <text:p>30770</text:p>
              </table:table-cell>
              <table:table-cell office:value-type="float" office:value="1.1385">
                <text:p>1.1385</text:p>
              </table:table-cell>
            </table:table-row>
            <table:table-row>
              <table:table-cell office:value-type="string">
                <text:p>150217</text:p>
              </table:table-cell>
              <table:table-cell office:value-type="float" office:value="220581">
                <text:p>220581</text:p>
              </table:table-cell>
              <table:table-cell office:value-type="float" office:value="-50545">
                <text:p>-50545</text:p>
              </table:table-cell>
              <table:table-cell office:value-type="float" office:value="-151966">
                <text:p>-151966</text:p>
              </table:table-cell>
              <table:table-cell office:value-type="float" office:value="33990">
                <text:p>33990</text:p>
              </table:table-cell>
              <table:table-cell office:value-type="float" office:value="1.1381">
                <text:p>1.1381</text:p>
              </table:table-cell>
            </table:table-row>
            <table:table-row>
              <table:table-cell office:value-type="string">
                <text:p>150224</text:p>
              </table:table-cell>
              <table:table-cell office:value-type="float" office:value="208257">
                <text:p>208257</text:p>
              </table:table-cell>
              <table:table-cell office:value-type="float" office:value="-48807">
                <text:p>-48807</text:p>
              </table:table-cell>
              <table:table-cell office:value-type="float" office:value="-149982">
                <text:p>-149982</text:p>
              </table:table-cell>
              <table:table-cell office:value-type="float" office:value="39757">
                <text:p>39757</text:p>
              </table:table-cell>
              <table:table-cell office:value-type="float" office:value="1.1196">
                <text:p>1.1196</text:p>
              </table:table-cell>
            </table:table-row>
            <table:table-row>
              <table:table-cell office:value-type="string">
                <text:p>150303</text:p>
              </table:table-cell>
              <table:table-cell office:value-type="float" office:value="202957">
                <text:p>202957</text:p>
              </table:table-cell>
              <table:table-cell office:value-type="float" office:value="-43906">
                <text:p>-43906</text:p>
              </table:table-cell>
              <table:table-cell office:value-type="float" office:value="-145139">
                <text:p>-145139</text:p>
              </table:table-cell>
              <table:table-cell office:value-type="float" office:value="38346">
                <text:p>38346</text:p>
              </table:table-cell>
              <table:table-cell office:value-type="float" office:value="1.0844">
                <text:p>1.0844</text:p>
              </table:table-cell>
            </table:table-row>
            <table:table-row>
              <table:table-cell office:value-type="string">
                <text:p>150310</text:p>
              </table:table-cell>
              <table:table-cell office:value-type="float" office:value="194783">
                <text:p>194783</text:p>
              </table:table-cell>
              <table:table-cell office:value-type="float" office:value="-41325">
                <text:p>-41325</text:p>
              </table:table-cell>
              <table:table-cell office:value-type="float" office:value="-129172">
                <text:p>-129172</text:p>
              </table:table-cell>
              <table:table-cell office:value-type="float" office:value="28121">
                <text:p>28121</text:p>
              </table:table-cell>
              <table:table-cell office:value-type="float" office:value="1.0495">
                <text:p>1.0495</text:p>
              </table:table-cell>
            </table:table-row>
            <table:table-row>
              <table:table-cell office:value-type="string">
                <text:p>150317</text:p>
              </table:table-cell>
              <table:table-cell office:value-type="float" office:value="171670">
                <text:p>171670</text:p>
              </table:table-cell>
              <table:table-cell office:value-type="float" office:value="-51862">
                <text:p>-51862</text:p>
              </table:table-cell>
              <table:table-cell office:value-type="float" office:value="-144213">
                <text:p>-144213</text:p>
              </table:table-cell>
              <table:table-cell office:value-type="float" office:value="78320">
                <text:p>78320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150324</text:p>
              </table:table-cell>
              <table:table-cell office:value-type="float" office:value="192588">
                <text:p>192588</text:p>
              </table:table-cell>
              <table:table-cell office:value-type="float" office:value="-51377">
                <text:p>-51377</text:p>
              </table:table-cell>
              <table:table-cell office:value-type="float" office:value="-170230">
                <text:p>-170230</text:p>
              </table:table-cell>
              <table:table-cell office:value-type="float" office:value="79911">
                <text:p>79911</text:p>
              </table:table-cell>
              <table:table-cell office:value-type="float" office:value="1.0889">
                <text:p>1.0889</text:p>
              </table:table-cell>
            </table:table-row>
            <table:table-row>
              <table:table-cell office:value-type="string">
                <text:p>150331</text:p>
              </table:table-cell>
              <table:table-cell office:value-type="float" office:value="198832">
                <text:p>198832</text:p>
              </table:table-cell>
              <table:table-cell office:value-type="float" office:value="-53702">
                <text:p>-53702</text:p>
              </table:table-cell>
              <table:table-cell office:value-type="float" office:value="-160674">
                <text:p>-160674</text:p>
              </table:table-cell>
              <table:table-cell office:value-type="float" office:value="63453">
                <text:p>63453</text:p>
              </table:table-cell>
              <table:table-cell office:value-type="float" office:value="1.0978">
                <text:p>1.0978</text:p>
              </table:table-cell>
            </table:table-row>
            <table:table-row>
              <table:table-cell office:value-type="string">
                <text:p>150407</text:p>
              </table:table-cell>
              <table:table-cell office:value-type="float" office:value="184826">
                <text:p>184826</text:p>
              </table:table-cell>
              <table:table-cell office:value-type="float" office:value="-56265">
                <text:p>-56265</text:p>
              </table:table-cell>
              <table:table-cell office:value-type="float" office:value="-154643">
                <text:p>-154643</text:p>
              </table:table-cell>
              <table:table-cell office:value-type="float" office:value="70829">
                <text:p>70829</text:p>
              </table:table-cell>
              <table:table-cell office:value-type="float" office:value="1.0604">
                <text:p>1.0604</text:p>
              </table:table-cell>
            </table:table-row>
            <table:table-row>
              <table:table-cell office:value-type="string">
                <text:p>150414</text:p>
              </table:table-cell>
              <table:table-cell office:value-type="float" office:value="177644">
                <text:p>177644</text:p>
              </table:table-cell>
              <table:table-cell office:value-type="float" office:value="-55047">
                <text:p>-55047</text:p>
              </table:table-cell>
              <table:table-cell office:value-type="float" office:value="-148804">
                <text:p>-148804</text:p>
              </table:table-cell>
              <table:table-cell office:value-type="float" office:value="71160">
                <text:p>71160</text:p>
              </table:table-cell>
              <table:table-cell office:value-type="float" office:value="1.0807">
                <text:p>1.0807</text:p>
              </table:table-cell>
            </table:table-row>
            <table:table-row>
              <table:table-cell office:value-type="string">
                <text:p>150421</text:p>
              </table:table-cell>
              <table:table-cell office:value-type="float" office:value="175627">
                <text:p>175627</text:p>
              </table:table-cell>
              <table:table-cell office:value-type="float" office:value="-60335">
                <text:p>-60335</text:p>
              </table:table-cell>
              <table:table-cell office:value-type="float" office:value="-139424">
                <text:p>-139424</text:p>
              </table:table-cell>
              <table:table-cell office:value-type="float" office:value="67712">
                <text:p>67712</text:p>
              </table:table-cell>
              <table:table-cell office:value-type="float" office:value="1.0874">
                <text:p>1.0874</text:p>
              </table:table-cell>
            </table:table-row>
            <table:table-row>
              <table:table-cell office:value-type="string">
                <text:p>150428</text:p>
              </table:table-cell>
              <table:table-cell office:value-type="float" office:value="150166">
                <text:p>150166</text:p>
              </table:table-cell>
              <table:table-cell office:value-type="float" office:value="-55970">
                <text:p>-55970</text:p>
              </table:table-cell>
              <table:table-cell office:value-type="float" office:value="-124234">
                <text:p>-124234</text:p>
              </table:table-cell>
              <table:table-cell office:value-type="float" office:value="72964">
                <text:p>72964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150505</text:p>
              </table:table-cell>
              <table:table-cell office:value-type="float" office:value="141542">
                <text:p>141542</text:p>
              </table:table-cell>
              <table:table-cell office:value-type="float" office:value="-51293">
                <text:p>-51293</text:p>
              </table:table-cell>
              <table:table-cell office:value-type="float" office:value="-118303">
                <text:p>-118303</text:p>
              </table:table-cell>
              <table:table-cell office:value-type="float" office:value="65838">
                <text:p>65838</text:p>
              </table:table-cell>
              <table:table-cell office:value-type="float" office:value="1.1204">
                <text:p>1.1204</text:p>
              </table:table-cell>
            </table:table-row>
            <table:table-row>
              <table:table-cell office:value-type="string">
                <text:p>150512</text:p>
              </table:table-cell>
              <table:table-cell office:value-type="float" office:value="132585">
                <text:p>132585</text:p>
              </table:table-cell>
              <table:table-cell office:value-type="float" office:value="-60402">
                <text:p>-60402</text:p>
              </table:table-cell>
              <table:table-cell office:value-type="float" office:value="-107498">
                <text:p>-107498</text:p>
              </table:table-cell>
              <table:table-cell office:value-type="float" office:value="73507">
                <text:p>73507</text:p>
              </table:table-cell>
              <table:table-cell office:value-type="float" office:value="1.1453">
                <text:p>1.1453</text:p>
              </table:table-cell>
            </table:table-row>
            <table:table-row>
              <table:table-cell office:value-type="string">
                <text:p>150519</text:p>
              </table:table-cell>
              <table:table-cell office:value-type="float" office:value="122832">
                <text:p>122832</text:p>
              </table:table-cell>
              <table:table-cell office:value-type="float" office:value="-57201">
                <text:p>-57201</text:p>
              </table:table-cell>
              <table:table-cell office:value-type="float" office:value="-103229">
                <text:p>-103229</text:p>
              </table:table-cell>
              <table:table-cell office:value-type="float" office:value="77693">
                <text:p>77693</text:p>
              </table:table-cell>
              <table:table-cell office:value-type="float" office:value="1.1018">
                <text:p>1.1018</text:p>
              </table:table-cell>
            </table:table-row>
            <table:table-row>
              <table:table-cell office:value-type="string">
                <text:p>150526</text:p>
              </table:table-cell>
              <table:table-cell office:value-type="float" office:value="120245">
                <text:p>120245</text:p>
              </table:table-cell>
              <table:table-cell office:value-type="float" office:value="-57427">
                <text:p>-57427</text:p>
              </table:table-cell>
              <table:table-cell office:value-type="float" office:value="-103068">
                <text:p>-103068</text:p>
              </table:table-cell>
              <table:table-cell office:value-type="float" office:value="76953">
                <text:p>76953</text:p>
              </table:table-cell>
              <table:table-cell office:value-type="float" office:value="1.0988">
                <text:p>1.0988</text:p>
              </table:table-cell>
            </table:table-row>
            <table:table-row>
              <table:table-cell office:value-type="string">
                <text:p>150602</text:p>
              </table:table-cell>
              <table:table-cell office:value-type="float" office:value="116081">
                <text:p>116081</text:p>
              </table:table-cell>
              <table:table-cell office:value-type="float" office:value="-70316">
                <text:p>-70316</text:p>
              </table:table-cell>
              <table:table-cell office:value-type="float" office:value="-86336">
                <text:p>-86336</text:p>
              </table:table-cell>
              <table:table-cell office:value-type="float" office:value="82195">
                <text:p>82195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150609</text:p>
              </table:table-cell>
              <table:table-cell office:value-type="float" office:value="89569">
                <text:p>89569</text:p>
              </table:table-cell>
              <table:table-cell office:value-type="float" office:value="-71670">
                <text:p>-71670</text:p>
              </table:table-cell>
              <table:table-cell office:value-type="float" office:value="-73169">
                <text:p>-73169</text:p>
              </table:table-cell>
              <table:table-cell office:value-type="float" office:value="94011">
                <text:p>94011</text:p>
              </table:table-cell>
              <table:table-cell office:value-type="float" office:value="1.1269">
                <text:p>1.1269</text:p>
              </table:table-cell>
            </table:table-row>
            <table:table-row>
              <table:table-cell office:value-type="string">
                <text:p>150616</text:p>
              </table:table-cell>
              <table:table-cell office:value-type="float" office:value="108597">
                <text:p>108597</text:p>
              </table:table-cell>
              <table:table-cell office:value-type="float" office:value="-71996">
                <text:p>-71996</text:p>
              </table:table-cell>
              <table:table-cell office:value-type="float" office:value="-33002">
                <text:p>-33002</text:p>
              </table:table-cell>
              <table:table-cell office:value-type="float" office:value="30015">
                <text:p>30015</text:p>
              </table:table-cell>
              <table:table-cell office:value-type="float" office:value="1.1353">
                <text:p>1.1353</text:p>
              </table:table-cell>
            </table:table-row>
            <table:table-row>
              <table:table-cell office:value-type="string">
                <text:p>150623</text:p>
              </table:table-cell>
              <table:table-cell office:value-type="float" office:value="117841">
                <text:p>117841</text:p>
              </table:table-cell>
              <table:table-cell office:value-type="float" office:value="-56644">
                <text:p>-56644</text:p>
              </table:table-cell>
              <table:table-cell office:value-type="float" office:value="-45668">
                <text:p>-45668</text:p>
              </table:table-cell>
              <table:table-cell office:value-type="float" office:value="17074">
                <text:p>17074</text:p>
              </table:table-cell>
              <table:table-cell office:value-type="float" office:value="1.1166">
                <text:p>1.1166</text:p>
              </table:table-cell>
            </table:table-row>
            <table:table-row>
              <table:table-cell office:value-type="string">
                <text:p>150630</text:p>
              </table:table-cell>
              <table:table-cell office:value-type="float" office:value="119499">
                <text:p>119499</text:p>
              </table:table-cell>
              <table:table-cell office:value-type="float" office:value="-51792">
                <text:p>-51792</text:p>
              </table:table-cell>
              <table:table-cell office:value-type="float" office:value="-48954">
                <text:p>-48954</text:p>
              </table:table-cell>
              <table:table-cell office:value-type="float" office:value="15968">
                <text:p>15968</text:p>
              </table:table-cell>
              <table:table-cell office:value-type="float" office:value="1.1114">
                <text:p>1.1114</text:p>
              </table:table-cell>
            </table:table-row>
            <table:table-row>
              <table:table-cell office:value-type="string">
                <text:p>150707</text:p>
              </table:table-cell>
              <table:table-cell office:value-type="float" office:value="124685">
                <text:p>124685</text:p>
              </table:table-cell>
              <table:table-cell office:value-type="float" office:value="-42279">
                <text:p>-42279</text:p>
              </table:table-cell>
              <table:table-cell office:value-type="float" office:value="-59110">
                <text:p>-59110</text:p>
              </table:table-cell>
              <table:table-cell office:value-type="float" office:value="18916">
                <text:p>18916</text:p>
              </table:table-cell>
              <table:table-cell office:value-type="float" office:value="1.1164">
                <text:p>1.1164</text:p>
              </table:table-cell>
            </table:table-row>
            <table:table-row>
              <table:table-cell office:value-type="string">
                <text:p>150714</text:p>
              </table:table-cell>
              <table:table-cell office:value-type="float" office:value="122595">
                <text:p>122595</text:p>
              </table:table-cell>
              <table:table-cell office:value-type="float" office:value="-43186">
                <text:p>-43186</text:p>
              </table:table-cell>
              <table:table-cell office:value-type="float" office:value="-65859">
                <text:p>-65859</text:p>
              </table:table-cell>
              <table:table-cell office:value-type="float" office:value="22593">
                <text:p>22593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150721</text:p>
              </table:table-cell>
              <table:table-cell office:value-type="float" office:value="125826">
                <text:p>125826</text:p>
              </table:table-cell>
              <table:table-cell office:value-type="float" office:value="-35015">
                <text:p>-35015</text:p>
              </table:table-cell>
              <table:table-cell office:value-type="float" office:value="-72161">
                <text:p>-72161</text:p>
              </table:table-cell>
              <table:table-cell office:value-type="float" office:value="21489">
                <text:p>21489</text:p>
              </table:table-cell>
              <table:table-cell office:value-type="float" office:value="1.0984">
                <text:p>1.0984</text:p>
              </table:table-cell>
            </table:table-row>
            <table:table-row>
              <table:table-cell office:value-type="string">
                <text:p>150728</text:p>
              </table:table-cell>
              <table:table-cell office:value-type="float" office:value="110446">
                <text:p>110446</text:p>
              </table:table-cell>
              <table:table-cell office:value-type="float" office:value="-30477">
                <text:p>-30477</text:p>
              </table:table-cell>
              <table:table-cell office:value-type="float" office:value="-66491">
                <text:p>-66491</text:p>
              </table:table-cell>
              <table:table-cell office:value-type="float" office:value="23433">
                <text:p>23433</text:p>
              </table:table-cell>
              <table:table-cell office:value-type="float" office:value="1.0988">
                <text:p>1.0988</text:p>
              </table:table-cell>
            </table:table-row>
            <table:table-row>
              <table:table-cell office:value-type="string">
                <text:p>150804</text:p>
              </table:table-cell>
              <table:table-cell office:value-type="float" office:value="121348">
                <text:p>121348</text:p>
              </table:table-cell>
              <table:table-cell office:value-type="float" office:value="-33811">
                <text:p>-33811</text:p>
              </table:table-cell>
              <table:table-cell office:value-type="float" office:value="-74074">
                <text:p>-74074</text:p>
              </table:table-cell>
              <table:table-cell office:value-type="float" office:value="25166">
                <text:p>25166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150811</text:p>
              </table:table-cell>
              <table:table-cell office:value-type="float" office:value="107718">
                <text:p>107718</text:p>
              </table:table-cell>
              <table:table-cell office:value-type="float" office:value="-20375">
                <text:p>-20375</text:p>
              </table:table-cell>
              <table:table-cell office:value-type="float" office:value="-71568">
                <text:p>-71568</text:p>
              </table:table-cell>
              <table:table-cell office:value-type="float" office:value="21338">
                <text:p>21338</text:p>
              </table:table-cell>
              <table:table-cell office:value-type="float" office:value="1.1106">
                <text:p>1.1106</text:p>
              </table:table-cell>
            </table:table-row>
            <table:table-row>
              <table:table-cell office:value-type="string">
                <text:p>150818</text:p>
              </table:table-cell>
              <table:table-cell office:value-type="float" office:value="80700">
                <text:p>80700</text:p>
              </table:table-cell>
              <table:table-cell office:value-type="float" office:value="-14274">
                <text:p>-14274</text:p>
              </table:table-cell>
              <table:table-cell office:value-type="float" office:value="-58228">
                <text:p>-58228</text:p>
              </table:table-cell>
              <table:table-cell office:value-type="float" office:value="21396">
                <text:p>21396</text:p>
              </table:table-cell>
              <table:table-cell office:value-type="float" office:value="1.1389">
                <text:p>1.1389</text:p>
              </table:table-cell>
            </table:table-row>
            <table:table-row>
              <table:table-cell office:value-type="string">
                <text:p>150825</text:p>
              </table:table-cell>
              <table:table-cell office:value-type="float" office:value="65450">
                <text:p>65450</text:p>
              </table:table-cell>
              <table:table-cell office:value-type="float" office:value="-15112">
                <text:p>-15112</text:p>
              </table:table-cell>
              <table:table-cell office:value-type="float" office:value="-42460">
                <text:p>-42460</text:p>
              </table:table-cell>
              <table:table-cell office:value-type="float" office:value="17195">
                <text:p>17195</text:p>
              </table:table-cell>
              <table:table-cell office:value-type="float" office:value="1.1179">
                <text:p>1.1179</text:p>
              </table:table-cell>
            </table:table-row>
            <table:table-row>
              <table:table-cell office:value-type="string">
                <text:p>150901</text:p>
              </table:table-cell>
              <table:table-cell office:value-type="float" office:value="64888">
                <text:p>64888</text:p>
              </table:table-cell>
              <table:table-cell office:value-type="float" office:value="-15770">
                <text:p>-15770</text:p>
              </table:table-cell>
              <table:table-cell office:value-type="float" office:value="-40286">
                <text:p>-40286</text:p>
              </table:table-cell>
              <table:table-cell office:value-type="float" office:value="11654">
                <text:p>11654</text:p>
              </table:table-cell>
              <table:table-cell office:value-type="float" office:value="1.1147">
                <text:p>1.1147</text:p>
              </table:table-cell>
            </table:table-row>
            <table:table-row>
              <table:table-cell office:value-type="string">
                <text:p>150908</text:p>
              </table:table-cell>
              <table:table-cell office:value-type="float" office:value="83076">
                <text:p>83076</text:p>
              </table:table-cell>
              <table:table-cell office:value-type="float" office:value="-23718">
                <text:p>-23718</text:p>
              </table:table-cell>
              <table:table-cell office:value-type="float" office:value="-49964">
                <text:p>-49964</text:p>
              </table:table-cell>
              <table:table-cell office:value-type="float" office:value="17810">
                <text:p>17810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150915</text:p>
              </table:table-cell>
              <table:table-cell office:value-type="float" office:value="87341">
                <text:p>87341</text:p>
              </table:table-cell>
              <table:table-cell office:value-type="float" office:value="-25289">
                <text:p>-25289</text:p>
              </table:table-cell>
              <table:table-cell office:value-type="float" office:value="-59641">
                <text:p>-59641</text:p>
              </table:table-cell>
              <table:table-cell office:value-type="float" office:value="15797">
                <text:p>15797</text:p>
              </table:table-cell>
              <table:table-cell office:value-type="float" office:value="1.1305">
                <text:p>1.1305</text:p>
              </table:table-cell>
            </table:table-row>
            <table:table-row>
              <table:table-cell office:value-type="string">
                <text:p>150922</text:p>
              </table:table-cell>
              <table:table-cell office:value-type="float" office:value="82042">
                <text:p>82042</text:p>
              </table:table-cell>
              <table:table-cell office:value-type="float" office:value="-26238">
                <text:p>-26238</text:p>
              </table:table-cell>
              <table:table-cell office:value-type="float" office:value="-56471">
                <text:p>-56471</text:p>
              </table:table-cell>
              <table:table-cell office:value-type="float" office:value="21748">
                <text:p>21748</text:p>
              </table:table-cell>
              <table:table-cell office:value-type="float" office:value="1.1195">
                <text:p>1.1195</text:p>
              </table:table-cell>
            </table:table-row>
            <table:table-row>
              <table:table-cell office:value-type="string">
                <text:p>150929</text:p>
              </table:table-cell>
              <table:table-cell office:value-type="float" office:value="88425">
                <text:p>88425</text:p>
              </table:table-cell>
              <table:table-cell office:value-type="float" office:value="-28103">
                <text:p>-28103</text:p>
              </table:table-cell>
              <table:table-cell office:value-type="float" office:value="-57957">
                <text:p>-57957</text:p>
              </table:table-cell>
              <table:table-cell office:value-type="float" office:value="22041">
                <text:p>22041</text:p>
              </table:table-cell>
              <table:table-cell office:value-type="float" office:value="1.1211">
                <text:p>1.1211</text:p>
              </table:table-cell>
            </table:table-row>
            <table:table-row>
              <table:table-cell office:value-type="string">
                <text:p>151006</text:p>
              </table:table-cell>
              <table:table-cell office:value-type="float" office:value="73191">
                <text:p>73191</text:p>
              </table:table-cell>
              <table:table-cell office:value-type="float" office:value="-18817">
                <text:p>-18817</text:p>
              </table:table-cell>
              <table:table-cell office:value-type="float" office:value="-62431">
                <text:p>-62431</text:p>
              </table:table-cell>
              <table:table-cell office:value-type="float" office:value="27754">
                <text:p>27754</text:p>
              </table:table-cell>
              <table:table-cell office:value-type="float" office:value="1.1358">
                <text:p>1.1358</text:p>
              </table:table-cell>
            </table:table-row>
            <table:table-row>
              <table:table-cell office:value-type="string">
                <text:p>151013</text:p>
              </table:table-cell>
              <table:table-cell office:value-type="float" office:value="52073">
                <text:p>52073</text:p>
              </table:table-cell>
              <table:table-cell office:value-type="float" office:value="-9214">
                <text:p>-9214</text:p>
              </table:table-cell>
              <table:table-cell office:value-type="float" office:value="-60104">
                <text:p>-60104</text:p>
              </table:table-cell>
              <table:table-cell office:value-type="float" office:value="33684">
                <text:p>33684</text:p>
              </table:table-cell>
              <table:table-cell office:value-type="float" office:value="1.1346">
                <text:p>1.1346</text:p>
              </table:table-cell>
            </table:table-row>
            <table:table-row>
              <table:table-cell office:value-type="string">
                <text:p>151020</text:p>
              </table:table-cell>
              <table:table-cell office:value-type="float" office:value="25384">
                <text:p>25384</text:p>
              </table:table-cell>
              <table:table-cell office:value-type="float" office:value="-831">
                <text:p>-831</text:p>
              </table:table-cell>
              <table:table-cell office:value-type="float" office:value="-48616">
                <text:p>-48616</text:p>
              </table:table-cell>
              <table:table-cell office:value-type="float" office:value="40826">
                <text:p>40826</text:p>
              </table:table-cell>
              <table:table-cell office:value-type="float" office:value="1.1018">
                <text:p>1.1018</text:p>
              </table:table-cell>
            </table:table-row>
            <table:table-row>
              <table:table-cell office:value-type="string">
                <text:p>151027</text:p>
              </table:table-cell>
              <table:table-cell office:value-type="float" office:value="70605">
                <text:p>70605</text:p>
              </table:table-cell>
              <table:table-cell office:value-type="float" office:value="-9453">
                <text:p>-9453</text:p>
              </table:table-cell>
              <table:table-cell office:value-type="float" office:value="-83046">
                <text:p>-83046</text:p>
              </table:table-cell>
              <table:table-cell office:value-type="float" office:value="50410">
                <text:p>50410</text:p>
              </table:table-cell>
              <table:table-cell office:value-type="float" office:value="1.1005">
                <text:p>1.1005</text:p>
              </table:table-cell>
            </table:table-row>
            <table:table-row>
              <table:table-cell office:value-type="string">
                <text:p>151103</text:p>
              </table:table-cell>
              <table:table-cell office:value-type="float" office:value="95938">
                <text:p>95938</text:p>
              </table:table-cell>
              <table:table-cell office:value-type="float" office:value="-4863">
                <text:p>-4863</text:p>
              </table:table-cell>
              <table:table-cell office:value-type="float" office:value="-118209">
                <text:p>-118209</text:p>
              </table:table-cell>
              <table:table-cell office:value-type="float" office:value="61744">
                <text:p>61744</text:p>
              </table:table-cell>
              <table:table-cell office:value-type="float" office:value="1.0741">
                <text:p>1.0741</text:p>
              </table:table-cell>
            </table:table-row>
            <table:table-row>
              <table:table-cell office:value-type="string">
                <text:p>151110</text:p>
              </table:table-cell>
              <table:table-cell office:value-type="float" office:value="104001">
                <text:p>104001</text:p>
              </table:table-cell>
              <table:table-cell office:value-type="float" office:value="-280">
                <text:p>-280</text:p>
              </table:table-cell>
              <table:table-cell office:value-type="float" office:value="-130082">
                <text:p>-130082</text:p>
              </table:table-cell>
              <table:table-cell office:value-type="float" office:value="67977">
                <text:p>67977</text:p>
              </table:table-cell>
              <table:table-cell office:value-type="float" office:value="1.0779">
                <text:p>1.0779</text:p>
              </table:table-cell>
            </table:table-row>
            <table:table-row>
              <table:table-cell office:value-type="string">
                <text:p>151117</text:p>
              </table:table-cell>
              <table:table-cell office:value-type="float" office:value="128387">
                <text:p>128387</text:p>
              </table:table-cell>
              <table:table-cell office:value-type="float" office:value="-6877">
                <text:p>-6877</text:p>
              </table:table-cell>
              <table:table-cell office:value-type="float" office:value="-141062">
                <text:p>-141062</text:p>
              </table:table-cell>
              <table:table-cell office:value-type="float" office:value="59527">
                <text:p>59527</text:p>
              </table:table-cell>
              <table:table-cell office:value-type="float" office:value="1.0646">
                <text:p>1.0646</text:p>
              </table:table-cell>
            </table:table-row>
            <table:table-row>
              <table:table-cell office:value-type="string">
                <text:p>151124</text:p>
              </table:table-cell>
              <table:table-cell office:value-type="float" office:value="141285">
                <text:p>141285</text:p>
              </table:table-cell>
              <table:table-cell office:value-type="float" office:value="-3810">
                <text:p>-3810</text:p>
              </table:table-cell>
              <table:table-cell office:value-type="float" office:value="-151882">
                <text:p>-151882</text:p>
              </table:table-cell>
              <table:table-cell office:value-type="float" office:value="54845">
                <text:p>54845</text:p>
              </table:table-cell>
              <table:table-cell office:value-type="float" office:value="1.0593">
                <text:p>1.0593</text:p>
              </table:table-cell>
            </table:table-row>
            <table:table-row>
              <table:table-cell office:value-type="string">
                <text:p>151201</text:p>
              </table:table-cell>
              <table:table-cell office:value-type="float" office:value="143458">
                <text:p>143458</text:p>
              </table:table-cell>
              <table:table-cell office:value-type="float" office:value="1411">
                <text:p>1411</text:p>
              </table:table-cell>
              <table:table-cell office:value-type="float" office:value="-156726">
                <text:p>-156726</text:p>
              </table:table-cell>
              <table:table-cell office:value-type="float" office:value="53534">
                <text:p>53534</text:p>
              </table:table-cell>
              <table:table-cell office:value-type="float" office:value="1.0886">
                <text:p>1.0886</text:p>
              </table:table-cell>
            </table:table-row>
            <table:table-row>
              <table:table-cell office:value-type="string">
                <text:p>151208</text:p>
              </table:table-cell>
              <table:table-cell office:value-type="float" office:value="127099">
                <text:p>127099</text:p>
              </table:table-cell>
              <table:table-cell office:value-type="float" office:value="-5862">
                <text:p>-5862</text:p>
              </table:table-cell>
              <table:table-cell office:value-type="float" office:value="-139375">
                <text:p>-139375</text:p>
              </table:table-cell>
              <table:table-cell office:value-type="float" office:value="42915">
                <text:p>42915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>151215</text:p>
              </table:table-cell>
              <table:table-cell office:value-type="float" office:value="138780">
                <text:p>138780</text:p>
              </table:table-cell>
              <table:table-cell office:value-type="float" office:value="-16032">
                <text:p>-16032</text:p>
              </table:table-cell>
              <table:table-cell office:value-type="float" office:value="-126395">
                <text:p>-126395</text:p>
              </table:table-cell>
              <table:table-cell office:value-type="float" office:value="28997">
                <text:p>28997</text:p>
              </table:table-cell>
              <table:table-cell office:value-type="float" office:value="1.0868">
                <text:p>1.0868</text:p>
              </table:table-cell>
            </table:table-row>
            <table:table-row>
              <table:table-cell office:value-type="string">
                <text:p>151222</text:p>
              </table:table-cell>
              <table:table-cell office:value-type="float" office:value="135544">
                <text:p>135544</text:p>
              </table:table-cell>
              <table:table-cell office:value-type="float" office:value="-14222">
                <text:p>-14222</text:p>
              </table:table-cell>
              <table:table-cell office:value-type="float" office:value="-129584">
                <text:p>-129584</text:p>
              </table:table-cell>
              <table:table-cell office:value-type="float" office:value="29286">
                <text:p>29286</text:p>
              </table:table-cell>
              <table:table-cell office:value-type="float" office:value="1.0977">
                <text:p>1.0977</text:p>
              </table:table-cell>
            </table:table-row>
            <table:table-row>
              <table:table-cell office:value-type="string">
                <text:p>151229</text:p>
              </table:table-cell>
              <table:table-cell office:value-type="float" office:value="132465">
                <text:p>132465</text:p>
              </table:table-cell>
              <table:table-cell office:value-type="float" office:value="-9013">
                <text:p>-9013</text:p>
              </table:table-cell>
              <table:table-cell office:value-type="float" office:value="-131349">
                <text:p>-131349</text:p>
              </table:table-cell>
              <table:table-cell office:value-type="float" office:value="27769">
                <text:p>27769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160105</text:p>
              </table:table-cell>
              <table:table-cell office:value-type="float" office:value="133790">
                <text:p>133790</text:p>
              </table:table-cell>
              <table:table-cell office:value-type="float" office:value="-18467">
                <text:p>-18467</text:p>
              </table:table-cell>
              <table:table-cell office:value-type="float" office:value="-123477">
                <text:p>-123477</text:p>
              </table:table-cell>
              <table:table-cell office:value-type="float" office:value="26883">
                <text:p>26883</text:p>
              </table:table-cell>
              <table:table-cell office:value-type="float" office:value="1.0932">
                <text:p>1.0932</text:p>
              </table:table-cell>
            </table:table-row>
            <table:table-row>
              <table:table-cell office:value-type="string">
                <text:p>160112</text:p>
              </table:table-cell>
              <table:table-cell office:value-type="float" office:value="123325">
                <text:p>123325</text:p>
              </table:table-cell>
              <table:table-cell office:value-type="float" office:value="-20959">
                <text:p>-20959</text:p>
              </table:table-cell>
              <table:table-cell office:value-type="float" office:value="-109378">
                <text:p>-109378</text:p>
              </table:table-cell>
              <table:table-cell office:value-type="float" office:value="22312">
                <text:p>22312</text:p>
              </table:table-cell>
              <table:table-cell office:value-type="float" office:value="1.0917">
                <text:p>1.0917</text:p>
              </table:table-cell>
            </table:table-row>
            <table:table-row>
              <table:table-cell office:value-type="string">
                <text:p>160119</text:p>
              </table:table-cell>
              <table:table-cell office:value-type="float" office:value="100692">
                <text:p>100692</text:p>
              </table:table-cell>
              <table:table-cell office:value-type="float" office:value="-16246">
                <text:p>-16246</text:p>
              </table:table-cell>
              <table:table-cell office:value-type="float" office:value="-95994">
                <text:p>-95994</text:p>
              </table:table-cell>
              <table:table-cell office:value-type="float" office:value="22000">
                <text:p>22000</text:p>
              </table:table-cell>
              <table:table-cell office:value-type="float" office:value="1.0797">
                <text:p>1.0797</text:p>
              </table:table-cell>
            </table:table-row>
            <table:table-row>
              <table:table-cell office:value-type="string">
                <text:p>160126</text:p>
              </table:table-cell>
              <table:table-cell office:value-type="float" office:value="98986">
                <text:p>98986</text:p>
              </table:table-cell>
              <table:table-cell office:value-type="float" office:value="-19780">
                <text:p>-19780</text:p>
              </table:table-cell>
              <table:table-cell office:value-type="float" office:value="-88975">
                <text:p>-88975</text:p>
              </table:table-cell>
              <table:table-cell office:value-type="float" office:value="25372">
                <text:p>25372</text:p>
              </table:table-cell>
              <table:table-cell office:value-type="float" office:value="1.0837">
                <text:p>1.0837</text:p>
              </table:table-cell>
            </table:table-row>
            <table:table-row>
              <table:table-cell office:value-type="string">
                <text:p>160202</text:p>
              </table:table-cell>
              <table:table-cell office:value-type="float" office:value="61574">
                <text:p>61574</text:p>
              </table:table-cell>
              <table:table-cell office:value-type="float" office:value="-9847">
                <text:p>-9847</text:p>
              </table:table-cell>
              <table:table-cell office:value-type="float" office:value="-74553">
                <text:p>-74553</text:p>
              </table:table-cell>
              <table:table-cell office:value-type="float" office:value="47750">
                <text:p>47750</text:p>
              </table:table-cell>
              <table:table-cell office:value-type="float" office:value="1.1159">
                <text:p>1.1159</text:p>
              </table:table-cell>
            </table:table-row>
            <table:table-row>
              <table:table-cell office:value-type="string">
                <text:p>160209</text:p>
              </table:table-cell>
              <table:table-cell office:value-type="float" office:value="15025">
                <text:p>15025</text:p>
              </table:table-cell>
              <table:table-cell office:value-type="float" office:value="8471">
                <text:p>8471</text:p>
              </table:table-cell>
              <table:table-cell office:value-type="float" office:value="-61799">
                <text:p>-61799</text:p>
              </table:table-cell>
              <table:table-cell office:value-type="float" office:value="49013">
                <text:p>49013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160216</text:p>
              </table:table-cell>
              <table:table-cell office:value-type="float" office:value="-3786">
                <text:p>-3786</text:p>
              </table:table-cell>
              <table:table-cell office:value-type="float" office:value="6974">
                <text:p>6974</text:p>
              </table:table-cell>
              <table:table-cell office:value-type="float" office:value="-41107">
                <text:p>-41107</text:p>
              </table:table-cell>
              <table:table-cell office:value-type="float" office:value="43478">
                <text:p>43478</text:p>
              </table:table-cell>
              <table:table-cell office:value-type="float" office:value="1.1135">
                <text:p>1.1135</text:p>
              </table:table-cell>
            </table:table-row>
            <table:table-row>
              <table:table-cell office:value-type="string">
                <text:p>160223</text:p>
              </table:table-cell>
              <table:table-cell office:value-type="float" office:value="-683">
                <text:p>-683</text:p>
              </table:table-cell>
              <table:table-cell office:value-type="float" office:value="19008">
                <text:p>19008</text:p>
              </table:table-cell>
              <table:table-cell office:value-type="float" office:value="-35900">
                <text:p>-35900</text:p>
              </table:table-cell>
              <table:table-cell office:value-type="float" office:value="24245">
                <text:p>24245</text:p>
              </table:table-cell>
              <table:table-cell office:value-type="float" office:value="1.0934">
                <text:p>1.0934</text:p>
              </table:table-cell>
            </table:table-row>
            <table:table-row>
              <table:table-cell office:value-type="string">
                <text:p>160301</text:p>
              </table:table-cell>
              <table:table-cell office:value-type="float" office:value="37228">
                <text:p>37228</text:p>
              </table:table-cell>
              <table:table-cell office:value-type="float" office:value="8410">
                <text:p>8410</text:p>
              </table:table-cell>
              <table:table-cell office:value-type="float" office:value="-51615">
                <text:p>-51615</text:p>
              </table:table-cell>
              <table:table-cell office:value-type="float" office:value="23934">
                <text:p>23934</text:p>
              </table:table-cell>
              <table:table-cell office:value-type="float" office:value="1.1004">
                <text:p>1.1004</text:p>
              </table:table-cell>
            </table:table-row>
            <table:table-row>
              <table:table-cell office:value-type="string">
                <text:p>160308</text:p>
              </table:table-cell>
              <table:table-cell office:value-type="float" office:value="44878">
                <text:p>44878</text:p>
              </table:table-cell>
              <table:table-cell office:value-type="float" office:value="4427">
                <text:p>4427</text:p>
              </table:table-cell>
              <table:table-cell office:value-type="float" office:value="-61927">
                <text:p>-61927</text:p>
              </table:table-cell>
              <table:table-cell office:value-type="float" office:value="30714">
                <text:p>30714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160315</text:p>
              </table:table-cell>
              <table:table-cell office:value-type="float" office:value="74170">
                <text:p>74170</text:p>
              </table:table-cell>
              <table:table-cell office:value-type="float" office:value="6885">
                <text:p>6885</text:p>
              </table:table-cell>
              <table:table-cell office:value-type="float" office:value="-74713">
                <text:p>-74713</text:p>
              </table:table-cell>
              <table:table-cell office:value-type="float" office:value="3916">
                <text:p>3916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160322</text:p>
              </table:table-cell>
              <table:table-cell office:value-type="float" office:value="61613">
                <text:p>61613</text:p>
              </table:table-cell>
              <table:table-cell office:value-type="float" office:value="8858">
                <text:p>8858</text:p>
              </table:table-cell>
              <table:table-cell office:value-type="float" office:value="-68806">
                <text:p>-68806</text:p>
              </table:table-cell>
              <table:table-cell office:value-type="float" office:value="5306">
                <text:p>5306</text:p>
              </table:table-cell>
              <table:table-cell office:value-type="float" office:value="1.1166">
                <text:p>1.1166</text:p>
              </table:table-cell>
            </table:table-row>
            <table:table-row>
              <table:table-cell office:value-type="string">
                <text:p>160329</text:p>
              </table:table-cell>
              <table:table-cell office:value-type="float" office:value="55059">
                <text:p>55059</text:p>
              </table:table-cell>
              <table:table-cell office:value-type="float" office:value="7835">
                <text:p>7835</text:p>
              </table:table-cell>
              <table:table-cell office:value-type="float" office:value="-63117">
                <text:p>-63117</text:p>
              </table:table-cell>
              <table:table-cell office:value-type="float" office:value="3763">
                <text:p>3763</text:p>
              </table:table-cell>
              <table:table-cell office:value-type="float" office:value="1.1387">
                <text:p>1.1387</text:p>
              </table:table-cell>
            </table:table-row>
            <table:table-row>
              <table:table-cell office:value-type="string">
                <text:p>160405</text:p>
              </table:table-cell>
              <table:table-cell office:value-type="float" office:value="42380">
                <text:p>42380</text:p>
              </table:table-cell>
              <table:table-cell office:value-type="float" office:value="11240">
                <text:p>11240</text:p>
              </table:table-cell>
              <table:table-cell office:value-type="float" office:value="-54339">
                <text:p>-54339</text:p>
              </table:table-cell>
              <table:table-cell office:value-type="float" office:value="6969">
                <text:p>6969</text:p>
              </table:table-cell>
              <table:table-cell office:value-type="float" office:value="1.1401">
                <text:p>1.1401</text:p>
              </table:table-cell>
            </table:table-row>
            <table:table-row>
              <table:table-cell office:value-type="string">
                <text:p>160412</text:p>
              </table:table-cell>
              <table:table-cell office:value-type="float" office:value="37698">
                <text:p>37698</text:p>
              </table:table-cell>
              <table:table-cell office:value-type="float" office:value="3832">
                <text:p>3832</text:p>
              </table:table-cell>
              <table:table-cell office:value-type="float" office:value="-47490">
                <text:p>-47490</text:p>
              </table:table-cell>
              <table:table-cell office:value-type="float" office:value="9712">
                <text:p>9712</text:p>
              </table:table-cell>
              <table:table-cell office:value-type="float" office:value="1.1283">
                <text:p>1.1283</text:p>
              </table:table-cell>
            </table:table-row>
            <table:table-row>
              <table:table-cell office:value-type="string">
                <text:p>160419</text:p>
              </table:table-cell>
              <table:table-cell office:value-type="float" office:value="31840">
                <text:p>31840</text:p>
              </table:table-cell>
              <table:table-cell office:value-type="float" office:value="12177">
                <text:p>12177</text:p>
              </table:table-cell>
              <table:table-cell office:value-type="float" office:value="-50877">
                <text:p>-50877</text:p>
              </table:table-cell>
              <table:table-cell office:value-type="float" office:value="11883">
                <text:p>11883</text:p>
              </table:table-cell>
              <table:table-cell office:value-type="float" office:value="1.1234">
                <text:p>1.1234</text:p>
              </table:table-cell>
            </table:table-row>
            <table:table-row>
              <table:table-cell office:value-type="string">
                <text:p>160426</text:p>
              </table:table-cell>
              <table:table-cell office:value-type="float" office:value="16983">
                <text:p>16983</text:p>
              </table:table-cell>
              <table:table-cell office:value-type="float" office:value="20247">
                <text:p>20247</text:p>
              </table:table-cell>
              <table:table-cell office:value-type="float" office:value="-43212">
                <text:p>-43212</text:p>
              </table:table-cell>
              <table:table-cell office:value-type="float" office:value="11041">
                <text:p>11041</text:p>
              </table:table-cell>
              <table:table-cell office:value-type="float" office:value="1.1456">
                <text:p>1.1456</text:p>
              </table:table-cell>
            </table:table-row>
            <table:table-row>
              <table:table-cell office:value-type="string">
                <text:p>160503</text:p>
              </table:table-cell>
              <table:table-cell office:value-type="float" office:value="-5265">
                <text:p>-5265</text:p>
              </table:table-cell>
              <table:table-cell office:value-type="float" office:value="33761">
                <text:p>33761</text:p>
              </table:table-cell>
              <table:table-cell office:value-type="float" office:value="-38623">
                <text:p>-38623</text:p>
              </table:table-cell>
              <table:table-cell office:value-type="float" office:value="14066">
                <text:p>14066</text:p>
              </table:table-cell>
              <table:table-cell office:value-type="float" office:value="1.1405">
                <text:p>1.1405</text:p>
              </table:table-cell>
            </table:table-row>
            <table:table-row>
              <table:table-cell office:value-type="string">
                <text:p>160510</text:p>
              </table:table-cell>
              <table:table-cell office:value-type="float" office:value="-4880">
                <text:p>-4880</text:p>
              </table:table-cell>
              <table:table-cell office:value-type="float" office:value="30888">
                <text:p>30888</text:p>
              </table:table-cell>
              <table:table-cell office:value-type="float" office:value="-31337">
                <text:p>-31337</text:p>
              </table:table-cell>
              <table:table-cell office:value-type="float" office:value="12941">
                <text:p>12941</text:p>
              </table:table-cell>
              <table:table-cell office:value-type="float" office:value="1.1308">
                <text:p>1.1308</text:p>
              </table:table-cell>
            </table:table-row>
            <table:table-row>
              <table:table-cell office:value-type="string">
                <text:p>160517</text:p>
              </table:table-cell>
              <table:table-cell office:value-type="float" office:value="-3024">
                <text:p>-3024</text:p>
              </table:table-cell>
              <table:table-cell office:value-type="float" office:value="25228">
                <text:p>25228</text:p>
              </table:table-cell>
              <table:table-cell office:value-type="float" office:value="-22542">
                <text:p>-22542</text:p>
              </table:table-cell>
              <table:table-cell office:value-type="float" office:value="11867">
                <text:p>11867</text:p>
              </table:table-cell>
              <table:table-cell office:value-type="float" office:value="1.1224">
                <text:p>1.1224</text:p>
              </table:table-cell>
            </table:table-row>
            <table:table-row>
              <table:table-cell office:value-type="string">
                <text:p>160524</text:p>
              </table:table-cell>
              <table:table-cell office:value-type="float" office:value="27794">
                <text:p>27794</text:p>
              </table:table-cell>
              <table:table-cell office:value-type="float" office:value="19377">
                <text:p>19377</text:p>
              </table:table-cell>
              <table:table-cell office:value-type="float" office:value="-48834">
                <text:p>-48834</text:p>
              </table:table-cell>
              <table:table-cell office:value-type="float" office:value="12269">
                <text:p>12269</text:p>
              </table:table-cell>
              <table:table-cell office:value-type="float" office:value="1.1115">
                <text:p>1.1115</text:p>
              </table:table-cell>
            </table:table-row>
            <table:table-row>
              <table:table-cell office:value-type="string">
                <text:p>160531</text:p>
              </table:table-cell>
              <table:table-cell office:value-type="float" office:value="43939">
                <text:p>43939</text:p>
              </table:table-cell>
              <table:table-cell office:value-type="float" office:value="20991">
                <text:p>20991</text:p>
              </table:table-cell>
              <table:table-cell office:value-type="float" office:value="-61574">
                <text:p>-61574</text:p>
              </table:table-cell>
              <table:table-cell office:value-type="float" office:value="9704">
                <text:p>9704</text:p>
              </table:table-cell>
              <table:table-cell office:value-type="float" office:value="1.1367">
                <text:p>1.1367</text:p>
              </table:table-cell>
            </table:table-row>
            <table:table-row>
              <table:table-cell office:value-type="string">
                <text:p>160607</text:p>
              </table:table-cell>
              <table:table-cell office:value-type="float" office:value="37280">
                <text:p>37280</text:p>
              </table:table-cell>
              <table:table-cell office:value-type="float" office:value="26058">
                <text:p>26058</text:p>
              </table:table-cell>
              <table:table-cell office:value-type="float" office:value="-64083">
                <text:p>-64083</text:p>
              </table:table-cell>
              <table:table-cell office:value-type="float" office:value="13171">
                <text:p>13171</text:p>
              </table:table-cell>
              <table:table-cell office:value-type="float" office:value="1.1251">
                <text:p>1.1251</text:p>
              </table:table-cell>
            </table:table-row>
            <table:table-row>
              <table:table-cell office:value-type="string">
                <text:p>160614</text:p>
              </table:table-cell>
              <table:table-cell office:value-type="float" office:value="68984">
                <text:p>68984</text:p>
              </table:table-cell>
              <table:table-cell office:value-type="float" office:value="23710">
                <text:p>23710</text:p>
              </table:table-cell>
              <table:table-cell office:value-type="float" office:value="-70074">
                <text:p>-70074</text:p>
              </table:table-cell>
              <table:table-cell office:value-type="float" office:value="-8404">
                <text:p>-8404</text:p>
              </table:table-cell>
              <table:table-cell office:value-type="float" office:value="1.1277">
                <text:p>1.1277</text:p>
              </table:table-cell>
            </table:table-row>
            <table:table-row>
              <table:table-cell office:value-type="string">
                <text:p>160621</text:p>
              </table:table-cell>
              <table:table-cell office:value-type="float" office:value="71435">
                <text:p>71435</text:p>
              </table:table-cell>
              <table:table-cell office:value-type="float" office:value="29896">
                <text:p>29896</text:p>
              </table:table-cell>
              <table:table-cell office:value-type="float" office:value="-78621">
                <text:p>-78621</text:p>
              </table:table-cell>
              <table:table-cell office:value-type="float" office:value="-10658">
                <text:p>-10658</text:p>
              </table:table-cell>
              <table:table-cell office:value-type="float" office:value="1.1117">
                <text:p>1.1117</text:p>
              </table:table-cell>
            </table:table-row>
            <table:table-row>
              <table:table-cell office:value-type="string">
                <text:p>160628</text:p>
              </table:table-cell>
              <table:table-cell office:value-type="float" office:value="75215">
                <text:p>75215</text:p>
              </table:table-cell>
              <table:table-cell office:value-type="float" office:value="19191">
                <text:p>19191</text:p>
              </table:table-cell>
              <table:table-cell office:value-type="float" office:value="-58811">
                <text:p>-58811</text:p>
              </table:table-cell>
              <table:table-cell office:value-type="float" office:value="-20876">
                <text:p>-20876</text:p>
              </table:table-cell>
              <table:table-cell office:value-type="float" office:value="1.1136">
                <text:p>1.1136</text:p>
              </table:table-cell>
            </table:table-row>
            <table:table-row>
              <table:table-cell office:value-type="string">
                <text:p>160705</text:p>
              </table:table-cell>
              <table:table-cell office:value-type="float" office:value="99164">
                <text:p>99164</text:p>
              </table:table-cell>
              <table:table-cell office:value-type="float" office:value="14264">
                <text:p>14264</text:p>
              </table:table-cell>
              <table:table-cell office:value-type="float" office:value="-74655">
                <text:p>-74655</text:p>
              </table:table-cell>
              <table:table-cell office:value-type="float" office:value="-20350">
                <text:p>-20350</text:p>
              </table:table-cell>
              <table:table-cell office:value-type="float" office:value="1.1055">
                <text:p>1.1055</text:p>
              </table:table-cell>
            </table:table-row>
            <table:table-row>
              <table:table-cell office:value-type="string">
                <text:p>160712</text:p>
              </table:table-cell>
              <table:table-cell office:value-type="float" office:value="108323">
                <text:p>108323</text:p>
              </table:table-cell>
              <table:table-cell office:value-type="float" office:value="21745">
                <text:p>21745</text:p>
              </table:table-cell>
              <table:table-cell office:value-type="float" office:value="-91872">
                <text:p>-91872</text:p>
              </table:table-cell>
              <table:table-cell office:value-type="float" office:value="-17707">
                <text:p>-17707</text:p>
              </table:table-cell>
              <table:table-cell office:value-type="float" office:value="1.1036">
                <text:p>1.1036</text:p>
              </table:table-cell>
            </table:table-row>
            <table:table-row>
              <table:table-cell office:value-type="string">
                <text:p>160719</text:p>
              </table:table-cell>
              <table:table-cell office:value-type="float" office:value="121542">
                <text:p>121542</text:p>
              </table:table-cell>
              <table:table-cell office:value-type="float" office:value="23112">
                <text:p>23112</text:p>
              </table:table-cell>
              <table:table-cell office:value-type="float" office:value="-105048">
                <text:p>-105048</text:p>
              </table:table-cell>
              <table:table-cell office:value-type="float" office:value="-15242">
                <text:p>-15242</text:p>
              </table:table-cell>
              <table:table-cell office:value-type="float" office:value="1.0976">
                <text:p>1.0976</text:p>
              </table:table-cell>
            </table:table-row>
            <table:table-row>
              <table:table-cell office:value-type="string">
                <text:p>160726</text:p>
              </table:table-cell>
              <table:table-cell office:value-type="float" office:value="132076">
                <text:p>132076</text:p>
              </table:table-cell>
              <table:table-cell office:value-type="float" office:value="23686">
                <text:p>23686</text:p>
              </table:table-cell>
              <table:table-cell office:value-type="float" office:value="-111903">
                <text:p>-111903</text:p>
              </table:table-cell>
              <table:table-cell office:value-type="float" office:value="-20724">
                <text:p>-20724</text:p>
              </table:table-cell>
              <table:table-cell office:value-type="float" office:value="1.1174">
                <text:p>1.1174</text:p>
              </table:table-cell>
            </table:table-row>
            <table:table-row>
              <table:table-cell office:value-type="string">
                <text:p>160802</text:p>
              </table:table-cell>
              <table:table-cell office:value-type="float" office:value="112317">
                <text:p>112317</text:p>
              </table:table-cell>
              <table:table-cell office:value-type="float" office:value="28971">
                <text:p>28971</text:p>
              </table:table-cell>
              <table:table-cell office:value-type="float" office:value="-108283">
                <text:p>-108283</text:p>
              </table:table-cell>
              <table:table-cell office:value-type="float" office:value="-17782">
                <text:p>-17782</text:p>
              </table:table-cell>
              <table:table-cell office:value-type="float" office:value="1.1085">
                <text:p>1.1085</text:p>
              </table:table-cell>
            </table:table-row>
            <table:table-row>
              <table:table-cell office:value-type="string">
                <text:p>160809</text:p>
              </table:table-cell>
              <table:table-cell office:value-type="float" office:value="116044">
                <text:p>116044</text:p>
              </table:table-cell>
              <table:table-cell office:value-type="float" office:value="26550">
                <text:p>26550</text:p>
              </table:table-cell>
              <table:table-cell office:value-type="float" office:value="-103798">
                <text:p>-103798</text:p>
              </table:table-cell>
              <table:table-cell office:value-type="float" office:value="-17681">
                <text:p>-17681</text:p>
              </table:table-cell>
              <table:table-cell office:value-type="float" office:value="1.1161">
                <text:p>1.1161</text:p>
              </table:table-cell>
            </table:table-row>
            <table:table-row>
              <table:table-cell office:value-type="string">
                <text:p>160816</text:p>
              </table:table-cell>
              <table:table-cell office:value-type="float" office:value="101129">
                <text:p>101129</text:p>
              </table:table-cell>
              <table:table-cell office:value-type="float" office:value="28988">
                <text:p>28988</text:p>
              </table:table-cell>
              <table:table-cell office:value-type="float" office:value="-98625">
                <text:p>-98625</text:p>
              </table:table-cell>
              <table:table-cell office:value-type="float" office:value="-15595">
                <text:p>-15595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160823</text:p>
              </table:table-cell>
              <table:table-cell office:value-type="float" office:value="78278">
                <text:p>78278</text:p>
              </table:table-cell>
              <table:table-cell office:value-type="float" office:value="32728">
                <text:p>32728</text:p>
              </table:table-cell>
              <table:table-cell office:value-type="float" office:value="-83096">
                <text:p>-83096</text:p>
              </table:table-cell>
              <table:table-cell office:value-type="float" office:value="-13394">
                <text:p>-13394</text:p>
              </table:table-cell>
              <table:table-cell office:value-type="float" office:value="1.1198">
                <text:p>1.1198</text:p>
              </table:table-cell>
            </table:table-row>
            <table:table-row>
              <table:table-cell office:value-type="string">
                <text:p>160830</text:p>
              </table:table-cell>
              <table:table-cell office:value-type="float" office:value="89812">
                <text:p>89812</text:p>
              </table:table-cell>
              <table:table-cell office:value-type="float" office:value="26932">
                <text:p>26932</text:p>
              </table:table-cell>
              <table:table-cell office:value-type="float" office:value="-82997">
                <text:p>-82997</text:p>
              </table:table-cell>
              <table:table-cell office:value-type="float" office:value="-14864">
                <text:p>-14864</text:p>
              </table:table-cell>
              <table:table-cell office:value-type="float" office:value="1.1156">
                <text:p>1.1156</text:p>
              </table:table-cell>
            </table:table-row>
            <table:table-row>
              <table:table-cell office:value-type="string">
                <text:p>160906</text:p>
              </table:table-cell>
              <table:table-cell office:value-type="float" office:value="101035">
                <text:p>101035</text:p>
              </table:table-cell>
              <table:table-cell office:value-type="float" office:value="23314">
                <text:p>23314</text:p>
              </table:table-cell>
              <table:table-cell office:value-type="float" office:value="-87612">
                <text:p>-87612</text:p>
              </table:table-cell>
              <table:table-cell office:value-type="float" office:value="-16027">
                <text:p>-16027</text:p>
              </table:table-cell>
              <table:table-cell office:value-type="float" office:value="1.1233">
                <text:p>1.1233</text:p>
              </table:table-cell>
            </table:table-row>
            <table:table-row>
              <table:table-cell office:value-type="string">
                <text:p>160913</text:p>
              </table:table-cell>
              <table:table-cell office:value-type="float" office:value="88016">
                <text:p>88016</text:p>
              </table:table-cell>
              <table:table-cell office:value-type="float" office:value="30777">
                <text:p>30777</text:p>
              </table:table-cell>
              <table:table-cell office:value-type="float" office:value="-82555">
                <text:p>-82555</text:p>
              </table:table-cell>
              <table:table-cell office:value-type="float" office:value="-14490">
                <text:p>-14490</text:p>
              </table:table-cell>
              <table:table-cell office:value-type="float" office:value="1.1155">
                <text:p>1.1155</text:p>
              </table:table-cell>
            </table:table-row>
            <table:table-row>
              <table:table-cell office:value-type="string">
                <text:p>160920</text:p>
              </table:table-cell>
              <table:table-cell office:value-type="float" office:value="79464">
                <text:p>79464</text:p>
              </table:table-cell>
              <table:table-cell office:value-type="float" office:value="22816">
                <text:p>22816</text:p>
              </table:table-cell>
              <table:table-cell office:value-type="float" office:value="-82177">
                <text:p>-82177</text:p>
              </table:table-cell>
              <table:table-cell office:value-type="float" office:value="-5185">
                <text:p>-5185</text:p>
              </table:table-cell>
              <table:table-cell office:value-type="float" office:value="1.1226">
                <text:p>1.1226</text:p>
              </table:table-cell>
            </table:table-row>
            <table:table-row>
              <table:table-cell office:value-type="string">
                <text:p>160927</text:p>
              </table:table-cell>
              <table:table-cell office:value-type="float" office:value="65185">
                <text:p>65185</text:p>
              </table:table-cell>
              <table:table-cell office:value-type="float" office:value="33847">
                <text:p>33847</text:p>
              </table:table-cell>
              <table:table-cell office:value-type="float" office:value="-79660">
                <text:p>-79660</text:p>
              </table:table-cell>
              <table:table-cell office:value-type="float" office:value="-7560">
                <text:p>-7560</text:p>
              </table:table-cell>
              <table:table-cell office:value-type="float" office:value="1.1241">
                <text:p>1.1241</text:p>
              </table:table-cell>
            </table:table-row>
            <table:table-row>
              <table:table-cell office:value-type="string">
                <text:p>161004</text:p>
              </table:table-cell>
              <table:table-cell office:value-type="float" office:value="71601">
                <text:p>71601</text:p>
              </table:table-cell>
              <table:table-cell office:value-type="float" office:value="40348">
                <text:p>40348</text:p>
              </table:table-cell>
              <table:table-cell office:value-type="float" office:value="-88213">
                <text:p>-88213</text:p>
              </table:table-cell>
              <table:table-cell office:value-type="float" office:value="-8451">
                <text:p>-8451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161011</text:p>
              </table:table-cell>
              <table:table-cell office:value-type="float" office:value="90796">
                <text:p>90796</text:p>
              </table:table-cell>
              <table:table-cell office:value-type="float" office:value="41692">
                <text:p>41692</text:p>
              </table:table-cell>
              <table:table-cell office:value-type="float" office:value="-109196">
                <text:p>-109196</text:p>
              </table:table-cell>
              <table:table-cell office:value-type="float" office:value="-6016">
                <text:p>-6016</text:p>
              </table:table-cell>
              <table:table-cell office:value-type="float" office:value="1.0971">
                <text:p>1.0971</text:p>
              </table:table-cell>
            </table:table-row>
            <table:table-row>
              <table:table-cell office:value-type="string">
                <text:p>161018</text:p>
              </table:table-cell>
              <table:table-cell office:value-type="float" office:value="117425">
                <text:p>117425</text:p>
              </table:table-cell>
              <table:table-cell office:value-type="float" office:value="43349">
                <text:p>43349</text:p>
              </table:table-cell>
              <table:table-cell office:value-type="float" office:value="-139152">
                <text:p>-139152</text:p>
              </table:table-cell>
              <table:table-cell office:value-type="float" office:value="-5483">
                <text:p>-5483</text:p>
              </table:table-cell>
              <table:table-cell office:value-type="float" office:value="1.0884">
                <text:p>1.0884</text:p>
              </table:table-cell>
            </table:table-row>
            <table:table-row>
              <table:table-cell office:value-type="string">
                <text:p>161025</text:p>
              </table:table-cell>
              <table:table-cell office:value-type="float" office:value="145073">
                <text:p>145073</text:p>
              </table:table-cell>
              <table:table-cell office:value-type="float" office:value="27946">
                <text:p>27946</text:p>
              </table:table-cell>
              <table:table-cell office:value-type="float" office:value="-152307">
                <text:p>-152307</text:p>
              </table:table-cell>
              <table:table-cell office:value-type="float" office:value="-6485">
                <text:p>-6485</text:p>
              </table:table-cell>
              <table:table-cell office:value-type="float" office:value="1.0987">
                <text:p>1.0987</text:p>
              </table:table-cell>
            </table:table-row>
            <table:table-row>
              <table:table-cell office:value-type="string">
                <text:p>161101</text:p>
              </table:table-cell>
              <table:table-cell office:value-type="float" office:value="151689">
                <text:p>151689</text:p>
              </table:table-cell>
              <table:table-cell office:value-type="float" office:value="33067">
                <text:p>33067</text:p>
              </table:table-cell>
              <table:table-cell office:value-type="float" office:value="-157590">
                <text:p>-157590</text:p>
              </table:table-cell>
              <table:table-cell office:value-type="float" office:value="-8162">
                <text:p>-8162</text:p>
              </table:table-cell>
              <table:table-cell office:value-type="float" office:value="1.1138">
                <text:p>1.1138</text:p>
              </table:table-cell>
            </table:table-row>
            <table:table-row>
              <table:table-cell office:value-type="string">
                <text:p>161108</text:p>
              </table:table-cell>
              <table:table-cell office:value-type="float" office:value="113084">
                <text:p>113084</text:p>
              </table:table-cell>
              <table:table-cell office:value-type="float" office:value="41471">
                <text:p>41471</text:p>
              </table:table-cell>
              <table:table-cell office:value-type="float" office:value="-134898">
                <text:p>-134898</text:p>
              </table:table-cell>
              <table:table-cell office:value-type="float" office:value="-4390">
                <text:p>-4390</text:p>
              </table:table-cell>
              <table:table-cell office:value-type="float" office:value="1.0856">
                <text:p>1.0856</text:p>
              </table:table-cell>
            </table:table-row>
            <table:table-row>
              <table:table-cell office:value-type="string">
                <text:p>161115</text:p>
              </table:table-cell>
              <table:table-cell office:value-type="float" office:value="100731">
                <text:p>100731</text:p>
              </table:table-cell>
              <table:table-cell office:value-type="float" office:value="43859">
                <text:p>43859</text:p>
              </table:table-cell>
              <table:table-cell office:value-type="float" office:value="-129359">
                <text:p>-129359</text:p>
              </table:table-cell>
              <table:table-cell office:value-type="float" office:value="-3441">
                <text:p>-3441</text:p>
              </table:table-cell>
              <table:table-cell office:value-type="float" office:value="1.0588">
                <text:p>1.0588</text:p>
              </table:table-cell>
            </table:table-row>
            <table:table-row>
              <table:table-cell office:value-type="string">
                <text:p>161122</text:p>
              </table:table-cell>
              <table:table-cell office:value-type="float" office:value="113901">
                <text:p>113901</text:p>
              </table:table-cell>
              <table:table-cell office:value-type="float" office:value="41501">
                <text:p>41501</text:p>
              </table:table-cell>
              <table:table-cell office:value-type="float" office:value="-135921">
                <text:p>-135921</text:p>
              </table:table-cell>
              <table:table-cell office:value-type="float" office:value="-6759">
                <text:p>-6759</text:p>
              </table:table-cell>
              <table:table-cell office:value-type="float" office:value="1.0587">
                <text:p>1.0587</text:p>
              </table:table-cell>
            </table:table-row>
            <table:table-row>
              <table:table-cell office:value-type="string">
                <text:p>161129</text:p>
              </table:table-cell>
              <table:table-cell office:value-type="float" office:value="121389">
                <text:p>121389</text:p>
              </table:table-cell>
              <table:table-cell office:value-type="float" office:value="43299">
                <text:p>43299</text:p>
              </table:table-cell>
              <table:table-cell office:value-type="float" office:value="-156366">
                <text:p>-156366</text:p>
              </table:table-cell>
              <table:table-cell office:value-type="float" office:value="1232">
                <text:p>1232</text:p>
              </table:table-cell>
              <table:table-cell office:value-type="float" office:value="1.0673">
                <text:p>1.0673</text:p>
              </table:table-cell>
            </table:table-row>
            <table:table-row>
              <table:table-cell office:value-type="string">
                <text:p>161206</text:p>
              </table:table-cell>
              <table:table-cell office:value-type="float" office:value="102423">
                <text:p>102423</text:p>
              </table:table-cell>
              <table:table-cell office:value-type="float" office:value="35007">
                <text:p>35007</text:p>
              </table:table-cell>
              <table:table-cell office:value-type="float" office:value="-126464">
                <text:p>-126464</text:p>
              </table:table-cell>
              <table:table-cell office:value-type="float" office:value="1094">
                <text:p>1094</text:p>
              </table:table-cell>
              <table:table-cell office:value-type="float" office:value="1.0562">
                <text:p>1.0562</text:p>
              </table:table-cell>
            </table:table-row>
            <table:table-row>
              <table:table-cell office:value-type="string">
                <text:p>161213</text:p>
              </table:table-cell>
              <table:table-cell office:value-type="float" office:value="79017">
                <text:p>79017</text:p>
              </table:table-cell>
              <table:table-cell office:value-type="float" office:value="45125">
                <text:p>45125</text:p>
              </table:table-cell>
              <table:table-cell office:value-type="float" office:value="-117325">
                <text:p>-117325</text:p>
              </table:table-cell>
              <table:table-cell office:value-type="float" office:value="4971">
                <text:p>4971</text:p>
              </table:table-cell>
              <table:table-cell office:value-type="float" office:value="1.0451">
                <text:p>1.0451</text:p>
              </table:table-cell>
            </table:table-row>
            <table:table-row>
              <table:table-cell office:value-type="string">
                <text:p>161220</text:p>
              </table:table-cell>
              <table:table-cell office:value-type="float" office:value="66536">
                <text:p>66536</text:p>
              </table:table-cell>
              <table:table-cell office:value-type="float" office:value="43967">
                <text:p>43967</text:p>
              </table:table-cell>
              <table:table-cell office:value-type="float" office:value="-104929">
                <text:p>-104929</text:p>
              </table:table-cell>
              <table:table-cell office:value-type="float" office:value="5280">
                <text:p>5280</text:p>
              </table:table-cell>
              <table:table-cell office:value-type="float" office:value="1.0456">
                <text:p>1.0456</text:p>
              </table:table-cell>
            </table:table-row>
            <table:table-row>
              <table:table-cell office:value-type="string">
                <text:p>161227</text:p>
              </table:table-cell>
              <table:table-cell office:value-type="float" office:value="71917">
                <text:p>71917</text:p>
              </table:table-cell>
              <table:table-cell office:value-type="float" office:value="38709">
                <text:p>38709</text:p>
              </table:table-cell>
              <table:table-cell office:value-type="float" office:value="-105188">
                <text:p>-105188</text:p>
              </table:table-cell>
              <table:table-cell office:value-type="float" office:value="4110">
                <text:p>4110</text:p>
              </table:table-cell>
              <table:table-cell office:value-type="float" office:value="1.0516">
                <text:p>1.0516</text:p>
              </table:table-cell>
            </table:table-row>
            <table:table-row>
              <table:table-cell office:value-type="string">
                <text:p>170103</text:p>
              </table:table-cell>
              <table:table-cell office:value-type="float" office:value="71958">
                <text:p>71958</text:p>
              </table:table-cell>
              <table:table-cell office:value-type="float" office:value="41478">
                <text:p>41478</text:p>
              </table:table-cell>
              <table:table-cell office:value-type="float" office:value="-117227">
                <text:p>-117227</text:p>
              </table:table-cell>
              <table:table-cell office:value-type="float" office:value="7440">
                <text:p>7440</text:p>
              </table:table-cell>
              <table:table-cell office:value-type="float" office:value="1.0533">
                <text:p>1.0533</text:p>
              </table:table-cell>
            </table:table-row>
            <table:table-row>
              <table:table-cell office:value-type="string">
                <text:p>170110</text:p>
              </table:table-cell>
              <table:table-cell office:value-type="float" office:value="60880">
                <text:p>60880</text:p>
              </table:table-cell>
              <table:table-cell office:value-type="float" office:value="50446">
                <text:p>50446</text:p>
              </table:table-cell>
              <table:table-cell office:value-type="float" office:value="-115721">
                <text:p>-115721</text:p>
              </table:table-cell>
              <table:table-cell office:value-type="float" office:value="11402">
                <text:p>11402</text:p>
              </table:table-cell>
              <table:table-cell office:value-type="float" office:value="1.0644">
                <text:p>1.0644</text:p>
              </table:table-cell>
            </table:table-row>
            <table:table-row>
              <table:table-cell office:value-type="string">
                <text:p>170117</text:p>
              </table:table-cell>
              <table:table-cell office:value-type="float" office:value="40824">
                <text:p>40824</text:p>
              </table:table-cell>
              <table:table-cell office:value-type="float" office:value="60540">
                <text:p>60540</text:p>
              </table:table-cell>
              <table:table-cell office:value-type="float" office:value="-111024">
                <text:p>-111024</text:p>
              </table:table-cell>
              <table:table-cell office:value-type="float" office:value="17737">
                <text:p>17737</text:p>
              </table:table-cell>
              <table:table-cell office:value-type="float" office:value="1.0703">
                <text:p>1.0703</text:p>
              </table:table-cell>
            </table:table-row>
            <table:table-row>
              <table:table-cell office:value-type="string">
                <text:p>170124</text:p>
              </table:table-cell>
              <table:table-cell office:value-type="float" office:value="22080">
                <text:p>22080</text:p>
              </table:table-cell>
              <table:table-cell office:value-type="float" office:value="62034">
                <text:p>62034</text:p>
              </table:table-cell>
              <table:table-cell office:value-type="float" office:value="-98652">
                <text:p>-98652</text:p>
              </table:table-cell>
              <table:table-cell office:value-type="float" office:value="22457">
                <text:p>22457</text:p>
              </table:table-cell>
              <table:table-cell office:value-type="float" office:value="1.0699">
                <text:p>1.0699</text:p>
              </table:table-cell>
            </table:table-row>
            <table:table-row>
              <table:table-cell office:value-type="string">
                <text:p>170131</text:p>
              </table:table-cell>
              <table:table-cell office:value-type="float" office:value="17686">
                <text:p>17686</text:p>
              </table:table-cell>
              <table:table-cell office:value-type="float" office:value="54783">
                <text:p>54783</text:p>
              </table:table-cell>
              <table:table-cell office:value-type="float" office:value="-83960">
                <text:p>-83960</text:p>
              </table:table-cell>
              <table:table-cell office:value-type="float" office:value="19056">
                <text:p>19056</text:p>
              </table:table-cell>
              <table:table-cell office:value-type="float" office:value="1.0784">
                <text:p>1.0784</text:p>
              </table:table-cell>
            </table:table-row>
            <table:table-row>
              <table:table-cell office:value-type="string">
                <text:p>170207</text:p>
              </table:table-cell>
              <table:table-cell office:value-type="float" office:value="17334">
                <text:p>17334</text:p>
              </table:table-cell>
              <table:table-cell office:value-type="float" office:value="50789">
                <text:p>50789</text:p>
              </table:table-cell>
              <table:table-cell office:value-type="float" office:value="-86582">
                <text:p>-86582</text:p>
              </table:table-cell>
              <table:table-cell office:value-type="float" office:value="22363">
                <text:p>22363</text:p>
              </table:table-cell>
              <table:table-cell office:value-type="float" office:value="1.0641">
                <text:p>1.0641</text:p>
              </table:table-cell>
            </table:table-row>
            <table:table-row>
              <table:table-cell office:value-type="string">
                <text:p>170214</text:p>
              </table:table-cell>
              <table:table-cell office:value-type="float" office:value="38452">
                <text:p>38452</text:p>
              </table:table-cell>
              <table:table-cell office:value-type="float" office:value="38510">
                <text:p>38510</text:p>
              </table:table-cell>
              <table:table-cell office:value-type="float" office:value="-90036">
                <text:p>-90036</text:p>
              </table:table-cell>
              <table:table-cell office:value-type="float" office:value="23749">
                <text:p>23749</text:p>
              </table:table-cell>
              <table:table-cell office:value-type="float" office:value="1.0614">
                <text:p>1.0614</text:p>
              </table:table-cell>
            </table:table-row>
            <table:table-row>
              <table:table-cell office:value-type="string">
                <text:p>170221</text:p>
              </table:table-cell>
              <table:table-cell office:value-type="float" office:value="45267">
                <text:p>45267</text:p>
              </table:table-cell>
              <table:table-cell office:value-type="float" office:value="40166">
                <text:p>40166</text:p>
              </table:table-cell>
              <table:table-cell office:value-type="float" office:value="-103599">
                <text:p>-103599</text:p>
              </table:table-cell>
              <table:table-cell office:value-type="float" office:value="24164">
                <text:p>24164</text:p>
              </table:table-cell>
              <table:table-cell office:value-type="float" office:value="1.0563">
                <text:p>1.0563</text:p>
              </table:table-cell>
            </table:table-row>
            <table:table-row>
              <table:table-cell office:value-type="string">
                <text:p>170228</text:p>
              </table:table-cell>
              <table:table-cell office:value-type="float" office:value="29099">
                <text:p>29099</text:p>
              </table:table-cell>
              <table:table-cell office:value-type="float" office:value="43371">
                <text:p>43371</text:p>
              </table:table-cell>
              <table:table-cell office:value-type="float" office:value="-91856">
                <text:p>-91856</text:p>
              </table:table-cell>
              <table:table-cell office:value-type="float" office:value="26746">
                <text:p>26746</text:p>
              </table:table-cell>
              <table:table-cell office:value-type="float" office:value="1.0623">
                <text:p>1.0623</text:p>
              </table:table-cell>
            </table:table-row>
            <table:table-row>
              <table:table-cell office:value-type="string">
                <text:p>170307</text:p>
              </table:table-cell>
              <table:table-cell office:value-type="float" office:value="34657">
                <text:p>34657</text:p>
              </table:table-cell>
              <table:table-cell office:value-type="float" office:value="47098">
                <text:p>47098</text:p>
              </table:table-cell>
              <table:table-cell office:value-type="float" office:value="-100590">
                <text:p>-100590</text:p>
              </table:table-cell>
              <table:table-cell office:value-type="float" office:value="26105">
                <text:p>26105</text:p>
              </table:table-cell>
              <table:table-cell office:value-type="float" office:value="1.0672">
                <text:p>1.0672</text:p>
              </table:table-cell>
            </table:table-row>
            <table:table-row>
              <table:table-cell office:value-type="string">
                <text:p>170314</text:p>
              </table:table-cell>
              <table:table-cell office:value-type="float" office:value="45034">
                <text:p>45034</text:p>
              </table:table-cell>
              <table:table-cell office:value-type="float" office:value="49697">
                <text:p>49697</text:p>
              </table:table-cell>
              <table:table-cell office:value-type="float" office:value="-87734">
                <text:p>-87734</text:p>
              </table:table-cell>
              <table:table-cell office:value-type="float" office:value="-10411">
                <text:p>-10411</text:p>
              </table:table-cell>
              <table:table-cell office:value-type="float" office:value="1.0738">
                <text:p>1.0738</text:p>
              </table:table-cell>
            </table:table-row>
            <table:table-row>
              <table:table-cell office:value-type="string">
                <text:p>170321</text:p>
              </table:table-cell>
              <table:table-cell office:value-type="float" office:value="13428">
                <text:p>13428</text:p>
              </table:table-cell>
              <table:table-cell office:value-type="float" office:value="67213">
                <text:p>67213</text:p>
              </table:table-cell>
              <table:table-cell office:value-type="float" office:value="-68903">
                <text:p>-68903</text:p>
              </table:table-cell>
              <table:table-cell office:value-type="float" office:value="-15306">
                <text:p>-15306</text:p>
              </table:table-cell>
              <table:table-cell office:value-type="float" office:value="1.0799">
                <text:p>1.0799</text:p>
              </table:table-cell>
            </table:table-row>
            <table:table-row>
              <table:table-cell office:value-type="string">
                <text:p>170328</text:p>
              </table:table-cell>
              <table:table-cell office:value-type="float" office:value="-1723">
                <text:p>-1723</text:p>
              </table:table-cell>
              <table:table-cell office:value-type="float" office:value="71111">
                <text:p>71111</text:p>
              </table:table-cell>
              <table:table-cell office:value-type="float" office:value="-59919">
                <text:p>-59919</text:p>
              </table:table-cell>
              <table:table-cell office:value-type="float" office:value="-11460">
                <text:p>-11460</text:p>
              </table:table-cell>
              <table:table-cell office:value-type="float" office:value="1.0652">
                <text:p>1.0652</text:p>
              </table:table-cell>
            </table:table-row>
            <table:table-row>
              <table:table-cell office:value-type="string">
                <text:p>170404</text:p>
              </table:table-cell>
              <table:table-cell office:value-type="float" office:value="6244">
                <text:p>6244</text:p>
              </table:table-cell>
              <table:table-cell office:value-type="float" office:value="65316">
                <text:p>65316</text:p>
              </table:table-cell>
              <table:table-cell office:value-type="float" office:value="-67353">
                <text:p>-67353</text:p>
              </table:table-cell>
              <table:table-cell office:value-type="float" office:value="-8515">
                <text:p>-8515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170411</text:p>
              </table:table-cell>
              <table:table-cell office:value-type="float" office:value="36895">
                <text:p>36895</text:p>
              </table:table-cell>
              <table:table-cell office:value-type="float" office:value="57214">
                <text:p>57214</text:p>
              </table:table-cell>
              <table:table-cell office:value-type="float" office:value="-88147">
                <text:p>-88147</text:p>
              </table:table-cell>
              <table:table-cell office:value-type="float" office:value="-8842">
                <text:p>-8842</text:p>
              </table:table-cell>
              <table:table-cell office:value-type="float" office:value="1.0612">
                <text:p>1.0612</text:p>
              </table:table-cell>
            </table:table-row>
            <table:table-row>
              <table:table-cell office:value-type="string">
                <text:p>170418</text:p>
              </table:table-cell>
              <table:table-cell office:value-type="float" office:value="50352">
                <text:p>50352</text:p>
              </table:table-cell>
              <table:table-cell office:value-type="float" office:value="56298">
                <text:p>56298</text:p>
              </table:table-cell>
              <table:table-cell office:value-type="float" office:value="-96320">
                <text:p>-96320</text:p>
              </table:table-cell>
              <table:table-cell office:value-type="float" office:value="-11631">
                <text:p>-11631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170425</text:p>
              </table:table-cell>
              <table:table-cell office:value-type="float" office:value="16564">
                <text:p>16564</text:p>
              </table:table-cell>
              <table:table-cell office:value-type="float" office:value="71602">
                <text:p>71602</text:p>
              </table:table-cell>
              <table:table-cell office:value-type="float" office:value="-81305">
                <text:p>-81305</text:p>
              </table:table-cell>
              <table:table-cell office:value-type="float" office:value="-13967">
                <text:p>-13967</text:p>
              </table:table-cell>
              <table:table-cell office:value-type="float" office:value="1.0897">
                <text:p>1.0897</text:p>
              </table:table-cell>
            </table:table-row>
            <table:table-row>
              <table:table-cell office:value-type="string">
                <text:p>170502</text:p>
              </table:table-cell>
              <table:table-cell office:value-type="float" office:value="-12000">
                <text:p>-12000</text:p>
              </table:table-cell>
              <table:table-cell office:value-type="float" office:value="80731">
                <text:p>80731</text:p>
              </table:table-cell>
              <table:table-cell office:value-type="float" office:value="-53004">
                <text:p>-53004</text:p>
              </table:table-cell>
              <table:table-cell office:value-type="float" office:value="-16552">
                <text:p>-16552</text:p>
              </table:table-cell>
              <table:table-cell office:value-type="float" office:value="1.0998">
                <text:p>1.0998</text:p>
              </table:table-cell>
            </table:table-row>
            <table:table-row>
              <table:table-cell office:value-type="string">
                <text:p>170509</text:p>
              </table:table-cell>
              <table:table-cell office:value-type="float" office:value="-30224">
                <text:p>-30224</text:p>
              </table:table-cell>
              <table:table-cell office:value-type="float" office:value="88599">
                <text:p>88599</text:p>
              </table:table-cell>
              <table:table-cell office:value-type="float" office:value="-50841">
                <text:p>-50841</text:p>
              </table:table-cell>
              <table:table-cell office:value-type="float" office:value="-18334">
                <text:p>-18334</text:p>
              </table:table-cell>
              <table:table-cell office:value-type="float" office:value="1.0931">
                <text:p>1.0931</text:p>
              </table:table-cell>
            </table:table-row>
            <table:table-row>
              <table:table-cell office:value-type="string">
                <text:p>170516</text:p>
              </table:table-cell>
              <table:table-cell office:value-type="float" office:value="-54860">
                <text:p>-54860</text:p>
              </table:table-cell>
              <table:table-cell office:value-type="float" office:value="97257">
                <text:p>97257</text:p>
              </table:table-cell>
              <table:table-cell office:value-type="float" office:value="-33438">
                <text:p>-33438</text:p>
              </table:table-cell>
              <table:table-cell office:value-type="float" office:value="-21306">
                <text:p>-21306</text:p>
              </table:table-cell>
              <table:table-cell office:value-type="float" office:value="1.1207">
                <text:p>1.1207</text:p>
              </table:table-cell>
            </table:table-row>
            <table:table-row>
              <table:table-cell office:value-type="string">
                <text:p>170523</text:p>
              </table:table-cell>
              <table:table-cell office:value-type="float" office:value="-82947">
                <text:p>-82947</text:p>
              </table:table-cell>
              <table:table-cell office:value-type="float" office:value="98582">
                <text:p>98582</text:p>
              </table:table-cell>
              <table:table-cell office:value-type="float" office:value="-5342">
                <text:p>-5342</text:p>
              </table:table-cell>
              <table:table-cell office:value-type="float" office:value="-27018">
                <text:p>-27018</text:p>
              </table:table-cell>
              <table:table-cell office:value-type="float" office:value="1.1183">
                <text:p>1.1183</text:p>
              </table:table-cell>
            </table:table-row>
            <table:table-row>
              <table:table-cell office:value-type="string">
                <text:p>170530</text:p>
              </table:table-cell>
              <table:table-cell office:value-type="float" office:value="-94965">
                <text:p>-94965</text:p>
              </table:table-cell>
              <table:table-cell office:value-type="float" office:value="102937">
                <text:p>102937</text:p>
              </table:table-cell>
              <table:table-cell office:value-type="float" office:value="5646">
                <text:p>5646</text:p>
              </table:table-cell>
              <table:table-cell office:value-type="float" office:value="-34389">
                <text:p>-34389</text:p>
              </table:table-cell>
              <table:table-cell office:value-type="float" office:value="1.1282">
                <text:p>1.1282</text:p>
              </table:table-cell>
            </table:table-row>
            <table:table-row>
              <table:table-cell office:value-type="string">
                <text:p>170606</text:p>
              </table:table-cell>
              <table:table-cell office:value-type="float" office:value="-96255">
                <text:p>-96255</text:p>
              </table:table-cell>
              <table:table-cell office:value-type="float" office:value="103919">
                <text:p>103919</text:p>
              </table:table-cell>
              <table:table-cell office:value-type="float" office:value="10110">
                <text:p>10110</text:p>
              </table:table-cell>
              <table:table-cell office:value-type="float" office:value="-34770">
                <text:p>-34770</text:p>
              </table:table-cell>
              <table:table-cell office:value-type="float" office:value="1.1196">
                <text:p>1.1196</text:p>
              </table:table-cell>
            </table:table-row>
            <table:table-row>
              <table:table-cell office:value-type="string">
                <text:p>170613</text:p>
              </table:table-cell>
              <table:table-cell office:value-type="float" office:value="-86180">
                <text:p>-86180</text:p>
              </table:table-cell>
              <table:table-cell office:value-type="float" office:value="99277">
                <text:p>99277</text:p>
              </table:table-cell>
              <table:table-cell office:value-type="float" office:value="10001">
                <text:p>10001</text:p>
              </table:table-cell>
              <table:table-cell office:value-type="float" office:value="-33973">
                <text:p>-33973</text:p>
              </table:table-cell>
              <table:table-cell office:value-type="float" office:value="1.1198">
                <text:p>1.1198</text:p>
              </table:table-cell>
            </table:table-row>
            <table:table-row>
              <table:table-cell office:value-type="string">
                <text:p>170620</text:p>
              </table:table-cell>
              <table:table-cell office:value-type="float" office:value="-51298">
                <text:p>-51298</text:p>
              </table:table-cell>
              <table:table-cell office:value-type="float" office:value="96315">
                <text:p>96315</text:p>
              </table:table-cell>
              <table:table-cell office:value-type="float" office:value="-14975">
                <text:p>-14975</text:p>
              </table:table-cell>
              <table:table-cell office:value-type="float" office:value="-45345">
                <text:p>-45345</text:p>
              </table:table-cell>
              <table:table-cell office:value-type="float" office:value="1.1194">
                <text:p>1.1194</text:p>
              </table:table-cell>
            </table:table-row>
            <table:table-row>
              <table:table-cell office:value-type="string">
                <text:p>170627</text:p>
              </table:table-cell>
              <table:table-cell office:value-type="float" office:value="-65241">
                <text:p>-65241</text:p>
              </table:table-cell>
              <table:table-cell office:value-type="float" office:value="104751">
                <text:p>104751</text:p>
              </table:table-cell>
              <table:table-cell office:value-type="float" office:value="-8147">
                <text:p>-8147</text:p>
              </table:table-cell>
              <table:table-cell office:value-type="float" office:value="-48173">
                <text:p>-48173</text:p>
              </table:table-cell>
              <table:table-cell office:value-type="float" office:value="1.1426">
                <text:p>1.1426</text:p>
              </table:table-cell>
            </table:table-row>
            <table:table-row>
              <table:table-cell office:value-type="string">
                <text:p>170704</text:p>
              </table:table-cell>
              <table:table-cell office:value-type="float" office:value="-88720">
                <text:p>-88720</text:p>
              </table:table-cell>
              <table:table-cell office:value-type="float" office:value="107690">
                <text:p>107690</text:p>
              </table:table-cell>
              <table:table-cell office:value-type="float" office:value="-6613">
                <text:p>-6613</text:p>
              </table:table-cell>
              <table:table-cell office:value-type="float" office:value="-34934">
                <text:p>-34934</text:p>
              </table:table-cell>
              <table:table-cell office:value-type="float" office:value="1.1401">
                <text:p>1.1401</text:p>
              </table:table-cell>
            </table:table-row>
            <table:table-row>
              <table:table-cell office:value-type="string">
                <text:p>170711</text:p>
              </table:table-cell>
              <table:table-cell office:value-type="float" office:value="-99573">
                <text:p>-99573</text:p>
              </table:table-cell>
              <table:table-cell office:value-type="float" office:value="104842">
                <text:p>104842</text:p>
              </table:table-cell>
              <table:table-cell office:value-type="float" office:value="290">
                <text:p>290</text:p>
              </table:table-cell>
              <table:table-cell office:value-type="float" office:value="-29776">
                <text:p>-29776</text:p>
              </table:table-cell>
              <table:table-cell office:value-type="float" office:value="1.1469">
                <text:p>1.1469</text:p>
              </table:table-cell>
            </table:table-row>
            <table:table-row>
              <table:table-cell office:value-type="string">
                <text:p>170718</text:p>
              </table:table-cell>
              <table:table-cell office:value-type="float" office:value="-110676">
                <text:p>-110676</text:p>
              </table:table-cell>
              <table:table-cell office:value-type="float" office:value="109753">
                <text:p>109753</text:p>
              </table:table-cell>
              <table:table-cell office:value-type="float" office:value="6459">
                <text:p>6459</text:p>
              </table:table-cell>
              <table:table-cell office:value-type="float" office:value="-32667">
                <text:p>-32667</text:p>
              </table:table-cell>
              <table:table-cell office:value-type="float" office:value="1.1663">
                <text:p>1.1663</text:p>
              </table:table-cell>
            </table:table-row>
            <table:table-row>
              <table:table-cell office:value-type="string">
                <text:p>170725</text:p>
              </table:table-cell>
              <table:table-cell office:value-type="float" office:value="-102967">
                <text:p>-102967</text:p>
              </table:table-cell>
              <table:table-cell office:value-type="float" office:value="107560">
                <text:p>107560</text:p>
              </table:table-cell>
              <table:table-cell office:value-type="float" office:value="352">
                <text:p>352</text:p>
              </table:table-cell>
              <table:table-cell office:value-type="float" office:value="-29638">
                <text:p>-29638</text:p>
              </table:table-cell>
              <table:table-cell office:value-type="float" office:value="1.1752">
                <text:p>1.1752</text:p>
              </table:table-cell>
            </table:table-row>
            <table:table-row>
              <table:table-cell office:value-type="string">
                <text:p>170801</text:p>
              </table:table-cell>
              <table:table-cell office:value-type="float" office:value="-106385">
                <text:p>-106385</text:p>
              </table:table-cell>
              <table:table-cell office:value-type="float" office:value="105698">
                <text:p>105698</text:p>
              </table:table-cell>
              <table:table-cell office:value-type="float" office:value="6697">
                <text:p>6697</text:p>
              </table:table-cell>
              <table:table-cell office:value-type="float" office:value="-31934">
                <text:p>-31934</text:p>
              </table:table-cell>
              <table:table-cell office:value-type="float" office:value="1.1772">
                <text:p>1.1772</text:p>
              </table:table-cell>
            </table:table-row>
            <table:table-row>
              <table:table-cell office:value-type="string">
                <text:p>170808</text:p>
              </table:table-cell>
              <table:table-cell office:value-type="float" office:value="-119589">
                <text:p>-119589</text:p>
              </table:table-cell>
              <table:table-cell office:value-type="float" office:value="97612">
                <text:p>97612</text:p>
              </table:table-cell>
              <table:table-cell office:value-type="float" office:value="25333">
                <text:p>25333</text:p>
              </table:table-cell>
              <table:table-cell office:value-type="float" office:value="-31461">
                <text:p>-31461</text:p>
              </table:table-cell>
              <table:table-cell office:value-type="float" office:value="1.1821">
                <text:p>1.1821</text:p>
              </table:table-cell>
            </table:table-row>
            <table:table-row>
              <table:table-cell office:value-type="string">
                <text:p>170815</text:p>
              </table:table-cell>
              <table:table-cell office:value-type="float" office:value="-113382">
                <text:p>-113382</text:p>
              </table:table-cell>
              <table:table-cell office:value-type="float" office:value="111065">
                <text:p>111065</text:p>
              </table:table-cell>
              <table:table-cell office:value-type="float" office:value="9360">
                <text:p>9360</text:p>
              </table:table-cell>
              <table:table-cell office:value-type="float" office:value="-32145">
                <text:p>-32145</text:p>
              </table:table-cell>
              <table:table-cell office:value-type="float" office:value="1.1762">
                <text:p>1.1762</text:p>
              </table:table-cell>
            </table:table-row>
            <table:table-row>
              <table:table-cell office:value-type="string">
                <text:p>170822</text:p>
              </table:table-cell>
              <table:table-cell office:value-type="float" office:value="-123116">
                <text:p>-123116</text:p>
              </table:table-cell>
              <table:table-cell office:value-type="float" office:value="106625">
                <text:p>106625</text:p>
              </table:table-cell>
              <table:table-cell office:value-type="float" office:value="23844">
                <text:p>23844</text:p>
              </table:table-cell>
              <table:table-cell office:value-type="float" office:value="-33903">
                <text:p>-33903</text:p>
              </table:table-cell>
              <table:table-cell office:value-type="float" office:value="1.1926">
                <text:p>1.1926</text:p>
              </table:table-cell>
            </table:table-row>
            <table:table-row>
              <table:table-cell office:value-type="string">
                <text:p>170829</text:p>
              </table:table-cell>
              <table:table-cell office:value-type="float" office:value="-127856">
                <text:p>-127856</text:p>
              </table:table-cell>
              <table:table-cell office:value-type="float" office:value="106701">
                <text:p>106701</text:p>
              </table:table-cell>
              <table:table-cell office:value-type="float" office:value="30806">
                <text:p>30806</text:p>
              </table:table-cell>
              <table:table-cell office:value-type="float" office:value="-36892">
                <text:p>-36892</text:p>
              </table:table-cell>
              <table:table-cell office:value-type="float" office:value="1.1859">
                <text:p>1.1859</text:p>
              </table:table-cell>
            </table:table-row>
            <table:table-row>
              <table:table-cell office:value-type="string">
                <text:p>170905</text:p>
              </table:table-cell>
              <table:table-cell office:value-type="float" office:value="-126796">
                <text:p>-126796</text:p>
              </table:table-cell>
              <table:table-cell office:value-type="float" office:value="110707">
                <text:p>110707</text:p>
              </table:table-cell>
              <table:table-cell office:value-type="float" office:value="30057">
                <text:p>30057</text:p>
              </table:table-cell>
              <table:table-cell office:value-type="float" office:value="-38327">
                <text:p>-38327</text:p>
              </table:table-cell>
              <table:table-cell office:value-type="float" office:value="1.2035">
                <text:p>1.2035</text:p>
              </table:table-cell>
            </table:table-row>
            <table:table-row>
              <table:table-cell office:value-type="string">
                <text:p>170912</text:p>
              </table:table-cell>
              <table:table-cell office:value-type="float" office:value="-106354">
                <text:p>-106354</text:p>
              </table:table-cell>
              <table:table-cell office:value-type="float" office:value="95551">
                <text:p>95551</text:p>
              </table:table-cell>
              <table:table-cell office:value-type="float" office:value="23054">
                <text:p>23054</text:p>
              </table:table-cell>
              <table:table-cell office:value-type="float" office:value="-42378">
                <text:p>-42378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170919</text:p>
              </table:table-cell>
              <table:table-cell office:value-type="float" office:value="-72811">
                <text:p>-72811</text:p>
              </table:table-cell>
              <table:table-cell office:value-type="float" office:value="101533">
                <text:p>101533</text:p>
              </table:table-cell>
              <table:table-cell office:value-type="float" office:value="1159">
                <text:p>1159</text:p>
              </table:table-cell>
              <table:table-cell office:value-type="float" office:value="-54466">
                <text:p>-54466</text:p>
              </table:table-cell>
              <table:table-cell office:value-type="float" office:value="1.1954">
                <text:p>1.1954</text:p>
              </table:table-cell>
            </table:table-row>
            <table:table-row>
              <table:table-cell office:value-type="string">
                <text:p>170926</text:p>
              </table:table-cell>
              <table:table-cell office:value-type="float" office:value="-88001">
                <text:p>-88001</text:p>
              </table:table-cell>
              <table:table-cell office:value-type="float" office:value="100382">
                <text:p>100382</text:p>
              </table:table-cell>
              <table:table-cell office:value-type="float" office:value="19733">
                <text:p>19733</text:p>
              </table:table-cell>
              <table:table-cell office:value-type="float" office:value="-52563">
                <text:p>-52563</text:p>
              </table:table-cell>
              <table:table-cell office:value-type="float" office:value="1.1814">
                <text:p>1.1814</text:p>
              </table:table-cell>
            </table:table-row>
            <table:table-row>
              <table:table-cell office:value-type="string">
                <text:p>171003</text:p>
              </table:table-cell>
              <table:table-cell office:value-type="float" office:value="-88949">
                <text:p>-88949</text:p>
              </table:table-cell>
              <table:table-cell office:value-type="float" office:value="99200">
                <text:p>99200</text:p>
              </table:table-cell>
              <table:table-cell office:value-type="float" office:value="18309">
                <text:p>18309</text:p>
              </table:table-cell>
              <table:table-cell office:value-type="float" office:value="-47035">
                <text:p>-47035</text:p>
              </table:table-cell>
              <table:table-cell office:value-type="float" office:value="1.1734">
                <text:p>1.1734</text:p>
              </table:table-cell>
            </table:table-row>
            <table:table-row>
              <table:table-cell office:value-type="string">
                <text:p>171010</text:p>
              </table:table-cell>
              <table:table-cell office:value-type="float" office:value="-97852">
                <text:p>-97852</text:p>
              </table:table-cell>
              <table:table-cell office:value-type="float" office:value="106453">
                <text:p>106453</text:p>
              </table:table-cell>
              <table:table-cell office:value-type="float" office:value="22807">
                <text:p>22807</text:p>
              </table:table-cell>
              <table:table-cell office:value-type="float" office:value="-49773">
                <text:p>-49773</text:p>
              </table:table-cell>
              <table:table-cell office:value-type="float" office:value="1.1823">
                <text:p>1.1823</text:p>
              </table:table-cell>
            </table:table-row>
            <table:table-row>
              <table:table-cell office:value-type="string">
                <text:p>171017</text:p>
              </table:table-cell>
              <table:table-cell office:value-type="float" office:value="-97651">
                <text:p>-97651</text:p>
              </table:table-cell>
              <table:table-cell office:value-type="float" office:value="109398">
                <text:p>109398</text:p>
              </table:table-cell>
              <table:table-cell office:value-type="float" office:value="15334">
                <text:p>15334</text:p>
              </table:table-cell>
              <table:table-cell office:value-type="float" office:value="-47719">
                <text:p>-47719</text:p>
              </table:table-cell>
              <table:table-cell office:value-type="float" office:value="1.1785">
                <text:p>1.1785</text:p>
              </table:table-cell>
            </table:table-row>
            <table:table-row>
              <table:table-cell office:value-type="string">
                <text:p>171024</text:p>
              </table:table-cell>
              <table:table-cell office:value-type="float" office:value="-96185">
                <text:p>-96185</text:p>
              </table:table-cell>
              <table:table-cell office:value-type="float" office:value="109240">
                <text:p>109240</text:p>
              </table:table-cell>
              <table:table-cell office:value-type="float" office:value="10159">
                <text:p>10159</text:p>
              </table:table-cell>
              <table:table-cell office:value-type="float" office:value="-45308">
                <text:p>-45308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171031</text:p>
              </table:table-cell>
              <table:table-cell office:value-type="float" office:value="-83679">
                <text:p>-83679</text:p>
              </table:table-cell>
              <table:table-cell office:value-type="float" office:value="112233">
                <text:p>112233</text:p>
              </table:table-cell>
              <table:table-cell office:value-type="float" office:value="-57">
                <text:p>-57</text:p>
              </table:table-cell>
              <table:table-cell office:value-type="float" office:value="-39532">
                <text:p>-39532</text:p>
              </table:table-cell>
              <table:table-cell office:value-type="float" office:value="1.1609">
                <text:p>1.1609</text:p>
              </table:table-cell>
            </table:table-row>
            <table:table-row>
              <table:table-cell office:value-type="string">
                <text:p>171107</text:p>
              </table:table-cell>
              <table:table-cell office:value-type="float" office:value="-98659">
                <text:p>-98659</text:p>
              </table:table-cell>
              <table:table-cell office:value-type="float" office:value="118502">
                <text:p>118502</text:p>
              </table:table-cell>
              <table:table-cell office:value-type="float" office:value="4556">
                <text:p>4556</text:p>
              </table:table-cell>
              <table:table-cell office:value-type="float" office:value="-37772">
                <text:p>-37772</text:p>
              </table:table-cell>
              <table:table-cell office:value-type="float" office:value="1.1665">
                <text:p>1.1665</text:p>
              </table:table-cell>
            </table:table-row>
            <table:table-row>
              <table:table-cell office:value-type="string">
                <text:p>171114</text:p>
              </table:table-cell>
              <table:table-cell office:value-type="float" office:value="-109695">
                <text:p>-109695</text:p>
              </table:table-cell>
              <table:table-cell office:value-type="float" office:value="127494">
                <text:p>127494</text:p>
              </table:table-cell>
              <table:table-cell office:value-type="float" office:value="3856">
                <text:p>3856</text:p>
              </table:table-cell>
              <table:table-cell office:value-type="float" office:value="-39254">
                <text:p>-39254</text:p>
              </table:table-cell>
              <table:table-cell office:value-type="float" office:value="1.1795">
                <text:p>1.1795</text:p>
              </table:table-cell>
            </table:table-row>
            <table:table-row>
              <table:table-cell office:value-type="string">
                <text:p>171121</text:p>
              </table:table-cell>
              <table:table-cell office:value-type="float" office:value="-168269">
                <text:p>-168269</text:p>
              </table:table-cell>
              <table:table-cell office:value-type="float" office:value="129410">
                <text:p>129410</text:p>
              </table:table-cell>
              <table:table-cell office:value-type="float" office:value="9593">
                <text:p>9593</text:p>
              </table:table-cell>
              <table:table-cell office:value-type="float" office:value="7628">
                <text:p>7628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171128</text:p>
              </table:table-cell>
              <table:table-cell office:value-type="float" office:value="-188788">
                <text:p>-188788</text:p>
              </table:table-cell>
              <table:table-cell office:value-type="float" office:value="141402">
                <text:p>141402</text:p>
              </table:table-cell>
              <table:table-cell office:value-type="float" office:value="6929">
                <text:p>6929</text:p>
              </table:table-cell>
              <table:table-cell office:value-type="float" office:value="8297">
                <text:p>8297</text:p>
              </table:table-cell>
              <table:table-cell office:value-type="float" office:value="1.1891">
                <text:p>1.1891</text:p>
              </table:table-cell>
            </table:table-row>
            <table:table-row>
              <table:table-cell office:value-type="string">
                <text:p>171205</text:p>
              </table:table-cell>
              <table:table-cell office:value-type="float" office:value="-183667">
                <text:p>-183667</text:p>
              </table:table-cell>
              <table:table-cell office:value-type="float" office:value="135265">
                <text:p>135265</text:p>
              </table:table-cell>
              <table:table-cell office:value-type="float" office:value="7551">
                <text:p>7551</text:p>
              </table:table-cell>
              <table:table-cell office:value-type="float" office:value="9423">
                <text:p>9423</text:p>
              </table:table-cell>
              <table:table-cell office:value-type="float" office:value="1.1764">
                <text:p>1.1764</text:p>
              </table:table-cell>
            </table:table-row>
            <table:table-row>
              <table:table-cell office:value-type="string">
                <text:p>171212</text:p>
              </table:table-cell>
              <table:table-cell office:value-type="float" office:value="-176428">
                <text:p>-176428</text:p>
              </table:table-cell>
              <table:table-cell office:value-type="float" office:value="127545">
                <text:p>127545</text:p>
              </table:table-cell>
              <table:table-cell office:value-type="float" office:value="15117">
                <text:p>15117</text:p>
              </table:table-cell>
              <table:table-cell office:value-type="float" office:value="12125">
                <text:p>12125</text:p>
              </table:table-cell>
              <table:table-cell office:value-type="float" office:value="1.1754">
                <text:p>1.1754</text:p>
              </table:table-cell>
            </table:table-row>
            <table:table-row>
              <table:table-cell office:value-type="string">
                <text:p>171219</text:p>
              </table:table-cell>
              <table:table-cell office:value-type="float" office:value="-172576">
                <text:p>-172576</text:p>
              </table:table-cell>
              <table:table-cell office:value-type="float" office:value="128708">
                <text:p>128708</text:p>
              </table:table-cell>
              <table:table-cell office:value-type="float" office:value="-2345">
                <text:p>-2345</text:p>
              </table:table-cell>
              <table:table-cell office:value-type="float" office:value="12676">
                <text:p>12676</text:p>
              </table:table-cell>
              <table:table-cell office:value-type="float" office:value="1.1859">
                <text:p>1.1859</text:p>
              </table:table-cell>
            </table:table-row>
            <table:table-row>
              <table:table-cell office:value-type="string">
                <text:p>171226</text:p>
              </table:table-cell>
              <table:table-cell office:value-type="float" office:value="-177720">
                <text:p>-177720</text:p>
              </table:table-cell>
              <table:table-cell office:value-type="float" office:value="124138">
                <text:p>124138</text:p>
              </table:table-cell>
              <table:table-cell office:value-type="float" office:value="563">
                <text:p>563</text:p>
              </table:table-cell>
              <table:table-cell office:value-type="float" office:value="13755">
                <text:p>13755</text:p>
              </table:table-cell>
              <table:table-cell office:value-type="float" office:value="1.1998">
                <text:p>1.1998</text:p>
              </table:table-cell>
            </table:table-row>
            <table:table-row>
              <table:table-cell office:value-type="string">
                <text:p>180102</text:p>
              </table:table-cell>
              <table:table-cell office:value-type="float" office:value="-223096">
                <text:p>-223096</text:p>
              </table:table-cell>
              <table:table-cell office:value-type="float" office:value="134671">
                <text:p>134671</text:p>
              </table:table-cell>
              <table:table-cell office:value-type="float" office:value="34530">
                <text:p>34530</text:p>
              </table:table-cell>
              <table:table-cell office:value-type="float" office:value="15831">
                <text:p>15831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180109</text:p>
              </table:table-cell>
              <table:table-cell office:value-type="float" office:value="-246463">
                <text:p>-246463</text:p>
              </table:table-cell>
              <table:table-cell office:value-type="float" office:value="149115">
                <text:p>149115</text:p>
              </table:table-cell>
              <table:table-cell office:value-type="float" office:value="42042">
                <text:p>42042</text:p>
              </table:table-cell>
              <table:table-cell office:value-type="float" office:value="16336">
                <text:p>16336</text:p>
              </table:table-cell>
              <table:table-cell office:value-type="float" office:value="1.2187">
                <text:p>1.2187</text:p>
              </table:table-cell>
            </table:table-row>
            <table:table-row>
              <table:table-cell office:value-type="string">
                <text:p>180116</text:p>
              </table:table-cell>
              <table:table-cell office:value-type="float" office:value="-259732">
                <text:p>-259732</text:p>
              </table:table-cell>
              <table:table-cell office:value-type="float" office:value="155720">
                <text:p>155720</text:p>
              </table:table-cell>
              <table:table-cell office:value-type="float" office:value="45685">
                <text:p>45685</text:p>
              </table:table-cell>
              <table:table-cell office:value-type="float" office:value="15970">
                <text:p>15970</text:p>
              </table:table-cell>
              <table:table-cell office:value-type="float" office:value="1.2222">
                <text:p>1.2222</text:p>
              </table:table-cell>
            </table:table-row>
            <table:table-row>
              <table:table-cell office:value-type="string">
                <text:p>180123</text:p>
              </table:table-cell>
              <table:table-cell office:value-type="float" office:value="-280936">
                <text:p>-280936</text:p>
              </table:table-cell>
              <table:table-cell office:value-type="float" office:value="155790">
                <text:p>155790</text:p>
              </table:table-cell>
              <table:table-cell office:value-type="float" office:value="59023">
                <text:p>59023</text:p>
              </table:table-cell>
              <table:table-cell office:value-type="float" office:value="18050">
                <text:p>18050</text:p>
              </table:table-cell>
              <table:table-cell office:value-type="float" office:value="1.2421">
                <text:p>1.2421</text:p>
              </table:table-cell>
            </table:table-row>
            <table:table-row>
              <table:table-cell office:value-type="string">
                <text:p>180130</text:p>
              </table:table-cell>
              <table:table-cell office:value-type="float" office:value="-286655">
                <text:p>-286655</text:p>
              </table:table-cell>
              <table:table-cell office:value-type="float" office:value="149952">
                <text:p>149952</text:p>
              </table:table-cell>
              <table:table-cell office:value-type="float" office:value="76853">
                <text:p>76853</text:p>
              </table:table-cell>
              <table:table-cell office:value-type="float" office:value="17405">
                <text:p>17405</text:p>
              </table:table-cell>
              <table:table-cell office:value-type="float" office:value="1.2462">
                <text:p>1.2462</text:p>
              </table:table-cell>
            </table:table-row>
            <table:table-row>
              <table:table-cell office:value-type="string">
                <text:p>180206</text:p>
              </table:table-cell>
              <table:table-cell office:value-type="float" office:value="-272467">
                <text:p>-272467</text:p>
              </table:table-cell>
              <table:table-cell office:value-type="float" office:value="150374">
                <text:p>150374</text:p>
              </table:table-cell>
              <table:table-cell office:value-type="float" office:value="66452">
                <text:p>66452</text:p>
              </table:table-cell>
              <table:table-cell office:value-type="float" office:value="17028">
                <text:p>17028</text:p>
              </table:table-cell>
              <table:table-cell office:value-type="float" office:value="1.2235">
                <text:p>1.2235</text:p>
              </table:table-cell>
            </table:table-row>
            <table:table-row>
              <table:table-cell office:value-type="string">
                <text:p>180213</text:p>
              </table:table-cell>
              <table:table-cell office:value-type="float" office:value="-236121">
                <text:p>-236121</text:p>
              </table:table-cell>
              <table:table-cell office:value-type="float" office:value="138415">
                <text:p>138415</text:p>
              </table:table-cell>
              <table:table-cell office:value-type="float" office:value="34786">
                <text:p>34786</text:p>
              </table:table-cell>
              <table:table-cell office:value-type="float" office:value="14226">
                <text:p>14226</text:p>
              </table:table-cell>
              <table:table-cell office:value-type="float" office:value="1.2406">
                <text:p>1.2406</text:p>
              </table:table-cell>
            </table:table-row>
            <table:table-row>
              <table:table-cell office:value-type="string">
                <text:p>180220</text:p>
              </table:table-cell>
              <table:table-cell office:value-type="float" office:value="-229104">
                <text:p>-229104</text:p>
              </table:table-cell>
              <table:table-cell office:value-type="float" office:value="141727">
                <text:p>141727</text:p>
              </table:table-cell>
              <table:table-cell office:value-type="float" office:value="29282">
                <text:p>29282</text:p>
              </table:table-cell>
              <table:table-cell office:value-type="float" office:value="15653">
                <text:p>15653</text:p>
              </table:table-cell>
              <table:table-cell office:value-type="float" office:value="1.2293">
                <text:p>1.2293</text:p>
              </table:table-cell>
            </table:table-row>
            <table:table-row>
              <table:table-cell office:value-type="string">
                <text:p>180227</text:p>
              </table:table-cell>
              <table:table-cell office:value-type="float" office:value="-220394">
                <text:p>-220394</text:p>
              </table:table-cell>
              <table:table-cell office:value-type="float" office:value="131698">
                <text:p>131698</text:p>
              </table:table-cell>
              <table:table-cell office:value-type="float" office:value="33561">
                <text:p>33561</text:p>
              </table:table-cell>
              <table:table-cell office:value-type="float" office:value="16657">
                <text:p>16657</text:p>
              </table:table-cell>
              <table:table-cell office:value-type="float" office:value="1.2317">
                <text:p>1.2317</text:p>
              </table:table-cell>
            </table:table-row>
            <table:table-row>
              <table:table-cell office:value-type="string">
                <text:p>180306</text:p>
              </table:table-cell>
              <table:table-cell office:value-type="float" office:value="-228435">
                <text:p>-228435</text:p>
              </table:table-cell>
              <table:table-cell office:value-type="float" office:value="142951">
                <text:p>142951</text:p>
              </table:table-cell>
              <table:table-cell office:value-type="float" office:value="30140">
                <text:p>30140</text:p>
              </table:table-cell>
              <table:table-cell office:value-type="float" office:value="14486">
                <text:p>14486</text:p>
              </table:table-cell>
              <table:table-cell office:value-type="float" office:value="1.2307">
                <text:p>1.2307</text:p>
              </table:table-cell>
            </table:table-row>
            <table:table-row>
              <table:table-cell office:value-type="string">
                <text:p>180313</text:p>
              </table:table-cell>
              <table:table-cell office:value-type="float" office:value="-229622">
                <text:p>-229622</text:p>
              </table:table-cell>
              <table:table-cell office:value-type="float" office:value="147001">
                <text:p>147001</text:p>
              </table:table-cell>
              <table:table-cell office:value-type="float" office:value="37737">
                <text:p>37737</text:p>
              </table:table-cell>
              <table:table-cell office:value-type="float" office:value="13201">
                <text:p>13201</text:p>
              </table:table-cell>
              <table:table-cell office:value-type="float" office:value="1.2289">
                <text:p>1.2289</text:p>
              </table:table-cell>
            </table:table-row>
            <table:table-row>
              <table:table-cell office:value-type="string">
                <text:p>180320</text:p>
              </table:table-cell>
              <table:table-cell office:value-type="float" office:value="-222696">
                <text:p>-222696</text:p>
              </table:table-cell>
              <table:table-cell office:value-type="float" office:value="146071">
                <text:p>146071</text:p>
              </table:table-cell>
              <table:table-cell office:value-type="float" office:value="25664">
                <text:p>25664</text:p>
              </table:table-cell>
              <table:table-cell office:value-type="float" office:value="15160">
                <text:p>15160</text:p>
              </table:table-cell>
              <table:table-cell office:value-type="float" office:value="1.2353">
                <text:p>1.2353</text:p>
              </table:table-cell>
            </table:table-row>
            <table:table-row>
              <table:table-cell office:value-type="string">
                <text:p>180327</text:p>
              </table:table-cell>
              <table:table-cell office:value-type="float" office:value="-238324">
                <text:p>-238324</text:p>
              </table:table-cell>
              <table:table-cell office:value-type="float" office:value="160206">
                <text:p>160206</text:p>
              </table:table-cell>
              <table:table-cell office:value-type="float" office:value="27515">
                <text:p>27515</text:p>
              </table:table-cell>
              <table:table-cell office:value-type="float" office:value="18231">
                <text:p>18231</text:p>
              </table:table-cell>
              <table:table-cell office:value-type="float" office:value="1.2323">
                <text:p>1.2323</text:p>
              </table:table-cell>
            </table:table-row>
            <table:table-row>
              <table:table-cell office:value-type="string">
                <text:p>180403</text:p>
              </table:table-cell>
              <table:table-cell office:value-type="float" office:value="-221344">
                <text:p>-221344</text:p>
              </table:table-cell>
              <table:table-cell office:value-type="float" office:value="156756">
                <text:p>156756</text:p>
              </table:table-cell>
              <table:table-cell office:value-type="float" office:value="19144">
                <text:p>19144</text:p>
              </table:table-cell>
              <table:table-cell office:value-type="float" office:value="18558">
                <text:p>18558</text:p>
              </table:table-cell>
              <table:table-cell office:value-type="float" office:value="1.2283">
                <text:p>1.2283</text:p>
              </table:table-cell>
            </table:table-row>
            <table:table-row>
              <table:table-cell office:value-type="string">
                <text:p>180410</text:p>
              </table:table-cell>
              <table:table-cell office:value-type="float" office:value="-247448">
                <text:p>-247448</text:p>
              </table:table-cell>
              <table:table-cell office:value-type="float" office:value="171567">
                <text:p>171567</text:p>
              </table:table-cell>
              <table:table-cell office:value-type="float" office:value="25050">
                <text:p>25050</text:p>
              </table:table-cell>
              <table:table-cell office:value-type="float" office:value="17671">
                <text:p>17671</text:p>
              </table:table-cell>
              <table:table-cell office:value-type="float" office:value="1.2331">
                <text:p>1.2331</text:p>
              </table:table-cell>
            </table:table-row>
            <table:table-row>
              <table:table-cell office:value-type="string">
                <text:p>180417</text:p>
              </table:table-cell>
              <table:table-cell office:value-type="float" office:value="-249892">
                <text:p>-249892</text:p>
              </table:table-cell>
              <table:table-cell office:value-type="float" office:value="177260">
                <text:p>177260</text:p>
              </table:table-cell>
              <table:table-cell office:value-type="float" office:value="29978">
                <text:p>29978</text:p>
              </table:table-cell>
              <table:table-cell office:value-type="float" office:value="12677">
                <text:p>12677</text:p>
              </table:table-cell>
              <table:table-cell office:value-type="float" office:value="1.2288">
                <text:p>1.2288</text:p>
              </table:table-cell>
            </table:table-row>
            <table:table-row>
              <table:table-cell office:value-type="string">
                <text:p>180424</text:p>
              </table:table-cell>
              <table:table-cell office:value-type="float" office:value="-227107">
                <text:p>-227107</text:p>
              </table:table-cell>
              <table:table-cell office:value-type="float" office:value="179527">
                <text:p>179527</text:p>
              </table:table-cell>
              <table:table-cell office:value-type="float" office:value="8353">
                <text:p>8353</text:p>
              </table:table-cell>
              <table:table-cell office:value-type="float" office:value="13081">
                <text:p>13081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180501</text:p>
              </table:table-cell>
              <table:table-cell office:value-type="float" office:value="-215378">
                <text:p>-215378</text:p>
              </table:table-cell>
              <table:table-cell office:value-type="float" office:value="178842">
                <text:p>178842</text:p>
              </table:table-cell>
              <table:table-cell office:value-type="float" office:value="2510">
                <text:p>2510</text:p>
              </table:table-cell>
              <table:table-cell office:value-type="float" office:value="12494">
                <text:p>12494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180508</text:p>
              </table:table-cell>
              <table:table-cell office:value-type="float" office:value="-208252">
                <text:p>-208252</text:p>
              </table:table-cell>
              <table:table-cell office:value-type="float" office:value="170910">
                <text:p>170910</text:p>
              </table:table-cell>
              <table:table-cell office:value-type="float" office:value="4891">
                <text:p>4891</text:p>
              </table:table-cell>
              <table:table-cell office:value-type="float" office:value="11787">
                <text:p>11787</text:p>
              </table:table-cell>
              <table:table-cell office:value-type="float" office:value="1.1944">
                <text:p>1.1944</text:p>
              </table:table-cell>
            </table:table-row>
            <table:table-row>
              <table:table-cell office:value-type="string">
                <text:p>180515</text:p>
              </table:table-cell>
              <table:table-cell office:value-type="float" office:value="-184321">
                <text:p>-184321</text:p>
              </table:table-cell>
              <table:table-cell office:value-type="float" office:value="165326">
                <text:p>165326</text:p>
              </table:table-cell>
              <table:table-cell office:value-type="float" office:value="-4084">
                <text:p>-4084</text:p>
              </table:table-cell>
              <table:table-cell office:value-type="float" office:value="9250">
                <text:p>9250</text:p>
              </table:table-cell>
              <table:table-cell office:value-type="float" office:value="1.1778">
                <text:p>1.1778</text:p>
              </table:table-cell>
            </table:table-row>
            <table:table-row>
              <table:table-cell office:value-type="string">
                <text:p>180522</text:p>
              </table:table-cell>
              <table:table-cell office:value-type="float" office:value="-171774">
                <text:p>-171774</text:p>
              </table:table-cell>
              <table:table-cell office:value-type="float" office:value="160508">
                <text:p>160508</text:p>
              </table:table-cell>
              <table:table-cell office:value-type="float" office:value="-10688">
                <text:p>-10688</text:p>
              </table:table-cell>
              <table:table-cell office:value-type="float" office:value="7976">
                <text:p>7976</text:p>
              </table:table-cell>
              <table:table-cell office:value-type="float" office:value="1.1652">
                <text:p>1.1652</text:p>
              </table:table-cell>
            </table:table-row>
            <table:table-row>
              <table:table-cell office:value-type="string">
                <text:p>180529</text:p>
              </table:table-cell>
              <table:table-cell office:value-type="float" office:value="-152531">
                <text:p>-152531</text:p>
              </table:table-cell>
              <table:table-cell office:value-type="float" office:value="142826">
                <text:p>142826</text:p>
              </table:table-cell>
              <table:table-cell office:value-type="float" office:value="-17890">
                <text:p>-17890</text:p>
              </table:table-cell>
              <table:table-cell office:value-type="float" office:value="9599">
                <text:p>9599</text:p>
              </table:table-cell>
              <table:table-cell office:value-type="float" office:value="1.1661">
                <text:p>1.1661</text:p>
              </table:table-cell>
            </table:table-row>
            <table:table-row>
              <table:table-cell office:value-type="string">
                <text:p>180605</text:p>
              </table:table-cell>
              <table:table-cell office:value-type="float" office:value="-126651">
                <text:p>-126651</text:p>
              </table:table-cell>
              <table:table-cell office:value-type="float" office:value="143565">
                <text:p>143565</text:p>
              </table:table-cell>
              <table:table-cell office:value-type="float" office:value="-33467">
                <text:p>-33467</text:p>
              </table:table-cell>
              <table:table-cell office:value-type="float" office:value="11187">
                <text:p>11187</text:p>
              </table:table-cell>
              <table:table-cell office:value-type="float" office:value="1.1768">
                <text:p>1.1768</text:p>
              </table:table-cell>
            </table:table-row>
            <table:table-row>
              <table:table-cell office:value-type="string">
                <text:p>180612</text:p>
              </table:table-cell>
              <table:table-cell office:value-type="float" office:value="-137705">
                <text:p>-137705</text:p>
              </table:table-cell>
              <table:table-cell office:value-type="float" office:value="158730">
                <text:p>158730</text:p>
              </table:table-cell>
              <table:table-cell office:value-type="float" office:value="-42010">
                <text:p>-42010</text:p>
              </table:table-cell>
              <table:table-cell office:value-type="float" office:value="11684">
                <text:p>11684</text:p>
              </table:table-cell>
              <table:table-cell office:value-type="float" office:value="1.1609">
                <text:p>1.1609</text:p>
              </table:table-cell>
            </table:table-row>
            <table:table-row>
              <table:table-cell office:value-type="string">
                <text:p>180619</text:p>
              </table:table-cell>
              <table:table-cell office:value-type="float" office:value="-107963">
                <text:p>-107963</text:p>
              </table:table-cell>
              <table:table-cell office:value-type="float" office:value="145091">
                <text:p>145091</text:p>
              </table:table-cell>
              <table:table-cell office:value-type="float" office:value="-55307">
                <text:p>-55307</text:p>
              </table:table-cell>
              <table:table-cell office:value-type="float" office:value="11394">
                <text:p>11394</text:p>
              </table:table-cell>
              <table:table-cell office:value-type="float" office:value="1.1657">
                <text:p>1.1657</text:p>
              </table:table-cell>
            </table:table-row>
            <table:table-row>
              <table:table-cell office:value-type="string">
                <text:p>180626</text:p>
              </table:table-cell>
              <table:table-cell office:value-type="float" office:value="-105797">
                <text:p>-105797</text:p>
              </table:table-cell>
              <table:table-cell office:value-type="float" office:value="146262">
                <text:p>146262</text:p>
              </table:table-cell>
              <table:table-cell office:value-type="float" office:value="-60058">
                <text:p>-60058</text:p>
              </table:table-cell>
              <table:table-cell office:value-type="float" office:value="11657">
                <text:p>11657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180703</text:p>
              </table:table-cell>
              <table:table-cell office:value-type="float" office:value="-104513">
                <text:p>-104513</text:p>
              </table:table-cell>
              <table:table-cell office:value-type="float" office:value="140921">
                <text:p>140921</text:p>
              </table:table-cell>
              <table:table-cell office:value-type="float" office:value="-56966">
                <text:p>-56966</text:p>
              </table:table-cell>
              <table:table-cell office:value-type="float" office:value="9366">
                <text:p>9366</text:p>
              </table:table-cell>
              <table:table-cell office:value-type="float" office:value="1.1747">
                <text:p>1.1747</text:p>
              </table:table-cell>
            </table:table-row>
            <table:table-row>
              <table:table-cell office:value-type="string">
                <text:p>180710</text:p>
              </table:table-cell>
              <table:table-cell office:value-type="float" office:value="-79459">
                <text:p>-79459</text:p>
              </table:table-cell>
              <table:table-cell office:value-type="float" office:value="132703">
                <text:p>132703</text:p>
              </table:table-cell>
              <table:table-cell office:value-type="float" office:value="-69102">
                <text:p>-69102</text:p>
              </table:table-cell>
              <table:table-cell office:value-type="float" office:value="10435">
                <text:p>10435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180717</text:p>
              </table:table-cell>
              <table:table-cell office:value-type="float" office:value="-92995">
                <text:p>-92995</text:p>
              </table:table-cell>
              <table:table-cell office:value-type="float" office:value="147862">
                <text:p>147862</text:p>
              </table:table-cell>
              <table:table-cell office:value-type="float" office:value="-70953">
                <text:p>-70953</text:p>
              </table:table-cell>
              <table:table-cell office:value-type="float" office:value="8097">
                <text:p>8097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180724</text:p>
              </table:table-cell>
              <table:table-cell office:value-type="float" office:value="-106989">
                <text:p>-106989</text:p>
              </table:table-cell>
              <table:table-cell office:value-type="float" office:value="152620">
                <text:p>152620</text:p>
              </table:table-cell>
              <table:table-cell office:value-type="float" office:value="-67993">
                <text:p>-67993</text:p>
              </table:table-cell>
              <table:table-cell office:value-type="float" office:value="6929">
                <text:p>6929</text:p>
              </table:table-cell>
              <table:table-cell office:value-type="float" office:value="1.1658">
                <text:p>1.1658</text:p>
              </table:table-cell>
            </table:table-row>
            <table:table-row>
              <table:table-cell office:value-type="string">
                <text:p>180731</text:p>
              </table:table-cell>
              <table:table-cell office:value-type="float" office:value="-121324">
                <text:p>-121324</text:p>
              </table:table-cell>
              <table:table-cell office:value-type="float" office:value="156326">
                <text:p>156326</text:p>
              </table:table-cell>
              <table:table-cell office:value-type="float" office:value="-67092">
                <text:p>-67092</text:p>
              </table:table-cell>
              <table:table-cell office:value-type="float" office:value="8321">
                <text:p>8321</text:p>
              </table:table-cell>
              <table:table-cell office:value-type="float" office:value="1.1567">
                <text:p>1.1567</text:p>
              </table:table-cell>
            </table:table-row>
            <table:table-row>
              <table:table-cell office:value-type="string">
                <text:p>180807</text:p>
              </table:table-cell>
              <table:table-cell office:value-type="float" office:value="-94007">
                <text:p>-94007</text:p>
              </table:table-cell>
              <table:table-cell office:value-type="float" office:value="150724">
                <text:p>150724</text:p>
              </table:table-cell>
              <table:table-cell office:value-type="float" office:value="-82524">
                <text:p>-82524</text:p>
              </table:table-cell>
              <table:table-cell office:value-type="float" office:value="10278">
                <text:p>10278</text:p>
              </table:table-cell>
              <table:table-cell office:value-type="float" office:value="1.1411">
                <text:p>1.1411</text:p>
              </table:table-cell>
            </table:table-row>
            <table:table-row>
              <table:table-cell office:value-type="string">
                <text:p>180814</text:p>
              </table:table-cell>
              <table:table-cell office:value-type="float" office:value="-70410">
                <text:p>-70410</text:p>
              </table:table-cell>
              <table:table-cell office:value-type="float" office:value="141090">
                <text:p>141090</text:p>
              </table:table-cell>
              <table:table-cell office:value-type="float" office:value="-97858">
                <text:p>-97858</text:p>
              </table:table-cell>
              <table:table-cell office:value-type="float" office:value="15082">
                <text:p>15082</text:p>
              </table:table-cell>
              <table:table-cell office:value-type="float" office:value="1.1439">
                <text:p>1.1439</text:p>
              </table:table-cell>
            </table:table-row>
            <table:table-row>
              <table:table-cell office:value-type="string">
                <text:p>180821</text:p>
              </table:table-cell>
              <table:table-cell office:value-type="float" office:value="-62594">
                <text:p>-62594</text:p>
              </table:table-cell>
              <table:table-cell office:value-type="float" office:value="142662">
                <text:p>142662</text:p>
              </table:table-cell>
              <table:table-cell office:value-type="float" office:value="-102274">
                <text:p>-102274</text:p>
              </table:table-cell>
              <table:table-cell office:value-type="float" office:value="13614">
                <text:p>13614</text:p>
              </table:table-cell>
              <table:table-cell office:value-type="float" office:value="1.1623">
                <text:p>1.1623</text:p>
              </table:table-cell>
            </table:table-row>
            <table:table-row>
              <table:table-cell office:value-type="string">
                <text:p>180828</text:p>
              </table:table-cell>
              <table:table-cell office:value-type="float" office:value="-77472">
                <text:p>-77472</text:p>
              </table:table-cell>
              <table:table-cell office:value-type="float" office:value="145319">
                <text:p>145319</text:p>
              </table:table-cell>
              <table:table-cell office:value-type="float" office:value="-99730">
                <text:p>-99730</text:p>
              </table:table-cell>
              <table:table-cell office:value-type="float" office:value="11090">
                <text:p>11090</text:p>
              </table:table-cell>
              <table:table-cell office:value-type="float" office:value="1.1601">
                <text:p>1.1601</text:p>
              </table:table-cell>
            </table:table-row>
            <table:table-row>
              <table:table-cell office:value-type="string">
                <text:p>180904</text:p>
              </table:table-cell>
              <table:table-cell office:value-type="float" office:value="-85754">
                <text:p>-85754</text:p>
              </table:table-cell>
              <table:table-cell office:value-type="float" office:value="146878">
                <text:p>146878</text:p>
              </table:table-cell>
              <table:table-cell office:value-type="float" office:value="-94895">
                <text:p>-94895</text:p>
              </table:table-cell>
              <table:table-cell office:value-type="float" office:value="11975">
                <text:p>11975</text:p>
              </table:table-cell>
              <table:table-cell office:value-type="float" office:value="1.1553">
                <text:p>1.1553</text:p>
              </table:table-cell>
            </table:table-row>
            <table:table-row>
              <table:table-cell office:value-type="string">
                <text:p>180911</text:p>
              </table:table-cell>
              <table:table-cell office:value-type="float" office:value="-82813">
                <text:p>-82813</text:p>
              </table:table-cell>
              <table:table-cell office:value-type="float" office:value="140851">
                <text:p>140851</text:p>
              </table:table-cell>
              <table:table-cell office:value-type="float" office:value="-75957">
                <text:p>-75957</text:p>
              </table:table-cell>
              <table:table-cell office:value-type="float" office:value="-4322">
                <text:p>-4322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180918</text:p>
              </table:table-cell>
              <table:table-cell office:value-type="float" office:value="-83046">
                <text:p>-83046</text:p>
              </table:table-cell>
              <table:table-cell office:value-type="float" office:value="139185">
                <text:p>139185</text:p>
              </table:table-cell>
              <table:table-cell office:value-type="float" office:value="-76663">
                <text:p>-76663</text:p>
              </table:table-cell>
              <table:table-cell office:value-type="float" office:value="-798">
                <text:p>-798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180925</text:p>
              </table:table-cell>
              <table:table-cell office:value-type="float" office:value="-105324">
                <text:p>-105324</text:p>
              </table:table-cell>
              <table:table-cell office:value-type="float" office:value="149847">
                <text:p>149847</text:p>
              </table:table-cell>
              <table:table-cell office:value-type="float" office:value="-86694">
                <text:p>-86694</text:p>
              </table:table-cell>
              <table:table-cell office:value-type="float" office:value="9137">
                <text:p>9137</text:p>
              </table:table-cell>
              <table:table-cell office:value-type="float" office:value="1.1609">
                <text:p>1.1609</text:p>
              </table:table-cell>
            </table:table-row>
            <table:table-row>
              <table:table-cell office:value-type="string">
                <text:p>181002</text:p>
              </table:table-cell>
              <table:table-cell office:value-type="float" office:value="-84087">
                <text:p>-84087</text:p>
              </table:table-cell>
              <table:table-cell office:value-type="float" office:value="136907">
                <text:p>136907</text:p>
              </table:table-cell>
              <table:table-cell office:value-type="float" office:value="-81816">
                <text:p>-81816</text:p>
              </table:table-cell>
              <table:table-cell office:value-type="float" office:value="12395">
                <text:p>12395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181009</text:p>
              </table:table-cell>
              <table:table-cell office:value-type="float" office:value="-76545">
                <text:p>-76545</text:p>
              </table:table-cell>
              <table:table-cell office:value-type="float" office:value="128056">
                <text:p>128056</text:p>
              </table:table-cell>
              <table:table-cell office:value-type="float" office:value="-81922">
                <text:p>-81922</text:p>
              </table:table-cell>
              <table:table-cell office:value-type="float" office:value="8831">
                <text:p>8831</text:p>
              </table:table-cell>
              <table:table-cell office:value-type="float" office:value="1.1563">
                <text:p>1.1563</text:p>
              </table:table-cell>
            </table:table-row>
            <table:table-row>
              <table:table-cell office:value-type="string">
                <text:p>181016</text:p>
              </table:table-cell>
              <table:table-cell office:value-type="float" office:value="-72268">
                <text:p>-72268</text:p>
              </table:table-cell>
              <table:table-cell office:value-type="float" office:value="134831">
                <text:p>134831</text:p>
              </table:table-cell>
              <table:table-cell office:value-type="float" office:value="-85227">
                <text:p>-85227</text:p>
              </table:table-cell>
              <table:table-cell office:value-type="float" office:value="5233">
                <text:p>5233</text:p>
              </table:table-cell>
              <table:table-cell office:value-type="float" office:value="1.1515">
                <text:p>1.1515</text:p>
              </table:table-cell>
            </table:table-row>
            <table:table-row>
              <table:table-cell office:value-type="string">
                <text:p>181023</text:p>
              </table:table-cell>
              <table:table-cell office:value-type="float" office:value="-59649">
                <text:p>-59649</text:p>
              </table:table-cell>
              <table:table-cell office:value-type="float" office:value="128533">
                <text:p>128533</text:p>
              </table:table-cell>
              <table:table-cell office:value-type="float" office:value="-93158">
                <text:p>-93158</text:p>
              </table:table-cell>
              <table:table-cell office:value-type="float" office:value="5815">
                <text:p>5815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181030</text:p>
              </table:table-cell>
              <table:table-cell office:value-type="float" office:value="-45829">
                <text:p>-45829</text:p>
              </table:table-cell>
              <table:table-cell office:value-type="float" office:value="117756">
                <text:p>117756</text:p>
              </table:table-cell>
              <table:table-cell office:value-type="float" office:value="-93146">
                <text:p>-93146</text:p>
              </table:table-cell>
              <table:table-cell office:value-type="float" office:value="3162">
                <text:p>3162</text:p>
              </table:table-cell>
              <table:table-cell office:value-type="float" office:value="1.1387">
                <text:p>1.1387</text:p>
              </table:table-cell>
            </table:table-row>
            <table:table-row>
              <table:table-cell office:value-type="string">
                <text:p>181106</text:p>
              </table:table-cell>
              <table:table-cell office:value-type="float" office:value="-53340">
                <text:p>-53340</text:p>
              </table:table-cell>
              <table:table-cell office:value-type="float" office:value="125661">
                <text:p>125661</text:p>
              </table:table-cell>
              <table:table-cell office:value-type="float" office:value="-102250">
                <text:p>-102250</text:p>
              </table:table-cell>
              <table:table-cell office:value-type="float" office:value="4638">
                <text:p>4638</text:p>
              </table:table-cell>
              <table:table-cell office:value-type="float" office:value="1.1336">
                <text:p>1.1336</text:p>
              </table:table-cell>
            </table:table-row>
            <table:table-row>
              <table:table-cell office:value-type="string">
                <text:p>181113</text:p>
              </table:table-cell>
              <table:table-cell office:value-type="float" office:value="-60244">
                <text:p>-60244</text:p>
              </table:table-cell>
              <table:table-cell office:value-type="float" office:value="137296">
                <text:p>137296</text:p>
              </table:table-cell>
              <table:table-cell office:value-type="float" office:value="-88919">
                <text:p>-88919</text:p>
              </table:table-cell>
              <table:table-cell office:value-type="float" office:value="-764">
                <text:p>-764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181120</text:p>
              </table:table-cell>
              <table:table-cell office:value-type="float" office:value="-54232">
                <text:p>-54232</text:p>
              </table:table-cell>
              <table:table-cell office:value-type="float" office:value="131275">
                <text:p>131275</text:p>
              </table:table-cell>
              <table:table-cell office:value-type="float" office:value="-100260">
                <text:p>-100260</text:p>
              </table:table-cell>
              <table:table-cell office:value-type="float" office:value="-421">
                <text:p>-421</text:p>
              </table:table-cell>
              <table:table-cell office:value-type="float" office:value="1.1341">
                <text:p>1.1341</text:p>
              </table:table-cell>
            </table:table-row>
            <table:table-row>
              <table:table-cell office:value-type="string">
                <text:p>181127</text:p>
              </table:table-cell>
              <table:table-cell office:value-type="float" office:value="-52983">
                <text:p>-52983</text:p>
              </table:table-cell>
              <table:table-cell office:value-type="float" office:value="130339">
                <text:p>130339</text:p>
              </table:table-cell>
              <table:table-cell office:value-type="float" office:value="-111601">
                <text:p>-111601</text:p>
              </table:table-cell>
              <table:table-cell office:value-type="float" office:value="4017">
                <text:p>4017</text:p>
              </table:table-cell>
              <table:table-cell office:value-type="float" office:value="1.1317">
                <text:p>1.1317</text:p>
              </table:table-cell>
            </table:table-row>
            <table:table-row>
              <table:table-cell office:value-type="string">
                <text:p>181204</text:p>
              </table:table-cell>
              <table:table-cell office:value-type="float" office:value="-50041">
                <text:p>-50041</text:p>
              </table:table-cell>
              <table:table-cell office:value-type="float" office:value="121410">
                <text:p>121410</text:p>
              </table:table-cell>
              <table:table-cell office:value-type="float" office:value="-102079">
                <text:p>-102079</text:p>
              </table:table-cell>
              <table:table-cell office:value-type="float" office:value="1868">
                <text:p>1868</text:p>
              </table:table-cell>
              <table:table-cell office:value-type="float" office:value="1.1378">
                <text:p>1.1378</text:p>
              </table:table-cell>
            </table:table-row>
            <table:table-row>
              <table:table-cell office:value-type="string">
                <text:p>181211</text:p>
              </table:table-cell>
              <table:table-cell office:value-type="float" office:value="-56544">
                <text:p>-56544</text:p>
              </table:table-cell>
              <table:table-cell office:value-type="float" office:value="120941">
                <text:p>120941</text:p>
              </table:table-cell>
              <table:table-cell office:value-type="float" office:value="-92456">
                <text:p>-92456</text:p>
              </table:table-cell>
              <table:table-cell office:value-type="float" office:value="521">
                <text:p>521</text:p>
              </table:table-cell>
              <table:table-cell office:value-type="float" office:value="1.1309">
                <text:p>1.1309</text:p>
              </table:table-cell>
            </table:table-row>
            <table:table-row>
              <table:table-cell office:value-type="string">
                <text:p>181218</text:p>
              </table:table-cell>
              <table:table-cell office:value-type="float" office:value="-55420">
                <text:p>-55420</text:p>
              </table:table-cell>
              <table:table-cell office:value-type="float" office:value="111702">
                <text:p>111702</text:p>
              </table:table-cell>
              <table:table-cell office:value-type="float" office:value="-84588">
                <text:p>-84588</text:p>
              </table:table-cell>
              <table:table-cell office:value-type="float" office:value="3311">
                <text:p>3311</text:p>
              </table:table-cell>
              <table:table-cell office:value-type="float" office:value="1.1369">
                <text:p>1.1369</text:p>
              </table:table-cell>
            </table:table-row>
            <table:table-row>
              <table:table-cell office:value-type="string">
                <text:p>181225</text:p>
              </table:table-cell>
              <table:table-cell office:value-type="float" office:value="-68286">
                <text:p>-68286</text:p>
              </table:table-cell>
              <table:table-cell office:value-type="float" office:value="120308">
                <text:p>120308</text:p>
              </table:table-cell>
              <table:table-cell office:value-type="float" office:value="-88854">
                <text:p>-88854</text:p>
              </table:table-cell>
              <table:table-cell office:value-type="float" office:value="2320">
                <text:p>2320</text:p>
              </table:table-cell>
              <table:table-cell office:value-type="float" office:value="1.1438">
                <text:p>1.1438</text:p>
              </table:table-cell>
            </table:table-row>
            <table:table-row>
              <table:table-cell office:value-type="string">
                <text:p>181231</text:p>
              </table:table-cell>
              <table:table-cell office:value-type="float" office:value="-70357">
                <text:p>-70357</text:p>
              </table:table-cell>
              <table:table-cell office:value-type="float" office:value="123372">
                <text:p>123372</text:p>
              </table:table-cell>
              <table:table-cell office:value-type="float" office:value="-83475">
                <text:p>-83475</text:p>
              </table:table-cell>
              <table:table-cell office:value-type="float" office:value="1790">
                <text:p>1790</text:p>
              </table:table-cell>
              <table:table-cell office:value-type="float" office:value="1.1395">
                <text:p>1.1395</text:p>
              </table:table-cell>
            </table:table-row>
            <table:table-row>
              <table:table-cell office:value-type="string">
                <text:p>190108</text:p>
              </table:table-cell>
              <table:table-cell office:value-type="float" office:value="-87620">
                <text:p>-87620</text:p>
              </table:table-cell>
              <table:table-cell office:value-type="float" office:value="137468">
                <text:p>137468</text:p>
              </table:table-cell>
              <table:table-cell office:value-type="float" office:value="-82346">
                <text:p>-82346</text:p>
              </table:table-cell>
              <table:table-cell office:value-type="float" office:value="-510">
                <text:p>-510</text:p>
              </table:table-cell>
              <table:table-cell office:value-type="float" office:value="1.1469">
                <text:p>1.1469</text:p>
              </table:table-cell>
            </table:table-row>
            <table:table-row>
              <table:table-cell office:value-type="string">
                <text:p>190115</text:p>
              </table:table-cell>
              <table:table-cell office:value-type="float" office:value="-101043">
                <text:p>-101043</text:p>
              </table:table-cell>
              <table:table-cell office:value-type="float" office:value="146015">
                <text:p>146015</text:p>
              </table:table-cell>
              <table:table-cell office:value-type="float" office:value="-79886">
                <text:p>-79886</text:p>
              </table:table-cell>
              <table:table-cell office:value-type="float" office:value="2773">
                <text:p>2773</text:p>
              </table:table-cell>
              <table:table-cell office:value-type="float" office:value="1.1363">
                <text:p>1.1363</text:p>
              </table:table-cell>
            </table:table-row>
            <table:table-row>
              <table:table-cell office:value-type="string">
                <text:p>190122</text:p>
              </table:table-cell>
              <table:table-cell office:value-type="float" office:value="-98692">
                <text:p>-98692</text:p>
              </table:table-cell>
              <table:table-cell office:value-type="float" office:value="147800">
                <text:p>147800</text:p>
              </table:table-cell>
              <table:table-cell office:value-type="float" office:value="-84905">
                <text:p>-84905</text:p>
              </table:table-cell>
              <table:table-cell office:value-type="float" office:value="926">
                <text:p>926</text:p>
              </table:table-cell>
              <table:table-cell office:value-type="float" office:value="1.1415">
                <text:p>1.1415</text:p>
              </table:table-cell>
            </table:table-row>
            <table:table-row>
              <table:table-cell office:value-type="string">
                <text:p>190129</text:p>
              </table:table-cell>
              <table:table-cell office:value-type="float" office:value="-98320">
                <text:p>-98320</text:p>
              </table:table-cell>
              <table:table-cell office:value-type="float" office:value="150525">
                <text:p>150525</text:p>
              </table:table-cell>
              <table:table-cell office:value-type="float" office:value="-83732">
                <text:p>-83732</text:p>
              </table:table-cell>
              <table:table-cell office:value-type="float" office:value="246">
                <text:p>246</text:p>
              </table:table-cell>
              <table:table-cell office:value-type="float" office:value="1.1456">
                <text:p>1.1456</text:p>
              </table:table-cell>
            </table:table-row>
            <table:table-row>
              <table:table-cell office:value-type="string">
                <text:p>190205</text:p>
              </table:table-cell>
              <table:table-cell office:value-type="float" office:value="-109788">
                <text:p>-109788</text:p>
              </table:table-cell>
              <table:table-cell office:value-type="float" office:value="154496">
                <text:p>154496</text:p>
              </table:table-cell>
              <table:table-cell office:value-type="float" office:value="-76953">
                <text:p>-76953</text:p>
              </table:table-cell>
              <table:table-cell office:value-type="float" office:value="-420">
                <text:p>-420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190212</text:p>
              </table:table-cell>
              <table:table-cell office:value-type="float" office:value="-80929">
                <text:p>-80929</text:p>
              </table:table-cell>
              <table:table-cell office:value-type="float" office:value="137330">
                <text:p>137330</text:p>
              </table:table-cell>
              <table:table-cell office:value-type="float" office:value="-84241">
                <text:p>-84241</text:p>
              </table:table-cell>
              <table:table-cell office:value-type="float" office:value="1456">
                <text:p>1456</text:p>
              </table:table-cell>
              <table:table-cell office:value-type="float" office:value="1.1295">
                <text:p>1.1295</text:p>
              </table:table-cell>
            </table:table-row>
            <table:table-row>
              <table:table-cell office:value-type="string">
                <text:p>190219</text:p>
              </table:table-cell>
              <table:table-cell office:value-type="float" office:value="-73046">
                <text:p>-73046</text:p>
              </table:table-cell>
              <table:table-cell office:value-type="float" office:value="134752">
                <text:p>134752</text:p>
              </table:table-cell>
              <table:table-cell office:value-type="float" office:value="-90642">
                <text:p>-90642</text:p>
              </table:table-cell>
              <table:table-cell office:value-type="float" office:value="-684">
                <text:p>-684</text:p>
              </table:table-cell>
              <table:table-cell office:value-type="float" office:value="1.1343">
                <text:p>1.1343</text:p>
              </table:table-cell>
            </table:table-row>
            <table:table-row>
              <table:table-cell office:value-type="string">
                <text:p>190226</text:p>
              </table:table-cell>
              <table:table-cell office:value-type="float" office:value="-67366">
                <text:p>-67366</text:p>
              </table:table-cell>
              <table:table-cell office:value-type="float" office:value="122981">
                <text:p>122981</text:p>
              </table:table-cell>
              <table:table-cell office:value-type="float" office:value="-82180">
                <text:p>-82180</text:p>
              </table:table-cell>
              <table:table-cell office:value-type="float" office:value="-2049">
                <text:p>-2049</text:p>
              </table:table-cell>
              <table:table-cell office:value-type="float" office:value="1.1377">
                <text:p>1.1377</text:p>
              </table:table-cell>
            </table:table-row>
            <table:table-row>
              <table:table-cell office:value-type="string">
                <text:p>190305</text:p>
              </table:table-cell>
              <table:table-cell office:value-type="float" office:value="-52541">
                <text:p>-52541</text:p>
              </table:table-cell>
              <table:table-cell office:value-type="float" office:value="113483">
                <text:p>113483</text:p>
              </table:table-cell>
              <table:table-cell office:value-type="float" office:value="-81075">
                <text:p>-81075</text:p>
              </table:table-cell>
              <table:table-cell office:value-type="float" office:value="-3377">
                <text:p>-3377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90312</text:p>
              </table:table-cell>
              <table:table-cell office:value-type="float" office:value="-40707">
                <text:p>-40707</text:p>
              </table:table-cell>
              <table:table-cell office:value-type="float" office:value="109658">
                <text:p>109658</text:p>
              </table:table-cell>
              <table:table-cell office:value-type="float" office:value="-83174">
                <text:p>-83174</text:p>
              </table:table-cell>
              <table:table-cell office:value-type="float" office:value="-4528">
                <text:p>-4528</text:p>
              </table:table-cell>
              <table:table-cell office:value-type="float" office:value="1.1325">
                <text:p>1.1325</text:p>
              </table:table-cell>
            </table:table-row>
            <table:table-row>
              <table:table-cell office:value-type="string">
                <text:p>190319</text:p>
              </table:table-cell>
              <table:table-cell office:value-type="float" office:value="-45089">
                <text:p>-45089</text:p>
              </table:table-cell>
              <table:table-cell office:value-type="float" office:value="118629">
                <text:p>118629</text:p>
              </table:table-cell>
              <table:table-cell office:value-type="float" office:value="-86841">
                <text:p>-86841</text:p>
              </table:table-cell>
              <table:table-cell office:value-type="float" office:value="-4171">
                <text:p>-4171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90326</text:p>
              </table:table-cell>
              <table:table-cell office:value-type="float" office:value="-48559">
                <text:p>-48559</text:p>
              </table:table-cell>
              <table:table-cell office:value-type="float" office:value="120700">
                <text:p>120700</text:p>
              </table:table-cell>
              <table:table-cell office:value-type="float" office:value="-88513">
                <text:p>-88513</text:p>
              </table:table-cell>
              <table:table-cell office:value-type="float" office:value="-3107">
                <text:p>-3107</text:p>
              </table:table-cell>
              <table:table-cell office:value-type="float" office:value="1.1218">
                <text:p>1.1218</text:p>
              </table:table-cell>
            </table:table-row>
            <table:table-row>
              <table:table-cell office:value-type="string">
                <text:p>190402</text:p>
              </table:table-cell>
              <table:table-cell office:value-type="float" office:value="-28418">
                <text:p>-28418</text:p>
              </table:table-cell>
              <table:table-cell office:value-type="float" office:value="107969">
                <text:p>107969</text:p>
              </table:table-cell>
              <table:table-cell office:value-type="float" office:value="-103718">
                <text:p>-103718</text:p>
              </table:table-cell>
              <table:table-cell office:value-type="float" office:value="193">
                <text:p>193</text:p>
              </table:table-cell>
              <table:table-cell office:value-type="float" office:value="1.1216">
                <text:p>1.1216</text:p>
              </table:table-cell>
            </table:table-row>
            <table:table-row>
              <table:table-cell office:value-type="string">
                <text:p>190409</text:p>
              </table:table-cell>
              <table:table-cell office:value-type="float" office:value="-37110">
                <text:p>-37110</text:p>
              </table:table-cell>
              <table:table-cell office:value-type="float" office:value="115985">
                <text:p>115985</text:p>
              </table:table-cell>
              <table:table-cell office:value-type="float" office:value="-103682">
                <text:p>-103682</text:p>
              </table:table-cell>
              <table:table-cell office:value-type="float" office:value="-74">
                <text:p>-74</text:p>
              </table:table-cell>
              <table:table-cell office:value-type="float" office:value="1.1302">
                <text:p>1.1302</text:p>
              </table:table-cell>
            </table:table-row>
            <table:table-row>
              <table:table-cell office:value-type="string">
                <text:p>190416</text:p>
              </table:table-cell>
              <table:table-cell office:value-type="float" office:value="-47441">
                <text:p>-47441</text:p>
              </table:table-cell>
              <table:table-cell office:value-type="float" office:value="125999">
                <text:p>125999</text:p>
              </table:table-cell>
              <table:table-cell office:value-type="float" office:value="-99381">
                <text:p>-99381</text:p>
              </table:table-cell>
              <table:table-cell office:value-type="float" office:value="-2714">
                <text:p>-2714</text:p>
              </table:table-cell>
              <table:table-cell office:value-type="float" office:value="1.1248">
                <text:p>1.1248</text:p>
              </table:table-cell>
            </table:table-row>
            <table:table-row>
              <table:table-cell office:value-type="string">
                <text:p>190423</text:p>
              </table:table-cell>
              <table:table-cell office:value-type="float" office:value="-37532">
                <text:p>-37532</text:p>
              </table:table-cell>
              <table:table-cell office:value-type="float" office:value="122282">
                <text:p>122282</text:p>
              </table:table-cell>
              <table:table-cell office:value-type="float" office:value="-103820">
                <text:p>-103820</text:p>
              </table:table-cell>
              <table:table-cell office:value-type="float" office:value="-396">
                <text:p>-396</text:p>
              </table:table-cell>
              <table:table-cell office:value-type="float" office:value="1.1149">
                <text:p>1.1149</text:p>
              </table:table-cell>
            </table:table-row>
            <table:table-row>
              <table:table-cell office:value-type="string">
                <text:p>190430</text:p>
              </table:table-cell>
              <table:table-cell office:value-type="float" office:value="-37453">
                <text:p>-37453</text:p>
              </table:table-cell>
              <table:table-cell office:value-type="float" office:value="125446">
                <text:p>125446</text:p>
              </table:table-cell>
              <table:table-cell office:value-type="float" office:value="-109525">
                <text:p>-109525</text:p>
              </table:table-cell>
              <table:table-cell office:value-type="float" office:value="-1392">
                <text:p>-1392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190507</text:p>
              </table:table-cell>
              <table:table-cell office:value-type="float" office:value="-40246">
                <text:p>-40246</text:p>
              </table:table-cell>
              <table:table-cell office:value-type="float" office:value="135354">
                <text:p>135354</text:p>
              </table:table-cell>
              <table:table-cell office:value-type="float" office:value="-114592">
                <text:p>-114592</text:p>
              </table:table-cell>
              <table:table-cell office:value-type="float" office:value="-1877">
                <text:p>-1877</text:p>
              </table:table-cell>
              <table:table-cell office:value-type="float" office:value="1.1235">
                <text:p>1.1235</text:p>
              </table:table-cell>
            </table:table-row>
            <table:table-row>
              <table:table-cell office:value-type="string">
                <text:p>190514</text:p>
              </table:table-cell>
              <table:table-cell office:value-type="float" office:value="-48543">
                <text:p>-48543</text:p>
              </table:table-cell>
              <table:table-cell office:value-type="float" office:value="139682">
                <text:p>139682</text:p>
              </table:table-cell>
              <table:table-cell office:value-type="float" office:value="-111693">
                <text:p>-111693</text:p>
              </table:table-cell>
              <table:table-cell office:value-type="float" office:value="1037">
                <text:p>1037</text:p>
              </table:table-cell>
              <table:table-cell office:value-type="float" office:value="1.1158">
                <text:p>1.1158</text:p>
              </table:table-cell>
            </table:table-row>
            <table:table-row>
              <table:table-cell office:value-type="string">
                <text:p>190521</text:p>
              </table:table-cell>
              <table:table-cell office:value-type="float" office:value="-52326">
                <text:p>-52326</text:p>
              </table:table-cell>
              <table:table-cell office:value-type="float" office:value="137178">
                <text:p>137178</text:p>
              </table:table-cell>
              <table:table-cell office:value-type="float" office:value="-107410">
                <text:p>-107410</text:p>
              </table:table-cell>
              <table:table-cell office:value-type="float" office:value="-341">
                <text:p>-341</text:p>
              </table:table-cell>
              <table:table-cell office:value-type="float" office:value="1.1204">
                <text:p>1.1204</text:p>
              </table:table-cell>
            </table:table-row>
            <table:table-row>
              <table:table-cell office:value-type="string">
                <text:p>190528</text:p>
              </table:table-cell>
              <table:table-cell office:value-type="float" office:value="-54137">
                <text:p>-54137</text:p>
              </table:table-cell>
              <table:table-cell office:value-type="float" office:value="131148">
                <text:p>131148</text:p>
              </table:table-cell>
              <table:table-cell office:value-type="float" office:value="-103963">
                <text:p>-103963</text:p>
              </table:table-cell>
              <table:table-cell office:value-type="float" office:value="-1061">
                <text:p>-1061</text:p>
              </table:table-cell>
              <table:table-cell office:value-type="float" office:value="1.1169">
                <text:p>1.1169</text:p>
              </table:table-cell>
            </table:table-row>
            <table:table-row>
              <table:table-cell office:value-type="string">
                <text:p>190604</text:p>
              </table:table-cell>
              <table:table-cell office:value-type="float" office:value="-69764">
                <text:p>-69764</text:p>
              </table:table-cell>
              <table:table-cell office:value-type="float" office:value="132274">
                <text:p>132274</text:p>
              </table:table-cell>
              <table:table-cell office:value-type="float" office:value="-91982">
                <text:p>-91982</text:p>
              </table:table-cell>
              <table:table-cell office:value-type="float" office:value="2477">
                <text:p>2477</text:p>
              </table:table-cell>
              <table:table-cell office:value-type="float" office:value="1.1333">
                <text:p>1.1333</text:p>
              </table:table-cell>
            </table:table-row>
            <table:table-row>
              <table:table-cell office:value-type="string">
                <text:p>190611</text:p>
              </table:table-cell>
              <table:table-cell office:value-type="float" office:value="-77396">
                <text:p>-77396</text:p>
              </table:table-cell>
              <table:table-cell office:value-type="float" office:value="148318">
                <text:p>148318</text:p>
              </table:table-cell>
              <table:table-cell office:value-type="float" office:value="-103399">
                <text:p>-103399</text:p>
              </table:table-cell>
              <table:table-cell office:value-type="float" office:value="7831">
                <text:p>7831</text:p>
              </table:table-cell>
              <table:table-cell office:value-type="float" office:value="1.1209">
                <text:p>1.1209</text:p>
              </table:table-cell>
            </table:table-row>
            <table:table-row>
              <table:table-cell office:value-type="string">
                <text:p>190618</text:p>
              </table:table-cell>
              <table:table-cell office:value-type="float" office:value="-89186">
                <text:p>-89186</text:p>
              </table:table-cell>
              <table:table-cell office:value-type="float" office:value="139927">
                <text:p>139927</text:p>
              </table:table-cell>
              <table:table-cell office:value-type="float" office:value="-88844">
                <text:p>-88844</text:p>
              </table:table-cell>
              <table:table-cell office:value-type="float" office:value="12912">
                <text:p>12912</text:p>
              </table:table-cell>
              <table:table-cell office:value-type="float" office:value="1.1368">
                <text:p>1.1368</text:p>
              </table:table-cell>
            </table:table-row>
            <table:table-row>
              <table:table-cell office:value-type="string">
                <text:p>190625</text:p>
              </table:table-cell>
              <table:table-cell office:value-type="float" office:value="-107645">
                <text:p>-107645</text:p>
              </table:table-cell>
              <table:table-cell office:value-type="float" office:value="163775">
                <text:p>163775</text:p>
              </table:table-cell>
              <table:table-cell office:value-type="float" office:value="-92949">
                <text:p>-92949</text:p>
              </table:table-cell>
              <table:table-cell office:value-type="float" office:value="4133">
                <text:p>4133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190702</text:p>
              </table:table-cell>
              <table:table-cell office:value-type="float" office:value="-109182">
                <text:p>-109182</text:p>
              </table:table-cell>
              <table:table-cell office:value-type="float" office:value="165740">
                <text:p>165740</text:p>
              </table:table-cell>
              <table:table-cell office:value-type="float" office:value="-86355">
                <text:p>-86355</text:p>
              </table:table-cell>
              <table:table-cell office:value-type="float" office:value="5380">
                <text:p>5380</text:p>
              </table:table-cell>
              <table:table-cell office:value-type="float" office:value="1.1226">
                <text:p>1.1226</text:p>
              </table:table-cell>
            </table:table-row>
            <table:table-row>
              <table:table-cell office:value-type="string">
                <text:p>190709</text:p>
              </table:table-cell>
              <table:table-cell office:value-type="float" office:value="-100022">
                <text:p>-100022</text:p>
              </table:table-cell>
              <table:table-cell office:value-type="float" office:value="151655">
                <text:p>151655</text:p>
              </table:table-cell>
              <table:table-cell office:value-type="float" office:value="-91631">
                <text:p>-91631</text:p>
              </table:table-cell>
              <table:table-cell office:value-type="float" office:value="10097">
                <text:p>10097</text:p>
              </table:table-cell>
              <table:table-cell office:value-type="float" office:value="1.1271">
                <text:p>1.1271</text:p>
              </table:table-cell>
            </table:table-row>
            <table:table-row>
              <table:table-cell office:value-type="string">
                <text:p>190716</text:p>
              </table:table-cell>
              <table:table-cell office:value-type="float" office:value="-101871">
                <text:p>-101871</text:p>
              </table:table-cell>
              <table:table-cell office:value-type="float" office:value="149437">
                <text:p>149437</text:p>
              </table:table-cell>
              <table:table-cell office:value-type="float" office:value="-89102">
                <text:p>-89102</text:p>
              </table:table-cell>
              <table:table-cell office:value-type="float" office:value="14338">
                <text:p>14338</text:p>
              </table:table-cell>
              <table:table-cell office:value-type="float" office:value="1.1222">
                <text:p>1.1222</text:p>
              </table:table-cell>
            </table:table-row>
            <table:table-row>
              <table:table-cell office:value-type="string">
                <text:p>190723</text:p>
              </table:table-cell>
              <table:table-cell office:value-type="float" office:value="-86342">
                <text:p>-86342</text:p>
              </table:table-cell>
              <table:table-cell office:value-type="float" office:value="147562">
                <text:p>147562</text:p>
              </table:table-cell>
              <table:table-cell office:value-type="float" office:value="-96252">
                <text:p>-96252</text:p>
              </table:table-cell>
              <table:table-cell office:value-type="float" office:value="10925">
                <text:p>10925</text:p>
              </table:table-cell>
              <table:table-cell office:value-type="float" office:value="1.1127">
                <text:p>1.1127</text:p>
              </table:table-cell>
            </table:table-row>
            <table:table-row>
              <table:table-cell office:value-type="string">
                <text:p>190730</text:p>
              </table:table-cell>
              <table:table-cell office:value-type="float" office:value="-77822">
                <text:p>-77822</text:p>
              </table:table-cell>
              <table:table-cell office:value-type="float" office:value="147520">
                <text:p>147520</text:p>
              </table:table-cell>
              <table:table-cell office:value-type="float" office:value="-103264">
                <text:p>-103264</text:p>
              </table:table-cell>
              <table:table-cell office:value-type="float" office:value="10553">
                <text:p>10553</text:p>
              </table:table-cell>
              <table:table-cell office:value-type="float" office:value="1.1109">
                <text:p>1.1109</text:p>
              </table:table-cell>
            </table:table-row>
            <table:table-row>
              <table:table-cell office:value-type="string">
                <text:p>190806</text:p>
              </table:table-cell>
              <table:table-cell office:value-type="float" office:value="-65608">
                <text:p>-65608</text:p>
              </table:table-cell>
              <table:table-cell office:value-type="float" office:value="122008">
                <text:p>122008</text:p>
              </table:table-cell>
              <table:table-cell office:value-type="float" office:value="-85344">
                <text:p>-85344</text:p>
              </table:table-cell>
              <table:table-cell office:value-type="float" office:value="8199">
                <text:p>819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90813</text:p>
              </table:table-cell>
              <table:table-cell office:value-type="float" office:value="-92969">
                <text:p>-92969</text:p>
              </table:table-cell>
              <table:table-cell office:value-type="float" office:value="172396">
                <text:p>172396</text:p>
              </table:table-cell>
              <table:table-cell office:value-type="float" office:value="-108531">
                <text:p>-108531</text:p>
              </table:table-cell>
              <table:table-cell office:value-type="float" office:value="9561">
                <text:p>9561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190820</text:p>
              </table:table-cell>
              <table:table-cell office:value-type="float" office:value="-96747">
                <text:p>-96747</text:p>
              </table:table-cell>
              <table:table-cell office:value-type="float" office:value="161719">
                <text:p>161719</text:p>
              </table:table-cell>
              <table:table-cell office:value-type="float" office:value="-95472">
                <text:p>-95472</text:p>
              </table:table-cell>
              <table:table-cell office:value-type="float" office:value="8730">
                <text:p>8730</text:p>
              </table:table-cell>
              <table:table-cell office:value-type="float" office:value="1.1144">
                <text:p>1.1144</text:p>
              </table:table-cell>
            </table:table-row>
            <table:table-row>
              <table:table-cell office:value-type="string">
                <text:p>190827</text:p>
              </table:table-cell>
              <table:table-cell office:value-type="float" office:value="-82643">
                <text:p>-82643</text:p>
              </table:table-cell>
              <table:table-cell office:value-type="float" office:value="139426">
                <text:p>139426</text:p>
              </table:table-cell>
              <table:table-cell office:value-type="float" office:value="-87895">
                <text:p>-87895</text:p>
              </table:table-cell>
              <table:table-cell office:value-type="float" office:value="8365">
                <text:p>8365</text:p>
              </table:table-cell>
              <table:table-cell office:value-type="float" office:value="1.0991">
                <text:p>1.0991</text:p>
              </table:table-cell>
            </table:table-row>
            <table:table-row>
              <table:table-cell office:value-type="string">
                <text:p>190903</text:p>
              </table:table-cell>
              <table:table-cell office:value-type="float" office:value="-66383">
                <text:p>-66383</text:p>
              </table:table-cell>
              <table:table-cell office:value-type="float" office:value="125552">
                <text:p>125552</text:p>
              </table:table-cell>
              <table:table-cell office:value-type="float" office:value="-90018">
                <text:p>-90018</text:p>
              </table:table-cell>
              <table:table-cell office:value-type="float" office:value="9178">
                <text:p>9178</text:p>
              </table:table-cell>
              <table:table-cell office:value-type="float" office:value="1.1029">
                <text:p>1.1029</text:p>
              </table:table-cell>
            </table:table-row>
            <table:table-row>
              <table:table-cell office:value-type="string">
                <text:p>190910</text:p>
              </table:table-cell>
              <table:table-cell office:value-type="float" office:value="-55230">
                <text:p>-55230</text:p>
              </table:table-cell>
              <table:table-cell office:value-type="float" office:value="127116">
                <text:p>127116</text:p>
              </table:table-cell>
              <table:table-cell office:value-type="float" office:value="-96729">
                <text:p>-96729</text:p>
              </table:table-cell>
              <table:table-cell office:value-type="float" office:value="7961">
                <text:p>7961</text:p>
              </table:table-cell>
              <table:table-cell office:value-type="float" office:value="1.1075">
                <text:p>1.1075</text:p>
              </table:table-cell>
            </table:table-row>
            <table:table-row>
              <table:table-cell office:value-type="string">
                <text:p>190917</text:p>
              </table:table-cell>
              <table:table-cell office:value-type="float" office:value="-50918">
                <text:p>-50918</text:p>
              </table:table-cell>
              <table:table-cell office:value-type="float" office:value="121699">
                <text:p>121699</text:p>
              </table:table-cell>
              <table:table-cell office:value-type="float" office:value="-106661">
                <text:p>-106661</text:p>
              </table:table-cell>
              <table:table-cell office:value-type="float" office:value="12827">
                <text:p>12827</text:p>
              </table:table-cell>
              <table:table-cell office:value-type="float" office:value="1.1018">
                <text:p>1.1018</text:p>
              </table:table-cell>
            </table:table-row>
            <table:table-row>
              <table:table-cell office:value-type="string">
                <text:p>190924</text:p>
              </table:table-cell>
              <table:table-cell office:value-type="float" office:value="-58232">
                <text:p>-58232</text:p>
              </table:table-cell>
              <table:table-cell office:value-type="float" office:value="121458">
                <text:p>121458</text:p>
              </table:table-cell>
              <table:table-cell office:value-type="float" office:value="-91289">
                <text:p>-91289</text:p>
              </table:table-cell>
              <table:table-cell office:value-type="float" office:value="6301">
                <text:p>6301</text:p>
              </table:table-cell>
              <table:table-cell office:value-type="float" office:value="1.0939">
                <text:p>1.0939</text:p>
              </table:table-cell>
            </table:table-row>
            <table:table-row>
              <table:table-cell office:value-type="string">
                <text:p>191001</text:p>
              </table:table-cell>
              <table:table-cell office:value-type="float" office:value="-52191">
                <text:p>-52191</text:p>
              </table:table-cell>
              <table:table-cell office:value-type="float" office:value="105156">
                <text:p>105156</text:p>
              </table:table-cell>
              <table:table-cell office:value-type="float" office:value="-89485">
                <text:p>-89485</text:p>
              </table:table-cell>
              <table:table-cell office:value-type="float" office:value="11216">
                <text:p>11216</text:p>
              </table:table-cell>
              <table:table-cell office:value-type="float" office:value="1.0978">
                <text:p>1.0978</text:p>
              </table:table-cell>
            </table:table-row>
            <table:table-row>
              <table:table-cell office:value-type="string">
                <text:p>191008</text:p>
              </table:table-cell>
              <table:table-cell office:value-type="float" office:value="-49159">
                <text:p>-49159</text:p>
              </table:table-cell>
              <table:table-cell office:value-type="float" office:value="121767">
                <text:p>121767</text:p>
              </table:table-cell>
              <table:table-cell office:value-type="float" office:value="-102990">
                <text:p>-102990</text:p>
              </table:table-cell>
              <table:table-cell office:value-type="float" office:value="9560">
                <text:p>9560</text:p>
              </table:table-cell>
              <table:table-cell office:value-type="float" office:value="1.1042">
                <text:p>1.1042</text:p>
              </table:table-cell>
            </table:table-row>
            <table:table-row>
              <table:table-cell office:value-type="string">
                <text:p>191015</text:p>
              </table:table-cell>
              <table:table-cell office:value-type="float" office:value="-60453">
                <text:p>-60453</text:p>
              </table:table-cell>
              <table:table-cell office:value-type="float" office:value="132360">
                <text:p>132360</text:p>
              </table:table-cell>
              <table:table-cell office:value-type="float" office:value="-101827">
                <text:p>-101827</text:p>
              </table:table-cell>
              <table:table-cell office:value-type="float" office:value="3541">
                <text:p>3541</text:p>
              </table:table-cell>
              <table:table-cell office:value-type="float" office:value="1.1171">
                <text:p>1.1171</text:p>
              </table:table-cell>
            </table:table-row>
            <table:table-row>
              <table:table-cell office:value-type="string">
                <text:p>191022</text:p>
              </table:table-cell>
              <table:table-cell office:value-type="float" office:value="-97563">
                <text:p>-97563</text:p>
              </table:table-cell>
              <table:table-cell office:value-type="float" office:value="154250">
                <text:p>154250</text:p>
              </table:table-cell>
              <table:table-cell office:value-type="float" office:value="-94550">
                <text:p>-94550</text:p>
              </table:table-cell>
              <table:table-cell office:value-type="float" office:value="8823">
                <text:p>8823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191029</text:p>
              </table:table-cell>
              <table:table-cell office:value-type="float" office:value="-106324">
                <text:p>-106324</text:p>
              </table:table-cell>
              <table:table-cell office:value-type="float" office:value="164323">
                <text:p>164323</text:p>
              </table:table-cell>
              <table:table-cell office:value-type="float" office:value="-93496">
                <text:p>-93496</text:p>
              </table:table-cell>
              <table:table-cell office:value-type="float" office:value="7976">
                <text:p>7976</text:p>
              </table:table-cell>
              <table:table-cell office:value-type="float" office:value="1.1167">
                <text:p>1.1167</text:p>
              </table:table-cell>
            </table:table-row>
            <table:table-row>
              <table:table-cell office:value-type="string">
                <text:p>191105</text:p>
              </table:table-cell>
              <table:table-cell office:value-type="float" office:value="-116664">
                <text:p>-116664</text:p>
              </table:table-cell>
              <table:table-cell office:value-type="float" office:value="185788">
                <text:p>185788</text:p>
              </table:table-cell>
              <table:table-cell office:value-type="float" office:value="-101070">
                <text:p>-101070</text:p>
              </table:table-cell>
              <table:table-cell office:value-type="float" office:value="3267">
                <text:p>3267</text:p>
              </table:table-cell>
              <table:table-cell office:value-type="float" office:value="1.1018">
                <text:p>1.1018</text:p>
              </table:table-cell>
            </table:table-row>
            <table:table-row>
              <table:table-cell office:value-type="string">
                <text:p>191112</text:p>
              </table:table-cell>
              <table:table-cell office:value-type="float" office:value="-119522">
                <text:p>-119522</text:p>
              </table:table-cell>
              <table:table-cell office:value-type="float" office:value="176988">
                <text:p>176988</text:p>
              </table:table-cell>
              <table:table-cell office:value-type="float" office:value="-97516">
                <text:p>-97516</text:p>
              </table:table-cell>
              <table:table-cell office:value-type="float" office:value="9051">
                <text:p>9051</text:p>
              </table:table-cell>
              <table:table-cell office:value-type="float" office:value="1.1052">
                <text:p>1.1052</text:p>
              </table:table-cell>
            </table:table-row>
            <table:table-row>
              <table:table-cell office:value-type="string">
                <text:p>191119</text:p>
              </table:table-cell>
              <table:table-cell office:value-type="float" office:value="-112759">
                <text:p>-112759</text:p>
              </table:table-cell>
              <table:table-cell office:value-type="float" office:value="169467">
                <text:p>169467</text:p>
              </table:table-cell>
              <table:table-cell office:value-type="float" office:value="-88857">
                <text:p>-88857</text:p>
              </table:table-cell>
              <table:table-cell office:value-type="float" office:value="1855">
                <text:p>1855</text:p>
              </table:table-cell>
              <table:table-cell office:value-type="float" office:value="1.1024">
                <text:p>1.1024</text:p>
              </table:table-cell>
            </table:table-row>
            <table:table-row>
              <table:table-cell office:value-type="string">
                <text:p>191126</text:p>
              </table:table-cell>
              <table:table-cell office:value-type="float" office:value="-108793">
                <text:p>-108793</text:p>
              </table:table-cell>
              <table:table-cell office:value-type="float" office:value="165355">
                <text:p>165355</text:p>
              </table:table-cell>
              <table:table-cell office:value-type="float" office:value="-97407">
                <text:p>-97407</text:p>
              </table:table-cell>
              <table:table-cell office:value-type="float" office:value="10800">
                <text:p>10800</text:p>
              </table:table-cell>
              <table:table-cell office:value-type="float" office:value="1.1017">
                <text:p>1.1017</text:p>
              </table:table-cell>
            </table:table-row>
            <table:table-row>
              <table:table-cell office:value-type="string">
                <text:p>191203</text:p>
              </table:table-cell>
              <table:table-cell office:value-type="float" office:value="-112261">
                <text:p>-112261</text:p>
              </table:table-cell>
              <table:table-cell office:value-type="float" office:value="163229">
                <text:p>163229</text:p>
              </table:table-cell>
              <table:table-cell office:value-type="float" office:value="-94361">
                <text:p>-94361</text:p>
              </table:table-cell>
              <table:table-cell office:value-type="float" office:value="9796">
                <text:p>9796</text:p>
              </table:table-cell>
              <table:table-cell office:value-type="float" office:value="1.1059">
                <text:p>1.1059</text:p>
              </table:table-cell>
            </table:table-row>
            <table:table-row>
              <table:table-cell office:value-type="string">
                <text:p>191210</text:p>
              </table:table-cell>
              <table:table-cell office:value-type="float" office:value="-112238">
                <text:p>-112238</text:p>
              </table:table-cell>
              <table:table-cell office:value-type="float" office:value="172193">
                <text:p>172193</text:p>
              </table:table-cell>
              <table:table-cell office:value-type="float" office:value="-101238">
                <text:p>-101238</text:p>
              </table:table-cell>
              <table:table-cell office:value-type="float" office:value="11809">
                <text:p>11809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191217</text:p>
              </table:table-cell>
              <table:table-cell office:value-type="float" office:value="-110985">
                <text:p>-110985</text:p>
              </table:table-cell>
              <table:table-cell office:value-type="float" office:value="180153">
                <text:p>180153</text:p>
              </table:table-cell>
              <table:table-cell office:value-type="float" office:value="-103792">
                <text:p>-103792</text:p>
              </table:table-cell>
              <table:table-cell office:value-type="float" office:value="12968">
                <text:p>12968</text:p>
              </table:table-cell>
              <table:table-cell office:value-type="float" office:value="1.1079">
                <text:p>1.1079</text:p>
              </table:table-cell>
            </table:table-row>
            <table:table-row>
              <table:table-cell office:value-type="string">
                <text:p>191224</text:p>
              </table:table-cell>
              <table:table-cell office:value-type="float" office:value="-109525">
                <text:p>-109525</text:p>
              </table:table-cell>
              <table:table-cell office:value-type="float" office:value="177759">
                <text:p>177759</text:p>
              </table:table-cell>
              <table:table-cell office:value-type="float" office:value="-112907">
                <text:p>-112907</text:p>
              </table:table-cell>
              <table:table-cell office:value-type="float" office:value="13067">
                <text:p>13067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191231</text:p>
              </table:table-cell>
              <table:table-cell office:value-type="float" office:value="-119149">
                <text:p>-119149</text:p>
              </table:table-cell>
              <table:table-cell office:value-type="float" office:value="198748">
                <text:p>198748</text:p>
              </table:table-cell>
              <table:table-cell office:value-type="float" office:value="-127195">
                <text:p>-127195</text:p>
              </table:table-cell>
              <table:table-cell office:value-type="float" office:value="13201">
                <text:p>13201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200107</text:p>
              </table:table-cell>
              <table:table-cell office:value-type="float" office:value="-132460">
                <text:p>-132460</text:p>
              </table:table-cell>
              <table:table-cell office:value-type="float" office:value="201461">
                <text:p>201461</text:p>
              </table:table-cell>
              <table:table-cell office:value-type="float" office:value="-117552">
                <text:p>-117552</text:p>
              </table:table-cell>
              <table:table-cell office:value-type="float" office:value="12195">
                <text:p>12195</text:p>
              </table:table-cell>
              <table:table-cell office:value-type="float" office:value="1.1122">
                <text:p>1.1122</text:p>
              </table:table-cell>
            </table:table-row>
            <table:table-row>
              <table:table-cell office:value-type="string">
                <text:p>200114</text:p>
              </table:table-cell>
              <table:table-cell office:value-type="float" office:value="-137692">
                <text:p>-137692</text:p>
              </table:table-cell>
              <table:table-cell office:value-type="float" office:value="192809">
                <text:p>192809</text:p>
              </table:table-cell>
              <table:table-cell office:value-type="float" office:value="-109375">
                <text:p>-109375</text:p>
              </table:table-cell>
              <table:table-cell office:value-type="float" office:value="14641">
                <text:p>14641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200121</text:p>
              </table:table-cell>
              <table:table-cell office:value-type="float" office:value="-142380">
                <text:p>-142380</text:p>
              </table:table-cell>
              <table:table-cell office:value-type="float" office:value="188986">
                <text:p>188986</text:p>
              </table:table-cell>
              <table:table-cell office:value-type="float" office:value="-100789">
                <text:p>-100789</text:p>
              </table:table-cell>
              <table:table-cell office:value-type="float" office:value="14266">
                <text:p>14266</text:p>
              </table:table-cell>
              <table:table-cell office:value-type="float" office:value="1.1025">
                <text:p>1.1025</text:p>
              </table:table-cell>
            </table:table-row>
            <table:table-row>
              <table:table-cell office:value-type="string">
                <text:p>200128</text:p>
              </table:table-cell>
              <table:table-cell office:value-type="float" office:value="-127633">
                <text:p>-127633</text:p>
              </table:table-cell>
              <table:table-cell office:value-type="float" office:value="171760">
                <text:p>171760</text:p>
              </table:table-cell>
              <table:table-cell office:value-type="float" office:value="-103401">
                <text:p>-103401</text:p>
              </table:table-cell>
              <table:table-cell office:value-type="float" office:value="20563">
                <text:p>20563</text:p>
              </table:table-cell>
              <table:table-cell office:value-type="float" office:value="1.1094">
                <text:p>1.1094</text:p>
              </table:table-cell>
            </table:table-row>
            <table:table-row>
              <table:table-cell office:value-type="string">
                <text:p>200204</text:p>
              </table:table-cell>
              <table:table-cell office:value-type="float" office:value="-117111">
                <text:p>-117111</text:p>
              </table:table-cell>
              <table:table-cell office:value-type="float" office:value="178822">
                <text:p>178822</text:p>
              </table:table-cell>
              <table:table-cell office:value-type="float" office:value="-117172">
                <text:p>-117172</text:p>
              </table:table-cell>
              <table:table-cell office:value-type="float" office:value="18370">
                <text:p>18370</text:p>
              </table:table-cell>
              <table:table-cell office:value-type="float" office:value="1.0945">
                <text:p>1.0945</text:p>
              </table:table-cell>
            </table:table-row>
            <table:table-row>
              <table:table-cell office:value-type="string">
                <text:p>200211</text:p>
              </table:table-cell>
              <table:table-cell office:value-type="float" office:value="-117672">
                <text:p>-117672</text:p>
              </table:table-cell>
              <table:table-cell office:value-type="float" office:value="202670">
                <text:p>202670</text:p>
              </table:table-cell>
              <table:table-cell office:value-type="float" office:value="-133549">
                <text:p>-133549</text:p>
              </table:table-cell>
              <table:table-cell office:value-type="float" office:value="19308">
                <text:p>19308</text:p>
              </table:table-cell>
              <table:table-cell office:value-type="float" office:value="1.0832">
                <text:p>1.0832</text:p>
              </table:table-cell>
            </table:table-row>
            <table:table-row>
              <table:table-cell office:value-type="string">
                <text:p>200218</text:p>
              </table:table-cell>
              <table:table-cell office:value-type="float" office:value="-103735">
                <text:p>-103735</text:p>
              </table:table-cell>
              <table:table-cell office:value-type="float" office:value="188117">
                <text:p>188117</text:p>
              </table:table-cell>
              <table:table-cell office:value-type="float" office:value="-138207">
                <text:p>-138207</text:p>
              </table:table-cell>
              <table:table-cell office:value-type="float" office:value="20553">
                <text:p>20553</text:p>
              </table:table-cell>
              <table:table-cell office:value-type="float" office:value="1.0845">
                <text:p>1.0845</text:p>
              </table:table-cell>
            </table:table-row>
            <table:table-row>
              <table:table-cell office:value-type="string">
                <text:p>200225</text:p>
              </table:table-cell>
              <table:table-cell office:value-type="float" office:value="-90046">
                <text:p>-90046</text:p>
              </table:table-cell>
              <table:table-cell office:value-type="float" office:value="193158">
                <text:p>193158</text:p>
              </table:table-cell>
              <table:table-cell office:value-type="float" office:value="-145533">
                <text:p>-145533</text:p>
              </table:table-cell>
              <table:table-cell office:value-type="float" office:value="12945">
                <text:p>12945</text:p>
              </table:table-cell>
              <table:table-cell office:value-type="float" office:value="1.1027">
                <text:p>1.1027</text:p>
              </table:table-cell>
            </table:table-row>
            <table:table-row>
              <table:table-cell office:value-type="string">
                <text:p>200303</text:p>
              </table:table-cell>
              <table:table-cell office:value-type="float" office:value="-141026">
                <text:p>-141026</text:p>
              </table:table-cell>
              <table:table-cell office:value-type="float" office:value="234317">
                <text:p>234317</text:p>
              </table:table-cell>
              <table:table-cell office:value-type="float" office:value="-140379">
                <text:p>-140379</text:p>
              </table:table-cell>
              <table:table-cell office:value-type="float" office:value="16091">
                <text:p>16091</text:p>
              </table:table-cell>
              <table:table-cell office:value-type="float" office:value="1.1286">
                <text:p>1.1286</text:p>
              </table:table-cell>
            </table:table-row>
            <table:table-row>
              <table:table-cell office:value-type="string">
                <text:p>200310</text:p>
              </table:table-cell>
              <table:table-cell office:value-type="float" office:value="-254498">
                <text:p>-254498</text:p>
              </table:table-cell>
              <table:table-cell office:value-type="float" office:value="303418">
                <text:p>303418</text:p>
              </table:table-cell>
              <table:table-cell office:value-type="float" office:value="-107611">
                <text:p>-107611</text:p>
              </table:table-cell>
              <table:table-cell office:value-type="float" office:value="18896">
                <text:p>18896</text:p>
              </table:table-cell>
              <table:table-cell office:value-type="float" office:value="1.1106">
                <text:p>1.1106</text:p>
              </table:table-cell>
            </table:table-row>
            <table:table-row>
              <table:table-cell office:value-type="string">
                <text:p>200317</text:p>
              </table:table-cell>
              <table:table-cell office:value-type="float" office:value="-271773">
                <text:p>-271773</text:p>
              </table:table-cell>
              <table:table-cell office:value-type="float" office:value="283849">
                <text:p>283849</text:p>
              </table:table-cell>
              <table:table-cell office:value-type="float" office:value="-62810">
                <text:p>-62810</text:p>
              </table:table-cell>
              <table:table-cell office:value-type="float" office:value="16412">
                <text:p>16412</text:p>
              </table:table-cell>
              <table:table-cell office:value-type="float" office:value="1.0695">
                <text:p>1.0695</text:p>
              </table:table-cell>
            </table:table-row>
            <table:table-row>
              <table:table-cell office:value-type="string">
                <text:p>200324</text:p>
              </table:table-cell>
              <table:table-cell office:value-type="float" office:value="-260058">
                <text:p>-260058</text:p>
              </table:table-cell>
              <table:table-cell office:value-type="float" office:value="257479">
                <text:p>257479</text:p>
              </table:table-cell>
              <table:table-cell office:value-type="float" office:value="-42347">
                <text:p>-42347</text:p>
              </table:table-cell>
              <table:table-cell office:value-type="float" office:value="17567">
                <text:p>17567</text:p>
              </table:table-cell>
              <table:table-cell office:value-type="float" office:value="1.1142">
                <text:p>1.1142</text:p>
              </table:table-cell>
            </table:table-row>
            <table:table-row>
              <table:table-cell office:value-type="string">
                <text:p>200331</text:p>
              </table:table-cell>
              <table:table-cell office:value-type="float" office:value="-264486">
                <text:p>-264486</text:p>
              </table:table-cell>
              <table:table-cell office:value-type="float" office:value="254602">
                <text:p>254602</text:p>
              </table:table-cell>
              <table:table-cell office:value-type="float" office:value="-36009">
                <text:p>-36009</text:p>
              </table:table-cell>
              <table:table-cell office:value-type="float" office:value="19886">
                <text:p>19886</text:p>
              </table:table-cell>
              <table:table-cell office:value-type="float" office:value="1.0809">
                <text:p>1.0809</text:p>
              </table:table-cell>
            </table:table-row>
            <table:table-row>
              <table:table-cell office:value-type="string">
                <text:p>200407</text:p>
              </table:table-cell>
              <table:table-cell office:value-type="float" office:value="-278918">
                <text:p>-278918</text:p>
              </table:table-cell>
              <table:table-cell office:value-type="float" office:value="247010">
                <text:p>247010</text:p>
              </table:table-cell>
              <table:table-cell office:value-type="float" office:value="-27519">
                <text:p>-27519</text:p>
              </table:table-cell>
              <table:table-cell office:value-type="float" office:value="21452">
                <text:p>21452</text:p>
              </table:table-cell>
              <table:table-cell office:value-type="float" office:value="1.0936">
                <text:p>1.0936</text:p>
              </table:table-cell>
            </table:table-row>
            <table:table-row>
              <table:table-cell office:value-type="string">
                <text:p>200414</text:p>
              </table:table-cell>
              <table:table-cell office:value-type="float" office:value="-278250">
                <text:p>-278250</text:p>
              </table:table-cell>
              <table:table-cell office:value-type="float" office:value="242956">
                <text:p>242956</text:p>
              </table:table-cell>
              <table:table-cell office:value-type="float" office:value="-21478">
                <text:p>-21478</text:p>
              </table:table-cell>
              <table:table-cell office:value-type="float" office:value="22664">
                <text:p>22664</text:p>
              </table:table-cell>
              <table:table-cell office:value-type="float" office:value="1.0878">
                <text:p>1.0878</text:p>
              </table:table-cell>
            </table:table-row>
            <table:table-row>
              <table:table-cell office:value-type="string">
                <text:p>200421</text:p>
              </table:table-cell>
              <table:table-cell office:value-type="float" office:value="-275673">
                <text:p>-275673</text:p>
              </table:table-cell>
              <table:table-cell office:value-type="float" office:value="242409">
                <text:p>242409</text:p>
              </table:table-cell>
              <table:table-cell office:value-type="float" office:value="-19329">
                <text:p>-19329</text:p>
              </table:table-cell>
              <table:table-cell office:value-type="float" office:value="24438">
                <text:p>24438</text:p>
              </table:table-cell>
              <table:table-cell office:value-type="float" office:value="1.0821">
                <text:p>1.0821</text:p>
              </table:table-cell>
            </table:table-row>
            <table:table-row>
              <table:table-cell office:value-type="string">
                <text:p>200428</text:p>
              </table:table-cell>
              <table:table-cell office:value-type="float" office:value="-258834">
                <text:p>-258834</text:p>
              </table:table-cell>
              <table:table-cell office:value-type="float" office:value="229556">
                <text:p>229556</text:p>
              </table:table-cell>
              <table:table-cell office:value-type="float" office:value="-19505">
                <text:p>-19505</text:p>
              </table:table-cell>
              <table:table-cell office:value-type="float" office:value="20782">
                <text:p>20782</text:p>
              </table:table-cell>
              <table:table-cell office:value-type="float" office:value="1.0985">
                <text:p>1.0985</text:p>
              </table:table-cell>
            </table:table-row>
            <table:table-row>
              <table:table-cell office:value-type="string">
                <text:p>200505</text:p>
              </table:table-cell>
              <table:table-cell office:value-type="float" office:value="-249511">
                <text:p>-249511</text:p>
              </table:table-cell>
              <table:table-cell office:value-type="float" office:value="222214">
                <text:p>222214</text:p>
              </table:table-cell>
              <table:table-cell office:value-type="float" office:value="-24169">
                <text:p>-24169</text:p>
              </table:table-cell>
              <table:table-cell office:value-type="float" office:value="25155">
                <text:p>25155</text:p>
              </table:table-cell>
              <table:table-cell office:value-type="float" office:value="1.0841">
                <text:p>1.0841</text:p>
              </table:table-cell>
            </table:table-row>
            <table:table-row>
              <table:table-cell office:value-type="string">
                <text:p>200512</text:p>
              </table:table-cell>
              <table:table-cell office:value-type="float" office:value="-242658">
                <text:p>-242658</text:p>
              </table:table-cell>
              <table:table-cell office:value-type="float" office:value="218927">
                <text:p>218927</text:p>
              </table:table-cell>
              <table:table-cell office:value-type="float" office:value="-26813">
                <text:p>-26813</text:p>
              </table:table-cell>
              <table:table-cell office:value-type="float" office:value="22227">
                <text:p>22227</text:p>
              </table:table-cell>
              <table:table-cell office:value-type="float" office:value="1.0816">
                <text:p>1.0816</text:p>
              </table:table-cell>
            </table:table-row>
            <table:table-row>
              <table:table-cell office:value-type="string">
                <text:p>200519</text:p>
              </table:table-cell>
              <table:table-cell office:value-type="float" office:value="-238554">
                <text:p>-238554</text:p>
              </table:table-cell>
              <table:table-cell office:value-type="float" office:value="212952">
                <text:p>212952</text:p>
              </table:table-cell>
              <table:table-cell office:value-type="float" office:value="-31507">
                <text:p>-31507</text:p>
              </table:table-cell>
              <table:table-cell office:value-type="float" office:value="27077">
                <text:p>27077</text:p>
              </table:table-cell>
              <table:table-cell office:value-type="float" office:value="1.0902">
                <text:p>1.0902</text:p>
              </table:table-cell>
            </table:table-row>
            <table:table-row>
              <table:table-cell office:value-type="string">
                <text:p>200526</text:p>
              </table:table-cell>
              <table:table-cell office:value-type="float" office:value="-248393">
                <text:p>-248393</text:p>
              </table:table-cell>
              <table:table-cell office:value-type="float" office:value="220108">
                <text:p>220108</text:p>
              </table:table-cell>
              <table:table-cell office:value-type="float" office:value="-30822">
                <text:p>-30822</text:p>
              </table:table-cell>
              <table:table-cell office:value-type="float" office:value="28073">
                <text:p>28073</text:p>
              </table:table-cell>
              <table:table-cell office:value-type="float" office:value="1.1099">
                <text:p>1.1099</text:p>
              </table:table-cell>
            </table:table-row>
            <table:table-row>
              <table:table-cell office:value-type="string">
                <text:p>200602</text:p>
              </table:table-cell>
              <table:table-cell office:value-type="float" office:value="-267497">
                <text:p>-267497</text:p>
              </table:table-cell>
              <table:table-cell office:value-type="float" office:value="234149">
                <text:p>234149</text:p>
              </table:table-cell>
              <table:table-cell office:value-type="float" office:value="-31053">
                <text:p>-31053</text:p>
              </table:table-cell>
              <table:table-cell office:value-type="float" office:value="28443">
                <text:p>28443</text:p>
              </table:table-cell>
              <table:table-cell office:value-type="float" office:value="1.1286">
                <text:p>1.1286</text:p>
              </table:table-cell>
            </table:table-row>
            <table:table-row>
              <table:table-cell office:value-type="string">
                <text:p>200609</text:p>
              </table:table-cell>
              <table:table-cell office:value-type="float" office:value="-291937">
                <text:p>-291937</text:p>
              </table:table-cell>
              <table:table-cell office:value-type="float" office:value="253359">
                <text:p>253359</text:p>
              </table:table-cell>
              <table:table-cell office:value-type="float" office:value="-33029">
                <text:p>-33029</text:p>
              </table:table-cell>
              <table:table-cell office:value-type="float" office:value="33538">
                <text:p>33538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0616</text:p>
              </table:table-cell>
              <table:table-cell office:value-type="float" office:value="-309486">
                <text:p>-309486</text:p>
              </table:table-cell>
              <table:table-cell office:value-type="float" office:value="255437">
                <text:p>255437</text:p>
              </table:table-cell>
              <table:table-cell office:value-type="float" office:value="-18944">
                <text:p>-18944</text:p>
              </table:table-cell>
              <table:table-cell office:value-type="float" office:value="35090">
                <text:p>35090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200623</text:p>
              </table:table-cell>
              <table:table-cell office:value-type="float" office:value="-317842">
                <text:p>-317842</text:p>
              </table:table-cell>
              <table:table-cell office:value-type="float" office:value="254892">
                <text:p>254892</text:p>
              </table:table-cell>
              <table:table-cell office:value-type="float" office:value="-14973">
                <text:p>-14973</text:p>
              </table:table-cell>
              <table:table-cell office:value-type="float" office:value="33831">
                <text:p>33831</text:p>
              </table:table-cell>
              <table:table-cell office:value-type="float" office:value="1.1219">
                <text:p>1.1219</text:p>
              </table:table-cell>
            </table:table-row>
            <table:table-row>
              <table:table-cell office:value-type="string">
                <text:p>200630</text:p>
              </table:table-cell>
              <table:table-cell office:value-type="float" office:value="-307973">
                <text:p>-307973</text:p>
              </table:table-cell>
              <table:table-cell office:value-type="float" office:value="259010">
                <text:p>259010</text:p>
              </table:table-cell>
              <table:table-cell office:value-type="float" office:value="-31407">
                <text:p>-31407</text:p>
              </table:table-cell>
              <table:table-cell office:value-type="float" office:value="32197">
                <text:p>32197</text:p>
              </table:table-cell>
              <table:table-cell office:value-type="float" office:value="1.1249">
                <text:p>1.1249</text:p>
              </table:table-cell>
            </table:table-row>
            <table:table-row>
              <table:table-cell office:value-type="string">
                <text:p>200707</text:p>
              </table:table-cell>
              <table:table-cell office:value-type="float" office:value="-327137">
                <text:p>-327137</text:p>
              </table:table-cell>
              <table:table-cell office:value-type="float" office:value="267906">
                <text:p>267906</text:p>
              </table:table-cell>
              <table:table-cell office:value-type="float" office:value="-26922">
                <text:p>-26922</text:p>
              </table:table-cell>
              <table:table-cell office:value-type="float" office:value="34620">
                <text:p>3462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00714</text:p>
              </table:table-cell>
              <table:table-cell office:value-type="float" office:value="-346064">
                <text:p>-346064</text:p>
              </table:table-cell>
              <table:table-cell office:value-type="float" office:value="295160">
                <text:p>295160</text:p>
              </table:table-cell>
              <table:table-cell office:value-type="float" office:value="-25319">
                <text:p>-25319</text:p>
              </table:table-cell>
              <table:table-cell office:value-type="float" office:value="25071">
                <text:p>25071</text:p>
              </table:table-cell>
              <table:table-cell office:value-type="float" office:value="1.1428">
                <text:p>1.1428</text:p>
              </table:table-cell>
            </table:table-row>
            <table:table-row>
              <table:table-cell office:value-type="string">
                <text:p>200721</text:p>
              </table:table-cell>
              <table:table-cell office:value-type="float" office:value="-378150">
                <text:p>-378150</text:p>
              </table:table-cell>
              <table:table-cell office:value-type="float" office:value="313617">
                <text:p>313617</text:p>
              </table:table-cell>
              <table:table-cell office:value-type="float" office:value="-14995">
                <text:p>-14995</text:p>
              </table:table-cell>
              <table:table-cell office:value-type="float" office:value="23907">
                <text:p>23907</text:p>
              </table:table-cell>
              <table:table-cell office:value-type="float" office:value="1.1656">
                <text:p>1.1656</text:p>
              </table:table-cell>
            </table:table-row>
            <table:table-row>
              <table:table-cell office:value-type="string">
                <text:p>200728</text:p>
              </table:table-cell>
              <table:table-cell office:value-type="float" office:value="-421274">
                <text:p>-421274</text:p>
              </table:table-cell>
              <table:table-cell office:value-type="float" office:value="329683">
                <text:p>329683</text:p>
              </table:table-cell>
              <table:table-cell office:value-type="float" office:value="-5850">
                <text:p>-5850</text:p>
              </table:table-cell>
              <table:table-cell office:value-type="float" office:value="37491">
                <text:p>37491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200804</text:p>
              </table:table-cell>
              <table:table-cell office:value-type="float" office:value="-450983">
                <text:p>-450983</text:p>
              </table:table-cell>
              <table:table-cell office:value-type="float" office:value="332705">
                <text:p>332705</text:p>
              </table:table-cell>
              <table:table-cell office:value-type="float" office:value="11632">
                <text:p>11632</text:p>
              </table:table-cell>
              <table:table-cell office:value-type="float" office:value="45936">
                <text:p>45936</text:p>
              </table:table-cell>
              <table:table-cell office:value-type="float" office:value="1.1786">
                <text:p>1.1786</text:p>
              </table:table-cell>
            </table:table-row>
            <table:table-row>
              <table:table-cell office:value-type="string">
                <text:p>200811</text:p>
              </table:table-cell>
              <table:table-cell office:value-type="float" office:value="-465841">
                <text:p>-465841</text:p>
              </table:table-cell>
              <table:table-cell office:value-type="float" office:value="333006">
                <text:p>333006</text:p>
              </table:table-cell>
              <table:table-cell office:value-type="float" office:value="30459">
                <text:p>30459</text:p>
              </table:table-cell>
              <table:table-cell office:value-type="float" office:value="45866">
                <text:p>45866</text:p>
              </table:table-cell>
              <table:table-cell office:value-type="float" office:value="1.1841">
                <text:p>1.1841</text:p>
              </table:table-cell>
            </table:table-row>
            <table:table-row>
              <table:table-cell office:value-type="string">
                <text:p>200818</text:p>
              </table:table-cell>
              <table:table-cell office:value-type="float" office:value="-468064">
                <text:p>-468064</text:p>
              </table:table-cell>
              <table:table-cell office:value-type="float" office:value="337323">
                <text:p>337323</text:p>
              </table:table-cell>
              <table:table-cell office:value-type="float" office:value="31569">
                <text:p>31569</text:p>
              </table:table-cell>
              <table:table-cell office:value-type="float" office:value="36751">
                <text:p>36751</text:p>
              </table:table-cell>
              <table:table-cell office:value-type="float" office:value="1.1795">
                <text:p>1.1795</text:p>
              </table:table-cell>
            </table:table-row>
            <table:table-row>
              <table:table-cell office:value-type="string">
                <text:p>200825</text:p>
              </table:table-cell>
              <table:table-cell office:value-type="float" office:value="-468842">
                <text:p>-468842</text:p>
              </table:table-cell>
              <table:table-cell office:value-type="float" office:value="332109">
                <text:p>332109</text:p>
              </table:table-cell>
              <table:table-cell office:value-type="float" office:value="37095">
                <text:p>37095</text:p>
              </table:table-cell>
              <table:table-cell office:value-type="float" office:value="43408">
                <text:p>43408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200901</text:p>
              </table:table-cell>
              <table:table-cell office:value-type="float" office:value="-450232">
                <text:p>-450232</text:p>
              </table:table-cell>
              <table:table-cell office:value-type="float" office:value="319421">
                <text:p>319421</text:p>
              </table:table-cell>
              <table:table-cell office:value-type="float" office:value="31808">
                <text:p>31808</text:p>
              </table:table-cell>
              <table:table-cell office:value-type="float" office:value="44165">
                <text:p>44165</text:p>
              </table:table-cell>
              <table:table-cell office:value-type="float" office:value="1.1838">
                <text:p>1.1838</text:p>
              </table:table-cell>
            </table:table-row>
            <table:table-row>
              <table:table-cell office:value-type="string">
                <text:p>200908</text:p>
              </table:table-cell>
              <table:table-cell office:value-type="float" office:value="-439698">
                <text:p>-439698</text:p>
              </table:table-cell>
              <table:table-cell office:value-type="float" office:value="314373">
                <text:p>314373</text:p>
              </table:table-cell>
              <table:table-cell office:value-type="float" office:value="29929">
                <text:p>29929</text:p>
              </table:table-cell>
              <table:table-cell office:value-type="float" office:value="43161">
                <text:p>43161</text:p>
              </table:table-cell>
              <table:table-cell office:value-type="float" office:value="1.1845">
                <text:p>1.1845</text:p>
              </table:table-cell>
            </table:table-row>
            <table:table-row>
              <table:table-cell office:value-type="string">
                <text:p>200915</text:p>
              </table:table-cell>
              <table:table-cell office:value-type="float" office:value="-418776">
                <text:p>-418776</text:p>
              </table:table-cell>
              <table:table-cell office:value-type="float" office:value="304737">
                <text:p>304737</text:p>
              </table:table-cell>
              <table:table-cell office:value-type="float" office:value="19078">
                <text:p>19078</text:p>
              </table:table-cell>
              <table:table-cell office:value-type="float" office:value="38378">
                <text:p>38378</text:p>
              </table:table-cell>
              <table:table-cell office:value-type="float" office:value="1.1837">
                <text:p>1.1837</text:p>
              </table:table-cell>
            </table:table-row>
            <table:table-row>
              <table:table-cell office:value-type="string">
                <text:p>200922</text:p>
              </table:table-cell>
              <table:table-cell office:value-type="float" office:value="-420231">
                <text:p>-420231</text:p>
              </table:table-cell>
              <table:table-cell office:value-type="float" office:value="300695">
                <text:p>300695</text:p>
              </table:table-cell>
              <table:table-cell office:value-type="float" office:value="23005">
                <text:p>23005</text:p>
              </table:table-cell>
              <table:table-cell office:value-type="float" office:value="47940">
                <text:p>47940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200929</text:p>
              </table:table-cell>
              <table:table-cell office:value-type="float" office:value="-413470">
                <text:p>-413470</text:p>
              </table:table-cell>
              <table:table-cell office:value-type="float" office:value="287162">
                <text:p>287162</text:p>
              </table:table-cell>
              <table:table-cell office:value-type="float" office:value="29126">
                <text:p>29126</text:p>
              </table:table-cell>
              <table:table-cell office:value-type="float" office:value="49662">
                <text:p>49662</text:p>
              </table:table-cell>
              <table:table-cell office:value-type="float" office:value="1.1713">
                <text:p>1.1713</text:p>
              </table:table-cell>
            </table:table-row>
            <table:table-row>
              <table:table-cell office:value-type="string">
                <text:p>201006</text:p>
              </table:table-cell>
              <table:table-cell office:value-type="float" office:value="-420615">
                <text:p>-420615</text:p>
              </table:table-cell>
              <table:table-cell office:value-type="float" office:value="303755">
                <text:p>303755</text:p>
              </table:table-cell>
              <table:table-cell office:value-type="float" office:value="17423">
                <text:p>17423</text:p>
              </table:table-cell>
              <table:table-cell office:value-type="float" office:value="47475">
                <text:p>47475</text:p>
              </table:table-cell>
              <table:table-cell office:value-type="float" office:value="1.1824">
                <text:p>1.1824</text:p>
              </table:table-cell>
            </table:table-row>
            <table:table-row>
              <table:table-cell office:value-type="string">
                <text:p>201013</text:p>
              </table:table-cell>
              <table:table-cell office:value-type="float" office:value="-412322">
                <text:p>-412322</text:p>
              </table:table-cell>
              <table:table-cell office:value-type="float" office:value="304293">
                <text:p>304293</text:p>
              </table:table-cell>
              <table:table-cell office:value-type="float" office:value="10311">
                <text:p>10311</text:p>
              </table:table-cell>
              <table:table-cell office:value-type="float" office:value="47416">
                <text:p>47416</text:p>
              </table:table-cell>
              <table:table-cell office:value-type="float" office:value="1.1718">
                <text:p>1.1718</text:p>
              </table:table-cell>
            </table:table-row>
            <table:table-row>
              <table:table-cell office:value-type="string">
                <text:p>201020</text:p>
              </table:table-cell>
              <table:table-cell office:value-type="float" office:value="-410321">
                <text:p>-410321</text:p>
              </table:table-cell>
              <table:table-cell office:value-type="float" office:value="298653">
                <text:p>298653</text:p>
              </table:table-cell>
              <table:table-cell office:value-type="float" office:value="9814">
                <text:p>9814</text:p>
              </table:table-cell>
              <table:table-cell office:value-type="float" office:value="48286">
                <text:p>48286</text:p>
              </table:table-cell>
              <table:table-cell office:value-type="float" office:value="1.1859">
                <text:p>1.1859</text:p>
              </table:table-cell>
            </table:table-row>
            <table:table-row>
              <table:table-cell office:value-type="string">
                <text:p>201027</text:p>
              </table:table-cell>
              <table:table-cell office:value-type="float" office:value="-397226">
                <text:p>-397226</text:p>
              </table:table-cell>
              <table:table-cell office:value-type="float" office:value="293662">
                <text:p>293662</text:p>
              </table:table-cell>
              <table:table-cell office:value-type="float" office:value="4413">
                <text:p>4413</text:p>
              </table:table-cell>
              <table:table-cell office:value-type="float" office:value="47888">
                <text:p>47888</text:p>
              </table:table-cell>
              <table:table-cell office:value-type="float" office:value="1.1647">
                <text:p>1.1647</text:p>
              </table:table-cell>
            </table:table-row>
            <table:table-row>
              <table:table-cell office:value-type="string">
                <text:p>201103</text:p>
              </table:table-cell>
              <table:table-cell office:value-type="float" office:value="-372695">
                <text:p>-372695</text:p>
              </table:table-cell>
              <table:table-cell office:value-type="float" office:value="286224">
                <text:p>286224</text:p>
              </table:table-cell>
              <table:table-cell office:value-type="float" office:value="-10123">
                <text:p>-10123</text:p>
              </table:table-cell>
              <table:table-cell office:value-type="float" office:value="50241">
                <text:p>50241</text:p>
              </table:table-cell>
              <table:table-cell office:value-type="float" office:value="1.1872">
                <text:p>1.1872</text:p>
              </table:table-cell>
            </table:table-row>
            <table:table-row>
              <table:table-cell office:value-type="string">
                <text:p>201110</text:p>
              </table:table-cell>
              <table:table-cell office:value-type="float" office:value="-382791">
                <text:p>-382791</text:p>
              </table:table-cell>
              <table:table-cell office:value-type="float" office:value="293830">
                <text:p>293830</text:p>
              </table:table-cell>
              <table:table-cell office:value-type="float" office:value="-3327">
                <text:p>-3327</text:p>
              </table:table-cell>
              <table:table-cell office:value-type="float" office:value="40001">
                <text:p>40001</text:p>
              </table:table-cell>
              <table:table-cell office:value-type="float" office:value="1.1832">
                <text:p>1.1832</text:p>
              </table:table-cell>
            </table:table-row>
            <table:table-row>
              <table:table-cell office:value-type="string">
                <text:p>201117</text:p>
              </table:table-cell>
              <table:table-cell office:value-type="float" office:value="-385333">
                <text:p>-385333</text:p>
              </table:table-cell>
              <table:table-cell office:value-type="float" office:value="301468">
                <text:p>301468</text:p>
              </table:table-cell>
              <table:table-cell office:value-type="float" office:value="-5611">
                <text:p>-5611</text:p>
              </table:table-cell>
              <table:table-cell office:value-type="float" office:value="39711">
                <text:p>39711</text:p>
              </table:table-cell>
              <table:table-cell office:value-type="float" office:value="1.1853">
                <text:p>1.1853</text:p>
              </table:table-cell>
            </table:table-row>
            <table:table-row>
              <table:table-cell office:value-type="string">
                <text:p>201124</text:p>
              </table:table-cell>
              <table:table-cell office:value-type="float" office:value="-397483">
                <text:p>-397483</text:p>
              </table:table-cell>
              <table:table-cell office:value-type="float" office:value="308626">
                <text:p>308626</text:p>
              </table:table-cell>
              <table:table-cell office:value-type="float" office:value="-1534">
                <text:p>-1534</text:p>
              </table:table-cell>
              <table:table-cell office:value-type="float" office:value="39979">
                <text:p>39979</text:p>
              </table:table-cell>
              <table:table-cell office:value-type="float" office:value="1.1962">
                <text:p>1.1962</text:p>
              </table:table-cell>
            </table:table-row>
            <table:table-row>
              <table:table-cell office:value-type="string">
                <text:p>201201</text:p>
              </table:table-cell>
              <table:table-cell office:value-type="float" office:value="-392279">
                <text:p>-392279</text:p>
              </table:table-cell>
              <table:table-cell office:value-type="float" office:value="299627">
                <text:p>299627</text:p>
              </table:table-cell>
              <table:table-cell office:value-type="float" office:value="5546">
                <text:p>5546</text:p>
              </table:table-cell>
              <table:table-cell office:value-type="float" office:value="36092">
                <text:p>36092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>201208</text:p>
              </table:table-cell>
              <table:table-cell office:value-type="float" office:value="-404167">
                <text:p>-404167</text:p>
              </table:table-cell>
              <table:table-cell office:value-type="float" office:value="300354">
                <text:p>300354</text:p>
              </table:table-cell>
              <table:table-cell office:value-type="float" office:value="13539">
                <text:p>13539</text:p>
              </table:table-cell>
              <table:table-cell office:value-type="float" office:value="33631">
                <text:p>33631</text:p>
              </table:table-cell>
              <table:table-cell office:value-type="float" office:value="1.2111">
                <text:p>1.2111</text:p>
              </table:table-cell>
            </table:table-row>
            <table:table-row>
              <table:table-cell office:value-type="string">
                <text:p>201215</text:p>
              </table:table-cell>
              <table:table-cell office:value-type="float" office:value="-416083">
                <text:p>-416083</text:p>
              </table:table-cell>
              <table:table-cell office:value-type="float" office:value="305269">
                <text:p>305269</text:p>
              </table:table-cell>
              <table:table-cell office:value-type="float" office:value="18057">
                <text:p>18057</text:p>
              </table:table-cell>
              <table:table-cell office:value-type="float" office:value="35328">
                <text:p>35328</text:p>
              </table:table-cell>
              <table:table-cell office:value-type="float" office:value="1.2255">
                <text:p>1.2255</text:p>
              </table:table-cell>
            </table:table-row>
            <table:table-row>
              <table:table-cell office:value-type="string">
                <text:p>201222</text:p>
              </table:table-cell>
              <table:table-cell office:value-type="float" office:value="-420798">
                <text:p>-420798</text:p>
              </table:table-cell>
              <table:table-cell office:value-type="float" office:value="310450">
                <text:p>310450</text:p>
              </table:table-cell>
              <table:table-cell office:value-type="float" office:value="18361">
                <text:p>18361</text:p>
              </table:table-cell>
              <table:table-cell office:value-type="float" office:value="36488">
                <text:p>36488</text:p>
              </table:table-cell>
              <table:table-cell office:value-type="float" office:value="1.2204">
                <text:p>1.2204</text:p>
              </table:table-cell>
            </table:table-row>
            <table:table-row>
              <table:table-cell office:value-type="string">
                <text:p>201229</text:p>
              </table:table-cell>
              <table:table-cell office:value-type="float" office:value="-440042">
                <text:p>-440042</text:p>
              </table:table-cell>
              <table:table-cell office:value-type="float" office:value="327821">
                <text:p>327821</text:p>
              </table:table-cell>
              <table:table-cell office:value-type="float" office:value="16610">
                <text:p>16610</text:p>
              </table:table-cell>
              <table:table-cell office:value-type="float" office:value="36915">
                <text:p>36915</text:p>
              </table:table-cell>
              <table:table-cell office:value-type="float" office:value="1.2212">
                <text:p>1.2212</text:p>
              </table:table-cell>
            </table:table-row>
            <table:table-row>
              <table:table-cell office:value-type="string">
                <text:p>210105</text:p>
              </table:table-cell>
              <table:table-cell office:value-type="float" office:value="-439700">
                <text:p>-439700</text:p>
              </table:table-cell>
              <table:table-cell office:value-type="float" office:value="330995">
                <text:p>330995</text:p>
              </table:table-cell>
              <table:table-cell office:value-type="float" office:value="12866">
                <text:p>12866</text:p>
              </table:table-cell>
              <table:table-cell office:value-type="float" office:value="37565">
                <text:p>37565</text:p>
              </table:table-cell>
              <table:table-cell office:value-type="float" office:value="1.2218">
                <text:p>1.2218</text:p>
              </table:table-cell>
            </table:table-row>
            <table:table-row>
              <table:table-cell office:value-type="string">
                <text:p>210112</text:p>
              </table:table-cell>
              <table:table-cell office:value-type="float" office:value="-447699">
                <text:p>-447699</text:p>
              </table:table-cell>
              <table:table-cell office:value-type="float" office:value="327836">
                <text:p>327836</text:p>
              </table:table-cell>
              <table:table-cell office:value-type="float" office:value="23656">
                <text:p>23656</text:p>
              </table:table-cell>
              <table:table-cell office:value-type="float" office:value="36295">
                <text:p>36295</text:p>
              </table:table-cell>
              <table:table-cell office:value-type="float" office:value="1.2078">
                <text:p>1.2078</text:p>
              </table:table-cell>
            </table:table-row>
            <table:table-row>
              <table:table-cell office:value-type="string">
                <text:p>210119</text:p>
              </table:table-cell>
              <table:table-cell office:value-type="float" office:value="-459848">
                <text:p>-459848</text:p>
              </table:table-cell>
              <table:table-cell office:value-type="float" office:value="331109">
                <text:p>331109</text:p>
              </table:table-cell>
              <table:table-cell office:value-type="float" office:value="31244">
                <text:p>31244</text:p>
              </table:table-cell>
              <table:table-cell office:value-type="float" office:value="38583">
                <text:p>38583</text:p>
              </table:table-cell>
              <table:table-cell office:value-type="float" office:value="1.2167">
                <text:p>1.2167</text:p>
              </table:table-cell>
            </table:table-row>
            <table:table-row>
              <table:table-cell office:value-type="string">
                <text:p>210126</text:p>
              </table:table-cell>
              <table:table-cell office:value-type="float" office:value="-459335">
                <text:p>-459335</text:p>
              </table:table-cell>
              <table:table-cell office:value-type="float" office:value="333487">
                <text:p>333487</text:p>
              </table:table-cell>
              <table:table-cell office:value-type="float" office:value="29536">
                <text:p>29536</text:p>
              </table:table-cell>
              <table:table-cell office:value-type="float" office:value="41028">
                <text:p>41028</text:p>
              </table:table-cell>
              <table:table-cell office:value-type="float" office:value="1.2136">
                <text:p>1.2136</text:p>
              </table:table-cell>
            </table:table-row>
            <table:table-row>
              <table:table-cell office:value-type="string">
                <text:p>210202</text:p>
              </table:table-cell>
              <table:table-cell office:value-type="float" office:value="-441638">
                <text:p>-441638</text:p>
              </table:table-cell>
              <table:table-cell office:value-type="float" office:value="326695">
                <text:p>326695</text:p>
              </table:table-cell>
              <table:table-cell office:value-type="float" office:value="22121">
                <text:p>22121</text:p>
              </table:table-cell>
              <table:table-cell office:value-type="float" office:value="41017">
                <text:p>41017</text:p>
              </table:table-cell>
              <table:table-cell office:value-type="float" office:value="1.2042">
                <text:p>1.2042</text:p>
              </table:table-cell>
            </table:table-row>
            <table:table-row>
              <table:table-cell office:value-type="string">
                <text:p>210209</text:p>
              </table:table-cell>
              <table:table-cell office:value-type="float" office:value="-447257">
                <text:p>-447257</text:p>
              </table:table-cell>
              <table:table-cell office:value-type="float" office:value="333076">
                <text:p>333076</text:p>
              </table:table-cell>
              <table:table-cell office:value-type="float" office:value="22463">
                <text:p>22463</text:p>
              </table:table-cell>
              <table:table-cell office:value-type="float" office:value="39953">
                <text:p>39953</text:p>
              </table:table-cell>
              <table:table-cell office:value-type="float" office:value="1.2118">
                <text:p>1.2118</text:p>
              </table:table-cell>
            </table:table-row>
            <table:table-row>
              <table:table-cell office:value-type="string">
                <text:p>210216</text:p>
              </table:table-cell>
              <table:table-cell office:value-type="float" office:value="-451179">
                <text:p>-451179</text:p>
              </table:table-cell>
              <table:table-cell office:value-type="float" office:value="339407">
                <text:p>339407</text:p>
              </table:table-cell>
              <table:table-cell office:value-type="float" office:value="19428">
                <text:p>19428</text:p>
              </table:table-cell>
              <table:table-cell office:value-type="float" office:value="38594">
                <text:p>38594</text:p>
              </table:table-cell>
              <table:table-cell office:value-type="float" office:value="1.2117">
                <text:p>1.2117</text:p>
              </table:table-cell>
            </table:table-row>
            <table:table-row>
              <table:table-cell office:value-type="string">
                <text:p>210223</text:p>
              </table:table-cell>
              <table:table-cell office:value-type="float" office:value="-455088">
                <text:p>-455088</text:p>
              </table:table-cell>
              <table:table-cell office:value-type="float" office:value="344675">
                <text:p>344675</text:p>
              </table:table-cell>
              <table:table-cell office:value-type="float" office:value="18086">
                <text:p>18086</text:p>
              </table:table-cell>
              <table:table-cell office:value-type="float" office:value="36275">
                <text:p>36275</text:p>
              </table:table-cell>
              <table:table-cell office:value-type="float" office:value="1.2074">
                <text:p>1.2074</text:p>
              </table:table-cell>
            </table:table-row>
            <table:table-row>
              <table:table-cell office:value-type="string">
                <text:p>210302</text:p>
              </table:table-cell>
              <table:table-cell office:value-type="float" office:value="-436198">
                <text:p>-436198</text:p>
              </table:table-cell>
              <table:table-cell office:value-type="float" office:value="337049">
                <text:p>337049</text:p>
              </table:table-cell>
              <table:table-cell office:value-type="float" office:value="18228">
                <text:p>18228</text:p>
              </table:table-cell>
              <table:table-cell office:value-type="float" office:value="30981">
                <text:p>30981</text:p>
              </table:table-cell>
              <table:table-cell office:value-type="float" office:value="1.1915">
                <text:p>1.1915</text:p>
              </table:table-cell>
            </table:table-row>
            <table:table-row>
              <table:table-cell office:value-type="string">
                <text:p>210309</text:p>
              </table:table-cell>
              <table:table-cell office:value-type="float" office:value="-410846">
                <text:p>-410846</text:p>
              </table:table-cell>
              <table:table-cell office:value-type="float" office:value="324199">
                <text:p>324199</text:p>
              </table:table-cell>
              <table:table-cell office:value-type="float" office:value="74">
                <text:p>74</text:p>
              </table:table-cell>
              <table:table-cell office:value-type="float" office:value="31095">
                <text:p>31095</text:p>
              </table:table-cell>
              <table:table-cell office:value-type="float" office:value="1.1952">
                <text:p>1.1952</text:p>
              </table:table-cell>
            </table:table-row>
            <table:table-row>
              <table:table-cell office:value-type="string">
                <text:p>210316</text:p>
              </table:table-cell>
              <table:table-cell office:value-type="float" office:value="-403837">
                <text:p>-403837</text:p>
              </table:table-cell>
              <table:table-cell office:value-type="float" office:value="337655">
                <text:p>337655</text:p>
              </table:table-cell>
              <table:table-cell office:value-type="float" office:value="-11823">
                <text:p>-11823</text:p>
              </table:table-cell>
              <table:table-cell office:value-type="float" office:value="33002">
                <text:p>33002</text:p>
              </table:table-cell>
              <table:table-cell office:value-type="float" office:value="1.1904">
                <text:p>1.1904</text:p>
              </table:table-cell>
            </table:table-row>
            <table:table-row>
              <table:table-cell office:value-type="string">
                <text:p>210323</text:p>
              </table:table-cell>
              <table:table-cell office:value-type="float" office:value="-403752">
                <text:p>-403752</text:p>
              </table:table-cell>
              <table:table-cell office:value-type="float" office:value="329515">
                <text:p>329515</text:p>
              </table:table-cell>
              <table:table-cell office:value-type="float" office:value="-6662">
                <text:p>-6662</text:p>
              </table:table-cell>
              <table:table-cell office:value-type="float" office:value="36188">
                <text:p>36188</text:p>
              </table:table-cell>
              <table:table-cell office:value-type="float" office:value="1.1794">
                <text:p>1.1794</text:p>
              </table:table-cell>
            </table:table-row>
            <table:table-row>
              <table:table-cell office:value-type="string">
                <text:p>210330</text:p>
              </table:table-cell>
              <table:table-cell office:value-type="float" office:value="-381851">
                <text:p>-381851</text:p>
              </table:table-cell>
              <table:table-cell office:value-type="float" office:value="305158">
                <text:p>305158</text:p>
              </table:table-cell>
              <table:table-cell office:value-type="float" office:value="-6780">
                <text:p>-6780</text:p>
              </table:table-cell>
              <table:table-cell office:value-type="float" office:value="35884">
                <text:p>35884</text:p>
              </table:table-cell>
              <table:table-cell office:value-type="float" office:value="1.1764">
                <text:p>1.1764</text:p>
              </table:table-cell>
            </table:table-row>
            <table:table-row>
              <table:table-cell office:value-type="string">
                <text:p>210406</text:p>
              </table:table-cell>
              <table:table-cell office:value-type="float" office:value="-379995">
                <text:p>-379995</text:p>
              </table:table-cell>
              <table:table-cell office:value-type="float" office:value="314110">
                <text:p>314110</text:p>
              </table:table-cell>
              <table:table-cell office:value-type="float" office:value="-12089">
                <text:p>-12089</text:p>
              </table:table-cell>
              <table:table-cell office:value-type="float" office:value="35755">
                <text:p>35755</text:p>
              </table:table-cell>
              <table:table-cell office:value-type="float" office:value="1.1898">
                <text:p>1.1898</text:p>
              </table:table-cell>
            </table:table-row>
            <table:table-row>
              <table:table-cell office:value-type="string">
                <text:p>210413</text:p>
              </table:table-cell>
              <table:table-cell office:value-type="float" office:value="-387946">
                <text:p>-387946</text:p>
              </table:table-cell>
              <table:table-cell office:value-type="float" office:value="320593">
                <text:p>320593</text:p>
              </table:table-cell>
              <table:table-cell office:value-type="float" office:value="-10215">
                <text:p>-10215</text:p>
              </table:table-cell>
              <table:table-cell office:value-type="float" office:value="34785">
                <text:p>34785</text:p>
              </table:table-cell>
              <table:table-cell office:value-type="float" office:value="1.1986">
                <text:p>1.1986</text:p>
              </table:table-cell>
            </table:table-row>
            <table:table-row>
              <table:table-cell office:value-type="string">
                <text:p>210420</text:p>
              </table:table-cell>
              <table:table-cell office:value-type="float" office:value="-415682">
                <text:p>-415682</text:p>
              </table:table-cell>
              <table:table-cell office:value-type="float" office:value="330443">
                <text:p>330443</text:p>
              </table:table-cell>
              <table:table-cell office:value-type="float" office:value="16">
                <text:p>16</text:p>
              </table:table-cell>
              <table:table-cell office:value-type="float" office:value="36799">
                <text:p>3679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10427</text:p>
              </table:table-cell>
              <table:table-cell office:value-type="float" office:value="-419661">
                <text:p>-419661</text:p>
              </table:table-cell>
              <table:table-cell office:value-type="float" office:value="329945">
                <text:p>329945</text:p>
              </table:table-cell>
              <table:table-cell office:value-type="float" office:value="-38">
                <text:p>-38</text:p>
              </table:table-cell>
              <table:table-cell office:value-type="float" office:value="34888">
                <text:p>34888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>210504</text:p>
              </table:table-cell>
              <table:table-cell office:value-type="float" office:value="-423104">
                <text:p>-423104</text:p>
              </table:table-cell>
              <table:table-cell office:value-type="float" office:value="332735">
                <text:p>332735</text:p>
              </table:table-cell>
              <table:table-cell office:value-type="float" office:value="-3820">
                <text:p>-3820</text:p>
              </table:table-cell>
              <table:table-cell office:value-type="float" office:value="36860">
                <text:p>36860</text:p>
              </table:table-cell>
              <table:table-cell office:value-type="float" office:value="1.2163">
                <text:p>1.2163</text:p>
              </table:table-cell>
            </table:table-row>
            <table:table-row>
              <table:table-cell office:value-type="string">
                <text:p>210511</text:p>
              </table:table-cell>
              <table:table-cell office:value-type="float" office:value="-448449">
                <text:p>-448449</text:p>
              </table:table-cell>
              <table:table-cell office:value-type="float" office:value="339336">
                <text:p>339336</text:p>
              </table:table-cell>
              <table:table-cell office:value-type="float" office:value="2427">
                <text:p>2427</text:p>
              </table:table-cell>
              <table:table-cell office:value-type="float" office:value="35688">
                <text:p>35688</text:p>
              </table:table-cell>
              <table:table-cell office:value-type="float" office:value="1.2141">
                <text:p>1.2141</text:p>
              </table:table-cell>
            </table:table-row>
            <table:table-row>
              <table:table-cell office:value-type="string">
                <text:p>210518</text:p>
              </table:table-cell>
              <table:table-cell office:value-type="float" office:value="-479283">
                <text:p>-479283</text:p>
              </table:table-cell>
              <table:table-cell office:value-type="float" office:value="374196">
                <text:p>374196</text:p>
              </table:table-cell>
              <table:table-cell office:value-type="float" office:value="-3319">
                <text:p>-3319</text:p>
              </table:table-cell>
              <table:table-cell office:value-type="float" office:value="35360">
                <text:p>35360</text:p>
              </table:table-cell>
              <table:table-cell office:value-type="float" office:value="1.2181">
                <text:p>1.2181</text:p>
              </table:table-cell>
            </table:table-row>
            <table:table-row>
              <table:table-cell office:value-type="string">
                <text:p>210525</text:p>
              </table:table-cell>
              <table:table-cell office:value-type="float" office:value="-488568">
                <text:p>-488568</text:p>
              </table:table-cell>
              <table:table-cell office:value-type="float" office:value="378376">
                <text:p>378376</text:p>
              </table:table-cell>
              <table:table-cell office:value-type="float" office:value="-2503">
                <text:p>-2503</text:p>
              </table:table-cell>
              <table:table-cell office:value-type="float" office:value="36829">
                <text:p>36829</text:p>
              </table:table-cell>
              <table:table-cell office:value-type="float" office:value="1.2194">
                <text:p>1.2194</text:p>
              </table:table-cell>
            </table:table-row>
            <table:table-row>
              <table:table-cell office:value-type="float" office:value="210601">
                <text:p>210601</text:p>
              </table:table-cell>
              <table:table-cell office:value-type="float" office:value="-494251">
                <text:p>-494251</text:p>
              </table:table-cell>
              <table:table-cell office:value-type="float" office:value="384203">
                <text:p>384203</text:p>
              </table:table-cell>
              <table:table-cell office:value-type="float" office:value="-163">
                <text:p>-163</text:p>
              </table:table-cell>
              <table:table-cell office:value-type="float" office:value="36019">
                <text:p>36019</text:p>
              </table:table-cell>
              <table:table-cell office:value-type="float" office:value="1.2168">
                <text:p>1.2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00a93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interval-major="5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plus" chart:symbol-width="0.15cm" chart:symbol-height="0.15cm"/>
    </style:style>
    <style:style style:name="ch15" style:family="chart">
      <style:chart-properties chart:solid-type="cuboid" chart:symbol-type="named-symbol" chart:symbol-name="square" chart:symbol-width="0.25cm" chart:symbol-height="0.25cm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bf00" draw:fill-color="#ffb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00a933" draw:fill-color="#00a933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arrow-down" chart:symbol-width="0.25cm" chart:symbol-height="0.25cm"/>
    </style:style>
    <style:style style:name="ch19" style:family="chart" style:data-style-name="N0">
      <style:chart-properties chart:symbol-type="named-symbol" chart:symbol-name="arrow-right" chart:symbol-width="0.15cm" chart:symbol-height="0.15cm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up" chart:symbol-width="0.15cm" chart:symbol-height="0.15cm" chart:link-data-style-to-source="true"/>
      <style:graphic-properties svg:stroke-width="0.051cm" svg:stroke-color="#2a6099" draw:fill-color="#2a6099"/>
      <style:text-properties fo:font-size="10pt" style:font-size-asian="10pt" style:font-size-complex="10pt"/>
    </style:style>
    <style:style style:name="ch21" style:family="chart">
      <style:chart-properties chart:solid-type="cuboid" chart:symbol-type="named-symbol" chart:symbol-name="arrow-up" chart:symbol-width="0.15cm" chart:symbol-height="0.15cm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column-mapping="1 2 3 4 0" chart:style-name="ch1">
        <chart:title svg:x="27.762cm" svg:y="0.695cm" chart:style-name="ch2">
          <text:p>Forex EURUSD</text:p>
        </chart:title>
        <chart:legend chart:legend-position="top" svg:x="19.369cm" svg:y="1.685cm" style:legend-expansion="wide" chart:style-name="ch3"/>
        <chart:plot-area chart:style-name="ch4" table:cell-range-address="euro_charts_data.A1:euro_charts_data.F545" chart:data-source-has-labels="both" svg:x="2.18cm" svg:y="2.848cm" svg:width="53.883cm" svg:height="23.575cm">
          <chart:coordinate-region svg:x="3.037cm" svg:y="2.848cm" svg:width="51.504cm" svg:height="22.03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euro_charts_data.A2:euro_charts_data.A545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5.486cm" chart:style-name="ch10">
              <text:p>USD  index</text:p>
            </chart:title>
            <chart:grid chart:style-name="ch7" chart:class="major"/>
            <chart:grid chart:style-name="ch11" chart:class="minor"/>
          </chart:axis>
          <chart:axis chart:dimension="y" chart:name="secondary-y" chart:style-name="ch12">
            <chart:title svg:x="57.242cm" svg:y="15.274cm" chart:style-name="ch10">
              <text:p>Ne Long</text:p>
            </chart:title>
          </chart:axis>
          <chart:series chart:attached-axis="secondary-y" chart:style-name="ch13" chart:values-cell-range-address="euro_charts_data.C2:euro_charts_data.C545" chart:label-cell-address="euro_charts_data.C1:euro_charts_data.C1" chart:class="chart:line">
            <chart:data-point chart:repeated="26"/>
            <chart:data-point chart:style-name="ch14"/>
            <chart:data-point chart:repeated="3"/>
            <chart:data-point chart:style-name="ch15"/>
            <chart:data-point chart:style-name="ch14"/>
            <chart:data-point chart:repeated="91"/>
            <chart:data-point chart:style-name="ch14"/>
            <chart:data-point chart:repeated="420"/>
          </chart:series>
          <chart:series chart:attached-axis="secondary-y" chart:style-name="ch16" chart:values-cell-range-address="euro_charts_data.D2:euro_charts_data.D545" chart:label-cell-address="euro_charts_data.D1:euro_charts_data.D1" chart:class="chart:line">
            <chart:data-point chart:repeated="544"/>
          </chart:series>
          <chart:series chart:attached-axis="secondary-y" chart:style-name="ch17" chart:values-cell-range-address="euro_charts_data.E2:euro_charts_data.E545" chart:label-cell-address="euro_charts_data.E1:euro_charts_data.E1" chart:class="chart:line">
            <chart:data-point chart:repeated="30"/>
            <chart:data-point chart:style-name="ch18"/>
            <chart:data-point chart:repeated="472"/>
            <chart:data-point chart:style-name="ch14" chart:repeated="2"/>
            <chart:data-point chart:repeated="39"/>
          </chart:series>
          <chart:series chart:attached-axis="secondary-y" chart:style-name="ch19" chart:values-cell-range-address="euro_charts_data.F2:euro_charts_data.F545" chart:label-cell-address="euro_charts_data.F1:euro_charts_data.F1" chart:class="chart:line">
            <chart:data-point chart:repeated="544"/>
          </chart:series>
          <chart:series chart:attached-axis="primary-y" chart:style-name="ch20" chart:values-cell-range-address="euro_charts_data.B2:euro_charts_data.B545" chart:label-cell-address="euro_charts_data.B1:euro_charts_data.B1" chart:class="chart:line">
            <chart:data-point chart:repeated="92"/>
            <chart:data-point chart:style-name="ch21"/>
            <chart:data-point chart:repeated="5"/>
            <chart:data-point chart:style-name="ch21"/>
            <chart:data-point chart:repeated="9"/>
            <chart:data-point chart:style-name="ch21" chart:repeated="2"/>
            <chart:data-point chart:repeated="43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ler/Intermediary</text:p>
                <draw:g>
                  <svg:desc>euro_charts_data.C1:euro_charts_data.C1</svg:desc>
                </draw:g>
              </table:table-cell>
              <table:table-cell office:value-type="string">
                <text:p>Asset Manager/Institutional</text:p>
                <draw:g>
                  <svg:desc>euro_charts_data.D1:euro_charts_data.D1</svg:desc>
                </draw:g>
              </table:table-cell>
              <table:table-cell office:value-type="string">
                <text:p>Leveraged Funds</text:p>
                <draw:g>
                  <svg:desc>euro_charts_data.E1:euro_charts_data.E1</svg:desc>
                </draw:g>
              </table:table-cell>
              <table:table-cell office:value-type="string">
                <text:p>Other Reportables</text:p>
                <draw:g>
                  <svg:desc>euro_charts_data.F1:euro_charts_data.F1</svg:desc>
                </draw:g>
              </table:table-cell>
              <table:table-cell office:value-type="string">
                <text:p>EURUSD</text:p>
                <draw:g>
                  <svg:desc>euro_charts_data.B1:euro_charts_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0104</text:p>
                <draw:g>
                  <svg:desc>euro_charts_data.A2:euro_charts_data.A545</svg:desc>
                </draw:g>
              </table:table-cell>
              <table:table-cell office:value-type="float" office:value="33312">
                <text:p>33312</text:p>
                <draw:g>
                  <svg:desc>euro_charts_data.C2:euro_charts_data.C545</svg:desc>
                </draw:g>
              </table:table-cell>
              <table:table-cell office:value-type="float" office:value="357">
                <text:p>357</text:p>
                <draw:g>
                  <svg:desc>euro_charts_data.D2:euro_charts_data.D545</svg:desc>
                </draw:g>
              </table:table-cell>
              <table:table-cell office:value-type="float" office:value="-36194">
                <text:p>-36194</text:p>
                <draw:g>
                  <svg:desc>euro_charts_data.E2:euro_charts_data.E545</svg:desc>
                </draw:g>
              </table:table-cell>
              <table:table-cell office:value-type="float" office:value="3179">
                <text:p>3179</text:p>
                <draw:g>
                  <svg:desc>euro_charts_data.F2:euro_charts_data.F545</svg:desc>
                </draw:g>
              </table:table-cell>
              <table:table-cell office:value-type="float" office:value="1.2919">
                <text:p>1.2919</text:p>
                <draw:g>
                  <svg:desc>euro_charts_data.B2:euro_charts_data.B545</svg:desc>
                </draw:g>
              </table:table-cell>
            </table:table-row>
            <table:table-row>
              <table:table-cell office:value-type="string">
                <text:p>110111</text:p>
              </table:table-cell>
              <table:table-cell office:value-type="float" office:value="59911">
                <text:p>59911</text:p>
              </table:table-cell>
              <table:table-cell office:value-type="float" office:value="-301">
                <text:p>-301</text:p>
              </table:table-cell>
              <table:table-cell office:value-type="float" office:value="-51196">
                <text:p>-51196</text:p>
              </table:table-cell>
              <table:table-cell office:value-type="float" office:value="-3204">
                <text:p>-3204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110118</text:p>
              </table:table-cell>
              <table:table-cell office:value-type="float" office:value="5582">
                <text:p>5582</text:p>
              </table:table-cell>
              <table:table-cell office:value-type="float" office:value="-545">
                <text:p>-545</text:p>
              </table:table-cell>
              <table:table-cell office:value-type="float" office:value="-17041">
                <text:p>-17041</text:p>
              </table:table-cell>
              <table:table-cell office:value-type="float" office:value="10899">
                <text:p>10899</text:p>
              </table:table-cell>
              <table:table-cell office:value-type="float" office:value="1.3618">
                <text:p>1.3618</text:p>
              </table:table-cell>
            </table:table-row>
            <table:table-row>
              <table:table-cell office:value-type="string">
                <text:p>110125</text:p>
              </table:table-cell>
              <table:table-cell office:value-type="float" office:value="-23223">
                <text:p>-23223</text:p>
              </table:table-cell>
              <table:table-cell office:value-type="float" office:value="2063">
                <text:p>2063</text:p>
              </table:table-cell>
              <table:table-cell office:value-type="float" office:value="5744">
                <text:p>5744</text:p>
              </table:table-cell>
              <table:table-cell office:value-type="float" office:value="10229">
                <text:p>1022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110201</text:p>
              </table:table-cell>
              <table:table-cell office:value-type="float" office:value="-47000">
                <text:p>-47000</text:p>
              </table:table-cell>
              <table:table-cell office:value-type="float" office:value="6782">
                <text:p>6782</text:p>
              </table:table-cell>
              <table:table-cell office:value-type="float" office:value="27968">
                <text:p>27968</text:p>
              </table:table-cell>
              <table:table-cell office:value-type="float" office:value="5783">
                <text:p>5783</text:p>
              </table:table-cell>
              <table:table-cell office:value-type="float" office:value="1.3586">
                <text:p>1.3586</text:p>
              </table:table-cell>
            </table:table-row>
            <table:table-row>
              <table:table-cell office:value-type="string">
                <text:p>110208</text:p>
              </table:table-cell>
              <table:table-cell office:value-type="float" office:value="-46591">
                <text:p>-46591</text:p>
              </table:table-cell>
              <table:table-cell office:value-type="float" office:value="6681">
                <text:p>6681</text:p>
              </table:table-cell>
              <table:table-cell office:value-type="float" office:value="20305">
                <text:p>20305</text:p>
              </table:table-cell>
              <table:table-cell office:value-type="float" office:value="6456">
                <text:p>6456</text:p>
              </table:table-cell>
              <table:table-cell office:value-type="float" office:value="1.3549">
                <text:p>1.3549</text:p>
              </table:table-cell>
            </table:table-row>
            <table:table-row>
              <table:table-cell office:value-type="string">
                <text:p>110215</text:p>
              </table:table-cell>
              <table:table-cell office:value-type="float" office:value="-38489">
                <text:p>-38489</text:p>
              </table:table-cell>
              <table:table-cell office:value-type="float" office:value="9185">
                <text:p>9185</text:p>
              </table:table-cell>
              <table:table-cell office:value-type="float" office:value="14401">
                <text:p>14401</text:p>
              </table:table-cell>
              <table:table-cell office:value-type="float" office:value="5054">
                <text:p>5054</text:p>
              </table:table-cell>
              <table:table-cell office:value-type="float" office:value="1.3697">
                <text:p>1.3697</text:p>
              </table:table-cell>
            </table:table-row>
            <table:table-row>
              <table:table-cell office:value-type="string">
                <text:p>110222</text:p>
              </table:table-cell>
              <table:table-cell office:value-type="float" office:value="-48088">
                <text:p>-48088</text:p>
              </table:table-cell>
              <table:table-cell office:value-type="float" office:value="10442">
                <text:p>10442</text:p>
              </table:table-cell>
              <table:table-cell office:value-type="float" office:value="16968">
                <text:p>16968</text:p>
              </table:table-cell>
              <table:table-cell office:value-type="float" office:value="12442">
                <text:p>12442</text:p>
              </table:table-cell>
              <table:table-cell office:value-type="float" office:value="1.3751">
                <text:p>1.3751</text:p>
              </table:table-cell>
            </table:table-row>
            <table:table-row>
              <table:table-cell office:value-type="string">
                <text:p>110301</text:p>
              </table:table-cell>
              <table:table-cell office:value-type="float" office:value="-55549">
                <text:p>-55549</text:p>
              </table:table-cell>
              <table:table-cell office:value-type="float" office:value="9453">
                <text:p>9453</text:p>
              </table:table-cell>
              <table:table-cell office:value-type="float" office:value="26979">
                <text:p>26979</text:p>
              </table:table-cell>
              <table:table-cell office:value-type="float" office:value="7295">
                <text:p>7295</text:p>
              </table:table-cell>
              <table:table-cell office:value-type="float" office:value="1.3985">
                <text:p>1.3985</text:p>
              </table:table-cell>
            </table:table-row>
            <table:table-row>
              <table:table-cell office:value-type="string">
                <text:p>110308</text:p>
              </table:table-cell>
              <table:table-cell office:value-type="float" office:value="-65158">
                <text:p>-65158</text:p>
              </table:table-cell>
              <table:table-cell office:value-type="float" office:value="12027">
                <text:p>12027</text:p>
              </table:table-cell>
              <table:table-cell office:value-type="float" office:value="28959">
                <text:p>28959</text:p>
              </table:table-cell>
              <table:table-cell office:value-type="float" office:value="12073">
                <text:p>12073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110315</text:p>
              </table:table-cell>
              <table:table-cell office:value-type="float" office:value="-63387">
                <text:p>-63387</text:p>
              </table:table-cell>
              <table:table-cell office:value-type="float" office:value="11148">
                <text:p>11148</text:p>
              </table:table-cell>
              <table:table-cell office:value-type="float" office:value="25688">
                <text:p>25688</text:p>
              </table:table-cell>
              <table:table-cell office:value-type="float" office:value="9233">
                <text:p>9233</text:p>
              </table:table-cell>
              <table:table-cell office:value-type="float" office:value="1.4179">
                <text:p>1.4179</text:p>
              </table:table-cell>
            </table:table-row>
            <table:table-row>
              <table:table-cell office:value-type="string">
                <text:p>110322</text:p>
              </table:table-cell>
              <table:table-cell office:value-type="float" office:value="-61956">
                <text:p>-61956</text:p>
              </table:table-cell>
              <table:table-cell office:value-type="float" office:value="9280">
                <text:p>9280</text:p>
              </table:table-cell>
              <table:table-cell office:value-type="float" office:value="32488">
                <text:p>32488</text:p>
              </table:table-cell>
              <table:table-cell office:value-type="float" office:value="8546">
                <text:p>8546</text:p>
              </table:table-cell>
              <table:table-cell office:value-type="float" office:value="1.4084">
                <text:p>1.4084</text:p>
              </table:table-cell>
            </table:table-row>
            <table:table-row>
              <table:table-cell office:value-type="string">
                <text:p>110329</text:p>
              </table:table-cell>
              <table:table-cell office:value-type="float" office:value="-70486">
                <text:p>-70486</text:p>
              </table:table-cell>
              <table:table-cell office:value-type="float" office:value="8427">
                <text:p>8427</text:p>
              </table:table-cell>
              <table:table-cell office:value-type="float" office:value="37829">
                <text:p>37829</text:p>
              </table:table-cell>
              <table:table-cell office:value-type="float" office:value="8545">
                <text:p>8545</text:p>
              </table:table-cell>
              <table:table-cell office:value-type="float" office:value="1.4231">
                <text:p>1.4231</text:p>
              </table:table-cell>
            </table:table-row>
            <table:table-row>
              <table:table-cell office:value-type="string">
                <text:p>110405</text:p>
              </table:table-cell>
              <table:table-cell office:value-type="float" office:value="-72355">
                <text:p>-72355</text:p>
              </table:table-cell>
              <table:table-cell office:value-type="float" office:value="10012">
                <text:p>10012</text:p>
              </table:table-cell>
              <table:table-cell office:value-type="float" office:value="39376">
                <text:p>39376</text:p>
              </table:table-cell>
              <table:table-cell office:value-type="float" office:value="6279">
                <text:p>6279</text:p>
              </table:table-cell>
              <table:table-cell office:value-type="float" office:value="1.4481">
                <text:p>1.4481</text:p>
              </table:table-cell>
            </table:table-row>
            <table:table-row>
              <table:table-cell office:value-type="string">
                <text:p>110412</text:p>
              </table:table-cell>
              <table:table-cell office:value-type="float" office:value="-74696">
                <text:p>-74696</text:p>
              </table:table-cell>
              <table:table-cell office:value-type="float" office:value="7373">
                <text:p>7373</text:p>
              </table:table-cell>
              <table:table-cell office:value-type="float" office:value="41312">
                <text:p>41312</text:p>
              </table:table-cell>
              <table:table-cell office:value-type="float" office:value="8282">
                <text:p>8282</text:p>
              </table:table-cell>
              <table:table-cell office:value-type="float" office:value="1.4432">
                <text:p>1.4432</text:p>
              </table:table-cell>
            </table:table-row>
            <table:table-row>
              <table:table-cell office:value-type="string">
                <text:p>110419</text:p>
              </table:table-cell>
              <table:table-cell office:value-type="float" office:value="-70767">
                <text:p>-70767</text:p>
              </table:table-cell>
              <table:table-cell office:value-type="float" office:value="11224">
                <text:p>11224</text:p>
              </table:table-cell>
              <table:table-cell office:value-type="float" office:value="36185">
                <text:p>36185</text:p>
              </table:table-cell>
              <table:table-cell office:value-type="float" office:value="4825">
                <text:p>4825</text:p>
              </table:table-cell>
              <table:table-cell office:value-type="float" office:value="1.4556">
                <text:p>1.4556</text:p>
              </table:table-cell>
            </table:table-row>
            <table:table-row>
              <table:table-cell office:value-type="string">
                <text:p>110426</text:p>
              </table:table-cell>
              <table:table-cell office:value-type="float" office:value="-80449">
                <text:p>-80449</text:p>
              </table:table-cell>
              <table:table-cell office:value-type="float" office:value="10870">
                <text:p>10870</text:p>
              </table:table-cell>
              <table:table-cell office:value-type="float" office:value="41099">
                <text:p>41099</text:p>
              </table:table-cell>
              <table:table-cell office:value-type="float" office:value="7426">
                <text:p>7426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110503</text:p>
              </table:table-cell>
              <table:table-cell office:value-type="float" office:value="-110628">
                <text:p>-110628</text:p>
              </table:table-cell>
              <table:table-cell office:value-type="float" office:value="10623">
                <text:p>10623</text:p>
              </table:table-cell>
              <table:table-cell office:value-type="float" office:value="57778">
                <text:p>57778</text:p>
              </table:table-cell>
              <table:table-cell office:value-type="float" office:value="16888">
                <text:p>16888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>110510</text:p>
              </table:table-cell>
              <table:table-cell office:value-type="float" office:value="-65819">
                <text:p>-65819</text:p>
              </table:table-cell>
              <table:table-cell office:value-type="float" office:value="8714">
                <text:p>8714</text:p>
              </table:table-cell>
              <table:table-cell office:value-type="float" office:value="23049">
                <text:p>23049</text:p>
              </table:table-cell>
              <table:table-cell office:value-type="float" office:value="15771">
                <text:p>15771</text:p>
              </table:table-cell>
              <table:table-cell office:value-type="float" office:value="1.4121">
                <text:p>1.4121</text:p>
              </table:table-cell>
            </table:table-row>
            <table:table-row>
              <table:table-cell office:value-type="string">
                <text:p>110517</text:p>
              </table:table-cell>
              <table:table-cell office:value-type="float" office:value="-35448">
                <text:p>-35448</text:p>
              </table:table-cell>
              <table:table-cell office:value-type="float" office:value="9113">
                <text:p>9113</text:p>
              </table:table-cell>
              <table:table-cell office:value-type="float" office:value="7498">
                <text:p>7498</text:p>
              </table:table-cell>
              <table:table-cell office:value-type="float" office:value="8679">
                <text:p>8679</text:p>
              </table:table-cell>
              <table:table-cell office:value-type="float" office:value="1.4155">
                <text:p>1.4155</text:p>
              </table:table-cell>
            </table:table-row>
            <table:table-row>
              <table:table-cell office:value-type="string">
                <text:p>110524</text:p>
              </table:table-cell>
              <table:table-cell office:value-type="float" office:value="-8429">
                <text:p>-8429</text:p>
              </table:table-cell>
              <table:table-cell office:value-type="float" office:value="10505">
                <text:p>10505</text:p>
              </table:table-cell>
              <table:table-cell office:value-type="float" office:value="-8242">
                <text:p>-8242</text:p>
              </table:table-cell>
              <table:table-cell office:value-type="float" office:value="2477">
                <text:p>2477</text:p>
              </table:table-cell>
              <table:table-cell office:value-type="float" office:value="1.4324">
                <text:p>1.4324</text:p>
              </table:table-cell>
            </table:table-row>
            <table:table-row>
              <table:table-cell office:value-type="string">
                <text:p>110531</text:p>
              </table:table-cell>
              <table:table-cell office:value-type="float" office:value="-11677">
                <text:p>-11677</text:p>
              </table:table-cell>
              <table:table-cell office:value-type="float" office:value="9652">
                <text:p>9652</text:p>
              </table:table-cell>
              <table:table-cell office:value-type="float" office:value="-4963">
                <text:p>-4963</text:p>
              </table:table-cell>
              <table:table-cell office:value-type="float" office:value="669">
                <text:p>669</text:p>
              </table:table-cell>
              <table:table-cell office:value-type="float" office:value="1.4637">
                <text:p>1.4637</text:p>
              </table:table-cell>
            </table:table-row>
            <table:table-row>
              <table:table-cell office:value-type="string">
                <text:p>110607</text:p>
              </table:table-cell>
              <table:table-cell office:value-type="float" office:value="-35689">
                <text:p>-35689</text:p>
              </table:table-cell>
              <table:table-cell office:value-type="float" office:value="10335">
                <text:p>10335</text:p>
              </table:table-cell>
              <table:table-cell office:value-type="float" office:value="7539">
                <text:p>7539</text:p>
              </table:table-cell>
              <table:table-cell office:value-type="float" office:value="10475">
                <text:p>10475</text:p>
              </table:table-cell>
              <table:table-cell office:value-type="float" office:value="1.4348">
                <text:p>1.4348</text:p>
              </table:table-cell>
            </table:table-row>
            <table:table-row>
              <table:table-cell office:value-type="string">
                <text:p>110614</text:p>
              </table:table-cell>
              <table:table-cell office:value-type="float" office:value="-54085">
                <text:p>-54085</text:p>
              </table:table-cell>
              <table:table-cell office:value-type="float" office:value="4886">
                <text:p>4886</text:p>
              </table:table-cell>
              <table:table-cell office:value-type="float" office:value="26112">
                <text:p>26112</text:p>
              </table:table-cell>
              <table:table-cell office:value-type="float" office:value="8432">
                <text:p>8432</text:p>
              </table:table-cell>
              <table:table-cell office:value-type="float" office:value="1.4311">
                <text:p>1.4311</text:p>
              </table:table-cell>
            </table:table-row>
            <table:table-row>
              <table:table-cell office:value-type="string">
                <text:p>110621</text:p>
              </table:table-cell>
              <table:table-cell office:value-type="float" office:value="-31395">
                <text:p>-31395</text:p>
              </table:table-cell>
              <table:table-cell office:value-type="float" office:value="5890">
                <text:p>5890</text:p>
              </table:table-cell>
              <table:table-cell office:value-type="float" office:value="13452">
                <text:p>13452</text:p>
              </table:table-cell>
              <table:table-cell office:value-type="float" office:value="1133">
                <text:p>1133</text:p>
              </table:table-cell>
              <table:table-cell office:value-type="float" office:value="1.4193">
                <text:p>1.4193</text:p>
              </table:table-cell>
            </table:table-row>
            <table:table-row>
              <table:table-cell office:value-type="string">
                <text:p>110628</text:p>
              </table:table-cell>
              <table:table-cell office:value-type="float" office:value="-32191">
                <text:p>-32191</text:p>
              </table:table-cell>
              <table:table-cell office:value-type="float" office:value="3728">
                <text:p>3728</text:p>
              </table:table-cell>
              <table:table-cell office:value-type="float" office:value="11760">
                <text:p>11760</text:p>
              </table:table-cell>
              <table:table-cell office:value-type="float" office:value="6344">
                <text:p>6344</text:p>
              </table:table-cell>
              <table:table-cell office:value-type="float" office:value="1.4525">
                <text:p>1.4525</text:p>
              </table:table-cell>
            </table:table-row>
            <table:table-row>
              <table:table-cell office:value-type="string">
                <text:p>110705</text:p>
              </table:table-cell>
              <table:table-cell office:value-type="float" office:value="-42354">
                <text:p>-42354</text:p>
              </table:table-cell>
              <table:table-cell office:value-type="float" office:value="2929">
                <text:p>2929</text:p>
              </table:table-cell>
              <table:table-cell office:value-type="float" office:value="17259">
                <text:p>17259</text:p>
              </table:table-cell>
              <table:table-cell office:value-type="float" office:value="8729">
                <text:p>8729</text:p>
              </table:table-cell>
              <table:table-cell office:value-type="float" office:value="1.427">
                <text:p>1.427</text:p>
              </table:table-cell>
            </table:table-row>
            <table:table-row>
              <table:table-cell office:value-type="string">
                <text:p>110712</text:p>
              </table:table-cell>
              <table:table-cell office:value-type="float" office:value="-7673">
                <text:p>-7673</text:p>
              </table:table-cell>
              <table:table-cell office:value-type="float" office:value="5503">
                <text:p>5503</text:p>
              </table:table-cell>
              <table:table-cell office:value-type="float" office:value="-10336">
                <text:p>-10336</text:p>
              </table:table-cell>
              <table:table-cell office:value-type="float" office:value="9220">
                <text:p>9220</text:p>
              </table:table-cell>
              <table:table-cell office:value-type="float" office:value="1.4153">
                <text:p>1.4153</text:p>
              </table:table-cell>
            </table:table-row>
            <table:table-row>
              <table:table-cell office:value-type="string">
                <text:p>110719</text:p>
              </table:table-cell>
              <table:table-cell office:value-type="float" office:value="3000">
                <text:p>3000</text:p>
              </table:table-cell>
              <table:table-cell office:value-type="float" office:value="4012">
                <text:p>4012</text:p>
              </table:table-cell>
              <table:table-cell office:value-type="float" office:value="-17528">
                <text:p>-17528</text:p>
              </table:table-cell>
              <table:table-cell office:value-type="float" office:value="13276">
                <text:p>13276</text:p>
              </table:table-cell>
              <table:table-cell office:value-type="float" office:value="1.4356">
                <text:p>1.4356</text:p>
              </table:table-cell>
            </table:table-row>
            <table:table-row>
              <table:table-cell office:value-type="string">
                <text:p>110726</text:p>
              </table:table-cell>
              <table:table-cell office:value-type="float" office:value="-21774">
                <text:p>-21774</text:p>
              </table:table-cell>
              <table:table-cell office:value-type="float" office:value="2456">
                <text:p>2456</text:p>
              </table:table-cell>
              <table:table-cell office:value-type="float" office:value="-5121">
                <text:p>-5121</text:p>
              </table:table-cell>
              <table:table-cell office:value-type="float" office:value="15733">
                <text:p>15733</text:p>
              </table:table-cell>
              <table:table-cell office:value-type="float" office:value="1.4396">
                <text:p>1.4396</text:p>
              </table:table-cell>
            </table:table-row>
            <table:table-row>
              <table:table-cell office:value-type="string">
                <text:p>110802</text:p>
              </table:table-cell>
              <table:table-cell office:value-type="float" office:value="-1714">
                <text:p>-1714</text:p>
              </table:table-cell>
              <table:table-cell office:value-type="float" office:value="-4205">
                <text:p>-4205</text:p>
              </table:table-cell>
              <table:table-cell office:value-type="float" office:value="-12460">
                <text:p>-12460</text:p>
              </table:table-cell>
              <table:table-cell office:value-type="float" office:value="14043">
                <text:p>14043</text:p>
              </table:table-cell>
              <table:table-cell office:value-type="float" office:value="1.4282">
                <text:p>1.4282</text:p>
              </table:table-cell>
            </table:table-row>
            <table:table-row>
              <table:table-cell office:value-type="string">
                <text:p>110809</text:p>
              </table:table-cell>
              <table:table-cell office:value-type="float" office:value="3221">
                <text:p>3221</text:p>
              </table:table-cell>
              <table:table-cell office:value-type="float" office:value="-10645">
                <text:p>-10645</text:p>
              </table:table-cell>
              <table:table-cell office:value-type="float" office:value="2858">
                <text:p>2858</text:p>
              </table:table-cell>
              <table:table-cell office:value-type="float" office:value="1260">
                <text:p>1260</text:p>
              </table:table-cell>
              <table:table-cell office:value-type="float" office:value="1.4249">
                <text:p>1.4249</text:p>
              </table:table-cell>
            </table:table-row>
            <table:table-row>
              <table:table-cell office:value-type="string">
                <text:p>110816</text:p>
              </table:table-cell>
              <table:table-cell office:value-type="float" office:value="-3082">
                <text:p>-3082</text:p>
              </table:table-cell>
              <table:table-cell office:value-type="float" office:value="-7324">
                <text:p>-7324</text:p>
              </table:table-cell>
              <table:table-cell office:value-type="float" office:value="3662">
                <text:p>3662</text:p>
              </table:table-cell>
              <table:table-cell office:value-type="float" office:value="5562">
                <text:p>5562</text:p>
              </table:table-cell>
              <table:table-cell office:value-type="float" office:value="1.4398">
                <text:p>1.4398</text:p>
              </table:table-cell>
            </table:table-row>
            <table:table-row>
              <table:table-cell office:value-type="string">
                <text:p>110823</text:p>
              </table:table-cell>
              <table:table-cell office:value-type="float" office:value="-6073">
                <text:p>-6073</text:p>
              </table:table-cell>
              <table:table-cell office:value-type="float" office:value="-6922">
                <text:p>-6922</text:p>
              </table:table-cell>
              <table:table-cell office:value-type="float" office:value="3881">
                <text:p>3881</text:p>
              </table:table-cell>
              <table:table-cell office:value-type="float" office:value="5563">
                <text:p>5563</text:p>
              </table:table-cell>
              <table:table-cell office:value-type="float" office:value="1.4499">
                <text:p>1.4499</text:p>
              </table:table-cell>
            </table:table-row>
            <table:table-row>
              <table:table-cell office:value-type="string">
                <text:p>110830</text:p>
              </table:table-cell>
              <table:table-cell office:value-type="float" office:value="-9258">
                <text:p>-9258</text:p>
              </table:table-cell>
              <table:table-cell office:value-type="float" office:value="2159">
                <text:p>2159</text:p>
              </table:table-cell>
              <table:table-cell office:value-type="float" office:value="3341">
                <text:p>3341</text:p>
              </table:table-cell>
              <table:table-cell office:value-type="float" office:value="220">
                <text:p>220</text:p>
              </table:table-cell>
              <table:table-cell office:value-type="float" office:value="1.4205">
                <text:p>1.4205</text:p>
              </table:table-cell>
            </table:table-row>
            <table:table-row>
              <table:table-cell office:value-type="string">
                <text:p>110906</text:p>
              </table:table-cell>
              <table:table-cell office:value-type="float" office:value="17588">
                <text:p>17588</text:p>
              </table:table-cell>
              <table:table-cell office:value-type="float" office:value="2449">
                <text:p>2449</text:p>
              </table:table-cell>
              <table:table-cell office:value-type="float" office:value="-7683">
                <text:p>-7683</text:p>
              </table:table-cell>
              <table:table-cell office:value-type="float" office:value="-3053">
                <text:p>-3053</text:p>
              </table:table-cell>
              <table:table-cell office:value-type="float" office:value="1.3653">
                <text:p>1.3653</text:p>
              </table:table-cell>
            </table:table-row>
            <table:table-row>
              <table:table-cell office:value-type="string">
                <text:p>110913</text:p>
              </table:table-cell>
              <table:table-cell office:value-type="float" office:value="38643">
                <text:p>38643</text:p>
              </table:table-cell>
              <table:table-cell office:value-type="float" office:value="-69">
                <text:p>-69</text:p>
              </table:table-cell>
              <table:table-cell office:value-type="float" office:value="-10489">
                <text:p>-10489</text:p>
              </table:table-cell>
              <table:table-cell office:value-type="float" office:value="-3527">
                <text:p>-352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10920</text:p>
              </table:table-cell>
              <table:table-cell office:value-type="float" office:value="80874">
                <text:p>80874</text:p>
              </table:table-cell>
              <table:table-cell office:value-type="float" office:value="-1878">
                <text:p>-1878</text:p>
              </table:table-cell>
              <table:table-cell office:value-type="float" office:value="-50935">
                <text:p>-50935</text:p>
              </table:table-cell>
              <table:table-cell office:value-type="float" office:value="-4580">
                <text:p>-4580</text:p>
              </table:table-cell>
              <table:table-cell office:value-type="float" office:value="1.3498">
                <text:p>1.3498</text:p>
              </table:table-cell>
            </table:table-row>
            <table:table-row>
              <table:table-cell office:value-type="string">
                <text:p>110927</text:p>
              </table:table-cell>
              <table:table-cell office:value-type="float" office:value="85186">
                <text:p>85186</text:p>
              </table:table-cell>
              <table:table-cell office:value-type="float" office:value="-8180">
                <text:p>-8180</text:p>
              </table:table-cell>
              <table:table-cell office:value-type="float" office:value="-46459">
                <text:p>-46459</text:p>
              </table:table-cell>
              <table:table-cell office:value-type="float" office:value="-5340">
                <text:p>-5340</text:p>
              </table:table-cell>
              <table:table-cell office:value-type="float" office:value="1.3386">
                <text:p>1.3386</text:p>
              </table:table-cell>
            </table:table-row>
            <table:table-row>
              <table:table-cell office:value-type="string">
                <text:p>111004</text:p>
              </table:table-cell>
              <table:table-cell office:value-type="float" office:value="80479">
                <text:p>80479</text:p>
              </table:table-cell>
              <table:table-cell office:value-type="float" office:value="-12282">
                <text:p>-12282</text:p>
              </table:table-cell>
              <table:table-cell office:value-type="float" office:value="-36621">
                <text:p>-36621</text:p>
              </table:table-cell>
              <table:table-cell office:value-type="float" office:value="-5071">
                <text:p>-5071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111011</text:p>
              </table:table-cell>
              <table:table-cell office:value-type="float" office:value="72216">
                <text:p>72216</text:p>
              </table:table-cell>
              <table:table-cell office:value-type="float" office:value="-10984">
                <text:p>-10984</text:p>
              </table:table-cell>
              <table:table-cell office:value-type="float" office:value="-30817">
                <text:p>-30817</text:p>
              </table:table-cell>
              <table:table-cell office:value-type="float" office:value="-3655">
                <text:p>-3655</text:p>
              </table:table-cell>
              <table:table-cell office:value-type="float" office:value="1.3877">
                <text:p>1.3877</text:p>
              </table:table-cell>
            </table:table-row>
            <table:table-row>
              <table:table-cell office:value-type="string">
                <text:p>111018</text:p>
              </table:table-cell>
              <table:table-cell office:value-type="float" office:value="73738">
                <text:p>73738</text:p>
              </table:table-cell>
              <table:table-cell office:value-type="float" office:value="-6146">
                <text:p>-6146</text:p>
              </table:table-cell>
              <table:table-cell office:value-type="float" office:value="-32792">
                <text:p>-32792</text:p>
              </table:table-cell>
              <table:table-cell office:value-type="float" office:value="-4787">
                <text:p>-4787</text:p>
              </table:table-cell>
              <table:table-cell office:value-type="float" office:value="1.3896">
                <text:p>1.3896</text:p>
              </table:table-cell>
            </table:table-row>
            <table:table-row>
              <table:table-cell office:value-type="string">
                <text:p>111025</text:p>
              </table:table-cell>
              <table:table-cell office:value-type="float" office:value="67662">
                <text:p>67662</text:p>
              </table:table-cell>
              <table:table-cell office:value-type="float" office:value="3655">
                <text:p>3655</text:p>
              </table:table-cell>
              <table:table-cell office:value-type="float" office:value="-40466">
                <text:p>-40466</text:p>
              </table:table-cell>
              <table:table-cell office:value-type="float" office:value="-2721">
                <text:p>-2721</text:p>
              </table:table-cell>
              <table:table-cell office:value-type="float" office:value="1.4148">
                <text:p>1.4148</text:p>
              </table:table-cell>
            </table:table-row>
            <table:table-row>
              <table:table-cell office:value-type="string">
                <text:p>111101</text:p>
              </table:table-cell>
              <table:table-cell office:value-type="float" office:value="49576">
                <text:p>49576</text:p>
              </table:table-cell>
              <table:table-cell office:value-type="float" office:value="5299">
                <text:p>5299</text:p>
              </table:table-cell>
              <table:table-cell office:value-type="float" office:value="-30329">
                <text:p>-30329</text:p>
              </table:table-cell>
              <table:table-cell office:value-type="float" office:value="-3661">
                <text:p>-3661</text:p>
              </table:table-cell>
              <table:table-cell office:value-type="float" office:value="1.3796">
                <text:p>1.3796</text:p>
              </table:table-cell>
            </table:table-row>
            <table:table-row>
              <table:table-cell office:value-type="string">
                <text:p>111108</text:p>
              </table:table-cell>
              <table:table-cell office:value-type="float" office:value="37232">
                <text:p>37232</text:p>
              </table:table-cell>
              <table:table-cell office:value-type="float" office:value="8828">
                <text:p>8828</text:p>
              </table:table-cell>
              <table:table-cell office:value-type="float" office:value="-14940">
                <text:p>-14940</text:p>
              </table:table-cell>
              <table:table-cell office:value-type="float" office:value="-6005">
                <text:p>-6005</text:p>
              </table:table-cell>
              <table:table-cell office:value-type="float" office:value="1.3752">
                <text:p>1.3752</text:p>
              </table:table-cell>
            </table:table-row>
            <table:table-row>
              <table:table-cell office:value-type="string">
                <text:p>111115</text:p>
              </table:table-cell>
              <table:table-cell office:value-type="float" office:value="54506">
                <text:p>54506</text:p>
              </table:table-cell>
              <table:table-cell office:value-type="float" office:value="11483">
                <text:p>11483</text:p>
              </table:table-cell>
              <table:table-cell office:value-type="float" office:value="-27051">
                <text:p>-27051</text:p>
              </table:table-cell>
              <table:table-cell office:value-type="float" office:value="-6614">
                <text:p>-6614</text:p>
              </table:table-cell>
              <table:table-cell office:value-type="float" office:value="1.351">
                <text:p>1.351</text:p>
              </table:table-cell>
            </table:table-row>
            <table:table-row>
              <table:table-cell office:value-type="string">
                <text:p>111122</text:p>
              </table:table-cell>
              <table:table-cell office:value-type="float" office:value="51026">
                <text:p>51026</text:p>
              </table:table-cell>
              <table:table-cell office:value-type="float" office:value="16223">
                <text:p>16223</text:p>
              </table:table-cell>
              <table:table-cell office:value-type="float" office:value="-27329">
                <text:p>-27329</text:p>
              </table:table-cell>
              <table:table-cell office:value-type="float" office:value="-6654">
                <text:p>-6654</text:p>
              </table:table-cell>
              <table:table-cell office:value-type="float" office:value="1.3234">
                <text:p>1.3234</text:p>
              </table:table-cell>
            </table:table-row>
            <table:table-row>
              <table:table-cell office:value-type="string">
                <text:p>111129</text:p>
              </table:table-cell>
              <table:table-cell office:value-type="float" office:value="46044">
                <text:p>46044</text:p>
              </table:table-cell>
              <table:table-cell office:value-type="float" office:value="32304">
                <text:p>32304</text:p>
              </table:table-cell>
              <table:table-cell office:value-type="float" office:value="-38768">
                <text:p>-38768</text:p>
              </table:table-cell>
              <table:table-cell office:value-type="float" office:value="-6040">
                <text:p>-6040</text:p>
              </table:table-cell>
              <table:table-cell office:value-type="float" office:value="1.3403">
                <text:p>1.3403</text:p>
              </table:table-cell>
            </table:table-row>
            <table:table-row>
              <table:table-cell office:value-type="string">
                <text:p>111206</text:p>
              </table:table-cell>
              <table:table-cell office:value-type="float" office:value="40684">
                <text:p>40684</text:p>
              </table:table-cell>
              <table:table-cell office:value-type="float" office:value="24225">
                <text:p>24225</text:p>
              </table:table-cell>
              <table:table-cell office:value-type="float" office:value="-37905">
                <text:p>-37905</text:p>
              </table:table-cell>
              <table:table-cell office:value-type="float" office:value="925">
                <text:p>925</text:p>
              </table:table-cell>
              <table:table-cell office:value-type="float" office:value="1.3375">
                <text:p>1.3375</text:p>
              </table:table-cell>
            </table:table-row>
            <table:table-row>
              <table:table-cell office:value-type="string">
                <text:p>111213</text:p>
              </table:table-cell>
              <table:table-cell office:value-type="float" office:value="51558">
                <text:p>51558</text:p>
              </table:table-cell>
              <table:table-cell office:value-type="float" office:value="18040">
                <text:p>18040</text:p>
              </table:table-cell>
              <table:table-cell office:value-type="float" office:value="-47222">
                <text:p>-47222</text:p>
              </table:table-cell>
              <table:table-cell office:value-type="float" office:value="5093">
                <text:p>5093</text:p>
              </table:table-cell>
              <table:table-cell office:value-type="float" office:value="1.3035">
                <text:p>1.3035</text:p>
              </table:table-cell>
            </table:table-row>
            <table:table-row>
              <table:table-cell office:value-type="string">
                <text:p>111220</text:p>
              </table:table-cell>
              <table:table-cell office:value-type="float" office:value="93978">
                <text:p>93978</text:p>
              </table:table-cell>
              <table:table-cell office:value-type="float" office:value="18076">
                <text:p>18076</text:p>
              </table:table-cell>
              <table:table-cell office:value-type="float" office:value="-84801">
                <text:p>-84801</text:p>
              </table:table-cell>
              <table:table-cell office:value-type="float" office:value="2169">
                <text:p>21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227</text:p>
              </table:table-cell>
              <table:table-cell office:value-type="float" office:value="95446">
                <text:p>95446</text:p>
              </table:table-cell>
              <table:table-cell office:value-type="float" office:value="17120">
                <text:p>17120</text:p>
              </table:table-cell>
              <table:table-cell office:value-type="float" office:value="-86010">
                <text:p>-86010</text:p>
              </table:table-cell>
              <table:table-cell office:value-type="float" office:value="2192">
                <text:p>2192</text:p>
              </table:table-cell>
              <table:table-cell office:value-type="float" office:value="1.2948">
                <text:p>1.2948</text:p>
              </table:table-cell>
            </table:table-row>
            <table:table-row>
              <table:table-cell office:value-type="string">
                <text:p>120103</text:p>
              </table:table-cell>
              <table:table-cell office:value-type="float" office:value="92453">
                <text:p>92453</text:p>
              </table:table-cell>
              <table:table-cell office:value-type="float" office:value="17287">
                <text:p>17287</text:p>
              </table:table-cell>
              <table:table-cell office:value-type="float" office:value="-83253">
                <text:p>-83253</text:p>
              </table:table-cell>
              <table:table-cell office:value-type="float" office:value="673">
                <text:p>673</text:p>
              </table:table-cell>
              <table:table-cell office:value-type="float" office:value="1.2721">
                <text:p>1.2721</text:p>
              </table:table-cell>
            </table:table-row>
            <table:table-row>
              <table:table-cell office:value-type="string">
                <text:p>120110</text:p>
              </table:table-cell>
              <table:table-cell office:value-type="float" office:value="103064">
                <text:p>103064</text:p>
              </table:table-cell>
              <table:table-cell office:value-type="float" office:value="18705">
                <text:p>18705</text:p>
              </table:table-cell>
              <table:table-cell office:value-type="float" office:value="-87887">
                <text:p>-87887</text:p>
              </table:table-cell>
              <table:table-cell office:value-type="float" office:value="-7415">
                <text:p>-7415</text:p>
              </table:table-cell>
              <table:table-cell office:value-type="float" office:value="1.2677">
                <text:p>1.2677</text:p>
              </table:table-cell>
            </table:table-row>
            <table:table-row>
              <table:table-cell office:value-type="string">
                <text:p>120117</text:p>
              </table:table-cell>
              <table:table-cell office:value-type="float" office:value="103002">
                <text:p>103002</text:p>
              </table:table-cell>
              <table:table-cell office:value-type="float" office:value="19187">
                <text:p>19187</text:p>
              </table:table-cell>
              <table:table-cell office:value-type="float" office:value="-90210">
                <text:p>-90210</text:p>
              </table:table-cell>
              <table:table-cell office:value-type="float" office:value="-4824">
                <text:p>-4824</text:p>
              </table:table-cell>
              <table:table-cell office:value-type="float" office:value="1.2938">
                <text:p>1.2938</text:p>
              </table:table-cell>
            </table:table-row>
            <table:table-row>
              <table:table-cell office:value-type="string">
                <text:p>120124</text:p>
              </table:table-cell>
              <table:table-cell office:value-type="float" office:value="109377">
                <text:p>109377</text:p>
              </table:table-cell>
              <table:table-cell office:value-type="float" office:value="21803">
                <text:p>21803</text:p>
              </table:table-cell>
              <table:table-cell office:value-type="float" office:value="-103520">
                <text:p>-103520</text:p>
              </table:table-cell>
              <table:table-cell office:value-type="float" office:value="-1391">
                <text:p>-1391</text:p>
              </table:table-cell>
              <table:table-cell office:value-type="float" office:value="1.3226">
                <text:p>1.3226</text:p>
              </table:table-cell>
            </table:table-row>
            <table:table-row>
              <table:table-cell office:value-type="string">
                <text:p>120131</text:p>
              </table:table-cell>
              <table:table-cell office:value-type="float" office:value="94349">
                <text:p>94349</text:p>
              </table:table-cell>
              <table:table-cell office:value-type="float" office:value="26344">
                <text:p>26344</text:p>
              </table:table-cell>
              <table:table-cell office:value-type="float" office:value="-91352">
                <text:p>-91352</text:p>
              </table:table-cell>
              <table:table-cell office:value-type="float" office:value="-2962">
                <text:p>-2962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string">
                <text:p>120207</text:p>
              </table:table-cell>
              <table:table-cell office:value-type="float" office:value="85277">
                <text:p>85277</text:p>
              </table:table-cell>
              <table:table-cell office:value-type="float" office:value="30272">
                <text:p>30272</text:p>
              </table:table-cell>
              <table:table-cell office:value-type="float" office:value="-86160">
                <text:p>-86160</text:p>
              </table:table-cell>
              <table:table-cell office:value-type="float" office:value="-4818">
                <text:p>-4818</text:p>
              </table:table-cell>
              <table:table-cell office:value-type="float" office:value="1.3175">
                <text:p>1.3175</text:p>
              </table:table-cell>
            </table:table-row>
            <table:table-row>
              <table:table-cell office:value-type="string">
                <text:p>120214</text:p>
              </table:table-cell>
              <table:table-cell office:value-type="float" office:value="92345">
                <text:p>92345</text:p>
              </table:table-cell>
              <table:table-cell office:value-type="float" office:value="33473">
                <text:p>33473</text:p>
              </table:table-cell>
              <table:table-cell office:value-type="float" office:value="-97175">
                <text:p>-97175</text:p>
              </table:table-cell>
              <table:table-cell office:value-type="float" office:value="-2151">
                <text:p>-2151</text:p>
              </table:table-cell>
              <table:table-cell office:value-type="float" office:value="1.3152">
                <text:p>1.3152</text:p>
              </table:table-cell>
            </table:table-row>
            <table:table-row>
              <table:table-cell office:value-type="string">
                <text:p>120221</text:p>
              </table:table-cell>
              <table:table-cell office:value-type="float" office:value="91341">
                <text:p>91341</text:p>
              </table:table-cell>
              <table:table-cell office:value-type="float" office:value="33719">
                <text:p>33719</text:p>
              </table:table-cell>
              <table:table-cell office:value-type="float" office:value="-93573">
                <text:p>-93573</text:p>
              </table:table-cell>
              <table:table-cell office:value-type="float" office:value="-4112">
                <text:p>-4112</text:p>
              </table:table-cell>
              <table:table-cell office:value-type="float" office:value="1.3457">
                <text:p>1.3457</text:p>
              </table:table-cell>
            </table:table-row>
            <table:table-row>
              <table:table-cell office:value-type="string">
                <text:p>120228</text:p>
              </table:table-cell>
              <table:table-cell office:value-type="float" office:value="63753">
                <text:p>63753</text:p>
              </table:table-cell>
              <table:table-cell office:value-type="float" office:value="33069">
                <text:p>33069</text:p>
              </table:table-cell>
              <table:table-cell office:value-type="float" office:value="-69212">
                <text:p>-69212</text:p>
              </table:table-cell>
              <table:table-cell office:value-type="float" office:value="-5828">
                <text:p>-5828</text:p>
              </table:table-cell>
              <table:table-cell office:value-type="float" office:value="1.3203">
                <text:p>1.3203</text:p>
              </table:table-cell>
            </table:table-row>
            <table:table-row>
              <table:table-cell office:value-type="string">
                <text:p>120306</text:p>
              </table:table-cell>
              <table:table-cell office:value-type="float" office:value="72633">
                <text:p>72633</text:p>
              </table:table-cell>
              <table:table-cell office:value-type="float" office:value="26620">
                <text:p>26620</text:p>
              </table:table-cell>
              <table:table-cell office:value-type="float" office:value="-65632">
                <text:p>-65632</text:p>
              </table:table-cell>
              <table:table-cell office:value-type="float" office:value="-7806">
                <text:p>-7806</text:p>
              </table:table-cell>
              <table:table-cell office:value-type="float" office:value="1.3114">
                <text:p>1.3114</text:p>
              </table:table-cell>
            </table:table-row>
            <table:table-row>
              <table:table-cell office:value-type="string">
                <text:p>120313</text:p>
              </table:table-cell>
              <table:table-cell office:value-type="float" office:value="85729">
                <text:p>85729</text:p>
              </table:table-cell>
              <table:table-cell office:value-type="float" office:value="17262">
                <text:p>17262</text:p>
              </table:table-cell>
              <table:table-cell office:value-type="float" office:value="-68177">
                <text:p>-68177</text:p>
              </table:table-cell>
              <table:table-cell office:value-type="float" office:value="-5386">
                <text:p>-5386</text:p>
              </table:table-cell>
              <table:table-cell office:value-type="float" office:value="1.3175">
                <text:p>1.3175</text:p>
              </table:table-cell>
            </table:table-row>
            <table:table-row>
              <table:table-cell office:value-type="string">
                <text:p>120320</text:p>
              </table:table-cell>
              <table:table-cell office:value-type="float" office:value="96298">
                <text:p>96298</text:p>
              </table:table-cell>
              <table:table-cell office:value-type="float" office:value="15224">
                <text:p>15224</text:p>
              </table:table-cell>
              <table:table-cell office:value-type="float" office:value="-75339">
                <text:p>-75339</text:p>
              </table:table-cell>
              <table:table-cell office:value-type="float" office:value="-6582">
                <text:p>-6582</text:p>
              </table:table-cell>
              <table:table-cell office:value-type="float" office:value="1.3273">
                <text:p>1.3273</text:p>
              </table:table-cell>
            </table:table-row>
            <table:table-row>
              <table:table-cell office:value-type="string">
                <text:p>120327</text:p>
              </table:table-cell>
              <table:table-cell office:value-type="float" office:value="102875">
                <text:p>102875</text:p>
              </table:table-cell>
              <table:table-cell office:value-type="float" office:value="9798">
                <text:p>9798</text:p>
              </table:table-cell>
              <table:table-cell office:value-type="float" office:value="-81481">
                <text:p>-81481</text:p>
              </table:table-cell>
              <table:table-cell office:value-type="float" office:value="-7770">
                <text:p>-7770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120403</text:p>
              </table:table-cell>
              <table:table-cell office:value-type="float" office:value="95844">
                <text:p>95844</text:p>
              </table:table-cell>
              <table:table-cell office:value-type="float" office:value="4260">
                <text:p>4260</text:p>
              </table:table-cell>
              <table:table-cell office:value-type="float" office:value="-67331">
                <text:p>-67331</text:p>
              </table:table-cell>
              <table:table-cell office:value-type="float" office:value="-7750">
                <text:p>-7750</text:p>
              </table:table-cell>
              <table:table-cell office:value-type="float" office:value="1.3096">
                <text:p>1.3096</text:p>
              </table:table-cell>
            </table:table-row>
            <table:table-row>
              <table:table-cell office:value-type="string">
                <text:p>120410</text:p>
              </table:table-cell>
              <table:table-cell office:value-type="float" office:value="128322">
                <text:p>128322</text:p>
              </table:table-cell>
              <table:table-cell office:value-type="float" office:value="-4582">
                <text:p>-4582</text:p>
              </table:table-cell>
              <table:table-cell office:value-type="float" office:value="-81721">
                <text:p>-81721</text:p>
              </table:table-cell>
              <table:table-cell office:value-type="float" office:value="-5334">
                <text:p>-5334</text:p>
              </table:table-cell>
              <table:table-cell office:value-type="float" office:value="1.3077">
                <text:p>1.3077</text:p>
              </table:table-cell>
            </table:table-row>
            <table:table-row>
              <table:table-cell office:value-type="string">
                <text:p>120417</text:p>
              </table:table-cell>
              <table:table-cell office:value-type="float" office:value="154072">
                <text:p>154072</text:p>
              </table:table-cell>
              <table:table-cell office:value-type="float" office:value="-19080">
                <text:p>-19080</text:p>
              </table:table-cell>
              <table:table-cell office:value-type="float" office:value="-89488">
                <text:p>-89488</text:p>
              </table:table-cell>
              <table:table-cell office:value-type="float" office:value="-7806">
                <text:p>-7806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120424</text:p>
              </table:table-cell>
              <table:table-cell office:value-type="float" office:value="149529">
                <text:p>149529</text:p>
              </table:table-cell>
              <table:table-cell office:value-type="float" office:value="-19487">
                <text:p>-19487</text:p>
              </table:table-cell>
              <table:table-cell office:value-type="float" office:value="-84109">
                <text:p>-84109</text:p>
              </table:table-cell>
              <table:table-cell office:value-type="float" office:value="-10022">
                <text:p>-10022</text:p>
              </table:table-cell>
              <table:table-cell office:value-type="float" office:value="1.3255">
                <text:p>1.3255</text:p>
              </table:table-cell>
            </table:table-row>
            <table:table-row>
              <table:table-cell office:value-type="string">
                <text:p>120501</text:p>
              </table:table-cell>
              <table:table-cell office:value-type="float" office:value="140500">
                <text:p>140500</text:p>
              </table:table-cell>
              <table:table-cell office:value-type="float" office:value="-17706">
                <text:p>-17706</text:p>
              </table:table-cell>
              <table:table-cell office:value-type="float" office:value="-80662">
                <text:p>-80662</text:p>
              </table:table-cell>
              <table:table-cell office:value-type="float" office:value="-6126">
                <text:p>-6126</text:p>
              </table:table-cell>
              <table:table-cell office:value-type="float" office:value="1.3083">
                <text:p>1.3083</text:p>
              </table:table-cell>
            </table:table-row>
            <table:table-row>
              <table:table-cell office:value-type="string">
                <text:p>120508</text:p>
              </table:table-cell>
              <table:table-cell office:value-type="float" office:value="122400">
                <text:p>122400</text:p>
              </table:table-cell>
              <table:table-cell office:value-type="float" office:value="-19719">
                <text:p>-19719</text:p>
              </table:table-cell>
              <table:table-cell office:value-type="float" office:value="-106318">
                <text:p>-106318</text:p>
              </table:table-cell>
              <table:table-cell office:value-type="float" office:value="42539">
                <text:p>42539</text:p>
              </table:table-cell>
              <table:table-cell office:value-type="float" office:value="1.2917">
                <text:p>1.2917</text:p>
              </table:table-cell>
            </table:table-row>
            <table:table-row>
              <table:table-cell office:value-type="string">
                <text:p>120515</text:p>
              </table:table-cell>
              <table:table-cell office:value-type="float" office:value="144435">
                <text:p>144435</text:p>
              </table:table-cell>
              <table:table-cell office:value-type="float" office:value="-17820">
                <text:p>-17820</text:p>
              </table:table-cell>
              <table:table-cell office:value-type="float" office:value="-122601">
                <text:p>-122601</text:p>
              </table:table-cell>
              <table:table-cell office:value-type="float" office:value="41950">
                <text:p>41950</text:p>
              </table:table-cell>
              <table:table-cell office:value-type="float" office:value="1.2783">
                <text:p>1.2783</text:p>
              </table:table-cell>
            </table:table-row>
            <table:table-row>
              <table:table-cell office:value-type="string">
                <text:p>120522</text:p>
              </table:table-cell>
              <table:table-cell office:value-type="float" office:value="160758">
                <text:p>160758</text:p>
              </table:table-cell>
              <table:table-cell office:value-type="float" office:value="-14349">
                <text:p>-14349</text:p>
              </table:table-cell>
              <table:table-cell office:value-type="float" office:value="-147299">
                <text:p>-147299</text:p>
              </table:table-cell>
              <table:table-cell office:value-type="float" office:value="44226">
                <text:p>44226</text:p>
              </table:table-cell>
              <table:table-cell office:value-type="float" office:value="1.2517">
                <text:p>1.2517</text:p>
              </table:table-cell>
            </table:table-row>
            <table:table-row>
              <table:table-cell office:value-type="string">
                <text:p>120529</text:p>
              </table:table-cell>
              <table:table-cell office:value-type="float" office:value="168634">
                <text:p>168634</text:p>
              </table:table-cell>
              <table:table-cell office:value-type="float" office:value="-14832">
                <text:p>-14832</text:p>
              </table:table-cell>
              <table:table-cell office:value-type="float" office:value="-152326">
                <text:p>-152326</text:p>
              </table:table-cell>
              <table:table-cell office:value-type="float" office:value="42007">
                <text:p>42007</text:p>
              </table:table-cell>
              <table:table-cell office:value-type="float" office:value="1.2435">
                <text:p>1.2435</text:p>
              </table:table-cell>
            </table:table-row>
            <table:table-row>
              <table:table-cell office:value-type="string">
                <text:p>120605</text:p>
              </table:table-cell>
              <table:table-cell office:value-type="float" office:value="176722">
                <text:p>176722</text:p>
              </table:table-cell>
              <table:table-cell office:value-type="float" office:value="-11865">
                <text:p>-11865</text:p>
              </table:table-cell>
              <table:table-cell office:value-type="float" office:value="-160137">
                <text:p>-160137</text:p>
              </table:table-cell>
              <table:table-cell office:value-type="float" office:value="39946">
                <text:p>39946</text:p>
              </table:table-cell>
              <table:table-cell office:value-type="float" office:value="1.2517">
                <text:p>1.2517</text:p>
              </table:table-cell>
            </table:table-row>
            <table:table-row>
              <table:table-cell office:value-type="string">
                <text:p>120612</text:p>
              </table:table-cell>
              <table:table-cell office:value-type="float" office:value="150713">
                <text:p>150713</text:p>
              </table:table-cell>
              <table:table-cell office:value-type="float" office:value="-9855">
                <text:p>-9855</text:p>
              </table:table-cell>
              <table:table-cell office:value-type="float" office:value="-140411">
                <text:p>-140411</text:p>
              </table:table-cell>
              <table:table-cell office:value-type="float" office:value="38798">
                <text:p>38798</text:p>
              </table:table-cell>
              <table:table-cell office:value-type="float" office:value="1.2638">
                <text:p>1.2638</text:p>
              </table:table-cell>
            </table:table-row>
            <table:table-row>
              <table:table-cell office:value-type="string">
                <text:p>120619</text:p>
              </table:table-cell>
              <table:table-cell office:value-type="float" office:value="97449">
                <text:p>97449</text:p>
              </table:table-cell>
              <table:table-cell office:value-type="float" office:value="410">
                <text:p>410</text:p>
              </table:table-cell>
              <table:table-cell office:value-type="float" office:value="-115777">
                <text:p>-115777</text:p>
              </table:table-cell>
              <table:table-cell office:value-type="float" office:value="53081">
                <text:p>53081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>120626</text:p>
              </table:table-cell>
              <table:table-cell office:value-type="float" office:value="99211">
                <text:p>99211</text:p>
              </table:table-cell>
              <table:table-cell office:value-type="float" office:value="11925">
                <text:p>11925</text:p>
              </table:table-cell>
              <table:table-cell office:value-type="float" office:value="-124670">
                <text:p>-124670</text:p>
              </table:table-cell>
              <table:table-cell office:value-type="float" office:value="51074">
                <text:p>51074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120703</text:p>
              </table:table-cell>
              <table:table-cell office:value-type="float" office:value="76672">
                <text:p>76672</text:p>
              </table:table-cell>
              <table:table-cell office:value-type="float" office:value="12373">
                <text:p>12373</text:p>
              </table:table-cell>
              <table:table-cell office:value-type="float" office:value="-100606">
                <text:p>-100606</text:p>
              </table:table-cell>
              <table:table-cell office:value-type="float" office:value="46755">
                <text:p>46755</text:p>
              </table:table-cell>
              <table:table-cell office:value-type="float" office:value="1.2288">
                <text:p>1.2288</text:p>
              </table:table-cell>
            </table:table-row>
            <table:table-row>
              <table:table-cell office:value-type="string">
                <text:p>120710</text:p>
              </table:table-cell>
              <table:table-cell office:value-type="float" office:value="103485">
                <text:p>103485</text:p>
              </table:table-cell>
              <table:table-cell office:value-type="float" office:value="1891">
                <text:p>1891</text:p>
              </table:table-cell>
              <table:table-cell office:value-type="float" office:value="-120204">
                <text:p>-120204</text:p>
              </table:table-cell>
              <table:table-cell office:value-type="float" office:value="51587">
                <text:p>51587</text:p>
              </table:table-cell>
              <table:table-cell office:value-type="float" office:value="1.2252">
                <text:p>1.2252</text:p>
              </table:table-cell>
            </table:table-row>
            <table:table-row>
              <table:table-cell office:value-type="string">
                <text:p>120717</text:p>
              </table:table-cell>
              <table:table-cell office:value-type="float" office:value="110409">
                <text:p>110409</text:p>
              </table:table-cell>
              <table:table-cell office:value-type="float" office:value="-6287">
                <text:p>-6287</text:p>
              </table:table-cell>
              <table:table-cell office:value-type="float" office:value="-118495">
                <text:p>-118495</text:p>
              </table:table-cell>
              <table:table-cell office:value-type="float" office:value="50330">
                <text:p>50330</text:p>
              </table:table-cell>
              <table:table-cell office:value-type="float" office:value="1.2157">
                <text:p>1.2157</text:p>
              </table:table-cell>
            </table:table-row>
            <table:table-row>
              <table:table-cell office:value-type="string">
                <text:p>120724</text:p>
              </table:table-cell>
              <table:table-cell office:value-type="float" office:value="101659">
                <text:p>101659</text:p>
              </table:table-cell>
              <table:table-cell office:value-type="float" office:value="-9016">
                <text:p>-9016</text:p>
              </table:table-cell>
              <table:table-cell office:value-type="float" office:value="-108483">
                <text:p>-108483</text:p>
              </table:table-cell>
              <table:table-cell office:value-type="float" office:value="52554">
                <text:p>52554</text:p>
              </table:table-cell>
              <table:table-cell office:value-type="float" office:value="1.2319">
                <text:p>1.2319</text:p>
              </table:table-cell>
            </table:table-row>
            <table:table-row>
              <table:table-cell office:value-type="string">
                <text:p>120731</text:p>
              </table:table-cell>
              <table:table-cell office:value-type="float" office:value="82701">
                <text:p>82701</text:p>
              </table:table-cell>
              <table:table-cell office:value-type="float" office:value="-6520">
                <text:p>-6520</text:p>
              </table:table-cell>
              <table:table-cell office:value-type="float" office:value="-92960">
                <text:p>-92960</text:p>
              </table:table-cell>
              <table:table-cell office:value-type="float" office:value="50497">
                <text:p>50497</text:p>
              </table:table-cell>
              <table:table-cell office:value-type="float" office:value="1.2387">
                <text:p>1.2387</text:p>
              </table:table-cell>
            </table:table-row>
            <table:table-row>
              <table:table-cell office:value-type="string">
                <text:p>120807</text:p>
              </table:table-cell>
              <table:table-cell office:value-type="float" office:value="73799">
                <text:p>73799</text:p>
              </table:table-cell>
              <table:table-cell office:value-type="float" office:value="-6689">
                <text:p>-6689</text:p>
              </table:table-cell>
              <table:table-cell office:value-type="float" office:value="-83719">
                <text:p>-83719</text:p>
              </table:table-cell>
              <table:table-cell office:value-type="float" office:value="48792">
                <text:p>48792</text:p>
              </table:table-cell>
              <table:table-cell office:value-type="float" office:value="1.229">
                <text:p>1.229</text:p>
              </table:table-cell>
            </table:table-row>
            <table:table-row>
              <table:table-cell office:value-type="string">
                <text:p>120814</text:p>
              </table:table-cell>
              <table:table-cell office:value-type="float" office:value="79268">
                <text:p>79268</text:p>
              </table:table-cell>
              <table:table-cell office:value-type="float" office:value="-7964">
                <text:p>-7964</text:p>
              </table:table-cell>
              <table:table-cell office:value-type="float" office:value="-90844">
                <text:p>-90844</text:p>
              </table:table-cell>
              <table:table-cell office:value-type="float" office:value="49615">
                <text:p>49615</text:p>
              </table:table-cell>
              <table:table-cell office:value-type="float" office:value="1.2334">
                <text:p>1.2334</text:p>
              </table:table-cell>
            </table:table-row>
            <table:table-row>
              <table:table-cell office:value-type="string">
                <text:p>120821</text:p>
              </table:table-cell>
              <table:table-cell office:value-type="float" office:value="61503">
                <text:p>61503</text:p>
              </table:table-cell>
              <table:table-cell office:value-type="float" office:value="-6802">
                <text:p>-6802</text:p>
              </table:table-cell>
              <table:table-cell office:value-type="float" office:value="-80729">
                <text:p>-80729</text:p>
              </table:table-cell>
              <table:table-cell office:value-type="float" office:value="49539">
                <text:p>49539</text:p>
              </table:table-cell>
              <table:table-cell office:value-type="float" office:value="1.2513">
                <text:p>1.2513</text:p>
              </table:table-cell>
            </table:table-row>
            <table:table-row>
              <table:table-cell office:value-type="string">
                <text:p>120828</text:p>
              </table:table-cell>
              <table:table-cell office:value-type="float" office:value="43672">
                <text:p>43672</text:p>
              </table:table-cell>
              <table:table-cell office:value-type="float" office:value="-8294">
                <text:p>-8294</text:p>
              </table:table-cell>
              <table:table-cell office:value-type="float" office:value="-57489">
                <text:p>-57489</text:p>
              </table:table-cell>
              <table:table-cell office:value-type="float" office:value="48183">
                <text:p>48183</text:p>
              </table:table-cell>
              <table:table-cell office:value-type="float" office:value="1.2577">
                <text:p>1.2577</text:p>
              </table:table-cell>
            </table:table-row>
            <table:table-row>
              <table:table-cell office:value-type="string">
                <text:p>120904</text:p>
              </table:table-cell>
              <table:table-cell office:value-type="float" office:value="41595">
                <text:p>41595</text:p>
              </table:table-cell>
              <table:table-cell office:value-type="float" office:value="-10838">
                <text:p>-10838</text:p>
              </table:table-cell>
              <table:table-cell office:value-type="float" office:value="-56896">
                <text:p>-56896</text:p>
              </table:table-cell>
              <table:table-cell office:value-type="float" office:value="48621">
                <text:p>48621</text:p>
              </table:table-cell>
              <table:table-cell office:value-type="float" office:value="1.2816">
                <text:p>1.2816</text:p>
              </table:table-cell>
            </table:table-row>
            <table:table-row>
              <table:table-cell office:value-type="string">
                <text:p>120911</text:p>
              </table:table-cell>
              <table:table-cell office:value-type="float" office:value="27742">
                <text:p>27742</text:p>
              </table:table-cell>
              <table:table-cell office:value-type="float" office:value="-2891">
                <text:p>-2891</text:p>
              </table:table-cell>
              <table:table-cell office:value-type="float" office:value="-54218">
                <text:p>-54218</text:p>
              </table:table-cell>
              <table:table-cell office:value-type="float" office:value="48792">
                <text:p>48792</text:p>
              </table:table-cell>
              <table:table-cell office:value-type="float" office:value="1.3127">
                <text:p>1.3127</text:p>
              </table:table-cell>
            </table:table-row>
            <table:table-row>
              <table:table-cell office:value-type="string">
                <text:p>120918</text:p>
              </table:table-cell>
              <table:table-cell office:value-type="float" office:value="68467">
                <text:p>68467</text:p>
              </table:table-cell>
              <table:table-cell office:value-type="float" office:value="5752">
                <text:p>5752</text:p>
              </table:table-cell>
              <table:table-cell office:value-type="float" office:value="-70627">
                <text:p>-70627</text:p>
              </table:table-cell>
              <table:table-cell office:value-type="float" office:value="9991">
                <text:p>9991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>120925</text:p>
              </table:table-cell>
              <table:table-cell office:value-type="float" office:value="39875">
                <text:p>39875</text:p>
              </table:table-cell>
              <table:table-cell office:value-type="float" office:value="9938">
                <text:p>9938</text:p>
              </table:table-cell>
              <table:table-cell office:value-type="float" office:value="-53483">
                <text:p>-53483</text:p>
              </table:table-cell>
              <table:table-cell office:value-type="float" office:value="13156">
                <text:p>13156</text:p>
              </table:table-cell>
              <table:table-cell office:value-type="float" office:value="1.2858">
                <text:p>1.2858</text:p>
              </table:table-cell>
            </table:table-row>
            <table:table-row>
              <table:table-cell office:value-type="string">
                <text:p>121002</text:p>
              </table:table-cell>
              <table:table-cell office:value-type="float" office:value="35865">
                <text:p>35865</text:p>
              </table:table-cell>
              <table:table-cell office:value-type="float" office:value="12410">
                <text:p>12410</text:p>
              </table:table-cell>
              <table:table-cell office:value-type="float" office:value="-54614">
                <text:p>-54614</text:p>
              </table:table-cell>
              <table:table-cell office:value-type="float" office:value="15704">
                <text:p>15704</text:p>
              </table:table-cell>
              <table:table-cell office:value-type="float" office:value="1.3034">
                <text:p>1.3034</text:p>
              </table:table-cell>
            </table:table-row>
            <table:table-row>
              <table:table-cell office:value-type="string">
                <text:p>121009</text:p>
              </table:table-cell>
              <table:table-cell office:value-type="float" office:value="48033">
                <text:p>48033</text:p>
              </table:table-cell>
              <table:table-cell office:value-type="float" office:value="12731">
                <text:p>12731</text:p>
              </table:table-cell>
              <table:table-cell office:value-type="float" office:value="-73594">
                <text:p>-73594</text:p>
              </table:table-cell>
              <table:table-cell office:value-type="float" office:value="22658">
                <text:p>22658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121016</text:p>
              </table:table-cell>
              <table:table-cell office:value-type="float" office:value="34475">
                <text:p>34475</text:p>
              </table:table-cell>
              <table:table-cell office:value-type="float" office:value="14987">
                <text:p>14987</text:p>
              </table:table-cell>
              <table:table-cell office:value-type="float" office:value="-57371">
                <text:p>-57371</text:p>
              </table:table-cell>
              <table:table-cell office:value-type="float" office:value="21870">
                <text:p>21870</text:p>
              </table:table-cell>
              <table:table-cell office:value-type="float" office:value="1.3022">
                <text:p>1.3022</text:p>
              </table:table-cell>
            </table:table-row>
            <table:table-row>
              <table:table-cell office:value-type="string">
                <text:p>121023</text:p>
              </table:table-cell>
              <table:table-cell office:value-type="float" office:value="34702">
                <text:p>34702</text:p>
              </table:table-cell>
              <table:table-cell office:value-type="float" office:value="18482">
                <text:p>18482</text:p>
              </table:table-cell>
              <table:table-cell office:value-type="float" office:value="-58818">
                <text:p>-58818</text:p>
              </table:table-cell>
              <table:table-cell office:value-type="float" office:value="19980">
                <text:p>19980</text:p>
              </table:table-cell>
              <table:table-cell office:value-type="float" office:value="1.2942">
                <text:p>1.2942</text:p>
              </table:table-cell>
            </table:table-row>
            <table:table-row>
              <table:table-cell office:value-type="string">
                <text:p>121030</text:p>
              </table:table-cell>
              <table:table-cell office:value-type="float" office:value="40360">
                <text:p>40360</text:p>
              </table:table-cell>
              <table:table-cell office:value-type="float" office:value="16981">
                <text:p>16981</text:p>
              </table:table-cell>
              <table:table-cell office:value-type="float" office:value="-59818">
                <text:p>-59818</text:p>
              </table:table-cell>
              <table:table-cell office:value-type="float" office:value="19419">
                <text:p>19419</text:p>
              </table:table-cell>
              <table:table-cell office:value-type="float" office:value="1.2837">
                <text:p>1.2837</text:p>
              </table:table-cell>
            </table:table-row>
            <table:table-row>
              <table:table-cell office:value-type="string">
                <text:p>121106</text:p>
              </table:table-cell>
              <table:table-cell office:value-type="float" office:value="53508">
                <text:p>53508</text:p>
              </table:table-cell>
              <table:table-cell office:value-type="float" office:value="11277">
                <text:p>11277</text:p>
              </table:table-cell>
              <table:table-cell office:value-type="float" office:value="-62656">
                <text:p>-62656</text:p>
              </table:table-cell>
              <table:table-cell office:value-type="float" office:value="19057">
                <text:p>19057</text:p>
              </table:table-cell>
              <table:table-cell office:value-type="float" office:value="1.2709">
                <text:p>1.2709</text:p>
              </table:table-cell>
            </table:table-row>
            <table:table-row>
              <table:table-cell office:value-type="string">
                <text:p>121113</text:p>
              </table:table-cell>
              <table:table-cell office:value-type="float" office:value="67060">
                <text:p>67060</text:p>
              </table:table-cell>
              <table:table-cell office:value-type="float" office:value="7761">
                <text:p>7761</text:p>
              </table:table-cell>
              <table:table-cell office:value-type="float" office:value="-75378">
                <text:p>-75378</text:p>
              </table:table-cell>
              <table:table-cell office:value-type="float" office:value="18907">
                <text:p>18907</text:p>
              </table:table-cell>
              <table:table-cell office:value-type="float" office:value="1.2744">
                <text:p>1.2744</text:p>
              </table:table-cell>
            </table:table-row>
            <table:table-row>
              <table:table-cell office:value-type="string">
                <text:p>121120</text:p>
              </table:table-cell>
              <table:table-cell office:value-type="float" office:value="76068">
                <text:p>76068</text:p>
              </table:table-cell>
              <table:table-cell office:value-type="float" office:value="6512">
                <text:p>6512</text:p>
              </table:table-cell>
              <table:table-cell office:value-type="float" office:value="-81127">
                <text:p>-81127</text:p>
              </table:table-cell>
              <table:table-cell office:value-type="float" office:value="17112">
                <text:p>17112</text:p>
              </table:table-cell>
              <table:table-cell office:value-type="float" office:value="1.2976">
                <text:p>1.2976</text:p>
              </table:table-cell>
            </table:table-row>
            <table:table-row>
              <table:table-cell office:value-type="string">
                <text:p>121127</text:p>
              </table:table-cell>
              <table:table-cell office:value-type="float" office:value="57912">
                <text:p>57912</text:p>
              </table:table-cell>
              <table:table-cell office:value-type="float" office:value="3815">
                <text:p>3815</text:p>
              </table:table-cell>
              <table:table-cell office:value-type="float" office:value="-61367">
                <text:p>-61367</text:p>
              </table:table-cell>
              <table:table-cell office:value-type="float" office:value="12479">
                <text:p>12479</text:p>
              </table:table-cell>
              <table:table-cell office:value-type="float" office:value="1.2986">
                <text:p>1.2986</text:p>
              </table:table-cell>
            </table:table-row>
            <table:table-row>
              <table:table-cell office:value-type="string">
                <text:p>121204</text:p>
              </table:table-cell>
              <table:table-cell office:value-type="float" office:value="23223">
                <text:p>23223</text:p>
              </table:table-cell>
              <table:table-cell office:value-type="float" office:value="7062">
                <text:p>7062</text:p>
              </table:table-cell>
              <table:table-cell office:value-type="float" office:value="-36878">
                <text:p>-36878</text:p>
              </table:table-cell>
              <table:table-cell office:value-type="float" office:value="13482">
                <text:p>13482</text:p>
              </table:table-cell>
              <table:table-cell office:value-type="float" office:value="1.2927">
                <text:p>1.2927</text:p>
              </table:table-cell>
            </table:table-row>
            <table:table-row>
              <table:table-cell office:value-type="string">
                <text:p>121211</text:p>
              </table:table-cell>
              <table:table-cell office:value-type="float" office:value="10486">
                <text:p>10486</text:p>
              </table:table-cell>
              <table:table-cell office:value-type="float" office:value="3026">
                <text:p>3026</text:p>
              </table:table-cell>
              <table:table-cell office:value-type="float" office:value="-29846">
                <text:p>-29846</text:p>
              </table:table-cell>
              <table:table-cell office:value-type="float" office:value="19309">
                <text:p>19309</text:p>
              </table:table-cell>
              <table:table-cell office:value-type="float" office:value="1.3163">
                <text:p>1.3163</text:p>
              </table:table-cell>
            </table:table-row>
            <table:table-row>
              <table:table-cell office:value-type="string">
                <text:p>121218</text:p>
              </table:table-cell>
              <table:table-cell office:value-type="float" office:value="-5422">
                <text:p>-5422</text:p>
              </table:table-cell>
              <table:table-cell office:value-type="float" office:value="5022">
                <text:p>5022</text:p>
              </table:table-cell>
              <table:table-cell office:value-type="float" office:value="-4303">
                <text:p>-4303</text:p>
              </table:table-cell>
              <table:table-cell office:value-type="float" office:value="2718">
                <text:p>2718</text:p>
              </table:table-cell>
              <table:table-cell office:value-type="float" office:value="1.3188">
                <text:p>1.3188</text:p>
              </table:table-cell>
            </table:table-row>
            <table:table-row>
              <table:table-cell office:value-type="string">
                <text:p>121225</text:p>
              </table:table-cell>
              <table:table-cell office:value-type="float" office:value="-17875">
                <text:p>-17875</text:p>
              </table:table-cell>
              <table:table-cell office:value-type="float" office:value="4452">
                <text:p>4452</text:p>
              </table:table-cell>
              <table:table-cell office:value-type="float" office:value="1700">
                <text:p>1700</text:p>
              </table:table-cell>
              <table:table-cell office:value-type="float" office:value="5104">
                <text:p>5104</text:p>
              </table:table-cell>
              <table:table-cell office:value-type="float" office:value="1.3216">
                <text:p>1.3216</text:p>
              </table:table-cell>
            </table:table-row>
            <table:table-row>
              <table:table-cell office:value-type="string">
                <text:p>121231</text:p>
              </table:table-cell>
              <table:table-cell office:value-type="float" office:value="-23893">
                <text:p>-23893</text:p>
              </table:table-cell>
              <table:table-cell office:value-type="float" office:value="4696">
                <text:p>4696</text:p>
              </table:table-cell>
              <table:table-cell office:value-type="float" office:value="8875">
                <text:p>8875</text:p>
              </table:table-cell>
              <table:table-cell office:value-type="float" office:value="4858">
                <text:p>4858</text:p>
              </table:table-cell>
              <table:table-cell office:value-type="float" office:value="1.3069">
                <text:p>1.3069</text:p>
              </table:table-cell>
            </table:table-row>
            <table:table-row>
              <table:table-cell office:value-type="string">
                <text:p>130108</text:p>
              </table:table-cell>
              <table:table-cell office:value-type="float" office:value="-3967">
                <text:p>-3967</text:p>
              </table:table-cell>
              <table:table-cell office:value-type="float" office:value="9120">
                <text:p>9120</text:p>
              </table:table-cell>
              <table:table-cell office:value-type="float" office:value="-8427">
                <text:p>-8427</text:p>
              </table:table-cell>
              <table:table-cell office:value-type="float" office:value="4711">
                <text:p>4711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130115</text:p>
              </table:table-cell>
              <table:table-cell office:value-type="float" office:value="-24086">
                <text:p>-24086</text:p>
              </table:table-cell>
              <table:table-cell office:value-type="float" office:value="9154">
                <text:p>9154</text:p>
              </table:table-cell>
              <table:table-cell office:value-type="float" office:value="3820">
                <text:p>3820</text:p>
              </table:table-cell>
              <table:table-cell office:value-type="float" office:value="3362">
                <text:p>3362</text:p>
              </table:table-cell>
              <table:table-cell office:value-type="float" office:value="1.3319">
                <text:p>1.3319</text:p>
              </table:table-cell>
            </table:table-row>
            <table:table-row>
              <table:table-cell office:value-type="string">
                <text:p>130122</text:p>
              </table:table-cell>
              <table:table-cell office:value-type="float" office:value="-41528">
                <text:p>-41528</text:p>
              </table:table-cell>
              <table:table-cell office:value-type="float" office:value="14232">
                <text:p>14232</text:p>
              </table:table-cell>
              <table:table-cell office:value-type="float" office:value="14252">
                <text:p>14252</text:p>
              </table:table-cell>
              <table:table-cell office:value-type="float" office:value="6777">
                <text:p>6777</text:p>
              </table:table-cell>
              <table:table-cell office:value-type="float" office:value="1.3462">
                <text:p>1.3462</text:p>
              </table:table-cell>
            </table:table-row>
            <table:table-row>
              <table:table-cell office:value-type="string">
                <text:p>130129</text:p>
              </table:table-cell>
              <table:table-cell office:value-type="float" office:value="-51616">
                <text:p>-51616</text:p>
              </table:table-cell>
              <table:table-cell office:value-type="float" office:value="19166">
                <text:p>19166</text:p>
              </table:table-cell>
              <table:table-cell office:value-type="float" office:value="17395">
                <text:p>17395</text:p>
              </table:table-cell>
              <table:table-cell office:value-type="float" office:value="7084">
                <text:p>7084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130205</text:p>
              </table:table-cell>
              <table:table-cell office:value-type="float" office:value="-65205">
                <text:p>-65205</text:p>
              </table:table-cell>
              <table:table-cell office:value-type="float" office:value="22275">
                <text:p>22275</text:p>
              </table:table-cell>
              <table:table-cell office:value-type="float" office:value="32973">
                <text:p>32973</text:p>
              </table:table-cell>
              <table:table-cell office:value-type="float" office:value="5199">
                <text:p>5199</text:p>
              </table:table-cell>
              <table:table-cell office:value-type="float" office:value="1.3365">
                <text:p>1.3365</text:p>
              </table:table-cell>
            </table:table-row>
            <table:table-row>
              <table:table-cell office:value-type="string">
                <text:p>130212</text:p>
              </table:table-cell>
              <table:table-cell office:value-type="float" office:value="-55724">
                <text:p>-55724</text:p>
              </table:table-cell>
              <table:table-cell office:value-type="float" office:value="19299">
                <text:p>19299</text:p>
              </table:table-cell>
              <table:table-cell office:value-type="float" office:value="21445">
                <text:p>21445</text:p>
              </table:table-cell>
              <table:table-cell office:value-type="float" office:value="5932">
                <text:p>5932</text:p>
              </table:table-cell>
              <table:table-cell office:value-type="float" office:value="1.3363">
                <text:p>1.3363</text:p>
              </table:table-cell>
            </table:table-row>
            <table:table-row>
              <table:table-cell office:value-type="string">
                <text:p>130219</text:p>
              </table:table-cell>
              <table:table-cell office:value-type="float" office:value="-47412">
                <text:p>-47412</text:p>
              </table:table-cell>
              <table:table-cell office:value-type="float" office:value="19259">
                <text:p>19259</text:p>
              </table:table-cell>
              <table:table-cell office:value-type="float" office:value="15717">
                <text:p>15717</text:p>
              </table:table-cell>
              <table:table-cell office:value-type="float" office:value="5241">
                <text:p>5241</text:p>
              </table:table-cell>
              <table:table-cell office:value-type="float" office:value="1.319">
                <text:p>1.319</text:p>
              </table:table-cell>
            </table:table-row>
            <table:table-row>
              <table:table-cell office:value-type="string">
                <text:p>130226</text:p>
              </table:table-cell>
              <table:table-cell office:value-type="float" office:value="-16841">
                <text:p>-16841</text:p>
              </table:table-cell>
              <table:table-cell office:value-type="float" office:value="10572">
                <text:p>10572</text:p>
              </table:table-cell>
              <table:table-cell office:value-type="float" office:value="-2140">
                <text:p>-2140</text:p>
              </table:table-cell>
              <table:table-cell office:value-type="float" office:value="7046">
                <text:p>7046</text:p>
              </table:table-cell>
              <table:table-cell office:value-type="float" office:value="1.3022">
                <text:p>1.3022</text:p>
              </table:table-cell>
            </table:table-row>
            <table:table-row>
              <table:table-cell office:value-type="string">
                <text:p>130305</text:p>
              </table:table-cell>
              <table:table-cell office:value-type="float" office:value="22158">
                <text:p>22158</text:p>
              </table:table-cell>
              <table:table-cell office:value-type="float" office:value="6010">
                <text:p>6010</text:p>
              </table:table-cell>
              <table:table-cell office:value-type="float" office:value="-25667">
                <text:p>-25667</text:p>
              </table:table-cell>
              <table:table-cell office:value-type="float" office:value="9999">
                <text:p>9999</text:p>
              </table:table-cell>
              <table:table-cell office:value-type="float" office:value="1.3006">
                <text:p>1.3006</text:p>
              </table:table-cell>
            </table:table-row>
            <table:table-row>
              <table:table-cell office:value-type="string">
                <text:p>130312</text:p>
              </table:table-cell>
              <table:table-cell office:value-type="float" office:value="23057">
                <text:p>23057</text:p>
              </table:table-cell>
              <table:table-cell office:value-type="float" office:value="6834">
                <text:p>6834</text:p>
              </table:table-cell>
              <table:table-cell office:value-type="float" office:value="-24246">
                <text:p>-24246</text:p>
              </table:table-cell>
              <table:table-cell office:value-type="float" office:value="5488">
                <text:p>5488</text:p>
              </table:table-cell>
              <table:table-cell office:value-type="float" office:value="1.3076">
                <text:p>1.3076</text:p>
              </table:table-cell>
            </table:table-row>
            <table:table-row>
              <table:table-cell office:value-type="string">
                <text:p>130319</text:p>
              </table:table-cell>
              <table:table-cell office:value-type="float" office:value="43668">
                <text:p>43668</text:p>
              </table:table-cell>
              <table:table-cell office:value-type="float" office:value="-2834">
                <text:p>-2834</text:p>
              </table:table-cell>
              <table:table-cell office:value-type="float" office:value="-36676">
                <text:p>-36676</text:p>
              </table:table-cell>
              <table:table-cell office:value-type="float" office:value="9120">
                <text:p>9120</text:p>
              </table:table-cell>
              <table:table-cell office:value-type="float" office:value="1.2988">
                <text:p>1.2988</text:p>
              </table:table-cell>
            </table:table-row>
            <table:table-row>
              <table:table-cell office:value-type="string">
                <text:p>130326</text:p>
              </table:table-cell>
              <table:table-cell office:value-type="float" office:value="55028">
                <text:p>55028</text:p>
              </table:table-cell>
              <table:table-cell office:value-type="float" office:value="-9707">
                <text:p>-9707</text:p>
              </table:table-cell>
              <table:table-cell office:value-type="float" office:value="-43807">
                <text:p>-43807</text:p>
              </table:table-cell>
              <table:table-cell office:value-type="float" office:value="11874">
                <text:p>11874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>130402</text:p>
              </table:table-cell>
              <table:table-cell office:value-type="float" office:value="80882">
                <text:p>80882</text:p>
              </table:table-cell>
              <table:table-cell office:value-type="float" office:value="-18736">
                <text:p>-18736</text:p>
              </table:table-cell>
              <table:table-cell office:value-type="float" office:value="-54743">
                <text:p>-54743</text:p>
              </table:table-cell>
              <table:table-cell office:value-type="float" office:value="11115">
                <text:p>11115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130409</text:p>
              </table:table-cell>
              <table:table-cell office:value-type="float" office:value="72530">
                <text:p>72530</text:p>
              </table:table-cell>
              <table:table-cell office:value-type="float" office:value="-20672">
                <text:p>-20672</text:p>
              </table:table-cell>
              <table:table-cell office:value-type="float" office:value="-49961">
                <text:p>-49961</text:p>
              </table:table-cell>
              <table:table-cell office:value-type="float" office:value="16451">
                <text:p>16451</text:p>
              </table:table-cell>
              <table:table-cell office:value-type="float" office:value="1.3112">
                <text:p>1.3112</text:p>
              </table:table-cell>
            </table:table-row>
            <table:table-row>
              <table:table-cell office:value-type="string">
                <text:p>130416</text:p>
              </table:table-cell>
              <table:table-cell office:value-type="float" office:value="48857">
                <text:p>48857</text:p>
              </table:table-cell>
              <table:table-cell office:value-type="float" office:value="-21575">
                <text:p>-21575</text:p>
              </table:table-cell>
              <table:table-cell office:value-type="float" office:value="-26487">
                <text:p>-26487</text:p>
              </table:table-cell>
              <table:table-cell office:value-type="float" office:value="13955">
                <text:p>13955</text:p>
              </table:table-cell>
              <table:table-cell office:value-type="float" office:value="1.3052">
                <text:p>1.3052</text:p>
              </table:table-cell>
            </table:table-row>
            <table:table-row>
              <table:table-cell office:value-type="string">
                <text:p>130423</text:p>
              </table:table-cell>
              <table:table-cell office:value-type="float" office:value="50764">
                <text:p>50764</text:p>
              </table:table-cell>
              <table:table-cell office:value-type="float" office:value="-21308">
                <text:p>-21308</text:p>
              </table:table-cell>
              <table:table-cell office:value-type="float" office:value="-29296">
                <text:p>-29296</text:p>
              </table:table-cell>
              <table:table-cell office:value-type="float" office:value="15198">
                <text:p>15198</text:p>
              </table:table-cell>
              <table:table-cell office:value-type="float" office:value="1.3028">
                <text:p>1.3028</text:p>
              </table:table-cell>
            </table:table-row>
            <table:table-row>
              <table:table-cell office:value-type="string">
                <text:p>130430</text:p>
              </table:table-cell>
              <table:table-cell office:value-type="float" office:value="35802">
                <text:p>35802</text:p>
              </table:table-cell>
              <table:table-cell office:value-type="float" office:value="-18054">
                <text:p>-18054</text:p>
              </table:table-cell>
              <table:table-cell office:value-type="float" office:value="-25943">
                <text:p>-25943</text:p>
              </table:table-cell>
              <table:table-cell office:value-type="float" office:value="14217">
                <text:p>14217</text:p>
              </table:table-cell>
              <table:table-cell office:value-type="float" office:value="1.3115">
                <text:p>1.3115</text:p>
              </table:table-cell>
            </table:table-row>
            <table:table-row>
              <table:table-cell office:value-type="string">
                <text:p>130507</text:p>
              </table:table-cell>
              <table:table-cell office:value-type="float" office:value="32380">
                <text:p>32380</text:p>
              </table:table-cell>
              <table:table-cell office:value-type="float" office:value="-16574">
                <text:p>-16574</text:p>
              </table:table-cell>
              <table:table-cell office:value-type="float" office:value="-26396">
                <text:p>-26396</text:p>
              </table:table-cell>
              <table:table-cell office:value-type="float" office:value="23173">
                <text:p>23173</text:p>
              </table:table-cell>
              <table:table-cell office:value-type="float" office:value="1.2993">
                <text:p>1.2993</text:p>
              </table:table-cell>
            </table:table-row>
            <table:table-row>
              <table:table-cell office:value-type="string">
                <text:p>130514</text:p>
              </table:table-cell>
              <table:table-cell office:value-type="float" office:value="53149">
                <text:p>53149</text:p>
              </table:table-cell>
              <table:table-cell office:value-type="float" office:value="-20218">
                <text:p>-20218</text:p>
              </table:table-cell>
              <table:table-cell office:value-type="float" office:value="-36776">
                <text:p>-36776</text:p>
              </table:table-cell>
              <table:table-cell office:value-type="float" office:value="23770">
                <text:p>23770</text:p>
              </table:table-cell>
              <table:table-cell office:value-type="float" office:value="1.2839">
                <text:p>1.2839</text:p>
              </table:table-cell>
            </table:table-row>
            <table:table-row>
              <table:table-cell office:value-type="string">
                <text:p>130521</text:p>
              </table:table-cell>
              <table:table-cell office:value-type="float" office:value="77840">
                <text:p>77840</text:p>
              </table:table-cell>
              <table:table-cell office:value-type="float" office:value="-12073">
                <text:p>-12073</text:p>
              </table:table-cell>
              <table:table-cell office:value-type="float" office:value="-68776">
                <text:p>-68776</text:p>
              </table:table-cell>
              <table:table-cell office:value-type="float" office:value="30206">
                <text:p>30206</text:p>
              </table:table-cell>
              <table:table-cell office:value-type="float" office:value="1.2932">
                <text:p>1.2932</text:p>
              </table:table-cell>
            </table:table-row>
            <table:table-row>
              <table:table-cell office:value-type="string">
                <text:p>130528</text:p>
              </table:table-cell>
              <table:table-cell office:value-type="float" office:value="80937">
                <text:p>80937</text:p>
              </table:table-cell>
              <table:table-cell office:value-type="float" office:value="-15815">
                <text:p>-15815</text:p>
              </table:table-cell>
              <table:table-cell office:value-type="float" office:value="-69201">
                <text:p>-69201</text:p>
              </table:table-cell>
              <table:table-cell office:value-type="float" office:value="30013">
                <text:p>30013</text:p>
              </table:table-cell>
              <table:table-cell office:value-type="float" office:value="1.2999">
                <text:p>1.2999</text:p>
              </table:table-cell>
            </table:table-row>
            <table:table-row>
              <table:table-cell office:value-type="string">
                <text:p>130604</text:p>
              </table:table-cell>
              <table:table-cell office:value-type="float" office:value="52097">
                <text:p>52097</text:p>
              </table:table-cell>
              <table:table-cell office:value-type="float" office:value="-17198">
                <text:p>-17198</text:p>
              </table:table-cell>
              <table:table-cell office:value-type="float" office:value="-41409">
                <text:p>-41409</text:p>
              </table:table-cell>
              <table:table-cell office:value-type="float" office:value="25443">
                <text:p>25443</text:p>
              </table:table-cell>
              <table:table-cell office:value-type="float" office:value="1.3223">
                <text:p>1.3223</text:p>
              </table:table-cell>
            </table:table-row>
            <table:table-row>
              <table:table-cell office:value-type="string">
                <text:p>130611</text:p>
              </table:table-cell>
              <table:table-cell office:value-type="float" office:value="7400">
                <text:p>7400</text:p>
              </table:table-cell>
              <table:table-cell office:value-type="float" office:value="-16664">
                <text:p>-16664</text:p>
              </table:table-cell>
              <table:table-cell office:value-type="float" office:value="-2145">
                <text:p>-2145</text:p>
              </table:table-cell>
              <table:table-cell office:value-type="float" office:value="25784">
                <text:p>25784</text:p>
              </table:table-cell>
              <table:table-cell office:value-type="float" office:value="1.3347">
                <text:p>1.3347</text:p>
              </table:table-cell>
            </table:table-row>
            <table:table-row>
              <table:table-cell office:value-type="string">
                <text:p>130618</text:p>
              </table:table-cell>
              <table:table-cell office:value-type="float" office:value="-3393">
                <text:p>-3393</text:p>
              </table:table-cell>
              <table:table-cell office:value-type="float" office:value="-18339">
                <text:p>-18339</text:p>
              </table:table-cell>
              <table:table-cell office:value-type="float" office:value="23865">
                <text:p>23865</text:p>
              </table:table-cell>
              <table:table-cell office:value-type="float" office:value="2051">
                <text:p>2051</text:p>
              </table:table-cell>
              <table:table-cell office:value-type="float" office:value="1.3123">
                <text:p>1.3123</text:p>
              </table:table-cell>
            </table:table-row>
            <table:table-row>
              <table:table-cell office:value-type="string">
                <text:p>130625</text:p>
              </table:table-cell>
              <table:table-cell office:value-type="float" office:value="-4496">
                <text:p>-4496</text:p>
              </table:table-cell>
              <table:table-cell office:value-type="float" office:value="-24272">
                <text:p>-24272</text:p>
              </table:table-cell>
              <table:table-cell office:value-type="float" office:value="25046">
                <text:p>25046</text:p>
              </table:table-cell>
              <table:table-cell office:value-type="float" office:value="4929">
                <text:p>4929</text:p>
              </table:table-cell>
              <table:table-cell office:value-type="float" office:value="1.301">
                <text:p>1.301</text:p>
              </table:table-cell>
            </table:table-row>
            <table:table-row>
              <table:table-cell office:value-type="string">
                <text:p>130702</text:p>
              </table:table-cell>
              <table:table-cell office:value-type="float" office:value="33575">
                <text:p>33575</text:p>
              </table:table-cell>
              <table:table-cell office:value-type="float" office:value="-22649">
                <text:p>-22649</text:p>
              </table:table-cell>
              <table:table-cell office:value-type="float" office:value="-5486">
                <text:p>-5486</text:p>
              </table:table-cell>
              <table:table-cell office:value-type="float" office:value="5511">
                <text:p>5511</text:p>
              </table:table-cell>
              <table:table-cell office:value-type="float" office:value="1.2832">
                <text:p>1.2832</text:p>
              </table:table-cell>
            </table:table-row>
            <table:table-row>
              <table:table-cell office:value-type="string">
                <text:p>130709</text:p>
              </table:table-cell>
              <table:table-cell office:value-type="float" office:value="63287">
                <text:p>63287</text:p>
              </table:table-cell>
              <table:table-cell office:value-type="float" office:value="-20713">
                <text:p>-20713</text:p>
              </table:table-cell>
              <table:table-cell office:value-type="float" office:value="-27316">
                <text:p>-27316</text:p>
              </table:table-cell>
              <table:table-cell office:value-type="float" office:value="6461">
                <text:p>6461</text:p>
              </table:table-cell>
              <table:table-cell office:value-type="float" office:value="1.3068">
                <text:p>1.3068</text:p>
              </table:table-cell>
            </table:table-row>
            <table:table-row>
              <table:table-cell office:value-type="string">
                <text:p>130716</text:p>
              </table:table-cell>
              <table:table-cell office:value-type="float" office:value="58581">
                <text:p>58581</text:p>
              </table:table-cell>
              <table:table-cell office:value-type="float" office:value="-19641">
                <text:p>-19641</text:p>
              </table:table-cell>
              <table:table-cell office:value-type="float" office:value="-25278">
                <text:p>-25278</text:p>
              </table:table-cell>
              <table:table-cell office:value-type="float" office:value="9974">
                <text:p>9974</text:p>
              </table:table-cell>
              <table:table-cell office:value-type="float" office:value="1.3142">
                <text:p>1.3142</text:p>
              </table:table-cell>
            </table:table-row>
            <table:table-row>
              <table:table-cell office:value-type="string">
                <text:p>130723</text:p>
              </table:table-cell>
              <table:table-cell office:value-type="float" office:value="44043">
                <text:p>44043</text:p>
              </table:table-cell>
              <table:table-cell office:value-type="float" office:value="-19853">
                <text:p>-19853</text:p>
              </table:table-cell>
              <table:table-cell office:value-type="float" office:value="-20663">
                <text:p>-20663</text:p>
              </table:table-cell>
              <table:table-cell office:value-type="float" office:value="9405">
                <text:p>9405</text:p>
              </table:table-cell>
              <table:table-cell office:value-type="float" office:value="1.3279">
                <text:p>1.3279</text:p>
              </table:table-cell>
            </table:table-row>
            <table:table-row>
              <table:table-cell office:value-type="string">
                <text:p>130730</text:p>
              </table:table-cell>
              <table:table-cell office:value-type="float" office:value="29173">
                <text:p>29173</text:p>
              </table:table-cell>
              <table:table-cell office:value-type="float" office:value="-20686">
                <text:p>-20686</text:p>
              </table:table-cell>
              <table:table-cell office:value-type="float" office:value="-5557">
                <text:p>-5557</text:p>
              </table:table-cell>
              <table:table-cell office:value-type="float" office:value="12021">
                <text:p>12021</text:p>
              </table:table-cell>
              <table:table-cell office:value-type="float" office:value="1.3283">
                <text:p>1.3283</text:p>
              </table:table-cell>
            </table:table-row>
            <table:table-row>
              <table:table-cell office:value-type="string">
                <text:p>130806</text:p>
              </table:table-cell>
              <table:table-cell office:value-type="float" office:value="14336">
                <text:p>14336</text:p>
              </table:table-cell>
              <table:table-cell office:value-type="float" office:value="-21962">
                <text:p>-21962</text:p>
              </table:table-cell>
              <table:table-cell office:value-type="float" office:value="8569">
                <text:p>8569</text:p>
              </table:table-cell>
              <table:table-cell office:value-type="float" office:value="9420">
                <text:p>9420</text:p>
              </table:table-cell>
              <table:table-cell office:value-type="float" office:value="1.3343">
                <text:p>1.3343</text:p>
              </table:table-cell>
            </table:table-row>
            <table:table-row>
              <table:table-cell office:value-type="string">
                <text:p>130813</text:p>
              </table:table-cell>
              <table:table-cell office:value-type="float" office:value="9629">
                <text:p>9629</text:p>
              </table:table-cell>
              <table:table-cell office:value-type="float" office:value="-26370">
                <text:p>-26370</text:p>
              </table:table-cell>
              <table:table-cell office:value-type="float" office:value="21253">
                <text:p>21253</text:p>
              </table:table-cell>
              <table:table-cell office:value-type="float" office:value="9621">
                <text:p>9621</text:p>
              </table:table-cell>
              <table:table-cell office:value-type="float" office:value="1.3329">
                <text:p>1.3329</text:p>
              </table:table-cell>
            </table:table-row>
            <table:table-row>
              <table:table-cell office:value-type="string">
                <text:p>130820</text:p>
              </table:table-cell>
              <table:table-cell office:value-type="float" office:value="-16189">
                <text:p>-16189</text:p>
              </table:table-cell>
              <table:table-cell office:value-type="float" office:value="-27639">
                <text:p>-27639</text:p>
              </table:table-cell>
              <table:table-cell office:value-type="float" office:value="39088">
                <text:p>39088</text:p>
              </table:table-cell>
              <table:table-cell office:value-type="float" office:value="10305">
                <text:p>10305</text:p>
              </table:table-cell>
              <table:table-cell office:value-type="float" office:value="1.3382">
                <text:p>1.3382</text:p>
              </table:table-cell>
            </table:table-row>
            <table:table-row>
              <table:table-cell office:value-type="string">
                <text:p>130827</text:p>
              </table:table-cell>
              <table:table-cell office:value-type="float" office:value="-22030">
                <text:p>-22030</text:p>
              </table:table-cell>
              <table:table-cell office:value-type="float" office:value="-30062">
                <text:p>-30062</text:p>
              </table:table-cell>
              <table:table-cell office:value-type="float" office:value="42536">
                <text:p>42536</text:p>
              </table:table-cell>
              <table:table-cell office:value-type="float" office:value="13769">
                <text:p>13769</text:p>
              </table:table-cell>
              <table:table-cell office:value-type="float" office:value="1.3222">
                <text:p>1.3222</text:p>
              </table:table-cell>
            </table:table-row>
            <table:table-row>
              <table:table-cell office:value-type="string">
                <text:p>130903</text:p>
              </table:table-cell>
              <table:table-cell office:value-type="float" office:value="7298">
                <text:p>7298</text:p>
              </table:table-cell>
              <table:table-cell office:value-type="float" office:value="-32429">
                <text:p>-32429</text:p>
              </table:table-cell>
              <table:table-cell office:value-type="float" office:value="22573">
                <text:p>22573</text:p>
              </table:table-cell>
              <table:table-cell office:value-type="float" office:value="16655">
                <text:p>16655</text:p>
              </table:table-cell>
              <table:table-cell office:value-type="float" office:value="1.318">
                <text:p>1.318</text:p>
              </table:table-cell>
            </table:table-row>
            <table:table-row>
              <table:table-cell office:value-type="string">
                <text:p>130910</text:p>
              </table:table-cell>
              <table:table-cell office:value-type="float" office:value="14045">
                <text:p>14045</text:p>
              </table:table-cell>
              <table:table-cell office:value-type="float" office:value="-27380">
                <text:p>-27380</text:p>
              </table:table-cell>
              <table:table-cell office:value-type="float" office:value="9710">
                <text:p>9710</text:p>
              </table:table-cell>
              <table:table-cell office:value-type="float" office:value="15865">
                <text:p>15865</text:p>
              </table:table-cell>
              <table:table-cell office:value-type="float" office:value="1.3294">
                <text:p>1.3294</text:p>
              </table:table-cell>
            </table:table-row>
            <table:table-row>
              <table:table-cell office:value-type="string">
                <text:p>130917</text:p>
              </table:table-cell>
              <table:table-cell office:value-type="float" office:value="-8283">
                <text:p>-8283</text:p>
              </table:table-cell>
              <table:table-cell office:value-type="float" office:value="-25511">
                <text:p>-25511</text:p>
              </table:table-cell>
              <table:table-cell office:value-type="float" office:value="40381">
                <text:p>40381</text:p>
              </table:table-cell>
              <table:table-cell office:value-type="float" office:value="4854">
                <text:p>4854</text:p>
              </table:table-cell>
              <table:table-cell office:value-type="float" office:value="1.3524">
                <text:p>1.3524</text:p>
              </table:table-cell>
            </table:table-row>
            <table:table-row>
              <table:table-cell office:value-type="string">
                <text:p>130924</text:p>
              </table:table-cell>
              <table:table-cell office:value-type="float" office:value="-60694">
                <text:p>-60694</text:p>
              </table:table-cell>
              <table:table-cell office:value-type="float" office:value="-21286">
                <text:p>-21286</text:p>
              </table:table-cell>
              <table:table-cell office:value-type="float" office:value="78619">
                <text:p>78619</text:p>
              </table:table-cell>
              <table:table-cell office:value-type="float" office:value="3049">
                <text:p>3049</text:p>
              </table:table-cell>
              <table:table-cell office:value-type="float" office:value="1.3522">
                <text:p>1.3522</text:p>
              </table:table-cell>
            </table:table-row>
            <table:table-row>
              <table:table-cell office:value-type="string">
                <text:p>131001</text:p>
              </table:table-cell>
              <table:table-cell office:value-type="float" office:value="-64808">
                <text:p>-64808</text:p>
              </table:table-cell>
              <table:table-cell office:value-type="float" office:value="-18536">
                <text:p>-18536</text:p>
              </table:table-cell>
              <table:table-cell office:value-type="float" office:value="80504">
                <text:p>80504</text:p>
              </table:table-cell>
              <table:table-cell office:value-type="float" office:value="4253">
                <text:p>4253</text:p>
              </table:table-cell>
              <table:table-cell office:value-type="float" office:value="1.3558">
                <text:p>1.3558</text:p>
              </table:table-cell>
            </table:table-row>
            <table:table-row>
              <table:table-cell office:value-type="string">
                <text:p>131008</text:p>
              </table:table-cell>
              <table:table-cell office:value-type="float" office:value="-64324">
                <text:p>-64324</text:p>
              </table:table-cell>
              <table:table-cell office:value-type="float" office:value="-20957">
                <text:p>-20957</text:p>
              </table:table-cell>
              <table:table-cell office:value-type="float" office:value="86055">
                <text:p>86055</text:p>
              </table:table-cell>
              <table:table-cell office:value-type="float" office:value="2236">
                <text:p>2236</text:p>
              </table:table-cell>
              <table:table-cell office:value-type="float" office:value="1.3542">
                <text:p>1.3542</text:p>
              </table:table-cell>
            </table:table-row>
            <table:table-row>
              <table:table-cell office:value-type="string">
                <text:p>131015</text:p>
              </table:table-cell>
              <table:table-cell office:value-type="float" office:value="-57268">
                <text:p>-57268</text:p>
              </table:table-cell>
              <table:table-cell office:value-type="float" office:value="-15873">
                <text:p>-15873</text:p>
              </table:table-cell>
              <table:table-cell office:value-type="float" office:value="75719">
                <text:p>75719</text:p>
              </table:table-cell>
              <table:table-cell office:value-type="float" office:value="3438">
                <text:p>3438</text:p>
              </table:table-cell>
              <table:table-cell office:value-type="float" office:value="1.3685">
                <text:p>1.3685</text:p>
              </table:table-cell>
            </table:table-row>
            <table:table-row>
              <table:table-cell office:value-type="string">
                <text:p>131022</text:p>
              </table:table-cell>
              <table:table-cell office:value-type="float" office:value="-75318">
                <text:p>-75318</text:p>
              </table:table-cell>
              <table:table-cell office:value-type="float" office:value="-7999">
                <text:p>-7999</text:p>
              </table:table-cell>
              <table:table-cell office:value-type="float" office:value="81191">
                <text:p>81191</text:p>
              </table:table-cell>
              <table:table-cell office:value-type="float" office:value="3960">
                <text:p>3960</text:p>
              </table:table-cell>
              <table:table-cell office:value-type="float" office:value="1.3805">
                <text:p>1.3805</text:p>
              </table:table-cell>
            </table:table-row>
            <table:table-row>
              <table:table-cell office:value-type="string">
                <text:p>131029</text:p>
              </table:table-cell>
              <table:table-cell office:value-type="float" office:value="-74054">
                <text:p>-74054</text:p>
              </table:table-cell>
              <table:table-cell office:value-type="float" office:value="-9359">
                <text:p>-9359</text:p>
              </table:table-cell>
              <table:table-cell office:value-type="float" office:value="78554">
                <text:p>78554</text:p>
              </table:table-cell>
              <table:table-cell office:value-type="float" office:value="6598">
                <text:p>6598</text:p>
              </table:table-cell>
              <table:table-cell office:value-type="float" office:value="1.3487">
                <text:p>1.3487</text:p>
              </table:table-cell>
            </table:table-row>
            <table:table-row>
              <table:table-cell office:value-type="string">
                <text:p>131105</text:p>
              </table:table-cell>
              <table:table-cell office:value-type="float" office:value="-35349">
                <text:p>-35349</text:p>
              </table:table-cell>
              <table:table-cell office:value-type="float" office:value="-14783">
                <text:p>-14783</text:p>
              </table:table-cell>
              <table:table-cell office:value-type="float" office:value="43576">
                <text:p>43576</text:p>
              </table:table-cell>
              <table:table-cell office:value-type="float" office:value="8046">
                <text:p>8046</text:p>
              </table:table-cell>
              <table:table-cell office:value-type="float" office:value="1.3371">
                <text:p>1.3371</text:p>
              </table:table-cell>
            </table:table-row>
            <table:table-row>
              <table:table-cell office:value-type="string">
                <text:p>131112</text:p>
              </table:table-cell>
              <table:table-cell office:value-type="float" office:value="308">
                <text:p>308</text:p>
              </table:table-cell>
              <table:table-cell office:value-type="float" office:value="-16066">
                <text:p>-16066</text:p>
              </table:table-cell>
              <table:table-cell office:value-type="float" office:value="29257">
                <text:p>29257</text:p>
              </table:table-cell>
              <table:table-cell office:value-type="float" office:value="7332">
                <text:p>7332</text:p>
              </table:table-cell>
              <table:table-cell office:value-type="float" office:value="1.3495">
                <text:p>1.3495</text:p>
              </table:table-cell>
            </table:table-row>
            <table:table-row>
              <table:table-cell office:value-type="string">
                <text:p>131119</text:p>
              </table:table-cell>
              <table:table-cell office:value-type="float" office:value="3762">
                <text:p>3762</text:p>
              </table:table-cell>
              <table:table-cell office:value-type="float" office:value="-17288">
                <text:p>-17288</text:p>
              </table:table-cell>
              <table:table-cell office:value-type="float" office:value="27113">
                <text:p>27113</text:p>
              </table:table-cell>
              <table:table-cell office:value-type="float" office:value="5214">
                <text:p>5214</text:p>
              </table:table-cell>
              <table:table-cell office:value-type="float" office:value="1.3558">
                <text:p>1.3558</text:p>
              </table:table-cell>
            </table:table-row>
            <table:table-row>
              <table:table-cell office:value-type="string">
                <text:p>131126</text:p>
              </table:table-cell>
              <table:table-cell office:value-type="float" office:value="23173">
                <text:p>23173</text:p>
              </table:table-cell>
              <table:table-cell office:value-type="float" office:value="-16181">
                <text:p>-16181</text:p>
              </table:table-cell>
              <table:table-cell office:value-type="float" office:value="13583">
                <text:p>13583</text:p>
              </table:table-cell>
              <table:table-cell office:value-type="float" office:value="-8">
                <text:p>-8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131203</text:p>
              </table:table-cell>
              <table:table-cell office:value-type="float" office:value="14107">
                <text:p>14107</text:p>
              </table:table-cell>
              <table:table-cell office:value-type="float" office:value="-17655">
                <text:p>-17655</text:p>
              </table:table-cell>
              <table:table-cell office:value-type="float" office:value="24146">
                <text:p>24146</text:p>
              </table:table-cell>
              <table:table-cell office:value-type="float" office:value="-717">
                <text:p>-717</text:p>
              </table:table-cell>
              <table:table-cell office:value-type="float" office:value="1.3706">
                <text:p>1.3706</text:p>
              </table:table-cell>
            </table:table-row>
            <table:table-row>
              <table:table-cell office:value-type="string">
                <text:p>131210</text:p>
              </table:table-cell>
              <table:table-cell office:value-type="float" office:value="6558">
                <text:p>6558</text:p>
              </table:table-cell>
              <table:table-cell office:value-type="float" office:value="-20132">
                <text:p>-20132</text:p>
              </table:table-cell>
              <table:table-cell office:value-type="float" office:value="36556">
                <text:p>36556</text:p>
              </table:table-cell>
              <table:table-cell office:value-type="float" office:value="-4351">
                <text:p>-4351</text:p>
              </table:table-cell>
              <table:table-cell office:value-type="float" office:value="1.3743">
                <text:p>1.3743</text:p>
              </table:table-cell>
            </table:table-row>
            <table:table-row>
              <table:table-cell office:value-type="string">
                <text:p>131217</text:p>
              </table:table-cell>
              <table:table-cell office:value-type="float" office:value="-499">
                <text:p>-499</text:p>
              </table:table-cell>
              <table:table-cell office:value-type="float" office:value="-23697">
                <text:p>-23697</text:p>
              </table:table-cell>
              <table:table-cell office:value-type="float" office:value="49618">
                <text:p>49618</text:p>
              </table:table-cell>
              <table:table-cell office:value-type="float" office:value="-11952">
                <text:p>-11952</text:p>
              </table:table-cell>
              <table:table-cell office:value-type="float" office:value="1.3672">
                <text:p>1.3672</text:p>
              </table:table-cell>
            </table:table-row>
            <table:table-row>
              <table:table-cell office:value-type="string">
                <text:p>131224</text:p>
              </table:table-cell>
              <table:table-cell office:value-type="float" office:value="-4868">
                <text:p>-4868</text:p>
              </table:table-cell>
              <table:table-cell office:value-type="float" office:value="-27462">
                <text:p>-27462</text:p>
              </table:table-cell>
              <table:table-cell office:value-type="float" office:value="54002">
                <text:p>54002</text:p>
              </table:table-cell>
              <table:table-cell office:value-type="float" office:value="-9209">
                <text:p>-9209</text:p>
              </table:table-cell>
              <table:table-cell office:value-type="float" office:value="1.3742">
                <text:p>1.3742</text:p>
              </table:table-cell>
            </table:table-row>
            <table:table-row>
              <table:table-cell office:value-type="string">
                <text:p>131231</text:p>
              </table:table-cell>
              <table:table-cell office:value-type="float" office:value="-2862">
                <text:p>-2862</text:p>
              </table:table-cell>
              <table:table-cell office:value-type="float" office:value="-27761">
                <text:p>-27761</text:p>
              </table:table-cell>
              <table:table-cell office:value-type="float" office:value="54356">
                <text:p>54356</text:p>
              </table:table-cell>
              <table:table-cell office:value-type="float" office:value="-13573">
                <text:p>-13573</text:p>
              </table:table-cell>
              <table:table-cell office:value-type="float" office:value="1.3588">
                <text:p>1.3588</text:p>
              </table:table-cell>
            </table:table-row>
            <table:table-row>
              <table:table-cell office:value-type="string">
                <text:p>140107</text:p>
              </table:table-cell>
              <table:table-cell office:value-type="float" office:value="19692">
                <text:p>19692</text:p>
              </table:table-cell>
              <table:table-cell office:value-type="float" office:value="-27529">
                <text:p>-27529</text:p>
              </table:table-cell>
              <table:table-cell office:value-type="float" office:value="40869">
                <text:p>40869</text:p>
              </table:table-cell>
              <table:table-cell office:value-type="float" office:value="-12255">
                <text:p>-12255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>140114</text:p>
              </table:table-cell>
              <table:table-cell office:value-type="float" office:value="21804">
                <text:p>21804</text:p>
              </table:table-cell>
              <table:table-cell office:value-type="float" office:value="-24934">
                <text:p>-24934</text:p>
              </table:table-cell>
              <table:table-cell office:value-type="float" office:value="33682">
                <text:p>33682</text:p>
              </table:table-cell>
              <table:table-cell office:value-type="float" office:value="-12314">
                <text:p>-12314</text:p>
              </table:table-cell>
              <table:table-cell office:value-type="float" office:value="1.3541">
                <text:p>1.3541</text:p>
              </table:table-cell>
            </table:table-row>
            <table:table-row>
              <table:table-cell office:value-type="string">
                <text:p>140121</text:p>
              </table:table-cell>
              <table:table-cell office:value-type="float" office:value="44819">
                <text:p>44819</text:p>
              </table:table-cell>
              <table:table-cell office:value-type="float" office:value="-25137">
                <text:p>-25137</text:p>
              </table:table-cell>
              <table:table-cell office:value-type="float" office:value="23325">
                <text:p>23325</text:p>
              </table:table-cell>
              <table:table-cell office:value-type="float" office:value="-11718">
                <text:p>-11718</text:p>
              </table:table-cell>
              <table:table-cell office:value-type="float" office:value="1.3678">
                <text:p>1.3678</text:p>
              </table:table-cell>
            </table:table-row>
            <table:table-row>
              <table:table-cell office:value-type="string">
                <text:p>140128</text:p>
              </table:table-cell>
              <table:table-cell office:value-type="float" office:value="31843">
                <text:p>31843</text:p>
              </table:table-cell>
              <table:table-cell office:value-type="float" office:value="-29294">
                <text:p>-29294</text:p>
              </table:table-cell>
              <table:table-cell office:value-type="float" office:value="36957">
                <text:p>36957</text:p>
              </table:table-cell>
              <table:table-cell office:value-type="float" office:value="-16683">
                <text:p>-16683</text:p>
              </table:table-cell>
              <table:table-cell office:value-type="float" office:value="1.3487">
                <text:p>1.3487</text:p>
              </table:table-cell>
            </table:table-row>
            <table:table-row>
              <table:table-cell office:value-type="string">
                <text:p>140204</text:p>
              </table:table-cell>
              <table:table-cell office:value-type="float" office:value="77189">
                <text:p>77189</text:p>
              </table:table-cell>
              <table:table-cell office:value-type="float" office:value="-40692">
                <text:p>-40692</text:p>
              </table:table-cell>
              <table:table-cell office:value-type="float" office:value="9649">
                <text:p>9649</text:p>
              </table:table-cell>
              <table:table-cell office:value-type="float" office:value="-18801">
                <text:p>-18801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140211</text:p>
              </table:table-cell>
              <table:table-cell office:value-type="float" office:value="63209">
                <text:p>63209</text:p>
              </table:table-cell>
              <table:table-cell office:value-type="float" office:value="-39486">
                <text:p>-39486</text:p>
              </table:table-cell>
              <table:table-cell office:value-type="float" office:value="13792">
                <text:p>13792</text:p>
              </table:table-cell>
              <table:table-cell office:value-type="float" office:value="-19093">
                <text:p>-19093</text:p>
              </table:table-cell>
              <table:table-cell office:value-type="float" office:value="1.3693">
                <text:p>1.3693</text:p>
              </table:table-cell>
            </table:table-row>
            <table:table-row>
              <table:table-cell office:value-type="string">
                <text:p>140218</text:p>
              </table:table-cell>
              <table:table-cell office:value-type="float" office:value="40173">
                <text:p>40173</text:p>
              </table:table-cell>
              <table:table-cell office:value-type="float" office:value="-37669">
                <text:p>-37669</text:p>
              </table:table-cell>
              <table:table-cell office:value-type="float" office:value="32244">
                <text:p>32244</text:p>
              </table:table-cell>
              <table:table-cell office:value-type="float" office:value="-19562">
                <text:p>-19562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string">
                <text:p>140225</text:p>
              </table:table-cell>
              <table:table-cell office:value-type="float" office:value="32794">
                <text:p>32794</text:p>
              </table:table-cell>
              <table:table-cell office:value-type="float" office:value="-38647">
                <text:p>-38647</text:p>
              </table:table-cell>
              <table:table-cell office:value-type="float" office:value="38089">
                <text:p>38089</text:p>
              </table:table-cell>
              <table:table-cell office:value-type="float" office:value="-18048">
                <text:p>-18048</text:p>
              </table:table-cell>
              <table:table-cell office:value-type="float" office:value="1.3803">
                <text:p>1.3803</text:p>
              </table:table-cell>
            </table:table-row>
            <table:table-row>
              <table:table-cell office:value-type="string">
                <text:p>140304</text:p>
              </table:table-cell>
              <table:table-cell office:value-type="float" office:value="22801">
                <text:p>22801</text:p>
              </table:table-cell>
              <table:table-cell office:value-type="float" office:value="-41385">
                <text:p>-41385</text:p>
              </table:table-cell>
              <table:table-cell office:value-type="float" office:value="47748">
                <text:p>47748</text:p>
              </table:table-cell>
              <table:table-cell office:value-type="float" office:value="-16459">
                <text:p>-16459</text:p>
              </table:table-cell>
              <table:table-cell office:value-type="float" office:value="1.3878">
                <text:p>1.3878</text:p>
              </table:table-cell>
            </table:table-row>
            <table:table-row>
              <table:table-cell office:value-type="string">
                <text:p>140311</text:p>
              </table:table-cell>
              <table:table-cell office:value-type="float" office:value="10176">
                <text:p>10176</text:p>
              </table:table-cell>
              <table:table-cell office:value-type="float" office:value="-46111">
                <text:p>-46111</text:p>
              </table:table-cell>
              <table:table-cell office:value-type="float" office:value="62905">
                <text:p>62905</text:p>
              </table:table-cell>
              <table:table-cell office:value-type="float" office:value="-12717">
                <text:p>-12717</text:p>
              </table:table-cell>
              <table:table-cell office:value-type="float" office:value="1.3914">
                <text:p>1.3914</text:p>
              </table:table-cell>
            </table:table-row>
            <table:table-row>
              <table:table-cell office:value-type="string">
                <text:p>140318</text:p>
              </table:table-cell>
              <table:table-cell office:value-type="float" office:value="3013">
                <text:p>3013</text:p>
              </table:table-cell>
              <table:table-cell office:value-type="float" office:value="-50162">
                <text:p>-50162</text:p>
              </table:table-cell>
              <table:table-cell office:value-type="float" office:value="70287">
                <text:p>70287</text:p>
              </table:table-cell>
              <table:table-cell office:value-type="float" office:value="-8590">
                <text:p>-8590</text:p>
              </table:table-cell>
              <table:table-cell office:value-type="float" office:value="1.3794">
                <text:p>1.3794</text:p>
              </table:table-cell>
            </table:table-row>
            <table:table-row>
              <table:table-cell office:value-type="string">
                <text:p>140325</text:p>
              </table:table-cell>
              <table:table-cell office:value-type="float" office:value="15918">
                <text:p>15918</text:p>
              </table:table-cell>
              <table:table-cell office:value-type="float" office:value="-50186">
                <text:p>-50186</text:p>
              </table:table-cell>
              <table:table-cell office:value-type="float" office:value="60003">
                <text:p>60003</text:p>
              </table:table-cell>
              <table:table-cell office:value-type="float" office:value="-9134">
                <text:p>-9134</text:p>
              </table:table-cell>
              <table:table-cell office:value-type="float" office:value="1.3753">
                <text:p>1.3753</text:p>
              </table:table-cell>
            </table:table-row>
            <table:table-row>
              <table:table-cell office:value-type="string">
                <text:p>140401</text:p>
              </table:table-cell>
              <table:table-cell office:value-type="float" office:value="21470">
                <text:p>21470</text:p>
              </table:table-cell>
              <table:table-cell office:value-type="float" office:value="-49407">
                <text:p>-49407</text:p>
              </table:table-cell>
              <table:table-cell office:value-type="float" office:value="51965">
                <text:p>51965</text:p>
              </table:table-cell>
              <table:table-cell office:value-type="float" office:value="-5251">
                <text:p>-5251</text:p>
              </table:table-cell>
              <table:table-cell office:value-type="float" office:value="1.3703">
                <text:p>1.3703</text:p>
              </table:table-cell>
            </table:table-row>
            <table:table-row>
              <table:table-cell office:value-type="string">
                <text:p>140408</text:p>
              </table:table-cell>
              <table:table-cell office:value-type="float" office:value="31326">
                <text:p>31326</text:p>
              </table:table-cell>
              <table:table-cell office:value-type="float" office:value="-47772">
                <text:p>-47772</text:p>
              </table:table-cell>
              <table:table-cell office:value-type="float" office:value="37464">
                <text:p>37464</text:p>
              </table:table-cell>
              <table:table-cell office:value-type="float" office:value="-3071">
                <text:p>-3071</text:p>
              </table:table-cell>
              <table:table-cell office:value-type="float" office:value="1.3885">
                <text:p>1.3885</text:p>
              </table:table-cell>
            </table:table-row>
            <table:table-row>
              <table:table-cell office:value-type="string">
                <text:p>140415</text:p>
              </table:table-cell>
              <table:table-cell office:value-type="float" office:value="23442">
                <text:p>23442</text:p>
              </table:table-cell>
              <table:table-cell office:value-type="float" office:value="-47629">
                <text:p>-47629</text:p>
              </table:table-cell>
              <table:table-cell office:value-type="float" office:value="44820">
                <text:p>44820</text:p>
              </table:table-cell>
              <table:table-cell office:value-type="float" office:value="-2336">
                <text:p>-2336</text:p>
              </table:table-cell>
              <table:table-cell office:value-type="float" office:value="1.3815">
                <text:p>1.3815</text:p>
              </table:table-cell>
            </table:table-row>
            <table:table-row>
              <table:table-cell office:value-type="string">
                <text:p>140422</text:p>
              </table:table-cell>
              <table:table-cell office:value-type="float" office:value="24288">
                <text:p>24288</text:p>
              </table:table-cell>
              <table:table-cell office:value-type="float" office:value="-45670">
                <text:p>-45670</text:p>
              </table:table-cell>
              <table:table-cell office:value-type="float" office:value="43965">
                <text:p>43965</text:p>
              </table:table-cell>
              <table:table-cell office:value-type="float" office:value="-3220">
                <text:p>-3220</text:p>
              </table:table-cell>
              <table:table-cell office:value-type="float" office:value="1.3833">
                <text:p>1.3833</text:p>
              </table:table-cell>
            </table:table-row>
            <table:table-row>
              <table:table-cell office:value-type="string">
                <text:p>140429</text:p>
              </table:table-cell>
              <table:table-cell office:value-type="float" office:value="21549">
                <text:p>21549</text:p>
              </table:table-cell>
              <table:table-cell office:value-type="float" office:value="-40219">
                <text:p>-40219</text:p>
              </table:table-cell>
              <table:table-cell office:value-type="float" office:value="39733">
                <text:p>39733</text:p>
              </table:table-cell>
              <table:table-cell office:value-type="float" office:value="-776">
                <text:p>-776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>140506</text:p>
              </table:table-cell>
              <table:table-cell office:value-type="float" office:value="5924">
                <text:p>5924</text:p>
              </table:table-cell>
              <table:table-cell office:value-type="float" office:value="-31427">
                <text:p>-31427</text:p>
              </table:table-cell>
              <table:table-cell office:value-type="float" office:value="44980">
                <text:p>44980</text:p>
              </table:table-cell>
              <table:table-cell office:value-type="float" office:value="-2542">
                <text:p>-2542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>140513</text:p>
              </table:table-cell>
              <table:table-cell office:value-type="float" office:value="35126">
                <text:p>35126</text:p>
              </table:table-cell>
              <table:table-cell office:value-type="float" office:value="-23311">
                <text:p>-23311</text:p>
              </table:table-cell>
              <table:table-cell office:value-type="float" office:value="8213">
                <text:p>8213</text:p>
              </table:table-cell>
              <table:table-cell office:value-type="float" office:value="-2332">
                <text:p>-2332</text:p>
              </table:table-cell>
              <table:table-cell office:value-type="float" office:value="1.3695">
                <text:p>1.3695</text:p>
              </table:table-cell>
            </table:table-row>
            <table:table-row>
              <table:table-cell office:value-type="string">
                <text:p>140520</text:p>
              </table:table-cell>
              <table:table-cell office:value-type="float" office:value="49987">
                <text:p>49987</text:p>
              </table:table-cell>
              <table:table-cell office:value-type="float" office:value="-18538">
                <text:p>-18538</text:p>
              </table:table-cell>
              <table:table-cell office:value-type="float" office:value="-3711">
                <text:p>-3711</text:p>
              </table:table-cell>
              <table:table-cell office:value-type="float" office:value="-5643">
                <text:p>-5643</text:p>
              </table:table-cell>
              <table:table-cell office:value-type="float" office:value="1.3634">
                <text:p>1.3634</text:p>
              </table:table-cell>
            </table:table-row>
            <table:table-row>
              <table:table-cell office:value-type="string">
                <text:p>140527</text:p>
              </table:table-cell>
              <table:table-cell office:value-type="float" office:value="65533">
                <text:p>65533</text:p>
              </table:table-cell>
              <table:table-cell office:value-type="float" office:value="-19696">
                <text:p>-19696</text:p>
              </table:table-cell>
              <table:table-cell office:value-type="float" office:value="-14085">
                <text:p>-14085</text:p>
              </table:table-cell>
              <table:table-cell office:value-type="float" office:value="-6984">
                <text:p>-6984</text:p>
              </table:table-cell>
              <table:table-cell office:value-type="float" office:value="1.3631">
                <text:p>1.3631</text:p>
              </table:table-cell>
            </table:table-row>
            <table:table-row>
              <table:table-cell office:value-type="string">
                <text:p>140603</text:p>
              </table:table-cell>
              <table:table-cell office:value-type="float" office:value="85391">
                <text:p>85391</text:p>
              </table:table-cell>
              <table:table-cell office:value-type="float" office:value="-21191">
                <text:p>-21191</text:p>
              </table:table-cell>
              <table:table-cell office:value-type="float" office:value="-29841">
                <text:p>-29841</text:p>
              </table:table-cell>
              <table:table-cell office:value-type="float" office:value="-6534">
                <text:p>-6534</text:p>
              </table:table-cell>
              <table:table-cell office:value-type="float" office:value="1.3643">
                <text:p>1.3643</text:p>
              </table:table-cell>
            </table:table-row>
            <table:table-row>
              <table:table-cell office:value-type="string">
                <text:p>140610</text:p>
              </table:table-cell>
              <table:table-cell office:value-type="float" office:value="109426">
                <text:p>109426</text:p>
              </table:table-cell>
              <table:table-cell office:value-type="float" office:value="-20917">
                <text:p>-20917</text:p>
              </table:table-cell>
              <table:table-cell office:value-type="float" office:value="-52249">
                <text:p>-52249</text:p>
              </table:table-cell>
              <table:table-cell office:value-type="float" office:value="-5467">
                <text:p>-5467</text:p>
              </table:table-cell>
              <table:table-cell office:value-type="float" office:value="1.3542">
                <text:p>1.3542</text:p>
              </table:table-cell>
            </table:table-row>
            <table:table-row>
              <table:table-cell office:value-type="string">
                <text:p>140617</text:p>
              </table:table-cell>
              <table:table-cell office:value-type="float" office:value="104559">
                <text:p>104559</text:p>
              </table:table-cell>
              <table:table-cell office:value-type="float" office:value="-22250">
                <text:p>-22250</text:p>
              </table:table-cell>
              <table:table-cell office:value-type="float" office:value="-49932">
                <text:p>-49932</text:p>
              </table:table-cell>
              <table:table-cell office:value-type="float" office:value="-1691">
                <text:p>-1691</text:p>
              </table:table-cell>
              <table:table-cell office:value-type="float" office:value="1.3599">
                <text:p>1.3599</text:p>
              </table:table-cell>
            </table:table-row>
            <table:table-row>
              <table:table-cell office:value-type="string">
                <text:p>140624</text:p>
              </table:table-cell>
              <table:table-cell office:value-type="float" office:value="106950">
                <text:p>106950</text:p>
              </table:table-cell>
              <table:table-cell office:value-type="float" office:value="-22938">
                <text:p>-22938</text:p>
              </table:table-cell>
              <table:table-cell office:value-type="float" office:value="-49590">
                <text:p>-49590</text:p>
              </table:table-cell>
              <table:table-cell office:value-type="float" office:value="-1260">
                <text:p>-1260</text:p>
              </table:table-cell>
              <table:table-cell office:value-type="float" office:value="1.3649">
                <text:p>1.3649</text:p>
              </table:table-cell>
            </table:table-row>
            <table:table-row>
              <table:table-cell office:value-type="string">
                <text:p>140701</text:p>
              </table:table-cell>
              <table:table-cell office:value-type="float" office:value="105034">
                <text:p>105034</text:p>
              </table:table-cell>
              <table:table-cell office:value-type="float" office:value="-22081">
                <text:p>-22081</text:p>
              </table:table-cell>
              <table:table-cell office:value-type="float" office:value="-52058">
                <text:p>-52058</text:p>
              </table:table-cell>
              <table:table-cell office:value-type="float" office:value="-302">
                <text:p>-302</text:p>
              </table:table-cell>
              <table:table-cell office:value-type="float" office:value="1.3596">
                <text:p>1.3596</text:p>
              </table:table-cell>
            </table:table-row>
            <table:table-row>
              <table:table-cell office:value-type="string">
                <text:p>140708</text:p>
              </table:table-cell>
              <table:table-cell office:value-type="float" office:value="114802">
                <text:p>114802</text:p>
              </table:table-cell>
              <table:table-cell office:value-type="float" office:value="-24095">
                <text:p>-24095</text:p>
              </table:table-cell>
              <table:table-cell office:value-type="float" office:value="-51109">
                <text:p>-51109</text:p>
              </table:table-cell>
              <table:table-cell office:value-type="float" office:value="-1953">
                <text:p>-1953</text:p>
              </table:table-cell>
              <table:table-cell office:value-type="float" office:value="1.3609">
                <text:p>1.3609</text:p>
              </table:table-cell>
            </table:table-row>
            <table:table-row>
              <table:table-cell office:value-type="string">
                <text:p>140715</text:p>
              </table:table-cell>
              <table:table-cell office:value-type="float" office:value="118762">
                <text:p>118762</text:p>
              </table:table-cell>
              <table:table-cell office:value-type="float" office:value="-27519">
                <text:p>-27519</text:p>
              </table:table-cell>
              <table:table-cell office:value-type="float" office:value="-49483">
                <text:p>-49483</text:p>
              </table:table-cell>
              <table:table-cell office:value-type="float" office:value="-1197">
                <text:p>-1197</text:p>
              </table:table-cell>
              <table:table-cell office:value-type="float" office:value="1.3525">
                <text:p>1.3525</text:p>
              </table:table-cell>
            </table:table-row>
            <table:table-row>
              <table:table-cell office:value-type="string">
                <text:p>140722</text:p>
              </table:table-cell>
              <table:table-cell office:value-type="float" office:value="141399">
                <text:p>141399</text:p>
              </table:table-cell>
              <table:table-cell office:value-type="float" office:value="-29482">
                <text:p>-29482</text:p>
              </table:table-cell>
              <table:table-cell office:value-type="float" office:value="-66983">
                <text:p>-66983</text:p>
              </table:table-cell>
              <table:table-cell office:value-type="float" office:value="-2762">
                <text:p>-2762</text:p>
              </table:table-cell>
              <table:table-cell office:value-type="float" office:value="1.3432">
                <text:p>1.3432</text:p>
              </table:table-cell>
            </table:table-row>
            <table:table-row>
              <table:table-cell office:value-type="string">
                <text:p>140729</text:p>
              </table:table-cell>
              <table:table-cell office:value-type="float" office:value="157701">
                <text:p>157701</text:p>
              </table:table-cell>
              <table:table-cell office:value-type="float" office:value="-22350">
                <text:p>-22350</text:p>
              </table:table-cell>
              <table:table-cell office:value-type="float" office:value="-82199">
                <text:p>-82199</text:p>
              </table:table-cell>
              <table:table-cell office:value-type="float" office:value="-5644">
                <text:p>-5644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140805</text:p>
              </table:table-cell>
              <table:table-cell office:value-type="float" office:value="182110">
                <text:p>182110</text:p>
              </table:table-cell>
              <table:table-cell office:value-type="float" office:value="-19478">
                <text:p>-19478</text:p>
              </table:table-cell>
              <table:table-cell office:value-type="float" office:value="-105253">
                <text:p>-105253</text:p>
              </table:table-cell>
              <table:table-cell office:value-type="float" office:value="-7082">
                <text:p>-7082</text:p>
              </table:table-cell>
              <table:table-cell office:value-type="float" office:value="1.3411">
                <text:p>1.3411</text:p>
              </table:table-cell>
            </table:table-row>
            <table:table-row>
              <table:table-cell office:value-type="string">
                <text:p>140812</text:p>
              </table:table-cell>
              <table:table-cell office:value-type="float" office:value="183664">
                <text:p>183664</text:p>
              </table:table-cell>
              <table:table-cell office:value-type="float" office:value="-23847">
                <text:p>-23847</text:p>
              </table:table-cell>
              <table:table-cell office:value-type="float" office:value="-104466">
                <text:p>-104466</text:p>
              </table:table-cell>
              <table:table-cell office:value-type="float" office:value="-6014">
                <text:p>-6014</text:p>
              </table:table-cell>
              <table:table-cell office:value-type="float" office:value="1.3399">
                <text:p>1.3399</text:p>
              </table:table-cell>
            </table:table-row>
            <table:table-row>
              <table:table-cell office:value-type="string">
                <text:p>140819</text:p>
              </table:table-cell>
              <table:table-cell office:value-type="float" office:value="190096">
                <text:p>190096</text:p>
              </table:table-cell>
              <table:table-cell office:value-type="float" office:value="-18398">
                <text:p>-18398</text:p>
              </table:table-cell>
              <table:table-cell office:value-type="float" office:value="-117290">
                <text:p>-117290</text:p>
              </table:table-cell>
              <table:table-cell office:value-type="float" office:value="-3587">
                <text:p>-3587</text:p>
              </table:table-cell>
              <table:table-cell office:value-type="float" office:value="1.3243">
                <text:p>1.3243</text:p>
              </table:table-cell>
            </table:table-row>
            <table:table-row>
              <table:table-cell office:value-type="string">
                <text:p>140826</text:p>
              </table:table-cell>
              <table:table-cell office:value-type="float" office:value="198662">
                <text:p>198662</text:p>
              </table:table-cell>
              <table:table-cell office:value-type="float" office:value="-20987">
                <text:p>-20987</text:p>
              </table:table-cell>
              <table:table-cell office:value-type="float" office:value="-126160">
                <text:p>-126160</text:p>
              </table:table-cell>
              <table:table-cell office:value-type="float" office:value="-6074">
                <text:p>-6074</text:p>
              </table:table-cell>
              <table:table-cell office:value-type="float" office:value="1.3133">
                <text:p>1.3133</text:p>
              </table:table-cell>
            </table:table-row>
            <table:table-row>
              <table:table-cell office:value-type="string">
                <text:p>140902</text:p>
              </table:table-cell>
              <table:table-cell office:value-type="float" office:value="210950">
                <text:p>210950</text:p>
              </table:table-cell>
              <table:table-cell office:value-type="float" office:value="-28616">
                <text:p>-28616</text:p>
              </table:table-cell>
              <table:table-cell office:value-type="float" office:value="-127201">
                <text:p>-127201</text:p>
              </table:table-cell>
              <table:table-cell office:value-type="float" office:value="-7592">
                <text:p>-7592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140909</text:p>
              </table:table-cell>
              <table:table-cell office:value-type="float" office:value="200634">
                <text:p>200634</text:p>
              </table:table-cell>
              <table:table-cell office:value-type="float" office:value="-26013">
                <text:p>-26013</text:p>
              </table:table-cell>
              <table:table-cell office:value-type="float" office:value="-118547">
                <text:p>-118547</text:p>
              </table:table-cell>
              <table:table-cell office:value-type="float" office:value="-4672">
                <text:p>-4672</text:p>
              </table:table-cell>
              <table:table-cell office:value-type="float" office:value="1.2965">
                <text:p>1.2965</text:p>
              </table:table-cell>
            </table:table-row>
            <table:table-row>
              <table:table-cell office:value-type="string">
                <text:p>140916</text:p>
              </table:table-cell>
              <table:table-cell office:value-type="float" office:value="168429">
                <text:p>168429</text:p>
              </table:table-cell>
              <table:table-cell office:value-type="float" office:value="-29632">
                <text:p>-29632</text:p>
              </table:table-cell>
              <table:table-cell office:value-type="float" office:value="-101856">
                <text:p>-101856</text:p>
              </table:table-cell>
              <table:table-cell office:value-type="float" office:value="15156">
                <text:p>15156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140923</text:p>
              </table:table-cell>
              <table:table-cell office:value-type="float" office:value="174077">
                <text:p>174077</text:p>
              </table:table-cell>
              <table:table-cell office:value-type="float" office:value="-35765">
                <text:p>-35765</text:p>
              </table:table-cell>
              <table:table-cell office:value-type="float" office:value="-108573">
                <text:p>-108573</text:p>
              </table:table-cell>
              <table:table-cell office:value-type="float" office:value="19132">
                <text:p>19132</text:p>
              </table:table-cell>
              <table:table-cell office:value-type="float" office:value="1.2685">
                <text:p>1.2685</text:p>
              </table:table-cell>
            </table:table-row>
            <table:table-row>
              <table:table-cell office:value-type="string">
                <text:p>140930</text:p>
              </table:table-cell>
              <table:table-cell office:value-type="float" office:value="172345">
                <text:p>172345</text:p>
              </table:table-cell>
              <table:table-cell office:value-type="float" office:value="-39474">
                <text:p>-39474</text:p>
              </table:table-cell>
              <table:table-cell office:value-type="float" office:value="-99007">
                <text:p>-99007</text:p>
              </table:table-cell>
              <table:table-cell office:value-type="float" office:value="15832">
                <text:p>15832</text:p>
              </table:table-cell>
              <table:table-cell office:value-type="float" office:value="1.2517">
                <text:p>1.2517</text:p>
              </table:table-cell>
            </table:table-row>
            <table:table-row>
              <table:table-cell office:value-type="string">
                <text:p>141007</text:p>
              </table:table-cell>
              <table:table-cell office:value-type="float" office:value="190237">
                <text:p>190237</text:p>
              </table:table-cell>
              <table:table-cell office:value-type="float" office:value="-44514">
                <text:p>-44514</text:p>
              </table:table-cell>
              <table:table-cell office:value-type="float" office:value="-106079">
                <text:p>-106079</text:p>
              </table:table-cell>
              <table:table-cell office:value-type="float" office:value="13458">
                <text:p>13458</text:p>
              </table:table-cell>
              <table:table-cell office:value-type="float" office:value="1.2628">
                <text:p>1.2628</text:p>
              </table:table-cell>
            </table:table-row>
            <table:table-row>
              <table:table-cell office:value-type="string">
                <text:p>141014</text:p>
              </table:table-cell>
              <table:table-cell office:value-type="float" office:value="199670">
                <text:p>199670</text:p>
              </table:table-cell>
              <table:table-cell office:value-type="float" office:value="-47106">
                <text:p>-47106</text:p>
              </table:table-cell>
              <table:table-cell office:value-type="float" office:value="-120597">
                <text:p>-120597</text:p>
              </table:table-cell>
              <table:table-cell office:value-type="float" office:value="17457">
                <text:p>17457</text:p>
              </table:table-cell>
              <table:table-cell office:value-type="float" office:value="1.2763">
                <text:p>1.2763</text:p>
              </table:table-cell>
            </table:table-row>
            <table:table-row>
              <table:table-cell office:value-type="string">
                <text:p>141021</text:p>
              </table:table-cell>
              <table:table-cell office:value-type="float" office:value="201046">
                <text:p>201046</text:p>
              </table:table-cell>
              <table:table-cell office:value-type="float" office:value="-47069">
                <text:p>-47069</text:p>
              </table:table-cell>
              <table:table-cell office:value-type="float" office:value="-123733">
                <text:p>-123733</text:p>
              </table:table-cell>
              <table:table-cell office:value-type="float" office:value="18426">
                <text:p>18426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>141028</text:p>
              </table:table-cell>
              <table:table-cell office:value-type="float" office:value="207492">
                <text:p>207492</text:p>
              </table:table-cell>
              <table:table-cell office:value-type="float" office:value="-45323">
                <text:p>-45323</text:p>
              </table:table-cell>
              <table:table-cell office:value-type="float" office:value="-131214">
                <text:p>-131214</text:p>
              </table:table-cell>
              <table:table-cell office:value-type="float" office:value="15723">
                <text:p>15723</text:p>
              </table:table-cell>
              <table:table-cell office:value-type="float" office:value="1.2525">
                <text:p>1.2525</text:p>
              </table:table-cell>
            </table:table-row>
            <table:table-row>
              <table:table-cell office:value-type="string">
                <text:p>141104</text:p>
              </table:table-cell>
              <table:table-cell office:value-type="float" office:value="227310">
                <text:p>227310</text:p>
              </table:table-cell>
              <table:table-cell office:value-type="float" office:value="-42534">
                <text:p>-42534</text:p>
              </table:table-cell>
              <table:table-cell office:value-type="float" office:value="-138634">
                <text:p>-138634</text:p>
              </table:table-cell>
              <table:table-cell office:value-type="float" office:value="12130">
                <text:p>12130</text:p>
              </table:table-cell>
              <table:table-cell office:value-type="float" office:value="1.2454">
                <text:p>1.2454</text:p>
              </table:table-cell>
            </table:table-row>
            <table:table-row>
              <table:table-cell office:value-type="string">
                <text:p>141111</text:p>
              </table:table-cell>
              <table:table-cell office:value-type="float" office:value="210540">
                <text:p>210540</text:p>
              </table:table-cell>
              <table:table-cell office:value-type="float" office:value="-41694">
                <text:p>-41694</text:p>
              </table:table-cell>
              <table:table-cell office:value-type="float" office:value="-129094">
                <text:p>-129094</text:p>
              </table:table-cell>
              <table:table-cell office:value-type="float" office:value="19303">
                <text:p>19303</text:p>
              </table:table-cell>
              <table:table-cell office:value-type="float" office:value="1.2524">
                <text:p>1.2524</text:p>
              </table:table-cell>
            </table:table-row>
            <table:table-row>
              <table:table-cell office:value-type="string">
                <text:p>141118</text:p>
              </table:table-cell>
              <table:table-cell office:value-type="float" office:value="212136">
                <text:p>212136</text:p>
              </table:table-cell>
              <table:table-cell office:value-type="float" office:value="-44220">
                <text:p>-44220</text:p>
              </table:table-cell>
              <table:table-cell office:value-type="float" office:value="-134116">
                <text:p>-134116</text:p>
              </table:table-cell>
              <table:table-cell office:value-type="float" office:value="21534">
                <text:p>21534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141125</text:p>
              </table:table-cell>
              <table:table-cell office:value-type="float" office:value="209273">
                <text:p>209273</text:p>
              </table:table-cell>
              <table:table-cell office:value-type="float" office:value="-44027">
                <text:p>-44027</text:p>
              </table:table-cell>
              <table:table-cell office:value-type="float" office:value="-128229">
                <text:p>-128229</text:p>
              </table:table-cell>
              <table:table-cell office:value-type="float" office:value="19938">
                <text:p>19938</text:p>
              </table:table-cell>
              <table:table-cell office:value-type="float" office:value="1.2452">
                <text:p>1.2452</text:p>
              </table:table-cell>
            </table:table-row>
            <table:table-row>
              <table:table-cell office:value-type="string">
                <text:p>141202</text:p>
              </table:table-cell>
              <table:table-cell office:value-type="float" office:value="197949">
                <text:p>197949</text:p>
              </table:table-cell>
              <table:table-cell office:value-type="float" office:value="-41715">
                <text:p>-41715</text:p>
              </table:table-cell>
              <table:table-cell office:value-type="float" office:value="-120111">
                <text:p>-120111</text:p>
              </table:table-cell>
              <table:table-cell office:value-type="float" office:value="19484">
                <text:p>19484</text:p>
              </table:table-cell>
              <table:table-cell office:value-type="float" office:value="1.2286">
                <text:p>1.2286</text:p>
              </table:table-cell>
            </table:table-row>
            <table:table-row>
              <table:table-cell office:value-type="string">
                <text:p>141209</text:p>
              </table:table-cell>
              <table:table-cell office:value-type="float" office:value="171505">
                <text:p>171505</text:p>
              </table:table-cell>
              <table:table-cell office:value-type="float" office:value="-46487">
                <text:p>-46487</text:p>
              </table:table-cell>
              <table:table-cell office:value-type="float" office:value="-87595">
                <text:p>-87595</text:p>
              </table:table-cell>
              <table:table-cell office:value-type="float" office:value="18018">
                <text:p>18018</text:p>
              </table:table-cell>
              <table:table-cell office:value-type="float" office:value="1.2462">
                <text:p>1.2462</text:p>
              </table:table-cell>
            </table:table-row>
            <table:table-row>
              <table:table-cell office:value-type="string">
                <text:p>141216</text:p>
              </table:table-cell>
              <table:table-cell office:value-type="float" office:value="159592">
                <text:p>159592</text:p>
              </table:table-cell>
              <table:table-cell office:value-type="float" office:value="-53447">
                <text:p>-53447</text:p>
              </table:table-cell>
              <table:table-cell office:value-type="float" office:value="-102686">
                <text:p>-102686</text:p>
              </table:table-cell>
              <table:table-cell office:value-type="float" office:value="43354">
                <text:p>43354</text:p>
              </table:table-cell>
              <table:table-cell office:value-type="float" office:value="1.2228">
                <text:p>1.2228</text:p>
              </table:table-cell>
            </table:table-row>
            <table:table-row>
              <table:table-cell office:value-type="string">
                <text:p>141223</text:p>
              </table:table-cell>
              <table:table-cell office:value-type="float" office:value="179542">
                <text:p>179542</text:p>
              </table:table-cell>
              <table:table-cell office:value-type="float" office:value="-45188">
                <text:p>-45188</text:p>
              </table:table-cell>
              <table:table-cell office:value-type="float" office:value="-127666">
                <text:p>-127666</text:p>
              </table:table-cell>
              <table:table-cell office:value-type="float" office:value="42956">
                <text:p>42956</text:p>
              </table:table-cell>
              <table:table-cell office:value-type="float" office:value="1.2176">
                <text:p>1.2176</text:p>
              </table:table-cell>
            </table:table-row>
            <table:table-row>
              <table:table-cell office:value-type="string">
                <text:p>141230</text:p>
              </table:table-cell>
              <table:table-cell office:value-type="float" office:value="186336">
                <text:p>186336</text:p>
              </table:table-cell>
              <table:table-cell office:value-type="float" office:value="-46418">
                <text:p>-46418</text:p>
              </table:table-cell>
              <table:table-cell office:value-type="float" office:value="-131455">
                <text:p>-131455</text:p>
              </table:table-cell>
              <table:table-cell office:value-type="float" office:value="41042">
                <text:p>41042</text:p>
              </table:table-cell>
              <table:table-cell office:value-type="float" office:value="1.2003">
                <text:p>1.2003</text:p>
              </table:table-cell>
            </table:table-row>
            <table:table-row>
              <table:table-cell office:value-type="string">
                <text:p>150106</text:p>
              </table:table-cell>
              <table:table-cell office:value-type="float" office:value="204459">
                <text:p>204459</text:p>
              </table:table-cell>
              <table:table-cell office:value-type="float" office:value="-49423">
                <text:p>-49423</text:p>
              </table:table-cell>
              <table:table-cell office:value-type="float" office:value="-135365">
                <text:p>-135365</text:p>
              </table:table-cell>
              <table:table-cell office:value-type="float" office:value="35884">
                <text:p>35884</text:p>
              </table:table-cell>
              <table:table-cell office:value-type="float" office:value="1.1842">
                <text:p>1.1842</text:p>
              </table:table-cell>
            </table:table-row>
            <table:table-row>
              <table:table-cell office:value-type="string">
                <text:p>150113</text:p>
              </table:table-cell>
              <table:table-cell office:value-type="float" office:value="214921">
                <text:p>214921</text:p>
              </table:table-cell>
              <table:table-cell office:value-type="float" office:value="-52895">
                <text:p>-52895</text:p>
              </table:table-cell>
              <table:table-cell office:value-type="float" office:value="-136703">
                <text:p>-136703</text:p>
              </table:table-cell>
              <table:table-cell office:value-type="float" office:value="32051">
                <text:p>32051</text:p>
              </table:table-cell>
              <table:table-cell office:value-type="float" office:value="1.1569">
                <text:p>1.1569</text:p>
              </table:table-cell>
            </table:table-row>
            <table:table-row>
              <table:table-cell office:value-type="string">
                <text:p>150120</text:p>
              </table:table-cell>
              <table:table-cell office:value-type="float" office:value="233378">
                <text:p>233378</text:p>
              </table:table-cell>
              <table:table-cell office:value-type="float" office:value="-62555">
                <text:p>-62555</text:p>
              </table:table-cell>
              <table:table-cell office:value-type="float" office:value="-144434">
                <text:p>-144434</text:p>
              </table:table-cell>
              <table:table-cell office:value-type="float" office:value="29078">
                <text:p>29078</text:p>
              </table:table-cell>
              <table:table-cell office:value-type="float" office:value="1.1208">
                <text:p>1.1208</text:p>
              </table:table-cell>
            </table:table-row>
            <table:table-row>
              <table:table-cell office:value-type="string">
                <text:p>150127</text:p>
              </table:table-cell>
              <table:table-cell office:value-type="float" office:value="229069">
                <text:p>229069</text:p>
              </table:table-cell>
              <table:table-cell office:value-type="float" office:value="-55464">
                <text:p>-55464</text:p>
              </table:table-cell>
              <table:table-cell office:value-type="float" office:value="-138680">
                <text:p>-138680</text:p>
              </table:table-cell>
              <table:table-cell office:value-type="float" office:value="24593">
                <text:p>24593</text:p>
              </table:table-cell>
              <table:table-cell office:value-type="float" office:value="1.1288">
                <text:p>1.1288</text:p>
              </table:table-cell>
            </table:table-row>
            <table:table-row>
              <table:table-cell office:value-type="string">
                <text:p>150203</text:p>
              </table:table-cell>
              <table:table-cell office:value-type="float" office:value="240929">
                <text:p>240929</text:p>
              </table:table-cell>
              <table:table-cell office:value-type="float" office:value="-58603">
                <text:p>-58603</text:p>
              </table:table-cell>
              <table:table-cell office:value-type="float" office:value="-155558">
                <text:p>-155558</text:p>
              </table:table-cell>
              <table:table-cell office:value-type="float" office:value="29887">
                <text:p>29887</text:p>
              </table:table-cell>
              <table:table-cell office:value-type="float" office:value="1.1316">
                <text:p>1.1316</text:p>
              </table:table-cell>
            </table:table-row>
            <table:table-row>
              <table:table-cell office:value-type="string">
                <text:p>150210</text:p>
              </table:table-cell>
              <table:table-cell office:value-type="float" office:value="230004">
                <text:p>230004</text:p>
              </table:table-cell>
              <table:table-cell office:value-type="float" office:value="-50982">
                <text:p>-50982</text:p>
              </table:table-cell>
              <table:table-cell office:value-type="float" office:value="-158982">
                <text:p>-158982</text:p>
              </table:table-cell>
              <table:table-cell office:value-type="float" office:value="30770">
                <text:p>30770</text:p>
              </table:table-cell>
              <table:table-cell office:value-type="float" office:value="1.1385">
                <text:p>1.1385</text:p>
              </table:table-cell>
            </table:table-row>
            <table:table-row>
              <table:table-cell office:value-type="string">
                <text:p>150217</text:p>
              </table:table-cell>
              <table:table-cell office:value-type="float" office:value="220581">
                <text:p>220581</text:p>
              </table:table-cell>
              <table:table-cell office:value-type="float" office:value="-50545">
                <text:p>-50545</text:p>
              </table:table-cell>
              <table:table-cell office:value-type="float" office:value="-151966">
                <text:p>-151966</text:p>
              </table:table-cell>
              <table:table-cell office:value-type="float" office:value="33990">
                <text:p>33990</text:p>
              </table:table-cell>
              <table:table-cell office:value-type="float" office:value="1.1381">
                <text:p>1.1381</text:p>
              </table:table-cell>
            </table:table-row>
            <table:table-row>
              <table:table-cell office:value-type="string">
                <text:p>150224</text:p>
              </table:table-cell>
              <table:table-cell office:value-type="float" office:value="208257">
                <text:p>208257</text:p>
              </table:table-cell>
              <table:table-cell office:value-type="float" office:value="-48807">
                <text:p>-48807</text:p>
              </table:table-cell>
              <table:table-cell office:value-type="float" office:value="-149982">
                <text:p>-149982</text:p>
              </table:table-cell>
              <table:table-cell office:value-type="float" office:value="39757">
                <text:p>39757</text:p>
              </table:table-cell>
              <table:table-cell office:value-type="float" office:value="1.1196">
                <text:p>1.1196</text:p>
              </table:table-cell>
            </table:table-row>
            <table:table-row>
              <table:table-cell office:value-type="string">
                <text:p>150303</text:p>
              </table:table-cell>
              <table:table-cell office:value-type="float" office:value="202957">
                <text:p>202957</text:p>
              </table:table-cell>
              <table:table-cell office:value-type="float" office:value="-43906">
                <text:p>-43906</text:p>
              </table:table-cell>
              <table:table-cell office:value-type="float" office:value="-145139">
                <text:p>-145139</text:p>
              </table:table-cell>
              <table:table-cell office:value-type="float" office:value="38346">
                <text:p>38346</text:p>
              </table:table-cell>
              <table:table-cell office:value-type="float" office:value="1.0844">
                <text:p>1.0844</text:p>
              </table:table-cell>
            </table:table-row>
            <table:table-row>
              <table:table-cell office:value-type="string">
                <text:p>150310</text:p>
              </table:table-cell>
              <table:table-cell office:value-type="float" office:value="194783">
                <text:p>194783</text:p>
              </table:table-cell>
              <table:table-cell office:value-type="float" office:value="-41325">
                <text:p>-41325</text:p>
              </table:table-cell>
              <table:table-cell office:value-type="float" office:value="-129172">
                <text:p>-129172</text:p>
              </table:table-cell>
              <table:table-cell office:value-type="float" office:value="28121">
                <text:p>28121</text:p>
              </table:table-cell>
              <table:table-cell office:value-type="float" office:value="1.0495">
                <text:p>1.0495</text:p>
              </table:table-cell>
            </table:table-row>
            <table:table-row>
              <table:table-cell office:value-type="string">
                <text:p>150317</text:p>
              </table:table-cell>
              <table:table-cell office:value-type="float" office:value="171670">
                <text:p>171670</text:p>
              </table:table-cell>
              <table:table-cell office:value-type="float" office:value="-51862">
                <text:p>-51862</text:p>
              </table:table-cell>
              <table:table-cell office:value-type="float" office:value="-144213">
                <text:p>-144213</text:p>
              </table:table-cell>
              <table:table-cell office:value-type="float" office:value="78320">
                <text:p>78320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150324</text:p>
              </table:table-cell>
              <table:table-cell office:value-type="float" office:value="192588">
                <text:p>192588</text:p>
              </table:table-cell>
              <table:table-cell office:value-type="float" office:value="-51377">
                <text:p>-51377</text:p>
              </table:table-cell>
              <table:table-cell office:value-type="float" office:value="-170230">
                <text:p>-170230</text:p>
              </table:table-cell>
              <table:table-cell office:value-type="float" office:value="79911">
                <text:p>79911</text:p>
              </table:table-cell>
              <table:table-cell office:value-type="float" office:value="1.0889">
                <text:p>1.0889</text:p>
              </table:table-cell>
            </table:table-row>
            <table:table-row>
              <table:table-cell office:value-type="string">
                <text:p>150331</text:p>
              </table:table-cell>
              <table:table-cell office:value-type="float" office:value="198832">
                <text:p>198832</text:p>
              </table:table-cell>
              <table:table-cell office:value-type="float" office:value="-53702">
                <text:p>-53702</text:p>
              </table:table-cell>
              <table:table-cell office:value-type="float" office:value="-160674">
                <text:p>-160674</text:p>
              </table:table-cell>
              <table:table-cell office:value-type="float" office:value="63453">
                <text:p>63453</text:p>
              </table:table-cell>
              <table:table-cell office:value-type="float" office:value="1.0978">
                <text:p>1.0978</text:p>
              </table:table-cell>
            </table:table-row>
            <table:table-row>
              <table:table-cell office:value-type="string">
                <text:p>150407</text:p>
              </table:table-cell>
              <table:table-cell office:value-type="float" office:value="184826">
                <text:p>184826</text:p>
              </table:table-cell>
              <table:table-cell office:value-type="float" office:value="-56265">
                <text:p>-56265</text:p>
              </table:table-cell>
              <table:table-cell office:value-type="float" office:value="-154643">
                <text:p>-154643</text:p>
              </table:table-cell>
              <table:table-cell office:value-type="float" office:value="70829">
                <text:p>70829</text:p>
              </table:table-cell>
              <table:table-cell office:value-type="float" office:value="1.0604">
                <text:p>1.0604</text:p>
              </table:table-cell>
            </table:table-row>
            <table:table-row>
              <table:table-cell office:value-type="string">
                <text:p>150414</text:p>
              </table:table-cell>
              <table:table-cell office:value-type="float" office:value="177644">
                <text:p>177644</text:p>
              </table:table-cell>
              <table:table-cell office:value-type="float" office:value="-55047">
                <text:p>-55047</text:p>
              </table:table-cell>
              <table:table-cell office:value-type="float" office:value="-148804">
                <text:p>-148804</text:p>
              </table:table-cell>
              <table:table-cell office:value-type="float" office:value="71160">
                <text:p>71160</text:p>
              </table:table-cell>
              <table:table-cell office:value-type="float" office:value="1.0807">
                <text:p>1.0807</text:p>
              </table:table-cell>
            </table:table-row>
            <table:table-row>
              <table:table-cell office:value-type="string">
                <text:p>150421</text:p>
              </table:table-cell>
              <table:table-cell office:value-type="float" office:value="175627">
                <text:p>175627</text:p>
              </table:table-cell>
              <table:table-cell office:value-type="float" office:value="-60335">
                <text:p>-60335</text:p>
              </table:table-cell>
              <table:table-cell office:value-type="float" office:value="-139424">
                <text:p>-139424</text:p>
              </table:table-cell>
              <table:table-cell office:value-type="float" office:value="67712">
                <text:p>67712</text:p>
              </table:table-cell>
              <table:table-cell office:value-type="float" office:value="1.0874">
                <text:p>1.0874</text:p>
              </table:table-cell>
            </table:table-row>
            <table:table-row>
              <table:table-cell office:value-type="string">
                <text:p>150428</text:p>
              </table:table-cell>
              <table:table-cell office:value-type="float" office:value="150166">
                <text:p>150166</text:p>
              </table:table-cell>
              <table:table-cell office:value-type="float" office:value="-55970">
                <text:p>-55970</text:p>
              </table:table-cell>
              <table:table-cell office:value-type="float" office:value="-124234">
                <text:p>-124234</text:p>
              </table:table-cell>
              <table:table-cell office:value-type="float" office:value="72964">
                <text:p>72964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150505</text:p>
              </table:table-cell>
              <table:table-cell office:value-type="float" office:value="141542">
                <text:p>141542</text:p>
              </table:table-cell>
              <table:table-cell office:value-type="float" office:value="-51293">
                <text:p>-51293</text:p>
              </table:table-cell>
              <table:table-cell office:value-type="float" office:value="-118303">
                <text:p>-118303</text:p>
              </table:table-cell>
              <table:table-cell office:value-type="float" office:value="65838">
                <text:p>65838</text:p>
              </table:table-cell>
              <table:table-cell office:value-type="float" office:value="1.1204">
                <text:p>1.1204</text:p>
              </table:table-cell>
            </table:table-row>
            <table:table-row>
              <table:table-cell office:value-type="string">
                <text:p>150512</text:p>
              </table:table-cell>
              <table:table-cell office:value-type="float" office:value="132585">
                <text:p>132585</text:p>
              </table:table-cell>
              <table:table-cell office:value-type="float" office:value="-60402">
                <text:p>-60402</text:p>
              </table:table-cell>
              <table:table-cell office:value-type="float" office:value="-107498">
                <text:p>-107498</text:p>
              </table:table-cell>
              <table:table-cell office:value-type="float" office:value="73507">
                <text:p>73507</text:p>
              </table:table-cell>
              <table:table-cell office:value-type="float" office:value="1.1453">
                <text:p>1.1453</text:p>
              </table:table-cell>
            </table:table-row>
            <table:table-row>
              <table:table-cell office:value-type="string">
                <text:p>150519</text:p>
              </table:table-cell>
              <table:table-cell office:value-type="float" office:value="122832">
                <text:p>122832</text:p>
              </table:table-cell>
              <table:table-cell office:value-type="float" office:value="-57201">
                <text:p>-57201</text:p>
              </table:table-cell>
              <table:table-cell office:value-type="float" office:value="-103229">
                <text:p>-103229</text:p>
              </table:table-cell>
              <table:table-cell office:value-type="float" office:value="77693">
                <text:p>77693</text:p>
              </table:table-cell>
              <table:table-cell office:value-type="float" office:value="1.1018">
                <text:p>1.1018</text:p>
              </table:table-cell>
            </table:table-row>
            <table:table-row>
              <table:table-cell office:value-type="string">
                <text:p>150526</text:p>
              </table:table-cell>
              <table:table-cell office:value-type="float" office:value="120245">
                <text:p>120245</text:p>
              </table:table-cell>
              <table:table-cell office:value-type="float" office:value="-57427">
                <text:p>-57427</text:p>
              </table:table-cell>
              <table:table-cell office:value-type="float" office:value="-103068">
                <text:p>-103068</text:p>
              </table:table-cell>
              <table:table-cell office:value-type="float" office:value="76953">
                <text:p>76953</text:p>
              </table:table-cell>
              <table:table-cell office:value-type="float" office:value="1.0988">
                <text:p>1.0988</text:p>
              </table:table-cell>
            </table:table-row>
            <table:table-row>
              <table:table-cell office:value-type="string">
                <text:p>150602</text:p>
              </table:table-cell>
              <table:table-cell office:value-type="float" office:value="116081">
                <text:p>116081</text:p>
              </table:table-cell>
              <table:table-cell office:value-type="float" office:value="-70316">
                <text:p>-70316</text:p>
              </table:table-cell>
              <table:table-cell office:value-type="float" office:value="-86336">
                <text:p>-86336</text:p>
              </table:table-cell>
              <table:table-cell office:value-type="float" office:value="82195">
                <text:p>82195</text:p>
              </table:table-cell>
              <table:table-cell office:value-type="float" office:value="1.1113">
                <text:p>1.1113</text:p>
              </table:table-cell>
            </table:table-row>
            <table:table-row>
              <table:table-cell office:value-type="string">
                <text:p>150609</text:p>
              </table:table-cell>
              <table:table-cell office:value-type="float" office:value="89569">
                <text:p>89569</text:p>
              </table:table-cell>
              <table:table-cell office:value-type="float" office:value="-71670">
                <text:p>-71670</text:p>
              </table:table-cell>
              <table:table-cell office:value-type="float" office:value="-73169">
                <text:p>-73169</text:p>
              </table:table-cell>
              <table:table-cell office:value-type="float" office:value="94011">
                <text:p>94011</text:p>
              </table:table-cell>
              <table:table-cell office:value-type="float" office:value="1.1269">
                <text:p>1.1269</text:p>
              </table:table-cell>
            </table:table-row>
            <table:table-row>
              <table:table-cell office:value-type="string">
                <text:p>150616</text:p>
              </table:table-cell>
              <table:table-cell office:value-type="float" office:value="108597">
                <text:p>108597</text:p>
              </table:table-cell>
              <table:table-cell office:value-type="float" office:value="-71996">
                <text:p>-71996</text:p>
              </table:table-cell>
              <table:table-cell office:value-type="float" office:value="-33002">
                <text:p>-33002</text:p>
              </table:table-cell>
              <table:table-cell office:value-type="float" office:value="30015">
                <text:p>30015</text:p>
              </table:table-cell>
              <table:table-cell office:value-type="float" office:value="1.1353">
                <text:p>1.1353</text:p>
              </table:table-cell>
            </table:table-row>
            <table:table-row>
              <table:table-cell office:value-type="string">
                <text:p>150623</text:p>
              </table:table-cell>
              <table:table-cell office:value-type="float" office:value="117841">
                <text:p>117841</text:p>
              </table:table-cell>
              <table:table-cell office:value-type="float" office:value="-56644">
                <text:p>-56644</text:p>
              </table:table-cell>
              <table:table-cell office:value-type="float" office:value="-45668">
                <text:p>-45668</text:p>
              </table:table-cell>
              <table:table-cell office:value-type="float" office:value="17074">
                <text:p>17074</text:p>
              </table:table-cell>
              <table:table-cell office:value-type="float" office:value="1.1166">
                <text:p>1.1166</text:p>
              </table:table-cell>
            </table:table-row>
            <table:table-row>
              <table:table-cell office:value-type="string">
                <text:p>150630</text:p>
              </table:table-cell>
              <table:table-cell office:value-type="float" office:value="119499">
                <text:p>119499</text:p>
              </table:table-cell>
              <table:table-cell office:value-type="float" office:value="-51792">
                <text:p>-51792</text:p>
              </table:table-cell>
              <table:table-cell office:value-type="float" office:value="-48954">
                <text:p>-48954</text:p>
              </table:table-cell>
              <table:table-cell office:value-type="float" office:value="15968">
                <text:p>15968</text:p>
              </table:table-cell>
              <table:table-cell office:value-type="float" office:value="1.1114">
                <text:p>1.1114</text:p>
              </table:table-cell>
            </table:table-row>
            <table:table-row>
              <table:table-cell office:value-type="string">
                <text:p>150707</text:p>
              </table:table-cell>
              <table:table-cell office:value-type="float" office:value="124685">
                <text:p>124685</text:p>
              </table:table-cell>
              <table:table-cell office:value-type="float" office:value="-42279">
                <text:p>-42279</text:p>
              </table:table-cell>
              <table:table-cell office:value-type="float" office:value="-59110">
                <text:p>-59110</text:p>
              </table:table-cell>
              <table:table-cell office:value-type="float" office:value="18916">
                <text:p>18916</text:p>
              </table:table-cell>
              <table:table-cell office:value-type="float" office:value="1.1164">
                <text:p>1.1164</text:p>
              </table:table-cell>
            </table:table-row>
            <table:table-row>
              <table:table-cell office:value-type="string">
                <text:p>150714</text:p>
              </table:table-cell>
              <table:table-cell office:value-type="float" office:value="122595">
                <text:p>122595</text:p>
              </table:table-cell>
              <table:table-cell office:value-type="float" office:value="-43186">
                <text:p>-43186</text:p>
              </table:table-cell>
              <table:table-cell office:value-type="float" office:value="-65859">
                <text:p>-65859</text:p>
              </table:table-cell>
              <table:table-cell office:value-type="float" office:value="22593">
                <text:p>22593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150721</text:p>
              </table:table-cell>
              <table:table-cell office:value-type="float" office:value="125826">
                <text:p>125826</text:p>
              </table:table-cell>
              <table:table-cell office:value-type="float" office:value="-35015">
                <text:p>-35015</text:p>
              </table:table-cell>
              <table:table-cell office:value-type="float" office:value="-72161">
                <text:p>-72161</text:p>
              </table:table-cell>
              <table:table-cell office:value-type="float" office:value="21489">
                <text:p>21489</text:p>
              </table:table-cell>
              <table:table-cell office:value-type="float" office:value="1.0984">
                <text:p>1.0984</text:p>
              </table:table-cell>
            </table:table-row>
            <table:table-row>
              <table:table-cell office:value-type="string">
                <text:p>150728</text:p>
              </table:table-cell>
              <table:table-cell office:value-type="float" office:value="110446">
                <text:p>110446</text:p>
              </table:table-cell>
              <table:table-cell office:value-type="float" office:value="-30477">
                <text:p>-30477</text:p>
              </table:table-cell>
              <table:table-cell office:value-type="float" office:value="-66491">
                <text:p>-66491</text:p>
              </table:table-cell>
              <table:table-cell office:value-type="float" office:value="23433">
                <text:p>23433</text:p>
              </table:table-cell>
              <table:table-cell office:value-type="float" office:value="1.0988">
                <text:p>1.0988</text:p>
              </table:table-cell>
            </table:table-row>
            <table:table-row>
              <table:table-cell office:value-type="string">
                <text:p>150804</text:p>
              </table:table-cell>
              <table:table-cell office:value-type="float" office:value="121348">
                <text:p>121348</text:p>
              </table:table-cell>
              <table:table-cell office:value-type="float" office:value="-33811">
                <text:p>-33811</text:p>
              </table:table-cell>
              <table:table-cell office:value-type="float" office:value="-74074">
                <text:p>-74074</text:p>
              </table:table-cell>
              <table:table-cell office:value-type="float" office:value="25166">
                <text:p>25166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150811</text:p>
              </table:table-cell>
              <table:table-cell office:value-type="float" office:value="107718">
                <text:p>107718</text:p>
              </table:table-cell>
              <table:table-cell office:value-type="float" office:value="-20375">
                <text:p>-20375</text:p>
              </table:table-cell>
              <table:table-cell office:value-type="float" office:value="-71568">
                <text:p>-71568</text:p>
              </table:table-cell>
              <table:table-cell office:value-type="float" office:value="21338">
                <text:p>21338</text:p>
              </table:table-cell>
              <table:table-cell office:value-type="float" office:value="1.1106">
                <text:p>1.1106</text:p>
              </table:table-cell>
            </table:table-row>
            <table:table-row>
              <table:table-cell office:value-type="string">
                <text:p>150818</text:p>
              </table:table-cell>
              <table:table-cell office:value-type="float" office:value="80700">
                <text:p>80700</text:p>
              </table:table-cell>
              <table:table-cell office:value-type="float" office:value="-14274">
                <text:p>-14274</text:p>
              </table:table-cell>
              <table:table-cell office:value-type="float" office:value="-58228">
                <text:p>-58228</text:p>
              </table:table-cell>
              <table:table-cell office:value-type="float" office:value="21396">
                <text:p>21396</text:p>
              </table:table-cell>
              <table:table-cell office:value-type="float" office:value="1.1389">
                <text:p>1.1389</text:p>
              </table:table-cell>
            </table:table-row>
            <table:table-row>
              <table:table-cell office:value-type="string">
                <text:p>150825</text:p>
              </table:table-cell>
              <table:table-cell office:value-type="float" office:value="65450">
                <text:p>65450</text:p>
              </table:table-cell>
              <table:table-cell office:value-type="float" office:value="-15112">
                <text:p>-15112</text:p>
              </table:table-cell>
              <table:table-cell office:value-type="float" office:value="-42460">
                <text:p>-42460</text:p>
              </table:table-cell>
              <table:table-cell office:value-type="float" office:value="17195">
                <text:p>17195</text:p>
              </table:table-cell>
              <table:table-cell office:value-type="float" office:value="1.1179">
                <text:p>1.1179</text:p>
              </table:table-cell>
            </table:table-row>
            <table:table-row>
              <table:table-cell office:value-type="string">
                <text:p>150901</text:p>
              </table:table-cell>
              <table:table-cell office:value-type="float" office:value="64888">
                <text:p>64888</text:p>
              </table:table-cell>
              <table:table-cell office:value-type="float" office:value="-15770">
                <text:p>-15770</text:p>
              </table:table-cell>
              <table:table-cell office:value-type="float" office:value="-40286">
                <text:p>-40286</text:p>
              </table:table-cell>
              <table:table-cell office:value-type="float" office:value="11654">
                <text:p>11654</text:p>
              </table:table-cell>
              <table:table-cell office:value-type="float" office:value="1.1147">
                <text:p>1.1147</text:p>
              </table:table-cell>
            </table:table-row>
            <table:table-row>
              <table:table-cell office:value-type="string">
                <text:p>150908</text:p>
              </table:table-cell>
              <table:table-cell office:value-type="float" office:value="83076">
                <text:p>83076</text:p>
              </table:table-cell>
              <table:table-cell office:value-type="float" office:value="-23718">
                <text:p>-23718</text:p>
              </table:table-cell>
              <table:table-cell office:value-type="float" office:value="-49964">
                <text:p>-49964</text:p>
              </table:table-cell>
              <table:table-cell office:value-type="float" office:value="17810">
                <text:p>17810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150915</text:p>
              </table:table-cell>
              <table:table-cell office:value-type="float" office:value="87341">
                <text:p>87341</text:p>
              </table:table-cell>
              <table:table-cell office:value-type="float" office:value="-25289">
                <text:p>-25289</text:p>
              </table:table-cell>
              <table:table-cell office:value-type="float" office:value="-59641">
                <text:p>-59641</text:p>
              </table:table-cell>
              <table:table-cell office:value-type="float" office:value="15797">
                <text:p>15797</text:p>
              </table:table-cell>
              <table:table-cell office:value-type="float" office:value="1.1305">
                <text:p>1.1305</text:p>
              </table:table-cell>
            </table:table-row>
            <table:table-row>
              <table:table-cell office:value-type="string">
                <text:p>150922</text:p>
              </table:table-cell>
              <table:table-cell office:value-type="float" office:value="82042">
                <text:p>82042</text:p>
              </table:table-cell>
              <table:table-cell office:value-type="float" office:value="-26238">
                <text:p>-26238</text:p>
              </table:table-cell>
              <table:table-cell office:value-type="float" office:value="-56471">
                <text:p>-56471</text:p>
              </table:table-cell>
              <table:table-cell office:value-type="float" office:value="21748">
                <text:p>21748</text:p>
              </table:table-cell>
              <table:table-cell office:value-type="float" office:value="1.1195">
                <text:p>1.1195</text:p>
              </table:table-cell>
            </table:table-row>
            <table:table-row>
              <table:table-cell office:value-type="string">
                <text:p>150929</text:p>
              </table:table-cell>
              <table:table-cell office:value-type="float" office:value="88425">
                <text:p>88425</text:p>
              </table:table-cell>
              <table:table-cell office:value-type="float" office:value="-28103">
                <text:p>-28103</text:p>
              </table:table-cell>
              <table:table-cell office:value-type="float" office:value="-57957">
                <text:p>-57957</text:p>
              </table:table-cell>
              <table:table-cell office:value-type="float" office:value="22041">
                <text:p>22041</text:p>
              </table:table-cell>
              <table:table-cell office:value-type="float" office:value="1.1211">
                <text:p>1.1211</text:p>
              </table:table-cell>
            </table:table-row>
            <table:table-row>
              <table:table-cell office:value-type="string">
                <text:p>151006</text:p>
              </table:table-cell>
              <table:table-cell office:value-type="float" office:value="73191">
                <text:p>73191</text:p>
              </table:table-cell>
              <table:table-cell office:value-type="float" office:value="-18817">
                <text:p>-18817</text:p>
              </table:table-cell>
              <table:table-cell office:value-type="float" office:value="-62431">
                <text:p>-62431</text:p>
              </table:table-cell>
              <table:table-cell office:value-type="float" office:value="27754">
                <text:p>27754</text:p>
              </table:table-cell>
              <table:table-cell office:value-type="float" office:value="1.1358">
                <text:p>1.1358</text:p>
              </table:table-cell>
            </table:table-row>
            <table:table-row>
              <table:table-cell office:value-type="string">
                <text:p>151013</text:p>
              </table:table-cell>
              <table:table-cell office:value-type="float" office:value="52073">
                <text:p>52073</text:p>
              </table:table-cell>
              <table:table-cell office:value-type="float" office:value="-9214">
                <text:p>-9214</text:p>
              </table:table-cell>
              <table:table-cell office:value-type="float" office:value="-60104">
                <text:p>-60104</text:p>
              </table:table-cell>
              <table:table-cell office:value-type="float" office:value="33684">
                <text:p>33684</text:p>
              </table:table-cell>
              <table:table-cell office:value-type="float" office:value="1.1346">
                <text:p>1.1346</text:p>
              </table:table-cell>
            </table:table-row>
            <table:table-row>
              <table:table-cell office:value-type="string">
                <text:p>151020</text:p>
              </table:table-cell>
              <table:table-cell office:value-type="float" office:value="25384">
                <text:p>25384</text:p>
              </table:table-cell>
              <table:table-cell office:value-type="float" office:value="-831">
                <text:p>-831</text:p>
              </table:table-cell>
              <table:table-cell office:value-type="float" office:value="-48616">
                <text:p>-48616</text:p>
              </table:table-cell>
              <table:table-cell office:value-type="float" office:value="40826">
                <text:p>40826</text:p>
              </table:table-cell>
              <table:table-cell office:value-type="float" office:value="1.1018">
                <text:p>1.1018</text:p>
              </table:table-cell>
            </table:table-row>
            <table:table-row>
              <table:table-cell office:value-type="string">
                <text:p>151027</text:p>
              </table:table-cell>
              <table:table-cell office:value-type="float" office:value="70605">
                <text:p>70605</text:p>
              </table:table-cell>
              <table:table-cell office:value-type="float" office:value="-9453">
                <text:p>-9453</text:p>
              </table:table-cell>
              <table:table-cell office:value-type="float" office:value="-83046">
                <text:p>-83046</text:p>
              </table:table-cell>
              <table:table-cell office:value-type="float" office:value="50410">
                <text:p>50410</text:p>
              </table:table-cell>
              <table:table-cell office:value-type="float" office:value="1.1005">
                <text:p>1.1005</text:p>
              </table:table-cell>
            </table:table-row>
            <table:table-row>
              <table:table-cell office:value-type="string">
                <text:p>151103</text:p>
              </table:table-cell>
              <table:table-cell office:value-type="float" office:value="95938">
                <text:p>95938</text:p>
              </table:table-cell>
              <table:table-cell office:value-type="float" office:value="-4863">
                <text:p>-4863</text:p>
              </table:table-cell>
              <table:table-cell office:value-type="float" office:value="-118209">
                <text:p>-118209</text:p>
              </table:table-cell>
              <table:table-cell office:value-type="float" office:value="61744">
                <text:p>61744</text:p>
              </table:table-cell>
              <table:table-cell office:value-type="float" office:value="1.0741">
                <text:p>1.0741</text:p>
              </table:table-cell>
            </table:table-row>
            <table:table-row>
              <table:table-cell office:value-type="string">
                <text:p>151110</text:p>
              </table:table-cell>
              <table:table-cell office:value-type="float" office:value="104001">
                <text:p>104001</text:p>
              </table:table-cell>
              <table:table-cell office:value-type="float" office:value="-280">
                <text:p>-280</text:p>
              </table:table-cell>
              <table:table-cell office:value-type="float" office:value="-130082">
                <text:p>-130082</text:p>
              </table:table-cell>
              <table:table-cell office:value-type="float" office:value="67977">
                <text:p>67977</text:p>
              </table:table-cell>
              <table:table-cell office:value-type="float" office:value="1.0779">
                <text:p>1.0779</text:p>
              </table:table-cell>
            </table:table-row>
            <table:table-row>
              <table:table-cell office:value-type="string">
                <text:p>151117</text:p>
              </table:table-cell>
              <table:table-cell office:value-type="float" office:value="128387">
                <text:p>128387</text:p>
              </table:table-cell>
              <table:table-cell office:value-type="float" office:value="-6877">
                <text:p>-6877</text:p>
              </table:table-cell>
              <table:table-cell office:value-type="float" office:value="-141062">
                <text:p>-141062</text:p>
              </table:table-cell>
              <table:table-cell office:value-type="float" office:value="59527">
                <text:p>59527</text:p>
              </table:table-cell>
              <table:table-cell office:value-type="float" office:value="1.0646">
                <text:p>1.0646</text:p>
              </table:table-cell>
            </table:table-row>
            <table:table-row>
              <table:table-cell office:value-type="string">
                <text:p>151124</text:p>
              </table:table-cell>
              <table:table-cell office:value-type="float" office:value="141285">
                <text:p>141285</text:p>
              </table:table-cell>
              <table:table-cell office:value-type="float" office:value="-3810">
                <text:p>-3810</text:p>
              </table:table-cell>
              <table:table-cell office:value-type="float" office:value="-151882">
                <text:p>-151882</text:p>
              </table:table-cell>
              <table:table-cell office:value-type="float" office:value="54845">
                <text:p>54845</text:p>
              </table:table-cell>
              <table:table-cell office:value-type="float" office:value="1.0593">
                <text:p>1.0593</text:p>
              </table:table-cell>
            </table:table-row>
            <table:table-row>
              <table:table-cell office:value-type="string">
                <text:p>151201</text:p>
              </table:table-cell>
              <table:table-cell office:value-type="float" office:value="143458">
                <text:p>143458</text:p>
              </table:table-cell>
              <table:table-cell office:value-type="float" office:value="1411">
                <text:p>1411</text:p>
              </table:table-cell>
              <table:table-cell office:value-type="float" office:value="-156726">
                <text:p>-156726</text:p>
              </table:table-cell>
              <table:table-cell office:value-type="float" office:value="53534">
                <text:p>53534</text:p>
              </table:table-cell>
              <table:table-cell office:value-type="float" office:value="1.0886">
                <text:p>1.0886</text:p>
              </table:table-cell>
            </table:table-row>
            <table:table-row>
              <table:table-cell office:value-type="string">
                <text:p>151208</text:p>
              </table:table-cell>
              <table:table-cell office:value-type="float" office:value="127099">
                <text:p>127099</text:p>
              </table:table-cell>
              <table:table-cell office:value-type="float" office:value="-5862">
                <text:p>-5862</text:p>
              </table:table-cell>
              <table:table-cell office:value-type="float" office:value="-139375">
                <text:p>-139375</text:p>
              </table:table-cell>
              <table:table-cell office:value-type="float" office:value="42915">
                <text:p>42915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>151215</text:p>
              </table:table-cell>
              <table:table-cell office:value-type="float" office:value="138780">
                <text:p>138780</text:p>
              </table:table-cell>
              <table:table-cell office:value-type="float" office:value="-16032">
                <text:p>-16032</text:p>
              </table:table-cell>
              <table:table-cell office:value-type="float" office:value="-126395">
                <text:p>-126395</text:p>
              </table:table-cell>
              <table:table-cell office:value-type="float" office:value="28997">
                <text:p>28997</text:p>
              </table:table-cell>
              <table:table-cell office:value-type="float" office:value="1.0868">
                <text:p>1.0868</text:p>
              </table:table-cell>
            </table:table-row>
            <table:table-row>
              <table:table-cell office:value-type="string">
                <text:p>151222</text:p>
              </table:table-cell>
              <table:table-cell office:value-type="float" office:value="135544">
                <text:p>135544</text:p>
              </table:table-cell>
              <table:table-cell office:value-type="float" office:value="-14222">
                <text:p>-14222</text:p>
              </table:table-cell>
              <table:table-cell office:value-type="float" office:value="-129584">
                <text:p>-129584</text:p>
              </table:table-cell>
              <table:table-cell office:value-type="float" office:value="29286">
                <text:p>29286</text:p>
              </table:table-cell>
              <table:table-cell office:value-type="float" office:value="1.0977">
                <text:p>1.0977</text:p>
              </table:table-cell>
            </table:table-row>
            <table:table-row>
              <table:table-cell office:value-type="string">
                <text:p>151229</text:p>
              </table:table-cell>
              <table:table-cell office:value-type="float" office:value="132465">
                <text:p>132465</text:p>
              </table:table-cell>
              <table:table-cell office:value-type="float" office:value="-9013">
                <text:p>-9013</text:p>
              </table:table-cell>
              <table:table-cell office:value-type="float" office:value="-131349">
                <text:p>-131349</text:p>
              </table:table-cell>
              <table:table-cell office:value-type="float" office:value="27769">
                <text:p>27769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160105</text:p>
              </table:table-cell>
              <table:table-cell office:value-type="float" office:value="133790">
                <text:p>133790</text:p>
              </table:table-cell>
              <table:table-cell office:value-type="float" office:value="-18467">
                <text:p>-18467</text:p>
              </table:table-cell>
              <table:table-cell office:value-type="float" office:value="-123477">
                <text:p>-123477</text:p>
              </table:table-cell>
              <table:table-cell office:value-type="float" office:value="26883">
                <text:p>26883</text:p>
              </table:table-cell>
              <table:table-cell office:value-type="float" office:value="1.0932">
                <text:p>1.0932</text:p>
              </table:table-cell>
            </table:table-row>
            <table:table-row>
              <table:table-cell office:value-type="string">
                <text:p>160112</text:p>
              </table:table-cell>
              <table:table-cell office:value-type="float" office:value="123325">
                <text:p>123325</text:p>
              </table:table-cell>
              <table:table-cell office:value-type="float" office:value="-20959">
                <text:p>-20959</text:p>
              </table:table-cell>
              <table:table-cell office:value-type="float" office:value="-109378">
                <text:p>-109378</text:p>
              </table:table-cell>
              <table:table-cell office:value-type="float" office:value="22312">
                <text:p>22312</text:p>
              </table:table-cell>
              <table:table-cell office:value-type="float" office:value="1.0917">
                <text:p>1.0917</text:p>
              </table:table-cell>
            </table:table-row>
            <table:table-row>
              <table:table-cell office:value-type="string">
                <text:p>160119</text:p>
              </table:table-cell>
              <table:table-cell office:value-type="float" office:value="100692">
                <text:p>100692</text:p>
              </table:table-cell>
              <table:table-cell office:value-type="float" office:value="-16246">
                <text:p>-16246</text:p>
              </table:table-cell>
              <table:table-cell office:value-type="float" office:value="-95994">
                <text:p>-95994</text:p>
              </table:table-cell>
              <table:table-cell office:value-type="float" office:value="22000">
                <text:p>22000</text:p>
              </table:table-cell>
              <table:table-cell office:value-type="float" office:value="1.0797">
                <text:p>1.0797</text:p>
              </table:table-cell>
            </table:table-row>
            <table:table-row>
              <table:table-cell office:value-type="string">
                <text:p>160126</text:p>
              </table:table-cell>
              <table:table-cell office:value-type="float" office:value="98986">
                <text:p>98986</text:p>
              </table:table-cell>
              <table:table-cell office:value-type="float" office:value="-19780">
                <text:p>-19780</text:p>
              </table:table-cell>
              <table:table-cell office:value-type="float" office:value="-88975">
                <text:p>-88975</text:p>
              </table:table-cell>
              <table:table-cell office:value-type="float" office:value="25372">
                <text:p>25372</text:p>
              </table:table-cell>
              <table:table-cell office:value-type="float" office:value="1.0837">
                <text:p>1.0837</text:p>
              </table:table-cell>
            </table:table-row>
            <table:table-row>
              <table:table-cell office:value-type="string">
                <text:p>160202</text:p>
              </table:table-cell>
              <table:table-cell office:value-type="float" office:value="61574">
                <text:p>61574</text:p>
              </table:table-cell>
              <table:table-cell office:value-type="float" office:value="-9847">
                <text:p>-9847</text:p>
              </table:table-cell>
              <table:table-cell office:value-type="float" office:value="-74553">
                <text:p>-74553</text:p>
              </table:table-cell>
              <table:table-cell office:value-type="float" office:value="47750">
                <text:p>47750</text:p>
              </table:table-cell>
              <table:table-cell office:value-type="float" office:value="1.1159">
                <text:p>1.1159</text:p>
              </table:table-cell>
            </table:table-row>
            <table:table-row>
              <table:table-cell office:value-type="string">
                <text:p>160209</text:p>
              </table:table-cell>
              <table:table-cell office:value-type="float" office:value="15025">
                <text:p>15025</text:p>
              </table:table-cell>
              <table:table-cell office:value-type="float" office:value="8471">
                <text:p>8471</text:p>
              </table:table-cell>
              <table:table-cell office:value-type="float" office:value="-61799">
                <text:p>-61799</text:p>
              </table:table-cell>
              <table:table-cell office:value-type="float" office:value="49013">
                <text:p>49013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160216</text:p>
              </table:table-cell>
              <table:table-cell office:value-type="float" office:value="-3786">
                <text:p>-3786</text:p>
              </table:table-cell>
              <table:table-cell office:value-type="float" office:value="6974">
                <text:p>6974</text:p>
              </table:table-cell>
              <table:table-cell office:value-type="float" office:value="-41107">
                <text:p>-41107</text:p>
              </table:table-cell>
              <table:table-cell office:value-type="float" office:value="43478">
                <text:p>43478</text:p>
              </table:table-cell>
              <table:table-cell office:value-type="float" office:value="1.1135">
                <text:p>1.1135</text:p>
              </table:table-cell>
            </table:table-row>
            <table:table-row>
              <table:table-cell office:value-type="string">
                <text:p>160223</text:p>
              </table:table-cell>
              <table:table-cell office:value-type="float" office:value="-683">
                <text:p>-683</text:p>
              </table:table-cell>
              <table:table-cell office:value-type="float" office:value="19008">
                <text:p>19008</text:p>
              </table:table-cell>
              <table:table-cell office:value-type="float" office:value="-35900">
                <text:p>-35900</text:p>
              </table:table-cell>
              <table:table-cell office:value-type="float" office:value="24245">
                <text:p>24245</text:p>
              </table:table-cell>
              <table:table-cell office:value-type="float" office:value="1.0934">
                <text:p>1.0934</text:p>
              </table:table-cell>
            </table:table-row>
            <table:table-row>
              <table:table-cell office:value-type="string">
                <text:p>160301</text:p>
              </table:table-cell>
              <table:table-cell office:value-type="float" office:value="37228">
                <text:p>37228</text:p>
              </table:table-cell>
              <table:table-cell office:value-type="float" office:value="8410">
                <text:p>8410</text:p>
              </table:table-cell>
              <table:table-cell office:value-type="float" office:value="-51615">
                <text:p>-51615</text:p>
              </table:table-cell>
              <table:table-cell office:value-type="float" office:value="23934">
                <text:p>23934</text:p>
              </table:table-cell>
              <table:table-cell office:value-type="float" office:value="1.1004">
                <text:p>1.1004</text:p>
              </table:table-cell>
            </table:table-row>
            <table:table-row>
              <table:table-cell office:value-type="string">
                <text:p>160308</text:p>
              </table:table-cell>
              <table:table-cell office:value-type="float" office:value="44878">
                <text:p>44878</text:p>
              </table:table-cell>
              <table:table-cell office:value-type="float" office:value="4427">
                <text:p>4427</text:p>
              </table:table-cell>
              <table:table-cell office:value-type="float" office:value="-61927">
                <text:p>-61927</text:p>
              </table:table-cell>
              <table:table-cell office:value-type="float" office:value="30714">
                <text:p>30714</text:p>
              </table:table-cell>
              <table:table-cell office:value-type="float" office:value="1.1153">
                <text:p>1.1153</text:p>
              </table:table-cell>
            </table:table-row>
            <table:table-row>
              <table:table-cell office:value-type="string">
                <text:p>160315</text:p>
              </table:table-cell>
              <table:table-cell office:value-type="float" office:value="74170">
                <text:p>74170</text:p>
              </table:table-cell>
              <table:table-cell office:value-type="float" office:value="6885">
                <text:p>6885</text:p>
              </table:table-cell>
              <table:table-cell office:value-type="float" office:value="-74713">
                <text:p>-74713</text:p>
              </table:table-cell>
              <table:table-cell office:value-type="float" office:value="3916">
                <text:p>3916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160322</text:p>
              </table:table-cell>
              <table:table-cell office:value-type="float" office:value="61613">
                <text:p>61613</text:p>
              </table:table-cell>
              <table:table-cell office:value-type="float" office:value="8858">
                <text:p>8858</text:p>
              </table:table-cell>
              <table:table-cell office:value-type="float" office:value="-68806">
                <text:p>-68806</text:p>
              </table:table-cell>
              <table:table-cell office:value-type="float" office:value="5306">
                <text:p>5306</text:p>
              </table:table-cell>
              <table:table-cell office:value-type="float" office:value="1.1166">
                <text:p>1.1166</text:p>
              </table:table-cell>
            </table:table-row>
            <table:table-row>
              <table:table-cell office:value-type="string">
                <text:p>160329</text:p>
              </table:table-cell>
              <table:table-cell office:value-type="float" office:value="55059">
                <text:p>55059</text:p>
              </table:table-cell>
              <table:table-cell office:value-type="float" office:value="7835">
                <text:p>7835</text:p>
              </table:table-cell>
              <table:table-cell office:value-type="float" office:value="-63117">
                <text:p>-63117</text:p>
              </table:table-cell>
              <table:table-cell office:value-type="float" office:value="3763">
                <text:p>3763</text:p>
              </table:table-cell>
              <table:table-cell office:value-type="float" office:value="1.1387">
                <text:p>1.1387</text:p>
              </table:table-cell>
            </table:table-row>
            <table:table-row>
              <table:table-cell office:value-type="string">
                <text:p>160405</text:p>
              </table:table-cell>
              <table:table-cell office:value-type="float" office:value="42380">
                <text:p>42380</text:p>
              </table:table-cell>
              <table:table-cell office:value-type="float" office:value="11240">
                <text:p>11240</text:p>
              </table:table-cell>
              <table:table-cell office:value-type="float" office:value="-54339">
                <text:p>-54339</text:p>
              </table:table-cell>
              <table:table-cell office:value-type="float" office:value="6969">
                <text:p>6969</text:p>
              </table:table-cell>
              <table:table-cell office:value-type="float" office:value="1.1401">
                <text:p>1.1401</text:p>
              </table:table-cell>
            </table:table-row>
            <table:table-row>
              <table:table-cell office:value-type="string">
                <text:p>160412</text:p>
              </table:table-cell>
              <table:table-cell office:value-type="float" office:value="37698">
                <text:p>37698</text:p>
              </table:table-cell>
              <table:table-cell office:value-type="float" office:value="3832">
                <text:p>3832</text:p>
              </table:table-cell>
              <table:table-cell office:value-type="float" office:value="-47490">
                <text:p>-47490</text:p>
              </table:table-cell>
              <table:table-cell office:value-type="float" office:value="9712">
                <text:p>9712</text:p>
              </table:table-cell>
              <table:table-cell office:value-type="float" office:value="1.1283">
                <text:p>1.1283</text:p>
              </table:table-cell>
            </table:table-row>
            <table:table-row>
              <table:table-cell office:value-type="string">
                <text:p>160419</text:p>
              </table:table-cell>
              <table:table-cell office:value-type="float" office:value="31840">
                <text:p>31840</text:p>
              </table:table-cell>
              <table:table-cell office:value-type="float" office:value="12177">
                <text:p>12177</text:p>
              </table:table-cell>
              <table:table-cell office:value-type="float" office:value="-50877">
                <text:p>-50877</text:p>
              </table:table-cell>
              <table:table-cell office:value-type="float" office:value="11883">
                <text:p>11883</text:p>
              </table:table-cell>
              <table:table-cell office:value-type="float" office:value="1.1234">
                <text:p>1.1234</text:p>
              </table:table-cell>
            </table:table-row>
            <table:table-row>
              <table:table-cell office:value-type="string">
                <text:p>160426</text:p>
              </table:table-cell>
              <table:table-cell office:value-type="float" office:value="16983">
                <text:p>16983</text:p>
              </table:table-cell>
              <table:table-cell office:value-type="float" office:value="20247">
                <text:p>20247</text:p>
              </table:table-cell>
              <table:table-cell office:value-type="float" office:value="-43212">
                <text:p>-43212</text:p>
              </table:table-cell>
              <table:table-cell office:value-type="float" office:value="11041">
                <text:p>11041</text:p>
              </table:table-cell>
              <table:table-cell office:value-type="float" office:value="1.1456">
                <text:p>1.1456</text:p>
              </table:table-cell>
            </table:table-row>
            <table:table-row>
              <table:table-cell office:value-type="string">
                <text:p>160503</text:p>
              </table:table-cell>
              <table:table-cell office:value-type="float" office:value="-5265">
                <text:p>-5265</text:p>
              </table:table-cell>
              <table:table-cell office:value-type="float" office:value="33761">
                <text:p>33761</text:p>
              </table:table-cell>
              <table:table-cell office:value-type="float" office:value="-38623">
                <text:p>-38623</text:p>
              </table:table-cell>
              <table:table-cell office:value-type="float" office:value="14066">
                <text:p>14066</text:p>
              </table:table-cell>
              <table:table-cell office:value-type="float" office:value="1.1405">
                <text:p>1.1405</text:p>
              </table:table-cell>
            </table:table-row>
            <table:table-row>
              <table:table-cell office:value-type="string">
                <text:p>160510</text:p>
              </table:table-cell>
              <table:table-cell office:value-type="float" office:value="-4880">
                <text:p>-4880</text:p>
              </table:table-cell>
              <table:table-cell office:value-type="float" office:value="30888">
                <text:p>30888</text:p>
              </table:table-cell>
              <table:table-cell office:value-type="float" office:value="-31337">
                <text:p>-31337</text:p>
              </table:table-cell>
              <table:table-cell office:value-type="float" office:value="12941">
                <text:p>12941</text:p>
              </table:table-cell>
              <table:table-cell office:value-type="float" office:value="1.1308">
                <text:p>1.1308</text:p>
              </table:table-cell>
            </table:table-row>
            <table:table-row>
              <table:table-cell office:value-type="string">
                <text:p>160517</text:p>
              </table:table-cell>
              <table:table-cell office:value-type="float" office:value="-3024">
                <text:p>-3024</text:p>
              </table:table-cell>
              <table:table-cell office:value-type="float" office:value="25228">
                <text:p>25228</text:p>
              </table:table-cell>
              <table:table-cell office:value-type="float" office:value="-22542">
                <text:p>-22542</text:p>
              </table:table-cell>
              <table:table-cell office:value-type="float" office:value="11867">
                <text:p>11867</text:p>
              </table:table-cell>
              <table:table-cell office:value-type="float" office:value="1.1224">
                <text:p>1.1224</text:p>
              </table:table-cell>
            </table:table-row>
            <table:table-row>
              <table:table-cell office:value-type="string">
                <text:p>160524</text:p>
              </table:table-cell>
              <table:table-cell office:value-type="float" office:value="27794">
                <text:p>27794</text:p>
              </table:table-cell>
              <table:table-cell office:value-type="float" office:value="19377">
                <text:p>19377</text:p>
              </table:table-cell>
              <table:table-cell office:value-type="float" office:value="-48834">
                <text:p>-48834</text:p>
              </table:table-cell>
              <table:table-cell office:value-type="float" office:value="12269">
                <text:p>12269</text:p>
              </table:table-cell>
              <table:table-cell office:value-type="float" office:value="1.1115">
                <text:p>1.1115</text:p>
              </table:table-cell>
            </table:table-row>
            <table:table-row>
              <table:table-cell office:value-type="string">
                <text:p>160531</text:p>
              </table:table-cell>
              <table:table-cell office:value-type="float" office:value="43939">
                <text:p>43939</text:p>
              </table:table-cell>
              <table:table-cell office:value-type="float" office:value="20991">
                <text:p>20991</text:p>
              </table:table-cell>
              <table:table-cell office:value-type="float" office:value="-61574">
                <text:p>-61574</text:p>
              </table:table-cell>
              <table:table-cell office:value-type="float" office:value="9704">
                <text:p>9704</text:p>
              </table:table-cell>
              <table:table-cell office:value-type="float" office:value="1.1367">
                <text:p>1.1367</text:p>
              </table:table-cell>
            </table:table-row>
            <table:table-row>
              <table:table-cell office:value-type="string">
                <text:p>160607</text:p>
              </table:table-cell>
              <table:table-cell office:value-type="float" office:value="37280">
                <text:p>37280</text:p>
              </table:table-cell>
              <table:table-cell office:value-type="float" office:value="26058">
                <text:p>26058</text:p>
              </table:table-cell>
              <table:table-cell office:value-type="float" office:value="-64083">
                <text:p>-64083</text:p>
              </table:table-cell>
              <table:table-cell office:value-type="float" office:value="13171">
                <text:p>13171</text:p>
              </table:table-cell>
              <table:table-cell office:value-type="float" office:value="1.1251">
                <text:p>1.1251</text:p>
              </table:table-cell>
            </table:table-row>
            <table:table-row>
              <table:table-cell office:value-type="string">
                <text:p>160614</text:p>
              </table:table-cell>
              <table:table-cell office:value-type="float" office:value="68984">
                <text:p>68984</text:p>
              </table:table-cell>
              <table:table-cell office:value-type="float" office:value="23710">
                <text:p>23710</text:p>
              </table:table-cell>
              <table:table-cell office:value-type="float" office:value="-70074">
                <text:p>-70074</text:p>
              </table:table-cell>
              <table:table-cell office:value-type="float" office:value="-8404">
                <text:p>-8404</text:p>
              </table:table-cell>
              <table:table-cell office:value-type="float" office:value="1.1277">
                <text:p>1.1277</text:p>
              </table:table-cell>
            </table:table-row>
            <table:table-row>
              <table:table-cell office:value-type="string">
                <text:p>160621</text:p>
              </table:table-cell>
              <table:table-cell office:value-type="float" office:value="71435">
                <text:p>71435</text:p>
              </table:table-cell>
              <table:table-cell office:value-type="float" office:value="29896">
                <text:p>29896</text:p>
              </table:table-cell>
              <table:table-cell office:value-type="float" office:value="-78621">
                <text:p>-78621</text:p>
              </table:table-cell>
              <table:table-cell office:value-type="float" office:value="-10658">
                <text:p>-10658</text:p>
              </table:table-cell>
              <table:table-cell office:value-type="float" office:value="1.1117">
                <text:p>1.1117</text:p>
              </table:table-cell>
            </table:table-row>
            <table:table-row>
              <table:table-cell office:value-type="string">
                <text:p>160628</text:p>
              </table:table-cell>
              <table:table-cell office:value-type="float" office:value="75215">
                <text:p>75215</text:p>
              </table:table-cell>
              <table:table-cell office:value-type="float" office:value="19191">
                <text:p>19191</text:p>
              </table:table-cell>
              <table:table-cell office:value-type="float" office:value="-58811">
                <text:p>-58811</text:p>
              </table:table-cell>
              <table:table-cell office:value-type="float" office:value="-20876">
                <text:p>-20876</text:p>
              </table:table-cell>
              <table:table-cell office:value-type="float" office:value="1.1136">
                <text:p>1.1136</text:p>
              </table:table-cell>
            </table:table-row>
            <table:table-row>
              <table:table-cell office:value-type="string">
                <text:p>160705</text:p>
              </table:table-cell>
              <table:table-cell office:value-type="float" office:value="99164">
                <text:p>99164</text:p>
              </table:table-cell>
              <table:table-cell office:value-type="float" office:value="14264">
                <text:p>14264</text:p>
              </table:table-cell>
              <table:table-cell office:value-type="float" office:value="-74655">
                <text:p>-74655</text:p>
              </table:table-cell>
              <table:table-cell office:value-type="float" office:value="-20350">
                <text:p>-20350</text:p>
              </table:table-cell>
              <table:table-cell office:value-type="float" office:value="1.1055">
                <text:p>1.1055</text:p>
              </table:table-cell>
            </table:table-row>
            <table:table-row>
              <table:table-cell office:value-type="string">
                <text:p>160712</text:p>
              </table:table-cell>
              <table:table-cell office:value-type="float" office:value="108323">
                <text:p>108323</text:p>
              </table:table-cell>
              <table:table-cell office:value-type="float" office:value="21745">
                <text:p>21745</text:p>
              </table:table-cell>
              <table:table-cell office:value-type="float" office:value="-91872">
                <text:p>-91872</text:p>
              </table:table-cell>
              <table:table-cell office:value-type="float" office:value="-17707">
                <text:p>-17707</text:p>
              </table:table-cell>
              <table:table-cell office:value-type="float" office:value="1.1036">
                <text:p>1.1036</text:p>
              </table:table-cell>
            </table:table-row>
            <table:table-row>
              <table:table-cell office:value-type="string">
                <text:p>160719</text:p>
              </table:table-cell>
              <table:table-cell office:value-type="float" office:value="121542">
                <text:p>121542</text:p>
              </table:table-cell>
              <table:table-cell office:value-type="float" office:value="23112">
                <text:p>23112</text:p>
              </table:table-cell>
              <table:table-cell office:value-type="float" office:value="-105048">
                <text:p>-105048</text:p>
              </table:table-cell>
              <table:table-cell office:value-type="float" office:value="-15242">
                <text:p>-15242</text:p>
              </table:table-cell>
              <table:table-cell office:value-type="float" office:value="1.0976">
                <text:p>1.0976</text:p>
              </table:table-cell>
            </table:table-row>
            <table:table-row>
              <table:table-cell office:value-type="string">
                <text:p>160726</text:p>
              </table:table-cell>
              <table:table-cell office:value-type="float" office:value="132076">
                <text:p>132076</text:p>
              </table:table-cell>
              <table:table-cell office:value-type="float" office:value="23686">
                <text:p>23686</text:p>
              </table:table-cell>
              <table:table-cell office:value-type="float" office:value="-111903">
                <text:p>-111903</text:p>
              </table:table-cell>
              <table:table-cell office:value-type="float" office:value="-20724">
                <text:p>-20724</text:p>
              </table:table-cell>
              <table:table-cell office:value-type="float" office:value="1.1174">
                <text:p>1.1174</text:p>
              </table:table-cell>
            </table:table-row>
            <table:table-row>
              <table:table-cell office:value-type="string">
                <text:p>160802</text:p>
              </table:table-cell>
              <table:table-cell office:value-type="float" office:value="112317">
                <text:p>112317</text:p>
              </table:table-cell>
              <table:table-cell office:value-type="float" office:value="28971">
                <text:p>28971</text:p>
              </table:table-cell>
              <table:table-cell office:value-type="float" office:value="-108283">
                <text:p>-108283</text:p>
              </table:table-cell>
              <table:table-cell office:value-type="float" office:value="-17782">
                <text:p>-17782</text:p>
              </table:table-cell>
              <table:table-cell office:value-type="float" office:value="1.1085">
                <text:p>1.1085</text:p>
              </table:table-cell>
            </table:table-row>
            <table:table-row>
              <table:table-cell office:value-type="string">
                <text:p>160809</text:p>
              </table:table-cell>
              <table:table-cell office:value-type="float" office:value="116044">
                <text:p>116044</text:p>
              </table:table-cell>
              <table:table-cell office:value-type="float" office:value="26550">
                <text:p>26550</text:p>
              </table:table-cell>
              <table:table-cell office:value-type="float" office:value="-103798">
                <text:p>-103798</text:p>
              </table:table-cell>
              <table:table-cell office:value-type="float" office:value="-17681">
                <text:p>-17681</text:p>
              </table:table-cell>
              <table:table-cell office:value-type="float" office:value="1.1161">
                <text:p>1.1161</text:p>
              </table:table-cell>
            </table:table-row>
            <table:table-row>
              <table:table-cell office:value-type="string">
                <text:p>160816</text:p>
              </table:table-cell>
              <table:table-cell office:value-type="float" office:value="101129">
                <text:p>101129</text:p>
              </table:table-cell>
              <table:table-cell office:value-type="float" office:value="28988">
                <text:p>28988</text:p>
              </table:table-cell>
              <table:table-cell office:value-type="float" office:value="-98625">
                <text:p>-98625</text:p>
              </table:table-cell>
              <table:table-cell office:value-type="float" office:value="-15595">
                <text:p>-15595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160823</text:p>
              </table:table-cell>
              <table:table-cell office:value-type="float" office:value="78278">
                <text:p>78278</text:p>
              </table:table-cell>
              <table:table-cell office:value-type="float" office:value="32728">
                <text:p>32728</text:p>
              </table:table-cell>
              <table:table-cell office:value-type="float" office:value="-83096">
                <text:p>-83096</text:p>
              </table:table-cell>
              <table:table-cell office:value-type="float" office:value="-13394">
                <text:p>-13394</text:p>
              </table:table-cell>
              <table:table-cell office:value-type="float" office:value="1.1198">
                <text:p>1.1198</text:p>
              </table:table-cell>
            </table:table-row>
            <table:table-row>
              <table:table-cell office:value-type="string">
                <text:p>160830</text:p>
              </table:table-cell>
              <table:table-cell office:value-type="float" office:value="89812">
                <text:p>89812</text:p>
              </table:table-cell>
              <table:table-cell office:value-type="float" office:value="26932">
                <text:p>26932</text:p>
              </table:table-cell>
              <table:table-cell office:value-type="float" office:value="-82997">
                <text:p>-82997</text:p>
              </table:table-cell>
              <table:table-cell office:value-type="float" office:value="-14864">
                <text:p>-14864</text:p>
              </table:table-cell>
              <table:table-cell office:value-type="float" office:value="1.1156">
                <text:p>1.1156</text:p>
              </table:table-cell>
            </table:table-row>
            <table:table-row>
              <table:table-cell office:value-type="string">
                <text:p>160906</text:p>
              </table:table-cell>
              <table:table-cell office:value-type="float" office:value="101035">
                <text:p>101035</text:p>
              </table:table-cell>
              <table:table-cell office:value-type="float" office:value="23314">
                <text:p>23314</text:p>
              </table:table-cell>
              <table:table-cell office:value-type="float" office:value="-87612">
                <text:p>-87612</text:p>
              </table:table-cell>
              <table:table-cell office:value-type="float" office:value="-16027">
                <text:p>-16027</text:p>
              </table:table-cell>
              <table:table-cell office:value-type="float" office:value="1.1233">
                <text:p>1.1233</text:p>
              </table:table-cell>
            </table:table-row>
            <table:table-row>
              <table:table-cell office:value-type="string">
                <text:p>160913</text:p>
              </table:table-cell>
              <table:table-cell office:value-type="float" office:value="88016">
                <text:p>88016</text:p>
              </table:table-cell>
              <table:table-cell office:value-type="float" office:value="30777">
                <text:p>30777</text:p>
              </table:table-cell>
              <table:table-cell office:value-type="float" office:value="-82555">
                <text:p>-82555</text:p>
              </table:table-cell>
              <table:table-cell office:value-type="float" office:value="-14490">
                <text:p>-14490</text:p>
              </table:table-cell>
              <table:table-cell office:value-type="float" office:value="1.1155">
                <text:p>1.1155</text:p>
              </table:table-cell>
            </table:table-row>
            <table:table-row>
              <table:table-cell office:value-type="string">
                <text:p>160920</text:p>
              </table:table-cell>
              <table:table-cell office:value-type="float" office:value="79464">
                <text:p>79464</text:p>
              </table:table-cell>
              <table:table-cell office:value-type="float" office:value="22816">
                <text:p>22816</text:p>
              </table:table-cell>
              <table:table-cell office:value-type="float" office:value="-82177">
                <text:p>-82177</text:p>
              </table:table-cell>
              <table:table-cell office:value-type="float" office:value="-5185">
                <text:p>-5185</text:p>
              </table:table-cell>
              <table:table-cell office:value-type="float" office:value="1.1226">
                <text:p>1.1226</text:p>
              </table:table-cell>
            </table:table-row>
            <table:table-row>
              <table:table-cell office:value-type="string">
                <text:p>160927</text:p>
              </table:table-cell>
              <table:table-cell office:value-type="float" office:value="65185">
                <text:p>65185</text:p>
              </table:table-cell>
              <table:table-cell office:value-type="float" office:value="33847">
                <text:p>33847</text:p>
              </table:table-cell>
              <table:table-cell office:value-type="float" office:value="-79660">
                <text:p>-79660</text:p>
              </table:table-cell>
              <table:table-cell office:value-type="float" office:value="-7560">
                <text:p>-7560</text:p>
              </table:table-cell>
              <table:table-cell office:value-type="float" office:value="1.1241">
                <text:p>1.1241</text:p>
              </table:table-cell>
            </table:table-row>
            <table:table-row>
              <table:table-cell office:value-type="string">
                <text:p>161004</text:p>
              </table:table-cell>
              <table:table-cell office:value-type="float" office:value="71601">
                <text:p>71601</text:p>
              </table:table-cell>
              <table:table-cell office:value-type="float" office:value="40348">
                <text:p>40348</text:p>
              </table:table-cell>
              <table:table-cell office:value-type="float" office:value="-88213">
                <text:p>-88213</text:p>
              </table:table-cell>
              <table:table-cell office:value-type="float" office:value="-8451">
                <text:p>-8451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161011</text:p>
              </table:table-cell>
              <table:table-cell office:value-type="float" office:value="90796">
                <text:p>90796</text:p>
              </table:table-cell>
              <table:table-cell office:value-type="float" office:value="41692">
                <text:p>41692</text:p>
              </table:table-cell>
              <table:table-cell office:value-type="float" office:value="-109196">
                <text:p>-109196</text:p>
              </table:table-cell>
              <table:table-cell office:value-type="float" office:value="-6016">
                <text:p>-6016</text:p>
              </table:table-cell>
              <table:table-cell office:value-type="float" office:value="1.0971">
                <text:p>1.0971</text:p>
              </table:table-cell>
            </table:table-row>
            <table:table-row>
              <table:table-cell office:value-type="string">
                <text:p>161018</text:p>
              </table:table-cell>
              <table:table-cell office:value-type="float" office:value="117425">
                <text:p>117425</text:p>
              </table:table-cell>
              <table:table-cell office:value-type="float" office:value="43349">
                <text:p>43349</text:p>
              </table:table-cell>
              <table:table-cell office:value-type="float" office:value="-139152">
                <text:p>-139152</text:p>
              </table:table-cell>
              <table:table-cell office:value-type="float" office:value="-5483">
                <text:p>-5483</text:p>
              </table:table-cell>
              <table:table-cell office:value-type="float" office:value="1.0884">
                <text:p>1.0884</text:p>
              </table:table-cell>
            </table:table-row>
            <table:table-row>
              <table:table-cell office:value-type="string">
                <text:p>161025</text:p>
              </table:table-cell>
              <table:table-cell office:value-type="float" office:value="145073">
                <text:p>145073</text:p>
              </table:table-cell>
              <table:table-cell office:value-type="float" office:value="27946">
                <text:p>27946</text:p>
              </table:table-cell>
              <table:table-cell office:value-type="float" office:value="-152307">
                <text:p>-152307</text:p>
              </table:table-cell>
              <table:table-cell office:value-type="float" office:value="-6485">
                <text:p>-6485</text:p>
              </table:table-cell>
              <table:table-cell office:value-type="float" office:value="1.0987">
                <text:p>1.0987</text:p>
              </table:table-cell>
            </table:table-row>
            <table:table-row>
              <table:table-cell office:value-type="string">
                <text:p>161101</text:p>
              </table:table-cell>
              <table:table-cell office:value-type="float" office:value="151689">
                <text:p>151689</text:p>
              </table:table-cell>
              <table:table-cell office:value-type="float" office:value="33067">
                <text:p>33067</text:p>
              </table:table-cell>
              <table:table-cell office:value-type="float" office:value="-157590">
                <text:p>-157590</text:p>
              </table:table-cell>
              <table:table-cell office:value-type="float" office:value="-8162">
                <text:p>-8162</text:p>
              </table:table-cell>
              <table:table-cell office:value-type="float" office:value="1.1138">
                <text:p>1.1138</text:p>
              </table:table-cell>
            </table:table-row>
            <table:table-row>
              <table:table-cell office:value-type="string">
                <text:p>161108</text:p>
              </table:table-cell>
              <table:table-cell office:value-type="float" office:value="113084">
                <text:p>113084</text:p>
              </table:table-cell>
              <table:table-cell office:value-type="float" office:value="41471">
                <text:p>41471</text:p>
              </table:table-cell>
              <table:table-cell office:value-type="float" office:value="-134898">
                <text:p>-134898</text:p>
              </table:table-cell>
              <table:table-cell office:value-type="float" office:value="-4390">
                <text:p>-4390</text:p>
              </table:table-cell>
              <table:table-cell office:value-type="float" office:value="1.0856">
                <text:p>1.0856</text:p>
              </table:table-cell>
            </table:table-row>
            <table:table-row>
              <table:table-cell office:value-type="string">
                <text:p>161115</text:p>
              </table:table-cell>
              <table:table-cell office:value-type="float" office:value="100731">
                <text:p>100731</text:p>
              </table:table-cell>
              <table:table-cell office:value-type="float" office:value="43859">
                <text:p>43859</text:p>
              </table:table-cell>
              <table:table-cell office:value-type="float" office:value="-129359">
                <text:p>-129359</text:p>
              </table:table-cell>
              <table:table-cell office:value-type="float" office:value="-3441">
                <text:p>-3441</text:p>
              </table:table-cell>
              <table:table-cell office:value-type="float" office:value="1.0588">
                <text:p>1.0588</text:p>
              </table:table-cell>
            </table:table-row>
            <table:table-row>
              <table:table-cell office:value-type="string">
                <text:p>161122</text:p>
              </table:table-cell>
              <table:table-cell office:value-type="float" office:value="113901">
                <text:p>113901</text:p>
              </table:table-cell>
              <table:table-cell office:value-type="float" office:value="41501">
                <text:p>41501</text:p>
              </table:table-cell>
              <table:table-cell office:value-type="float" office:value="-135921">
                <text:p>-135921</text:p>
              </table:table-cell>
              <table:table-cell office:value-type="float" office:value="-6759">
                <text:p>-6759</text:p>
              </table:table-cell>
              <table:table-cell office:value-type="float" office:value="1.0587">
                <text:p>1.0587</text:p>
              </table:table-cell>
            </table:table-row>
            <table:table-row>
              <table:table-cell office:value-type="string">
                <text:p>161129</text:p>
              </table:table-cell>
              <table:table-cell office:value-type="float" office:value="121389">
                <text:p>121389</text:p>
              </table:table-cell>
              <table:table-cell office:value-type="float" office:value="43299">
                <text:p>43299</text:p>
              </table:table-cell>
              <table:table-cell office:value-type="float" office:value="-156366">
                <text:p>-156366</text:p>
              </table:table-cell>
              <table:table-cell office:value-type="float" office:value="1232">
                <text:p>1232</text:p>
              </table:table-cell>
              <table:table-cell office:value-type="float" office:value="1.0673">
                <text:p>1.0673</text:p>
              </table:table-cell>
            </table:table-row>
            <table:table-row>
              <table:table-cell office:value-type="string">
                <text:p>161206</text:p>
              </table:table-cell>
              <table:table-cell office:value-type="float" office:value="102423">
                <text:p>102423</text:p>
              </table:table-cell>
              <table:table-cell office:value-type="float" office:value="35007">
                <text:p>35007</text:p>
              </table:table-cell>
              <table:table-cell office:value-type="float" office:value="-126464">
                <text:p>-126464</text:p>
              </table:table-cell>
              <table:table-cell office:value-type="float" office:value="1094">
                <text:p>1094</text:p>
              </table:table-cell>
              <table:table-cell office:value-type="float" office:value="1.0562">
                <text:p>1.0562</text:p>
              </table:table-cell>
            </table:table-row>
            <table:table-row>
              <table:table-cell office:value-type="string">
                <text:p>161213</text:p>
              </table:table-cell>
              <table:table-cell office:value-type="float" office:value="79017">
                <text:p>79017</text:p>
              </table:table-cell>
              <table:table-cell office:value-type="float" office:value="45125">
                <text:p>45125</text:p>
              </table:table-cell>
              <table:table-cell office:value-type="float" office:value="-117325">
                <text:p>-117325</text:p>
              </table:table-cell>
              <table:table-cell office:value-type="float" office:value="4971">
                <text:p>4971</text:p>
              </table:table-cell>
              <table:table-cell office:value-type="float" office:value="1.0451">
                <text:p>1.0451</text:p>
              </table:table-cell>
            </table:table-row>
            <table:table-row>
              <table:table-cell office:value-type="string">
                <text:p>161220</text:p>
              </table:table-cell>
              <table:table-cell office:value-type="float" office:value="66536">
                <text:p>66536</text:p>
              </table:table-cell>
              <table:table-cell office:value-type="float" office:value="43967">
                <text:p>43967</text:p>
              </table:table-cell>
              <table:table-cell office:value-type="float" office:value="-104929">
                <text:p>-104929</text:p>
              </table:table-cell>
              <table:table-cell office:value-type="float" office:value="5280">
                <text:p>5280</text:p>
              </table:table-cell>
              <table:table-cell office:value-type="float" office:value="1.0456">
                <text:p>1.0456</text:p>
              </table:table-cell>
            </table:table-row>
            <table:table-row>
              <table:table-cell office:value-type="string">
                <text:p>161227</text:p>
              </table:table-cell>
              <table:table-cell office:value-type="float" office:value="71917">
                <text:p>71917</text:p>
              </table:table-cell>
              <table:table-cell office:value-type="float" office:value="38709">
                <text:p>38709</text:p>
              </table:table-cell>
              <table:table-cell office:value-type="float" office:value="-105188">
                <text:p>-105188</text:p>
              </table:table-cell>
              <table:table-cell office:value-type="float" office:value="4110">
                <text:p>4110</text:p>
              </table:table-cell>
              <table:table-cell office:value-type="float" office:value="1.0516">
                <text:p>1.0516</text:p>
              </table:table-cell>
            </table:table-row>
            <table:table-row>
              <table:table-cell office:value-type="string">
                <text:p>170103</text:p>
              </table:table-cell>
              <table:table-cell office:value-type="float" office:value="71958">
                <text:p>71958</text:p>
              </table:table-cell>
              <table:table-cell office:value-type="float" office:value="41478">
                <text:p>41478</text:p>
              </table:table-cell>
              <table:table-cell office:value-type="float" office:value="-117227">
                <text:p>-117227</text:p>
              </table:table-cell>
              <table:table-cell office:value-type="float" office:value="7440">
                <text:p>7440</text:p>
              </table:table-cell>
              <table:table-cell office:value-type="float" office:value="1.0533">
                <text:p>1.0533</text:p>
              </table:table-cell>
            </table:table-row>
            <table:table-row>
              <table:table-cell office:value-type="string">
                <text:p>170110</text:p>
              </table:table-cell>
              <table:table-cell office:value-type="float" office:value="60880">
                <text:p>60880</text:p>
              </table:table-cell>
              <table:table-cell office:value-type="float" office:value="50446">
                <text:p>50446</text:p>
              </table:table-cell>
              <table:table-cell office:value-type="float" office:value="-115721">
                <text:p>-115721</text:p>
              </table:table-cell>
              <table:table-cell office:value-type="float" office:value="11402">
                <text:p>11402</text:p>
              </table:table-cell>
              <table:table-cell office:value-type="float" office:value="1.0644">
                <text:p>1.0644</text:p>
              </table:table-cell>
            </table:table-row>
            <table:table-row>
              <table:table-cell office:value-type="string">
                <text:p>170117</text:p>
              </table:table-cell>
              <table:table-cell office:value-type="float" office:value="40824">
                <text:p>40824</text:p>
              </table:table-cell>
              <table:table-cell office:value-type="float" office:value="60540">
                <text:p>60540</text:p>
              </table:table-cell>
              <table:table-cell office:value-type="float" office:value="-111024">
                <text:p>-111024</text:p>
              </table:table-cell>
              <table:table-cell office:value-type="float" office:value="17737">
                <text:p>17737</text:p>
              </table:table-cell>
              <table:table-cell office:value-type="float" office:value="1.0703">
                <text:p>1.0703</text:p>
              </table:table-cell>
            </table:table-row>
            <table:table-row>
              <table:table-cell office:value-type="string">
                <text:p>170124</text:p>
              </table:table-cell>
              <table:table-cell office:value-type="float" office:value="22080">
                <text:p>22080</text:p>
              </table:table-cell>
              <table:table-cell office:value-type="float" office:value="62034">
                <text:p>62034</text:p>
              </table:table-cell>
              <table:table-cell office:value-type="float" office:value="-98652">
                <text:p>-98652</text:p>
              </table:table-cell>
              <table:table-cell office:value-type="float" office:value="22457">
                <text:p>22457</text:p>
              </table:table-cell>
              <table:table-cell office:value-type="float" office:value="1.0699">
                <text:p>1.0699</text:p>
              </table:table-cell>
            </table:table-row>
            <table:table-row>
              <table:table-cell office:value-type="string">
                <text:p>170131</text:p>
              </table:table-cell>
              <table:table-cell office:value-type="float" office:value="17686">
                <text:p>17686</text:p>
              </table:table-cell>
              <table:table-cell office:value-type="float" office:value="54783">
                <text:p>54783</text:p>
              </table:table-cell>
              <table:table-cell office:value-type="float" office:value="-83960">
                <text:p>-83960</text:p>
              </table:table-cell>
              <table:table-cell office:value-type="float" office:value="19056">
                <text:p>19056</text:p>
              </table:table-cell>
              <table:table-cell office:value-type="float" office:value="1.0784">
                <text:p>1.0784</text:p>
              </table:table-cell>
            </table:table-row>
            <table:table-row>
              <table:table-cell office:value-type="string">
                <text:p>170207</text:p>
              </table:table-cell>
              <table:table-cell office:value-type="float" office:value="17334">
                <text:p>17334</text:p>
              </table:table-cell>
              <table:table-cell office:value-type="float" office:value="50789">
                <text:p>50789</text:p>
              </table:table-cell>
              <table:table-cell office:value-type="float" office:value="-86582">
                <text:p>-86582</text:p>
              </table:table-cell>
              <table:table-cell office:value-type="float" office:value="22363">
                <text:p>22363</text:p>
              </table:table-cell>
              <table:table-cell office:value-type="float" office:value="1.0641">
                <text:p>1.0641</text:p>
              </table:table-cell>
            </table:table-row>
            <table:table-row>
              <table:table-cell office:value-type="string">
                <text:p>170214</text:p>
              </table:table-cell>
              <table:table-cell office:value-type="float" office:value="38452">
                <text:p>38452</text:p>
              </table:table-cell>
              <table:table-cell office:value-type="float" office:value="38510">
                <text:p>38510</text:p>
              </table:table-cell>
              <table:table-cell office:value-type="float" office:value="-90036">
                <text:p>-90036</text:p>
              </table:table-cell>
              <table:table-cell office:value-type="float" office:value="23749">
                <text:p>23749</text:p>
              </table:table-cell>
              <table:table-cell office:value-type="float" office:value="1.0614">
                <text:p>1.0614</text:p>
              </table:table-cell>
            </table:table-row>
            <table:table-row>
              <table:table-cell office:value-type="string">
                <text:p>170221</text:p>
              </table:table-cell>
              <table:table-cell office:value-type="float" office:value="45267">
                <text:p>45267</text:p>
              </table:table-cell>
              <table:table-cell office:value-type="float" office:value="40166">
                <text:p>40166</text:p>
              </table:table-cell>
              <table:table-cell office:value-type="float" office:value="-103599">
                <text:p>-103599</text:p>
              </table:table-cell>
              <table:table-cell office:value-type="float" office:value="24164">
                <text:p>24164</text:p>
              </table:table-cell>
              <table:table-cell office:value-type="float" office:value="1.0563">
                <text:p>1.0563</text:p>
              </table:table-cell>
            </table:table-row>
            <table:table-row>
              <table:table-cell office:value-type="string">
                <text:p>170228</text:p>
              </table:table-cell>
              <table:table-cell office:value-type="float" office:value="29099">
                <text:p>29099</text:p>
              </table:table-cell>
              <table:table-cell office:value-type="float" office:value="43371">
                <text:p>43371</text:p>
              </table:table-cell>
              <table:table-cell office:value-type="float" office:value="-91856">
                <text:p>-91856</text:p>
              </table:table-cell>
              <table:table-cell office:value-type="float" office:value="26746">
                <text:p>26746</text:p>
              </table:table-cell>
              <table:table-cell office:value-type="float" office:value="1.0623">
                <text:p>1.0623</text:p>
              </table:table-cell>
            </table:table-row>
            <table:table-row>
              <table:table-cell office:value-type="string">
                <text:p>170307</text:p>
              </table:table-cell>
              <table:table-cell office:value-type="float" office:value="34657">
                <text:p>34657</text:p>
              </table:table-cell>
              <table:table-cell office:value-type="float" office:value="47098">
                <text:p>47098</text:p>
              </table:table-cell>
              <table:table-cell office:value-type="float" office:value="-100590">
                <text:p>-100590</text:p>
              </table:table-cell>
              <table:table-cell office:value-type="float" office:value="26105">
                <text:p>26105</text:p>
              </table:table-cell>
              <table:table-cell office:value-type="float" office:value="1.0672">
                <text:p>1.0672</text:p>
              </table:table-cell>
            </table:table-row>
            <table:table-row>
              <table:table-cell office:value-type="string">
                <text:p>170314</text:p>
              </table:table-cell>
              <table:table-cell office:value-type="float" office:value="45034">
                <text:p>45034</text:p>
              </table:table-cell>
              <table:table-cell office:value-type="float" office:value="49697">
                <text:p>49697</text:p>
              </table:table-cell>
              <table:table-cell office:value-type="float" office:value="-87734">
                <text:p>-87734</text:p>
              </table:table-cell>
              <table:table-cell office:value-type="float" office:value="-10411">
                <text:p>-10411</text:p>
              </table:table-cell>
              <table:table-cell office:value-type="float" office:value="1.0738">
                <text:p>1.0738</text:p>
              </table:table-cell>
            </table:table-row>
            <table:table-row>
              <table:table-cell office:value-type="string">
                <text:p>170321</text:p>
              </table:table-cell>
              <table:table-cell office:value-type="float" office:value="13428">
                <text:p>13428</text:p>
              </table:table-cell>
              <table:table-cell office:value-type="float" office:value="67213">
                <text:p>67213</text:p>
              </table:table-cell>
              <table:table-cell office:value-type="float" office:value="-68903">
                <text:p>-68903</text:p>
              </table:table-cell>
              <table:table-cell office:value-type="float" office:value="-15306">
                <text:p>-15306</text:p>
              </table:table-cell>
              <table:table-cell office:value-type="float" office:value="1.0799">
                <text:p>1.0799</text:p>
              </table:table-cell>
            </table:table-row>
            <table:table-row>
              <table:table-cell office:value-type="string">
                <text:p>170328</text:p>
              </table:table-cell>
              <table:table-cell office:value-type="float" office:value="-1723">
                <text:p>-1723</text:p>
              </table:table-cell>
              <table:table-cell office:value-type="float" office:value="71111">
                <text:p>71111</text:p>
              </table:table-cell>
              <table:table-cell office:value-type="float" office:value="-59919">
                <text:p>-59919</text:p>
              </table:table-cell>
              <table:table-cell office:value-type="float" office:value="-11460">
                <text:p>-11460</text:p>
              </table:table-cell>
              <table:table-cell office:value-type="float" office:value="1.0652">
                <text:p>1.0652</text:p>
              </table:table-cell>
            </table:table-row>
            <table:table-row>
              <table:table-cell office:value-type="string">
                <text:p>170404</text:p>
              </table:table-cell>
              <table:table-cell office:value-type="float" office:value="6244">
                <text:p>6244</text:p>
              </table:table-cell>
              <table:table-cell office:value-type="float" office:value="65316">
                <text:p>65316</text:p>
              </table:table-cell>
              <table:table-cell office:value-type="float" office:value="-67353">
                <text:p>-67353</text:p>
              </table:table-cell>
              <table:table-cell office:value-type="float" office:value="-8515">
                <text:p>-8515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170411</text:p>
              </table:table-cell>
              <table:table-cell office:value-type="float" office:value="36895">
                <text:p>36895</text:p>
              </table:table-cell>
              <table:table-cell office:value-type="float" office:value="57214">
                <text:p>57214</text:p>
              </table:table-cell>
              <table:table-cell office:value-type="float" office:value="-88147">
                <text:p>-88147</text:p>
              </table:table-cell>
              <table:table-cell office:value-type="float" office:value="-8842">
                <text:p>-8842</text:p>
              </table:table-cell>
              <table:table-cell office:value-type="float" office:value="1.0612">
                <text:p>1.0612</text:p>
              </table:table-cell>
            </table:table-row>
            <table:table-row>
              <table:table-cell office:value-type="string">
                <text:p>170418</text:p>
              </table:table-cell>
              <table:table-cell office:value-type="float" office:value="50352">
                <text:p>50352</text:p>
              </table:table-cell>
              <table:table-cell office:value-type="float" office:value="56298">
                <text:p>56298</text:p>
              </table:table-cell>
              <table:table-cell office:value-type="float" office:value="-96320">
                <text:p>-96320</text:p>
              </table:table-cell>
              <table:table-cell office:value-type="float" office:value="-11631">
                <text:p>-11631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170425</text:p>
              </table:table-cell>
              <table:table-cell office:value-type="float" office:value="16564">
                <text:p>16564</text:p>
              </table:table-cell>
              <table:table-cell office:value-type="float" office:value="71602">
                <text:p>71602</text:p>
              </table:table-cell>
              <table:table-cell office:value-type="float" office:value="-81305">
                <text:p>-81305</text:p>
              </table:table-cell>
              <table:table-cell office:value-type="float" office:value="-13967">
                <text:p>-13967</text:p>
              </table:table-cell>
              <table:table-cell office:value-type="float" office:value="1.0897">
                <text:p>1.0897</text:p>
              </table:table-cell>
            </table:table-row>
            <table:table-row>
              <table:table-cell office:value-type="string">
                <text:p>170502</text:p>
              </table:table-cell>
              <table:table-cell office:value-type="float" office:value="-12000">
                <text:p>-12000</text:p>
              </table:table-cell>
              <table:table-cell office:value-type="float" office:value="80731">
                <text:p>80731</text:p>
              </table:table-cell>
              <table:table-cell office:value-type="float" office:value="-53004">
                <text:p>-53004</text:p>
              </table:table-cell>
              <table:table-cell office:value-type="float" office:value="-16552">
                <text:p>-16552</text:p>
              </table:table-cell>
              <table:table-cell office:value-type="float" office:value="1.0998">
                <text:p>1.0998</text:p>
              </table:table-cell>
            </table:table-row>
            <table:table-row>
              <table:table-cell office:value-type="string">
                <text:p>170509</text:p>
              </table:table-cell>
              <table:table-cell office:value-type="float" office:value="-30224">
                <text:p>-30224</text:p>
              </table:table-cell>
              <table:table-cell office:value-type="float" office:value="88599">
                <text:p>88599</text:p>
              </table:table-cell>
              <table:table-cell office:value-type="float" office:value="-50841">
                <text:p>-50841</text:p>
              </table:table-cell>
              <table:table-cell office:value-type="float" office:value="-18334">
                <text:p>-18334</text:p>
              </table:table-cell>
              <table:table-cell office:value-type="float" office:value="1.0931">
                <text:p>1.0931</text:p>
              </table:table-cell>
            </table:table-row>
            <table:table-row>
              <table:table-cell office:value-type="string">
                <text:p>170516</text:p>
              </table:table-cell>
              <table:table-cell office:value-type="float" office:value="-54860">
                <text:p>-54860</text:p>
              </table:table-cell>
              <table:table-cell office:value-type="float" office:value="97257">
                <text:p>97257</text:p>
              </table:table-cell>
              <table:table-cell office:value-type="float" office:value="-33438">
                <text:p>-33438</text:p>
              </table:table-cell>
              <table:table-cell office:value-type="float" office:value="-21306">
                <text:p>-21306</text:p>
              </table:table-cell>
              <table:table-cell office:value-type="float" office:value="1.1207">
                <text:p>1.1207</text:p>
              </table:table-cell>
            </table:table-row>
            <table:table-row>
              <table:table-cell office:value-type="string">
                <text:p>170523</text:p>
              </table:table-cell>
              <table:table-cell office:value-type="float" office:value="-82947">
                <text:p>-82947</text:p>
              </table:table-cell>
              <table:table-cell office:value-type="float" office:value="98582">
                <text:p>98582</text:p>
              </table:table-cell>
              <table:table-cell office:value-type="float" office:value="-5342">
                <text:p>-5342</text:p>
              </table:table-cell>
              <table:table-cell office:value-type="float" office:value="-27018">
                <text:p>-27018</text:p>
              </table:table-cell>
              <table:table-cell office:value-type="float" office:value="1.1183">
                <text:p>1.1183</text:p>
              </table:table-cell>
            </table:table-row>
            <table:table-row>
              <table:table-cell office:value-type="string">
                <text:p>170530</text:p>
              </table:table-cell>
              <table:table-cell office:value-type="float" office:value="-94965">
                <text:p>-94965</text:p>
              </table:table-cell>
              <table:table-cell office:value-type="float" office:value="102937">
                <text:p>102937</text:p>
              </table:table-cell>
              <table:table-cell office:value-type="float" office:value="5646">
                <text:p>5646</text:p>
              </table:table-cell>
              <table:table-cell office:value-type="float" office:value="-34389">
                <text:p>-34389</text:p>
              </table:table-cell>
              <table:table-cell office:value-type="float" office:value="1.1282">
                <text:p>1.1282</text:p>
              </table:table-cell>
            </table:table-row>
            <table:table-row>
              <table:table-cell office:value-type="string">
                <text:p>170606</text:p>
              </table:table-cell>
              <table:table-cell office:value-type="float" office:value="-96255">
                <text:p>-96255</text:p>
              </table:table-cell>
              <table:table-cell office:value-type="float" office:value="103919">
                <text:p>103919</text:p>
              </table:table-cell>
              <table:table-cell office:value-type="float" office:value="10110">
                <text:p>10110</text:p>
              </table:table-cell>
              <table:table-cell office:value-type="float" office:value="-34770">
                <text:p>-34770</text:p>
              </table:table-cell>
              <table:table-cell office:value-type="float" office:value="1.1196">
                <text:p>1.1196</text:p>
              </table:table-cell>
            </table:table-row>
            <table:table-row>
              <table:table-cell office:value-type="string">
                <text:p>170613</text:p>
              </table:table-cell>
              <table:table-cell office:value-type="float" office:value="-86180">
                <text:p>-86180</text:p>
              </table:table-cell>
              <table:table-cell office:value-type="float" office:value="99277">
                <text:p>99277</text:p>
              </table:table-cell>
              <table:table-cell office:value-type="float" office:value="10001">
                <text:p>10001</text:p>
              </table:table-cell>
              <table:table-cell office:value-type="float" office:value="-33973">
                <text:p>-33973</text:p>
              </table:table-cell>
              <table:table-cell office:value-type="float" office:value="1.1198">
                <text:p>1.1198</text:p>
              </table:table-cell>
            </table:table-row>
            <table:table-row>
              <table:table-cell office:value-type="string">
                <text:p>170620</text:p>
              </table:table-cell>
              <table:table-cell office:value-type="float" office:value="-51298">
                <text:p>-51298</text:p>
              </table:table-cell>
              <table:table-cell office:value-type="float" office:value="96315">
                <text:p>96315</text:p>
              </table:table-cell>
              <table:table-cell office:value-type="float" office:value="-14975">
                <text:p>-14975</text:p>
              </table:table-cell>
              <table:table-cell office:value-type="float" office:value="-45345">
                <text:p>-45345</text:p>
              </table:table-cell>
              <table:table-cell office:value-type="float" office:value="1.1194">
                <text:p>1.1194</text:p>
              </table:table-cell>
            </table:table-row>
            <table:table-row>
              <table:table-cell office:value-type="string">
                <text:p>170627</text:p>
              </table:table-cell>
              <table:table-cell office:value-type="float" office:value="-65241">
                <text:p>-65241</text:p>
              </table:table-cell>
              <table:table-cell office:value-type="float" office:value="104751">
                <text:p>104751</text:p>
              </table:table-cell>
              <table:table-cell office:value-type="float" office:value="-8147">
                <text:p>-8147</text:p>
              </table:table-cell>
              <table:table-cell office:value-type="float" office:value="-48173">
                <text:p>-48173</text:p>
              </table:table-cell>
              <table:table-cell office:value-type="float" office:value="1.1426">
                <text:p>1.1426</text:p>
              </table:table-cell>
            </table:table-row>
            <table:table-row>
              <table:table-cell office:value-type="string">
                <text:p>170704</text:p>
              </table:table-cell>
              <table:table-cell office:value-type="float" office:value="-88720">
                <text:p>-88720</text:p>
              </table:table-cell>
              <table:table-cell office:value-type="float" office:value="107690">
                <text:p>107690</text:p>
              </table:table-cell>
              <table:table-cell office:value-type="float" office:value="-6613">
                <text:p>-6613</text:p>
              </table:table-cell>
              <table:table-cell office:value-type="float" office:value="-34934">
                <text:p>-34934</text:p>
              </table:table-cell>
              <table:table-cell office:value-type="float" office:value="1.1401">
                <text:p>1.1401</text:p>
              </table:table-cell>
            </table:table-row>
            <table:table-row>
              <table:table-cell office:value-type="string">
                <text:p>170711</text:p>
              </table:table-cell>
              <table:table-cell office:value-type="float" office:value="-99573">
                <text:p>-99573</text:p>
              </table:table-cell>
              <table:table-cell office:value-type="float" office:value="104842">
                <text:p>104842</text:p>
              </table:table-cell>
              <table:table-cell office:value-type="float" office:value="290">
                <text:p>290</text:p>
              </table:table-cell>
              <table:table-cell office:value-type="float" office:value="-29776">
                <text:p>-29776</text:p>
              </table:table-cell>
              <table:table-cell office:value-type="float" office:value="1.1469">
                <text:p>1.1469</text:p>
              </table:table-cell>
            </table:table-row>
            <table:table-row>
              <table:table-cell office:value-type="string">
                <text:p>170718</text:p>
              </table:table-cell>
              <table:table-cell office:value-type="float" office:value="-110676">
                <text:p>-110676</text:p>
              </table:table-cell>
              <table:table-cell office:value-type="float" office:value="109753">
                <text:p>109753</text:p>
              </table:table-cell>
              <table:table-cell office:value-type="float" office:value="6459">
                <text:p>6459</text:p>
              </table:table-cell>
              <table:table-cell office:value-type="float" office:value="-32667">
                <text:p>-32667</text:p>
              </table:table-cell>
              <table:table-cell office:value-type="float" office:value="1.1663">
                <text:p>1.1663</text:p>
              </table:table-cell>
            </table:table-row>
            <table:table-row>
              <table:table-cell office:value-type="string">
                <text:p>170725</text:p>
              </table:table-cell>
              <table:table-cell office:value-type="float" office:value="-102967">
                <text:p>-102967</text:p>
              </table:table-cell>
              <table:table-cell office:value-type="float" office:value="107560">
                <text:p>107560</text:p>
              </table:table-cell>
              <table:table-cell office:value-type="float" office:value="352">
                <text:p>352</text:p>
              </table:table-cell>
              <table:table-cell office:value-type="float" office:value="-29638">
                <text:p>-29638</text:p>
              </table:table-cell>
              <table:table-cell office:value-type="float" office:value="1.1752">
                <text:p>1.1752</text:p>
              </table:table-cell>
            </table:table-row>
            <table:table-row>
              <table:table-cell office:value-type="string">
                <text:p>170801</text:p>
              </table:table-cell>
              <table:table-cell office:value-type="float" office:value="-106385">
                <text:p>-106385</text:p>
              </table:table-cell>
              <table:table-cell office:value-type="float" office:value="105698">
                <text:p>105698</text:p>
              </table:table-cell>
              <table:table-cell office:value-type="float" office:value="6697">
                <text:p>6697</text:p>
              </table:table-cell>
              <table:table-cell office:value-type="float" office:value="-31934">
                <text:p>-31934</text:p>
              </table:table-cell>
              <table:table-cell office:value-type="float" office:value="1.1772">
                <text:p>1.1772</text:p>
              </table:table-cell>
            </table:table-row>
            <table:table-row>
              <table:table-cell office:value-type="string">
                <text:p>170808</text:p>
              </table:table-cell>
              <table:table-cell office:value-type="float" office:value="-119589">
                <text:p>-119589</text:p>
              </table:table-cell>
              <table:table-cell office:value-type="float" office:value="97612">
                <text:p>97612</text:p>
              </table:table-cell>
              <table:table-cell office:value-type="float" office:value="25333">
                <text:p>25333</text:p>
              </table:table-cell>
              <table:table-cell office:value-type="float" office:value="-31461">
                <text:p>-31461</text:p>
              </table:table-cell>
              <table:table-cell office:value-type="float" office:value="1.1821">
                <text:p>1.1821</text:p>
              </table:table-cell>
            </table:table-row>
            <table:table-row>
              <table:table-cell office:value-type="string">
                <text:p>170815</text:p>
              </table:table-cell>
              <table:table-cell office:value-type="float" office:value="-113382">
                <text:p>-113382</text:p>
              </table:table-cell>
              <table:table-cell office:value-type="float" office:value="111065">
                <text:p>111065</text:p>
              </table:table-cell>
              <table:table-cell office:value-type="float" office:value="9360">
                <text:p>9360</text:p>
              </table:table-cell>
              <table:table-cell office:value-type="float" office:value="-32145">
                <text:p>-32145</text:p>
              </table:table-cell>
              <table:table-cell office:value-type="float" office:value="1.1762">
                <text:p>1.1762</text:p>
              </table:table-cell>
            </table:table-row>
            <table:table-row>
              <table:table-cell office:value-type="string">
                <text:p>170822</text:p>
              </table:table-cell>
              <table:table-cell office:value-type="float" office:value="-123116">
                <text:p>-123116</text:p>
              </table:table-cell>
              <table:table-cell office:value-type="float" office:value="106625">
                <text:p>106625</text:p>
              </table:table-cell>
              <table:table-cell office:value-type="float" office:value="23844">
                <text:p>23844</text:p>
              </table:table-cell>
              <table:table-cell office:value-type="float" office:value="-33903">
                <text:p>-33903</text:p>
              </table:table-cell>
              <table:table-cell office:value-type="float" office:value="1.1926">
                <text:p>1.1926</text:p>
              </table:table-cell>
            </table:table-row>
            <table:table-row>
              <table:table-cell office:value-type="string">
                <text:p>170829</text:p>
              </table:table-cell>
              <table:table-cell office:value-type="float" office:value="-127856">
                <text:p>-127856</text:p>
              </table:table-cell>
              <table:table-cell office:value-type="float" office:value="106701">
                <text:p>106701</text:p>
              </table:table-cell>
              <table:table-cell office:value-type="float" office:value="30806">
                <text:p>30806</text:p>
              </table:table-cell>
              <table:table-cell office:value-type="float" office:value="-36892">
                <text:p>-36892</text:p>
              </table:table-cell>
              <table:table-cell office:value-type="float" office:value="1.1859">
                <text:p>1.1859</text:p>
              </table:table-cell>
            </table:table-row>
            <table:table-row>
              <table:table-cell office:value-type="string">
                <text:p>170905</text:p>
              </table:table-cell>
              <table:table-cell office:value-type="float" office:value="-126796">
                <text:p>-126796</text:p>
              </table:table-cell>
              <table:table-cell office:value-type="float" office:value="110707">
                <text:p>110707</text:p>
              </table:table-cell>
              <table:table-cell office:value-type="float" office:value="30057">
                <text:p>30057</text:p>
              </table:table-cell>
              <table:table-cell office:value-type="float" office:value="-38327">
                <text:p>-38327</text:p>
              </table:table-cell>
              <table:table-cell office:value-type="float" office:value="1.2035">
                <text:p>1.2035</text:p>
              </table:table-cell>
            </table:table-row>
            <table:table-row>
              <table:table-cell office:value-type="string">
                <text:p>170912</text:p>
              </table:table-cell>
              <table:table-cell office:value-type="float" office:value="-106354">
                <text:p>-106354</text:p>
              </table:table-cell>
              <table:table-cell office:value-type="float" office:value="95551">
                <text:p>95551</text:p>
              </table:table-cell>
              <table:table-cell office:value-type="float" office:value="23054">
                <text:p>23054</text:p>
              </table:table-cell>
              <table:table-cell office:value-type="float" office:value="-42378">
                <text:p>-42378</text:p>
              </table:table-cell>
              <table:table-cell office:value-type="float" office:value="1.1943">
                <text:p>1.1943</text:p>
              </table:table-cell>
            </table:table-row>
            <table:table-row>
              <table:table-cell office:value-type="string">
                <text:p>170919</text:p>
              </table:table-cell>
              <table:table-cell office:value-type="float" office:value="-72811">
                <text:p>-72811</text:p>
              </table:table-cell>
              <table:table-cell office:value-type="float" office:value="101533">
                <text:p>101533</text:p>
              </table:table-cell>
              <table:table-cell office:value-type="float" office:value="1159">
                <text:p>1159</text:p>
              </table:table-cell>
              <table:table-cell office:value-type="float" office:value="-54466">
                <text:p>-54466</text:p>
              </table:table-cell>
              <table:table-cell office:value-type="float" office:value="1.1954">
                <text:p>1.1954</text:p>
              </table:table-cell>
            </table:table-row>
            <table:table-row>
              <table:table-cell office:value-type="string">
                <text:p>170926</text:p>
              </table:table-cell>
              <table:table-cell office:value-type="float" office:value="-88001">
                <text:p>-88001</text:p>
              </table:table-cell>
              <table:table-cell office:value-type="float" office:value="100382">
                <text:p>100382</text:p>
              </table:table-cell>
              <table:table-cell office:value-type="float" office:value="19733">
                <text:p>19733</text:p>
              </table:table-cell>
              <table:table-cell office:value-type="float" office:value="-52563">
                <text:p>-52563</text:p>
              </table:table-cell>
              <table:table-cell office:value-type="float" office:value="1.1814">
                <text:p>1.1814</text:p>
              </table:table-cell>
            </table:table-row>
            <table:table-row>
              <table:table-cell office:value-type="string">
                <text:p>171003</text:p>
              </table:table-cell>
              <table:table-cell office:value-type="float" office:value="-88949">
                <text:p>-88949</text:p>
              </table:table-cell>
              <table:table-cell office:value-type="float" office:value="99200">
                <text:p>99200</text:p>
              </table:table-cell>
              <table:table-cell office:value-type="float" office:value="18309">
                <text:p>18309</text:p>
              </table:table-cell>
              <table:table-cell office:value-type="float" office:value="-47035">
                <text:p>-47035</text:p>
              </table:table-cell>
              <table:table-cell office:value-type="float" office:value="1.1734">
                <text:p>1.1734</text:p>
              </table:table-cell>
            </table:table-row>
            <table:table-row>
              <table:table-cell office:value-type="string">
                <text:p>171010</text:p>
              </table:table-cell>
              <table:table-cell office:value-type="float" office:value="-97852">
                <text:p>-97852</text:p>
              </table:table-cell>
              <table:table-cell office:value-type="float" office:value="106453">
                <text:p>106453</text:p>
              </table:table-cell>
              <table:table-cell office:value-type="float" office:value="22807">
                <text:p>22807</text:p>
              </table:table-cell>
              <table:table-cell office:value-type="float" office:value="-49773">
                <text:p>-49773</text:p>
              </table:table-cell>
              <table:table-cell office:value-type="float" office:value="1.1823">
                <text:p>1.1823</text:p>
              </table:table-cell>
            </table:table-row>
            <table:table-row>
              <table:table-cell office:value-type="string">
                <text:p>171017</text:p>
              </table:table-cell>
              <table:table-cell office:value-type="float" office:value="-97651">
                <text:p>-97651</text:p>
              </table:table-cell>
              <table:table-cell office:value-type="float" office:value="109398">
                <text:p>109398</text:p>
              </table:table-cell>
              <table:table-cell office:value-type="float" office:value="15334">
                <text:p>15334</text:p>
              </table:table-cell>
              <table:table-cell office:value-type="float" office:value="-47719">
                <text:p>-47719</text:p>
              </table:table-cell>
              <table:table-cell office:value-type="float" office:value="1.1785">
                <text:p>1.1785</text:p>
              </table:table-cell>
            </table:table-row>
            <table:table-row>
              <table:table-cell office:value-type="string">
                <text:p>171024</text:p>
              </table:table-cell>
              <table:table-cell office:value-type="float" office:value="-96185">
                <text:p>-96185</text:p>
              </table:table-cell>
              <table:table-cell office:value-type="float" office:value="109240">
                <text:p>109240</text:p>
              </table:table-cell>
              <table:table-cell office:value-type="float" office:value="10159">
                <text:p>10159</text:p>
              </table:table-cell>
              <table:table-cell office:value-type="float" office:value="-45308">
                <text:p>-45308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171031</text:p>
              </table:table-cell>
              <table:table-cell office:value-type="float" office:value="-83679">
                <text:p>-83679</text:p>
              </table:table-cell>
              <table:table-cell office:value-type="float" office:value="112233">
                <text:p>112233</text:p>
              </table:table-cell>
              <table:table-cell office:value-type="float" office:value="-57">
                <text:p>-57</text:p>
              </table:table-cell>
              <table:table-cell office:value-type="float" office:value="-39532">
                <text:p>-39532</text:p>
              </table:table-cell>
              <table:table-cell office:value-type="float" office:value="1.1609">
                <text:p>1.1609</text:p>
              </table:table-cell>
            </table:table-row>
            <table:table-row>
              <table:table-cell office:value-type="string">
                <text:p>171107</text:p>
              </table:table-cell>
              <table:table-cell office:value-type="float" office:value="-98659">
                <text:p>-98659</text:p>
              </table:table-cell>
              <table:table-cell office:value-type="float" office:value="118502">
                <text:p>118502</text:p>
              </table:table-cell>
              <table:table-cell office:value-type="float" office:value="4556">
                <text:p>4556</text:p>
              </table:table-cell>
              <table:table-cell office:value-type="float" office:value="-37772">
                <text:p>-37772</text:p>
              </table:table-cell>
              <table:table-cell office:value-type="float" office:value="1.1665">
                <text:p>1.1665</text:p>
              </table:table-cell>
            </table:table-row>
            <table:table-row>
              <table:table-cell office:value-type="string">
                <text:p>171114</text:p>
              </table:table-cell>
              <table:table-cell office:value-type="float" office:value="-109695">
                <text:p>-109695</text:p>
              </table:table-cell>
              <table:table-cell office:value-type="float" office:value="127494">
                <text:p>127494</text:p>
              </table:table-cell>
              <table:table-cell office:value-type="float" office:value="3856">
                <text:p>3856</text:p>
              </table:table-cell>
              <table:table-cell office:value-type="float" office:value="-39254">
                <text:p>-39254</text:p>
              </table:table-cell>
              <table:table-cell office:value-type="float" office:value="1.1795">
                <text:p>1.1795</text:p>
              </table:table-cell>
            </table:table-row>
            <table:table-row>
              <table:table-cell office:value-type="string">
                <text:p>171121</text:p>
              </table:table-cell>
              <table:table-cell office:value-type="float" office:value="-168269">
                <text:p>-168269</text:p>
              </table:table-cell>
              <table:table-cell office:value-type="float" office:value="129410">
                <text:p>129410</text:p>
              </table:table-cell>
              <table:table-cell office:value-type="float" office:value="9593">
                <text:p>9593</text:p>
              </table:table-cell>
              <table:table-cell office:value-type="float" office:value="7628">
                <text:p>7628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171128</text:p>
              </table:table-cell>
              <table:table-cell office:value-type="float" office:value="-188788">
                <text:p>-188788</text:p>
              </table:table-cell>
              <table:table-cell office:value-type="float" office:value="141402">
                <text:p>141402</text:p>
              </table:table-cell>
              <table:table-cell office:value-type="float" office:value="6929">
                <text:p>6929</text:p>
              </table:table-cell>
              <table:table-cell office:value-type="float" office:value="8297">
                <text:p>8297</text:p>
              </table:table-cell>
              <table:table-cell office:value-type="float" office:value="1.1891">
                <text:p>1.1891</text:p>
              </table:table-cell>
            </table:table-row>
            <table:table-row>
              <table:table-cell office:value-type="string">
                <text:p>171205</text:p>
              </table:table-cell>
              <table:table-cell office:value-type="float" office:value="-183667">
                <text:p>-183667</text:p>
              </table:table-cell>
              <table:table-cell office:value-type="float" office:value="135265">
                <text:p>135265</text:p>
              </table:table-cell>
              <table:table-cell office:value-type="float" office:value="7551">
                <text:p>7551</text:p>
              </table:table-cell>
              <table:table-cell office:value-type="float" office:value="9423">
                <text:p>9423</text:p>
              </table:table-cell>
              <table:table-cell office:value-type="float" office:value="1.1764">
                <text:p>1.1764</text:p>
              </table:table-cell>
            </table:table-row>
            <table:table-row>
              <table:table-cell office:value-type="string">
                <text:p>171212</text:p>
              </table:table-cell>
              <table:table-cell office:value-type="float" office:value="-176428">
                <text:p>-176428</text:p>
              </table:table-cell>
              <table:table-cell office:value-type="float" office:value="127545">
                <text:p>127545</text:p>
              </table:table-cell>
              <table:table-cell office:value-type="float" office:value="15117">
                <text:p>15117</text:p>
              </table:table-cell>
              <table:table-cell office:value-type="float" office:value="12125">
                <text:p>12125</text:p>
              </table:table-cell>
              <table:table-cell office:value-type="float" office:value="1.1754">
                <text:p>1.1754</text:p>
              </table:table-cell>
            </table:table-row>
            <table:table-row>
              <table:table-cell office:value-type="string">
                <text:p>171219</text:p>
              </table:table-cell>
              <table:table-cell office:value-type="float" office:value="-172576">
                <text:p>-172576</text:p>
              </table:table-cell>
              <table:table-cell office:value-type="float" office:value="128708">
                <text:p>128708</text:p>
              </table:table-cell>
              <table:table-cell office:value-type="float" office:value="-2345">
                <text:p>-2345</text:p>
              </table:table-cell>
              <table:table-cell office:value-type="float" office:value="12676">
                <text:p>12676</text:p>
              </table:table-cell>
              <table:table-cell office:value-type="float" office:value="1.1859">
                <text:p>1.1859</text:p>
              </table:table-cell>
            </table:table-row>
            <table:table-row>
              <table:table-cell office:value-type="string">
                <text:p>171226</text:p>
              </table:table-cell>
              <table:table-cell office:value-type="float" office:value="-177720">
                <text:p>-177720</text:p>
              </table:table-cell>
              <table:table-cell office:value-type="float" office:value="124138">
                <text:p>124138</text:p>
              </table:table-cell>
              <table:table-cell office:value-type="float" office:value="563">
                <text:p>563</text:p>
              </table:table-cell>
              <table:table-cell office:value-type="float" office:value="13755">
                <text:p>13755</text:p>
              </table:table-cell>
              <table:table-cell office:value-type="float" office:value="1.1998">
                <text:p>1.1998</text:p>
              </table:table-cell>
            </table:table-row>
            <table:table-row>
              <table:table-cell office:value-type="string">
                <text:p>180102</text:p>
              </table:table-cell>
              <table:table-cell office:value-type="float" office:value="-223096">
                <text:p>-223096</text:p>
              </table:table-cell>
              <table:table-cell office:value-type="float" office:value="134671">
                <text:p>134671</text:p>
              </table:table-cell>
              <table:table-cell office:value-type="float" office:value="34530">
                <text:p>34530</text:p>
              </table:table-cell>
              <table:table-cell office:value-type="float" office:value="15831">
                <text:p>15831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180109</text:p>
              </table:table-cell>
              <table:table-cell office:value-type="float" office:value="-246463">
                <text:p>-246463</text:p>
              </table:table-cell>
              <table:table-cell office:value-type="float" office:value="149115">
                <text:p>149115</text:p>
              </table:table-cell>
              <table:table-cell office:value-type="float" office:value="42042">
                <text:p>42042</text:p>
              </table:table-cell>
              <table:table-cell office:value-type="float" office:value="16336">
                <text:p>16336</text:p>
              </table:table-cell>
              <table:table-cell office:value-type="float" office:value="1.2187">
                <text:p>1.2187</text:p>
              </table:table-cell>
            </table:table-row>
            <table:table-row>
              <table:table-cell office:value-type="string">
                <text:p>180116</text:p>
              </table:table-cell>
              <table:table-cell office:value-type="float" office:value="-259732">
                <text:p>-259732</text:p>
              </table:table-cell>
              <table:table-cell office:value-type="float" office:value="155720">
                <text:p>155720</text:p>
              </table:table-cell>
              <table:table-cell office:value-type="float" office:value="45685">
                <text:p>45685</text:p>
              </table:table-cell>
              <table:table-cell office:value-type="float" office:value="15970">
                <text:p>15970</text:p>
              </table:table-cell>
              <table:table-cell office:value-type="float" office:value="1.2222">
                <text:p>1.2222</text:p>
              </table:table-cell>
            </table:table-row>
            <table:table-row>
              <table:table-cell office:value-type="string">
                <text:p>180123</text:p>
              </table:table-cell>
              <table:table-cell office:value-type="float" office:value="-280936">
                <text:p>-280936</text:p>
              </table:table-cell>
              <table:table-cell office:value-type="float" office:value="155790">
                <text:p>155790</text:p>
              </table:table-cell>
              <table:table-cell office:value-type="float" office:value="59023">
                <text:p>59023</text:p>
              </table:table-cell>
              <table:table-cell office:value-type="float" office:value="18050">
                <text:p>18050</text:p>
              </table:table-cell>
              <table:table-cell office:value-type="float" office:value="1.2421">
                <text:p>1.2421</text:p>
              </table:table-cell>
            </table:table-row>
            <table:table-row>
              <table:table-cell office:value-type="string">
                <text:p>180130</text:p>
              </table:table-cell>
              <table:table-cell office:value-type="float" office:value="-286655">
                <text:p>-286655</text:p>
              </table:table-cell>
              <table:table-cell office:value-type="float" office:value="149952">
                <text:p>149952</text:p>
              </table:table-cell>
              <table:table-cell office:value-type="float" office:value="76853">
                <text:p>76853</text:p>
              </table:table-cell>
              <table:table-cell office:value-type="float" office:value="17405">
                <text:p>17405</text:p>
              </table:table-cell>
              <table:table-cell office:value-type="float" office:value="1.2462">
                <text:p>1.2462</text:p>
              </table:table-cell>
            </table:table-row>
            <table:table-row>
              <table:table-cell office:value-type="string">
                <text:p>180206</text:p>
              </table:table-cell>
              <table:table-cell office:value-type="float" office:value="-272467">
                <text:p>-272467</text:p>
              </table:table-cell>
              <table:table-cell office:value-type="float" office:value="150374">
                <text:p>150374</text:p>
              </table:table-cell>
              <table:table-cell office:value-type="float" office:value="66452">
                <text:p>66452</text:p>
              </table:table-cell>
              <table:table-cell office:value-type="float" office:value="17028">
                <text:p>17028</text:p>
              </table:table-cell>
              <table:table-cell office:value-type="float" office:value="1.2235">
                <text:p>1.2235</text:p>
              </table:table-cell>
            </table:table-row>
            <table:table-row>
              <table:table-cell office:value-type="string">
                <text:p>180213</text:p>
              </table:table-cell>
              <table:table-cell office:value-type="float" office:value="-236121">
                <text:p>-236121</text:p>
              </table:table-cell>
              <table:table-cell office:value-type="float" office:value="138415">
                <text:p>138415</text:p>
              </table:table-cell>
              <table:table-cell office:value-type="float" office:value="34786">
                <text:p>34786</text:p>
              </table:table-cell>
              <table:table-cell office:value-type="float" office:value="14226">
                <text:p>14226</text:p>
              </table:table-cell>
              <table:table-cell office:value-type="float" office:value="1.2406">
                <text:p>1.2406</text:p>
              </table:table-cell>
            </table:table-row>
            <table:table-row>
              <table:table-cell office:value-type="string">
                <text:p>180220</text:p>
              </table:table-cell>
              <table:table-cell office:value-type="float" office:value="-229104">
                <text:p>-229104</text:p>
              </table:table-cell>
              <table:table-cell office:value-type="float" office:value="141727">
                <text:p>141727</text:p>
              </table:table-cell>
              <table:table-cell office:value-type="float" office:value="29282">
                <text:p>29282</text:p>
              </table:table-cell>
              <table:table-cell office:value-type="float" office:value="15653">
                <text:p>15653</text:p>
              </table:table-cell>
              <table:table-cell office:value-type="float" office:value="1.2293">
                <text:p>1.2293</text:p>
              </table:table-cell>
            </table:table-row>
            <table:table-row>
              <table:table-cell office:value-type="string">
                <text:p>180227</text:p>
              </table:table-cell>
              <table:table-cell office:value-type="float" office:value="-220394">
                <text:p>-220394</text:p>
              </table:table-cell>
              <table:table-cell office:value-type="float" office:value="131698">
                <text:p>131698</text:p>
              </table:table-cell>
              <table:table-cell office:value-type="float" office:value="33561">
                <text:p>33561</text:p>
              </table:table-cell>
              <table:table-cell office:value-type="float" office:value="16657">
                <text:p>16657</text:p>
              </table:table-cell>
              <table:table-cell office:value-type="float" office:value="1.2317">
                <text:p>1.2317</text:p>
              </table:table-cell>
            </table:table-row>
            <table:table-row>
              <table:table-cell office:value-type="string">
                <text:p>180306</text:p>
              </table:table-cell>
              <table:table-cell office:value-type="float" office:value="-228435">
                <text:p>-228435</text:p>
              </table:table-cell>
              <table:table-cell office:value-type="float" office:value="142951">
                <text:p>142951</text:p>
              </table:table-cell>
              <table:table-cell office:value-type="float" office:value="30140">
                <text:p>30140</text:p>
              </table:table-cell>
              <table:table-cell office:value-type="float" office:value="14486">
                <text:p>14486</text:p>
              </table:table-cell>
              <table:table-cell office:value-type="float" office:value="1.2307">
                <text:p>1.2307</text:p>
              </table:table-cell>
            </table:table-row>
            <table:table-row>
              <table:table-cell office:value-type="string">
                <text:p>180313</text:p>
              </table:table-cell>
              <table:table-cell office:value-type="float" office:value="-229622">
                <text:p>-229622</text:p>
              </table:table-cell>
              <table:table-cell office:value-type="float" office:value="147001">
                <text:p>147001</text:p>
              </table:table-cell>
              <table:table-cell office:value-type="float" office:value="37737">
                <text:p>37737</text:p>
              </table:table-cell>
              <table:table-cell office:value-type="float" office:value="13201">
                <text:p>13201</text:p>
              </table:table-cell>
              <table:table-cell office:value-type="float" office:value="1.2289">
                <text:p>1.2289</text:p>
              </table:table-cell>
            </table:table-row>
            <table:table-row>
              <table:table-cell office:value-type="string">
                <text:p>180320</text:p>
              </table:table-cell>
              <table:table-cell office:value-type="float" office:value="-222696">
                <text:p>-222696</text:p>
              </table:table-cell>
              <table:table-cell office:value-type="float" office:value="146071">
                <text:p>146071</text:p>
              </table:table-cell>
              <table:table-cell office:value-type="float" office:value="25664">
                <text:p>25664</text:p>
              </table:table-cell>
              <table:table-cell office:value-type="float" office:value="15160">
                <text:p>15160</text:p>
              </table:table-cell>
              <table:table-cell office:value-type="float" office:value="1.2353">
                <text:p>1.2353</text:p>
              </table:table-cell>
            </table:table-row>
            <table:table-row>
              <table:table-cell office:value-type="string">
                <text:p>180327</text:p>
              </table:table-cell>
              <table:table-cell office:value-type="float" office:value="-238324">
                <text:p>-238324</text:p>
              </table:table-cell>
              <table:table-cell office:value-type="float" office:value="160206">
                <text:p>160206</text:p>
              </table:table-cell>
              <table:table-cell office:value-type="float" office:value="27515">
                <text:p>27515</text:p>
              </table:table-cell>
              <table:table-cell office:value-type="float" office:value="18231">
                <text:p>18231</text:p>
              </table:table-cell>
              <table:table-cell office:value-type="float" office:value="1.2323">
                <text:p>1.2323</text:p>
              </table:table-cell>
            </table:table-row>
            <table:table-row>
              <table:table-cell office:value-type="string">
                <text:p>180403</text:p>
              </table:table-cell>
              <table:table-cell office:value-type="float" office:value="-221344">
                <text:p>-221344</text:p>
              </table:table-cell>
              <table:table-cell office:value-type="float" office:value="156756">
                <text:p>156756</text:p>
              </table:table-cell>
              <table:table-cell office:value-type="float" office:value="19144">
                <text:p>19144</text:p>
              </table:table-cell>
              <table:table-cell office:value-type="float" office:value="18558">
                <text:p>18558</text:p>
              </table:table-cell>
              <table:table-cell office:value-type="float" office:value="1.2283">
                <text:p>1.2283</text:p>
              </table:table-cell>
            </table:table-row>
            <table:table-row>
              <table:table-cell office:value-type="string">
                <text:p>180410</text:p>
              </table:table-cell>
              <table:table-cell office:value-type="float" office:value="-247448">
                <text:p>-247448</text:p>
              </table:table-cell>
              <table:table-cell office:value-type="float" office:value="171567">
                <text:p>171567</text:p>
              </table:table-cell>
              <table:table-cell office:value-type="float" office:value="25050">
                <text:p>25050</text:p>
              </table:table-cell>
              <table:table-cell office:value-type="float" office:value="17671">
                <text:p>17671</text:p>
              </table:table-cell>
              <table:table-cell office:value-type="float" office:value="1.2331">
                <text:p>1.2331</text:p>
              </table:table-cell>
            </table:table-row>
            <table:table-row>
              <table:table-cell office:value-type="string">
                <text:p>180417</text:p>
              </table:table-cell>
              <table:table-cell office:value-type="float" office:value="-249892">
                <text:p>-249892</text:p>
              </table:table-cell>
              <table:table-cell office:value-type="float" office:value="177260">
                <text:p>177260</text:p>
              </table:table-cell>
              <table:table-cell office:value-type="float" office:value="29978">
                <text:p>29978</text:p>
              </table:table-cell>
              <table:table-cell office:value-type="float" office:value="12677">
                <text:p>12677</text:p>
              </table:table-cell>
              <table:table-cell office:value-type="float" office:value="1.2288">
                <text:p>1.2288</text:p>
              </table:table-cell>
            </table:table-row>
            <table:table-row>
              <table:table-cell office:value-type="string">
                <text:p>180424</text:p>
              </table:table-cell>
              <table:table-cell office:value-type="float" office:value="-227107">
                <text:p>-227107</text:p>
              </table:table-cell>
              <table:table-cell office:value-type="float" office:value="179527">
                <text:p>179527</text:p>
              </table:table-cell>
              <table:table-cell office:value-type="float" office:value="8353">
                <text:p>8353</text:p>
              </table:table-cell>
              <table:table-cell office:value-type="float" office:value="13081">
                <text:p>13081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180501</text:p>
              </table:table-cell>
              <table:table-cell office:value-type="float" office:value="-215378">
                <text:p>-215378</text:p>
              </table:table-cell>
              <table:table-cell office:value-type="float" office:value="178842">
                <text:p>178842</text:p>
              </table:table-cell>
              <table:table-cell office:value-type="float" office:value="2510">
                <text:p>2510</text:p>
              </table:table-cell>
              <table:table-cell office:value-type="float" office:value="12494">
                <text:p>12494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180508</text:p>
              </table:table-cell>
              <table:table-cell office:value-type="float" office:value="-208252">
                <text:p>-208252</text:p>
              </table:table-cell>
              <table:table-cell office:value-type="float" office:value="170910">
                <text:p>170910</text:p>
              </table:table-cell>
              <table:table-cell office:value-type="float" office:value="4891">
                <text:p>4891</text:p>
              </table:table-cell>
              <table:table-cell office:value-type="float" office:value="11787">
                <text:p>11787</text:p>
              </table:table-cell>
              <table:table-cell office:value-type="float" office:value="1.1944">
                <text:p>1.1944</text:p>
              </table:table-cell>
            </table:table-row>
            <table:table-row>
              <table:table-cell office:value-type="string">
                <text:p>180515</text:p>
              </table:table-cell>
              <table:table-cell office:value-type="float" office:value="-184321">
                <text:p>-184321</text:p>
              </table:table-cell>
              <table:table-cell office:value-type="float" office:value="165326">
                <text:p>165326</text:p>
              </table:table-cell>
              <table:table-cell office:value-type="float" office:value="-4084">
                <text:p>-4084</text:p>
              </table:table-cell>
              <table:table-cell office:value-type="float" office:value="9250">
                <text:p>9250</text:p>
              </table:table-cell>
              <table:table-cell office:value-type="float" office:value="1.1778">
                <text:p>1.1778</text:p>
              </table:table-cell>
            </table:table-row>
            <table:table-row>
              <table:table-cell office:value-type="string">
                <text:p>180522</text:p>
              </table:table-cell>
              <table:table-cell office:value-type="float" office:value="-171774">
                <text:p>-171774</text:p>
              </table:table-cell>
              <table:table-cell office:value-type="float" office:value="160508">
                <text:p>160508</text:p>
              </table:table-cell>
              <table:table-cell office:value-type="float" office:value="-10688">
                <text:p>-10688</text:p>
              </table:table-cell>
              <table:table-cell office:value-type="float" office:value="7976">
                <text:p>7976</text:p>
              </table:table-cell>
              <table:table-cell office:value-type="float" office:value="1.1652">
                <text:p>1.1652</text:p>
              </table:table-cell>
            </table:table-row>
            <table:table-row>
              <table:table-cell office:value-type="string">
                <text:p>180529</text:p>
              </table:table-cell>
              <table:table-cell office:value-type="float" office:value="-152531">
                <text:p>-152531</text:p>
              </table:table-cell>
              <table:table-cell office:value-type="float" office:value="142826">
                <text:p>142826</text:p>
              </table:table-cell>
              <table:table-cell office:value-type="float" office:value="-17890">
                <text:p>-17890</text:p>
              </table:table-cell>
              <table:table-cell office:value-type="float" office:value="9599">
                <text:p>9599</text:p>
              </table:table-cell>
              <table:table-cell office:value-type="float" office:value="1.1661">
                <text:p>1.1661</text:p>
              </table:table-cell>
            </table:table-row>
            <table:table-row>
              <table:table-cell office:value-type="string">
                <text:p>180605</text:p>
              </table:table-cell>
              <table:table-cell office:value-type="float" office:value="-126651">
                <text:p>-126651</text:p>
              </table:table-cell>
              <table:table-cell office:value-type="float" office:value="143565">
                <text:p>143565</text:p>
              </table:table-cell>
              <table:table-cell office:value-type="float" office:value="-33467">
                <text:p>-33467</text:p>
              </table:table-cell>
              <table:table-cell office:value-type="float" office:value="11187">
                <text:p>11187</text:p>
              </table:table-cell>
              <table:table-cell office:value-type="float" office:value="1.1768">
                <text:p>1.1768</text:p>
              </table:table-cell>
            </table:table-row>
            <table:table-row>
              <table:table-cell office:value-type="string">
                <text:p>180612</text:p>
              </table:table-cell>
              <table:table-cell office:value-type="float" office:value="-137705">
                <text:p>-137705</text:p>
              </table:table-cell>
              <table:table-cell office:value-type="float" office:value="158730">
                <text:p>158730</text:p>
              </table:table-cell>
              <table:table-cell office:value-type="float" office:value="-42010">
                <text:p>-42010</text:p>
              </table:table-cell>
              <table:table-cell office:value-type="float" office:value="11684">
                <text:p>11684</text:p>
              </table:table-cell>
              <table:table-cell office:value-type="float" office:value="1.1609">
                <text:p>1.1609</text:p>
              </table:table-cell>
            </table:table-row>
            <table:table-row>
              <table:table-cell office:value-type="string">
                <text:p>180619</text:p>
              </table:table-cell>
              <table:table-cell office:value-type="float" office:value="-107963">
                <text:p>-107963</text:p>
              </table:table-cell>
              <table:table-cell office:value-type="float" office:value="145091">
                <text:p>145091</text:p>
              </table:table-cell>
              <table:table-cell office:value-type="float" office:value="-55307">
                <text:p>-55307</text:p>
              </table:table-cell>
              <table:table-cell office:value-type="float" office:value="11394">
                <text:p>11394</text:p>
              </table:table-cell>
              <table:table-cell office:value-type="float" office:value="1.1657">
                <text:p>1.1657</text:p>
              </table:table-cell>
            </table:table-row>
            <table:table-row>
              <table:table-cell office:value-type="string">
                <text:p>180626</text:p>
              </table:table-cell>
              <table:table-cell office:value-type="float" office:value="-105797">
                <text:p>-105797</text:p>
              </table:table-cell>
              <table:table-cell office:value-type="float" office:value="146262">
                <text:p>146262</text:p>
              </table:table-cell>
              <table:table-cell office:value-type="float" office:value="-60058">
                <text:p>-60058</text:p>
              </table:table-cell>
              <table:table-cell office:value-type="float" office:value="11657">
                <text:p>11657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180703</text:p>
              </table:table-cell>
              <table:table-cell office:value-type="float" office:value="-104513">
                <text:p>-104513</text:p>
              </table:table-cell>
              <table:table-cell office:value-type="float" office:value="140921">
                <text:p>140921</text:p>
              </table:table-cell>
              <table:table-cell office:value-type="float" office:value="-56966">
                <text:p>-56966</text:p>
              </table:table-cell>
              <table:table-cell office:value-type="float" office:value="9366">
                <text:p>9366</text:p>
              </table:table-cell>
              <table:table-cell office:value-type="float" office:value="1.1747">
                <text:p>1.1747</text:p>
              </table:table-cell>
            </table:table-row>
            <table:table-row>
              <table:table-cell office:value-type="string">
                <text:p>180710</text:p>
              </table:table-cell>
              <table:table-cell office:value-type="float" office:value="-79459">
                <text:p>-79459</text:p>
              </table:table-cell>
              <table:table-cell office:value-type="float" office:value="132703">
                <text:p>132703</text:p>
              </table:table-cell>
              <table:table-cell office:value-type="float" office:value="-69102">
                <text:p>-69102</text:p>
              </table:table-cell>
              <table:table-cell office:value-type="float" office:value="10435">
                <text:p>10435</text:p>
              </table:table-cell>
              <table:table-cell office:value-type="float" office:value="1.1685">
                <text:p>1.1685</text:p>
              </table:table-cell>
            </table:table-row>
            <table:table-row>
              <table:table-cell office:value-type="string">
                <text:p>180717</text:p>
              </table:table-cell>
              <table:table-cell office:value-type="float" office:value="-92995">
                <text:p>-92995</text:p>
              </table:table-cell>
              <table:table-cell office:value-type="float" office:value="147862">
                <text:p>147862</text:p>
              </table:table-cell>
              <table:table-cell office:value-type="float" office:value="-70953">
                <text:p>-70953</text:p>
              </table:table-cell>
              <table:table-cell office:value-type="float" office:value="8097">
                <text:p>8097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180724</text:p>
              </table:table-cell>
              <table:table-cell office:value-type="float" office:value="-106989">
                <text:p>-106989</text:p>
              </table:table-cell>
              <table:table-cell office:value-type="float" office:value="152620">
                <text:p>152620</text:p>
              </table:table-cell>
              <table:table-cell office:value-type="float" office:value="-67993">
                <text:p>-67993</text:p>
              </table:table-cell>
              <table:table-cell office:value-type="float" office:value="6929">
                <text:p>6929</text:p>
              </table:table-cell>
              <table:table-cell office:value-type="float" office:value="1.1658">
                <text:p>1.1658</text:p>
              </table:table-cell>
            </table:table-row>
            <table:table-row>
              <table:table-cell office:value-type="string">
                <text:p>180731</text:p>
              </table:table-cell>
              <table:table-cell office:value-type="float" office:value="-121324">
                <text:p>-121324</text:p>
              </table:table-cell>
              <table:table-cell office:value-type="float" office:value="156326">
                <text:p>156326</text:p>
              </table:table-cell>
              <table:table-cell office:value-type="float" office:value="-67092">
                <text:p>-67092</text:p>
              </table:table-cell>
              <table:table-cell office:value-type="float" office:value="8321">
                <text:p>8321</text:p>
              </table:table-cell>
              <table:table-cell office:value-type="float" office:value="1.1567">
                <text:p>1.1567</text:p>
              </table:table-cell>
            </table:table-row>
            <table:table-row>
              <table:table-cell office:value-type="string">
                <text:p>180807</text:p>
              </table:table-cell>
              <table:table-cell office:value-type="float" office:value="-94007">
                <text:p>-94007</text:p>
              </table:table-cell>
              <table:table-cell office:value-type="float" office:value="150724">
                <text:p>150724</text:p>
              </table:table-cell>
              <table:table-cell office:value-type="float" office:value="-82524">
                <text:p>-82524</text:p>
              </table:table-cell>
              <table:table-cell office:value-type="float" office:value="10278">
                <text:p>10278</text:p>
              </table:table-cell>
              <table:table-cell office:value-type="float" office:value="1.1411">
                <text:p>1.1411</text:p>
              </table:table-cell>
            </table:table-row>
            <table:table-row>
              <table:table-cell office:value-type="string">
                <text:p>180814</text:p>
              </table:table-cell>
              <table:table-cell office:value-type="float" office:value="-70410">
                <text:p>-70410</text:p>
              </table:table-cell>
              <table:table-cell office:value-type="float" office:value="141090">
                <text:p>141090</text:p>
              </table:table-cell>
              <table:table-cell office:value-type="float" office:value="-97858">
                <text:p>-97858</text:p>
              </table:table-cell>
              <table:table-cell office:value-type="float" office:value="15082">
                <text:p>15082</text:p>
              </table:table-cell>
              <table:table-cell office:value-type="float" office:value="1.1439">
                <text:p>1.1439</text:p>
              </table:table-cell>
            </table:table-row>
            <table:table-row>
              <table:table-cell office:value-type="string">
                <text:p>180821</text:p>
              </table:table-cell>
              <table:table-cell office:value-type="float" office:value="-62594">
                <text:p>-62594</text:p>
              </table:table-cell>
              <table:table-cell office:value-type="float" office:value="142662">
                <text:p>142662</text:p>
              </table:table-cell>
              <table:table-cell office:value-type="float" office:value="-102274">
                <text:p>-102274</text:p>
              </table:table-cell>
              <table:table-cell office:value-type="float" office:value="13614">
                <text:p>13614</text:p>
              </table:table-cell>
              <table:table-cell office:value-type="float" office:value="1.1623">
                <text:p>1.1623</text:p>
              </table:table-cell>
            </table:table-row>
            <table:table-row>
              <table:table-cell office:value-type="string">
                <text:p>180828</text:p>
              </table:table-cell>
              <table:table-cell office:value-type="float" office:value="-77472">
                <text:p>-77472</text:p>
              </table:table-cell>
              <table:table-cell office:value-type="float" office:value="145319">
                <text:p>145319</text:p>
              </table:table-cell>
              <table:table-cell office:value-type="float" office:value="-99730">
                <text:p>-99730</text:p>
              </table:table-cell>
              <table:table-cell office:value-type="float" office:value="11090">
                <text:p>11090</text:p>
              </table:table-cell>
              <table:table-cell office:value-type="float" office:value="1.1601">
                <text:p>1.1601</text:p>
              </table:table-cell>
            </table:table-row>
            <table:table-row>
              <table:table-cell office:value-type="string">
                <text:p>180904</text:p>
              </table:table-cell>
              <table:table-cell office:value-type="float" office:value="-85754">
                <text:p>-85754</text:p>
              </table:table-cell>
              <table:table-cell office:value-type="float" office:value="146878">
                <text:p>146878</text:p>
              </table:table-cell>
              <table:table-cell office:value-type="float" office:value="-94895">
                <text:p>-94895</text:p>
              </table:table-cell>
              <table:table-cell office:value-type="float" office:value="11975">
                <text:p>11975</text:p>
              </table:table-cell>
              <table:table-cell office:value-type="float" office:value="1.1553">
                <text:p>1.1553</text:p>
              </table:table-cell>
            </table:table-row>
            <table:table-row>
              <table:table-cell office:value-type="string">
                <text:p>180911</text:p>
              </table:table-cell>
              <table:table-cell office:value-type="float" office:value="-82813">
                <text:p>-82813</text:p>
              </table:table-cell>
              <table:table-cell office:value-type="float" office:value="140851">
                <text:p>140851</text:p>
              </table:table-cell>
              <table:table-cell office:value-type="float" office:value="-75957">
                <text:p>-75957</text:p>
              </table:table-cell>
              <table:table-cell office:value-type="float" office:value="-4322">
                <text:p>-4322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180918</text:p>
              </table:table-cell>
              <table:table-cell office:value-type="float" office:value="-83046">
                <text:p>-83046</text:p>
              </table:table-cell>
              <table:table-cell office:value-type="float" office:value="139185">
                <text:p>139185</text:p>
              </table:table-cell>
              <table:table-cell office:value-type="float" office:value="-76663">
                <text:p>-76663</text:p>
              </table:table-cell>
              <table:table-cell office:value-type="float" office:value="-798">
                <text:p>-798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180925</text:p>
              </table:table-cell>
              <table:table-cell office:value-type="float" office:value="-105324">
                <text:p>-105324</text:p>
              </table:table-cell>
              <table:table-cell office:value-type="float" office:value="149847">
                <text:p>149847</text:p>
              </table:table-cell>
              <table:table-cell office:value-type="float" office:value="-86694">
                <text:p>-86694</text:p>
              </table:table-cell>
              <table:table-cell office:value-type="float" office:value="9137">
                <text:p>9137</text:p>
              </table:table-cell>
              <table:table-cell office:value-type="float" office:value="1.1609">
                <text:p>1.1609</text:p>
              </table:table-cell>
            </table:table-row>
            <table:table-row>
              <table:table-cell office:value-type="string">
                <text:p>181002</text:p>
              </table:table-cell>
              <table:table-cell office:value-type="float" office:value="-84087">
                <text:p>-84087</text:p>
              </table:table-cell>
              <table:table-cell office:value-type="float" office:value="136907">
                <text:p>136907</text:p>
              </table:table-cell>
              <table:table-cell office:value-type="float" office:value="-81816">
                <text:p>-81816</text:p>
              </table:table-cell>
              <table:table-cell office:value-type="float" office:value="12395">
                <text:p>12395</text:p>
              </table:table-cell>
              <table:table-cell office:value-type="float" office:value="1.1524">
                <text:p>1.1524</text:p>
              </table:table-cell>
            </table:table-row>
            <table:table-row>
              <table:table-cell office:value-type="string">
                <text:p>181009</text:p>
              </table:table-cell>
              <table:table-cell office:value-type="float" office:value="-76545">
                <text:p>-76545</text:p>
              </table:table-cell>
              <table:table-cell office:value-type="float" office:value="128056">
                <text:p>128056</text:p>
              </table:table-cell>
              <table:table-cell office:value-type="float" office:value="-81922">
                <text:p>-81922</text:p>
              </table:table-cell>
              <table:table-cell office:value-type="float" office:value="8831">
                <text:p>8831</text:p>
              </table:table-cell>
              <table:table-cell office:value-type="float" office:value="1.1563">
                <text:p>1.1563</text:p>
              </table:table-cell>
            </table:table-row>
            <table:table-row>
              <table:table-cell office:value-type="string">
                <text:p>181016</text:p>
              </table:table-cell>
              <table:table-cell office:value-type="float" office:value="-72268">
                <text:p>-72268</text:p>
              </table:table-cell>
              <table:table-cell office:value-type="float" office:value="134831">
                <text:p>134831</text:p>
              </table:table-cell>
              <table:table-cell office:value-type="float" office:value="-85227">
                <text:p>-85227</text:p>
              </table:table-cell>
              <table:table-cell office:value-type="float" office:value="5233">
                <text:p>5233</text:p>
              </table:table-cell>
              <table:table-cell office:value-type="float" office:value="1.1515">
                <text:p>1.1515</text:p>
              </table:table-cell>
            </table:table-row>
            <table:table-row>
              <table:table-cell office:value-type="string">
                <text:p>181023</text:p>
              </table:table-cell>
              <table:table-cell office:value-type="float" office:value="-59649">
                <text:p>-59649</text:p>
              </table:table-cell>
              <table:table-cell office:value-type="float" office:value="128533">
                <text:p>128533</text:p>
              </table:table-cell>
              <table:table-cell office:value-type="float" office:value="-93158">
                <text:p>-93158</text:p>
              </table:table-cell>
              <table:table-cell office:value-type="float" office:value="5815">
                <text:p>5815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181030</text:p>
              </table:table-cell>
              <table:table-cell office:value-type="float" office:value="-45829">
                <text:p>-45829</text:p>
              </table:table-cell>
              <table:table-cell office:value-type="float" office:value="117756">
                <text:p>117756</text:p>
              </table:table-cell>
              <table:table-cell office:value-type="float" office:value="-93146">
                <text:p>-93146</text:p>
              </table:table-cell>
              <table:table-cell office:value-type="float" office:value="3162">
                <text:p>3162</text:p>
              </table:table-cell>
              <table:table-cell office:value-type="float" office:value="1.1387">
                <text:p>1.1387</text:p>
              </table:table-cell>
            </table:table-row>
            <table:table-row>
              <table:table-cell office:value-type="string">
                <text:p>181106</text:p>
              </table:table-cell>
              <table:table-cell office:value-type="float" office:value="-53340">
                <text:p>-53340</text:p>
              </table:table-cell>
              <table:table-cell office:value-type="float" office:value="125661">
                <text:p>125661</text:p>
              </table:table-cell>
              <table:table-cell office:value-type="float" office:value="-102250">
                <text:p>-102250</text:p>
              </table:table-cell>
              <table:table-cell office:value-type="float" office:value="4638">
                <text:p>4638</text:p>
              </table:table-cell>
              <table:table-cell office:value-type="float" office:value="1.1336">
                <text:p>1.1336</text:p>
              </table:table-cell>
            </table:table-row>
            <table:table-row>
              <table:table-cell office:value-type="string">
                <text:p>181113</text:p>
              </table:table-cell>
              <table:table-cell office:value-type="float" office:value="-60244">
                <text:p>-60244</text:p>
              </table:table-cell>
              <table:table-cell office:value-type="float" office:value="137296">
                <text:p>137296</text:p>
              </table:table-cell>
              <table:table-cell office:value-type="float" office:value="-88919">
                <text:p>-88919</text:p>
              </table:table-cell>
              <table:table-cell office:value-type="float" office:value="-764">
                <text:p>-764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181120</text:p>
              </table:table-cell>
              <table:table-cell office:value-type="float" office:value="-54232">
                <text:p>-54232</text:p>
              </table:table-cell>
              <table:table-cell office:value-type="float" office:value="131275">
                <text:p>131275</text:p>
              </table:table-cell>
              <table:table-cell office:value-type="float" office:value="-100260">
                <text:p>-100260</text:p>
              </table:table-cell>
              <table:table-cell office:value-type="float" office:value="-421">
                <text:p>-421</text:p>
              </table:table-cell>
              <table:table-cell office:value-type="float" office:value="1.1341">
                <text:p>1.1341</text:p>
              </table:table-cell>
            </table:table-row>
            <table:table-row>
              <table:table-cell office:value-type="string">
                <text:p>181127</text:p>
              </table:table-cell>
              <table:table-cell office:value-type="float" office:value="-52983">
                <text:p>-52983</text:p>
              </table:table-cell>
              <table:table-cell office:value-type="float" office:value="130339">
                <text:p>130339</text:p>
              </table:table-cell>
              <table:table-cell office:value-type="float" office:value="-111601">
                <text:p>-111601</text:p>
              </table:table-cell>
              <table:table-cell office:value-type="float" office:value="4017">
                <text:p>4017</text:p>
              </table:table-cell>
              <table:table-cell office:value-type="float" office:value="1.1317">
                <text:p>1.1317</text:p>
              </table:table-cell>
            </table:table-row>
            <table:table-row>
              <table:table-cell office:value-type="string">
                <text:p>181204</text:p>
              </table:table-cell>
              <table:table-cell office:value-type="float" office:value="-50041">
                <text:p>-50041</text:p>
              </table:table-cell>
              <table:table-cell office:value-type="float" office:value="121410">
                <text:p>121410</text:p>
              </table:table-cell>
              <table:table-cell office:value-type="float" office:value="-102079">
                <text:p>-102079</text:p>
              </table:table-cell>
              <table:table-cell office:value-type="float" office:value="1868">
                <text:p>1868</text:p>
              </table:table-cell>
              <table:table-cell office:value-type="float" office:value="1.1378">
                <text:p>1.1378</text:p>
              </table:table-cell>
            </table:table-row>
            <table:table-row>
              <table:table-cell office:value-type="string">
                <text:p>181211</text:p>
              </table:table-cell>
              <table:table-cell office:value-type="float" office:value="-56544">
                <text:p>-56544</text:p>
              </table:table-cell>
              <table:table-cell office:value-type="float" office:value="120941">
                <text:p>120941</text:p>
              </table:table-cell>
              <table:table-cell office:value-type="float" office:value="-92456">
                <text:p>-92456</text:p>
              </table:table-cell>
              <table:table-cell office:value-type="float" office:value="521">
                <text:p>521</text:p>
              </table:table-cell>
              <table:table-cell office:value-type="float" office:value="1.1309">
                <text:p>1.1309</text:p>
              </table:table-cell>
            </table:table-row>
            <table:table-row>
              <table:table-cell office:value-type="string">
                <text:p>181218</text:p>
              </table:table-cell>
              <table:table-cell office:value-type="float" office:value="-55420">
                <text:p>-55420</text:p>
              </table:table-cell>
              <table:table-cell office:value-type="float" office:value="111702">
                <text:p>111702</text:p>
              </table:table-cell>
              <table:table-cell office:value-type="float" office:value="-84588">
                <text:p>-84588</text:p>
              </table:table-cell>
              <table:table-cell office:value-type="float" office:value="3311">
                <text:p>3311</text:p>
              </table:table-cell>
              <table:table-cell office:value-type="float" office:value="1.1369">
                <text:p>1.1369</text:p>
              </table:table-cell>
            </table:table-row>
            <table:table-row>
              <table:table-cell office:value-type="string">
                <text:p>181225</text:p>
              </table:table-cell>
              <table:table-cell office:value-type="float" office:value="-68286">
                <text:p>-68286</text:p>
              </table:table-cell>
              <table:table-cell office:value-type="float" office:value="120308">
                <text:p>120308</text:p>
              </table:table-cell>
              <table:table-cell office:value-type="float" office:value="-88854">
                <text:p>-88854</text:p>
              </table:table-cell>
              <table:table-cell office:value-type="float" office:value="2320">
                <text:p>2320</text:p>
              </table:table-cell>
              <table:table-cell office:value-type="float" office:value="1.1438">
                <text:p>1.1438</text:p>
              </table:table-cell>
            </table:table-row>
            <table:table-row>
              <table:table-cell office:value-type="string">
                <text:p>181231</text:p>
              </table:table-cell>
              <table:table-cell office:value-type="float" office:value="-70357">
                <text:p>-70357</text:p>
              </table:table-cell>
              <table:table-cell office:value-type="float" office:value="123372">
                <text:p>123372</text:p>
              </table:table-cell>
              <table:table-cell office:value-type="float" office:value="-83475">
                <text:p>-83475</text:p>
              </table:table-cell>
              <table:table-cell office:value-type="float" office:value="1790">
                <text:p>1790</text:p>
              </table:table-cell>
              <table:table-cell office:value-type="float" office:value="1.1395">
                <text:p>1.1395</text:p>
              </table:table-cell>
            </table:table-row>
            <table:table-row>
              <table:table-cell office:value-type="string">
                <text:p>190108</text:p>
              </table:table-cell>
              <table:table-cell office:value-type="float" office:value="-87620">
                <text:p>-87620</text:p>
              </table:table-cell>
              <table:table-cell office:value-type="float" office:value="137468">
                <text:p>137468</text:p>
              </table:table-cell>
              <table:table-cell office:value-type="float" office:value="-82346">
                <text:p>-82346</text:p>
              </table:table-cell>
              <table:table-cell office:value-type="float" office:value="-510">
                <text:p>-510</text:p>
              </table:table-cell>
              <table:table-cell office:value-type="float" office:value="1.1469">
                <text:p>1.1469</text:p>
              </table:table-cell>
            </table:table-row>
            <table:table-row>
              <table:table-cell office:value-type="string">
                <text:p>190115</text:p>
              </table:table-cell>
              <table:table-cell office:value-type="float" office:value="-101043">
                <text:p>-101043</text:p>
              </table:table-cell>
              <table:table-cell office:value-type="float" office:value="146015">
                <text:p>146015</text:p>
              </table:table-cell>
              <table:table-cell office:value-type="float" office:value="-79886">
                <text:p>-79886</text:p>
              </table:table-cell>
              <table:table-cell office:value-type="float" office:value="2773">
                <text:p>2773</text:p>
              </table:table-cell>
              <table:table-cell office:value-type="float" office:value="1.1363">
                <text:p>1.1363</text:p>
              </table:table-cell>
            </table:table-row>
            <table:table-row>
              <table:table-cell office:value-type="string">
                <text:p>190122</text:p>
              </table:table-cell>
              <table:table-cell office:value-type="float" office:value="-98692">
                <text:p>-98692</text:p>
              </table:table-cell>
              <table:table-cell office:value-type="float" office:value="147800">
                <text:p>147800</text:p>
              </table:table-cell>
              <table:table-cell office:value-type="float" office:value="-84905">
                <text:p>-84905</text:p>
              </table:table-cell>
              <table:table-cell office:value-type="float" office:value="926">
                <text:p>926</text:p>
              </table:table-cell>
              <table:table-cell office:value-type="float" office:value="1.1415">
                <text:p>1.1415</text:p>
              </table:table-cell>
            </table:table-row>
            <table:table-row>
              <table:table-cell office:value-type="string">
                <text:p>190129</text:p>
              </table:table-cell>
              <table:table-cell office:value-type="float" office:value="-98320">
                <text:p>-98320</text:p>
              </table:table-cell>
              <table:table-cell office:value-type="float" office:value="150525">
                <text:p>150525</text:p>
              </table:table-cell>
              <table:table-cell office:value-type="float" office:value="-83732">
                <text:p>-83732</text:p>
              </table:table-cell>
              <table:table-cell office:value-type="float" office:value="246">
                <text:p>246</text:p>
              </table:table-cell>
              <table:table-cell office:value-type="float" office:value="1.1456">
                <text:p>1.1456</text:p>
              </table:table-cell>
            </table:table-row>
            <table:table-row>
              <table:table-cell office:value-type="string">
                <text:p>190205</text:p>
              </table:table-cell>
              <table:table-cell office:value-type="float" office:value="-109788">
                <text:p>-109788</text:p>
              </table:table-cell>
              <table:table-cell office:value-type="float" office:value="154496">
                <text:p>154496</text:p>
              </table:table-cell>
              <table:table-cell office:value-type="float" office:value="-76953">
                <text:p>-76953</text:p>
              </table:table-cell>
              <table:table-cell office:value-type="float" office:value="-420">
                <text:p>-420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190212</text:p>
              </table:table-cell>
              <table:table-cell office:value-type="float" office:value="-80929">
                <text:p>-80929</text:p>
              </table:table-cell>
              <table:table-cell office:value-type="float" office:value="137330">
                <text:p>137330</text:p>
              </table:table-cell>
              <table:table-cell office:value-type="float" office:value="-84241">
                <text:p>-84241</text:p>
              </table:table-cell>
              <table:table-cell office:value-type="float" office:value="1456">
                <text:p>1456</text:p>
              </table:table-cell>
              <table:table-cell office:value-type="float" office:value="1.1295">
                <text:p>1.1295</text:p>
              </table:table-cell>
            </table:table-row>
            <table:table-row>
              <table:table-cell office:value-type="string">
                <text:p>190219</text:p>
              </table:table-cell>
              <table:table-cell office:value-type="float" office:value="-73046">
                <text:p>-73046</text:p>
              </table:table-cell>
              <table:table-cell office:value-type="float" office:value="134752">
                <text:p>134752</text:p>
              </table:table-cell>
              <table:table-cell office:value-type="float" office:value="-90642">
                <text:p>-90642</text:p>
              </table:table-cell>
              <table:table-cell office:value-type="float" office:value="-684">
                <text:p>-684</text:p>
              </table:table-cell>
              <table:table-cell office:value-type="float" office:value="1.1343">
                <text:p>1.1343</text:p>
              </table:table-cell>
            </table:table-row>
            <table:table-row>
              <table:table-cell office:value-type="string">
                <text:p>190226</text:p>
              </table:table-cell>
              <table:table-cell office:value-type="float" office:value="-67366">
                <text:p>-67366</text:p>
              </table:table-cell>
              <table:table-cell office:value-type="float" office:value="122981">
                <text:p>122981</text:p>
              </table:table-cell>
              <table:table-cell office:value-type="float" office:value="-82180">
                <text:p>-82180</text:p>
              </table:table-cell>
              <table:table-cell office:value-type="float" office:value="-2049">
                <text:p>-2049</text:p>
              </table:table-cell>
              <table:table-cell office:value-type="float" office:value="1.1377">
                <text:p>1.1377</text:p>
              </table:table-cell>
            </table:table-row>
            <table:table-row>
              <table:table-cell office:value-type="string">
                <text:p>190305</text:p>
              </table:table-cell>
              <table:table-cell office:value-type="float" office:value="-52541">
                <text:p>-52541</text:p>
              </table:table-cell>
              <table:table-cell office:value-type="float" office:value="113483">
                <text:p>113483</text:p>
              </table:table-cell>
              <table:table-cell office:value-type="float" office:value="-81075">
                <text:p>-81075</text:p>
              </table:table-cell>
              <table:table-cell office:value-type="float" office:value="-3377">
                <text:p>-3377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90312</text:p>
              </table:table-cell>
              <table:table-cell office:value-type="float" office:value="-40707">
                <text:p>-40707</text:p>
              </table:table-cell>
              <table:table-cell office:value-type="float" office:value="109658">
                <text:p>109658</text:p>
              </table:table-cell>
              <table:table-cell office:value-type="float" office:value="-83174">
                <text:p>-83174</text:p>
              </table:table-cell>
              <table:table-cell office:value-type="float" office:value="-4528">
                <text:p>-4528</text:p>
              </table:table-cell>
              <table:table-cell office:value-type="float" office:value="1.1325">
                <text:p>1.1325</text:p>
              </table:table-cell>
            </table:table-row>
            <table:table-row>
              <table:table-cell office:value-type="string">
                <text:p>190319</text:p>
              </table:table-cell>
              <table:table-cell office:value-type="float" office:value="-45089">
                <text:p>-45089</text:p>
              </table:table-cell>
              <table:table-cell office:value-type="float" office:value="118629">
                <text:p>118629</text:p>
              </table:table-cell>
              <table:table-cell office:value-type="float" office:value="-86841">
                <text:p>-86841</text:p>
              </table:table-cell>
              <table:table-cell office:value-type="float" office:value="-4171">
                <text:p>-4171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190326</text:p>
              </table:table-cell>
              <table:table-cell office:value-type="float" office:value="-48559">
                <text:p>-48559</text:p>
              </table:table-cell>
              <table:table-cell office:value-type="float" office:value="120700">
                <text:p>120700</text:p>
              </table:table-cell>
              <table:table-cell office:value-type="float" office:value="-88513">
                <text:p>-88513</text:p>
              </table:table-cell>
              <table:table-cell office:value-type="float" office:value="-3107">
                <text:p>-3107</text:p>
              </table:table-cell>
              <table:table-cell office:value-type="float" office:value="1.1218">
                <text:p>1.1218</text:p>
              </table:table-cell>
            </table:table-row>
            <table:table-row>
              <table:table-cell office:value-type="string">
                <text:p>190402</text:p>
              </table:table-cell>
              <table:table-cell office:value-type="float" office:value="-28418">
                <text:p>-28418</text:p>
              </table:table-cell>
              <table:table-cell office:value-type="float" office:value="107969">
                <text:p>107969</text:p>
              </table:table-cell>
              <table:table-cell office:value-type="float" office:value="-103718">
                <text:p>-103718</text:p>
              </table:table-cell>
              <table:table-cell office:value-type="float" office:value="193">
                <text:p>193</text:p>
              </table:table-cell>
              <table:table-cell office:value-type="float" office:value="1.1216">
                <text:p>1.1216</text:p>
              </table:table-cell>
            </table:table-row>
            <table:table-row>
              <table:table-cell office:value-type="string">
                <text:p>190409</text:p>
              </table:table-cell>
              <table:table-cell office:value-type="float" office:value="-37110">
                <text:p>-37110</text:p>
              </table:table-cell>
              <table:table-cell office:value-type="float" office:value="115985">
                <text:p>115985</text:p>
              </table:table-cell>
              <table:table-cell office:value-type="float" office:value="-103682">
                <text:p>-103682</text:p>
              </table:table-cell>
              <table:table-cell office:value-type="float" office:value="-74">
                <text:p>-74</text:p>
              </table:table-cell>
              <table:table-cell office:value-type="float" office:value="1.1302">
                <text:p>1.1302</text:p>
              </table:table-cell>
            </table:table-row>
            <table:table-row>
              <table:table-cell office:value-type="string">
                <text:p>190416</text:p>
              </table:table-cell>
              <table:table-cell office:value-type="float" office:value="-47441">
                <text:p>-47441</text:p>
              </table:table-cell>
              <table:table-cell office:value-type="float" office:value="125999">
                <text:p>125999</text:p>
              </table:table-cell>
              <table:table-cell office:value-type="float" office:value="-99381">
                <text:p>-99381</text:p>
              </table:table-cell>
              <table:table-cell office:value-type="float" office:value="-2714">
                <text:p>-2714</text:p>
              </table:table-cell>
              <table:table-cell office:value-type="float" office:value="1.1248">
                <text:p>1.1248</text:p>
              </table:table-cell>
            </table:table-row>
            <table:table-row>
              <table:table-cell office:value-type="string">
                <text:p>190423</text:p>
              </table:table-cell>
              <table:table-cell office:value-type="float" office:value="-37532">
                <text:p>-37532</text:p>
              </table:table-cell>
              <table:table-cell office:value-type="float" office:value="122282">
                <text:p>122282</text:p>
              </table:table-cell>
              <table:table-cell office:value-type="float" office:value="-103820">
                <text:p>-103820</text:p>
              </table:table-cell>
              <table:table-cell office:value-type="float" office:value="-396">
                <text:p>-396</text:p>
              </table:table-cell>
              <table:table-cell office:value-type="float" office:value="1.1149">
                <text:p>1.1149</text:p>
              </table:table-cell>
            </table:table-row>
            <table:table-row>
              <table:table-cell office:value-type="string">
                <text:p>190430</text:p>
              </table:table-cell>
              <table:table-cell office:value-type="float" office:value="-37453">
                <text:p>-37453</text:p>
              </table:table-cell>
              <table:table-cell office:value-type="float" office:value="125446">
                <text:p>125446</text:p>
              </table:table-cell>
              <table:table-cell office:value-type="float" office:value="-109525">
                <text:p>-109525</text:p>
              </table:table-cell>
              <table:table-cell office:value-type="float" office:value="-1392">
                <text:p>-1392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190507</text:p>
              </table:table-cell>
              <table:table-cell office:value-type="float" office:value="-40246">
                <text:p>-40246</text:p>
              </table:table-cell>
              <table:table-cell office:value-type="float" office:value="135354">
                <text:p>135354</text:p>
              </table:table-cell>
              <table:table-cell office:value-type="float" office:value="-114592">
                <text:p>-114592</text:p>
              </table:table-cell>
              <table:table-cell office:value-type="float" office:value="-1877">
                <text:p>-1877</text:p>
              </table:table-cell>
              <table:table-cell office:value-type="float" office:value="1.1235">
                <text:p>1.1235</text:p>
              </table:table-cell>
            </table:table-row>
            <table:table-row>
              <table:table-cell office:value-type="string">
                <text:p>190514</text:p>
              </table:table-cell>
              <table:table-cell office:value-type="float" office:value="-48543">
                <text:p>-48543</text:p>
              </table:table-cell>
              <table:table-cell office:value-type="float" office:value="139682">
                <text:p>139682</text:p>
              </table:table-cell>
              <table:table-cell office:value-type="float" office:value="-111693">
                <text:p>-111693</text:p>
              </table:table-cell>
              <table:table-cell office:value-type="float" office:value="1037">
                <text:p>1037</text:p>
              </table:table-cell>
              <table:table-cell office:value-type="float" office:value="1.1158">
                <text:p>1.1158</text:p>
              </table:table-cell>
            </table:table-row>
            <table:table-row>
              <table:table-cell office:value-type="string">
                <text:p>190521</text:p>
              </table:table-cell>
              <table:table-cell office:value-type="float" office:value="-52326">
                <text:p>-52326</text:p>
              </table:table-cell>
              <table:table-cell office:value-type="float" office:value="137178">
                <text:p>137178</text:p>
              </table:table-cell>
              <table:table-cell office:value-type="float" office:value="-107410">
                <text:p>-107410</text:p>
              </table:table-cell>
              <table:table-cell office:value-type="float" office:value="-341">
                <text:p>-341</text:p>
              </table:table-cell>
              <table:table-cell office:value-type="float" office:value="1.1204">
                <text:p>1.1204</text:p>
              </table:table-cell>
            </table:table-row>
            <table:table-row>
              <table:table-cell office:value-type="string">
                <text:p>190528</text:p>
              </table:table-cell>
              <table:table-cell office:value-type="float" office:value="-54137">
                <text:p>-54137</text:p>
              </table:table-cell>
              <table:table-cell office:value-type="float" office:value="131148">
                <text:p>131148</text:p>
              </table:table-cell>
              <table:table-cell office:value-type="float" office:value="-103963">
                <text:p>-103963</text:p>
              </table:table-cell>
              <table:table-cell office:value-type="float" office:value="-1061">
                <text:p>-1061</text:p>
              </table:table-cell>
              <table:table-cell office:value-type="float" office:value="1.1169">
                <text:p>1.1169</text:p>
              </table:table-cell>
            </table:table-row>
            <table:table-row>
              <table:table-cell office:value-type="string">
                <text:p>190604</text:p>
              </table:table-cell>
              <table:table-cell office:value-type="float" office:value="-69764">
                <text:p>-69764</text:p>
              </table:table-cell>
              <table:table-cell office:value-type="float" office:value="132274">
                <text:p>132274</text:p>
              </table:table-cell>
              <table:table-cell office:value-type="float" office:value="-91982">
                <text:p>-91982</text:p>
              </table:table-cell>
              <table:table-cell office:value-type="float" office:value="2477">
                <text:p>2477</text:p>
              </table:table-cell>
              <table:table-cell office:value-type="float" office:value="1.1333">
                <text:p>1.1333</text:p>
              </table:table-cell>
            </table:table-row>
            <table:table-row>
              <table:table-cell office:value-type="string">
                <text:p>190611</text:p>
              </table:table-cell>
              <table:table-cell office:value-type="float" office:value="-77396">
                <text:p>-77396</text:p>
              </table:table-cell>
              <table:table-cell office:value-type="float" office:value="148318">
                <text:p>148318</text:p>
              </table:table-cell>
              <table:table-cell office:value-type="float" office:value="-103399">
                <text:p>-103399</text:p>
              </table:table-cell>
              <table:table-cell office:value-type="float" office:value="7831">
                <text:p>7831</text:p>
              </table:table-cell>
              <table:table-cell office:value-type="float" office:value="1.1209">
                <text:p>1.1209</text:p>
              </table:table-cell>
            </table:table-row>
            <table:table-row>
              <table:table-cell office:value-type="string">
                <text:p>190618</text:p>
              </table:table-cell>
              <table:table-cell office:value-type="float" office:value="-89186">
                <text:p>-89186</text:p>
              </table:table-cell>
              <table:table-cell office:value-type="float" office:value="139927">
                <text:p>139927</text:p>
              </table:table-cell>
              <table:table-cell office:value-type="float" office:value="-88844">
                <text:p>-88844</text:p>
              </table:table-cell>
              <table:table-cell office:value-type="float" office:value="12912">
                <text:p>12912</text:p>
              </table:table-cell>
              <table:table-cell office:value-type="float" office:value="1.1368">
                <text:p>1.1368</text:p>
              </table:table-cell>
            </table:table-row>
            <table:table-row>
              <table:table-cell office:value-type="string">
                <text:p>190625</text:p>
              </table:table-cell>
              <table:table-cell office:value-type="float" office:value="-107645">
                <text:p>-107645</text:p>
              </table:table-cell>
              <table:table-cell office:value-type="float" office:value="163775">
                <text:p>163775</text:p>
              </table:table-cell>
              <table:table-cell office:value-type="float" office:value="-92949">
                <text:p>-92949</text:p>
              </table:table-cell>
              <table:table-cell office:value-type="float" office:value="4133">
                <text:p>4133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190702</text:p>
              </table:table-cell>
              <table:table-cell office:value-type="float" office:value="-109182">
                <text:p>-109182</text:p>
              </table:table-cell>
              <table:table-cell office:value-type="float" office:value="165740">
                <text:p>165740</text:p>
              </table:table-cell>
              <table:table-cell office:value-type="float" office:value="-86355">
                <text:p>-86355</text:p>
              </table:table-cell>
              <table:table-cell office:value-type="float" office:value="5380">
                <text:p>5380</text:p>
              </table:table-cell>
              <table:table-cell office:value-type="float" office:value="1.1226">
                <text:p>1.1226</text:p>
              </table:table-cell>
            </table:table-row>
            <table:table-row>
              <table:table-cell office:value-type="string">
                <text:p>190709</text:p>
              </table:table-cell>
              <table:table-cell office:value-type="float" office:value="-100022">
                <text:p>-100022</text:p>
              </table:table-cell>
              <table:table-cell office:value-type="float" office:value="151655">
                <text:p>151655</text:p>
              </table:table-cell>
              <table:table-cell office:value-type="float" office:value="-91631">
                <text:p>-91631</text:p>
              </table:table-cell>
              <table:table-cell office:value-type="float" office:value="10097">
                <text:p>10097</text:p>
              </table:table-cell>
              <table:table-cell office:value-type="float" office:value="1.1271">
                <text:p>1.1271</text:p>
              </table:table-cell>
            </table:table-row>
            <table:table-row>
              <table:table-cell office:value-type="string">
                <text:p>190716</text:p>
              </table:table-cell>
              <table:table-cell office:value-type="float" office:value="-101871">
                <text:p>-101871</text:p>
              </table:table-cell>
              <table:table-cell office:value-type="float" office:value="149437">
                <text:p>149437</text:p>
              </table:table-cell>
              <table:table-cell office:value-type="float" office:value="-89102">
                <text:p>-89102</text:p>
              </table:table-cell>
              <table:table-cell office:value-type="float" office:value="14338">
                <text:p>14338</text:p>
              </table:table-cell>
              <table:table-cell office:value-type="float" office:value="1.1222">
                <text:p>1.1222</text:p>
              </table:table-cell>
            </table:table-row>
            <table:table-row>
              <table:table-cell office:value-type="string">
                <text:p>190723</text:p>
              </table:table-cell>
              <table:table-cell office:value-type="float" office:value="-86342">
                <text:p>-86342</text:p>
              </table:table-cell>
              <table:table-cell office:value-type="float" office:value="147562">
                <text:p>147562</text:p>
              </table:table-cell>
              <table:table-cell office:value-type="float" office:value="-96252">
                <text:p>-96252</text:p>
              </table:table-cell>
              <table:table-cell office:value-type="float" office:value="10925">
                <text:p>10925</text:p>
              </table:table-cell>
              <table:table-cell office:value-type="float" office:value="1.1127">
                <text:p>1.1127</text:p>
              </table:table-cell>
            </table:table-row>
            <table:table-row>
              <table:table-cell office:value-type="string">
                <text:p>190730</text:p>
              </table:table-cell>
              <table:table-cell office:value-type="float" office:value="-77822">
                <text:p>-77822</text:p>
              </table:table-cell>
              <table:table-cell office:value-type="float" office:value="147520">
                <text:p>147520</text:p>
              </table:table-cell>
              <table:table-cell office:value-type="float" office:value="-103264">
                <text:p>-103264</text:p>
              </table:table-cell>
              <table:table-cell office:value-type="float" office:value="10553">
                <text:p>10553</text:p>
              </table:table-cell>
              <table:table-cell office:value-type="float" office:value="1.1109">
                <text:p>1.1109</text:p>
              </table:table-cell>
            </table:table-row>
            <table:table-row>
              <table:table-cell office:value-type="string">
                <text:p>190806</text:p>
              </table:table-cell>
              <table:table-cell office:value-type="float" office:value="-65608">
                <text:p>-65608</text:p>
              </table:table-cell>
              <table:table-cell office:value-type="float" office:value="122008">
                <text:p>122008</text:p>
              </table:table-cell>
              <table:table-cell office:value-type="float" office:value="-85344">
                <text:p>-85344</text:p>
              </table:table-cell>
              <table:table-cell office:value-type="float" office:value="8199">
                <text:p>819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90813</text:p>
              </table:table-cell>
              <table:table-cell office:value-type="float" office:value="-92969">
                <text:p>-92969</text:p>
              </table:table-cell>
              <table:table-cell office:value-type="float" office:value="172396">
                <text:p>172396</text:p>
              </table:table-cell>
              <table:table-cell office:value-type="float" office:value="-108531">
                <text:p>-108531</text:p>
              </table:table-cell>
              <table:table-cell office:value-type="float" office:value="9561">
                <text:p>9561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190820</text:p>
              </table:table-cell>
              <table:table-cell office:value-type="float" office:value="-96747">
                <text:p>-96747</text:p>
              </table:table-cell>
              <table:table-cell office:value-type="float" office:value="161719">
                <text:p>161719</text:p>
              </table:table-cell>
              <table:table-cell office:value-type="float" office:value="-95472">
                <text:p>-95472</text:p>
              </table:table-cell>
              <table:table-cell office:value-type="float" office:value="8730">
                <text:p>8730</text:p>
              </table:table-cell>
              <table:table-cell office:value-type="float" office:value="1.1144">
                <text:p>1.1144</text:p>
              </table:table-cell>
            </table:table-row>
            <table:table-row>
              <table:table-cell office:value-type="string">
                <text:p>190827</text:p>
              </table:table-cell>
              <table:table-cell office:value-type="float" office:value="-82643">
                <text:p>-82643</text:p>
              </table:table-cell>
              <table:table-cell office:value-type="float" office:value="139426">
                <text:p>139426</text:p>
              </table:table-cell>
              <table:table-cell office:value-type="float" office:value="-87895">
                <text:p>-87895</text:p>
              </table:table-cell>
              <table:table-cell office:value-type="float" office:value="8365">
                <text:p>8365</text:p>
              </table:table-cell>
              <table:table-cell office:value-type="float" office:value="1.0991">
                <text:p>1.0991</text:p>
              </table:table-cell>
            </table:table-row>
            <table:table-row>
              <table:table-cell office:value-type="string">
                <text:p>190903</text:p>
              </table:table-cell>
              <table:table-cell office:value-type="float" office:value="-66383">
                <text:p>-66383</text:p>
              </table:table-cell>
              <table:table-cell office:value-type="float" office:value="125552">
                <text:p>125552</text:p>
              </table:table-cell>
              <table:table-cell office:value-type="float" office:value="-90018">
                <text:p>-90018</text:p>
              </table:table-cell>
              <table:table-cell office:value-type="float" office:value="9178">
                <text:p>9178</text:p>
              </table:table-cell>
              <table:table-cell office:value-type="float" office:value="1.1029">
                <text:p>1.1029</text:p>
              </table:table-cell>
            </table:table-row>
            <table:table-row>
              <table:table-cell office:value-type="string">
                <text:p>190910</text:p>
              </table:table-cell>
              <table:table-cell office:value-type="float" office:value="-55230">
                <text:p>-55230</text:p>
              </table:table-cell>
              <table:table-cell office:value-type="float" office:value="127116">
                <text:p>127116</text:p>
              </table:table-cell>
              <table:table-cell office:value-type="float" office:value="-96729">
                <text:p>-96729</text:p>
              </table:table-cell>
              <table:table-cell office:value-type="float" office:value="7961">
                <text:p>7961</text:p>
              </table:table-cell>
              <table:table-cell office:value-type="float" office:value="1.1075">
                <text:p>1.1075</text:p>
              </table:table-cell>
            </table:table-row>
            <table:table-row>
              <table:table-cell office:value-type="string">
                <text:p>190917</text:p>
              </table:table-cell>
              <table:table-cell office:value-type="float" office:value="-50918">
                <text:p>-50918</text:p>
              </table:table-cell>
              <table:table-cell office:value-type="float" office:value="121699">
                <text:p>121699</text:p>
              </table:table-cell>
              <table:table-cell office:value-type="float" office:value="-106661">
                <text:p>-106661</text:p>
              </table:table-cell>
              <table:table-cell office:value-type="float" office:value="12827">
                <text:p>12827</text:p>
              </table:table-cell>
              <table:table-cell office:value-type="float" office:value="1.1018">
                <text:p>1.1018</text:p>
              </table:table-cell>
            </table:table-row>
            <table:table-row>
              <table:table-cell office:value-type="string">
                <text:p>190924</text:p>
              </table:table-cell>
              <table:table-cell office:value-type="float" office:value="-58232">
                <text:p>-58232</text:p>
              </table:table-cell>
              <table:table-cell office:value-type="float" office:value="121458">
                <text:p>121458</text:p>
              </table:table-cell>
              <table:table-cell office:value-type="float" office:value="-91289">
                <text:p>-91289</text:p>
              </table:table-cell>
              <table:table-cell office:value-type="float" office:value="6301">
                <text:p>6301</text:p>
              </table:table-cell>
              <table:table-cell office:value-type="float" office:value="1.0939">
                <text:p>1.0939</text:p>
              </table:table-cell>
            </table:table-row>
            <table:table-row>
              <table:table-cell office:value-type="string">
                <text:p>191001</text:p>
              </table:table-cell>
              <table:table-cell office:value-type="float" office:value="-52191">
                <text:p>-52191</text:p>
              </table:table-cell>
              <table:table-cell office:value-type="float" office:value="105156">
                <text:p>105156</text:p>
              </table:table-cell>
              <table:table-cell office:value-type="float" office:value="-89485">
                <text:p>-89485</text:p>
              </table:table-cell>
              <table:table-cell office:value-type="float" office:value="11216">
                <text:p>11216</text:p>
              </table:table-cell>
              <table:table-cell office:value-type="float" office:value="1.0978">
                <text:p>1.0978</text:p>
              </table:table-cell>
            </table:table-row>
            <table:table-row>
              <table:table-cell office:value-type="string">
                <text:p>191008</text:p>
              </table:table-cell>
              <table:table-cell office:value-type="float" office:value="-49159">
                <text:p>-49159</text:p>
              </table:table-cell>
              <table:table-cell office:value-type="float" office:value="121767">
                <text:p>121767</text:p>
              </table:table-cell>
              <table:table-cell office:value-type="float" office:value="-102990">
                <text:p>-102990</text:p>
              </table:table-cell>
              <table:table-cell office:value-type="float" office:value="9560">
                <text:p>9560</text:p>
              </table:table-cell>
              <table:table-cell office:value-type="float" office:value="1.1042">
                <text:p>1.1042</text:p>
              </table:table-cell>
            </table:table-row>
            <table:table-row>
              <table:table-cell office:value-type="string">
                <text:p>191015</text:p>
              </table:table-cell>
              <table:table-cell office:value-type="float" office:value="-60453">
                <text:p>-60453</text:p>
              </table:table-cell>
              <table:table-cell office:value-type="float" office:value="132360">
                <text:p>132360</text:p>
              </table:table-cell>
              <table:table-cell office:value-type="float" office:value="-101827">
                <text:p>-101827</text:p>
              </table:table-cell>
              <table:table-cell office:value-type="float" office:value="3541">
                <text:p>3541</text:p>
              </table:table-cell>
              <table:table-cell office:value-type="float" office:value="1.1171">
                <text:p>1.1171</text:p>
              </table:table-cell>
            </table:table-row>
            <table:table-row>
              <table:table-cell office:value-type="string">
                <text:p>191022</text:p>
              </table:table-cell>
              <table:table-cell office:value-type="float" office:value="-97563">
                <text:p>-97563</text:p>
              </table:table-cell>
              <table:table-cell office:value-type="float" office:value="154250">
                <text:p>154250</text:p>
              </table:table-cell>
              <table:table-cell office:value-type="float" office:value="-94550">
                <text:p>-94550</text:p>
              </table:table-cell>
              <table:table-cell office:value-type="float" office:value="8823">
                <text:p>8823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191029</text:p>
              </table:table-cell>
              <table:table-cell office:value-type="float" office:value="-106324">
                <text:p>-106324</text:p>
              </table:table-cell>
              <table:table-cell office:value-type="float" office:value="164323">
                <text:p>164323</text:p>
              </table:table-cell>
              <table:table-cell office:value-type="float" office:value="-93496">
                <text:p>-93496</text:p>
              </table:table-cell>
              <table:table-cell office:value-type="float" office:value="7976">
                <text:p>7976</text:p>
              </table:table-cell>
              <table:table-cell office:value-type="float" office:value="1.1167">
                <text:p>1.1167</text:p>
              </table:table-cell>
            </table:table-row>
            <table:table-row>
              <table:table-cell office:value-type="string">
                <text:p>191105</text:p>
              </table:table-cell>
              <table:table-cell office:value-type="float" office:value="-116664">
                <text:p>-116664</text:p>
              </table:table-cell>
              <table:table-cell office:value-type="float" office:value="185788">
                <text:p>185788</text:p>
              </table:table-cell>
              <table:table-cell office:value-type="float" office:value="-101070">
                <text:p>-101070</text:p>
              </table:table-cell>
              <table:table-cell office:value-type="float" office:value="3267">
                <text:p>3267</text:p>
              </table:table-cell>
              <table:table-cell office:value-type="float" office:value="1.1018">
                <text:p>1.1018</text:p>
              </table:table-cell>
            </table:table-row>
            <table:table-row>
              <table:table-cell office:value-type="string">
                <text:p>191112</text:p>
              </table:table-cell>
              <table:table-cell office:value-type="float" office:value="-119522">
                <text:p>-119522</text:p>
              </table:table-cell>
              <table:table-cell office:value-type="float" office:value="176988">
                <text:p>176988</text:p>
              </table:table-cell>
              <table:table-cell office:value-type="float" office:value="-97516">
                <text:p>-97516</text:p>
              </table:table-cell>
              <table:table-cell office:value-type="float" office:value="9051">
                <text:p>9051</text:p>
              </table:table-cell>
              <table:table-cell office:value-type="float" office:value="1.1052">
                <text:p>1.1052</text:p>
              </table:table-cell>
            </table:table-row>
            <table:table-row>
              <table:table-cell office:value-type="string">
                <text:p>191119</text:p>
              </table:table-cell>
              <table:table-cell office:value-type="float" office:value="-112759">
                <text:p>-112759</text:p>
              </table:table-cell>
              <table:table-cell office:value-type="float" office:value="169467">
                <text:p>169467</text:p>
              </table:table-cell>
              <table:table-cell office:value-type="float" office:value="-88857">
                <text:p>-88857</text:p>
              </table:table-cell>
              <table:table-cell office:value-type="float" office:value="1855">
                <text:p>1855</text:p>
              </table:table-cell>
              <table:table-cell office:value-type="float" office:value="1.1024">
                <text:p>1.1024</text:p>
              </table:table-cell>
            </table:table-row>
            <table:table-row>
              <table:table-cell office:value-type="string">
                <text:p>191126</text:p>
              </table:table-cell>
              <table:table-cell office:value-type="float" office:value="-108793">
                <text:p>-108793</text:p>
              </table:table-cell>
              <table:table-cell office:value-type="float" office:value="165355">
                <text:p>165355</text:p>
              </table:table-cell>
              <table:table-cell office:value-type="float" office:value="-97407">
                <text:p>-97407</text:p>
              </table:table-cell>
              <table:table-cell office:value-type="float" office:value="10800">
                <text:p>10800</text:p>
              </table:table-cell>
              <table:table-cell office:value-type="float" office:value="1.1017">
                <text:p>1.1017</text:p>
              </table:table-cell>
            </table:table-row>
            <table:table-row>
              <table:table-cell office:value-type="string">
                <text:p>191203</text:p>
              </table:table-cell>
              <table:table-cell office:value-type="float" office:value="-112261">
                <text:p>-112261</text:p>
              </table:table-cell>
              <table:table-cell office:value-type="float" office:value="163229">
                <text:p>163229</text:p>
              </table:table-cell>
              <table:table-cell office:value-type="float" office:value="-94361">
                <text:p>-94361</text:p>
              </table:table-cell>
              <table:table-cell office:value-type="float" office:value="9796">
                <text:p>9796</text:p>
              </table:table-cell>
              <table:table-cell office:value-type="float" office:value="1.1059">
                <text:p>1.1059</text:p>
              </table:table-cell>
            </table:table-row>
            <table:table-row>
              <table:table-cell office:value-type="string">
                <text:p>191210</text:p>
              </table:table-cell>
              <table:table-cell office:value-type="float" office:value="-112238">
                <text:p>-112238</text:p>
              </table:table-cell>
              <table:table-cell office:value-type="float" office:value="172193">
                <text:p>172193</text:p>
              </table:table-cell>
              <table:table-cell office:value-type="float" office:value="-101238">
                <text:p>-101238</text:p>
              </table:table-cell>
              <table:table-cell office:value-type="float" office:value="11809">
                <text:p>11809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191217</text:p>
              </table:table-cell>
              <table:table-cell office:value-type="float" office:value="-110985">
                <text:p>-110985</text:p>
              </table:table-cell>
              <table:table-cell office:value-type="float" office:value="180153">
                <text:p>180153</text:p>
              </table:table-cell>
              <table:table-cell office:value-type="float" office:value="-103792">
                <text:p>-103792</text:p>
              </table:table-cell>
              <table:table-cell office:value-type="float" office:value="12968">
                <text:p>12968</text:p>
              </table:table-cell>
              <table:table-cell office:value-type="float" office:value="1.1079">
                <text:p>1.1079</text:p>
              </table:table-cell>
            </table:table-row>
            <table:table-row>
              <table:table-cell office:value-type="string">
                <text:p>191224</text:p>
              </table:table-cell>
              <table:table-cell office:value-type="float" office:value="-109525">
                <text:p>-109525</text:p>
              </table:table-cell>
              <table:table-cell office:value-type="float" office:value="177759">
                <text:p>177759</text:p>
              </table:table-cell>
              <table:table-cell office:value-type="float" office:value="-112907">
                <text:p>-112907</text:p>
              </table:table-cell>
              <table:table-cell office:value-type="float" office:value="13067">
                <text:p>13067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191231</text:p>
              </table:table-cell>
              <table:table-cell office:value-type="float" office:value="-119149">
                <text:p>-119149</text:p>
              </table:table-cell>
              <table:table-cell office:value-type="float" office:value="198748">
                <text:p>198748</text:p>
              </table:table-cell>
              <table:table-cell office:value-type="float" office:value="-127195">
                <text:p>-127195</text:p>
              </table:table-cell>
              <table:table-cell office:value-type="float" office:value="13201">
                <text:p>13201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200107</text:p>
              </table:table-cell>
              <table:table-cell office:value-type="float" office:value="-132460">
                <text:p>-132460</text:p>
              </table:table-cell>
              <table:table-cell office:value-type="float" office:value="201461">
                <text:p>201461</text:p>
              </table:table-cell>
              <table:table-cell office:value-type="float" office:value="-117552">
                <text:p>-117552</text:p>
              </table:table-cell>
              <table:table-cell office:value-type="float" office:value="12195">
                <text:p>12195</text:p>
              </table:table-cell>
              <table:table-cell office:value-type="float" office:value="1.1122">
                <text:p>1.1122</text:p>
              </table:table-cell>
            </table:table-row>
            <table:table-row>
              <table:table-cell office:value-type="string">
                <text:p>200114</text:p>
              </table:table-cell>
              <table:table-cell office:value-type="float" office:value="-137692">
                <text:p>-137692</text:p>
              </table:table-cell>
              <table:table-cell office:value-type="float" office:value="192809">
                <text:p>192809</text:p>
              </table:table-cell>
              <table:table-cell office:value-type="float" office:value="-109375">
                <text:p>-109375</text:p>
              </table:table-cell>
              <table:table-cell office:value-type="float" office:value="14641">
                <text:p>14641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200121</text:p>
              </table:table-cell>
              <table:table-cell office:value-type="float" office:value="-142380">
                <text:p>-142380</text:p>
              </table:table-cell>
              <table:table-cell office:value-type="float" office:value="188986">
                <text:p>188986</text:p>
              </table:table-cell>
              <table:table-cell office:value-type="float" office:value="-100789">
                <text:p>-100789</text:p>
              </table:table-cell>
              <table:table-cell office:value-type="float" office:value="14266">
                <text:p>14266</text:p>
              </table:table-cell>
              <table:table-cell office:value-type="float" office:value="1.1025">
                <text:p>1.1025</text:p>
              </table:table-cell>
            </table:table-row>
            <table:table-row>
              <table:table-cell office:value-type="string">
                <text:p>200128</text:p>
              </table:table-cell>
              <table:table-cell office:value-type="float" office:value="-127633">
                <text:p>-127633</text:p>
              </table:table-cell>
              <table:table-cell office:value-type="float" office:value="171760">
                <text:p>171760</text:p>
              </table:table-cell>
              <table:table-cell office:value-type="float" office:value="-103401">
                <text:p>-103401</text:p>
              </table:table-cell>
              <table:table-cell office:value-type="float" office:value="20563">
                <text:p>20563</text:p>
              </table:table-cell>
              <table:table-cell office:value-type="float" office:value="1.1094">
                <text:p>1.1094</text:p>
              </table:table-cell>
            </table:table-row>
            <table:table-row>
              <table:table-cell office:value-type="string">
                <text:p>200204</text:p>
              </table:table-cell>
              <table:table-cell office:value-type="float" office:value="-117111">
                <text:p>-117111</text:p>
              </table:table-cell>
              <table:table-cell office:value-type="float" office:value="178822">
                <text:p>178822</text:p>
              </table:table-cell>
              <table:table-cell office:value-type="float" office:value="-117172">
                <text:p>-117172</text:p>
              </table:table-cell>
              <table:table-cell office:value-type="float" office:value="18370">
                <text:p>18370</text:p>
              </table:table-cell>
              <table:table-cell office:value-type="float" office:value="1.0945">
                <text:p>1.0945</text:p>
              </table:table-cell>
            </table:table-row>
            <table:table-row>
              <table:table-cell office:value-type="string">
                <text:p>200211</text:p>
              </table:table-cell>
              <table:table-cell office:value-type="float" office:value="-117672">
                <text:p>-117672</text:p>
              </table:table-cell>
              <table:table-cell office:value-type="float" office:value="202670">
                <text:p>202670</text:p>
              </table:table-cell>
              <table:table-cell office:value-type="float" office:value="-133549">
                <text:p>-133549</text:p>
              </table:table-cell>
              <table:table-cell office:value-type="float" office:value="19308">
                <text:p>19308</text:p>
              </table:table-cell>
              <table:table-cell office:value-type="float" office:value="1.0832">
                <text:p>1.0832</text:p>
              </table:table-cell>
            </table:table-row>
            <table:table-row>
              <table:table-cell office:value-type="string">
                <text:p>200218</text:p>
              </table:table-cell>
              <table:table-cell office:value-type="float" office:value="-103735">
                <text:p>-103735</text:p>
              </table:table-cell>
              <table:table-cell office:value-type="float" office:value="188117">
                <text:p>188117</text:p>
              </table:table-cell>
              <table:table-cell office:value-type="float" office:value="-138207">
                <text:p>-138207</text:p>
              </table:table-cell>
              <table:table-cell office:value-type="float" office:value="20553">
                <text:p>20553</text:p>
              </table:table-cell>
              <table:table-cell office:value-type="float" office:value="1.0845">
                <text:p>1.0845</text:p>
              </table:table-cell>
            </table:table-row>
            <table:table-row>
              <table:table-cell office:value-type="string">
                <text:p>200225</text:p>
              </table:table-cell>
              <table:table-cell office:value-type="float" office:value="-90046">
                <text:p>-90046</text:p>
              </table:table-cell>
              <table:table-cell office:value-type="float" office:value="193158">
                <text:p>193158</text:p>
              </table:table-cell>
              <table:table-cell office:value-type="float" office:value="-145533">
                <text:p>-145533</text:p>
              </table:table-cell>
              <table:table-cell office:value-type="float" office:value="12945">
                <text:p>12945</text:p>
              </table:table-cell>
              <table:table-cell office:value-type="float" office:value="1.1027">
                <text:p>1.1027</text:p>
              </table:table-cell>
            </table:table-row>
            <table:table-row>
              <table:table-cell office:value-type="string">
                <text:p>200303</text:p>
              </table:table-cell>
              <table:table-cell office:value-type="float" office:value="-141026">
                <text:p>-141026</text:p>
              </table:table-cell>
              <table:table-cell office:value-type="float" office:value="234317">
                <text:p>234317</text:p>
              </table:table-cell>
              <table:table-cell office:value-type="float" office:value="-140379">
                <text:p>-140379</text:p>
              </table:table-cell>
              <table:table-cell office:value-type="float" office:value="16091">
                <text:p>16091</text:p>
              </table:table-cell>
              <table:table-cell office:value-type="float" office:value="1.1286">
                <text:p>1.1286</text:p>
              </table:table-cell>
            </table:table-row>
            <table:table-row>
              <table:table-cell office:value-type="string">
                <text:p>200310</text:p>
              </table:table-cell>
              <table:table-cell office:value-type="float" office:value="-254498">
                <text:p>-254498</text:p>
              </table:table-cell>
              <table:table-cell office:value-type="float" office:value="303418">
                <text:p>303418</text:p>
              </table:table-cell>
              <table:table-cell office:value-type="float" office:value="-107611">
                <text:p>-107611</text:p>
              </table:table-cell>
              <table:table-cell office:value-type="float" office:value="18896">
                <text:p>18896</text:p>
              </table:table-cell>
              <table:table-cell office:value-type="float" office:value="1.1106">
                <text:p>1.1106</text:p>
              </table:table-cell>
            </table:table-row>
            <table:table-row>
              <table:table-cell office:value-type="string">
                <text:p>200317</text:p>
              </table:table-cell>
              <table:table-cell office:value-type="float" office:value="-271773">
                <text:p>-271773</text:p>
              </table:table-cell>
              <table:table-cell office:value-type="float" office:value="283849">
                <text:p>283849</text:p>
              </table:table-cell>
              <table:table-cell office:value-type="float" office:value="-62810">
                <text:p>-62810</text:p>
              </table:table-cell>
              <table:table-cell office:value-type="float" office:value="16412">
                <text:p>16412</text:p>
              </table:table-cell>
              <table:table-cell office:value-type="float" office:value="1.0695">
                <text:p>1.0695</text:p>
              </table:table-cell>
            </table:table-row>
            <table:table-row>
              <table:table-cell office:value-type="string">
                <text:p>200324</text:p>
              </table:table-cell>
              <table:table-cell office:value-type="float" office:value="-260058">
                <text:p>-260058</text:p>
              </table:table-cell>
              <table:table-cell office:value-type="float" office:value="257479">
                <text:p>257479</text:p>
              </table:table-cell>
              <table:table-cell office:value-type="float" office:value="-42347">
                <text:p>-42347</text:p>
              </table:table-cell>
              <table:table-cell office:value-type="float" office:value="17567">
                <text:p>17567</text:p>
              </table:table-cell>
              <table:table-cell office:value-type="float" office:value="1.1142">
                <text:p>1.1142</text:p>
              </table:table-cell>
            </table:table-row>
            <table:table-row>
              <table:table-cell office:value-type="string">
                <text:p>200331</text:p>
              </table:table-cell>
              <table:table-cell office:value-type="float" office:value="-264486">
                <text:p>-264486</text:p>
              </table:table-cell>
              <table:table-cell office:value-type="float" office:value="254602">
                <text:p>254602</text:p>
              </table:table-cell>
              <table:table-cell office:value-type="float" office:value="-36009">
                <text:p>-36009</text:p>
              </table:table-cell>
              <table:table-cell office:value-type="float" office:value="19886">
                <text:p>19886</text:p>
              </table:table-cell>
              <table:table-cell office:value-type="float" office:value="1.0809">
                <text:p>1.0809</text:p>
              </table:table-cell>
            </table:table-row>
            <table:table-row>
              <table:table-cell office:value-type="string">
                <text:p>200407</text:p>
              </table:table-cell>
              <table:table-cell office:value-type="float" office:value="-278918">
                <text:p>-278918</text:p>
              </table:table-cell>
              <table:table-cell office:value-type="float" office:value="247010">
                <text:p>247010</text:p>
              </table:table-cell>
              <table:table-cell office:value-type="float" office:value="-27519">
                <text:p>-27519</text:p>
              </table:table-cell>
              <table:table-cell office:value-type="float" office:value="21452">
                <text:p>21452</text:p>
              </table:table-cell>
              <table:table-cell office:value-type="float" office:value="1.0936">
                <text:p>1.0936</text:p>
              </table:table-cell>
            </table:table-row>
            <table:table-row>
              <table:table-cell office:value-type="string">
                <text:p>200414</text:p>
              </table:table-cell>
              <table:table-cell office:value-type="float" office:value="-278250">
                <text:p>-278250</text:p>
              </table:table-cell>
              <table:table-cell office:value-type="float" office:value="242956">
                <text:p>242956</text:p>
              </table:table-cell>
              <table:table-cell office:value-type="float" office:value="-21478">
                <text:p>-21478</text:p>
              </table:table-cell>
              <table:table-cell office:value-type="float" office:value="22664">
                <text:p>22664</text:p>
              </table:table-cell>
              <table:table-cell office:value-type="float" office:value="1.0878">
                <text:p>1.0878</text:p>
              </table:table-cell>
            </table:table-row>
            <table:table-row>
              <table:table-cell office:value-type="string">
                <text:p>200421</text:p>
              </table:table-cell>
              <table:table-cell office:value-type="float" office:value="-275673">
                <text:p>-275673</text:p>
              </table:table-cell>
              <table:table-cell office:value-type="float" office:value="242409">
                <text:p>242409</text:p>
              </table:table-cell>
              <table:table-cell office:value-type="float" office:value="-19329">
                <text:p>-19329</text:p>
              </table:table-cell>
              <table:table-cell office:value-type="float" office:value="24438">
                <text:p>24438</text:p>
              </table:table-cell>
              <table:table-cell office:value-type="float" office:value="1.0821">
                <text:p>1.0821</text:p>
              </table:table-cell>
            </table:table-row>
            <table:table-row>
              <table:table-cell office:value-type="string">
                <text:p>200428</text:p>
              </table:table-cell>
              <table:table-cell office:value-type="float" office:value="-258834">
                <text:p>-258834</text:p>
              </table:table-cell>
              <table:table-cell office:value-type="float" office:value="229556">
                <text:p>229556</text:p>
              </table:table-cell>
              <table:table-cell office:value-type="float" office:value="-19505">
                <text:p>-19505</text:p>
              </table:table-cell>
              <table:table-cell office:value-type="float" office:value="20782">
                <text:p>20782</text:p>
              </table:table-cell>
              <table:table-cell office:value-type="float" office:value="1.0985">
                <text:p>1.0985</text:p>
              </table:table-cell>
            </table:table-row>
            <table:table-row>
              <table:table-cell office:value-type="string">
                <text:p>200505</text:p>
              </table:table-cell>
              <table:table-cell office:value-type="float" office:value="-249511">
                <text:p>-249511</text:p>
              </table:table-cell>
              <table:table-cell office:value-type="float" office:value="222214">
                <text:p>222214</text:p>
              </table:table-cell>
              <table:table-cell office:value-type="float" office:value="-24169">
                <text:p>-24169</text:p>
              </table:table-cell>
              <table:table-cell office:value-type="float" office:value="25155">
                <text:p>25155</text:p>
              </table:table-cell>
              <table:table-cell office:value-type="float" office:value="1.0841">
                <text:p>1.0841</text:p>
              </table:table-cell>
            </table:table-row>
            <table:table-row>
              <table:table-cell office:value-type="string">
                <text:p>200512</text:p>
              </table:table-cell>
              <table:table-cell office:value-type="float" office:value="-242658">
                <text:p>-242658</text:p>
              </table:table-cell>
              <table:table-cell office:value-type="float" office:value="218927">
                <text:p>218927</text:p>
              </table:table-cell>
              <table:table-cell office:value-type="float" office:value="-26813">
                <text:p>-26813</text:p>
              </table:table-cell>
              <table:table-cell office:value-type="float" office:value="22227">
                <text:p>22227</text:p>
              </table:table-cell>
              <table:table-cell office:value-type="float" office:value="1.0816">
                <text:p>1.0816</text:p>
              </table:table-cell>
            </table:table-row>
            <table:table-row>
              <table:table-cell office:value-type="string">
                <text:p>200519</text:p>
              </table:table-cell>
              <table:table-cell office:value-type="float" office:value="-238554">
                <text:p>-238554</text:p>
              </table:table-cell>
              <table:table-cell office:value-type="float" office:value="212952">
                <text:p>212952</text:p>
              </table:table-cell>
              <table:table-cell office:value-type="float" office:value="-31507">
                <text:p>-31507</text:p>
              </table:table-cell>
              <table:table-cell office:value-type="float" office:value="27077">
                <text:p>27077</text:p>
              </table:table-cell>
              <table:table-cell office:value-type="float" office:value="1.0902">
                <text:p>1.0902</text:p>
              </table:table-cell>
            </table:table-row>
            <table:table-row>
              <table:table-cell office:value-type="string">
                <text:p>200526</text:p>
              </table:table-cell>
              <table:table-cell office:value-type="float" office:value="-248393">
                <text:p>-248393</text:p>
              </table:table-cell>
              <table:table-cell office:value-type="float" office:value="220108">
                <text:p>220108</text:p>
              </table:table-cell>
              <table:table-cell office:value-type="float" office:value="-30822">
                <text:p>-30822</text:p>
              </table:table-cell>
              <table:table-cell office:value-type="float" office:value="28073">
                <text:p>28073</text:p>
              </table:table-cell>
              <table:table-cell office:value-type="float" office:value="1.1099">
                <text:p>1.1099</text:p>
              </table:table-cell>
            </table:table-row>
            <table:table-row>
              <table:table-cell office:value-type="string">
                <text:p>200602</text:p>
              </table:table-cell>
              <table:table-cell office:value-type="float" office:value="-267497">
                <text:p>-267497</text:p>
              </table:table-cell>
              <table:table-cell office:value-type="float" office:value="234149">
                <text:p>234149</text:p>
              </table:table-cell>
              <table:table-cell office:value-type="float" office:value="-31053">
                <text:p>-31053</text:p>
              </table:table-cell>
              <table:table-cell office:value-type="float" office:value="28443">
                <text:p>28443</text:p>
              </table:table-cell>
              <table:table-cell office:value-type="float" office:value="1.1286">
                <text:p>1.1286</text:p>
              </table:table-cell>
            </table:table-row>
            <table:table-row>
              <table:table-cell office:value-type="string">
                <text:p>200609</text:p>
              </table:table-cell>
              <table:table-cell office:value-type="float" office:value="-291937">
                <text:p>-291937</text:p>
              </table:table-cell>
              <table:table-cell office:value-type="float" office:value="253359">
                <text:p>253359</text:p>
              </table:table-cell>
              <table:table-cell office:value-type="float" office:value="-33029">
                <text:p>-33029</text:p>
              </table:table-cell>
              <table:table-cell office:value-type="float" office:value="33538">
                <text:p>33538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0616</text:p>
              </table:table-cell>
              <table:table-cell office:value-type="float" office:value="-309486">
                <text:p>-309486</text:p>
              </table:table-cell>
              <table:table-cell office:value-type="float" office:value="255437">
                <text:p>255437</text:p>
              </table:table-cell>
              <table:table-cell office:value-type="float" office:value="-18944">
                <text:p>-18944</text:p>
              </table:table-cell>
              <table:table-cell office:value-type="float" office:value="35090">
                <text:p>35090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200623</text:p>
              </table:table-cell>
              <table:table-cell office:value-type="float" office:value="-317842">
                <text:p>-317842</text:p>
              </table:table-cell>
              <table:table-cell office:value-type="float" office:value="254892">
                <text:p>254892</text:p>
              </table:table-cell>
              <table:table-cell office:value-type="float" office:value="-14973">
                <text:p>-14973</text:p>
              </table:table-cell>
              <table:table-cell office:value-type="float" office:value="33831">
                <text:p>33831</text:p>
              </table:table-cell>
              <table:table-cell office:value-type="float" office:value="1.1219">
                <text:p>1.1219</text:p>
              </table:table-cell>
            </table:table-row>
            <table:table-row>
              <table:table-cell office:value-type="string">
                <text:p>200630</text:p>
              </table:table-cell>
              <table:table-cell office:value-type="float" office:value="-307973">
                <text:p>-307973</text:p>
              </table:table-cell>
              <table:table-cell office:value-type="float" office:value="259010">
                <text:p>259010</text:p>
              </table:table-cell>
              <table:table-cell office:value-type="float" office:value="-31407">
                <text:p>-31407</text:p>
              </table:table-cell>
              <table:table-cell office:value-type="float" office:value="32197">
                <text:p>32197</text:p>
              </table:table-cell>
              <table:table-cell office:value-type="float" office:value="1.1249">
                <text:p>1.1249</text:p>
              </table:table-cell>
            </table:table-row>
            <table:table-row>
              <table:table-cell office:value-type="string">
                <text:p>200707</text:p>
              </table:table-cell>
              <table:table-cell office:value-type="float" office:value="-327137">
                <text:p>-327137</text:p>
              </table:table-cell>
              <table:table-cell office:value-type="float" office:value="267906">
                <text:p>267906</text:p>
              </table:table-cell>
              <table:table-cell office:value-type="float" office:value="-26922">
                <text:p>-26922</text:p>
              </table:table-cell>
              <table:table-cell office:value-type="float" office:value="34620">
                <text:p>3462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00714</text:p>
              </table:table-cell>
              <table:table-cell office:value-type="float" office:value="-346064">
                <text:p>-346064</text:p>
              </table:table-cell>
              <table:table-cell office:value-type="float" office:value="295160">
                <text:p>295160</text:p>
              </table:table-cell>
              <table:table-cell office:value-type="float" office:value="-25319">
                <text:p>-25319</text:p>
              </table:table-cell>
              <table:table-cell office:value-type="float" office:value="25071">
                <text:p>25071</text:p>
              </table:table-cell>
              <table:table-cell office:value-type="float" office:value="1.1428">
                <text:p>1.1428</text:p>
              </table:table-cell>
            </table:table-row>
            <table:table-row>
              <table:table-cell office:value-type="string">
                <text:p>200721</text:p>
              </table:table-cell>
              <table:table-cell office:value-type="float" office:value="-378150">
                <text:p>-378150</text:p>
              </table:table-cell>
              <table:table-cell office:value-type="float" office:value="313617">
                <text:p>313617</text:p>
              </table:table-cell>
              <table:table-cell office:value-type="float" office:value="-14995">
                <text:p>-14995</text:p>
              </table:table-cell>
              <table:table-cell office:value-type="float" office:value="23907">
                <text:p>23907</text:p>
              </table:table-cell>
              <table:table-cell office:value-type="float" office:value="1.1656">
                <text:p>1.1656</text:p>
              </table:table-cell>
            </table:table-row>
            <table:table-row>
              <table:table-cell office:value-type="string">
                <text:p>200728</text:p>
              </table:table-cell>
              <table:table-cell office:value-type="float" office:value="-421274">
                <text:p>-421274</text:p>
              </table:table-cell>
              <table:table-cell office:value-type="float" office:value="329683">
                <text:p>329683</text:p>
              </table:table-cell>
              <table:table-cell office:value-type="float" office:value="-5850">
                <text:p>-5850</text:p>
              </table:table-cell>
              <table:table-cell office:value-type="float" office:value="37491">
                <text:p>37491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200804</text:p>
              </table:table-cell>
              <table:table-cell office:value-type="float" office:value="-450983">
                <text:p>-450983</text:p>
              </table:table-cell>
              <table:table-cell office:value-type="float" office:value="332705">
                <text:p>332705</text:p>
              </table:table-cell>
              <table:table-cell office:value-type="float" office:value="11632">
                <text:p>11632</text:p>
              </table:table-cell>
              <table:table-cell office:value-type="float" office:value="45936">
                <text:p>45936</text:p>
              </table:table-cell>
              <table:table-cell office:value-type="float" office:value="1.1786">
                <text:p>1.1786</text:p>
              </table:table-cell>
            </table:table-row>
            <table:table-row>
              <table:table-cell office:value-type="string">
                <text:p>200811</text:p>
              </table:table-cell>
              <table:table-cell office:value-type="float" office:value="-465841">
                <text:p>-465841</text:p>
              </table:table-cell>
              <table:table-cell office:value-type="float" office:value="333006">
                <text:p>333006</text:p>
              </table:table-cell>
              <table:table-cell office:value-type="float" office:value="30459">
                <text:p>30459</text:p>
              </table:table-cell>
              <table:table-cell office:value-type="float" office:value="45866">
                <text:p>45866</text:p>
              </table:table-cell>
              <table:table-cell office:value-type="float" office:value="1.1841">
                <text:p>1.1841</text:p>
              </table:table-cell>
            </table:table-row>
            <table:table-row>
              <table:table-cell office:value-type="string">
                <text:p>200818</text:p>
              </table:table-cell>
              <table:table-cell office:value-type="float" office:value="-468064">
                <text:p>-468064</text:p>
              </table:table-cell>
              <table:table-cell office:value-type="float" office:value="337323">
                <text:p>337323</text:p>
              </table:table-cell>
              <table:table-cell office:value-type="float" office:value="31569">
                <text:p>31569</text:p>
              </table:table-cell>
              <table:table-cell office:value-type="float" office:value="36751">
                <text:p>36751</text:p>
              </table:table-cell>
              <table:table-cell office:value-type="float" office:value="1.1795">
                <text:p>1.1795</text:p>
              </table:table-cell>
            </table:table-row>
            <table:table-row>
              <table:table-cell office:value-type="string">
                <text:p>200825</text:p>
              </table:table-cell>
              <table:table-cell office:value-type="float" office:value="-468842">
                <text:p>-468842</text:p>
              </table:table-cell>
              <table:table-cell office:value-type="float" office:value="332109">
                <text:p>332109</text:p>
              </table:table-cell>
              <table:table-cell office:value-type="float" office:value="37095">
                <text:p>37095</text:p>
              </table:table-cell>
              <table:table-cell office:value-type="float" office:value="43408">
                <text:p>43408</text:p>
              </table:table-cell>
              <table:table-cell office:value-type="float" office:value="1.1903">
                <text:p>1.1903</text:p>
              </table:table-cell>
            </table:table-row>
            <table:table-row>
              <table:table-cell office:value-type="string">
                <text:p>200901</text:p>
              </table:table-cell>
              <table:table-cell office:value-type="float" office:value="-450232">
                <text:p>-450232</text:p>
              </table:table-cell>
              <table:table-cell office:value-type="float" office:value="319421">
                <text:p>319421</text:p>
              </table:table-cell>
              <table:table-cell office:value-type="float" office:value="31808">
                <text:p>31808</text:p>
              </table:table-cell>
              <table:table-cell office:value-type="float" office:value="44165">
                <text:p>44165</text:p>
              </table:table-cell>
              <table:table-cell office:value-type="float" office:value="1.1838">
                <text:p>1.1838</text:p>
              </table:table-cell>
            </table:table-row>
            <table:table-row>
              <table:table-cell office:value-type="string">
                <text:p>200908</text:p>
              </table:table-cell>
              <table:table-cell office:value-type="float" office:value="-439698">
                <text:p>-439698</text:p>
              </table:table-cell>
              <table:table-cell office:value-type="float" office:value="314373">
                <text:p>314373</text:p>
              </table:table-cell>
              <table:table-cell office:value-type="float" office:value="29929">
                <text:p>29929</text:p>
              </table:table-cell>
              <table:table-cell office:value-type="float" office:value="43161">
                <text:p>43161</text:p>
              </table:table-cell>
              <table:table-cell office:value-type="float" office:value="1.1845">
                <text:p>1.1845</text:p>
              </table:table-cell>
            </table:table-row>
            <table:table-row>
              <table:table-cell office:value-type="string">
                <text:p>200915</text:p>
              </table:table-cell>
              <table:table-cell office:value-type="float" office:value="-418776">
                <text:p>-418776</text:p>
              </table:table-cell>
              <table:table-cell office:value-type="float" office:value="304737">
                <text:p>304737</text:p>
              </table:table-cell>
              <table:table-cell office:value-type="float" office:value="19078">
                <text:p>19078</text:p>
              </table:table-cell>
              <table:table-cell office:value-type="float" office:value="38378">
                <text:p>38378</text:p>
              </table:table-cell>
              <table:table-cell office:value-type="float" office:value="1.1837">
                <text:p>1.1837</text:p>
              </table:table-cell>
            </table:table-row>
            <table:table-row>
              <table:table-cell office:value-type="string">
                <text:p>200922</text:p>
              </table:table-cell>
              <table:table-cell office:value-type="float" office:value="-420231">
                <text:p>-420231</text:p>
              </table:table-cell>
              <table:table-cell office:value-type="float" office:value="300695">
                <text:p>300695</text:p>
              </table:table-cell>
              <table:table-cell office:value-type="float" office:value="23005">
                <text:p>23005</text:p>
              </table:table-cell>
              <table:table-cell office:value-type="float" office:value="47940">
                <text:p>47940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200929</text:p>
              </table:table-cell>
              <table:table-cell office:value-type="float" office:value="-413470">
                <text:p>-413470</text:p>
              </table:table-cell>
              <table:table-cell office:value-type="float" office:value="287162">
                <text:p>287162</text:p>
              </table:table-cell>
              <table:table-cell office:value-type="float" office:value="29126">
                <text:p>29126</text:p>
              </table:table-cell>
              <table:table-cell office:value-type="float" office:value="49662">
                <text:p>49662</text:p>
              </table:table-cell>
              <table:table-cell office:value-type="float" office:value="1.1713">
                <text:p>1.1713</text:p>
              </table:table-cell>
            </table:table-row>
            <table:table-row>
              <table:table-cell office:value-type="string">
                <text:p>201006</text:p>
              </table:table-cell>
              <table:table-cell office:value-type="float" office:value="-420615">
                <text:p>-420615</text:p>
              </table:table-cell>
              <table:table-cell office:value-type="float" office:value="303755">
                <text:p>303755</text:p>
              </table:table-cell>
              <table:table-cell office:value-type="float" office:value="17423">
                <text:p>17423</text:p>
              </table:table-cell>
              <table:table-cell office:value-type="float" office:value="47475">
                <text:p>47475</text:p>
              </table:table-cell>
              <table:table-cell office:value-type="float" office:value="1.1824">
                <text:p>1.1824</text:p>
              </table:table-cell>
            </table:table-row>
            <table:table-row>
              <table:table-cell office:value-type="string">
                <text:p>201013</text:p>
              </table:table-cell>
              <table:table-cell office:value-type="float" office:value="-412322">
                <text:p>-412322</text:p>
              </table:table-cell>
              <table:table-cell office:value-type="float" office:value="304293">
                <text:p>304293</text:p>
              </table:table-cell>
              <table:table-cell office:value-type="float" office:value="10311">
                <text:p>10311</text:p>
              </table:table-cell>
              <table:table-cell office:value-type="float" office:value="47416">
                <text:p>47416</text:p>
              </table:table-cell>
              <table:table-cell office:value-type="float" office:value="1.1718">
                <text:p>1.1718</text:p>
              </table:table-cell>
            </table:table-row>
            <table:table-row>
              <table:table-cell office:value-type="string">
                <text:p>201020</text:p>
              </table:table-cell>
              <table:table-cell office:value-type="float" office:value="-410321">
                <text:p>-410321</text:p>
              </table:table-cell>
              <table:table-cell office:value-type="float" office:value="298653">
                <text:p>298653</text:p>
              </table:table-cell>
              <table:table-cell office:value-type="float" office:value="9814">
                <text:p>9814</text:p>
              </table:table-cell>
              <table:table-cell office:value-type="float" office:value="48286">
                <text:p>48286</text:p>
              </table:table-cell>
              <table:table-cell office:value-type="float" office:value="1.1859">
                <text:p>1.1859</text:p>
              </table:table-cell>
            </table:table-row>
            <table:table-row>
              <table:table-cell office:value-type="string">
                <text:p>201027</text:p>
              </table:table-cell>
              <table:table-cell office:value-type="float" office:value="-397226">
                <text:p>-397226</text:p>
              </table:table-cell>
              <table:table-cell office:value-type="float" office:value="293662">
                <text:p>293662</text:p>
              </table:table-cell>
              <table:table-cell office:value-type="float" office:value="4413">
                <text:p>4413</text:p>
              </table:table-cell>
              <table:table-cell office:value-type="float" office:value="47888">
                <text:p>47888</text:p>
              </table:table-cell>
              <table:table-cell office:value-type="float" office:value="1.1647">
                <text:p>1.1647</text:p>
              </table:table-cell>
            </table:table-row>
            <table:table-row>
              <table:table-cell office:value-type="string">
                <text:p>201103</text:p>
              </table:table-cell>
              <table:table-cell office:value-type="float" office:value="-372695">
                <text:p>-372695</text:p>
              </table:table-cell>
              <table:table-cell office:value-type="float" office:value="286224">
                <text:p>286224</text:p>
              </table:table-cell>
              <table:table-cell office:value-type="float" office:value="-10123">
                <text:p>-10123</text:p>
              </table:table-cell>
              <table:table-cell office:value-type="float" office:value="50241">
                <text:p>50241</text:p>
              </table:table-cell>
              <table:table-cell office:value-type="float" office:value="1.1872">
                <text:p>1.1872</text:p>
              </table:table-cell>
            </table:table-row>
            <table:table-row>
              <table:table-cell office:value-type="string">
                <text:p>201110</text:p>
              </table:table-cell>
              <table:table-cell office:value-type="float" office:value="-382791">
                <text:p>-382791</text:p>
              </table:table-cell>
              <table:table-cell office:value-type="float" office:value="293830">
                <text:p>293830</text:p>
              </table:table-cell>
              <table:table-cell office:value-type="float" office:value="-3327">
                <text:p>-3327</text:p>
              </table:table-cell>
              <table:table-cell office:value-type="float" office:value="40001">
                <text:p>40001</text:p>
              </table:table-cell>
              <table:table-cell office:value-type="float" office:value="1.1832">
                <text:p>1.1832</text:p>
              </table:table-cell>
            </table:table-row>
            <table:table-row>
              <table:table-cell office:value-type="string">
                <text:p>201117</text:p>
              </table:table-cell>
              <table:table-cell office:value-type="float" office:value="-385333">
                <text:p>-385333</text:p>
              </table:table-cell>
              <table:table-cell office:value-type="float" office:value="301468">
                <text:p>301468</text:p>
              </table:table-cell>
              <table:table-cell office:value-type="float" office:value="-5611">
                <text:p>-5611</text:p>
              </table:table-cell>
              <table:table-cell office:value-type="float" office:value="39711">
                <text:p>39711</text:p>
              </table:table-cell>
              <table:table-cell office:value-type="float" office:value="1.1853">
                <text:p>1.1853</text:p>
              </table:table-cell>
            </table:table-row>
            <table:table-row>
              <table:table-cell office:value-type="string">
                <text:p>201124</text:p>
              </table:table-cell>
              <table:table-cell office:value-type="float" office:value="-397483">
                <text:p>-397483</text:p>
              </table:table-cell>
              <table:table-cell office:value-type="float" office:value="308626">
                <text:p>308626</text:p>
              </table:table-cell>
              <table:table-cell office:value-type="float" office:value="-1534">
                <text:p>-1534</text:p>
              </table:table-cell>
              <table:table-cell office:value-type="float" office:value="39979">
                <text:p>39979</text:p>
              </table:table-cell>
              <table:table-cell office:value-type="float" office:value="1.1962">
                <text:p>1.1962</text:p>
              </table:table-cell>
            </table:table-row>
            <table:table-row>
              <table:table-cell office:value-type="string">
                <text:p>201201</text:p>
              </table:table-cell>
              <table:table-cell office:value-type="float" office:value="-392279">
                <text:p>-392279</text:p>
              </table:table-cell>
              <table:table-cell office:value-type="float" office:value="299627">
                <text:p>299627</text:p>
              </table:table-cell>
              <table:table-cell office:value-type="float" office:value="5546">
                <text:p>5546</text:p>
              </table:table-cell>
              <table:table-cell office:value-type="float" office:value="36092">
                <text:p>36092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>201208</text:p>
              </table:table-cell>
              <table:table-cell office:value-type="float" office:value="-404167">
                <text:p>-404167</text:p>
              </table:table-cell>
              <table:table-cell office:value-type="float" office:value="300354">
                <text:p>300354</text:p>
              </table:table-cell>
              <table:table-cell office:value-type="float" office:value="13539">
                <text:p>13539</text:p>
              </table:table-cell>
              <table:table-cell office:value-type="float" office:value="33631">
                <text:p>33631</text:p>
              </table:table-cell>
              <table:table-cell office:value-type="float" office:value="1.2111">
                <text:p>1.2111</text:p>
              </table:table-cell>
            </table:table-row>
            <table:table-row>
              <table:table-cell office:value-type="string">
                <text:p>201215</text:p>
              </table:table-cell>
              <table:table-cell office:value-type="float" office:value="-416083">
                <text:p>-416083</text:p>
              </table:table-cell>
              <table:table-cell office:value-type="float" office:value="305269">
                <text:p>305269</text:p>
              </table:table-cell>
              <table:table-cell office:value-type="float" office:value="18057">
                <text:p>18057</text:p>
              </table:table-cell>
              <table:table-cell office:value-type="float" office:value="35328">
                <text:p>35328</text:p>
              </table:table-cell>
              <table:table-cell office:value-type="float" office:value="1.2255">
                <text:p>1.2255</text:p>
              </table:table-cell>
            </table:table-row>
            <table:table-row>
              <table:table-cell office:value-type="string">
                <text:p>201222</text:p>
              </table:table-cell>
              <table:table-cell office:value-type="float" office:value="-420798">
                <text:p>-420798</text:p>
              </table:table-cell>
              <table:table-cell office:value-type="float" office:value="310450">
                <text:p>310450</text:p>
              </table:table-cell>
              <table:table-cell office:value-type="float" office:value="18361">
                <text:p>18361</text:p>
              </table:table-cell>
              <table:table-cell office:value-type="float" office:value="36488">
                <text:p>36488</text:p>
              </table:table-cell>
              <table:table-cell office:value-type="float" office:value="1.2204">
                <text:p>1.2204</text:p>
              </table:table-cell>
            </table:table-row>
            <table:table-row>
              <table:table-cell office:value-type="string">
                <text:p>201229</text:p>
              </table:table-cell>
              <table:table-cell office:value-type="float" office:value="-440042">
                <text:p>-440042</text:p>
              </table:table-cell>
              <table:table-cell office:value-type="float" office:value="327821">
                <text:p>327821</text:p>
              </table:table-cell>
              <table:table-cell office:value-type="float" office:value="16610">
                <text:p>16610</text:p>
              </table:table-cell>
              <table:table-cell office:value-type="float" office:value="36915">
                <text:p>36915</text:p>
              </table:table-cell>
              <table:table-cell office:value-type="float" office:value="1.2212">
                <text:p>1.2212</text:p>
              </table:table-cell>
            </table:table-row>
            <table:table-row>
              <table:table-cell office:value-type="string">
                <text:p>210105</text:p>
              </table:table-cell>
              <table:table-cell office:value-type="float" office:value="-439700">
                <text:p>-439700</text:p>
              </table:table-cell>
              <table:table-cell office:value-type="float" office:value="330995">
                <text:p>330995</text:p>
              </table:table-cell>
              <table:table-cell office:value-type="float" office:value="12866">
                <text:p>12866</text:p>
              </table:table-cell>
              <table:table-cell office:value-type="float" office:value="37565">
                <text:p>37565</text:p>
              </table:table-cell>
              <table:table-cell office:value-type="float" office:value="1.2218">
                <text:p>1.2218</text:p>
              </table:table-cell>
            </table:table-row>
            <table:table-row>
              <table:table-cell office:value-type="string">
                <text:p>210112</text:p>
              </table:table-cell>
              <table:table-cell office:value-type="float" office:value="-447699">
                <text:p>-447699</text:p>
              </table:table-cell>
              <table:table-cell office:value-type="float" office:value="327836">
                <text:p>327836</text:p>
              </table:table-cell>
              <table:table-cell office:value-type="float" office:value="23656">
                <text:p>23656</text:p>
              </table:table-cell>
              <table:table-cell office:value-type="float" office:value="36295">
                <text:p>36295</text:p>
              </table:table-cell>
              <table:table-cell office:value-type="float" office:value="1.2078">
                <text:p>1.2078</text:p>
              </table:table-cell>
            </table:table-row>
            <table:table-row>
              <table:table-cell office:value-type="string">
                <text:p>210119</text:p>
              </table:table-cell>
              <table:table-cell office:value-type="float" office:value="-459848">
                <text:p>-459848</text:p>
              </table:table-cell>
              <table:table-cell office:value-type="float" office:value="331109">
                <text:p>331109</text:p>
              </table:table-cell>
              <table:table-cell office:value-type="float" office:value="31244">
                <text:p>31244</text:p>
              </table:table-cell>
              <table:table-cell office:value-type="float" office:value="38583">
                <text:p>38583</text:p>
              </table:table-cell>
              <table:table-cell office:value-type="float" office:value="1.2167">
                <text:p>1.2167</text:p>
              </table:table-cell>
            </table:table-row>
            <table:table-row>
              <table:table-cell office:value-type="string">
                <text:p>210126</text:p>
              </table:table-cell>
              <table:table-cell office:value-type="float" office:value="-459335">
                <text:p>-459335</text:p>
              </table:table-cell>
              <table:table-cell office:value-type="float" office:value="333487">
                <text:p>333487</text:p>
              </table:table-cell>
              <table:table-cell office:value-type="float" office:value="29536">
                <text:p>29536</text:p>
              </table:table-cell>
              <table:table-cell office:value-type="float" office:value="41028">
                <text:p>41028</text:p>
              </table:table-cell>
              <table:table-cell office:value-type="float" office:value="1.2136">
                <text:p>1.2136</text:p>
              </table:table-cell>
            </table:table-row>
            <table:table-row>
              <table:table-cell office:value-type="string">
                <text:p>210202</text:p>
              </table:table-cell>
              <table:table-cell office:value-type="float" office:value="-441638">
                <text:p>-441638</text:p>
              </table:table-cell>
              <table:table-cell office:value-type="float" office:value="326695">
                <text:p>326695</text:p>
              </table:table-cell>
              <table:table-cell office:value-type="float" office:value="22121">
                <text:p>22121</text:p>
              </table:table-cell>
              <table:table-cell office:value-type="float" office:value="41017">
                <text:p>41017</text:p>
              </table:table-cell>
              <table:table-cell office:value-type="float" office:value="1.2042">
                <text:p>1.2042</text:p>
              </table:table-cell>
            </table:table-row>
            <table:table-row>
              <table:table-cell office:value-type="string">
                <text:p>210209</text:p>
              </table:table-cell>
              <table:table-cell office:value-type="float" office:value="-447257">
                <text:p>-447257</text:p>
              </table:table-cell>
              <table:table-cell office:value-type="float" office:value="333076">
                <text:p>333076</text:p>
              </table:table-cell>
              <table:table-cell office:value-type="float" office:value="22463">
                <text:p>22463</text:p>
              </table:table-cell>
              <table:table-cell office:value-type="float" office:value="39953">
                <text:p>39953</text:p>
              </table:table-cell>
              <table:table-cell office:value-type="float" office:value="1.2118">
                <text:p>1.2118</text:p>
              </table:table-cell>
            </table:table-row>
            <table:table-row>
              <table:table-cell office:value-type="string">
                <text:p>210216</text:p>
              </table:table-cell>
              <table:table-cell office:value-type="float" office:value="-451179">
                <text:p>-451179</text:p>
              </table:table-cell>
              <table:table-cell office:value-type="float" office:value="339407">
                <text:p>339407</text:p>
              </table:table-cell>
              <table:table-cell office:value-type="float" office:value="19428">
                <text:p>19428</text:p>
              </table:table-cell>
              <table:table-cell office:value-type="float" office:value="38594">
                <text:p>38594</text:p>
              </table:table-cell>
              <table:table-cell office:value-type="float" office:value="1.2117">
                <text:p>1.2117</text:p>
              </table:table-cell>
            </table:table-row>
            <table:table-row>
              <table:table-cell office:value-type="string">
                <text:p>210223</text:p>
              </table:table-cell>
              <table:table-cell office:value-type="float" office:value="-455088">
                <text:p>-455088</text:p>
              </table:table-cell>
              <table:table-cell office:value-type="float" office:value="344675">
                <text:p>344675</text:p>
              </table:table-cell>
              <table:table-cell office:value-type="float" office:value="18086">
                <text:p>18086</text:p>
              </table:table-cell>
              <table:table-cell office:value-type="float" office:value="36275">
                <text:p>36275</text:p>
              </table:table-cell>
              <table:table-cell office:value-type="float" office:value="1.2074">
                <text:p>1.2074</text:p>
              </table:table-cell>
            </table:table-row>
            <table:table-row>
              <table:table-cell office:value-type="string">
                <text:p>210302</text:p>
              </table:table-cell>
              <table:table-cell office:value-type="float" office:value="-436198">
                <text:p>-436198</text:p>
              </table:table-cell>
              <table:table-cell office:value-type="float" office:value="337049">
                <text:p>337049</text:p>
              </table:table-cell>
              <table:table-cell office:value-type="float" office:value="18228">
                <text:p>18228</text:p>
              </table:table-cell>
              <table:table-cell office:value-type="float" office:value="30981">
                <text:p>30981</text:p>
              </table:table-cell>
              <table:table-cell office:value-type="float" office:value="1.1915">
                <text:p>1.1915</text:p>
              </table:table-cell>
            </table:table-row>
            <table:table-row>
              <table:table-cell office:value-type="string">
                <text:p>210309</text:p>
              </table:table-cell>
              <table:table-cell office:value-type="float" office:value="-410846">
                <text:p>-410846</text:p>
              </table:table-cell>
              <table:table-cell office:value-type="float" office:value="324199">
                <text:p>324199</text:p>
              </table:table-cell>
              <table:table-cell office:value-type="float" office:value="74">
                <text:p>74</text:p>
              </table:table-cell>
              <table:table-cell office:value-type="float" office:value="31095">
                <text:p>31095</text:p>
              </table:table-cell>
              <table:table-cell office:value-type="float" office:value="1.1952">
                <text:p>1.1952</text:p>
              </table:table-cell>
            </table:table-row>
            <table:table-row>
              <table:table-cell office:value-type="string">
                <text:p>210316</text:p>
              </table:table-cell>
              <table:table-cell office:value-type="float" office:value="-403837">
                <text:p>-403837</text:p>
              </table:table-cell>
              <table:table-cell office:value-type="float" office:value="337655">
                <text:p>337655</text:p>
              </table:table-cell>
              <table:table-cell office:value-type="float" office:value="-11823">
                <text:p>-11823</text:p>
              </table:table-cell>
              <table:table-cell office:value-type="float" office:value="33002">
                <text:p>33002</text:p>
              </table:table-cell>
              <table:table-cell office:value-type="float" office:value="1.1904">
                <text:p>1.1904</text:p>
              </table:table-cell>
            </table:table-row>
            <table:table-row>
              <table:table-cell office:value-type="string">
                <text:p>210323</text:p>
              </table:table-cell>
              <table:table-cell office:value-type="float" office:value="-403752">
                <text:p>-403752</text:p>
              </table:table-cell>
              <table:table-cell office:value-type="float" office:value="329515">
                <text:p>329515</text:p>
              </table:table-cell>
              <table:table-cell office:value-type="float" office:value="-6662">
                <text:p>-6662</text:p>
              </table:table-cell>
              <table:table-cell office:value-type="float" office:value="36188">
                <text:p>36188</text:p>
              </table:table-cell>
              <table:table-cell office:value-type="float" office:value="1.1794">
                <text:p>1.1794</text:p>
              </table:table-cell>
            </table:table-row>
            <table:table-row>
              <table:table-cell office:value-type="string">
                <text:p>210330</text:p>
              </table:table-cell>
              <table:table-cell office:value-type="float" office:value="-381851">
                <text:p>-381851</text:p>
              </table:table-cell>
              <table:table-cell office:value-type="float" office:value="305158">
                <text:p>305158</text:p>
              </table:table-cell>
              <table:table-cell office:value-type="float" office:value="-6780">
                <text:p>-6780</text:p>
              </table:table-cell>
              <table:table-cell office:value-type="float" office:value="35884">
                <text:p>35884</text:p>
              </table:table-cell>
              <table:table-cell office:value-type="float" office:value="1.1764">
                <text:p>1.1764</text:p>
              </table:table-cell>
            </table:table-row>
            <table:table-row>
              <table:table-cell office:value-type="string">
                <text:p>210406</text:p>
              </table:table-cell>
              <table:table-cell office:value-type="float" office:value="-379995">
                <text:p>-379995</text:p>
              </table:table-cell>
              <table:table-cell office:value-type="float" office:value="314110">
                <text:p>314110</text:p>
              </table:table-cell>
              <table:table-cell office:value-type="float" office:value="-12089">
                <text:p>-12089</text:p>
              </table:table-cell>
              <table:table-cell office:value-type="float" office:value="35755">
                <text:p>35755</text:p>
              </table:table-cell>
              <table:table-cell office:value-type="float" office:value="1.1898">
                <text:p>1.1898</text:p>
              </table:table-cell>
            </table:table-row>
            <table:table-row>
              <table:table-cell office:value-type="string">
                <text:p>210413</text:p>
              </table:table-cell>
              <table:table-cell office:value-type="float" office:value="-387946">
                <text:p>-387946</text:p>
              </table:table-cell>
              <table:table-cell office:value-type="float" office:value="320593">
                <text:p>320593</text:p>
              </table:table-cell>
              <table:table-cell office:value-type="float" office:value="-10215">
                <text:p>-10215</text:p>
              </table:table-cell>
              <table:table-cell office:value-type="float" office:value="34785">
                <text:p>34785</text:p>
              </table:table-cell>
              <table:table-cell office:value-type="float" office:value="1.1986">
                <text:p>1.1986</text:p>
              </table:table-cell>
            </table:table-row>
            <table:table-row>
              <table:table-cell office:value-type="string">
                <text:p>210420</text:p>
              </table:table-cell>
              <table:table-cell office:value-type="float" office:value="-415682">
                <text:p>-415682</text:p>
              </table:table-cell>
              <table:table-cell office:value-type="float" office:value="330443">
                <text:p>330443</text:p>
              </table:table-cell>
              <table:table-cell office:value-type="float" office:value="16">
                <text:p>16</text:p>
              </table:table-cell>
              <table:table-cell office:value-type="float" office:value="36799">
                <text:p>3679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10427</text:p>
              </table:table-cell>
              <table:table-cell office:value-type="float" office:value="-419661">
                <text:p>-419661</text:p>
              </table:table-cell>
              <table:table-cell office:value-type="float" office:value="329945">
                <text:p>329945</text:p>
              </table:table-cell>
              <table:table-cell office:value-type="float" office:value="-38">
                <text:p>-38</text:p>
              </table:table-cell>
              <table:table-cell office:value-type="float" office:value="34888">
                <text:p>34888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>210504</text:p>
              </table:table-cell>
              <table:table-cell office:value-type="float" office:value="-423104">
                <text:p>-423104</text:p>
              </table:table-cell>
              <table:table-cell office:value-type="float" office:value="332735">
                <text:p>332735</text:p>
              </table:table-cell>
              <table:table-cell office:value-type="float" office:value="-3820">
                <text:p>-3820</text:p>
              </table:table-cell>
              <table:table-cell office:value-type="float" office:value="36860">
                <text:p>36860</text:p>
              </table:table-cell>
              <table:table-cell office:value-type="float" office:value="1.2163">
                <text:p>1.2163</text:p>
              </table:table-cell>
            </table:table-row>
            <table:table-row>
              <table:table-cell office:value-type="string">
                <text:p>210511</text:p>
              </table:table-cell>
              <table:table-cell office:value-type="float" office:value="-448449">
                <text:p>-448449</text:p>
              </table:table-cell>
              <table:table-cell office:value-type="float" office:value="339336">
                <text:p>339336</text:p>
              </table:table-cell>
              <table:table-cell office:value-type="float" office:value="2427">
                <text:p>2427</text:p>
              </table:table-cell>
              <table:table-cell office:value-type="float" office:value="35688">
                <text:p>35688</text:p>
              </table:table-cell>
              <table:table-cell office:value-type="float" office:value="1.2141">
                <text:p>1.2141</text:p>
              </table:table-cell>
            </table:table-row>
            <table:table-row>
              <table:table-cell office:value-type="string">
                <text:p>210518</text:p>
              </table:table-cell>
              <table:table-cell office:value-type="float" office:value="-479283">
                <text:p>-479283</text:p>
              </table:table-cell>
              <table:table-cell office:value-type="float" office:value="374196">
                <text:p>374196</text:p>
              </table:table-cell>
              <table:table-cell office:value-type="float" office:value="-3319">
                <text:p>-3319</text:p>
              </table:table-cell>
              <table:table-cell office:value-type="float" office:value="35360">
                <text:p>35360</text:p>
              </table:table-cell>
              <table:table-cell office:value-type="float" office:value="1.2181">
                <text:p>1.2181</text:p>
              </table:table-cell>
            </table:table-row>
            <table:table-row>
              <table:table-cell office:value-type="string">
                <text:p>210525</text:p>
              </table:table-cell>
              <table:table-cell office:value-type="float" office:value="-488568">
                <text:p>-488568</text:p>
              </table:table-cell>
              <table:table-cell office:value-type="float" office:value="378376">
                <text:p>378376</text:p>
              </table:table-cell>
              <table:table-cell office:value-type="float" office:value="-2503">
                <text:p>-2503</text:p>
              </table:table-cell>
              <table:table-cell office:value-type="float" office:value="36829">
                <text:p>36829</text:p>
              </table:table-cell>
              <table:table-cell office:value-type="float" office:value="1.2194">
                <text:p>1.2194</text:p>
              </table:table-cell>
            </table:table-row>
            <table:table-row>
              <table:table-cell office:value-type="float" office:value="210601">
                <text:p>210601</text:p>
              </table:table-cell>
              <table:table-cell office:value-type="float" office:value="-494251">
                <text:p>-494251</text:p>
              </table:table-cell>
              <table:table-cell office:value-type="float" office:value="384203">
                <text:p>384203</text:p>
              </table:table-cell>
              <table:table-cell office:value-type="float" office:value="-163">
                <text:p>-163</text:p>
              </table:table-cell>
              <table:table-cell office:value-type="float" office:value="36019">
                <text:p>36019</text:p>
              </table:table-cell>
              <table:table-cell office:value-type="float" office:value="1.2168">
                <text:p>1.21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 display="block"/>
</file>